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9.85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kt_geom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clip1_ut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int (419386.53997784765670076 9162869.27946792542934418)</text:p>
          </table:table-cell>
          <table:table-cell office:value-type="float" office:value="411" calcext:value-type="float">
            <text:p>411</text:p>
          </table:table-cell>
          <table:table-cell office:value-type="float" office:value="485" calcext:value-type="float">
            <text:p>485</text:p>
          </table:table-cell>
          <table:table-cell office:value-type="float" office:value="419386.539977848" calcext:value-type="float">
            <text:p>419386.539977848</text:p>
          </table:table-cell>
          <table:table-cell office:value-type="float" office:value="9162869.27946793" calcext:value-type="float">
            <text:p>9162869.27946793</text:p>
          </table:table-cell>
          <table:table-cell office:value-type="float" office:value="485" calcext:value-type="float">
            <text:p>485</text:p>
          </table:table-cell>
          <table:table-cell table:formula="of:=[.D2]/100" office:value-type="float" office:value="4193.86539977848" calcext:value-type="float">
            <text:p>4193.86539977848</text:p>
          </table:table-cell>
          <table:table-cell table:formula="of:=[.E2]/100" office:value-type="float" office:value="91628.6927946793" calcext:value-type="float">
            <text:p>91628.6927946793</text:p>
          </table:table-cell>
          <table:table-cell table:formula="of:=[.F2]" office:value-type="float" office:value="485" calcext:value-type="float">
            <text:p>485</text:p>
          </table:table-cell>
        </table:table-row>
        <table:table-row table:style-name="ro2">
          <table:table-cell office:value-type="string" calcext:value-type="string">
            <text:p>Point (428389.94799580390099436 9173004.32929623313248158)</text:p>
          </table:table-cell>
          <table:table-cell office:value-type="float" office:value="408" calcext:value-type="float">
            <text:p>408</text:p>
          </table:table-cell>
          <table:table-cell office:value-type="float" office:value="849" calcext:value-type="float">
            <text:p>849</text:p>
          </table:table-cell>
          <table:table-cell office:value-type="float" office:value="428389.947995804" calcext:value-type="float">
            <text:p>428389.947995804</text:p>
          </table:table-cell>
          <table:table-cell office:value-type="float" office:value="9173004.32929623" calcext:value-type="float">
            <text:p>9173004.32929623</text:p>
          </table:table-cell>
          <table:table-cell office:value-type="float" office:value="849" calcext:value-type="float">
            <text:p>849</text:p>
          </table:table-cell>
          <table:table-cell table:formula="of:=[.D3]/100" office:value-type="float" office:value="4283.89947995804" calcext:value-type="float">
            <text:p>4283.89947995804</text:p>
          </table:table-cell>
          <table:table-cell table:formula="of:=[.E3]/100" office:value-type="float" office:value="91730.0432929623" calcext:value-type="float">
            <text:p>91730.0432929623</text:p>
          </table:table-cell>
          <table:table-cell table:formula="of:=[.F3]" office:value-type="float" office:value="849" calcext:value-type="float">
            <text:p>849</text:p>
          </table:table-cell>
        </table:table-row>
        <table:table-row table:style-name="ro2">
          <table:table-cell office:value-type="string" calcext:value-type="string">
            <text:p>Point (436659.10380603664088994 9137109.4376637376844883)</text:p>
          </table:table-cell>
          <table:table-cell office:value-type="float" office:value="409" calcext:value-type="float">
            <text:p>409</text:p>
          </table:table-cell>
          <table:table-cell office:value-type="float" office:value="452" calcext:value-type="float">
            <text:p>452</text:p>
          </table:table-cell>
          <table:table-cell office:value-type="float" office:value="436659.103806037" calcext:value-type="float">
            <text:p>436659.103806037</text:p>
          </table:table-cell>
          <table:table-cell office:value-type="float" office:value="9137109.43766374" calcext:value-type="float">
            <text:p>9137109.43766374</text:p>
          </table:table-cell>
          <table:table-cell office:value-type="float" office:value="452" calcext:value-type="float">
            <text:p>452</text:p>
          </table:table-cell>
          <table:table-cell table:formula="of:=[.D4]/100" office:value-type="float" office:value="4366.59103806037" calcext:value-type="float">
            <text:p>4366.59103806037</text:p>
          </table:table-cell>
          <table:table-cell table:formula="of:=[.E4]/100" office:value-type="float" office:value="91371.0943766374" calcext:value-type="float">
            <text:p>91371.0943766374</text:p>
          </table:table-cell>
          <table:table-cell table:formula="of:=[.F4]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Point (447816.54748461238341406 9141381.08686676621437073)</text:p>
          </table:table-cell>
          <table:table-cell office:value-type="float" office:value="414" calcext:value-type="float">
            <text:p>414</text:p>
          </table:table-cell>
          <table:table-cell office:value-type="float" office:value="456" calcext:value-type="float">
            <text:p>456</text:p>
          </table:table-cell>
          <table:table-cell office:value-type="float" office:value="447816.547484612" calcext:value-type="float">
            <text:p>447816.547484612</text:p>
          </table:table-cell>
          <table:table-cell office:value-type="float" office:value="9141381.08686677" calcext:value-type="float">
            <text:p>9141381.08686677</text:p>
          </table:table-cell>
          <table:table-cell office:value-type="float" office:value="456" calcext:value-type="float">
            <text:p>456</text:p>
          </table:table-cell>
          <table:table-cell table:formula="of:=[.D5]/100" office:value-type="float" office:value="4478.16547484612" calcext:value-type="float">
            <text:p>4478.16547484612</text:p>
          </table:table-cell>
          <table:table-cell table:formula="of:=[.E5]/100" office:value-type="float" office:value="91413.8108686677" calcext:value-type="float">
            <text:p>91413.8108686677</text:p>
          </table:table-cell>
          <table:table-cell table:formula="of:=[.F5]" office:value-type="float" office:value="456" calcext:value-type="float">
            <text:p>456</text:p>
          </table:table-cell>
        </table:table-row>
        <table:table-row table:style-name="ro2">
          <table:table-cell office:value-type="string" calcext:value-type="string">
            <text:p>Point (421662.22402773459907621 9151871.20164255611598492)</text:p>
          </table:table-cell>
          <table:table-cell office:value-type="float" office:value="415" calcext:value-type="float">
            <text:p>415</text:p>
          </table:table-cell>
          <table:table-cell office:value-type="float" office:value="467" calcext:value-type="float">
            <text:p>467</text:p>
          </table:table-cell>
          <table:table-cell office:value-type="float" office:value="421662.224027735" calcext:value-type="float">
            <text:p>421662.224027735</text:p>
          </table:table-cell>
          <table:table-cell office:value-type="float" office:value="9151871.20164256" calcext:value-type="float">
            <text:p>9151871.20164256</text:p>
          </table:table-cell>
          <table:table-cell office:value-type="float" office:value="467" calcext:value-type="float">
            <text:p>467</text:p>
          </table:table-cell>
          <table:table-cell table:formula="of:=[.D6]/100" office:value-type="float" office:value="4216.62224027735" calcext:value-type="float">
            <text:p>4216.62224027735</text:p>
          </table:table-cell>
          <table:table-cell table:formula="of:=[.E6]/100" office:value-type="float" office:value="91518.7120164256" calcext:value-type="float">
            <text:p>91518.7120164256</text:p>
          </table:table-cell>
          <table:table-cell table:formula="of:=[.F6]" office:value-type="float" office:value="467" calcext:value-type="float">
            <text:p>467</text:p>
          </table:table-cell>
        </table:table-row>
        <table:table-row table:style-name="ro2">
          <table:table-cell office:value-type="string" calcext:value-type="string">
            <text:p>Point (427672.46999403444351628 9175310.6237812377512455)</text:p>
          </table:table-cell>
          <table:table-cell office:value-type="float" office:value="412" calcext:value-type="float">
            <text:p>412</text:p>
          </table:table-cell>
          <table:table-cell office:value-type="float" office:value="959" calcext:value-type="float">
            <text:p>959</text:p>
          </table:table-cell>
          <table:table-cell office:value-type="float" office:value="427672.469994034" calcext:value-type="float">
            <text:p>427672.469994034</text:p>
          </table:table-cell>
          <table:table-cell office:value-type="float" office:value="9175310.62378124" calcext:value-type="float">
            <text:p>9175310.62378124</text:p>
          </table:table-cell>
          <table:table-cell office:value-type="float" office:value="959" calcext:value-type="float">
            <text:p>959</text:p>
          </table:table-cell>
          <table:table-cell table:formula="of:=[.D7]/100" office:value-type="float" office:value="4276.72469994034" calcext:value-type="float">
            <text:p>4276.72469994034</text:p>
          </table:table-cell>
          <table:table-cell table:formula="of:=[.E7]/100" office:value-type="float" office:value="91753.1062378124" calcext:value-type="float">
            <text:p>91753.1062378124</text:p>
          </table:table-cell>
          <table:table-cell table:formula="of:=[.F7]" office:value-type="float" office:value="959" calcext:value-type="float">
            <text:p>959</text:p>
          </table:table-cell>
        </table:table-row>
        <table:table-row table:style-name="ro2">
          <table:table-cell office:value-type="string" calcext:value-type="string">
            <text:p>Point (465626.43780139874434099 9176081.32842735759913921)</text:p>
          </table:table-cell>
          <table:table-cell office:value-type="float" office:value="413" calcext:value-type="float">
            <text:p>413</text:p>
          </table:table-cell>
          <table:table-cell office:value-type="float" office:value="920" calcext:value-type="float">
            <text:p>920</text:p>
          </table:table-cell>
          <table:table-cell office:value-type="float" office:value="465626.437801399" calcext:value-type="float">
            <text:p>465626.437801399</text:p>
          </table:table-cell>
          <table:table-cell office:value-type="float" office:value="9176081.32842736" calcext:value-type="float">
            <text:p>9176081.32842736</text:p>
          </table:table-cell>
          <table:table-cell office:value-type="float" office:value="920" calcext:value-type="float">
            <text:p>920</text:p>
          </table:table-cell>
          <table:table-cell table:formula="of:=[.D8]/100" office:value-type="float" office:value="4656.26437801399" calcext:value-type="float">
            <text:p>4656.26437801399</text:p>
          </table:table-cell>
          <table:table-cell table:formula="of:=[.E8]/100" office:value-type="float" office:value="91760.8132842736" calcext:value-type="float">
            <text:p>91760.8132842736</text:p>
          </table:table-cell>
          <table:table-cell table:formula="of:=[.F8]" office:value-type="float" office:value="920" calcext:value-type="float">
            <text:p>920</text:p>
          </table:table-cell>
        </table:table-row>
        <table:table-row table:style-name="ro2">
          <table:table-cell office:value-type="string" calcext:value-type="string">
            <text:p>Point (444596.62294054456287995 9175870.01219613663852215)</text:p>
          </table:table-cell>
          <table:table-cell office:value-type="float" office:value="402" calcext:value-type="float">
            <text:p>402</text:p>
          </table:table-cell>
          <table:table-cell office:value-type="float" office:value="906" calcext:value-type="float">
            <text:p>906</text:p>
          </table:table-cell>
          <table:table-cell office:value-type="float" office:value="444596.622940545" calcext:value-type="float">
            <text:p>444596.622940545</text:p>
          </table:table-cell>
          <table:table-cell office:value-type="float" office:value="9175870.01219614" calcext:value-type="float">
            <text:p>9175870.01219614</text:p>
          </table:table-cell>
          <table:table-cell office:value-type="float" office:value="906" calcext:value-type="float">
            <text:p>906</text:p>
          </table:table-cell>
          <table:table-cell table:formula="of:=[.D9]/100" office:value-type="float" office:value="4445.96622940545" calcext:value-type="float">
            <text:p>4445.96622940545</text:p>
          </table:table-cell>
          <table:table-cell table:formula="of:=[.E9]/100" office:value-type="float" office:value="91758.7001219614" calcext:value-type="float">
            <text:p>91758.7001219614</text:p>
          </table:table-cell>
          <table:table-cell table:formula="of:=[.F9]" office:value-type="float" office:value="906" calcext:value-type="float">
            <text:p>906</text:p>
          </table:table-cell>
        </table:table-row>
        <table:table-row table:style-name="ro2">
          <table:table-cell office:value-type="string" calcext:value-type="string">
            <text:p>Point (421930.15772434801328927 9164991.55277615785598755)</text:p>
          </table:table-cell>
          <table:table-cell office:value-type="float" office:value="403" calcext:value-type="float">
            <text:p>403</text:p>
          </table:table-cell>
          <table:table-cell office:value-type="float" office:value="494" calcext:value-type="float">
            <text:p>494</text:p>
          </table:table-cell>
          <table:table-cell office:value-type="float" office:value="421930.157724348" calcext:value-type="float">
            <text:p>421930.157724348</text:p>
          </table:table-cell>
          <table:table-cell office:value-type="float" office:value="9164991.55277616" calcext:value-type="float">
            <text:p>9164991.55277616</text:p>
          </table:table-cell>
          <table:table-cell office:value-type="float" office:value="494" calcext:value-type="float">
            <text:p>494</text:p>
          </table:table-cell>
          <table:table-cell table:formula="of:=[.D10]/100" office:value-type="float" office:value="4219.30157724348" calcext:value-type="float">
            <text:p>4219.30157724348</text:p>
          </table:table-cell>
          <table:table-cell table:formula="of:=[.E10]/100" office:value-type="float" office:value="91649.9155277616" calcext:value-type="float">
            <text:p>91649.9155277616</text:p>
          </table:table-cell>
          <table:table-cell table:formula="of:=[.F10]" office:value-type="float" office:value="494" calcext:value-type="float">
            <text:p>494</text:p>
          </table:table-cell>
        </table:table-row>
        <table:table-row table:style-name="ro2">
          <table:table-cell office:value-type="string" calcext:value-type="string">
            <text:p>Point (423120.11424644704675302 9157213.17309175617992878)</text:p>
          </table:table-cell>
          <table:table-cell office:value-type="float" office:value="400" calcext:value-type="float">
            <text:p>400</text:p>
          </table:table-cell>
          <table:table-cell office:value-type="float" office:value="463" calcext:value-type="float">
            <text:p>463</text:p>
          </table:table-cell>
          <table:table-cell office:value-type="float" office:value="423120.114246447" calcext:value-type="float">
            <text:p>423120.114246447</text:p>
          </table:table-cell>
          <table:table-cell office:value-type="float" office:value="9157213.17309176" calcext:value-type="float">
            <text:p>9157213.17309176</text:p>
          </table:table-cell>
          <table:table-cell office:value-type="float" office:value="463" calcext:value-type="float">
            <text:p>463</text:p>
          </table:table-cell>
          <table:table-cell table:formula="of:=[.D11]/100" office:value-type="float" office:value="4231.20114246447" calcext:value-type="float">
            <text:p>4231.20114246447</text:p>
          </table:table-cell>
          <table:table-cell table:formula="of:=[.E11]/100" office:value-type="float" office:value="91572.1317309176" calcext:value-type="float">
            <text:p>91572.1317309176</text:p>
          </table:table-cell>
          <table:table-cell table:formula="of:=[.F11]" office:value-type="float" office:value="463" calcext:value-type="float">
            <text:p>463</text:p>
          </table:table-cell>
        </table:table-row>
        <table:table-row table:style-name="ro3">
          <table:table-cell office:value-type="string" calcext:value-type="string">
            <text:p>Point (452586.828314024140127 9135673.91623552329838276)</text:p>
          </table:table-cell>
          <table:table-cell office:value-type="float" office:value="401" calcext:value-type="float">
            <text:p>401</text:p>
          </table:table-cell>
          <table:table-cell office:value-type="float" office:value="452" calcext:value-type="float">
            <text:p>452</text:p>
          </table:table-cell>
          <table:table-cell office:value-type="float" office:value="452586.828314024" calcext:value-type="float">
            <text:p>452586.828314024</text:p>
          </table:table-cell>
          <table:table-cell office:value-type="float" office:value="9135673.91623552" calcext:value-type="float">
            <text:p>9135673.91623552</text:p>
          </table:table-cell>
          <table:table-cell office:value-type="float" office:value="452" calcext:value-type="float">
            <text:p>452</text:p>
          </table:table-cell>
          <table:table-cell table:formula="of:=[.D12]/100" office:value-type="float" office:value="4525.86828314024" calcext:value-type="float">
            <text:p>4525.86828314024</text:p>
          </table:table-cell>
          <table:table-cell table:formula="of:=[.E12]/100" office:value-type="float" office:value="91356.7391623552" calcext:value-type="float">
            <text:p>91356.7391623552</text:p>
          </table:table-cell>
          <table:table-cell table:formula="of:=[.F12]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Point (455496.63674940809141845 9179099.01579819805920124)</text:p>
          </table:table-cell>
          <table:table-cell office:value-type="float" office:value="406" calcext:value-type="float">
            <text:p>406</text:p>
          </table:table-cell>
          <table:table-cell office:value-type="float" office:value="921" calcext:value-type="float">
            <text:p>921</text:p>
          </table:table-cell>
          <table:table-cell office:value-type="float" office:value="455496.636749408" calcext:value-type="float">
            <text:p>455496.636749408</text:p>
          </table:table-cell>
          <table:table-cell office:value-type="float" office:value="9179099.0157982" calcext:value-type="float">
            <text:p>9179099.0157982</text:p>
          </table:table-cell>
          <table:table-cell office:value-type="float" office:value="921" calcext:value-type="float">
            <text:p>921</text:p>
          </table:table-cell>
          <table:table-cell table:formula="of:=[.D13]/100" office:value-type="float" office:value="4554.96636749408" calcext:value-type="float">
            <text:p>4554.96636749408</text:p>
          </table:table-cell>
          <table:table-cell table:formula="of:=[.E13]/100" office:value-type="float" office:value="91790.990157982" calcext:value-type="float">
            <text:p>91790.990157982</text:p>
          </table:table-cell>
          <table:table-cell table:formula="of:=[.F13]" office:value-type="float" office:value="921" calcext:value-type="float">
            <text:p>921</text:p>
          </table:table-cell>
        </table:table-row>
        <table:table-row table:style-name="ro2">
          <table:table-cell office:value-type="string" calcext:value-type="string">
            <text:p>Point (422445.69954928627703339 9182866.61209857277572155)</text:p>
          </table:table-cell>
          <table:table-cell office:value-type="float" office:value="407" calcext:value-type="float">
            <text:p>407</text:p>
          </table:table-cell>
          <table:table-cell office:value-type="float" office:value="921" calcext:value-type="float">
            <text:p>921</text:p>
          </table:table-cell>
          <table:table-cell office:value-type="float" office:value="422445.699549286" calcext:value-type="float">
            <text:p>422445.699549286</text:p>
          </table:table-cell>
          <table:table-cell office:value-type="float" office:value="9182866.61209857" calcext:value-type="float">
            <text:p>9182866.61209857</text:p>
          </table:table-cell>
          <table:table-cell office:value-type="float" office:value="921" calcext:value-type="float">
            <text:p>921</text:p>
          </table:table-cell>
          <table:table-cell table:formula="of:=[.D14]/100" office:value-type="float" office:value="4224.45699549286" calcext:value-type="float">
            <text:p>4224.45699549286</text:p>
          </table:table-cell>
          <table:table-cell table:formula="of:=[.E14]/100" office:value-type="float" office:value="91828.6661209857" calcext:value-type="float">
            <text:p>91828.6661209857</text:p>
          </table:table-cell>
          <table:table-cell table:formula="of:=[.F14]" office:value-type="float" office:value="921" calcext:value-type="float">
            <text:p>921</text:p>
          </table:table-cell>
        </table:table-row>
        <table:table-row table:style-name="ro2">
          <table:table-cell office:value-type="string" calcext:value-type="string">
            <text:p>Point (441014.03319865552475676 9179404.8691796101629734)</text:p>
          </table:table-cell>
          <table:table-cell office:value-type="float" office:value="404" calcext:value-type="float">
            <text:p>404</text:p>
          </table:table-cell>
          <table:table-cell office:value-type="float" office:value="896" calcext:value-type="float">
            <text:p>896</text:p>
          </table:table-cell>
          <table:table-cell office:value-type="float" office:value="441014.033198656" calcext:value-type="float">
            <text:p>441014.033198656</text:p>
          </table:table-cell>
          <table:table-cell office:value-type="float" office:value="9179404.86917961" calcext:value-type="float">
            <text:p>9179404.86917961</text:p>
          </table:table-cell>
          <table:table-cell office:value-type="float" office:value="896" calcext:value-type="float">
            <text:p>896</text:p>
          </table:table-cell>
          <table:table-cell table:formula="of:=[.D15]/100" office:value-type="float" office:value="4410.14033198656" calcext:value-type="float">
            <text:p>4410.14033198656</text:p>
          </table:table-cell>
          <table:table-cell table:formula="of:=[.E15]/100" office:value-type="float" office:value="91794.0486917961" calcext:value-type="float">
            <text:p>91794.0486917961</text:p>
          </table:table-cell>
          <table:table-cell table:formula="of:=[.F15]" office:value-type="float" office:value="896" calcext:value-type="float">
            <text:p>896</text:p>
          </table:table-cell>
        </table:table-row>
        <table:table-row table:style-name="ro2">
          <table:table-cell office:value-type="string" calcext:value-type="string">
            <text:p>Point (451684.81647718948079273 9165601.39350099116563797)</text:p>
          </table:table-cell>
          <table:table-cell office:value-type="float" office:value="405" calcext:value-type="float">
            <text:p>405</text:p>
          </table:table-cell>
          <table:table-cell office:value-type="float" office:value="913" calcext:value-type="float">
            <text:p>913</text:p>
          </table:table-cell>
          <table:table-cell office:value-type="float" office:value="451684.81647719" calcext:value-type="float">
            <text:p>451684.81647719</text:p>
          </table:table-cell>
          <table:table-cell office:value-type="float" office:value="9165601.39350099" calcext:value-type="float">
            <text:p>9165601.39350099</text:p>
          </table:table-cell>
          <table:table-cell office:value-type="float" office:value="913" calcext:value-type="float">
            <text:p>913</text:p>
          </table:table-cell>
          <table:table-cell table:formula="of:=[.D16]/100" office:value-type="float" office:value="4516.84816477189" calcext:value-type="float">
            <text:p>4516.84816477189</text:p>
          </table:table-cell>
          <table:table-cell table:formula="of:=[.E16]/100" office:value-type="float" office:value="91656.0139350099" calcext:value-type="float">
            <text:p>91656.0139350099</text:p>
          </table:table-cell>
          <table:table-cell table:formula="of:=[.F16]" office:value-type="float" office:value="913" calcext:value-type="float">
            <text:p>913</text:p>
          </table:table-cell>
        </table:table-row>
        <table:table-row table:style-name="ro2">
          <table:table-cell office:value-type="string" calcext:value-type="string">
            <text:p>Point (441365.89401786221424118 9165632.24090991541743279)</text:p>
          </table:table-cell>
          <table:table-cell office:value-type="float" office:value="426" calcext:value-type="float">
            <text:p>426</text:p>
          </table:table-cell>
          <table:table-cell office:value-type="float" office:value="619" calcext:value-type="float">
            <text:p>619</text:p>
          </table:table-cell>
          <table:table-cell office:value-type="float" office:value="441365.894017862" calcext:value-type="float">
            <text:p>441365.894017862</text:p>
          </table:table-cell>
          <table:table-cell office:value-type="float" office:value="9165632.24090992" calcext:value-type="float">
            <text:p>9165632.24090992</text:p>
          </table:table-cell>
          <table:table-cell office:value-type="float" office:value="619" calcext:value-type="float">
            <text:p>619</text:p>
          </table:table-cell>
          <table:table-cell table:formula="of:=[.D17]/100" office:value-type="float" office:value="4413.65894017862" calcext:value-type="float">
            <text:p>4413.65894017862</text:p>
          </table:table-cell>
          <table:table-cell table:formula="of:=[.E17]/100" office:value-type="float" office:value="91656.3224090992" calcext:value-type="float">
            <text:p>91656.3224090992</text:p>
          </table:table-cell>
          <table:table-cell table:formula="of:=[.F17]" office:value-type="float" office:value="619" calcext:value-type="float">
            <text:p>619</text:p>
          </table:table-cell>
        </table:table-row>
        <table:table-row table:style-name="ro2">
          <table:table-cell office:value-type="string" calcext:value-type="string">
            <text:p>Point (451103.59890872228424996 9134641.81140259094536304)</text:p>
          </table:table-cell>
          <table:table-cell office:value-type="float" office:value="427" calcext:value-type="float">
            <text:p>427</text:p>
          </table:table-cell>
          <table:table-cell office:value-type="float" office:value="457" calcext:value-type="float">
            <text:p>457</text:p>
          </table:table-cell>
          <table:table-cell office:value-type="float" office:value="451103.598908722" calcext:value-type="float">
            <text:p>451103.598908722</text:p>
          </table:table-cell>
          <table:table-cell office:value-type="float" office:value="9134641.81140259" calcext:value-type="float">
            <text:p>9134641.81140259</text:p>
          </table:table-cell>
          <table:table-cell office:value-type="float" office:value="457" calcext:value-type="float">
            <text:p>457</text:p>
          </table:table-cell>
          <table:table-cell table:formula="of:=[.D18]/100" office:value-type="float" office:value="4511.03598908722" calcext:value-type="float">
            <text:p>4511.03598908722</text:p>
          </table:table-cell>
          <table:table-cell table:formula="of:=[.E18]/100" office:value-type="float" office:value="91346.4181140259" calcext:value-type="float">
            <text:p>91346.4181140259</text:p>
          </table:table-cell>
          <table:table-cell table:formula="of:=[.F18]" office:value-type="float" office:value="457" calcext:value-type="float">
            <text:p>457</text:p>
          </table:table-cell>
        </table:table-row>
        <table:table-row table:style-name="ro2">
          <table:table-cell office:value-type="string" calcext:value-type="string">
            <text:p>Point (457182.85824072192190215 9138066.18581791408360004)</text:p>
          </table:table-cell>
          <table:table-cell office:value-type="float" office:value="424" calcext:value-type="float">
            <text:p>424</text:p>
          </table:table-cell>
          <table:table-cell office:value-type="float" office:value="507" calcext:value-type="float">
            <text:p>507</text:p>
          </table:table-cell>
          <table:table-cell office:value-type="float" office:value="457182.858240722" calcext:value-type="float">
            <text:p>457182.858240722</text:p>
          </table:table-cell>
          <table:table-cell office:value-type="float" office:value="9138066.18581791" calcext:value-type="float">
            <text:p>9138066.18581791</text:p>
          </table:table-cell>
          <table:table-cell office:value-type="float" office:value="507" calcext:value-type="float">
            <text:p>507</text:p>
          </table:table-cell>
          <table:table-cell table:formula="of:=[.D19]/100" office:value-type="float" office:value="4571.82858240722" calcext:value-type="float">
            <text:p>4571.82858240722</text:p>
          </table:table-cell>
          <table:table-cell table:formula="of:=[.E19]/100" office:value-type="float" office:value="91380.6618581791" calcext:value-type="float">
            <text:p>91380.6618581791</text:p>
          </table:table-cell>
          <table:table-cell table:formula="of:=[.F19]" office:value-type="float" office:value="507" calcext:value-type="float">
            <text:p>507</text:p>
          </table:table-cell>
        </table:table-row>
        <table:table-row table:style-name="ro2">
          <table:table-cell office:value-type="string" calcext:value-type="string">
            <text:p>Point (464887.56454932247288525 9177916.86757837794721127)</text:p>
          </table:table-cell>
          <table:table-cell office:value-type="float" office:value="425" calcext:value-type="float">
            <text:p>425</text:p>
          </table:table-cell>
          <table:table-cell office:value-type="float" office:value="908" calcext:value-type="float">
            <text:p>908</text:p>
          </table:table-cell>
          <table:table-cell office:value-type="float" office:value="464887.564549322" calcext:value-type="float">
            <text:p>464887.564549322</text:p>
          </table:table-cell>
          <table:table-cell office:value-type="float" office:value="9177916.86757838" calcext:value-type="float">
            <text:p>9177916.86757838</text:p>
          </table:table-cell>
          <table:table-cell office:value-type="float" office:value="908" calcext:value-type="float">
            <text:p>908</text:p>
          </table:table-cell>
          <table:table-cell table:formula="of:=[.D20]/100" office:value-type="float" office:value="4648.87564549322" calcext:value-type="float">
            <text:p>4648.87564549322</text:p>
          </table:table-cell>
          <table:table-cell table:formula="of:=[.E20]/100" office:value-type="float" office:value="91779.1686757838" calcext:value-type="float">
            <text:p>91779.1686757838</text:p>
          </table:table-cell>
          <table:table-cell table:formula="of:=[.F20]" office:value-type="float" office:value="908" calcext:value-type="float">
            <text:p>908</text:p>
          </table:table-cell>
        </table:table-row>
        <table:table-row table:style-name="ro2">
          <table:table-cell office:value-type="string" calcext:value-type="string">
            <text:p>Point (468301.74379775475244969 9143485.9806736595928669)</text:p>
          </table:table-cell>
          <table:table-cell office:value-type="float" office:value="430" calcext:value-type="float">
            <text:p>430</text:p>
          </table:table-cell>
          <table:table-cell office:value-type="float" office:value="496" calcext:value-type="float">
            <text:p>496</text:p>
          </table:table-cell>
          <table:table-cell office:value-type="float" office:value="468301.743797755" calcext:value-type="float">
            <text:p>468301.743797755</text:p>
          </table:table-cell>
          <table:table-cell office:value-type="float" office:value="9143485.98067366" calcext:value-type="float">
            <text:p>9143485.98067366</text:p>
          </table:table-cell>
          <table:table-cell office:value-type="float" office:value="496" calcext:value-type="float">
            <text:p>496</text:p>
          </table:table-cell>
          <table:table-cell table:formula="of:=[.D21]/100" office:value-type="float" office:value="4683.01743797755" calcext:value-type="float">
            <text:p>4683.01743797755</text:p>
          </table:table-cell>
          <table:table-cell table:formula="of:=[.E21]/100" office:value-type="float" office:value="91434.8598067366" calcext:value-type="float">
            <text:p>91434.8598067366</text:p>
          </table:table-cell>
          <table:table-cell table:formula="of:=[.F21]" office:value-type="float" office:value="496" calcext:value-type="float">
            <text:p>496</text:p>
          </table:table-cell>
        </table:table-row>
        <table:table-row table:style-name="ro2">
          <table:table-cell office:value-type="string" calcext:value-type="string">
            <text:p>Point (456107.99867699388414621 9135964.37619168125092983)</text:p>
          </table:table-cell>
          <table:table-cell office:value-type="float" office:value="431" calcext:value-type="float">
            <text:p>431</text:p>
          </table:table-cell>
          <table:table-cell office:value-type="float" office:value="492" calcext:value-type="float">
            <text:p>492</text:p>
          </table:table-cell>
          <table:table-cell office:value-type="float" office:value="456107.998676994" calcext:value-type="float">
            <text:p>456107.998676994</text:p>
          </table:table-cell>
          <table:table-cell office:value-type="float" office:value="9135964.37619168" calcext:value-type="float">
            <text:p>9135964.37619168</text:p>
          </table:table-cell>
          <table:table-cell office:value-type="float" office:value="492" calcext:value-type="float">
            <text:p>492</text:p>
          </table:table-cell>
          <table:table-cell table:formula="of:=[.D22]/100" office:value-type="float" office:value="4561.07998676994" calcext:value-type="float">
            <text:p>4561.07998676994</text:p>
          </table:table-cell>
          <table:table-cell table:formula="of:=[.E22]/100" office:value-type="float" office:value="91359.6437619168" calcext:value-type="float">
            <text:p>91359.6437619168</text:p>
          </table:table-cell>
          <table:table-cell table:formula="of:=[.F22]" office:value-type="float" office:value="492" calcext:value-type="float">
            <text:p>492</text:p>
          </table:table-cell>
        </table:table-row>
        <table:table-row table:style-name="ro2">
          <table:table-cell office:value-type="string" calcext:value-type="string">
            <text:p>Point (456113.05580071912845597 9154166.11587327718734741)</text:p>
          </table:table-cell>
          <table:table-cell office:value-type="float" office:value="428" calcext:value-type="float">
            <text:p>428</text:p>
          </table:table-cell>
          <table:table-cell office:value-type="float" office:value="640" calcext:value-type="float">
            <text:p>640</text:p>
          </table:table-cell>
          <table:table-cell office:value-type="float" office:value="456113.055800719" calcext:value-type="float">
            <text:p>456113.055800719</text:p>
          </table:table-cell>
          <table:table-cell office:value-type="float" office:value="9154166.11587328" calcext:value-type="float">
            <text:p>9154166.11587328</text:p>
          </table:table-cell>
          <table:table-cell office:value-type="float" office:value="640" calcext:value-type="float">
            <text:p>640</text:p>
          </table:table-cell>
          <table:table-cell table:formula="of:=[.D23]/100" office:value-type="float" office:value="4561.13055800719" calcext:value-type="float">
            <text:p>4561.13055800719</text:p>
          </table:table-cell>
          <table:table-cell table:formula="of:=[.E23]/100" office:value-type="float" office:value="91541.6611587328" calcext:value-type="float">
            <text:p>91541.6611587328</text:p>
          </table:table-cell>
          <table:table-cell table:formula="of:=[.F23]" office:value-type="float" office:value="640" calcext:value-type="float">
            <text:p>640</text:p>
          </table:table-cell>
        </table:table-row>
        <table:table-row table:style-name="ro2">
          <table:table-cell office:value-type="string" calcext:value-type="string">
            <text:p>Point (449555.99709286354482174 9152485.67508896999061108)</text:p>
          </table:table-cell>
          <table:table-cell office:value-type="float" office:value="429" calcext:value-type="float">
            <text:p>429</text:p>
          </table:table-cell>
          <table:table-cell office:value-type="float" office:value="598" calcext:value-type="float">
            <text:p>598</text:p>
          </table:table-cell>
          <table:table-cell office:value-type="float" office:value="449555.997092864" calcext:value-type="float">
            <text:p>449555.997092864</text:p>
          </table:table-cell>
          <table:table-cell office:value-type="float" office:value="9152485.67508897" calcext:value-type="float">
            <text:p>9152485.67508897</text:p>
          </table:table-cell>
          <table:table-cell office:value-type="float" office:value="598" calcext:value-type="float">
            <text:p>598</text:p>
          </table:table-cell>
          <table:table-cell table:formula="of:=[.D24]/100" office:value-type="float" office:value="4495.55997092864" calcext:value-type="float">
            <text:p>4495.55997092864</text:p>
          </table:table-cell>
          <table:table-cell table:formula="of:=[.E24]/100" office:value-type="float" office:value="91524.8567508897" calcext:value-type="float">
            <text:p>91524.8567508897</text:p>
          </table:table-cell>
          <table:table-cell table:formula="of:=[.F24]" office:value-type="float" office:value="598" calcext:value-type="float">
            <text:p>598</text:p>
          </table:table-cell>
        </table:table-row>
        <table:table-row table:style-name="ro2">
          <table:table-cell office:value-type="string" calcext:value-type="string">
            <text:p>Point (454951.27823961537797004 9148107.03042463585734367)</text:p>
          </table:table-cell>
          <table:table-cell office:value-type="float" office:value="418" calcext:value-type="float">
            <text:p>418</text:p>
          </table:table-cell>
          <table:table-cell office:value-type="float" office:value="513" calcext:value-type="float">
            <text:p>513</text:p>
          </table:table-cell>
          <table:table-cell office:value-type="float" office:value="454951.278239615" calcext:value-type="float">
            <text:p>454951.278239615</text:p>
          </table:table-cell>
          <table:table-cell office:value-type="float" office:value="9148107.03042464" calcext:value-type="float">
            <text:p>9148107.03042464</text:p>
          </table:table-cell>
          <table:table-cell office:value-type="float" office:value="513" calcext:value-type="float">
            <text:p>513</text:p>
          </table:table-cell>
          <table:table-cell table:formula="of:=[.D25]/100" office:value-type="float" office:value="4549.51278239615" calcext:value-type="float">
            <text:p>4549.51278239615</text:p>
          </table:table-cell>
          <table:table-cell table:formula="of:=[.E25]/100" office:value-type="float" office:value="91481.0703042464" calcext:value-type="float">
            <text:p>91481.0703042464</text:p>
          </table:table-cell>
          <table:table-cell table:formula="of:=[.F25]" office:value-type="float" office:value="513" calcext:value-type="float">
            <text:p>513</text:p>
          </table:table-cell>
        </table:table-row>
        <table:table-row table:style-name="ro2">
          <table:table-cell office:value-type="string" calcext:value-type="string">
            <text:p>Point (466859.40828050608979538 9139580.35463617742061615)</text:p>
          </table:table-cell>
          <table:table-cell office:value-type="float" office:value="419" calcext:value-type="float">
            <text:p>419</text:p>
          </table:table-cell>
          <table:table-cell office:value-type="float" office:value="494" calcext:value-type="float">
            <text:p>494</text:p>
          </table:table-cell>
          <table:table-cell office:value-type="float" office:value="466859.408280506" calcext:value-type="float">
            <text:p>466859.408280506</text:p>
          </table:table-cell>
          <table:table-cell office:value-type="float" office:value="9139580.35463618" calcext:value-type="float">
            <text:p>9139580.35463618</text:p>
          </table:table-cell>
          <table:table-cell office:value-type="float" office:value="494" calcext:value-type="float">
            <text:p>494</text:p>
          </table:table-cell>
          <table:table-cell table:formula="of:=[.D26]/100" office:value-type="float" office:value="4668.59408280506" calcext:value-type="float">
            <text:p>4668.59408280506</text:p>
          </table:table-cell>
          <table:table-cell table:formula="of:=[.E26]/100" office:value-type="float" office:value="91395.8035463618" calcext:value-type="float">
            <text:p>91395.8035463618</text:p>
          </table:table-cell>
          <table:table-cell table:formula="of:=[.F26]" office:value-type="float" office:value="494" calcext:value-type="float">
            <text:p>494</text:p>
          </table:table-cell>
        </table:table-row>
        <table:table-row table:style-name="ro2">
          <table:table-cell office:value-type="string" calcext:value-type="string">
            <text:p>Point (423055.52827693929430097 9149757.62684475257992744)</text:p>
          </table:table-cell>
          <table:table-cell office:value-type="float" office:value="416" calcext:value-type="float">
            <text:p>416</text:p>
          </table:table-cell>
          <table:table-cell office:value-type="float" office:value="483" calcext:value-type="float">
            <text:p>483</text:p>
          </table:table-cell>
          <table:table-cell office:value-type="float" office:value="423055.528276939" calcext:value-type="float">
            <text:p>423055.528276939</text:p>
          </table:table-cell>
          <table:table-cell office:value-type="float" office:value="9149757.62684475" calcext:value-type="float">
            <text:p>9149757.62684475</text:p>
          </table:table-cell>
          <table:table-cell office:value-type="float" office:value="483" calcext:value-type="float">
            <text:p>483</text:p>
          </table:table-cell>
          <table:table-cell table:formula="of:=[.D27]/100" office:value-type="float" office:value="4230.55528276939" calcext:value-type="float">
            <text:p>4230.55528276939</text:p>
          </table:table-cell>
          <table:table-cell table:formula="of:=[.E27]/100" office:value-type="float" office:value="91497.5762684475" calcext:value-type="float">
            <text:p>91497.5762684475</text:p>
          </table:table-cell>
          <table:table-cell table:formula="of:=[.F27]" office:value-type="float" office:value="483" calcext:value-type="float">
            <text:p>483</text:p>
          </table:table-cell>
        </table:table-row>
        <table:table-row table:style-name="ro2">
          <table:table-cell office:value-type="string" calcext:value-type="string">
            <text:p>Point (439642.2639749477384612 9145315.75122697651386261)</text:p>
          </table:table-cell>
          <table:table-cell office:value-type="float" office:value="417" calcext:value-type="float">
            <text:p>417</text:p>
          </table:table-cell>
          <table:table-cell office:value-type="float" office:value="468" calcext:value-type="float">
            <text:p>468</text:p>
          </table:table-cell>
          <table:table-cell office:value-type="float" office:value="439642.263974948" calcext:value-type="float">
            <text:p>439642.263974948</text:p>
          </table:table-cell>
          <table:table-cell office:value-type="float" office:value="9145315.75122698" calcext:value-type="float">
            <text:p>9145315.75122698</text:p>
          </table:table-cell>
          <table:table-cell office:value-type="float" office:value="468" calcext:value-type="float">
            <text:p>468</text:p>
          </table:table-cell>
          <table:table-cell table:formula="of:=[.D28]/100" office:value-type="float" office:value="4396.42263974948" calcext:value-type="float">
            <text:p>4396.42263974948</text:p>
          </table:table-cell>
          <table:table-cell table:formula="of:=[.E28]/100" office:value-type="float" office:value="91453.1575122698" calcext:value-type="float">
            <text:p>91453.1575122698</text:p>
          </table:table-cell>
          <table:table-cell table:formula="of:=[.F28]" office:value-type="float" office:value="468" calcext:value-type="float">
            <text:p>468</text:p>
          </table:table-cell>
        </table:table-row>
        <table:table-row table:style-name="ro2">
          <table:table-cell office:value-type="string" calcext:value-type="string">
            <text:p>Point (436695.43508318718522787 9149412.56958715245127678)</text:p>
          </table:table-cell>
          <table:table-cell office:value-type="float" office:value="422" calcext:value-type="float">
            <text:p>422</text:p>
          </table:table-cell>
          <table:table-cell office:value-type="float" office:value="480" calcext:value-type="float">
            <text:p>480</text:p>
          </table:table-cell>
          <table:table-cell office:value-type="float" office:value="436695.435083187" calcext:value-type="float">
            <text:p>436695.435083187</text:p>
          </table:table-cell>
          <table:table-cell office:value-type="float" office:value="9149412.56958715" calcext:value-type="float">
            <text:p>9149412.56958715</text:p>
          </table:table-cell>
          <table:table-cell office:value-type="float" office:value="480" calcext:value-type="float">
            <text:p>480</text:p>
          </table:table-cell>
          <table:table-cell table:formula="of:=[.D29]/100" office:value-type="float" office:value="4366.95435083187" calcext:value-type="float">
            <text:p>4366.95435083187</text:p>
          </table:table-cell>
          <table:table-cell table:formula="of:=[.E29]/100" office:value-type="float" office:value="91494.1256958715" calcext:value-type="float">
            <text:p>91494.1256958715</text:p>
          </table:table-cell>
          <table:table-cell table:formula="of:=[.F29]"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Point (443686.41192552907159552 9160906.16860073804855347)</text:p>
          </table:table-cell>
          <table:table-cell office:value-type="float" office:value="423" calcext:value-type="float">
            <text:p>423</text:p>
          </table:table-cell>
          <table:table-cell office:value-type="float" office:value="746" calcext:value-type="float">
            <text:p>746</text:p>
          </table:table-cell>
          <table:table-cell office:value-type="float" office:value="443686.411925529" calcext:value-type="float">
            <text:p>443686.411925529</text:p>
          </table:table-cell>
          <table:table-cell office:value-type="float" office:value="9160906.16860074" calcext:value-type="float">
            <text:p>9160906.16860074</text:p>
          </table:table-cell>
          <table:table-cell office:value-type="float" office:value="746" calcext:value-type="float">
            <text:p>746</text:p>
          </table:table-cell>
          <table:table-cell table:formula="of:=[.D30]/100" office:value-type="float" office:value="4436.86411925529" calcext:value-type="float">
            <text:p>4436.86411925529</text:p>
          </table:table-cell>
          <table:table-cell table:formula="of:=[.E30]/100" office:value-type="float" office:value="91609.0616860074" calcext:value-type="float">
            <text:p>91609.0616860074</text:p>
          </table:table-cell>
          <table:table-cell table:formula="of:=[.F30]" office:value-type="float" office:value="746" calcext:value-type="float">
            <text:p>746</text:p>
          </table:table-cell>
        </table:table-row>
        <table:table-row table:style-name="ro2">
          <table:table-cell office:value-type="string" calcext:value-type="string">
            <text:p>Point (439519.9090361914713867 9146098.2871711403131485)</text:p>
          </table:table-cell>
          <table:table-cell office:value-type="float" office:value="420" calcext:value-type="float">
            <text:p>420</text:p>
          </table:table-cell>
          <table:table-cell office:value-type="float" office:value="469" calcext:value-type="float">
            <text:p>469</text:p>
          </table:table-cell>
          <table:table-cell office:value-type="float" office:value="439519.909036192" calcext:value-type="float">
            <text:p>439519.909036192</text:p>
          </table:table-cell>
          <table:table-cell office:value-type="float" office:value="9146098.28717114" calcext:value-type="float">
            <text:p>9146098.28717114</text:p>
          </table:table-cell>
          <table:table-cell office:value-type="float" office:value="469" calcext:value-type="float">
            <text:p>469</text:p>
          </table:table-cell>
          <table:table-cell table:formula="of:=[.D31]/100" office:value-type="float" office:value="4395.19909036191" calcext:value-type="float">
            <text:p>4395.19909036191</text:p>
          </table:table-cell>
          <table:table-cell table:formula="of:=[.E31]/100" office:value-type="float" office:value="91460.9828717114" calcext:value-type="float">
            <text:p>91460.9828717114</text:p>
          </table:table-cell>
          <table:table-cell table:formula="of:=[.F31]" office:value-type="float" office:value="469" calcext:value-type="float">
            <text:p>469</text:p>
          </table:table-cell>
        </table:table-row>
        <table:table-row table:style-name="ro2">
          <table:table-cell office:value-type="string" calcext:value-type="string">
            <text:p>Point (430456.5601827782811597 9131845.34901775978505611)</text:p>
          </table:table-cell>
          <table:table-cell office:value-type="float" office:value="421" calcext:value-type="float">
            <text:p>421</text:p>
          </table:table-cell>
          <table:table-cell office:value-type="float" office:value="467" calcext:value-type="float">
            <text:p>467</text:p>
          </table:table-cell>
          <table:table-cell office:value-type="float" office:value="430456.560182778" calcext:value-type="float">
            <text:p>430456.560182778</text:p>
          </table:table-cell>
          <table:table-cell office:value-type="float" office:value="9131845.34901776" calcext:value-type="float">
            <text:p>9131845.34901776</text:p>
          </table:table-cell>
          <table:table-cell office:value-type="float" office:value="467" calcext:value-type="float">
            <text:p>467</text:p>
          </table:table-cell>
          <table:table-cell table:formula="of:=[.D32]/100" office:value-type="float" office:value="4304.56560182778" calcext:value-type="float">
            <text:p>4304.56560182778</text:p>
          </table:table-cell>
          <table:table-cell table:formula="of:=[.E32]/100" office:value-type="float" office:value="91318.4534901776" calcext:value-type="float">
            <text:p>91318.4534901776</text:p>
          </table:table-cell>
          <table:table-cell table:formula="of:=[.F32]" office:value-type="float" office:value="467" calcext:value-type="float">
            <text:p>467</text:p>
          </table:table-cell>
        </table:table-row>
        <table:table-row table:style-name="ro2">
          <table:table-cell office:value-type="string" calcext:value-type="string">
            <text:p>Point (427222.37618529511382803 9133017.14700111374258995)</text:p>
          </table:table-cell>
          <table:table-cell office:value-type="float" office:value="442" calcext:value-type="float">
            <text:p>442</text:p>
          </table:table-cell>
          <table:table-cell office:value-type="float" office:value="488" calcext:value-type="float">
            <text:p>488</text:p>
          </table:table-cell>
          <table:table-cell office:value-type="float" office:value="427222.376185295" calcext:value-type="float">
            <text:p>427222.376185295</text:p>
          </table:table-cell>
          <table:table-cell office:value-type="float" office:value="9133017.14700111" calcext:value-type="float">
            <text:p>9133017.14700111</text:p>
          </table:table-cell>
          <table:table-cell office:value-type="float" office:value="488" calcext:value-type="float">
            <text:p>488</text:p>
          </table:table-cell>
          <table:table-cell table:formula="of:=[.D33]/100" office:value-type="float" office:value="4272.22376185295" calcext:value-type="float">
            <text:p>4272.22376185295</text:p>
          </table:table-cell>
          <table:table-cell table:formula="of:=[.E33]/100" office:value-type="float" office:value="91330.1714700111" calcext:value-type="float">
            <text:p>91330.1714700111</text:p>
          </table:table-cell>
          <table:table-cell table:formula="of:=[.F33]" office:value-type="float" office:value="488" calcext:value-type="float">
            <text:p>488</text:p>
          </table:table-cell>
        </table:table-row>
        <table:table-row table:style-name="ro2">
          <table:table-cell office:value-type="string" calcext:value-type="string">
            <text:p>Point (453261.40221957943867892 9158750.87544110789895058)</text:p>
          </table:table-cell>
          <table:table-cell office:value-type="float" office:value="443" calcext:value-type="float">
            <text:p>443</text:p>
          </table:table-cell>
          <table:table-cell office:value-type="float" office:value="767" calcext:value-type="float">
            <text:p>767</text:p>
          </table:table-cell>
          <table:table-cell office:value-type="float" office:value="453261.402219579" calcext:value-type="float">
            <text:p>453261.402219579</text:p>
          </table:table-cell>
          <table:table-cell office:value-type="float" office:value="9158750.87544111" calcext:value-type="float">
            <text:p>9158750.87544111</text:p>
          </table:table-cell>
          <table:table-cell office:value-type="float" office:value="767" calcext:value-type="float">
            <text:p>767</text:p>
          </table:table-cell>
          <table:table-cell table:formula="of:=[.D34]/100" office:value-type="float" office:value="4532.61402219579" calcext:value-type="float">
            <text:p>4532.61402219579</text:p>
          </table:table-cell>
          <table:table-cell table:formula="of:=[.E34]/100" office:value-type="float" office:value="91587.5087544111" calcext:value-type="float">
            <text:p>91587.5087544111</text:p>
          </table:table-cell>
          <table:table-cell table:formula="of:=[.F34]" office:value-type="float" office:value="767" calcext:value-type="float">
            <text:p>767</text:p>
          </table:table-cell>
        </table:table-row>
        <table:table-row table:style-name="ro2">
          <table:table-cell office:value-type="string" calcext:value-type="string">
            <text:p>Point (459957.11979463533498347 9163847.91049208492040634)</text:p>
          </table:table-cell>
          <table:table-cell office:value-type="float" office:value="440" calcext:value-type="float">
            <text:p>440</text:p>
          </table:table-cell>
          <table:table-cell office:value-type="float" office:value="862" calcext:value-type="float">
            <text:p>862</text:p>
          </table:table-cell>
          <table:table-cell office:value-type="float" office:value="459957.119794635" calcext:value-type="float">
            <text:p>459957.119794635</text:p>
          </table:table-cell>
          <table:table-cell office:value-type="float" office:value="9163847.91049209" calcext:value-type="float">
            <text:p>9163847.91049209</text:p>
          </table:table-cell>
          <table:table-cell office:value-type="float" office:value="862" calcext:value-type="float">
            <text:p>862</text:p>
          </table:table-cell>
          <table:table-cell table:formula="of:=[.D35]/100" office:value-type="float" office:value="4599.57119794635" calcext:value-type="float">
            <text:p>4599.57119794635</text:p>
          </table:table-cell>
          <table:table-cell table:formula="of:=[.E35]/100" office:value-type="float" office:value="91638.4791049208" calcext:value-type="float">
            <text:p>91638.4791049208</text:p>
          </table:table-cell>
          <table:table-cell table:formula="of:=[.F35]" office:value-type="float" office:value="862" calcext:value-type="float">
            <text:p>862</text:p>
          </table:table-cell>
        </table:table-row>
        <table:table-row table:style-name="ro2">
          <table:table-cell office:value-type="string" calcext:value-type="string">
            <text:p>Point (448145.91610732418484986 9148948.06714875064790249)</text:p>
          </table:table-cell>
          <table:table-cell office:value-type="float" office:value="441" calcext:value-type="float">
            <text:p>441</text:p>
          </table:table-cell>
          <table:table-cell office:value-type="float" office:value="479" calcext:value-type="float">
            <text:p>479</text:p>
          </table:table-cell>
          <table:table-cell office:value-type="float" office:value="448145.916107324" calcext:value-type="float">
            <text:p>448145.916107324</text:p>
          </table:table-cell>
          <table:table-cell office:value-type="float" office:value="9148948.06714875" calcext:value-type="float">
            <text:p>9148948.06714875</text:p>
          </table:table-cell>
          <table:table-cell office:value-type="float" office:value="479" calcext:value-type="float">
            <text:p>479</text:p>
          </table:table-cell>
          <table:table-cell table:formula="of:=[.D36]/100" office:value-type="float" office:value="4481.45916107324" calcext:value-type="float">
            <text:p>4481.45916107324</text:p>
          </table:table-cell>
          <table:table-cell table:formula="of:=[.E36]/100" office:value-type="float" office:value="91489.4806714875" calcext:value-type="float">
            <text:p>91489.4806714875</text:p>
          </table:table-cell>
          <table:table-cell table:formula="of:=[.F36]" office:value-type="float" office:value="479" calcext:value-type="float">
            <text:p>479</text:p>
          </table:table-cell>
        </table:table-row>
        <table:table-row table:style-name="ro2">
          <table:table-cell office:value-type="string" calcext:value-type="string">
            <text:p>Point (413630.28676064999308437 9142986.96154580824077129)</text:p>
          </table:table-cell>
          <table:table-cell office:value-type="float" office:value="446" calcext:value-type="float">
            <text:p>446</text:p>
          </table:table-cell>
          <table:table-cell office:value-type="float" office:value="521" calcext:value-type="float">
            <text:p>521</text:p>
          </table:table-cell>
          <table:table-cell office:value-type="float" office:value="413630.28676065" calcext:value-type="float">
            <text:p>413630.28676065</text:p>
          </table:table-cell>
          <table:table-cell office:value-type="float" office:value="9142986.96154581" calcext:value-type="float">
            <text:p>9142986.96154581</text:p>
          </table:table-cell>
          <table:table-cell office:value-type="float" office:value="521" calcext:value-type="float">
            <text:p>521</text:p>
          </table:table-cell>
          <table:table-cell table:formula="of:=[.D37]/100" office:value-type="float" office:value="4136.3028676065" calcext:value-type="float">
            <text:p>4136.3028676065</text:p>
          </table:table-cell>
          <table:table-cell table:formula="of:=[.E37]/100" office:value-type="float" office:value="91429.8696154581" calcext:value-type="float">
            <text:p>91429.8696154581</text:p>
          </table:table-cell>
          <table:table-cell table:formula="of:=[.F37]" office:value-type="float" office:value="521" calcext:value-type="float">
            <text:p>521</text:p>
          </table:table-cell>
        </table:table-row>
        <table:table-row table:style-name="ro2">
          <table:table-cell office:value-type="string" calcext:value-type="string">
            <text:p>Point (430812.23629297723527998 9146215.83068467490375042)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30812.236292977" calcext:value-type="float">
            <text:p>430812.236292977</text:p>
          </table:table-cell>
          <table:table-cell office:value-type="float" office:value="9146215.83068467" calcext:value-type="float">
            <text:p>9146215.83068467</text:p>
          </table:table-cell>
          <table:table-cell office:value-type="float" office:value="457" calcext:value-type="float">
            <text:p>457</text:p>
          </table:table-cell>
          <table:table-cell table:formula="of:=[.D38]/100" office:value-type="float" office:value="4308.12236292977" calcext:value-type="float">
            <text:p>4308.12236292977</text:p>
          </table:table-cell>
          <table:table-cell table:formula="of:=[.E38]/100" office:value-type="float" office:value="91462.1583068467" calcext:value-type="float">
            <text:p>91462.1583068467</text:p>
          </table:table-cell>
          <table:table-cell table:formula="of:=[.F38]" office:value-type="float" office:value="457" calcext:value-type="float">
            <text:p>457</text:p>
          </table:table-cell>
        </table:table-row>
        <table:table-row table:style-name="ro2">
          <table:table-cell office:value-type="string" calcext:value-type="string">
            <text:p>Point (449496.8856410545995459 9181589.89114084839820862)</text:p>
          </table:table-cell>
          <table:table-cell office:value-type="float" office:value="444" calcext:value-type="float">
            <text:p>444</text:p>
          </table:table-cell>
          <table:table-cell office:value-type="float" office:value="881" calcext:value-type="float">
            <text:p>881</text:p>
          </table:table-cell>
          <table:table-cell office:value-type="float" office:value="449496.885641055" calcext:value-type="float">
            <text:p>449496.885641055</text:p>
          </table:table-cell>
          <table:table-cell office:value-type="float" office:value="9181589.89114085" calcext:value-type="float">
            <text:p>9181589.89114085</text:p>
          </table:table-cell>
          <table:table-cell office:value-type="float" office:value="881" calcext:value-type="float">
            <text:p>881</text:p>
          </table:table-cell>
          <table:table-cell table:formula="of:=[.D39]/100" office:value-type="float" office:value="4494.96885641055" calcext:value-type="float">
            <text:p>4494.96885641055</text:p>
          </table:table-cell>
          <table:table-cell table:formula="of:=[.E39]/100" office:value-type="float" office:value="91815.8989114085" calcext:value-type="float">
            <text:p>91815.8989114085</text:p>
          </table:table-cell>
          <table:table-cell table:formula="of:=[.F39]" office:value-type="float" office:value="881" calcext:value-type="float">
            <text:p>881</text:p>
          </table:table-cell>
        </table:table-row>
        <table:table-row table:style-name="ro2">
          <table:table-cell office:value-type="string" calcext:value-type="string">
            <text:p>Point (456422.8566350172040984 9148333.44637550599873066)</text:p>
          </table:table-cell>
          <table:table-cell office:value-type="float" office:value="445" calcext:value-type="float">
            <text:p>445</text:p>
          </table:table-cell>
          <table:table-cell office:value-type="float" office:value="546" calcext:value-type="float">
            <text:p>546</text:p>
          </table:table-cell>
          <table:table-cell office:value-type="float" office:value="456422.856635017" calcext:value-type="float">
            <text:p>456422.856635017</text:p>
          </table:table-cell>
          <table:table-cell office:value-type="float" office:value="9148333.44637551" calcext:value-type="float">
            <text:p>9148333.44637551</text:p>
          </table:table-cell>
          <table:table-cell office:value-type="float" office:value="546" calcext:value-type="float">
            <text:p>546</text:p>
          </table:table-cell>
          <table:table-cell table:formula="of:=[.D40]/100" office:value-type="float" office:value="4564.22856635017" calcext:value-type="float">
            <text:p>4564.22856635017</text:p>
          </table:table-cell>
          <table:table-cell table:formula="of:=[.E40]/100" office:value-type="float" office:value="91483.3344637551" calcext:value-type="float">
            <text:p>91483.3344637551</text:p>
          </table:table-cell>
          <table:table-cell table:formula="of:=[.F40]" office:value-type="float" office:value="546" calcext:value-type="float">
            <text:p>546</text:p>
          </table:table-cell>
        </table:table-row>
        <table:table-row table:style-name="ro2">
          <table:table-cell office:value-type="string" calcext:value-type="string">
            <text:p>Point (457993.83736556820804253 9180018.08346203155815601)</text:p>
          </table:table-cell>
          <table:table-cell office:value-type="float" office:value="434" calcext:value-type="float">
            <text:p>434</text:p>
          </table:table-cell>
          <table:table-cell office:value-type="float" office:value="934" calcext:value-type="float">
            <text:p>934</text:p>
          </table:table-cell>
          <table:table-cell office:value-type="float" office:value="457993.837365568" calcext:value-type="float">
            <text:p>457993.837365568</text:p>
          </table:table-cell>
          <table:table-cell office:value-type="float" office:value="9180018.08346203" calcext:value-type="float">
            <text:p>9180018.08346203</text:p>
          </table:table-cell>
          <table:table-cell office:value-type="float" office:value="934" calcext:value-type="float">
            <text:p>934</text:p>
          </table:table-cell>
          <table:table-cell table:formula="of:=[.D41]/100" office:value-type="float" office:value="4579.93837365568" calcext:value-type="float">
            <text:p>4579.93837365568</text:p>
          </table:table-cell>
          <table:table-cell table:formula="of:=[.E41]/100" office:value-type="float" office:value="91800.1808346203" calcext:value-type="float">
            <text:p>91800.1808346203</text:p>
          </table:table-cell>
          <table:table-cell table:formula="of:=[.F41]" office:value-type="float" office:value="934" calcext:value-type="float">
            <text:p>934</text:p>
          </table:table-cell>
        </table:table-row>
        <table:table-row table:style-name="ro2">
          <table:table-cell office:value-type="string" calcext:value-type="string">
            <text:p>Point (423774.67205873649800196 9131017.46263552270829678)</text:p>
          </table:table-cell>
          <table:table-cell office:value-type="float" office:value="435" calcext:value-type="float">
            <text:p>435</text:p>
          </table:table-cell>
          <table:table-cell office:value-type="float" office:value="473" calcext:value-type="float">
            <text:p>473</text:p>
          </table:table-cell>
          <table:table-cell office:value-type="float" office:value="423774.672058737" calcext:value-type="float">
            <text:p>423774.672058737</text:p>
          </table:table-cell>
          <table:table-cell office:value-type="float" office:value="9131017.46263552" calcext:value-type="float">
            <text:p>9131017.46263552</text:p>
          </table:table-cell>
          <table:table-cell office:value-type="float" office:value="473" calcext:value-type="float">
            <text:p>473</text:p>
          </table:table-cell>
          <table:table-cell table:formula="of:=[.D42]/100" office:value-type="float" office:value="4237.74672058737" calcext:value-type="float">
            <text:p>4237.74672058737</text:p>
          </table:table-cell>
          <table:table-cell table:formula="of:=[.E42]/100" office:value-type="float" office:value="91310.1746263552" calcext:value-type="float">
            <text:p>91310.1746263552</text:p>
          </table:table-cell>
          <table:table-cell table:formula="of:=[.F42]" office:value-type="float" office:value="473" calcext:value-type="float">
            <text:p>473</text:p>
          </table:table-cell>
        </table:table-row>
        <table:table-row table:style-name="ro2">
          <table:table-cell office:value-type="string" calcext:value-type="string">
            <text:p>Point (449905.08507179835578427 9149655.12872734479606152)</text:p>
          </table:table-cell>
          <table:table-cell office:value-type="float" office:value="432" calcext:value-type="float">
            <text:p>432</text:p>
          </table:table-cell>
          <table:table-cell office:value-type="float" office:value="498" calcext:value-type="float">
            <text:p>498</text:p>
          </table:table-cell>
          <table:table-cell office:value-type="float" office:value="449905.085071798" calcext:value-type="float">
            <text:p>449905.085071798</text:p>
          </table:table-cell>
          <table:table-cell office:value-type="float" office:value="9149655.12872734" calcext:value-type="float">
            <text:p>9149655.12872734</text:p>
          </table:table-cell>
          <table:table-cell office:value-type="float" office:value="498" calcext:value-type="float">
            <text:p>498</text:p>
          </table:table-cell>
          <table:table-cell table:formula="of:=[.D43]/100" office:value-type="float" office:value="4499.05085071798" calcext:value-type="float">
            <text:p>4499.05085071798</text:p>
          </table:table-cell>
          <table:table-cell table:formula="of:=[.E43]/100" office:value-type="float" office:value="91496.5512872735" calcext:value-type="float">
            <text:p>91496.5512872735</text:p>
          </table:table-cell>
          <table:table-cell table:formula="of:=[.F43]" office:value-type="float" office:value="498" calcext:value-type="float">
            <text:p>498</text:p>
          </table:table-cell>
        </table:table-row>
        <table:table-row table:style-name="ro2">
          <table:table-cell office:value-type="string" calcext:value-type="string">
            <text:p>Point (414984.67704417993081734 9137564.73584667965769768)</text:p>
          </table:table-cell>
          <table:table-cell office:value-type="float" office:value="433" calcext:value-type="float">
            <text:p>433</text:p>
          </table:table-cell>
          <table:table-cell office:value-type="float" office:value="483" calcext:value-type="float">
            <text:p>483</text:p>
          </table:table-cell>
          <table:table-cell office:value-type="float" office:value="414984.67704418" calcext:value-type="float">
            <text:p>414984.67704418</text:p>
          </table:table-cell>
          <table:table-cell office:value-type="float" office:value="9137564.73584668" calcext:value-type="float">
            <text:p>9137564.73584668</text:p>
          </table:table-cell>
          <table:table-cell office:value-type="float" office:value="483" calcext:value-type="float">
            <text:p>483</text:p>
          </table:table-cell>
          <table:table-cell table:formula="of:=[.D44]/100" office:value-type="float" office:value="4149.8467704418" calcext:value-type="float">
            <text:p>4149.8467704418</text:p>
          </table:table-cell>
          <table:table-cell table:formula="of:=[.E44]/100" office:value-type="float" office:value="91375.6473584668" calcext:value-type="float">
            <text:p>91375.6473584668</text:p>
          </table:table-cell>
          <table:table-cell table:formula="of:=[.F44]" office:value-type="float" office:value="483" calcext:value-type="float">
            <text:p>483</text:p>
          </table:table-cell>
        </table:table-row>
        <table:table-row table:style-name="ro2">
          <table:table-cell office:value-type="string" calcext:value-type="string">
            <text:p>Point (448463.85965404356829822 9169847.26327364519238472)</text:p>
          </table:table-cell>
          <table:table-cell office:value-type="float" office:value="438" calcext:value-type="float">
            <text:p>438</text:p>
          </table:table-cell>
          <table:table-cell office:value-type="float" office:value="955" calcext:value-type="float">
            <text:p>955</text:p>
          </table:table-cell>
          <table:table-cell office:value-type="float" office:value="448463.859654044" calcext:value-type="float">
            <text:p>448463.859654044</text:p>
          </table:table-cell>
          <table:table-cell office:value-type="float" office:value="9169847.26327365" calcext:value-type="float">
            <text:p>9169847.26327365</text:p>
          </table:table-cell>
          <table:table-cell office:value-type="float" office:value="955" calcext:value-type="float">
            <text:p>955</text:p>
          </table:table-cell>
          <table:table-cell table:formula="of:=[.D45]/100" office:value-type="float" office:value="4484.63859654044" calcext:value-type="float">
            <text:p>4484.63859654044</text:p>
          </table:table-cell>
          <table:table-cell table:formula="of:=[.E45]/100" office:value-type="float" office:value="91698.4726327365" calcext:value-type="float">
            <text:p>91698.4726327365</text:p>
          </table:table-cell>
          <table:table-cell table:formula="of:=[.F45]" office:value-type="float" office:value="955" calcext:value-type="float">
            <text:p>955</text:p>
          </table:table-cell>
        </table:table-row>
        <table:table-row table:style-name="ro2">
          <table:table-cell office:value-type="string" calcext:value-type="string">
            <text:p>Point (469789.32798676553647965 9161681.57047648914158344)</text:p>
          </table:table-cell>
          <table:table-cell office:value-type="float" office:value="439" calcext:value-type="float">
            <text:p>439</text:p>
          </table:table-cell>
          <table:table-cell office:value-type="float" office:value="636" calcext:value-type="float">
            <text:p>636</text:p>
          </table:table-cell>
          <table:table-cell office:value-type="float" office:value="469789.327986766" calcext:value-type="float">
            <text:p>469789.327986766</text:p>
          </table:table-cell>
          <table:table-cell office:value-type="float" office:value="9161681.57047649" calcext:value-type="float">
            <text:p>9161681.57047649</text:p>
          </table:table-cell>
          <table:table-cell office:value-type="float" office:value="636" calcext:value-type="float">
            <text:p>636</text:p>
          </table:table-cell>
          <table:table-cell table:formula="of:=[.D46]/100" office:value-type="float" office:value="4697.89327986766" calcext:value-type="float">
            <text:p>4697.89327986766</text:p>
          </table:table-cell>
          <table:table-cell table:formula="of:=[.E46]/100" office:value-type="float" office:value="91616.8157047649" calcext:value-type="float">
            <text:p>91616.8157047649</text:p>
          </table:table-cell>
          <table:table-cell table:formula="of:=[.F46]" office:value-type="float" office:value="636" calcext:value-type="float">
            <text:p>636</text:p>
          </table:table-cell>
        </table:table-row>
        <table:table-row table:style-name="ro2">
          <table:table-cell office:value-type="string" calcext:value-type="string">
            <text:p>Point (469572.37043866090243682 9145555.20150627568364143)</text:p>
          </table:table-cell>
          <table:table-cell office:value-type="float" office:value="436" calcext:value-type="float">
            <text:p>436</text:p>
          </table:table-cell>
          <table:table-cell office:value-type="float" office:value="512" calcext:value-type="float">
            <text:p>512</text:p>
          </table:table-cell>
          <table:table-cell office:value-type="float" office:value="469572.370438661" calcext:value-type="float">
            <text:p>469572.370438661</text:p>
          </table:table-cell>
          <table:table-cell office:value-type="float" office:value="9145555.20150628" calcext:value-type="float">
            <text:p>9145555.20150628</text:p>
          </table:table-cell>
          <table:table-cell office:value-type="float" office:value="512" calcext:value-type="float">
            <text:p>512</text:p>
          </table:table-cell>
          <table:table-cell table:formula="of:=[.D47]/100" office:value-type="float" office:value="4695.72370438661" calcext:value-type="float">
            <text:p>4695.72370438661</text:p>
          </table:table-cell>
          <table:table-cell table:formula="of:=[.E47]/100" office:value-type="float" office:value="91455.5520150628" calcext:value-type="float">
            <text:p>91455.5520150628</text:p>
          </table:table-cell>
          <table:table-cell table:formula="of:=[.F47]" office:value-type="float" office:value="512" calcext:value-type="float">
            <text:p>512</text:p>
          </table:table-cell>
        </table:table-row>
        <table:table-row table:style-name="ro2">
          <table:table-cell office:value-type="string" calcext:value-type="string">
            <text:p>Point (463986.5828497251495719 9165616.54036914184689522)</text:p>
          </table:table-cell>
          <table:table-cell office:value-type="float" office:value="437" calcext:value-type="float">
            <text:p>437</text:p>
          </table:table-cell>
          <table:table-cell office:value-type="float" office:value="850" calcext:value-type="float">
            <text:p>850</text:p>
          </table:table-cell>
          <table:table-cell office:value-type="float" office:value="463986.582849725" calcext:value-type="float">
            <text:p>463986.582849725</text:p>
          </table:table-cell>
          <table:table-cell office:value-type="float" office:value="9165616.54036914" calcext:value-type="float">
            <text:p>9165616.54036914</text:p>
          </table:table-cell>
          <table:table-cell office:value-type="float" office:value="850" calcext:value-type="float">
            <text:p>850</text:p>
          </table:table-cell>
          <table:table-cell table:formula="of:=[.D48]/100" office:value-type="float" office:value="4639.86582849725" calcext:value-type="float">
            <text:p>4639.86582849725</text:p>
          </table:table-cell>
          <table:table-cell table:formula="of:=[.E48]/100" office:value-type="float" office:value="91656.1654036914" calcext:value-type="float">
            <text:p>91656.1654036914</text:p>
          </table:table-cell>
          <table:table-cell table:formula="of:=[.F48]" office:value-type="float" office:value="850" calcext:value-type="float">
            <text:p>850</text:p>
          </table:table-cell>
        </table:table-row>
        <table:table-row table:style-name="ro2">
          <table:table-cell office:value-type="string" calcext:value-type="string">
            <text:p>Point (468133.82848345790989697 9134027.48548382706940174)</text:p>
          </table:table-cell>
          <table:table-cell office:value-type="float" office:value="458" calcext:value-type="float">
            <text:p>458</text:p>
          </table:table-cell>
          <table:table-cell office:value-type="float" office:value="474" calcext:value-type="float">
            <text:p>474</text:p>
          </table:table-cell>
          <table:table-cell office:value-type="float" office:value="468133.828483458" calcext:value-type="float">
            <text:p>468133.828483458</text:p>
          </table:table-cell>
          <table:table-cell office:value-type="float" office:value="9134027.48548383" calcext:value-type="float">
            <text:p>9134027.48548383</text:p>
          </table:table-cell>
          <table:table-cell office:value-type="float" office:value="474" calcext:value-type="float">
            <text:p>474</text:p>
          </table:table-cell>
          <table:table-cell table:formula="of:=[.D49]/100" office:value-type="float" office:value="4681.33828483458" calcext:value-type="float">
            <text:p>4681.33828483458</text:p>
          </table:table-cell>
          <table:table-cell table:formula="of:=[.E49]/100" office:value-type="float" office:value="91340.2748548383" calcext:value-type="float">
            <text:p>91340.2748548383</text:p>
          </table:table-cell>
          <table:table-cell table:formula="of:=[.F49]" office:value-type="float" office:value="474" calcext:value-type="float">
            <text:p>474</text:p>
          </table:table-cell>
        </table:table-row>
        <table:table-row table:style-name="ro2">
          <table:table-cell office:value-type="string" calcext:value-type="string">
            <text:p>Point (440050.12218743242556229 9170761.35838227532804012)</text:p>
          </table:table-cell>
          <table:table-cell office:value-type="float" office:value="459" calcext:value-type="float">
            <text:p>459</text:p>
          </table:table-cell>
          <table:table-cell office:value-type="float" office:value="826" calcext:value-type="float">
            <text:p>826</text:p>
          </table:table-cell>
          <table:table-cell office:value-type="float" office:value="440050.122187432" calcext:value-type="float">
            <text:p>440050.122187432</text:p>
          </table:table-cell>
          <table:table-cell office:value-type="float" office:value="9170761.35838228" calcext:value-type="float">
            <text:p>9170761.35838228</text:p>
          </table:table-cell>
          <table:table-cell office:value-type="float" office:value="826" calcext:value-type="float">
            <text:p>826</text:p>
          </table:table-cell>
          <table:table-cell table:formula="of:=[.D50]/100" office:value-type="float" office:value="4400.50122187432" calcext:value-type="float">
            <text:p>4400.50122187432</text:p>
          </table:table-cell>
          <table:table-cell table:formula="of:=[.E50]/100" office:value-type="float" office:value="91707.6135838228" calcext:value-type="float">
            <text:p>91707.6135838228</text:p>
          </table:table-cell>
          <table:table-cell table:formula="of:=[.F50]" office:value-type="float" office:value="826" calcext:value-type="float">
            <text:p>826</text:p>
          </table:table-cell>
        </table:table-row>
        <table:table-row table:style-name="ro2">
          <table:table-cell office:value-type="string" calcext:value-type="string">
            <text:p>Point (457041.85341801948379725 9158402.27053212001919746)</text:p>
          </table:table-cell>
          <table:table-cell office:value-type="float" office:value="456" calcext:value-type="float">
            <text:p>456</text:p>
          </table:table-cell>
          <table:table-cell office:value-type="float" office:value="752" calcext:value-type="float">
            <text:p>752</text:p>
          </table:table-cell>
          <table:table-cell office:value-type="float" office:value="457041.85341802" calcext:value-type="float">
            <text:p>457041.85341802</text:p>
          </table:table-cell>
          <table:table-cell office:value-type="float" office:value="9158402.27053212" calcext:value-type="float">
            <text:p>9158402.27053212</text:p>
          </table:table-cell>
          <table:table-cell office:value-type="float" office:value="752" calcext:value-type="float">
            <text:p>752</text:p>
          </table:table-cell>
          <table:table-cell table:formula="of:=[.D51]/100" office:value-type="float" office:value="4570.4185341802" calcext:value-type="float">
            <text:p>4570.4185341802</text:p>
          </table:table-cell>
          <table:table-cell table:formula="of:=[.E51]/100" office:value-type="float" office:value="91584.0227053212" calcext:value-type="float">
            <text:p>91584.0227053212</text:p>
          </table:table-cell>
          <table:table-cell table:formula="of:=[.F51]" office:value-type="float" office:value="752" calcext:value-type="float">
            <text:p>752</text:p>
          </table:table-cell>
        </table:table-row>
        <table:table-row table:style-name="ro2">
          <table:table-cell office:value-type="string" calcext:value-type="string">
            <text:p>Point (427159.9230876971851103 9169462.3569831345230341)</text:p>
          </table:table-cell>
          <table:table-cell office:value-type="float" office:value="457" calcext:value-type="float">
            <text:p>457</text:p>
          </table:table-cell>
          <table:table-cell office:value-type="float" office:value="533" calcext:value-type="float">
            <text:p>533</text:p>
          </table:table-cell>
          <table:table-cell office:value-type="float" office:value="427159.923087697" calcext:value-type="float">
            <text:p>427159.923087697</text:p>
          </table:table-cell>
          <table:table-cell office:value-type="float" office:value="9169462.35698313" calcext:value-type="float">
            <text:p>9169462.35698313</text:p>
          </table:table-cell>
          <table:table-cell office:value-type="float" office:value="533" calcext:value-type="float">
            <text:p>533</text:p>
          </table:table-cell>
          <table:table-cell table:formula="of:=[.D52]/100" office:value-type="float" office:value="4271.59923087697" calcext:value-type="float">
            <text:p>4271.59923087697</text:p>
          </table:table-cell>
          <table:table-cell table:formula="of:=[.E52]/100" office:value-type="float" office:value="91694.6235698313" calcext:value-type="float">
            <text:p>91694.6235698313</text:p>
          </table:table-cell>
          <table:table-cell table:formula="of:=[.F52]" office:value-type="float" office:value="533" calcext:value-type="float">
            <text:p>533</text:p>
          </table:table-cell>
        </table:table-row>
        <table:table-row table:style-name="ro2">
          <table:table-cell office:value-type="string" calcext:value-type="string">
            <text:p>Point (443004.17992357624461874 9182405.57731526345014572)</text:p>
          </table:table-cell>
          <table:table-cell office:value-type="float" office:value="462" calcext:value-type="float">
            <text:p>462</text:p>
          </table:table-cell>
          <table:table-cell office:value-type="float" office:value="887" calcext:value-type="float">
            <text:p>887</text:p>
          </table:table-cell>
          <table:table-cell office:value-type="float" office:value="443004.179923576" calcext:value-type="float">
            <text:p>443004.179923576</text:p>
          </table:table-cell>
          <table:table-cell office:value-type="float" office:value="9182405.57731526" calcext:value-type="float">
            <text:p>9182405.57731526</text:p>
          </table:table-cell>
          <table:table-cell office:value-type="float" office:value="887" calcext:value-type="float">
            <text:p>887</text:p>
          </table:table-cell>
          <table:table-cell table:formula="of:=[.D53]/100" office:value-type="float" office:value="4430.04179923576" calcext:value-type="float">
            <text:p>4430.04179923576</text:p>
          </table:table-cell>
          <table:table-cell table:formula="of:=[.E53]/100" office:value-type="float" office:value="91824.0557731526" calcext:value-type="float">
            <text:p>91824.0557731526</text:p>
          </table:table-cell>
          <table:table-cell table:formula="of:=[.F53]" office:value-type="float" office:value="887" calcext:value-type="float">
            <text:p>887</text:p>
          </table:table-cell>
        </table:table-row>
        <table:table-row table:style-name="ro2">
          <table:table-cell office:value-type="string" calcext:value-type="string">
            <text:p>Point (454281.64980584022123367 9145631.94749358855187893)</text:p>
          </table:table-cell>
          <table:table-cell office:value-type="float" office:value="463" calcext:value-type="float">
            <text:p>463</text:p>
          </table:table-cell>
          <table:table-cell office:value-type="float" office:value="527" calcext:value-type="float">
            <text:p>527</text:p>
          </table:table-cell>
          <table:table-cell office:value-type="float" office:value="454281.64980584" calcext:value-type="float">
            <text:p>454281.64980584</text:p>
          </table:table-cell>
          <table:table-cell office:value-type="float" office:value="9145631.94749359" calcext:value-type="float">
            <text:p>9145631.94749359</text:p>
          </table:table-cell>
          <table:table-cell office:value-type="float" office:value="527" calcext:value-type="float">
            <text:p>527</text:p>
          </table:table-cell>
          <table:table-cell table:formula="of:=[.D54]/100" office:value-type="float" office:value="4542.8164980584" calcext:value-type="float">
            <text:p>4542.8164980584</text:p>
          </table:table-cell>
          <table:table-cell table:formula="of:=[.E54]/100" office:value-type="float" office:value="91456.3194749359" calcext:value-type="float">
            <text:p>91456.3194749359</text:p>
          </table:table-cell>
          <table:table-cell table:formula="of:=[.F54]" office:value-type="float" office:value="527" calcext:value-type="float">
            <text:p>527</text:p>
          </table:table-cell>
        </table:table-row>
        <table:table-row table:style-name="ro2">
          <table:table-cell office:value-type="string" calcext:value-type="string">
            <text:p>Point (446778.26565354893682525 9178598.86355668678879738)</text:p>
          </table:table-cell>
          <table:table-cell office:value-type="float" office:value="460" calcext:value-type="float">
            <text:p>460</text:p>
          </table:table-cell>
          <table:table-cell office:value-type="float" office:value="885" calcext:value-type="float">
            <text:p>885</text:p>
          </table:table-cell>
          <table:table-cell office:value-type="float" office:value="446778.265653549" calcext:value-type="float">
            <text:p>446778.265653549</text:p>
          </table:table-cell>
          <table:table-cell office:value-type="float" office:value="9178598.86355669" calcext:value-type="float">
            <text:p>9178598.86355669</text:p>
          </table:table-cell>
          <table:table-cell office:value-type="float" office:value="885" calcext:value-type="float">
            <text:p>885</text:p>
          </table:table-cell>
          <table:table-cell table:formula="of:=[.D55]/100" office:value-type="float" office:value="4467.78265653549" calcext:value-type="float">
            <text:p>4467.78265653549</text:p>
          </table:table-cell>
          <table:table-cell table:formula="of:=[.E55]/100" office:value-type="float" office:value="91785.9886355669" calcext:value-type="float">
            <text:p>91785.9886355669</text:p>
          </table:table-cell>
          <table:table-cell table:formula="of:=[.F55]" office:value-type="float" office:value="885" calcext:value-type="float">
            <text:p>885</text:p>
          </table:table-cell>
        </table:table-row>
        <table:table-row table:style-name="ro2">
          <table:table-cell office:value-type="string" calcext:value-type="string">
            <text:p>Point (465146.49322171357925981 9150477.99790690280497074)</text:p>
          </table:table-cell>
          <table:table-cell office:value-type="float" office:value="461" calcext:value-type="float">
            <text:p>461</text:p>
          </table:table-cell>
          <table:table-cell office:value-type="float" office:value="614" calcext:value-type="float">
            <text:p>614</text:p>
          </table:table-cell>
          <table:table-cell office:value-type="float" office:value="465146.493221714" calcext:value-type="float">
            <text:p>465146.493221714</text:p>
          </table:table-cell>
          <table:table-cell office:value-type="float" office:value="9150477.9979069" calcext:value-type="float">
            <text:p>9150477.9979069</text:p>
          </table:table-cell>
          <table:table-cell office:value-type="float" office:value="614" calcext:value-type="float">
            <text:p>614</text:p>
          </table:table-cell>
          <table:table-cell table:formula="of:=[.D56]/100" office:value-type="float" office:value="4651.46493221714" calcext:value-type="float">
            <text:p>4651.46493221714</text:p>
          </table:table-cell>
          <table:table-cell table:formula="of:=[.E56]/100" office:value-type="float" office:value="91504.779979069" calcext:value-type="float">
            <text:p>91504.779979069</text:p>
          </table:table-cell>
          <table:table-cell table:formula="of:=[.F56]" office:value-type="float" office:value="614" calcext:value-type="float">
            <text:p>614</text:p>
          </table:table-cell>
        </table:table-row>
        <table:table-row table:style-name="ro2">
          <table:table-cell office:value-type="string" calcext:value-type="string">
            <text:p>Point (414386.82928085571620613 9168413.07872472517192364)</text:p>
          </table:table-cell>
          <table:table-cell office:value-type="float" office:value="450" calcext:value-type="float">
            <text:p>450</text:p>
          </table:table-cell>
          <table:table-cell office:value-type="float" office:value="513" calcext:value-type="float">
            <text:p>513</text:p>
          </table:table-cell>
          <table:table-cell office:value-type="float" office:value="414386.829280856" calcext:value-type="float">
            <text:p>414386.829280856</text:p>
          </table:table-cell>
          <table:table-cell office:value-type="float" office:value="9168413.07872473" calcext:value-type="float">
            <text:p>9168413.07872473</text:p>
          </table:table-cell>
          <table:table-cell office:value-type="float" office:value="513" calcext:value-type="float">
            <text:p>513</text:p>
          </table:table-cell>
          <table:table-cell table:formula="of:=[.D57]/100" office:value-type="float" office:value="4143.86829280856" calcext:value-type="float">
            <text:p>4143.86829280856</text:p>
          </table:table-cell>
          <table:table-cell table:formula="of:=[.E57]/100" office:value-type="float" office:value="91684.1307872473" calcext:value-type="float">
            <text:p>91684.1307872473</text:p>
          </table:table-cell>
          <table:table-cell table:formula="of:=[.F57]" office:value-type="float" office:value="513" calcext:value-type="float">
            <text:p>513</text:p>
          </table:table-cell>
        </table:table-row>
        <table:table-row table:style-name="ro2">
          <table:table-cell office:value-type="string" calcext:value-type="string">
            <text:p>Point (458305.43582778994459659 9132833.97484971582889557)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458305.43582779" calcext:value-type="float">
            <text:p>458305.43582779</text:p>
          </table:table-cell>
          <table:table-cell office:value-type="float" office:value="9132833.97484972" calcext:value-type="float">
            <text:p>9132833.97484972</text:p>
          </table:table-cell>
          <table:table-cell office:value-type="float" office:value="492" calcext:value-type="float">
            <text:p>492</text:p>
          </table:table-cell>
          <table:table-cell table:formula="of:=[.D58]/100" office:value-type="float" office:value="4583.0543582779" calcext:value-type="float">
            <text:p>4583.0543582779</text:p>
          </table:table-cell>
          <table:table-cell table:formula="of:=[.E58]/100" office:value-type="float" office:value="91328.3397484972" calcext:value-type="float">
            <text:p>91328.3397484972</text:p>
          </table:table-cell>
          <table:table-cell table:formula="of:=[.F58]" office:value-type="float" office:value="492" calcext:value-type="float">
            <text:p>492</text:p>
          </table:table-cell>
        </table:table-row>
        <table:table-row table:style-name="ro2">
          <table:table-cell office:value-type="string" calcext:value-type="string">
            <text:p>Point (467053.5873031192459166 9153895.08648177422583103)</text:p>
          </table:table-cell>
          <table:table-cell office:value-type="float" office:value="448" calcext:value-type="float">
            <text:p>448</text:p>
          </table:table-cell>
          <table:table-cell office:value-type="float" office:value="759" calcext:value-type="float">
            <text:p>759</text:p>
          </table:table-cell>
          <table:table-cell office:value-type="float" office:value="467053.587303119" calcext:value-type="float">
            <text:p>467053.587303119</text:p>
          </table:table-cell>
          <table:table-cell office:value-type="float" office:value="9153895.08648178" calcext:value-type="float">
            <text:p>9153895.08648178</text:p>
          </table:table-cell>
          <table:table-cell office:value-type="float" office:value="759" calcext:value-type="float">
            <text:p>759</text:p>
          </table:table-cell>
          <table:table-cell table:formula="of:=[.D59]/100" office:value-type="float" office:value="4670.53587303119" calcext:value-type="float">
            <text:p>4670.53587303119</text:p>
          </table:table-cell>
          <table:table-cell table:formula="of:=[.E59]/100" office:value-type="float" office:value="91538.9508648178" calcext:value-type="float">
            <text:p>91538.9508648178</text:p>
          </table:table-cell>
          <table:table-cell table:formula="of:=[.F59]" office:value-type="float" office:value="759" calcext:value-type="float">
            <text:p>759</text:p>
          </table:table-cell>
        </table:table-row>
        <table:table-row table:style-name="ro2">
          <table:table-cell office:value-type="string" calcext:value-type="string">
            <text:p>Point (430977.3672532623168081 9164865.76051975227892399)</text:p>
          </table:table-cell>
          <table:table-cell office:value-type="float" office:value="449" calcext:value-type="float">
            <text:p>449</text:p>
          </table:table-cell>
          <table:table-cell office:value-type="float" office:value="542" calcext:value-type="float">
            <text:p>542</text:p>
          </table:table-cell>
          <table:table-cell office:value-type="float" office:value="430977.367253262" calcext:value-type="float">
            <text:p>430977.367253262</text:p>
          </table:table-cell>
          <table:table-cell office:value-type="float" office:value="9164865.76051975" calcext:value-type="float">
            <text:p>9164865.76051975</text:p>
          </table:table-cell>
          <table:table-cell office:value-type="float" office:value="542" calcext:value-type="float">
            <text:p>542</text:p>
          </table:table-cell>
          <table:table-cell table:formula="of:=[.D60]/100" office:value-type="float" office:value="4309.77367253262" calcext:value-type="float">
            <text:p>4309.77367253262</text:p>
          </table:table-cell>
          <table:table-cell table:formula="of:=[.E60]/100" office:value-type="float" office:value="91648.6576051975" calcext:value-type="float">
            <text:p>91648.6576051975</text:p>
          </table:table-cell>
          <table:table-cell table:formula="of:=[.F60]" office:value-type="float" office:value="542" calcext:value-type="float">
            <text:p>542</text:p>
          </table:table-cell>
        </table:table-row>
        <table:table-row table:style-name="ro2">
          <table:table-cell office:value-type="string" calcext:value-type="string">
            <text:p>Point (429316.78757149894954637 9140847.74092521332204342)</text:p>
          </table:table-cell>
          <table:table-cell office:value-type="float" office:value="454" calcext:value-type="float">
            <text:p>454</text:p>
          </table:table-cell>
          <table:table-cell office:value-type="float" office:value="505" calcext:value-type="float">
            <text:p>505</text:p>
          </table:table-cell>
          <table:table-cell office:value-type="float" office:value="429316.787571499" calcext:value-type="float">
            <text:p>429316.787571499</text:p>
          </table:table-cell>
          <table:table-cell office:value-type="float" office:value="9140847.74092521" calcext:value-type="float">
            <text:p>9140847.74092521</text:p>
          </table:table-cell>
          <table:table-cell office:value-type="float" office:value="505" calcext:value-type="float">
            <text:p>505</text:p>
          </table:table-cell>
          <table:table-cell table:formula="of:=[.D61]/100" office:value-type="float" office:value="4293.16787571499" calcext:value-type="float">
            <text:p>4293.16787571499</text:p>
          </table:table-cell>
          <table:table-cell table:formula="of:=[.E61]/100" office:value-type="float" office:value="91408.4774092521" calcext:value-type="float">
            <text:p>91408.4774092521</text:p>
          </table:table-cell>
          <table:table-cell table:formula="of:=[.F61]" office:value-type="float" office:value="505" calcext:value-type="float">
            <text:p>505</text:p>
          </table:table-cell>
        </table:table-row>
        <table:table-row table:style-name="ro2">
          <table:table-cell office:value-type="string" calcext:value-type="string">
            <text:p>Point (435630.78815937414765358 9150579.19973838701844215)</text:p>
          </table:table-cell>
          <table:table-cell office:value-type="float" office:value="455" calcext:value-type="float">
            <text:p>455</text:p>
          </table:table-cell>
          <table:table-cell office:value-type="float" office:value="480" calcext:value-type="float">
            <text:p>480</text:p>
          </table:table-cell>
          <table:table-cell office:value-type="float" office:value="435630.788159374" calcext:value-type="float">
            <text:p>435630.788159374</text:p>
          </table:table-cell>
          <table:table-cell office:value-type="float" office:value="9150579.19973839" calcext:value-type="float">
            <text:p>9150579.19973839</text:p>
          </table:table-cell>
          <table:table-cell office:value-type="float" office:value="480" calcext:value-type="float">
            <text:p>480</text:p>
          </table:table-cell>
          <table:table-cell table:formula="of:=[.D62]/100" office:value-type="float" office:value="4356.30788159374" calcext:value-type="float">
            <text:p>4356.30788159374</text:p>
          </table:table-cell>
          <table:table-cell table:formula="of:=[.E62]/100" office:value-type="float" office:value="91505.7919973839" calcext:value-type="float">
            <text:p>91505.7919973839</text:p>
          </table:table-cell>
          <table:table-cell table:formula="of:=[.F62]"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Point (467285.09303212148370221 9145671.62538938038051128)</text:p>
          </table:table-cell>
          <table:table-cell office:value-type="float" office:value="452" calcext:value-type="float">
            <text:p>452</text:p>
          </table:table-cell>
          <table:table-cell office:value-type="float" office:value="537" calcext:value-type="float">
            <text:p>537</text:p>
          </table:table-cell>
          <table:table-cell office:value-type="float" office:value="467285.093032122" calcext:value-type="float">
            <text:p>467285.093032122</text:p>
          </table:table-cell>
          <table:table-cell office:value-type="float" office:value="9145671.62538938" calcext:value-type="float">
            <text:p>9145671.62538938</text:p>
          </table:table-cell>
          <table:table-cell office:value-type="float" office:value="537" calcext:value-type="float">
            <text:p>537</text:p>
          </table:table-cell>
          <table:table-cell table:formula="of:=[.D63]/100" office:value-type="float" office:value="4672.85093032122" calcext:value-type="float">
            <text:p>4672.85093032122</text:p>
          </table:table-cell>
          <table:table-cell table:formula="of:=[.E63]/100" office:value-type="float" office:value="91456.7162538938" calcext:value-type="float">
            <text:p>91456.7162538938</text:p>
          </table:table-cell>
          <table:table-cell table:formula="of:=[.F63]" office:value-type="float" office:value="537" calcext:value-type="float">
            <text:p>537</text:p>
          </table:table-cell>
        </table:table-row>
        <table:table-row table:style-name="ro2">
          <table:table-cell office:value-type="string" calcext:value-type="string">
            <text:p>Point (426298.77263491495978087 9162164.53030470013618469)</text:p>
          </table:table-cell>
          <table:table-cell office:value-type="float" office:value="453" calcext:value-type="float">
            <text:p>453</text:p>
          </table:table-cell>
          <table:table-cell office:value-type="float" office:value="519" calcext:value-type="float">
            <text:p>519</text:p>
          </table:table-cell>
          <table:table-cell office:value-type="float" office:value="426298.772634915" calcext:value-type="float">
            <text:p>426298.772634915</text:p>
          </table:table-cell>
          <table:table-cell office:value-type="float" office:value="9162164.5303047" calcext:value-type="float">
            <text:p>9162164.5303047</text:p>
          </table:table-cell>
          <table:table-cell office:value-type="float" office:value="519" calcext:value-type="float">
            <text:p>519</text:p>
          </table:table-cell>
          <table:table-cell table:formula="of:=[.D64]/100" office:value-type="float" office:value="4262.98772634915" calcext:value-type="float">
            <text:p>4262.98772634915</text:p>
          </table:table-cell>
          <table:table-cell table:formula="of:=[.E64]/100" office:value-type="float" office:value="91621.645303047" calcext:value-type="float">
            <text:p>91621.645303047</text:p>
          </table:table-cell>
          <table:table-cell table:formula="of:=[.F64]" office:value-type="float" office:value="519" calcext:value-type="float">
            <text:p>519</text:p>
          </table:table-cell>
        </table:table-row>
        <table:table-row table:style-name="ro2">
          <table:table-cell office:value-type="string" calcext:value-type="string">
            <text:p>Point (455507.55657692172098905 9180144.34575285390019417)</text:p>
          </table:table-cell>
          <table:table-cell office:value-type="float" office:value="474" calcext:value-type="float">
            <text:p>474</text:p>
          </table:table-cell>
          <table:table-cell office:value-type="float" office:value="921" calcext:value-type="float">
            <text:p>921</text:p>
          </table:table-cell>
          <table:table-cell office:value-type="float" office:value="455507.556576922" calcext:value-type="float">
            <text:p>455507.556576922</text:p>
          </table:table-cell>
          <table:table-cell office:value-type="float" office:value="9180144.34575285" calcext:value-type="float">
            <text:p>9180144.34575285</text:p>
          </table:table-cell>
          <table:table-cell office:value-type="float" office:value="921" calcext:value-type="float">
            <text:p>921</text:p>
          </table:table-cell>
          <table:table-cell table:formula="of:=[.D65]/100" office:value-type="float" office:value="4555.07556576922" calcext:value-type="float">
            <text:p>4555.07556576922</text:p>
          </table:table-cell>
          <table:table-cell table:formula="of:=[.E65]/100" office:value-type="float" office:value="91801.4434575285" calcext:value-type="float">
            <text:p>91801.4434575285</text:p>
          </table:table-cell>
          <table:table-cell table:formula="of:=[.F65]" office:value-type="float" office:value="921" calcext:value-type="float">
            <text:p>921</text:p>
          </table:table-cell>
        </table:table-row>
        <table:table-row table:style-name="ro2">
          <table:table-cell office:value-type="string" calcext:value-type="string">
            <text:p>Point (440533.28000349079957232 9170639.21399311535060406)</text:p>
          </table:table-cell>
          <table:table-cell office:value-type="float" office:value="475" calcext:value-type="float">
            <text:p>475</text:p>
          </table:table-cell>
          <table:table-cell office:value-type="float" office:value="884" calcext:value-type="float">
            <text:p>884</text:p>
          </table:table-cell>
          <table:table-cell office:value-type="float" office:value="440533.280003491" calcext:value-type="float">
            <text:p>440533.280003491</text:p>
          </table:table-cell>
          <table:table-cell office:value-type="float" office:value="9170639.21399312" calcext:value-type="float">
            <text:p>9170639.21399312</text:p>
          </table:table-cell>
          <table:table-cell office:value-type="float" office:value="884" calcext:value-type="float">
            <text:p>884</text:p>
          </table:table-cell>
          <table:table-cell table:formula="of:=[.D66]/100" office:value-type="float" office:value="4405.33280003491" calcext:value-type="float">
            <text:p>4405.33280003491</text:p>
          </table:table-cell>
          <table:table-cell table:formula="of:=[.E66]/100" office:value-type="float" office:value="91706.3921399311" calcext:value-type="float">
            <text:p>91706.3921399311</text:p>
          </table:table-cell>
          <table:table-cell table:formula="of:=[.F66]" office:value-type="float" office:value="884" calcext:value-type="float">
            <text:p>884</text:p>
          </table:table-cell>
        </table:table-row>
        <table:table-row table:style-name="ro2">
          <table:table-cell office:value-type="string" calcext:value-type="string">
            <text:p>Point (434982.91347459849203005 9150739.70856766402721405)</text:p>
          </table:table-cell>
          <table:table-cell office:value-type="float" office:value="472" calcext:value-type="float">
            <text:p>472</text:p>
          </table:table-cell>
          <table:table-cell office:value-type="float" office:value="484" calcext:value-type="float">
            <text:p>484</text:p>
          </table:table-cell>
          <table:table-cell office:value-type="float" office:value="434982.913474599" calcext:value-type="float">
            <text:p>434982.913474599</text:p>
          </table:table-cell>
          <table:table-cell office:value-type="float" office:value="9150739.70856767" calcext:value-type="float">
            <text:p>9150739.70856767</text:p>
          </table:table-cell>
          <table:table-cell office:value-type="float" office:value="484" calcext:value-type="float">
            <text:p>484</text:p>
          </table:table-cell>
          <table:table-cell table:formula="of:=[.D67]/100" office:value-type="float" office:value="4349.82913474599" calcext:value-type="float">
            <text:p>4349.82913474599</text:p>
          </table:table-cell>
          <table:table-cell table:formula="of:=[.E67]/100" office:value-type="float" office:value="91507.3970856767" calcext:value-type="float">
            <text:p>91507.3970856767</text:p>
          </table:table-cell>
          <table:table-cell table:formula="of:=[.F67]" office:value-type="float" office:value="484" calcext:value-type="float">
            <text:p>484</text:p>
          </table:table-cell>
        </table:table-row>
        <table:table-row table:style-name="ro2">
          <table:table-cell office:value-type="string" calcext:value-type="string">
            <text:p>Point (468858.94502247782656923 9171189.90937416255474091)</text:p>
          </table:table-cell>
          <table:table-cell office:value-type="float" office:value="473" calcext:value-type="float">
            <text:p>473</text:p>
          </table:table-cell>
          <table:table-cell office:value-type="float" office:value="925" calcext:value-type="float">
            <text:p>925</text:p>
          </table:table-cell>
          <table:table-cell office:value-type="float" office:value="468858.945022478" calcext:value-type="float">
            <text:p>468858.945022478</text:p>
          </table:table-cell>
          <table:table-cell office:value-type="float" office:value="9171189.90937416" calcext:value-type="float">
            <text:p>9171189.90937416</text:p>
          </table:table-cell>
          <table:table-cell office:value-type="float" office:value="925" calcext:value-type="float">
            <text:p>925</text:p>
          </table:table-cell>
          <table:table-cell table:formula="of:=[.D68]/100" office:value-type="float" office:value="4688.58945022478" calcext:value-type="float">
            <text:p>4688.58945022478</text:p>
          </table:table-cell>
          <table:table-cell table:formula="of:=[.E68]/100" office:value-type="float" office:value="91711.8990937416" calcext:value-type="float">
            <text:p>91711.8990937416</text:p>
          </table:table-cell>
          <table:table-cell table:formula="of:=[.F68]" office:value-type="float" office:value="925" calcext:value-type="float">
            <text:p>925</text:p>
          </table:table-cell>
        </table:table-row>
        <table:table-row table:style-name="ro2">
          <table:table-cell office:value-type="string" calcext:value-type="string">
            <text:p>Point (424303.88937122147763148 9156841.64212118275463581)</text:p>
          </table:table-cell>
          <table:table-cell office:value-type="float" office:value="478" calcext:value-type="float">
            <text:p>478</text:p>
          </table:table-cell>
          <table:table-cell office:value-type="float" office:value="464" calcext:value-type="float">
            <text:p>464</text:p>
          </table:table-cell>
          <table:table-cell office:value-type="float" office:value="424303.889371222" calcext:value-type="float">
            <text:p>424303.889371222</text:p>
          </table:table-cell>
          <table:table-cell office:value-type="float" office:value="9156841.64212118" calcext:value-type="float">
            <text:p>9156841.64212118</text:p>
          </table:table-cell>
          <table:table-cell office:value-type="float" office:value="464" calcext:value-type="float">
            <text:p>464</text:p>
          </table:table-cell>
          <table:table-cell table:formula="of:=[.D69]/100" office:value-type="float" office:value="4243.03889371222" calcext:value-type="float">
            <text:p>4243.03889371222</text:p>
          </table:table-cell>
          <table:table-cell table:formula="of:=[.E69]/100" office:value-type="float" office:value="91568.4164212118" calcext:value-type="float">
            <text:p>91568.4164212118</text:p>
          </table:table-cell>
          <table:table-cell table:formula="of:=[.F69]" office:value-type="float" office:value="464" calcext:value-type="float">
            <text:p>464</text:p>
          </table:table-cell>
        </table:table-row>
        <table:table-row table:style-name="ro2">
          <table:table-cell office:value-type="string" calcext:value-type="string">
            <text:p>Point (425541.37921456393087283 9130568.34084151685237885)</text:p>
          </table:table-cell>
          <table:table-cell office:value-type="float" office:value="479" calcext:value-type="float">
            <text:p>479</text:p>
          </table:table-cell>
          <table:table-cell office:value-type="float" office:value="486" calcext:value-type="float">
            <text:p>486</text:p>
          </table:table-cell>
          <table:table-cell office:value-type="float" office:value="425541.379214564" calcext:value-type="float">
            <text:p>425541.379214564</text:p>
          </table:table-cell>
          <table:table-cell office:value-type="float" office:value="9130568.34084152" calcext:value-type="float">
            <text:p>9130568.34084152</text:p>
          </table:table-cell>
          <table:table-cell office:value-type="float" office:value="486" calcext:value-type="float">
            <text:p>486</text:p>
          </table:table-cell>
          <table:table-cell table:formula="of:=[.D70]/100" office:value-type="float" office:value="4255.41379214564" calcext:value-type="float">
            <text:p>4255.41379214564</text:p>
          </table:table-cell>
          <table:table-cell table:formula="of:=[.E70]/100" office:value-type="float" office:value="91305.6834084152" calcext:value-type="float">
            <text:p>91305.6834084152</text:p>
          </table:table-cell>
          <table:table-cell table:formula="of:=[.F70]" office:value-type="float" office:value="486" calcext:value-type="float">
            <text:p>486</text:p>
          </table:table-cell>
        </table:table-row>
        <table:table-row table:style-name="ro2">
          <table:table-cell office:value-type="string" calcext:value-type="string">
            <text:p>Point (450301.07092721736989915 9139316.36766885034739971)</text:p>
          </table:table-cell>
          <table:table-cell office:value-type="float" office:value="476" calcext:value-type="float">
            <text:p>476</text:p>
          </table:table-cell>
          <table:table-cell office:value-type="float" office:value="503" calcext:value-type="float">
            <text:p>503</text:p>
          </table:table-cell>
          <table:table-cell office:value-type="float" office:value="450301.070927217" calcext:value-type="float">
            <text:p>450301.070927217</text:p>
          </table:table-cell>
          <table:table-cell office:value-type="float" office:value="9139316.36766885" calcext:value-type="float">
            <text:p>9139316.36766885</text:p>
          </table:table-cell>
          <table:table-cell office:value-type="float" office:value="503" calcext:value-type="float">
            <text:p>503</text:p>
          </table:table-cell>
          <table:table-cell table:formula="of:=[.D71]/100" office:value-type="float" office:value="4503.01070927217" calcext:value-type="float">
            <text:p>4503.01070927217</text:p>
          </table:table-cell>
          <table:table-cell table:formula="of:=[.E71]/100" office:value-type="float" office:value="91393.1636766885" calcext:value-type="float">
            <text:p>91393.1636766885</text:p>
          </table:table-cell>
          <table:table-cell table:formula="of:=[.F71]" office:value-type="float" office:value="503" calcext:value-type="float">
            <text:p>503</text:p>
          </table:table-cell>
        </table:table-row>
        <table:table-row table:style-name="ro2">
          <table:table-cell office:value-type="string" calcext:value-type="string">
            <text:p>Point (422666.94610539788845927 9144197.28985132090747356)</text:p>
          </table:table-cell>
          <table:table-cell office:value-type="float" office:value="477" calcext:value-type="float">
            <text:p>477</text:p>
          </table:table-cell>
          <table:table-cell office:value-type="float" office:value="480" calcext:value-type="float">
            <text:p>480</text:p>
          </table:table-cell>
          <table:table-cell office:value-type="float" office:value="422666.946105398" calcext:value-type="float">
            <text:p>422666.946105398</text:p>
          </table:table-cell>
          <table:table-cell office:value-type="float" office:value="9144197.28985132" calcext:value-type="float">
            <text:p>9144197.28985132</text:p>
          </table:table-cell>
          <table:table-cell office:value-type="float" office:value="480" calcext:value-type="float">
            <text:p>480</text:p>
          </table:table-cell>
          <table:table-cell table:formula="of:=[.D72]/100" office:value-type="float" office:value="4226.66946105398" calcext:value-type="float">
            <text:p>4226.66946105398</text:p>
          </table:table-cell>
          <table:table-cell table:formula="of:=[.E72]/100" office:value-type="float" office:value="91441.9728985132" calcext:value-type="float">
            <text:p>91441.9728985132</text:p>
          </table:table-cell>
          <table:table-cell table:formula="of:=[.F72]"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Point (438897.32495365681825206 9164563.18607648462057114)</text:p>
          </table:table-cell>
          <table:table-cell office:value-type="float" office:value="466" calcext:value-type="float">
            <text:p>466</text:p>
          </table:table-cell>
          <table:table-cell office:value-type="float" office:value="555" calcext:value-type="float">
            <text:p>555</text:p>
          </table:table-cell>
          <table:table-cell office:value-type="float" office:value="438897.324953657" calcext:value-type="float">
            <text:p>438897.324953657</text:p>
          </table:table-cell>
          <table:table-cell office:value-type="float" office:value="9164563.18607649" calcext:value-type="float">
            <text:p>9164563.18607649</text:p>
          </table:table-cell>
          <table:table-cell office:value-type="float" office:value="555" calcext:value-type="float">
            <text:p>555</text:p>
          </table:table-cell>
          <table:table-cell table:formula="of:=[.D73]/100" office:value-type="float" office:value="4388.97324953657" calcext:value-type="float">
            <text:p>4388.97324953657</text:p>
          </table:table-cell>
          <table:table-cell table:formula="of:=[.E73]/100" office:value-type="float" office:value="91645.6318607649" calcext:value-type="float">
            <text:p>91645.6318607649</text:p>
          </table:table-cell>
          <table:table-cell table:formula="of:=[.F73]" office:value-type="float" office:value="555" calcext:value-type="float">
            <text:p>555</text:p>
          </table:table-cell>
        </table:table-row>
        <table:table-row table:style-name="ro2">
          <table:table-cell office:value-type="string" calcext:value-type="string">
            <text:p>Point (450311.69308721157722175 9163992.90322783030569553)</text:p>
          </table:table-cell>
          <table:table-cell office:value-type="float" office:value="467" calcext:value-type="float">
            <text:p>467</text:p>
          </table:table-cell>
          <table:table-cell office:value-type="float" office:value="946" calcext:value-type="float">
            <text:p>946</text:p>
          </table:table-cell>
          <table:table-cell office:value-type="float" office:value="450311.693087212" calcext:value-type="float">
            <text:p>450311.693087212</text:p>
          </table:table-cell>
          <table:table-cell office:value-type="float" office:value="9163992.90322783" calcext:value-type="float">
            <text:p>9163992.90322783</text:p>
          </table:table-cell>
          <table:table-cell office:value-type="float" office:value="946" calcext:value-type="float">
            <text:p>946</text:p>
          </table:table-cell>
          <table:table-cell table:formula="of:=[.D74]/100" office:value-type="float" office:value="4503.11693087212" calcext:value-type="float">
            <text:p>4503.11693087212</text:p>
          </table:table-cell>
          <table:table-cell table:formula="of:=[.E74]/100" office:value-type="float" office:value="91639.9290322783" calcext:value-type="float">
            <text:p>91639.9290322783</text:p>
          </table:table-cell>
          <table:table-cell table:formula="of:=[.F74]" office:value-type="float" office:value="946" calcext:value-type="float">
            <text:p>946</text:p>
          </table:table-cell>
        </table:table-row>
        <table:table-row table:style-name="ro2">
          <table:table-cell office:value-type="string" calcext:value-type="string">
            <text:p>Point (464824.80482326453784481 9133465.19894222542643547)</text:p>
          </table:table-cell>
          <table:table-cell office:value-type="float" office:value="464" calcext:value-type="float">
            <text:p>464</text:p>
          </table:table-cell>
          <table:table-cell office:value-type="float" office:value="530" calcext:value-type="float">
            <text:p>530</text:p>
          </table:table-cell>
          <table:table-cell office:value-type="float" office:value="464824.804823265" calcext:value-type="float">
            <text:p>464824.804823265</text:p>
          </table:table-cell>
          <table:table-cell office:value-type="float" office:value="9133465.19894223" calcext:value-type="float">
            <text:p>9133465.19894223</text:p>
          </table:table-cell>
          <table:table-cell office:value-type="float" office:value="530" calcext:value-type="float">
            <text:p>530</text:p>
          </table:table-cell>
          <table:table-cell table:formula="of:=[.D75]/100" office:value-type="float" office:value="4648.24804823265" calcext:value-type="float">
            <text:p>4648.24804823265</text:p>
          </table:table-cell>
          <table:table-cell table:formula="of:=[.E75]/100" office:value-type="float" office:value="91334.6519894223" calcext:value-type="float">
            <text:p>91334.6519894223</text:p>
          </table:table-cell>
          <table:table-cell table:formula="of:=[.F75]" office:value-type="float" office:value="530" calcext:value-type="float">
            <text:p>530</text:p>
          </table:table-cell>
        </table:table-row>
        <table:table-row table:style-name="ro2">
          <table:table-cell office:value-type="string" calcext:value-type="string">
            <text:p>Point (451427.31892609846545383 9158325.50282438471913338)</text:p>
          </table:table-cell>
          <table:table-cell office:value-type="float" office:value="465" calcext:value-type="float">
            <text:p>465</text:p>
          </table:table-cell>
          <table:table-cell office:value-type="float" office:value="622" calcext:value-type="float">
            <text:p>622</text:p>
          </table:table-cell>
          <table:table-cell office:value-type="float" office:value="451427.318926099" calcext:value-type="float">
            <text:p>451427.318926099</text:p>
          </table:table-cell>
          <table:table-cell office:value-type="float" office:value="9158325.50282438" calcext:value-type="float">
            <text:p>9158325.50282438</text:p>
          </table:table-cell>
          <table:table-cell office:value-type="float" office:value="622" calcext:value-type="float">
            <text:p>622</text:p>
          </table:table-cell>
          <table:table-cell table:formula="of:=[.D76]/100" office:value-type="float" office:value="4514.27318926099" calcext:value-type="float">
            <text:p>4514.27318926099</text:p>
          </table:table-cell>
          <table:table-cell table:formula="of:=[.E76]/100" office:value-type="float" office:value="91583.2550282438" calcext:value-type="float">
            <text:p>91583.2550282438</text:p>
          </table:table-cell>
          <table:table-cell table:formula="of:=[.F76]" office:value-type="float" office:value="622" calcext:value-type="float">
            <text:p>622</text:p>
          </table:table-cell>
        </table:table-row>
        <table:table-row table:style-name="ro2">
          <table:table-cell office:value-type="string" calcext:value-type="string">
            <text:p>Point (462437.10408348997589201 9182561.40828769840300083)</text:p>
          </table:table-cell>
          <table:table-cell office:value-type="float" office:value="470" calcext:value-type="float">
            <text:p>470</text:p>
          </table:table-cell>
          <table:table-cell office:value-type="float" office:value="936" calcext:value-type="float">
            <text:p>936</text:p>
          </table:table-cell>
          <table:table-cell office:value-type="float" office:value="462437.10408349" calcext:value-type="float">
            <text:p>462437.10408349</text:p>
          </table:table-cell>
          <table:table-cell office:value-type="float" office:value="9182561.4082877" calcext:value-type="float">
            <text:p>9182561.4082877</text:p>
          </table:table-cell>
          <table:table-cell office:value-type="float" office:value="936" calcext:value-type="float">
            <text:p>936</text:p>
          </table:table-cell>
          <table:table-cell table:formula="of:=[.D77]/100" office:value-type="float" office:value="4624.3710408349" calcext:value-type="float">
            <text:p>4624.3710408349</text:p>
          </table:table-cell>
          <table:table-cell table:formula="of:=[.E77]/100" office:value-type="float" office:value="91825.614082877" calcext:value-type="float">
            <text:p>91825.614082877</text:p>
          </table:table-cell>
          <table:table-cell table:formula="of:=[.F77]" office:value-type="float" office:value="936" calcext:value-type="float">
            <text:p>936</text:p>
          </table:table-cell>
        </table:table-row>
        <table:table-row table:style-name="ro2">
          <table:table-cell office:value-type="string" calcext:value-type="string">
            <text:p>Point (449940.77436438656877726 9153190.68671257607638836)</text:p>
          </table:table-cell>
          <table:table-cell office:value-type="float" office:value="471" calcext:value-type="float">
            <text:p>471</text:p>
          </table:table-cell>
          <table:table-cell office:value-type="float" office:value="628" calcext:value-type="float">
            <text:p>628</text:p>
          </table:table-cell>
          <table:table-cell office:value-type="float" office:value="449940.774364387" calcext:value-type="float">
            <text:p>449940.774364387</text:p>
          </table:table-cell>
          <table:table-cell office:value-type="float" office:value="9153190.68671258" calcext:value-type="float">
            <text:p>9153190.68671258</text:p>
          </table:table-cell>
          <table:table-cell office:value-type="float" office:value="628" calcext:value-type="float">
            <text:p>628</text:p>
          </table:table-cell>
          <table:table-cell table:formula="of:=[.D78]/100" office:value-type="float" office:value="4499.40774364387" calcext:value-type="float">
            <text:p>4499.40774364387</text:p>
          </table:table-cell>
          <table:table-cell table:formula="of:=[.E78]/100" office:value-type="float" office:value="91531.9068671258" calcext:value-type="float">
            <text:p>91531.9068671258</text:p>
          </table:table-cell>
          <table:table-cell table:formula="of:=[.F78]" office:value-type="float" office:value="628" calcext:value-type="float">
            <text:p>628</text:p>
          </table:table-cell>
        </table:table-row>
        <table:table-row table:style-name="ro2">
          <table:table-cell office:value-type="string" calcext:value-type="string">
            <text:p>Point (467303.31349465914536268 9132803.77084322832524776)</text:p>
          </table:table-cell>
          <table:table-cell office:value-type="float" office:value="468" calcext:value-type="float">
            <text:p>468</text:p>
          </table:table-cell>
          <table:table-cell office:value-type="float" office:value="462" calcext:value-type="float">
            <text:p>462</text:p>
          </table:table-cell>
          <table:table-cell office:value-type="float" office:value="467303.313494659" calcext:value-type="float">
            <text:p>467303.313494659</text:p>
          </table:table-cell>
          <table:table-cell office:value-type="float" office:value="9132803.77084323" calcext:value-type="float">
            <text:p>9132803.77084323</text:p>
          </table:table-cell>
          <table:table-cell office:value-type="float" office:value="462" calcext:value-type="float">
            <text:p>462</text:p>
          </table:table-cell>
          <table:table-cell table:formula="of:=[.D79]/100" office:value-type="float" office:value="4673.03313494659" calcext:value-type="float">
            <text:p>4673.03313494659</text:p>
          </table:table-cell>
          <table:table-cell table:formula="of:=[.E79]/100" office:value-type="float" office:value="91328.0377084323" calcext:value-type="float">
            <text:p>91328.0377084323</text:p>
          </table:table-cell>
          <table:table-cell table:formula="of:=[.F79]" office:value-type="float" office:value="462" calcext:value-type="float">
            <text:p>462</text:p>
          </table:table-cell>
        </table:table-row>
        <table:table-row table:style-name="ro3">
          <table:table-cell office:value-type="string" calcext:value-type="string">
            <text:p>Point (427126.20660867478 9182262.25672142393887043)</text:p>
          </table:table-cell>
          <table:table-cell office:value-type="float" office:value="469" calcext:value-type="float">
            <text:p>469</text:p>
          </table:table-cell>
          <table:table-cell office:value-type="float" office:value="934" calcext:value-type="float">
            <text:p>934</text:p>
          </table:table-cell>
          <table:table-cell office:value-type="float" office:value="427126.206608675" calcext:value-type="float">
            <text:p>427126.206608675</text:p>
          </table:table-cell>
          <table:table-cell office:value-type="float" office:value="9182262.25672142" calcext:value-type="float">
            <text:p>9182262.25672142</text:p>
          </table:table-cell>
          <table:table-cell office:value-type="float" office:value="934" calcext:value-type="float">
            <text:p>934</text:p>
          </table:table-cell>
          <table:table-cell table:formula="of:=[.D80]/100" office:value-type="float" office:value="4271.26206608675" calcext:value-type="float">
            <text:p>4271.26206608675</text:p>
          </table:table-cell>
          <table:table-cell table:formula="of:=[.E80]/100" office:value-type="float" office:value="91822.6225672142" calcext:value-type="float">
            <text:p>91822.6225672142</text:p>
          </table:table-cell>
          <table:table-cell table:formula="of:=[.F80]" office:value-type="float" office:value="934" calcext:value-type="float">
            <text:p>934</text:p>
          </table:table-cell>
        </table:table-row>
        <table:table-row table:style-name="ro2">
          <table:table-cell office:value-type="string" calcext:value-type="string">
            <text:p>Point (417633.45644565601833165 9173773.52182186581194401)</text:p>
          </table:table-cell>
          <table:table-cell office:value-type="float" office:value="490" calcext:value-type="float">
            <text:p>490</text:p>
          </table:table-cell>
          <table:table-cell office:value-type="float" office:value="537" calcext:value-type="float">
            <text:p>537</text:p>
          </table:table-cell>
          <table:table-cell office:value-type="float" office:value="417633.456445656" calcext:value-type="float">
            <text:p>417633.456445656</text:p>
          </table:table-cell>
          <table:table-cell office:value-type="float" office:value="9173773.52182187" calcext:value-type="float">
            <text:p>9173773.52182187</text:p>
          </table:table-cell>
          <table:table-cell office:value-type="float" office:value="537" calcext:value-type="float">
            <text:p>537</text:p>
          </table:table-cell>
          <table:table-cell table:formula="of:=[.D81]/100" office:value-type="float" office:value="4176.33456445656" calcext:value-type="float">
            <text:p>4176.33456445656</text:p>
          </table:table-cell>
          <table:table-cell table:formula="of:=[.E81]/100" office:value-type="float" office:value="91737.7352182187" calcext:value-type="float">
            <text:p>91737.7352182187</text:p>
          </table:table-cell>
          <table:table-cell table:formula="of:=[.F81]" office:value-type="float" office:value="537" calcext:value-type="float">
            <text:p>537</text:p>
          </table:table-cell>
        </table:table-row>
        <table:table-row table:style-name="ro2">
          <table:table-cell office:value-type="string" calcext:value-type="string">
            <text:p>Point (459527.3416720045497641 9154957.46113275736570358)</text:p>
          </table:table-cell>
          <table:table-cell office:value-type="float" office:value="491" calcext:value-type="float">
            <text:p>491</text:p>
          </table:table-cell>
          <table:table-cell office:value-type="float" office:value="781" calcext:value-type="float">
            <text:p>781</text:p>
          </table:table-cell>
          <table:table-cell office:value-type="float" office:value="459527.341672005" calcext:value-type="float">
            <text:p>459527.341672005</text:p>
          </table:table-cell>
          <table:table-cell office:value-type="float" office:value="9154957.46113276" calcext:value-type="float">
            <text:p>9154957.46113276</text:p>
          </table:table-cell>
          <table:table-cell office:value-type="float" office:value="781" calcext:value-type="float">
            <text:p>781</text:p>
          </table:table-cell>
          <table:table-cell table:formula="of:=[.D82]/100" office:value-type="float" office:value="4595.27341672005" calcext:value-type="float">
            <text:p>4595.27341672005</text:p>
          </table:table-cell>
          <table:table-cell table:formula="of:=[.E82]/100" office:value-type="float" office:value="91549.5746113276" calcext:value-type="float">
            <text:p>91549.5746113276</text:p>
          </table:table-cell>
          <table:table-cell table:formula="of:=[.F82]" office:value-type="float" office:value="781" calcext:value-type="float">
            <text:p>781</text:p>
          </table:table-cell>
        </table:table-row>
        <table:table-row table:style-name="ro2">
          <table:table-cell office:value-type="string" calcext:value-type="string">
            <text:p>Point (436325.79837318498175591 9133677.10450190678238869)</text:p>
          </table:table-cell>
          <table:table-cell office:value-type="float" office:value="488" calcext:value-type="float">
            <text:p>488</text:p>
          </table:table-cell>
          <table:table-cell office:value-type="float" office:value="440" calcext:value-type="float">
            <text:p>440</text:p>
          </table:table-cell>
          <table:table-cell office:value-type="float" office:value="436325.798373185" calcext:value-type="float">
            <text:p>436325.798373185</text:p>
          </table:table-cell>
          <table:table-cell office:value-type="float" office:value="9133677.10450191" calcext:value-type="float">
            <text:p>9133677.10450191</text:p>
          </table:table-cell>
          <table:table-cell office:value-type="float" office:value="440" calcext:value-type="float">
            <text:p>440</text:p>
          </table:table-cell>
          <table:table-cell table:formula="of:=[.D83]/100" office:value-type="float" office:value="4363.25798373185" calcext:value-type="float">
            <text:p>4363.25798373185</text:p>
          </table:table-cell>
          <table:table-cell table:formula="of:=[.E83]/100" office:value-type="float" office:value="91336.7710450191" calcext:value-type="float">
            <text:p>91336.7710450191</text:p>
          </table:table-cell>
          <table:table-cell table:formula="of:=[.F83]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Point (465219.23823573812842369 9132017.54426834732294083)</text:p>
          </table:table-cell>
          <table:table-cell office:value-type="float" office:value="489" calcext:value-type="float">
            <text:p>489</text:p>
          </table:table-cell>
          <table:table-cell office:value-type="float" office:value="506" calcext:value-type="float">
            <text:p>506</text:p>
          </table:table-cell>
          <table:table-cell office:value-type="float" office:value="465219.238235738" calcext:value-type="float">
            <text:p>465219.238235738</text:p>
          </table:table-cell>
          <table:table-cell office:value-type="float" office:value="9132017.54426835" calcext:value-type="float">
            <text:p>9132017.54426835</text:p>
          </table:table-cell>
          <table:table-cell office:value-type="float" office:value="506" calcext:value-type="float">
            <text:p>506</text:p>
          </table:table-cell>
          <table:table-cell table:formula="of:=[.D84]/100" office:value-type="float" office:value="4652.19238235738" calcext:value-type="float">
            <text:p>4652.19238235738</text:p>
          </table:table-cell>
          <table:table-cell table:formula="of:=[.E84]/100" office:value-type="float" office:value="91320.1754426835" calcext:value-type="float">
            <text:p>91320.1754426835</text:p>
          </table:table-cell>
          <table:table-cell table:formula="of:=[.F84]" office:value-type="float" office:value="506" calcext:value-type="float">
            <text:p>506</text:p>
          </table:table-cell>
        </table:table-row>
        <table:table-row table:style-name="ro2">
          <table:table-cell office:value-type="string" calcext:value-type="string">
            <text:p>Point (427654.37961013085441664 9152609.36236711218953133)</text:p>
          </table:table-cell>
          <table:table-cell office:value-type="float" office:value="494" calcext:value-type="float">
            <text:p>494</text:p>
          </table:table-cell>
          <table:table-cell office:value-type="float" office:value="486" calcext:value-type="float">
            <text:p>486</text:p>
          </table:table-cell>
          <table:table-cell office:value-type="float" office:value="427654.379610131" calcext:value-type="float">
            <text:p>427654.379610131</text:p>
          </table:table-cell>
          <table:table-cell office:value-type="float" office:value="9152609.36236711" calcext:value-type="float">
            <text:p>9152609.36236711</text:p>
          </table:table-cell>
          <table:table-cell office:value-type="float" office:value="486" calcext:value-type="float">
            <text:p>486</text:p>
          </table:table-cell>
          <table:table-cell table:formula="of:=[.D85]/100" office:value-type="float" office:value="4276.54379610131" calcext:value-type="float">
            <text:p>4276.54379610131</text:p>
          </table:table-cell>
          <table:table-cell table:formula="of:=[.E85]/100" office:value-type="float" office:value="91526.0936236711" calcext:value-type="float">
            <text:p>91526.0936236711</text:p>
          </table:table-cell>
          <table:table-cell table:formula="of:=[.F85]" office:value-type="float" office:value="486" calcext:value-type="float">
            <text:p>486</text:p>
          </table:table-cell>
        </table:table-row>
        <table:table-row table:style-name="ro2">
          <table:table-cell office:value-type="string" calcext:value-type="string">
            <text:p>Point (427700.18577778915641829 9151501.22324734553694725)</text:p>
          </table:table-cell>
          <table:table-cell office:value-type="float" office:value="495" calcext:value-type="float">
            <text:p>495</text:p>
          </table:table-cell>
          <table:table-cell office:value-type="float" office:value="488" calcext:value-type="float">
            <text:p>488</text:p>
          </table:table-cell>
          <table:table-cell office:value-type="float" office:value="427700.185777789" calcext:value-type="float">
            <text:p>427700.185777789</text:p>
          </table:table-cell>
          <table:table-cell office:value-type="float" office:value="9151501.22324735" calcext:value-type="float">
            <text:p>9151501.22324735</text:p>
          </table:table-cell>
          <table:table-cell office:value-type="float" office:value="488" calcext:value-type="float">
            <text:p>488</text:p>
          </table:table-cell>
          <table:table-cell table:formula="of:=[.D86]/100" office:value-type="float" office:value="4277.00185777789" calcext:value-type="float">
            <text:p>4277.00185777789</text:p>
          </table:table-cell>
          <table:table-cell table:formula="of:=[.E86]/100" office:value-type="float" office:value="91515.0122324735" calcext:value-type="float">
            <text:p>91515.0122324735</text:p>
          </table:table-cell>
          <table:table-cell table:formula="of:=[.F86]" office:value-type="float" office:value="488" calcext:value-type="float">
            <text:p>488</text:p>
          </table:table-cell>
        </table:table-row>
        <table:table-row table:style-name="ro2">
          <table:table-cell office:value-type="string" calcext:value-type="string">
            <text:p>Point (417636.36344328144332394 9158607.78386512771248817)</text:p>
          </table:table-cell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float" office:value="417636.363443281" calcext:value-type="float">
            <text:p>417636.363443281</text:p>
          </table:table-cell>
          <table:table-cell office:value-type="float" office:value="9158607.78386513" calcext:value-type="float">
            <text:p>9158607.78386513</text:p>
          </table:table-cell>
          <table:table-cell office:value-type="float" office:value="491" calcext:value-type="float">
            <text:p>491</text:p>
          </table:table-cell>
          <table:table-cell table:formula="of:=[.D87]/100" office:value-type="float" office:value="4176.36363443281" calcext:value-type="float">
            <text:p>4176.36363443281</text:p>
          </table:table-cell>
          <table:table-cell table:formula="of:=[.E87]/100" office:value-type="float" office:value="91586.0778386513" calcext:value-type="float">
            <text:p>91586.0778386513</text:p>
          </table:table-cell>
          <table:table-cell table:formula="of:=[.F87]" office:value-type="float" office:value="491" calcext:value-type="float">
            <text:p>491</text:p>
          </table:table-cell>
        </table:table-row>
        <table:table-row table:style-name="ro2">
          <table:table-cell office:value-type="string" calcext:value-type="string">
            <text:p>Point (462571.8808747666189447 9165250.88994539715349674)</text:p>
          </table:table-cell>
          <table:table-cell office:value-type="float" office:value="493" calcext:value-type="float">
            <text:p>493</text:p>
          </table:table-cell>
          <table:table-cell office:value-type="float" office:value="835" calcext:value-type="float">
            <text:p>835</text:p>
          </table:table-cell>
          <table:table-cell office:value-type="float" office:value="462571.880874767" calcext:value-type="float">
            <text:p>462571.880874767</text:p>
          </table:table-cell>
          <table:table-cell office:value-type="float" office:value="9165250.8899454" calcext:value-type="float">
            <text:p>9165250.8899454</text:p>
          </table:table-cell>
          <table:table-cell office:value-type="float" office:value="835" calcext:value-type="float">
            <text:p>835</text:p>
          </table:table-cell>
          <table:table-cell table:formula="of:=[.D88]/100" office:value-type="float" office:value="4625.71880874767" calcext:value-type="float">
            <text:p>4625.71880874767</text:p>
          </table:table-cell>
          <table:table-cell table:formula="of:=[.E88]/100" office:value-type="float" office:value="91652.508899454" calcext:value-type="float">
            <text:p>91652.508899454</text:p>
          </table:table-cell>
          <table:table-cell table:formula="of:=[.F88]" office:value-type="float" office:value="835" calcext:value-type="float">
            <text:p>835</text:p>
          </table:table-cell>
        </table:table-row>
        <table:table-row table:style-name="ro2">
          <table:table-cell office:value-type="string" calcext:value-type="string">
            <text:p>Point (462475.84792272670892999 9159089.03959957510232925)</text:p>
          </table:table-cell>
          <table:table-cell office:value-type="float" office:value="482" calcext:value-type="float">
            <text:p>482</text:p>
          </table:table-cell>
          <table:table-cell office:value-type="float" office:value="931" calcext:value-type="float">
            <text:p>931</text:p>
          </table:table-cell>
          <table:table-cell office:value-type="float" office:value="462475.847922727" calcext:value-type="float">
            <text:p>462475.847922727</text:p>
          </table:table-cell>
          <table:table-cell office:value-type="float" office:value="9159089.03959958" calcext:value-type="float">
            <text:p>9159089.03959958</text:p>
          </table:table-cell>
          <table:table-cell office:value-type="float" office:value="931" calcext:value-type="float">
            <text:p>931</text:p>
          </table:table-cell>
          <table:table-cell table:formula="of:=[.D89]/100" office:value-type="float" office:value="4624.75847922727" calcext:value-type="float">
            <text:p>4624.75847922727</text:p>
          </table:table-cell>
          <table:table-cell table:formula="of:=[.E89]/100" office:value-type="float" office:value="91590.8903959958" calcext:value-type="float">
            <text:p>91590.8903959958</text:p>
          </table:table-cell>
          <table:table-cell table:formula="of:=[.F89]" office:value-type="float" office:value="931" calcext:value-type="float">
            <text:p>931</text:p>
          </table:table-cell>
        </table:table-row>
        <table:table-row table:style-name="ro2">
          <table:table-cell office:value-type="string" calcext:value-type="string">
            <text:p>Point (424895.72632433520630002 9178153.77620802260935307)</text:p>
          </table:table-cell>
          <table:table-cell office:value-type="float" office:value="483" calcext:value-type="float">
            <text:p>483</text:p>
          </table:table-cell>
          <table:table-cell office:value-type="float" office:value="950" calcext:value-type="float">
            <text:p>950</text:p>
          </table:table-cell>
          <table:table-cell office:value-type="float" office:value="424895.726324335" calcext:value-type="float">
            <text:p>424895.726324335</text:p>
          </table:table-cell>
          <table:table-cell office:value-type="float" office:value="9178153.77620802" calcext:value-type="float">
            <text:p>9178153.77620802</text:p>
          </table:table-cell>
          <table:table-cell office:value-type="float" office:value="950" calcext:value-type="float">
            <text:p>950</text:p>
          </table:table-cell>
          <table:table-cell table:formula="of:=[.D90]/100" office:value-type="float" office:value="4248.95726324335" calcext:value-type="float">
            <text:p>4248.95726324335</text:p>
          </table:table-cell>
          <table:table-cell table:formula="of:=[.E90]/100" office:value-type="float" office:value="91781.5377620802" calcext:value-type="float">
            <text:p>91781.5377620802</text:p>
          </table:table-cell>
          <table:table-cell table:formula="of:=[.F90]" office:value-type="float" office:value="950" calcext:value-type="float">
            <text:p>950</text:p>
          </table:table-cell>
        </table:table-row>
        <table:table-row table:style-name="ro2">
          <table:table-cell office:value-type="string" calcext:value-type="string">
            <text:p>Point (467849.44878582435194403 9170701.15415217168629169)</text:p>
          </table:table-cell>
          <table:table-cell office:value-type="float" office:value="480" calcext:value-type="float">
            <text:p>480</text:p>
          </table:table-cell>
          <table:table-cell office:value-type="float" office:value="926" calcext:value-type="float">
            <text:p>926</text:p>
          </table:table-cell>
          <table:table-cell office:value-type="float" office:value="467849.448785824" calcext:value-type="float">
            <text:p>467849.448785824</text:p>
          </table:table-cell>
          <table:table-cell office:value-type="float" office:value="9170701.15415217" calcext:value-type="float">
            <text:p>9170701.15415217</text:p>
          </table:table-cell>
          <table:table-cell office:value-type="float" office:value="926" calcext:value-type="float">
            <text:p>926</text:p>
          </table:table-cell>
          <table:table-cell table:formula="of:=[.D91]/100" office:value-type="float" office:value="4678.49448785824" calcext:value-type="float">
            <text:p>4678.49448785824</text:p>
          </table:table-cell>
          <table:table-cell table:formula="of:=[.E91]/100" office:value-type="float" office:value="91707.0115415217" calcext:value-type="float">
            <text:p>91707.0115415217</text:p>
          </table:table-cell>
          <table:table-cell table:formula="of:=[.F91]" office:value-type="float" office:value="926" calcext:value-type="float">
            <text:p>926</text:p>
          </table:table-cell>
        </table:table-row>
        <table:table-row table:style-name="ro2">
          <table:table-cell office:value-type="string" calcext:value-type="string">
            <text:p>Point (450877.21494488004827872 9149477.85860123857855797)</text:p>
          </table:table-cell>
          <table:table-cell office:value-type="float" office:value="481" calcext:value-type="float">
            <text:p>481</text:p>
          </table:table-cell>
          <table:table-cell office:value-type="float" office:value="485" calcext:value-type="float">
            <text:p>485</text:p>
          </table:table-cell>
          <table:table-cell office:value-type="float" office:value="450877.21494488" calcext:value-type="float">
            <text:p>450877.21494488</text:p>
          </table:table-cell>
          <table:table-cell office:value-type="float" office:value="9149477.85860124" calcext:value-type="float">
            <text:p>9149477.85860124</text:p>
          </table:table-cell>
          <table:table-cell office:value-type="float" office:value="485" calcext:value-type="float">
            <text:p>485</text:p>
          </table:table-cell>
          <table:table-cell table:formula="of:=[.D92]/100" office:value-type="float" office:value="4508.7721494488" calcext:value-type="float">
            <text:p>4508.7721494488</text:p>
          </table:table-cell>
          <table:table-cell table:formula="of:=[.E92]/100" office:value-type="float" office:value="91494.7785860124" calcext:value-type="float">
            <text:p>91494.7785860124</text:p>
          </table:table-cell>
          <table:table-cell table:formula="of:=[.F92]" office:value-type="float" office:value="485" calcext:value-type="float">
            <text:p>485</text:p>
          </table:table-cell>
        </table:table-row>
        <table:table-row table:style-name="ro2">
          <table:table-cell office:value-type="string" calcext:value-type="string">
            <text:p>Point (443253.82844217587262392 9144260.54672380909323692)</text:p>
          </table:table-cell>
          <table:table-cell office:value-type="float" office:value="486" calcext:value-type="float">
            <text:p>486</text:p>
          </table:table-cell>
          <table:table-cell office:value-type="float" office:value="455" calcext:value-type="float">
            <text:p>455</text:p>
          </table:table-cell>
          <table:table-cell office:value-type="float" office:value="443253.828442176" calcext:value-type="float">
            <text:p>443253.828442176</text:p>
          </table:table-cell>
          <table:table-cell office:value-type="float" office:value="9144260.54672381" calcext:value-type="float">
            <text:p>9144260.54672381</text:p>
          </table:table-cell>
          <table:table-cell office:value-type="float" office:value="455" calcext:value-type="float">
            <text:p>455</text:p>
          </table:table-cell>
          <table:table-cell table:formula="of:=[.D93]/100" office:value-type="float" office:value="4432.53828442176" calcext:value-type="float">
            <text:p>4432.53828442176</text:p>
          </table:table-cell>
          <table:table-cell table:formula="of:=[.E93]/100" office:value-type="float" office:value="91442.6054672381" calcext:value-type="float">
            <text:p>91442.6054672381</text:p>
          </table:table-cell>
          <table:table-cell table:formula="of:=[.F93]" office:value-type="float" office:value="455" calcext:value-type="float">
            <text:p>455</text:p>
          </table:table-cell>
        </table:table-row>
        <table:table-row table:style-name="ro2">
          <table:table-cell office:value-type="string" calcext:value-type="string">
            <text:p>Point (461305.2830059346742928 9141671.67720478400588036)</text:p>
          </table:table-cell>
          <table:table-cell office:value-type="float" office:value="487" calcext:value-type="float">
            <text:p>487</text:p>
          </table:table-cell>
          <table:table-cell office:value-type="float" office:value="510" calcext:value-type="float">
            <text:p>510</text:p>
          </table:table-cell>
          <table:table-cell office:value-type="float" office:value="461305.283005935" calcext:value-type="float">
            <text:p>461305.283005935</text:p>
          </table:table-cell>
          <table:table-cell office:value-type="float" office:value="9141671.67720478" calcext:value-type="float">
            <text:p>9141671.67720478</text:p>
          </table:table-cell>
          <table:table-cell office:value-type="float" office:value="510" calcext:value-type="float">
            <text:p>510</text:p>
          </table:table-cell>
          <table:table-cell table:formula="of:=[.D94]/100" office:value-type="float" office:value="4613.05283005935" calcext:value-type="float">
            <text:p>4613.05283005935</text:p>
          </table:table-cell>
          <table:table-cell table:formula="of:=[.E94]/100" office:value-type="float" office:value="91416.7167720479" calcext:value-type="float">
            <text:p>91416.7167720479</text:p>
          </table:table-cell>
          <table:table-cell table:formula="of:=[.F94]" office:value-type="float" office:value="510" calcext:value-type="float">
            <text:p>510</text:p>
          </table:table-cell>
        </table:table-row>
        <table:table-row table:style-name="ro2">
          <table:table-cell office:value-type="string" calcext:value-type="string">
            <text:p>Point (456807.47655229084193707 9131956.42935647256672382)</text:p>
          </table:table-cell>
          <table:table-cell office:value-type="float" office:value="484" calcext:value-type="float">
            <text:p>484</text:p>
          </table:table-cell>
          <table:table-cell office:value-type="float" office:value="462" calcext:value-type="float">
            <text:p>462</text:p>
          </table:table-cell>
          <table:table-cell office:value-type="float" office:value="456807.476552291" calcext:value-type="float">
            <text:p>456807.476552291</text:p>
          </table:table-cell>
          <table:table-cell office:value-type="float" office:value="9131956.42935647" calcext:value-type="float">
            <text:p>9131956.42935647</text:p>
          </table:table-cell>
          <table:table-cell office:value-type="float" office:value="462" calcext:value-type="float">
            <text:p>462</text:p>
          </table:table-cell>
          <table:table-cell table:formula="of:=[.D95]/100" office:value-type="float" office:value="4568.07476552291" calcext:value-type="float">
            <text:p>4568.07476552291</text:p>
          </table:table-cell>
          <table:table-cell table:formula="of:=[.E95]/100" office:value-type="float" office:value="91319.5642935647" calcext:value-type="float">
            <text:p>91319.5642935647</text:p>
          </table:table-cell>
          <table:table-cell table:formula="of:=[.F95]" office:value-type="float" office:value="462" calcext:value-type="float">
            <text:p>462</text:p>
          </table:table-cell>
        </table:table-row>
        <table:table-row table:style-name="ro2">
          <table:table-cell office:value-type="string" calcext:value-type="string">
            <text:p>Point (418334.12166915426496416 9174765.48136710561811924)</text:p>
          </table:table-cell>
          <table:table-cell office:value-type="float" office:value="485" calcext:value-type="float">
            <text:p>485</text:p>
          </table:table-cell>
          <table:table-cell office:value-type="float" office:value="581" calcext:value-type="float">
            <text:p>581</text:p>
          </table:table-cell>
          <table:table-cell office:value-type="float" office:value="418334.121669154" calcext:value-type="float">
            <text:p>418334.121669154</text:p>
          </table:table-cell>
          <table:table-cell office:value-type="float" office:value="9174765.48136711" calcext:value-type="float">
            <text:p>9174765.48136711</text:p>
          </table:table-cell>
          <table:table-cell office:value-type="float" office:value="581" calcext:value-type="float">
            <text:p>581</text:p>
          </table:table-cell>
          <table:table-cell table:formula="of:=[.D96]/100" office:value-type="float" office:value="4183.34121669154" calcext:value-type="float">
            <text:p>4183.34121669154</text:p>
          </table:table-cell>
          <table:table-cell table:formula="of:=[.E96]/100" office:value-type="float" office:value="91747.6548136711" calcext:value-type="float">
            <text:p>91747.6548136711</text:p>
          </table:table-cell>
          <table:table-cell table:formula="of:=[.F96]" office:value-type="float" office:value="581" calcext:value-type="float">
            <text:p>581</text:p>
          </table:table-cell>
        </table:table-row>
        <table:table-row table:style-name="ro2">
          <table:table-cell office:value-type="string" calcext:value-type="string">
            <text:p>Point (419388.81287921691546217 9178198.61870798468589783)</text:p>
          </table:table-cell>
          <table:table-cell office:value-type="float" office:value="506" calcext:value-type="float">
            <text:p>506</text:p>
          </table:table-cell>
          <table:table-cell office:value-type="float" office:value="635" calcext:value-type="float">
            <text:p>635</text:p>
          </table:table-cell>
          <table:table-cell office:value-type="float" office:value="419388.812879217" calcext:value-type="float">
            <text:p>419388.812879217</text:p>
          </table:table-cell>
          <table:table-cell office:value-type="float" office:value="9178198.61870798" calcext:value-type="float">
            <text:p>9178198.61870798</text:p>
          </table:table-cell>
          <table:table-cell office:value-type="float" office:value="635" calcext:value-type="float">
            <text:p>635</text:p>
          </table:table-cell>
          <table:table-cell table:formula="of:=[.D97]/100" office:value-type="float" office:value="4193.88812879217" calcext:value-type="float">
            <text:p>4193.88812879217</text:p>
          </table:table-cell>
          <table:table-cell table:formula="of:=[.E97]/100" office:value-type="float" office:value="91781.9861870798" calcext:value-type="float">
            <text:p>91781.9861870798</text:p>
          </table:table-cell>
          <table:table-cell table:formula="of:=[.F97]" office:value-type="float" office:value="635" calcext:value-type="float">
            <text:p>635</text:p>
          </table:table-cell>
        </table:table-row>
        <table:table-row table:style-name="ro2">
          <table:table-cell office:value-type="string" calcext:value-type="string">
            <text:p>Point (444007.94178808352444321 9169545.47918768413364887)</text:p>
          </table:table-cell>
          <table:table-cell office:value-type="float" office:value="507" calcext:value-type="float">
            <text:p>507</text:p>
          </table:table-cell>
          <table:table-cell office:value-type="float" office:value="969" calcext:value-type="float">
            <text:p>969</text:p>
          </table:table-cell>
          <table:table-cell office:value-type="float" office:value="444007.941788084" calcext:value-type="float">
            <text:p>444007.941788084</text:p>
          </table:table-cell>
          <table:table-cell office:value-type="float" office:value="9169545.47918768" calcext:value-type="float">
            <text:p>9169545.47918768</text:p>
          </table:table-cell>
          <table:table-cell office:value-type="float" office:value="969" calcext:value-type="float">
            <text:p>969</text:p>
          </table:table-cell>
          <table:table-cell table:formula="of:=[.D98]/100" office:value-type="float" office:value="4440.07941788084" calcext:value-type="float">
            <text:p>4440.07941788084</text:p>
          </table:table-cell>
          <table:table-cell table:formula="of:=[.E98]/100" office:value-type="float" office:value="91695.4547918768" calcext:value-type="float">
            <text:p>91695.4547918768</text:p>
          </table:table-cell>
          <table:table-cell table:formula="of:=[.F98]" office:value-type="float" office:value="969" calcext:value-type="float">
            <text:p>969</text:p>
          </table:table-cell>
        </table:table-row>
        <table:table-row table:style-name="ro2">
          <table:table-cell office:value-type="string" calcext:value-type="string">
            <text:p>Point (428914.69749829306965694 9156836.68374612554907799)</text:p>
          </table:table-cell>
          <table:table-cell office:value-type="float" office:value="504" calcext:value-type="float">
            <text:p>504</text:p>
          </table:table-cell>
          <table:table-cell office:value-type="float" office:value="483" calcext:value-type="float">
            <text:p>483</text:p>
          </table:table-cell>
          <table:table-cell office:value-type="float" office:value="428914.697498293" calcext:value-type="float">
            <text:p>428914.697498293</text:p>
          </table:table-cell>
          <table:table-cell office:value-type="float" office:value="9156836.68374613" calcext:value-type="float">
            <text:p>9156836.68374613</text:p>
          </table:table-cell>
          <table:table-cell office:value-type="float" office:value="483" calcext:value-type="float">
            <text:p>483</text:p>
          </table:table-cell>
          <table:table-cell table:formula="of:=[.D99]/100" office:value-type="float" office:value="4289.14697498293" calcext:value-type="float">
            <text:p>4289.14697498293</text:p>
          </table:table-cell>
          <table:table-cell table:formula="of:=[.E99]/100" office:value-type="float" office:value="91568.3668374613" calcext:value-type="float">
            <text:p>91568.3668374613</text:p>
          </table:table-cell>
          <table:table-cell table:formula="of:=[.F99]" office:value-type="float" office:value="483" calcext:value-type="float">
            <text:p>483</text:p>
          </table:table-cell>
        </table:table-row>
        <table:table-row table:style-name="ro2">
          <table:table-cell office:value-type="string" calcext:value-type="string">
            <text:p>Point (464112.78155854216311127 9170365.24094117246568203)</text:p>
          </table:table-cell>
          <table:table-cell office:value-type="float" office:value="505" calcext:value-type="float">
            <text:p>505</text:p>
          </table:table-cell>
          <table:table-cell office:value-type="float" office:value="901" calcext:value-type="float">
            <text:p>901</text:p>
          </table:table-cell>
          <table:table-cell office:value-type="float" office:value="464112.781558542" calcext:value-type="float">
            <text:p>464112.781558542</text:p>
          </table:table-cell>
          <table:table-cell office:value-type="float" office:value="9170365.24094117" calcext:value-type="float">
            <text:p>9170365.24094117</text:p>
          </table:table-cell>
          <table:table-cell office:value-type="float" office:value="901" calcext:value-type="float">
            <text:p>901</text:p>
          </table:table-cell>
          <table:table-cell table:formula="of:=[.D100]/100" office:value-type="float" office:value="4641.12781558542" calcext:value-type="float">
            <text:p>4641.12781558542</text:p>
          </table:table-cell>
          <table:table-cell table:formula="of:=[.E100]/100" office:value-type="float" office:value="91703.6524094117" calcext:value-type="float">
            <text:p>91703.6524094117</text:p>
          </table:table-cell>
          <table:table-cell table:formula="of:=[.F100]" office:value-type="float" office:value="901" calcext:value-type="float">
            <text:p>901</text:p>
          </table:table-cell>
        </table:table-row>
        <table:table-row table:style-name="ro2">
          <table:table-cell office:value-type="string" calcext:value-type="string">
            <text:p>Point (419566.07878885010723025 9167473.23572801984846592)</text:p>
          </table:table-cell>
          <table:table-cell office:value-type="float" office:value="510" calcext:value-type="float">
            <text:p>510</text:p>
          </table:table-cell>
          <table:table-cell office:value-type="float" office:value="542" calcext:value-type="float">
            <text:p>542</text:p>
          </table:table-cell>
          <table:table-cell office:value-type="float" office:value="419566.07878885" calcext:value-type="float">
            <text:p>419566.07878885</text:p>
          </table:table-cell>
          <table:table-cell office:value-type="float" office:value="9167473.23572802" calcext:value-type="float">
            <text:p>9167473.23572802</text:p>
          </table:table-cell>
          <table:table-cell office:value-type="float" office:value="542" calcext:value-type="float">
            <text:p>542</text:p>
          </table:table-cell>
          <table:table-cell table:formula="of:=[.D101]/100" office:value-type="float" office:value="4195.6607878885" calcext:value-type="float">
            <text:p>4195.6607878885</text:p>
          </table:table-cell>
          <table:table-cell table:formula="of:=[.E101]/100" office:value-type="float" office:value="91674.7323572802" calcext:value-type="float">
            <text:p>91674.7323572802</text:p>
          </table:table-cell>
          <table:table-cell table:formula="of:=[.F101]" office:value-type="float" office:value="542" calcext:value-type="float">
            <text:p>542</text:p>
          </table:table-cell>
        </table:table-row>
        <table:table-row table:style-name="ro2">
          <table:table-cell office:value-type="string" calcext:value-type="string">
            <text:p>Point (416792.24449277250096202 9132631.38160271942615509)</text:p>
          </table:table-cell>
          <table:table-cell office:value-type="float" office:value="511" calcext:value-type="float">
            <text:p>511</text:p>
          </table:table-cell>
          <table:table-cell office:value-type="float" office:value="450" calcext:value-type="float">
            <text:p>450</text:p>
          </table:table-cell>
          <table:table-cell office:value-type="float" office:value="416792.244492773" calcext:value-type="float">
            <text:p>416792.244492773</text:p>
          </table:table-cell>
          <table:table-cell office:value-type="float" office:value="9132631.38160272" calcext:value-type="float">
            <text:p>9132631.38160272</text:p>
          </table:table-cell>
          <table:table-cell office:value-type="float" office:value="450" calcext:value-type="float">
            <text:p>450</text:p>
          </table:table-cell>
          <table:table-cell table:formula="of:=[.D102]/100" office:value-type="float" office:value="4167.92244492773" calcext:value-type="float">
            <text:p>4167.92244492773</text:p>
          </table:table-cell>
          <table:table-cell table:formula="of:=[.E102]/100" office:value-type="float" office:value="91326.3138160272" calcext:value-type="float">
            <text:p>91326.3138160272</text:p>
          </table:table-cell>
          <table:table-cell table:formula="of:=[.F102]"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Point (458708.39116893673781306 9172523.89278966374695301)</text:p>
          </table:table-cell>
          <table:table-cell office:value-type="float" office:value="508" calcext:value-type="float">
            <text:p>508</text:p>
          </table:table-cell>
          <table:table-cell office:value-type="float" office:value="858" calcext:value-type="float">
            <text:p>858</text:p>
          </table:table-cell>
          <table:table-cell office:value-type="float" office:value="458708.391168937" calcext:value-type="float">
            <text:p>458708.391168937</text:p>
          </table:table-cell>
          <table:table-cell office:value-type="float" office:value="9172523.89278966" calcext:value-type="float">
            <text:p>9172523.89278966</text:p>
          </table:table-cell>
          <table:table-cell office:value-type="float" office:value="858" calcext:value-type="float">
            <text:p>858</text:p>
          </table:table-cell>
          <table:table-cell table:formula="of:=[.D103]/100" office:value-type="float" office:value="4587.08391168937" calcext:value-type="float">
            <text:p>4587.08391168937</text:p>
          </table:table-cell>
          <table:table-cell table:formula="of:=[.E103]/100" office:value-type="float" office:value="91725.2389278966" calcext:value-type="float">
            <text:p>91725.2389278966</text:p>
          </table:table-cell>
          <table:table-cell table:formula="of:=[.F103]" office:value-type="float" office:value="858" calcext:value-type="float">
            <text:p>858</text:p>
          </table:table-cell>
        </table:table-row>
        <table:table-row table:style-name="ro2">
          <table:table-cell office:value-type="string" calcext:value-type="string">
            <text:p>Point (443010.54574198805494234 9177703.64065197482705116)</text:p>
          </table:table-cell>
          <table:table-cell office:value-type="float" office:value="509" calcext:value-type="float">
            <text:p>509</text:p>
          </table:table-cell>
          <table:table-cell office:value-type="float" office:value="864" calcext:value-type="float">
            <text:p>864</text:p>
          </table:table-cell>
          <table:table-cell office:value-type="float" office:value="443010.545741988" calcext:value-type="float">
            <text:p>443010.545741988</text:p>
          </table:table-cell>
          <table:table-cell office:value-type="float" office:value="9177703.64065198" calcext:value-type="float">
            <text:p>9177703.64065198</text:p>
          </table:table-cell>
          <table:table-cell office:value-type="float" office:value="864" calcext:value-type="float">
            <text:p>864</text:p>
          </table:table-cell>
          <table:table-cell table:formula="of:=[.D104]/100" office:value-type="float" office:value="4430.10545741988" calcext:value-type="float">
            <text:p>4430.10545741988</text:p>
          </table:table-cell>
          <table:table-cell table:formula="of:=[.E104]/100" office:value-type="float" office:value="91777.0364065198" calcext:value-type="float">
            <text:p>91777.0364065198</text:p>
          </table:table-cell>
          <table:table-cell table:formula="of:=[.F104]" office:value-type="float" office:value="864" calcext:value-type="float">
            <text:p>864</text:p>
          </table:table-cell>
        </table:table-row>
        <table:table-row table:style-name="ro2">
          <table:table-cell office:value-type="string" calcext:value-type="string">
            <text:p>Point (467054.91030093748122454 9167481.50592607818543911)</text:p>
          </table:table-cell>
          <table:table-cell office:value-type="float" office:value="498" calcext:value-type="float">
            <text:p>498</text:p>
          </table:table-cell>
          <table:table-cell office:value-type="float" office:value="893" calcext:value-type="float">
            <text:p>893</text:p>
          </table:table-cell>
          <table:table-cell office:value-type="float" office:value="467054.910300937" calcext:value-type="float">
            <text:p>467054.910300937</text:p>
          </table:table-cell>
          <table:table-cell office:value-type="float" office:value="9167481.50592608" calcext:value-type="float">
            <text:p>9167481.50592608</text:p>
          </table:table-cell>
          <table:table-cell office:value-type="float" office:value="893" calcext:value-type="float">
            <text:p>893</text:p>
          </table:table-cell>
          <table:table-cell table:formula="of:=[.D105]/100" office:value-type="float" office:value="4670.54910300937" calcext:value-type="float">
            <text:p>4670.54910300937</text:p>
          </table:table-cell>
          <table:table-cell table:formula="of:=[.E105]/100" office:value-type="float" office:value="91674.8150592608" calcext:value-type="float">
            <text:p>91674.8150592608</text:p>
          </table:table-cell>
          <table:table-cell table:formula="of:=[.F105]" office:value-type="float" office:value="893" calcext:value-type="float">
            <text:p>893</text:p>
          </table:table-cell>
        </table:table-row>
        <table:table-row table:style-name="ro2">
          <table:table-cell office:value-type="string" calcext:value-type="string">
            <text:p>Point (439626.7697270245407708 9150787.37597385421395302)</text:p>
          </table:table-cell>
          <table:table-cell office:value-type="float" office:value="499" calcext:value-type="float">
            <text:p>499</text:p>
          </table:table-cell>
          <table:table-cell office:value-type="float" office:value="491" calcext:value-type="float">
            <text:p>491</text:p>
          </table:table-cell>
          <table:table-cell office:value-type="float" office:value="439626.769727025" calcext:value-type="float">
            <text:p>439626.769727025</text:p>
          </table:table-cell>
          <table:table-cell office:value-type="float" office:value="9150787.37597385" calcext:value-type="float">
            <text:p>9150787.37597385</text:p>
          </table:table-cell>
          <table:table-cell office:value-type="float" office:value="491" calcext:value-type="float">
            <text:p>491</text:p>
          </table:table-cell>
          <table:table-cell table:formula="of:=[.D106]/100" office:value-type="float" office:value="4396.26769727025" calcext:value-type="float">
            <text:p>4396.26769727025</text:p>
          </table:table-cell>
          <table:table-cell table:formula="of:=[.E106]/100" office:value-type="float" office:value="91507.8737597385" calcext:value-type="float">
            <text:p>91507.8737597385</text:p>
          </table:table-cell>
          <table:table-cell table:formula="of:=[.F106]" office:value-type="float" office:value="491" calcext:value-type="float">
            <text:p>491</text:p>
          </table:table-cell>
        </table:table-row>
        <table:table-row table:style-name="ro2">
          <table:table-cell office:value-type="string" calcext:value-type="string">
            <text:p>Point (414697.18204599124146625 9166308.64676496013998985)</text:p>
          </table:table-cell>
          <table:table-cell office:value-type="float" office:value="496" calcext:value-type="float">
            <text:p>496</text:p>
          </table:table-cell>
          <table:table-cell office:value-type="float" office:value="520" calcext:value-type="float">
            <text:p>520</text:p>
          </table:table-cell>
          <table:table-cell office:value-type="float" office:value="414697.182045991" calcext:value-type="float">
            <text:p>414697.182045991</text:p>
          </table:table-cell>
          <table:table-cell office:value-type="float" office:value="9166308.64676496" calcext:value-type="float">
            <text:p>9166308.64676496</text:p>
          </table:table-cell>
          <table:table-cell office:value-type="float" office:value="520" calcext:value-type="float">
            <text:p>520</text:p>
          </table:table-cell>
          <table:table-cell table:formula="of:=[.D107]/100" office:value-type="float" office:value="4146.97182045991" calcext:value-type="float">
            <text:p>4146.97182045991</text:p>
          </table:table-cell>
          <table:table-cell table:formula="of:=[.E107]/100" office:value-type="float" office:value="91663.0864676496" calcext:value-type="float">
            <text:p>91663.0864676496</text:p>
          </table:table-cell>
          <table:table-cell table:formula="of:=[.F107]"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Point (465805.88207311334554106 9170423.95522280223667622)</text:p>
          </table:table-cell>
          <table:table-cell office:value-type="float" office:value="497" calcext:value-type="float">
            <text:p>497</text:p>
          </table:table-cell>
          <table:table-cell office:value-type="float" office:value="897" calcext:value-type="float">
            <text:p>897</text:p>
          </table:table-cell>
          <table:table-cell office:value-type="float" office:value="465805.882073113" calcext:value-type="float">
            <text:p>465805.882073113</text:p>
          </table:table-cell>
          <table:table-cell office:value-type="float" office:value="9170423.9552228" calcext:value-type="float">
            <text:p>9170423.9552228</text:p>
          </table:table-cell>
          <table:table-cell office:value-type="float" office:value="897" calcext:value-type="float">
            <text:p>897</text:p>
          </table:table-cell>
          <table:table-cell table:formula="of:=[.D108]/100" office:value-type="float" office:value="4658.05882073113" calcext:value-type="float">
            <text:p>4658.05882073113</text:p>
          </table:table-cell>
          <table:table-cell table:formula="of:=[.E108]/100" office:value-type="float" office:value="91704.239552228" calcext:value-type="float">
            <text:p>91704.239552228</text:p>
          </table:table-cell>
          <table:table-cell table:formula="of:=[.F108]" office:value-type="float" office:value="897" calcext:value-type="float">
            <text:p>897</text:p>
          </table:table-cell>
        </table:table-row>
        <table:table-row table:style-name="ro2">
          <table:table-cell office:value-type="string" calcext:value-type="string">
            <text:p>Point (428784.63827842834871262 9166633.98874461650848389)</text:p>
          </table:table-cell>
          <table:table-cell office:value-type="float" office:value="502" calcext:value-type="float">
            <text:p>502</text:p>
          </table:table-cell>
          <table:table-cell office:value-type="float" office:value="541" calcext:value-type="float">
            <text:p>541</text:p>
          </table:table-cell>
          <table:table-cell office:value-type="float" office:value="428784.638278428" calcext:value-type="float">
            <text:p>428784.638278428</text:p>
          </table:table-cell>
          <table:table-cell office:value-type="float" office:value="9166633.98874462" calcext:value-type="float">
            <text:p>9166633.98874462</text:p>
          </table:table-cell>
          <table:table-cell office:value-type="float" office:value="541" calcext:value-type="float">
            <text:p>541</text:p>
          </table:table-cell>
          <table:table-cell table:formula="of:=[.D109]/100" office:value-type="float" office:value="4287.84638278428" calcext:value-type="float">
            <text:p>4287.84638278428</text:p>
          </table:table-cell>
          <table:table-cell table:formula="of:=[.E109]/100" office:value-type="float" office:value="91666.3398874462" calcext:value-type="float">
            <text:p>91666.3398874462</text:p>
          </table:table-cell>
          <table:table-cell table:formula="of:=[.F109]" office:value-type="float" office:value="541" calcext:value-type="float">
            <text:p>541</text:p>
          </table:table-cell>
        </table:table-row>
        <table:table-row table:style-name="ro2">
          <table:table-cell office:value-type="string" calcext:value-type="string">
            <text:p>Point (434723.28879025956848636 9131379.81087420880794525)</text:p>
          </table:table-cell>
          <table:table-cell office:value-type="float" office:value="503" calcext:value-type="float">
            <text:p>503</text:p>
          </table:table-cell>
          <table:table-cell office:value-type="float" office:value="442" calcext:value-type="float">
            <text:p>442</text:p>
          </table:table-cell>
          <table:table-cell office:value-type="float" office:value="434723.28879026" calcext:value-type="float">
            <text:p>434723.28879026</text:p>
          </table:table-cell>
          <table:table-cell office:value-type="float" office:value="9131379.81087421" calcext:value-type="float">
            <text:p>9131379.81087421</text:p>
          </table:table-cell>
          <table:table-cell office:value-type="float" office:value="442" calcext:value-type="float">
            <text:p>442</text:p>
          </table:table-cell>
          <table:table-cell table:formula="of:=[.D110]/100" office:value-type="float" office:value="4347.2328879026" calcext:value-type="float">
            <text:p>4347.2328879026</text:p>
          </table:table-cell>
          <table:table-cell table:formula="of:=[.E110]/100" office:value-type="float" office:value="91313.7981087421" calcext:value-type="float">
            <text:p>91313.7981087421</text:p>
          </table:table-cell>
          <table:table-cell table:formula="of:=[.F110]"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Point (458503.85209525271784514 9165580.14848984591662884)</text:p>
          </table:table-cell>
          <table:table-cell office:value-type="float" office:value="500" calcext:value-type="float">
            <text:p>500</text:p>
          </table:table-cell>
          <table:table-cell office:value-type="float" office:value="895" calcext:value-type="float">
            <text:p>895</text:p>
          </table:table-cell>
          <table:table-cell office:value-type="float" office:value="458503.852095253" calcext:value-type="float">
            <text:p>458503.852095253</text:p>
          </table:table-cell>
          <table:table-cell office:value-type="float" office:value="9165580.14848985" calcext:value-type="float">
            <text:p>9165580.14848985</text:p>
          </table:table-cell>
          <table:table-cell office:value-type="float" office:value="895" calcext:value-type="float">
            <text:p>895</text:p>
          </table:table-cell>
          <table:table-cell table:formula="of:=[.D111]/100" office:value-type="float" office:value="4585.03852095253" calcext:value-type="float">
            <text:p>4585.03852095253</text:p>
          </table:table-cell>
          <table:table-cell table:formula="of:=[.E111]/100" office:value-type="float" office:value="91655.8014848985" calcext:value-type="float">
            <text:p>91655.8014848985</text:p>
          </table:table-cell>
          <table:table-cell table:formula="of:=[.F111]" office:value-type="float" office:value="895" calcext:value-type="float">
            <text:p>895</text:p>
          </table:table-cell>
        </table:table-row>
        <table:table-row table:style-name="ro2">
          <table:table-cell office:value-type="string" calcext:value-type="string">
            <text:p>Point (414979.84308550489367917 9181589.58885502070188522)</text:p>
          </table:table-cell>
          <table:table-cell office:value-type="float" office:value="501" calcext:value-type="float">
            <text:p>501</text:p>
          </table:table-cell>
          <table:table-cell office:value-type="float" office:value="917" calcext:value-type="float">
            <text:p>917</text:p>
          </table:table-cell>
          <table:table-cell office:value-type="float" office:value="414979.843085505" calcext:value-type="float">
            <text:p>414979.843085505</text:p>
          </table:table-cell>
          <table:table-cell office:value-type="float" office:value="9181589.58885502" calcext:value-type="float">
            <text:p>9181589.58885502</text:p>
          </table:table-cell>
          <table:table-cell office:value-type="float" office:value="917" calcext:value-type="float">
            <text:p>917</text:p>
          </table:table-cell>
          <table:table-cell table:formula="of:=[.D112]/100" office:value-type="float" office:value="4149.79843085505" calcext:value-type="float">
            <text:p>4149.79843085505</text:p>
          </table:table-cell>
          <table:table-cell table:formula="of:=[.E112]/100" office:value-type="float" office:value="91815.8958885502" calcext:value-type="float">
            <text:p>91815.8958885502</text:p>
          </table:table-cell>
          <table:table-cell table:formula="of:=[.F112]" office:value-type="float" office:value="917" calcext:value-type="float">
            <text:p>917</text:p>
          </table:table-cell>
        </table:table-row>
        <table:table-row table:style-name="ro2">
          <table:table-cell office:value-type="string" calcext:value-type="string">
            <text:p>Point (431708.00123911164700985 9176156.54340571165084839)</text:p>
          </table:table-cell>
          <table:table-cell office:value-type="float" office:value="266" calcext:value-type="float">
            <text:p>266</text:p>
          </table:table-cell>
          <table:table-cell office:value-type="float" office:value="945" calcext:value-type="float">
            <text:p>945</text:p>
          </table:table-cell>
          <table:table-cell office:value-type="float" office:value="431708.001239112" calcext:value-type="float">
            <text:p>431708.001239112</text:p>
          </table:table-cell>
          <table:table-cell office:value-type="float" office:value="9176156.54340571" calcext:value-type="float">
            <text:p>9176156.54340571</text:p>
          </table:table-cell>
          <table:table-cell office:value-type="float" office:value="945" calcext:value-type="float">
            <text:p>945</text:p>
          </table:table-cell>
          <table:table-cell table:formula="of:=[.D113]/100" office:value-type="float" office:value="4317.08001239112" calcext:value-type="float">
            <text:p>4317.08001239112</text:p>
          </table:table-cell>
          <table:table-cell table:formula="of:=[.E113]/100" office:value-type="float" office:value="91761.5654340571" calcext:value-type="float">
            <text:p>91761.5654340571</text:p>
          </table:table-cell>
          <table:table-cell table:formula="of:=[.F113]" office:value-type="float" office:value="945" calcext:value-type="float">
            <text:p>945</text:p>
          </table:table-cell>
        </table:table-row>
        <table:table-row table:style-name="ro2">
          <table:table-cell office:value-type="string" calcext:value-type="string">
            <text:p>Point (464625.26789503108011559 9175632.91546450555324554)</text:p>
          </table:table-cell>
          <table:table-cell office:value-type="float" office:value="267" calcext:value-type="float">
            <text:p>267</text:p>
          </table:table-cell>
          <table:table-cell office:value-type="float" office:value="911" calcext:value-type="float">
            <text:p>911</text:p>
          </table:table-cell>
          <table:table-cell office:value-type="float" office:value="464625.267895031" calcext:value-type="float">
            <text:p>464625.267895031</text:p>
          </table:table-cell>
          <table:table-cell office:value-type="float" office:value="9175632.91546451" calcext:value-type="float">
            <text:p>9175632.91546451</text:p>
          </table:table-cell>
          <table:table-cell office:value-type="float" office:value="911" calcext:value-type="float">
            <text:p>911</text:p>
          </table:table-cell>
          <table:table-cell table:formula="of:=[.D114]/100" office:value-type="float" office:value="4646.25267895031" calcext:value-type="float">
            <text:p>4646.25267895031</text:p>
          </table:table-cell>
          <table:table-cell table:formula="of:=[.E114]/100" office:value-type="float" office:value="91756.329154645" calcext:value-type="float">
            <text:p>91756.329154645</text:p>
          </table:table-cell>
          <table:table-cell table:formula="of:=[.F114]" office:value-type="float" office:value="911" calcext:value-type="float">
            <text:p>911</text:p>
          </table:table-cell>
        </table:table-row>
        <table:table-row table:style-name="ro2">
          <table:table-cell office:value-type="string" calcext:value-type="string">
            <text:p>Point (413862.68647619220428169 9181672.25576042011380196)</text:p>
          </table:table-cell>
          <table:table-cell office:value-type="float" office:value="264" calcext:value-type="float">
            <text:p>264</text:p>
          </table:table-cell>
          <table:table-cell office:value-type="float" office:value="920" calcext:value-type="float">
            <text:p>920</text:p>
          </table:table-cell>
          <table:table-cell office:value-type="float" office:value="413862.686476192" calcext:value-type="float">
            <text:p>413862.686476192</text:p>
          </table:table-cell>
          <table:table-cell office:value-type="float" office:value="9181672.25576042" calcext:value-type="float">
            <text:p>9181672.25576042</text:p>
          </table:table-cell>
          <table:table-cell office:value-type="float" office:value="920" calcext:value-type="float">
            <text:p>920</text:p>
          </table:table-cell>
          <table:table-cell table:formula="of:=[.D115]/100" office:value-type="float" office:value="4138.62686476192" calcext:value-type="float">
            <text:p>4138.62686476192</text:p>
          </table:table-cell>
          <table:table-cell table:formula="of:=[.E115]/100" office:value-type="float" office:value="91816.7225576042" calcext:value-type="float">
            <text:p>91816.7225576042</text:p>
          </table:table-cell>
          <table:table-cell table:formula="of:=[.F115]" office:value-type="float" office:value="920" calcext:value-type="float">
            <text:p>920</text:p>
          </table:table-cell>
        </table:table-row>
        <table:table-row table:style-name="ro2">
          <table:table-cell office:value-type="string" calcext:value-type="string">
            <text:p>Point (451894.39443821582244709 9135962.99346388503909111)</text:p>
          </table:table-cell>
          <table:table-cell office:value-type="float" office:value="265" calcext:value-type="float">
            <text:p>265</text:p>
          </table:table-cell>
          <table:table-cell office:value-type="float" office:value="478" calcext:value-type="float">
            <text:p>478</text:p>
          </table:table-cell>
          <table:table-cell office:value-type="float" office:value="451894.394438216" calcext:value-type="float">
            <text:p>451894.394438216</text:p>
          </table:table-cell>
          <table:table-cell office:value-type="float" office:value="9135962.99346388" calcext:value-type="float">
            <text:p>9135962.99346388</text:p>
          </table:table-cell>
          <table:table-cell office:value-type="float" office:value="478" calcext:value-type="float">
            <text:p>478</text:p>
          </table:table-cell>
          <table:table-cell table:formula="of:=[.D116]/100" office:value-type="float" office:value="4518.94394438216" calcext:value-type="float">
            <text:p>4518.94394438216</text:p>
          </table:table-cell>
          <table:table-cell table:formula="of:=[.E116]/100" office:value-type="float" office:value="91359.6299346388" calcext:value-type="float">
            <text:p>91359.6299346388</text:p>
          </table:table-cell>
          <table:table-cell table:formula="of:=[.F116]" office:value-type="float" office:value="478" calcext:value-type="float">
            <text:p>478</text:p>
          </table:table-cell>
        </table:table-row>
        <table:table-row table:style-name="ro2">
          <table:table-cell office:value-type="string" calcext:value-type="string">
            <text:p>Point (443270.82113125501200557 9140315.98733107931911945)</text:p>
          </table:table-cell>
          <table:table-cell office:value-type="float" office:value="270" calcext:value-type="float">
            <text:p>270</text:p>
          </table:table-cell>
          <table:table-cell office:value-type="float" office:value="489" calcext:value-type="float">
            <text:p>489</text:p>
          </table:table-cell>
          <table:table-cell office:value-type="float" office:value="443270.821131255" calcext:value-type="float">
            <text:p>443270.821131255</text:p>
          </table:table-cell>
          <table:table-cell office:value-type="float" office:value="9140315.98733108" calcext:value-type="float">
            <text:p>9140315.98733108</text:p>
          </table:table-cell>
          <table:table-cell office:value-type="float" office:value="489" calcext:value-type="float">
            <text:p>489</text:p>
          </table:table-cell>
          <table:table-cell table:formula="of:=[.D117]/100" office:value-type="float" office:value="4432.70821131255" calcext:value-type="float">
            <text:p>4432.70821131255</text:p>
          </table:table-cell>
          <table:table-cell table:formula="of:=[.E117]/100" office:value-type="float" office:value="91403.1598733108" calcext:value-type="float">
            <text:p>91403.1598733108</text:p>
          </table:table-cell>
          <table:table-cell table:formula="of:=[.F117]" office:value-type="float" office:value="489" calcext:value-type="float">
            <text:p>489</text:p>
          </table:table-cell>
        </table:table-row>
        <table:table-row table:style-name="ro2">
          <table:table-cell office:value-type="string" calcext:value-type="string">
            <text:p>Point (448100.10233193734893575 9175309.02952460758388042)</text:p>
          </table:table-cell>
          <table:table-cell office:value-type="float" office:value="271" calcext:value-type="float">
            <text:p>271</text:p>
          </table:table-cell>
          <table:table-cell office:value-type="float" office:value="862" calcext:value-type="float">
            <text:p>862</text:p>
          </table:table-cell>
          <table:table-cell office:value-type="float" office:value="448100.102331937" calcext:value-type="float">
            <text:p>448100.102331937</text:p>
          </table:table-cell>
          <table:table-cell office:value-type="float" office:value="9175309.02952461" calcext:value-type="float">
            <text:p>9175309.02952461</text:p>
          </table:table-cell>
          <table:table-cell office:value-type="float" office:value="862" calcext:value-type="float">
            <text:p>862</text:p>
          </table:table-cell>
          <table:table-cell table:formula="of:=[.D118]/100" office:value-type="float" office:value="4481.00102331937" calcext:value-type="float">
            <text:p>4481.00102331937</text:p>
          </table:table-cell>
          <table:table-cell table:formula="of:=[.E118]/100" office:value-type="float" office:value="91753.0902952461" calcext:value-type="float">
            <text:p>91753.0902952461</text:p>
          </table:table-cell>
          <table:table-cell table:formula="of:=[.F118]" office:value-type="float" office:value="862" calcext:value-type="float">
            <text:p>862</text:p>
          </table:table-cell>
        </table:table-row>
        <table:table-row table:style-name="ro2">
          <table:table-cell office:value-type="string" calcext:value-type="string">
            <text:p>Point (442193.00630162371089682 9177623.57797509245574474)</text:p>
          </table:table-cell>
          <table:table-cell office:value-type="float" office:value="268" calcext:value-type="float">
            <text:p>268</text:p>
          </table:table-cell>
          <table:table-cell office:value-type="float" office:value="881" calcext:value-type="float">
            <text:p>881</text:p>
          </table:table-cell>
          <table:table-cell office:value-type="float" office:value="442193.006301624" calcext:value-type="float">
            <text:p>442193.006301624</text:p>
          </table:table-cell>
          <table:table-cell office:value-type="float" office:value="9177623.57797509" calcext:value-type="float">
            <text:p>9177623.57797509</text:p>
          </table:table-cell>
          <table:table-cell office:value-type="float" office:value="881" calcext:value-type="float">
            <text:p>881</text:p>
          </table:table-cell>
          <table:table-cell table:formula="of:=[.D119]/100" office:value-type="float" office:value="4421.93006301624" calcext:value-type="float">
            <text:p>4421.93006301624</text:p>
          </table:table-cell>
          <table:table-cell table:formula="of:=[.E119]/100" office:value-type="float" office:value="91776.2357797509" calcext:value-type="float">
            <text:p>91776.2357797509</text:p>
          </table:table-cell>
          <table:table-cell table:formula="of:=[.F119]" office:value-type="float" office:value="881" calcext:value-type="float">
            <text:p>881</text:p>
          </table:table-cell>
        </table:table-row>
        <table:table-row table:style-name="ro2">
          <table:table-cell office:value-type="string" calcext:value-type="string">
            <text:p>Point (414649.36151333031011745 9182471.25030931457877159)</text:p>
          </table:table-cell>
          <table:table-cell office:value-type="float" office:value="269" calcext:value-type="float">
            <text:p>269</text:p>
          </table:table-cell>
          <table:table-cell office:value-type="float" office:value="915" calcext:value-type="float">
            <text:p>915</text:p>
          </table:table-cell>
          <table:table-cell office:value-type="float" office:value="414649.36151333" calcext:value-type="float">
            <text:p>414649.36151333</text:p>
          </table:table-cell>
          <table:table-cell office:value-type="float" office:value="9182471.25030931" calcext:value-type="float">
            <text:p>9182471.25030931</text:p>
          </table:table-cell>
          <table:table-cell office:value-type="float" office:value="915" calcext:value-type="float">
            <text:p>915</text:p>
          </table:table-cell>
          <table:table-cell table:formula="of:=[.D120]/100" office:value-type="float" office:value="4146.4936151333" calcext:value-type="float">
            <text:p>4146.4936151333</text:p>
          </table:table-cell>
          <table:table-cell table:formula="of:=[.E120]/100" office:value-type="float" office:value="91824.7125030931" calcext:value-type="float">
            <text:p>91824.7125030931</text:p>
          </table:table-cell>
          <table:table-cell table:formula="of:=[.F120]" office:value-type="float" office:value="915" calcext:value-type="float">
            <text:p>915</text:p>
          </table:table-cell>
        </table:table-row>
        <table:table-row table:style-name="ro2">
          <table:table-cell office:value-type="string" calcext:value-type="string">
            <text:p>Point (457116.19937078794464469 9156899.03126932308077812)</text:p>
          </table:table-cell>
          <table:table-cell office:value-type="float" office:value="258" calcext:value-type="float">
            <text:p>258</text:p>
          </table:table-cell>
          <table:table-cell office:value-type="float" office:value="655" calcext:value-type="float">
            <text:p>655</text:p>
          </table:table-cell>
          <table:table-cell office:value-type="float" office:value="457116.199370788" calcext:value-type="float">
            <text:p>457116.199370788</text:p>
          </table:table-cell>
          <table:table-cell office:value-type="float" office:value="9156899.03126932" calcext:value-type="float">
            <text:p>9156899.03126932</text:p>
          </table:table-cell>
          <table:table-cell office:value-type="float" office:value="655" calcext:value-type="float">
            <text:p>655</text:p>
          </table:table-cell>
          <table:table-cell table:formula="of:=[.D121]/100" office:value-type="float" office:value="4571.16199370788" calcext:value-type="float">
            <text:p>4571.16199370788</text:p>
          </table:table-cell>
          <table:table-cell table:formula="of:=[.E121]/100" office:value-type="float" office:value="91568.9903126932" calcext:value-type="float">
            <text:p>91568.9903126932</text:p>
          </table:table-cell>
          <table:table-cell table:formula="of:=[.F121]" office:value-type="float" office:value="655" calcext:value-type="float">
            <text:p>655</text:p>
          </table:table-cell>
        </table:table-row>
        <table:table-row table:style-name="ro2">
          <table:table-cell office:value-type="string" calcext:value-type="string">
            <text:p>Point (454619.36163554445374757 9182277.87832281738519669)</text:p>
          </table:table-cell>
          <table:table-cell office:value-type="float" office:value="259" calcext:value-type="float">
            <text:p>259</text:p>
          </table:table-cell>
          <table:table-cell office:value-type="float" office:value="926" calcext:value-type="float">
            <text:p>926</text:p>
          </table:table-cell>
          <table:table-cell office:value-type="float" office:value="454619.361635544" calcext:value-type="float">
            <text:p>454619.361635544</text:p>
          </table:table-cell>
          <table:table-cell office:value-type="float" office:value="9182277.87832282" calcext:value-type="float">
            <text:p>9182277.87832282</text:p>
          </table:table-cell>
          <table:table-cell office:value-type="float" office:value="926" calcext:value-type="float">
            <text:p>926</text:p>
          </table:table-cell>
          <table:table-cell table:formula="of:=[.D122]/100" office:value-type="float" office:value="4546.19361635544" calcext:value-type="float">
            <text:p>4546.19361635544</text:p>
          </table:table-cell>
          <table:table-cell table:formula="of:=[.E122]/100" office:value-type="float" office:value="91822.7787832282" calcext:value-type="float">
            <text:p>91822.7787832282</text:p>
          </table:table-cell>
          <table:table-cell table:formula="of:=[.F122]" office:value-type="float" office:value="926" calcext:value-type="float">
            <text:p>926</text:p>
          </table:table-cell>
        </table:table-row>
        <table:table-row table:style-name="ro2">
          <table:table-cell office:value-type="string" calcext:value-type="string">
            <text:p>Point (428976.04755905392812565 9140461.08460134826600552)</text:p>
          </table:table-cell>
          <table:table-cell office:value-type="float" office:value="256" calcext:value-type="float">
            <text:p>256</text:p>
          </table:table-cell>
          <table:table-cell office:value-type="float" office:value="498" calcext:value-type="float">
            <text:p>498</text:p>
          </table:table-cell>
          <table:table-cell office:value-type="float" office:value="428976.047559054" calcext:value-type="float">
            <text:p>428976.047559054</text:p>
          </table:table-cell>
          <table:table-cell office:value-type="float" office:value="9140461.08460135" calcext:value-type="float">
            <text:p>9140461.08460135</text:p>
          </table:table-cell>
          <table:table-cell office:value-type="float" office:value="498" calcext:value-type="float">
            <text:p>498</text:p>
          </table:table-cell>
          <table:table-cell table:formula="of:=[.D123]/100" office:value-type="float" office:value="4289.76047559054" calcext:value-type="float">
            <text:p>4289.76047559054</text:p>
          </table:table-cell>
          <table:table-cell table:formula="of:=[.E123]/100" office:value-type="float" office:value="91404.6108460135" calcext:value-type="float">
            <text:p>91404.6108460135</text:p>
          </table:table-cell>
          <table:table-cell table:formula="of:=[.F123]" office:value-type="float" office:value="498" calcext:value-type="float">
            <text:p>498</text:p>
          </table:table-cell>
        </table:table-row>
        <table:table-row table:style-name="ro2">
          <table:table-cell office:value-type="string" calcext:value-type="string">
            <text:p>Point (460332.0569946015602909 9170268.10331102460622787)</text:p>
          </table:table-cell>
          <table:table-cell office:value-type="float" office:value="257" calcext:value-type="float">
            <text:p>257</text:p>
          </table:table-cell>
          <table:table-cell office:value-type="float" office:value="829" calcext:value-type="float">
            <text:p>829</text:p>
          </table:table-cell>
          <table:table-cell office:value-type="float" office:value="460332.056994602" calcext:value-type="float">
            <text:p>460332.056994602</text:p>
          </table:table-cell>
          <table:table-cell office:value-type="float" office:value="9170268.10331102" calcext:value-type="float">
            <text:p>9170268.10331102</text:p>
          </table:table-cell>
          <table:table-cell office:value-type="float" office:value="829" calcext:value-type="float">
            <text:p>829</text:p>
          </table:table-cell>
          <table:table-cell table:formula="of:=[.D124]/100" office:value-type="float" office:value="4603.32056994602" calcext:value-type="float">
            <text:p>4603.32056994602</text:p>
          </table:table-cell>
          <table:table-cell table:formula="of:=[.E124]/100" office:value-type="float" office:value="91702.6810331102" calcext:value-type="float">
            <text:p>91702.6810331102</text:p>
          </table:table-cell>
          <table:table-cell table:formula="of:=[.F124]" office:value-type="float" office:value="829" calcext:value-type="float">
            <text:p>829</text:p>
          </table:table-cell>
        </table:table-row>
        <table:table-row table:style-name="ro2">
          <table:table-cell office:value-type="string" calcext:value-type="string">
            <text:p>Point (464466.74493876105407253 9135476.37603337503969669)</text:p>
          </table:table-cell>
          <table:table-cell office:value-type="float" office:value="262" calcext:value-type="float">
            <text:p>262</text:p>
          </table:table-cell>
          <table:table-cell office:value-type="float" office:value="555" calcext:value-type="float">
            <text:p>555</text:p>
          </table:table-cell>
          <table:table-cell office:value-type="float" office:value="464466.744938761" calcext:value-type="float">
            <text:p>464466.744938761</text:p>
          </table:table-cell>
          <table:table-cell office:value-type="float" office:value="9135476.37603338" calcext:value-type="float">
            <text:p>9135476.37603338</text:p>
          </table:table-cell>
          <table:table-cell office:value-type="float" office:value="555" calcext:value-type="float">
            <text:p>555</text:p>
          </table:table-cell>
          <table:table-cell table:formula="of:=[.D125]/100" office:value-type="float" office:value="4644.66744938761" calcext:value-type="float">
            <text:p>4644.66744938761</text:p>
          </table:table-cell>
          <table:table-cell table:formula="of:=[.E125]/100" office:value-type="float" office:value="91354.7637603338" calcext:value-type="float">
            <text:p>91354.7637603338</text:p>
          </table:table-cell>
          <table:table-cell table:formula="of:=[.F125]" office:value-type="float" office:value="555" calcext:value-type="float">
            <text:p>555</text:p>
          </table:table-cell>
        </table:table-row>
        <table:table-row table:style-name="ro2">
          <table:table-cell office:value-type="string" calcext:value-type="string">
            <text:p>Point (443883.25069529988104478 9129806.17378506064414978)</text:p>
          </table:table-cell>
          <table:table-cell office:value-type="float" office:value="263" calcext:value-type="float">
            <text:p>263</text:p>
          </table:table-cell>
          <table:table-cell office:value-type="float" office:value="453" calcext:value-type="float">
            <text:p>453</text:p>
          </table:table-cell>
          <table:table-cell office:value-type="float" office:value="443883.2506953" calcext:value-type="float">
            <text:p>443883.2506953</text:p>
          </table:table-cell>
          <table:table-cell office:value-type="float" office:value="9129806.17378506" calcext:value-type="float">
            <text:p>9129806.17378506</text:p>
          </table:table-cell>
          <table:table-cell office:value-type="float" office:value="453" calcext:value-type="float">
            <text:p>453</text:p>
          </table:table-cell>
          <table:table-cell table:formula="of:=[.D126]/100" office:value-type="float" office:value="4438.832506953" calcext:value-type="float">
            <text:p>4438.832506953</text:p>
          </table:table-cell>
          <table:table-cell table:formula="of:=[.E126]/100" office:value-type="float" office:value="91298.0617378506" calcext:value-type="float">
            <text:p>91298.0617378506</text:p>
          </table:table-cell>
          <table:table-cell table:formula="of:=[.F126]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Point (464956.79253117187181488 9153205.23924022540450096)</text:p>
          </table:table-cell>
          <table:table-cell office:value-type="float" office:value="260" calcext:value-type="float">
            <text:p>260</text:p>
          </table:table-cell>
          <table:table-cell office:value-type="float" office:value="828" calcext:value-type="float">
            <text:p>828</text:p>
          </table:table-cell>
          <table:table-cell office:value-type="float" office:value="464956.792531172" calcext:value-type="float">
            <text:p>464956.792531172</text:p>
          </table:table-cell>
          <table:table-cell office:value-type="float" office:value="9153205.23924023" calcext:value-type="float">
            <text:p>9153205.23924023</text:p>
          </table:table-cell>
          <table:table-cell office:value-type="float" office:value="828" calcext:value-type="float">
            <text:p>828</text:p>
          </table:table-cell>
          <table:table-cell table:formula="of:=[.D127]/100" office:value-type="float" office:value="4649.56792531172" calcext:value-type="float">
            <text:p>4649.56792531172</text:p>
          </table:table-cell>
          <table:table-cell table:formula="of:=[.E127]/100" office:value-type="float" office:value="91532.0523924023" calcext:value-type="float">
            <text:p>91532.0523924023</text:p>
          </table:table-cell>
          <table:table-cell table:formula="of:=[.F127]" office:value-type="float" office:value="828" calcext:value-type="float">
            <text:p>828</text:p>
          </table:table-cell>
        </table:table-row>
        <table:table-row table:style-name="ro2">
          <table:table-cell office:value-type="string" calcext:value-type="string">
            <text:p>Point (454490.81973471748642623 9173478.0047940369695425)</text:p>
          </table:table-cell>
          <table:table-cell office:value-type="float" office:value="261" calcext:value-type="float">
            <text:p>261</text:p>
          </table:table-cell>
          <table:table-cell office:value-type="float" office:value="859" calcext:value-type="float">
            <text:p>859</text:p>
          </table:table-cell>
          <table:table-cell office:value-type="float" office:value="454490.819734717" calcext:value-type="float">
            <text:p>454490.819734717</text:p>
          </table:table-cell>
          <table:table-cell office:value-type="float" office:value="9173478.00479404" calcext:value-type="float">
            <text:p>9173478.00479404</text:p>
          </table:table-cell>
          <table:table-cell office:value-type="float" office:value="859" calcext:value-type="float">
            <text:p>859</text:p>
          </table:table-cell>
          <table:table-cell table:formula="of:=[.D128]/100" office:value-type="float" office:value="4544.90819734717" calcext:value-type="float">
            <text:p>4544.90819734717</text:p>
          </table:table-cell>
          <table:table-cell table:formula="of:=[.E128]/100" office:value-type="float" office:value="91734.7800479404" calcext:value-type="float">
            <text:p>91734.7800479404</text:p>
          </table:table-cell>
          <table:table-cell table:formula="of:=[.F128]" office:value-type="float" office:value="859" calcext:value-type="float">
            <text:p>859</text:p>
          </table:table-cell>
        </table:table-row>
        <table:table-row table:style-name="ro2">
          <table:table-cell office:value-type="string" calcext:value-type="string">
            <text:p>Point (433417.22263270051917061 9177628.43820066191256046)</text:p>
          </table:table-cell>
          <table:table-cell office:value-type="float" office:value="282" calcext:value-type="float">
            <text:p>282</text:p>
          </table:table-cell>
          <table:table-cell office:value-type="float" office:value="952" calcext:value-type="float">
            <text:p>952</text:p>
          </table:table-cell>
          <table:table-cell office:value-type="float" office:value="433417.222632701" calcext:value-type="float">
            <text:p>433417.222632701</text:p>
          </table:table-cell>
          <table:table-cell office:value-type="float" office:value="9177628.43820066" calcext:value-type="float">
            <text:p>9177628.43820066</text:p>
          </table:table-cell>
          <table:table-cell office:value-type="float" office:value="952" calcext:value-type="float">
            <text:p>952</text:p>
          </table:table-cell>
          <table:table-cell table:formula="of:=[.D129]/100" office:value-type="float" office:value="4334.17222632701" calcext:value-type="float">
            <text:p>4334.17222632701</text:p>
          </table:table-cell>
          <table:table-cell table:formula="of:=[.E129]/100" office:value-type="float" office:value="91776.2843820066" calcext:value-type="float">
            <text:p>91776.2843820066</text:p>
          </table:table-cell>
          <table:table-cell table:formula="of:=[.F129]" office:value-type="float" office:value="952" calcext:value-type="float">
            <text:p>952</text:p>
          </table:table-cell>
        </table:table-row>
        <table:table-row table:style-name="ro2">
          <table:table-cell office:value-type="string" calcext:value-type="string">
            <text:p>Point (427064.97872039343928918 9175007.06334752961993217)</text:p>
          </table:table-cell>
          <table:table-cell office:value-type="float" office:value="283" calcext:value-type="float">
            <text:p>283</text:p>
          </table:table-cell>
          <table:table-cell office:value-type="float" office:value="961" calcext:value-type="float">
            <text:p>961</text:p>
          </table:table-cell>
          <table:table-cell office:value-type="float" office:value="427064.978720393" calcext:value-type="float">
            <text:p>427064.978720393</text:p>
          </table:table-cell>
          <table:table-cell office:value-type="float" office:value="9175007.06334753" calcext:value-type="float">
            <text:p>9175007.06334753</text:p>
          </table:table-cell>
          <table:table-cell office:value-type="float" office:value="961" calcext:value-type="float">
            <text:p>961</text:p>
          </table:table-cell>
          <table:table-cell table:formula="of:=[.D130]/100" office:value-type="float" office:value="4270.64978720393" calcext:value-type="float">
            <text:p>4270.64978720393</text:p>
          </table:table-cell>
          <table:table-cell table:formula="of:=[.E130]/100" office:value-type="float" office:value="91750.0706334753" calcext:value-type="float">
            <text:p>91750.0706334753</text:p>
          </table:table-cell>
          <table:table-cell table:formula="of:=[.F130]" office:value-type="float" office:value="961" calcext:value-type="float">
            <text:p>961</text:p>
          </table:table-cell>
        </table:table-row>
        <table:table-row table:style-name="ro2">
          <table:table-cell office:value-type="string" calcext:value-type="string">
            <text:p>Point (452757.41179126873612404 9150838.95088128373026848)</text:p>
          </table:table-cell>
          <table:table-cell office:value-type="float" office:value="280" calcext:value-type="float">
            <text:p>280</text:p>
          </table:table-cell>
          <table:table-cell office:value-type="float" office:value="533" calcext:value-type="float">
            <text:p>533</text:p>
          </table:table-cell>
          <table:table-cell office:value-type="float" office:value="452757.411791269" calcext:value-type="float">
            <text:p>452757.411791269</text:p>
          </table:table-cell>
          <table:table-cell office:value-type="float" office:value="9150838.95088128" calcext:value-type="float">
            <text:p>9150838.95088128</text:p>
          </table:table-cell>
          <table:table-cell office:value-type="float" office:value="533" calcext:value-type="float">
            <text:p>533</text:p>
          </table:table-cell>
          <table:table-cell table:formula="of:=[.D131]/100" office:value-type="float" office:value="4527.57411791269" calcext:value-type="float">
            <text:p>4527.57411791269</text:p>
          </table:table-cell>
          <table:table-cell table:formula="of:=[.E131]/100" office:value-type="float" office:value="91508.3895088128" calcext:value-type="float">
            <text:p>91508.3895088128</text:p>
          </table:table-cell>
          <table:table-cell table:formula="of:=[.F131]" office:value-type="float" office:value="533" calcext:value-type="float">
            <text:p>533</text:p>
          </table:table-cell>
        </table:table-row>
        <table:table-row table:style-name="ro2">
          <table:table-cell office:value-type="string" calcext:value-type="string">
            <text:p>Point (443526.87345059984363616 9150708.07016683556139469)</text:p>
          </table:table-cell>
          <table:table-cell office:value-type="float" office:value="281" calcext:value-type="float">
            <text:p>281</text:p>
          </table:table-cell>
          <table:table-cell office:value-type="float" office:value="521" calcext:value-type="float">
            <text:p>521</text:p>
          </table:table-cell>
          <table:table-cell office:value-type="float" office:value="443526.8734506" calcext:value-type="float">
            <text:p>443526.8734506</text:p>
          </table:table-cell>
          <table:table-cell office:value-type="float" office:value="9150708.07016684" calcext:value-type="float">
            <text:p>9150708.07016684</text:p>
          </table:table-cell>
          <table:table-cell office:value-type="float" office:value="521" calcext:value-type="float">
            <text:p>521</text:p>
          </table:table-cell>
          <table:table-cell table:formula="of:=[.D132]/100" office:value-type="float" office:value="4435.268734506" calcext:value-type="float">
            <text:p>4435.268734506</text:p>
          </table:table-cell>
          <table:table-cell table:formula="of:=[.E132]/100" office:value-type="float" office:value="91507.0807016684" calcext:value-type="float">
            <text:p>91507.0807016684</text:p>
          </table:table-cell>
          <table:table-cell table:formula="of:=[.F132]" office:value-type="float" office:value="521" calcext:value-type="float">
            <text:p>521</text:p>
          </table:table-cell>
        </table:table-row>
        <table:table-row table:style-name="ro2">
          <table:table-cell office:value-type="string" calcext:value-type="string">
            <text:p>Point (416494.73274431540630758 9132556.04305860958993435)</text:p>
          </table:table-cell>
          <table:table-cell office:value-type="float" office:value="286" calcext:value-type="float">
            <text:p>286</text:p>
          </table:table-cell>
          <table:table-cell office:value-type="float" office:value="445" calcext:value-type="float">
            <text:p>445</text:p>
          </table:table-cell>
          <table:table-cell office:value-type="float" office:value="416494.732744315" calcext:value-type="float">
            <text:p>416494.732744315</text:p>
          </table:table-cell>
          <table:table-cell office:value-type="float" office:value="9132556.04305861" calcext:value-type="float">
            <text:p>9132556.04305861</text:p>
          </table:table-cell>
          <table:table-cell office:value-type="float" office:value="445" calcext:value-type="float">
            <text:p>445</text:p>
          </table:table-cell>
          <table:table-cell table:formula="of:=[.D133]/100" office:value-type="float" office:value="4164.94732744315" calcext:value-type="float">
            <text:p>4164.94732744315</text:p>
          </table:table-cell>
          <table:table-cell table:formula="of:=[.E133]/100" office:value-type="float" office:value="91325.5604305861" calcext:value-type="float">
            <text:p>91325.5604305861</text:p>
          </table:table-cell>
          <table:table-cell table:formula="of:=[.F133]" office:value-type="float" office:value="445" calcext:value-type="float">
            <text:p>445</text:p>
          </table:table-cell>
        </table:table-row>
        <table:table-row table:style-name="ro2">
          <table:table-cell office:value-type="string" calcext:value-type="string">
            <text:p>Point (465461.04723668738733977 9166511.45518572628498077)</text:p>
          </table:table-cell>
          <table:table-cell office:value-type="float" office:value="287" calcext:value-type="float">
            <text:p>287</text:p>
          </table:table-cell>
          <table:table-cell office:value-type="float" office:value="852" calcext:value-type="float">
            <text:p>852</text:p>
          </table:table-cell>
          <table:table-cell office:value-type="float" office:value="465461.047236687" calcext:value-type="float">
            <text:p>465461.047236687</text:p>
          </table:table-cell>
          <table:table-cell office:value-type="float" office:value="9166511.45518573" calcext:value-type="float">
            <text:p>9166511.45518573</text:p>
          </table:table-cell>
          <table:table-cell office:value-type="float" office:value="852" calcext:value-type="float">
            <text:p>852</text:p>
          </table:table-cell>
          <table:table-cell table:formula="of:=[.D134]/100" office:value-type="float" office:value="4654.61047236687" calcext:value-type="float">
            <text:p>4654.61047236687</text:p>
          </table:table-cell>
          <table:table-cell table:formula="of:=[.E134]/100" office:value-type="float" office:value="91665.1145518573" calcext:value-type="float">
            <text:p>91665.1145518573</text:p>
          </table:table-cell>
          <table:table-cell table:formula="of:=[.F134]" office:value-type="float" office:value="852" calcext:value-type="float">
            <text:p>852</text:p>
          </table:table-cell>
        </table:table-row>
        <table:table-row table:style-name="ro2">
          <table:table-cell office:value-type="string" calcext:value-type="string">
            <text:p>Point (440258.20237927028210834 9131494.2906056996434927)</text:p>
          </table:table-cell>
          <table:table-cell office:value-type="float" office:value="284" calcext:value-type="float">
            <text:p>284</text:p>
          </table:table-cell>
          <table:table-cell office:value-type="float" office:value="443" calcext:value-type="float">
            <text:p>443</text:p>
          </table:table-cell>
          <table:table-cell office:value-type="float" office:value="440258.20237927" calcext:value-type="float">
            <text:p>440258.20237927</text:p>
          </table:table-cell>
          <table:table-cell office:value-type="float" office:value="9131494.2906057" calcext:value-type="float">
            <text:p>9131494.2906057</text:p>
          </table:table-cell>
          <table:table-cell office:value-type="float" office:value="443" calcext:value-type="float">
            <text:p>443</text:p>
          </table:table-cell>
          <table:table-cell table:formula="of:=[.D135]/100" office:value-type="float" office:value="4402.5820237927" calcext:value-type="float">
            <text:p>4402.5820237927</text:p>
          </table:table-cell>
          <table:table-cell table:formula="of:=[.E135]/100" office:value-type="float" office:value="91314.942906057" calcext:value-type="float">
            <text:p>91314.942906057</text:p>
          </table:table-cell>
          <table:table-cell table:formula="of:=[.F135]"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Point (468983.73353583615971729 9136842.60778741538524628)</text:p>
          </table:table-cell>
          <table:table-cell office:value-type="float" office:value="285" calcext:value-type="float">
            <text:p>285</text:p>
          </table:table-cell>
          <table:table-cell office:value-type="float" office:value="497" calcext:value-type="float">
            <text:p>497</text:p>
          </table:table-cell>
          <table:table-cell office:value-type="float" office:value="468983.733535836" calcext:value-type="float">
            <text:p>468983.733535836</text:p>
          </table:table-cell>
          <table:table-cell office:value-type="float" office:value="9136842.60778742" calcext:value-type="float">
            <text:p>9136842.60778742</text:p>
          </table:table-cell>
          <table:table-cell office:value-type="float" office:value="497" calcext:value-type="float">
            <text:p>497</text:p>
          </table:table-cell>
          <table:table-cell table:formula="of:=[.D136]/100" office:value-type="float" office:value="4689.83733535836" calcext:value-type="float">
            <text:p>4689.83733535836</text:p>
          </table:table-cell>
          <table:table-cell table:formula="of:=[.E136]/100" office:value-type="float" office:value="91368.4260778742" calcext:value-type="float">
            <text:p>91368.4260778742</text:p>
          </table:table-cell>
          <table:table-cell table:formula="of:=[.F136]" office:value-type="float" office:value="497" calcext:value-type="float">
            <text:p>497</text:p>
          </table:table-cell>
        </table:table-row>
        <table:table-row table:style-name="ro2">
          <table:table-cell office:value-type="string" calcext:value-type="string">
            <text:p>Point (461021.66177202307153493 9175734.12117687799036503)</text:p>
          </table:table-cell>
          <table:table-cell office:value-type="float" office:value="274" calcext:value-type="float">
            <text:p>274</text:p>
          </table:table-cell>
          <table:table-cell office:value-type="float" office:value="890" calcext:value-type="float">
            <text:p>890</text:p>
          </table:table-cell>
          <table:table-cell office:value-type="float" office:value="461021.661772023" calcext:value-type="float">
            <text:p>461021.661772023</text:p>
          </table:table-cell>
          <table:table-cell office:value-type="float" office:value="9175734.12117688" calcext:value-type="float">
            <text:p>9175734.12117688</text:p>
          </table:table-cell>
          <table:table-cell office:value-type="float" office:value="890" calcext:value-type="float">
            <text:p>890</text:p>
          </table:table-cell>
          <table:table-cell table:formula="of:=[.D137]/100" office:value-type="float" office:value="4610.21661772023" calcext:value-type="float">
            <text:p>4610.21661772023</text:p>
          </table:table-cell>
          <table:table-cell table:formula="of:=[.E137]/100" office:value-type="float" office:value="91757.3412117688" calcext:value-type="float">
            <text:p>91757.3412117688</text:p>
          </table:table-cell>
          <table:table-cell table:formula="of:=[.F137]" office:value-type="float" office:value="890" calcext:value-type="float">
            <text:p>890</text:p>
          </table:table-cell>
        </table:table-row>
        <table:table-row table:style-name="ro2">
          <table:table-cell office:value-type="string" calcext:value-type="string">
            <text:p>Point (437598.08958483673632145 9160899.90617155842483044)</text:p>
          </table:table-cell>
          <table:table-cell office:value-type="float" office:value="275" calcext:value-type="float">
            <text:p>275</text:p>
          </table:table-cell>
          <table:table-cell office:value-type="float" office:value="511" calcext:value-type="float">
            <text:p>511</text:p>
          </table:table-cell>
          <table:table-cell office:value-type="float" office:value="437598.089584837" calcext:value-type="float">
            <text:p>437598.089584837</text:p>
          </table:table-cell>
          <table:table-cell office:value-type="float" office:value="9160899.90617156" calcext:value-type="float">
            <text:p>9160899.90617156</text:p>
          </table:table-cell>
          <table:table-cell office:value-type="float" office:value="511" calcext:value-type="float">
            <text:p>511</text:p>
          </table:table-cell>
          <table:table-cell table:formula="of:=[.D138]/100" office:value-type="float" office:value="4375.98089584837" calcext:value-type="float">
            <text:p>4375.98089584837</text:p>
          </table:table-cell>
          <table:table-cell table:formula="of:=[.E138]/100" office:value-type="float" office:value="91608.9990617156" calcext:value-type="float">
            <text:p>91608.9990617156</text:p>
          </table:table-cell>
          <table:table-cell table:formula="of:=[.F138]" office:value-type="float" office:value="511" calcext:value-type="float">
            <text:p>511</text:p>
          </table:table-cell>
        </table:table-row>
        <table:table-row table:style-name="ro2">
          <table:table-cell office:value-type="string" calcext:value-type="string">
            <text:p>Point (437421.08658774622017518 9149423.17444097995758057)</text:p>
          </table:table-cell>
          <table:table-cell office:value-type="float" office:value="272" calcext:value-type="float">
            <text:p>272</text:p>
          </table:table-cell>
          <table:table-cell office:value-type="float" office:value="488" calcext:value-type="float">
            <text:p>488</text:p>
          </table:table-cell>
          <table:table-cell office:value-type="float" office:value="437421.086587746" calcext:value-type="float">
            <text:p>437421.086587746</text:p>
          </table:table-cell>
          <table:table-cell office:value-type="float" office:value="9149423.17444098" calcext:value-type="float">
            <text:p>9149423.17444098</text:p>
          </table:table-cell>
          <table:table-cell office:value-type="float" office:value="488" calcext:value-type="float">
            <text:p>488</text:p>
          </table:table-cell>
          <table:table-cell table:formula="of:=[.D139]/100" office:value-type="float" office:value="4374.21086587746" calcext:value-type="float">
            <text:p>4374.21086587746</text:p>
          </table:table-cell>
          <table:table-cell table:formula="of:=[.E139]/100" office:value-type="float" office:value="91494.2317444098" calcext:value-type="float">
            <text:p>91494.2317444098</text:p>
          </table:table-cell>
          <table:table-cell table:formula="of:=[.F139]" office:value-type="float" office:value="488" calcext:value-type="float">
            <text:p>488</text:p>
          </table:table-cell>
        </table:table-row>
        <table:table-row table:style-name="ro2">
          <table:table-cell office:value-type="string" calcext:value-type="string">
            <text:p>Point (448363.2951839481247589 9139208.05040491558611393)</text:p>
          </table:table-cell>
          <table:table-cell office:value-type="float" office:value="273" calcext:value-type="float">
            <text:p>273</text:p>
          </table:table-cell>
          <table:table-cell office:value-type="float" office:value="443" calcext:value-type="float">
            <text:p>443</text:p>
          </table:table-cell>
          <table:table-cell office:value-type="float" office:value="448363.295183948" calcext:value-type="float">
            <text:p>448363.295183948</text:p>
          </table:table-cell>
          <table:table-cell office:value-type="float" office:value="9139208.05040492" calcext:value-type="float">
            <text:p>9139208.05040492</text:p>
          </table:table-cell>
          <table:table-cell office:value-type="float" office:value="443" calcext:value-type="float">
            <text:p>443</text:p>
          </table:table-cell>
          <table:table-cell table:formula="of:=[.D140]/100" office:value-type="float" office:value="4483.63295183948" calcext:value-type="float">
            <text:p>4483.63295183948</text:p>
          </table:table-cell>
          <table:table-cell table:formula="of:=[.E140]/100" office:value-type="float" office:value="91392.0805040492" calcext:value-type="float">
            <text:p>91392.0805040492</text:p>
          </table:table-cell>
          <table:table-cell table:formula="of:=[.F140]"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Point (464108.43842988804681227 9183433.55134612508118153)</text:p>
          </table:table-cell>
          <table:table-cell office:value-type="float" office:value="278" calcext:value-type="float">
            <text:p>278</text:p>
          </table:table-cell>
          <table:table-cell office:value-type="float" office:value="954" calcext:value-type="float">
            <text:p>954</text:p>
          </table:table-cell>
          <table:table-cell office:value-type="float" office:value="464108.438429888" calcext:value-type="float">
            <text:p>464108.438429888</text:p>
          </table:table-cell>
          <table:table-cell office:value-type="float" office:value="9183433.55134613" calcext:value-type="float">
            <text:p>9183433.55134613</text:p>
          </table:table-cell>
          <table:table-cell office:value-type="float" office:value="954" calcext:value-type="float">
            <text:p>954</text:p>
          </table:table-cell>
          <table:table-cell table:formula="of:=[.D141]/100" office:value-type="float" office:value="4641.08438429888" calcext:value-type="float">
            <text:p>4641.08438429888</text:p>
          </table:table-cell>
          <table:table-cell table:formula="of:=[.E141]/100" office:value-type="float" office:value="91834.3355134613" calcext:value-type="float">
            <text:p>91834.3355134613</text:p>
          </table:table-cell>
          <table:table-cell table:formula="of:=[.F141]" office:value-type="float" office:value="954" calcext:value-type="float">
            <text:p>954</text:p>
          </table:table-cell>
        </table:table-row>
        <table:table-row table:style-name="ro3">
          <table:table-cell office:value-type="string" calcext:value-type="string">
            <text:p>Point (448226.389912283513695 9161842.08513329364359379)</text:p>
          </table:table-cell>
          <table:table-cell office:value-type="float" office:value="279" calcext:value-type="float">
            <text:p>279</text:p>
          </table:table-cell>
          <table:table-cell office:value-type="float" office:value="845" calcext:value-type="float">
            <text:p>845</text:p>
          </table:table-cell>
          <table:table-cell office:value-type="float" office:value="448226.389912284" calcext:value-type="float">
            <text:p>448226.389912284</text:p>
          </table:table-cell>
          <table:table-cell office:value-type="float" office:value="9161842.08513329" calcext:value-type="float">
            <text:p>9161842.08513329</text:p>
          </table:table-cell>
          <table:table-cell office:value-type="float" office:value="845" calcext:value-type="float">
            <text:p>845</text:p>
          </table:table-cell>
          <table:table-cell table:formula="of:=[.D142]/100" office:value-type="float" office:value="4482.26389912284" calcext:value-type="float">
            <text:p>4482.26389912284</text:p>
          </table:table-cell>
          <table:table-cell table:formula="of:=[.E142]/100" office:value-type="float" office:value="91618.4208513329" calcext:value-type="float">
            <text:p>91618.4208513329</text:p>
          </table:table-cell>
          <table:table-cell table:formula="of:=[.F142]" office:value-type="float" office:value="845" calcext:value-type="float">
            <text:p>845</text:p>
          </table:table-cell>
        </table:table-row>
        <table:table-row table:style-name="ro2">
          <table:table-cell office:value-type="string" calcext:value-type="string">
            <text:p>Point (452961.22639551211614162 9134834.34922959096729755)</text:p>
          </table:table-cell>
          <table:table-cell office:value-type="float" office:value="276" calcext:value-type="float">
            <text:p>276</text:p>
          </table:table-cell>
          <table:table-cell office:value-type="float" office:value="439" calcext:value-type="float">
            <text:p>439</text:p>
          </table:table-cell>
          <table:table-cell office:value-type="float" office:value="452961.226395512" calcext:value-type="float">
            <text:p>452961.226395512</text:p>
          </table:table-cell>
          <table:table-cell office:value-type="float" office:value="9134834.34922959" calcext:value-type="float">
            <text:p>9134834.34922959</text:p>
          </table:table-cell>
          <table:table-cell office:value-type="float" office:value="439" calcext:value-type="float">
            <text:p>439</text:p>
          </table:table-cell>
          <table:table-cell table:formula="of:=[.D143]/100" office:value-type="float" office:value="4529.61226395512" calcext:value-type="float">
            <text:p>4529.61226395512</text:p>
          </table:table-cell>
          <table:table-cell table:formula="of:=[.E143]/100" office:value-type="float" office:value="91348.3434922959" calcext:value-type="float">
            <text:p>91348.3434922959</text:p>
          </table:table-cell>
          <table:table-cell table:formula="of:=[.F143]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Point (455772.43422035733237863 9148675.96426086127758026)</text:p>
          </table:table-cell>
          <table:table-cell office:value-type="float" office:value="277" calcext:value-type="float">
            <text:p>277</text:p>
          </table:table-cell>
          <table:table-cell office:value-type="float" office:value="541" calcext:value-type="float">
            <text:p>541</text:p>
          </table:table-cell>
          <table:table-cell office:value-type="float" office:value="455772.434220357" calcext:value-type="float">
            <text:p>455772.434220357</text:p>
          </table:table-cell>
          <table:table-cell office:value-type="float" office:value="9148675.96426086" calcext:value-type="float">
            <text:p>9148675.96426086</text:p>
          </table:table-cell>
          <table:table-cell office:value-type="float" office:value="541" calcext:value-type="float">
            <text:p>541</text:p>
          </table:table-cell>
          <table:table-cell table:formula="of:=[.D144]/100" office:value-type="float" office:value="4557.72434220357" calcext:value-type="float">
            <text:p>4557.72434220357</text:p>
          </table:table-cell>
          <table:table-cell table:formula="of:=[.E144]/100" office:value-type="float" office:value="91486.7596426086" calcext:value-type="float">
            <text:p>91486.7596426086</text:p>
          </table:table-cell>
          <table:table-cell table:formula="of:=[.F144]" office:value-type="float" office:value="541" calcext:value-type="float">
            <text:p>541</text:p>
          </table:table-cell>
        </table:table-row>
        <table:table-row table:style-name="ro2">
          <table:table-cell office:value-type="string" calcext:value-type="string">
            <text:p>Point (452064.82196440984262154 9128799.92827292531728745)</text:p>
          </table:table-cell>
          <table:table-cell office:value-type="float" office:value="298" calcext:value-type="float">
            <text:p>298</text:p>
          </table:table-cell>
          <table:table-cell office:value-type="float" office:value="469" calcext:value-type="float">
            <text:p>469</text:p>
          </table:table-cell>
          <table:table-cell office:value-type="float" office:value="452064.82196441" calcext:value-type="float">
            <text:p>452064.82196441</text:p>
          </table:table-cell>
          <table:table-cell office:value-type="float" office:value="9128799.92827293" calcext:value-type="float">
            <text:p>9128799.92827293</text:p>
          </table:table-cell>
          <table:table-cell office:value-type="float" office:value="469" calcext:value-type="float">
            <text:p>469</text:p>
          </table:table-cell>
          <table:table-cell table:formula="of:=[.D145]/100" office:value-type="float" office:value="4520.6482196441" calcext:value-type="float">
            <text:p>4520.6482196441</text:p>
          </table:table-cell>
          <table:table-cell table:formula="of:=[.E145]/100" office:value-type="float" office:value="91287.9992827293" calcext:value-type="float">
            <text:p>91287.9992827293</text:p>
          </table:table-cell>
          <table:table-cell table:formula="of:=[.F145]" office:value-type="float" office:value="469" calcext:value-type="float">
            <text:p>469</text:p>
          </table:table-cell>
        </table:table-row>
        <table:table-row table:style-name="ro2">
          <table:table-cell office:value-type="string" calcext:value-type="string">
            <text:p>Point (443349.78272942191688344 9142935.60988692380487919)</text:p>
          </table:table-cell>
          <table:table-cell office:value-type="float" office:value="299" calcext:value-type="float">
            <text:p>299</text:p>
          </table:table-cell>
          <table:table-cell office:value-type="float" office:value="489" calcext:value-type="float">
            <text:p>489</text:p>
          </table:table-cell>
          <table:table-cell office:value-type="float" office:value="443349.782729422" calcext:value-type="float">
            <text:p>443349.782729422</text:p>
          </table:table-cell>
          <table:table-cell office:value-type="float" office:value="9142935.60988692" calcext:value-type="float">
            <text:p>9142935.60988692</text:p>
          </table:table-cell>
          <table:table-cell office:value-type="float" office:value="489" calcext:value-type="float">
            <text:p>489</text:p>
          </table:table-cell>
          <table:table-cell table:formula="of:=[.D146]/100" office:value-type="float" office:value="4433.49782729422" calcext:value-type="float">
            <text:p>4433.49782729422</text:p>
          </table:table-cell>
          <table:table-cell table:formula="of:=[.E146]/100" office:value-type="float" office:value="91429.3560988692" calcext:value-type="float">
            <text:p>91429.3560988692</text:p>
          </table:table-cell>
          <table:table-cell table:formula="of:=[.F146]" office:value-type="float" office:value="489" calcext:value-type="float">
            <text:p>489</text:p>
          </table:table-cell>
        </table:table-row>
        <table:table-row table:style-name="ro2">
          <table:table-cell office:value-type="string" calcext:value-type="string">
            <text:p>Point (454175.8101471071713604 9183653.45728184096515179)</text:p>
          </table:table-cell>
          <table:table-cell office:value-type="float" office:value="296" calcext:value-type="float">
            <text:p>296</text:p>
          </table:table-cell>
          <table:table-cell office:value-type="float" office:value="930" calcext:value-type="float">
            <text:p>930</text:p>
          </table:table-cell>
          <table:table-cell office:value-type="float" office:value="454175.810147107" calcext:value-type="float">
            <text:p>454175.810147107</text:p>
          </table:table-cell>
          <table:table-cell office:value-type="float" office:value="9183653.45728184" calcext:value-type="float">
            <text:p>9183653.45728184</text:p>
          </table:table-cell>
          <table:table-cell office:value-type="float" office:value="930" calcext:value-type="float">
            <text:p>930</text:p>
          </table:table-cell>
          <table:table-cell table:formula="of:=[.D147]/100" office:value-type="float" office:value="4541.75810147107" calcext:value-type="float">
            <text:p>4541.75810147107</text:p>
          </table:table-cell>
          <table:table-cell table:formula="of:=[.E147]/100" office:value-type="float" office:value="91836.5345728184" calcext:value-type="float">
            <text:p>91836.5345728184</text:p>
          </table:table-cell>
          <table:table-cell table:formula="of:=[.F147]" office:value-type="float" office:value="930" calcext:value-type="float">
            <text:p>930</text:p>
          </table:table-cell>
        </table:table-row>
        <table:table-row table:style-name="ro2">
          <table:table-cell office:value-type="string" calcext:value-type="string">
            <text:p>Point (434219.99677817319752648 9163012.74365929327905178)</text:p>
          </table:table-cell>
          <table:table-cell office:value-type="float" office:value="297" calcext:value-type="float">
            <text:p>297</text:p>
          </table:table-cell>
          <table:table-cell office:value-type="float" office:value="538" calcext:value-type="float">
            <text:p>538</text:p>
          </table:table-cell>
          <table:table-cell office:value-type="float" office:value="434219.996778173" calcext:value-type="float">
            <text:p>434219.996778173</text:p>
          </table:table-cell>
          <table:table-cell office:value-type="float" office:value="9163012.74365929" calcext:value-type="float">
            <text:p>9163012.74365929</text:p>
          </table:table-cell>
          <table:table-cell office:value-type="float" office:value="538" calcext:value-type="float">
            <text:p>538</text:p>
          </table:table-cell>
          <table:table-cell table:formula="of:=[.D148]/100" office:value-type="float" office:value="4342.19996778173" calcext:value-type="float">
            <text:p>4342.19996778173</text:p>
          </table:table-cell>
          <table:table-cell table:formula="of:=[.E148]/100" office:value-type="float" office:value="91630.1274365929" calcext:value-type="float">
            <text:p>91630.1274365929</text:p>
          </table:table-cell>
          <table:table-cell table:formula="of:=[.F148]" office:value-type="float" office:value="538" calcext:value-type="float">
            <text:p>538</text:p>
          </table:table-cell>
        </table:table-row>
        <table:table-row table:style-name="ro2">
          <table:table-cell office:value-type="string" calcext:value-type="string">
            <text:p>Point (437606.35816417465684935 9183717.31754090823233128)</text:p>
          </table:table-cell>
          <table:table-cell office:value-type="float" office:value="302" calcext:value-type="float">
            <text:p>302</text:p>
          </table:table-cell>
          <table:table-cell office:value-type="float" office:value="878" calcext:value-type="float">
            <text:p>878</text:p>
          </table:table-cell>
          <table:table-cell office:value-type="float" office:value="437606.358164175" calcext:value-type="float">
            <text:p>437606.358164175</text:p>
          </table:table-cell>
          <table:table-cell office:value-type="float" office:value="9183717.31754091" calcext:value-type="float">
            <text:p>9183717.31754091</text:p>
          </table:table-cell>
          <table:table-cell office:value-type="float" office:value="878" calcext:value-type="float">
            <text:p>878</text:p>
          </table:table-cell>
          <table:table-cell table:formula="of:=[.D149]/100" office:value-type="float" office:value="4376.06358164175" calcext:value-type="float">
            <text:p>4376.06358164175</text:p>
          </table:table-cell>
          <table:table-cell table:formula="of:=[.E149]/100" office:value-type="float" office:value="91837.1731754091" calcext:value-type="float">
            <text:p>91837.1731754091</text:p>
          </table:table-cell>
          <table:table-cell table:formula="of:=[.F149]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Point (452309.02298197132768109 9177750.17951143719255924)</text:p>
          </table:table-cell>
          <table:table-cell office:value-type="float" office:value="303" calcext:value-type="float">
            <text:p>303</text:p>
          </table:table-cell>
          <table:table-cell office:value-type="float" office:value="884" calcext:value-type="float">
            <text:p>884</text:p>
          </table:table-cell>
          <table:table-cell office:value-type="float" office:value="452309.022981971" calcext:value-type="float">
            <text:p>452309.022981971</text:p>
          </table:table-cell>
          <table:table-cell office:value-type="float" office:value="9177750.17951144" calcext:value-type="float">
            <text:p>9177750.17951144</text:p>
          </table:table-cell>
          <table:table-cell office:value-type="float" office:value="884" calcext:value-type="float">
            <text:p>884</text:p>
          </table:table-cell>
          <table:table-cell table:formula="of:=[.D150]/100" office:value-type="float" office:value="4523.09022981971" calcext:value-type="float">
            <text:p>4523.09022981971</text:p>
          </table:table-cell>
          <table:table-cell table:formula="of:=[.E150]/100" office:value-type="float" office:value="91777.5017951144" calcext:value-type="float">
            <text:p>91777.5017951144</text:p>
          </table:table-cell>
          <table:table-cell table:formula="of:=[.F150]" office:value-type="float" office:value="884" calcext:value-type="float">
            <text:p>884</text:p>
          </table:table-cell>
        </table:table-row>
        <table:table-row table:style-name="ro2">
          <table:table-cell office:value-type="string" calcext:value-type="string">
            <text:p>Point (422462.4977488256408833 9168093.9044392816722393)</text:p>
          </table:table-cell>
          <table:table-cell office:value-type="float" office:value="300" calcext:value-type="float">
            <text:p>300</text:p>
          </table:table-cell>
          <table:table-cell office:value-type="float" office:value="502" calcext:value-type="float">
            <text:p>502</text:p>
          </table:table-cell>
          <table:table-cell office:value-type="float" office:value="422462.497748826" calcext:value-type="float">
            <text:p>422462.497748826</text:p>
          </table:table-cell>
          <table:table-cell office:value-type="float" office:value="9168093.90443928" calcext:value-type="float">
            <text:p>9168093.90443928</text:p>
          </table:table-cell>
          <table:table-cell office:value-type="float" office:value="502" calcext:value-type="float">
            <text:p>502</text:p>
          </table:table-cell>
          <table:table-cell table:formula="of:=[.D151]/100" office:value-type="float" office:value="4224.62497748826" calcext:value-type="float">
            <text:p>4224.62497748826</text:p>
          </table:table-cell>
          <table:table-cell table:formula="of:=[.E151]/100" office:value-type="float" office:value="91680.9390443928" calcext:value-type="float">
            <text:p>91680.9390443928</text:p>
          </table:table-cell>
          <table:table-cell table:formula="of:=[.F151]" office:value-type="float" office:value="502" calcext:value-type="float">
            <text:p>502</text:p>
          </table:table-cell>
        </table:table-row>
        <table:table-row table:style-name="ro2">
          <table:table-cell office:value-type="string" calcext:value-type="string">
            <text:p>Point (452479.24604087375337258 9133588.35184469819068909)</text:p>
          </table:table-cell>
          <table:table-cell office:value-type="float" office:value="301" calcext:value-type="float">
            <text:p>301</text:p>
          </table:table-cell>
          <table:table-cell office:value-type="float" office:value="471" calcext:value-type="float">
            <text:p>471</text:p>
          </table:table-cell>
          <table:table-cell office:value-type="float" office:value="452479.246040874" calcext:value-type="float">
            <text:p>452479.246040874</text:p>
          </table:table-cell>
          <table:table-cell office:value-type="float" office:value="9133588.3518447" calcext:value-type="float">
            <text:p>9133588.3518447</text:p>
          </table:table-cell>
          <table:table-cell office:value-type="float" office:value="471" calcext:value-type="float">
            <text:p>471</text:p>
          </table:table-cell>
          <table:table-cell table:formula="of:=[.D152]/100" office:value-type="float" office:value="4524.79246040874" calcext:value-type="float">
            <text:p>4524.79246040874</text:p>
          </table:table-cell>
          <table:table-cell table:formula="of:=[.E152]/100" office:value-type="float" office:value="91335.883518447" calcext:value-type="float">
            <text:p>91335.883518447</text:p>
          </table:table-cell>
          <table:table-cell table:formula="of:=[.F152]" office:value-type="float" office:value="471" calcext:value-type="float">
            <text:p>471</text:p>
          </table:table-cell>
        </table:table-row>
        <table:table-row table:style-name="ro2">
          <table:table-cell office:value-type="string" calcext:value-type="string">
            <text:p>Point (419454.99093151569832116 9143318.26928088441491127)</text:p>
          </table:table-cell>
          <table:table-cell office:value-type="float" office:value="290" calcext:value-type="float">
            <text:p>290</text:p>
          </table:table-cell>
          <table:table-cell office:value-type="float" office:value="502" calcext:value-type="float">
            <text:p>502</text:p>
          </table:table-cell>
          <table:table-cell office:value-type="float" office:value="419454.990931516" calcext:value-type="float">
            <text:p>419454.990931516</text:p>
          </table:table-cell>
          <table:table-cell office:value-type="float" office:value="9143318.26928088" calcext:value-type="float">
            <text:p>9143318.26928088</text:p>
          </table:table-cell>
          <table:table-cell office:value-type="float" office:value="502" calcext:value-type="float">
            <text:p>502</text:p>
          </table:table-cell>
          <table:table-cell table:formula="of:=[.D153]/100" office:value-type="float" office:value="4194.54990931516" calcext:value-type="float">
            <text:p>4194.54990931516</text:p>
          </table:table-cell>
          <table:table-cell table:formula="of:=[.E153]/100" office:value-type="float" office:value="91433.1826928088" calcext:value-type="float">
            <text:p>91433.1826928088</text:p>
          </table:table-cell>
          <table:table-cell table:formula="of:=[.F153]" office:value-type="float" office:value="502" calcext:value-type="float">
            <text:p>502</text:p>
          </table:table-cell>
        </table:table-row>
        <table:table-row table:style-name="ro2">
          <table:table-cell office:value-type="string" calcext:value-type="string">
            <text:p>Point (422269.51583494804799557 9133811.65567768737673759)</text:p>
          </table:table-cell>
          <table:table-cell office:value-type="float" office:value="291" calcext:value-type="float">
            <text:p>291</text:p>
          </table:table-cell>
          <table:table-cell office:value-type="float" office:value="500" calcext:value-type="float">
            <text:p>500</text:p>
          </table:table-cell>
          <table:table-cell office:value-type="float" office:value="422269.515834948" calcext:value-type="float">
            <text:p>422269.515834948</text:p>
          </table:table-cell>
          <table:table-cell office:value-type="float" office:value="9133811.65567769" calcext:value-type="float">
            <text:p>9133811.65567769</text:p>
          </table:table-cell>
          <table:table-cell office:value-type="float" office:value="500" calcext:value-type="float">
            <text:p>500</text:p>
          </table:table-cell>
          <table:table-cell table:formula="of:=[.D154]/100" office:value-type="float" office:value="4222.69515834948" calcext:value-type="float">
            <text:p>4222.69515834948</text:p>
          </table:table-cell>
          <table:table-cell table:formula="of:=[.E154]/100" office:value-type="float" office:value="91338.1165567769" calcext:value-type="float">
            <text:p>91338.1165567769</text:p>
          </table:table-cell>
          <table:table-cell table:formula="of:=[.F154]"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Point (432773.40819597372319549 9138686.50795682892203331)</text:p>
          </table:table-cell>
          <table:table-cell office:value-type="float" office:value="288" calcext:value-type="float">
            <text:p>288</text:p>
          </table:table-cell>
          <table:table-cell office:value-type="float" office:value="489" calcext:value-type="float">
            <text:p>489</text:p>
          </table:table-cell>
          <table:table-cell office:value-type="float" office:value="432773.408195974" calcext:value-type="float">
            <text:p>432773.408195974</text:p>
          </table:table-cell>
          <table:table-cell office:value-type="float" office:value="9138686.50795683" calcext:value-type="float">
            <text:p>9138686.50795683</text:p>
          </table:table-cell>
          <table:table-cell office:value-type="float" office:value="489" calcext:value-type="float">
            <text:p>489</text:p>
          </table:table-cell>
          <table:table-cell table:formula="of:=[.D155]/100" office:value-type="float" office:value="4327.73408195974" calcext:value-type="float">
            <text:p>4327.73408195974</text:p>
          </table:table-cell>
          <table:table-cell table:formula="of:=[.E155]/100" office:value-type="float" office:value="91386.8650795683" calcext:value-type="float">
            <text:p>91386.8650795683</text:p>
          </table:table-cell>
          <table:table-cell table:formula="of:=[.F155]" office:value-type="float" office:value="489" calcext:value-type="float">
            <text:p>489</text:p>
          </table:table-cell>
        </table:table-row>
        <table:table-row table:style-name="ro2">
          <table:table-cell office:value-type="string" calcext:value-type="string">
            <text:p>Point (445874.42815052485093474 9165423.04135554470121861)</text:p>
          </table:table-cell>
          <table:table-cell office:value-type="float" office:value="289" calcext:value-type="float">
            <text:p>289</text:p>
          </table:table-cell>
          <table:table-cell office:value-type="float" office:value="736" calcext:value-type="float">
            <text:p>736</text:p>
          </table:table-cell>
          <table:table-cell office:value-type="float" office:value="445874.428150525" calcext:value-type="float">
            <text:p>445874.428150525</text:p>
          </table:table-cell>
          <table:table-cell office:value-type="float" office:value="9165423.04135555" calcext:value-type="float">
            <text:p>9165423.04135555</text:p>
          </table:table-cell>
          <table:table-cell office:value-type="float" office:value="736" calcext:value-type="float">
            <text:p>736</text:p>
          </table:table-cell>
          <table:table-cell table:formula="of:=[.D156]/100" office:value-type="float" office:value="4458.74428150525" calcext:value-type="float">
            <text:p>4458.74428150525</text:p>
          </table:table-cell>
          <table:table-cell table:formula="of:=[.E156]/100" office:value-type="float" office:value="91654.2304135554" calcext:value-type="float">
            <text:p>91654.2304135554</text:p>
          </table:table-cell>
          <table:table-cell table:formula="of:=[.F156]" office:value-type="float" office:value="736" calcext:value-type="float">
            <text:p>736</text:p>
          </table:table-cell>
        </table:table-row>
        <table:table-row table:style-name="ro2">
          <table:table-cell office:value-type="string" calcext:value-type="string">
            <text:p>Point (450276.57768698065774515 9135542.23988418653607368)</text:p>
          </table:table-cell>
          <table:table-cell office:value-type="float" office:value="294" calcext:value-type="float">
            <text:p>294</text:p>
          </table:table-cell>
          <table:table-cell office:value-type="float" office:value="465" calcext:value-type="float">
            <text:p>465</text:p>
          </table:table-cell>
          <table:table-cell office:value-type="float" office:value="450276.577686981" calcext:value-type="float">
            <text:p>450276.577686981</text:p>
          </table:table-cell>
          <table:table-cell office:value-type="float" office:value="9135542.23988419" calcext:value-type="float">
            <text:p>9135542.23988419</text:p>
          </table:table-cell>
          <table:table-cell office:value-type="float" office:value="465" calcext:value-type="float">
            <text:p>465</text:p>
          </table:table-cell>
          <table:table-cell table:formula="of:=[.D157]/100" office:value-type="float" office:value="4502.76577686981" calcext:value-type="float">
            <text:p>4502.76577686981</text:p>
          </table:table-cell>
          <table:table-cell table:formula="of:=[.E157]/100" office:value-type="float" office:value="91355.4223988419" calcext:value-type="float">
            <text:p>91355.4223988419</text:p>
          </table:table-cell>
          <table:table-cell table:formula="of:=[.F157]" office:value-type="float" office:value="465" calcext:value-type="float">
            <text:p>465</text:p>
          </table:table-cell>
        </table:table-row>
        <table:table-row table:style-name="ro2">
          <table:table-cell office:value-type="string" calcext:value-type="string">
            <text:p>Point (448106.41329269541893154 9181480.68717550300061703)</text:p>
          </table:table-cell>
          <table:table-cell office:value-type="float" office:value="295" calcext:value-type="float">
            <text:p>295</text:p>
          </table:table-cell>
          <table:table-cell office:value-type="float" office:value="884" calcext:value-type="float">
            <text:p>884</text:p>
          </table:table-cell>
          <table:table-cell office:value-type="float" office:value="448106.413292695" calcext:value-type="float">
            <text:p>448106.413292695</text:p>
          </table:table-cell>
          <table:table-cell office:value-type="float" office:value="9181480.6871755" calcext:value-type="float">
            <text:p>9181480.6871755</text:p>
          </table:table-cell>
          <table:table-cell office:value-type="float" office:value="884" calcext:value-type="float">
            <text:p>884</text:p>
          </table:table-cell>
          <table:table-cell table:formula="of:=[.D158]/100" office:value-type="float" office:value="4481.06413292695" calcext:value-type="float">
            <text:p>4481.06413292695</text:p>
          </table:table-cell>
          <table:table-cell table:formula="of:=[.E158]/100" office:value-type="float" office:value="91814.806871755" calcext:value-type="float">
            <text:p>91814.806871755</text:p>
          </table:table-cell>
          <table:table-cell table:formula="of:=[.F158]" office:value-type="float" office:value="884" calcext:value-type="float">
            <text:p>884</text:p>
          </table:table-cell>
        </table:table-row>
        <table:table-row table:style-name="ro2">
          <table:table-cell office:value-type="string" calcext:value-type="string">
            <text:p>Point (433151.15773387707304209 9177863.05910846218466759)</text:p>
          </table:table-cell>
          <table:table-cell office:value-type="float" office:value="292" calcext:value-type="float">
            <text:p>292</text:p>
          </table:table-cell>
          <table:table-cell office:value-type="float" office:value="945" calcext:value-type="float">
            <text:p>945</text:p>
          </table:table-cell>
          <table:table-cell office:value-type="float" office:value="433151.157733877" calcext:value-type="float">
            <text:p>433151.157733877</text:p>
          </table:table-cell>
          <table:table-cell office:value-type="float" office:value="9177863.05910846" calcext:value-type="float">
            <text:p>9177863.05910846</text:p>
          </table:table-cell>
          <table:table-cell office:value-type="float" office:value="945" calcext:value-type="float">
            <text:p>945</text:p>
          </table:table-cell>
          <table:table-cell table:formula="of:=[.D159]/100" office:value-type="float" office:value="4331.51157733877" calcext:value-type="float">
            <text:p>4331.51157733877</text:p>
          </table:table-cell>
          <table:table-cell table:formula="of:=[.E159]/100" office:value-type="float" office:value="91778.6305910846" calcext:value-type="float">
            <text:p>91778.6305910846</text:p>
          </table:table-cell>
          <table:table-cell table:formula="of:=[.F159]" office:value-type="float" office:value="945" calcext:value-type="float">
            <text:p>945</text:p>
          </table:table-cell>
        </table:table-row>
        <table:table-row table:style-name="ro2">
          <table:table-cell office:value-type="string" calcext:value-type="string">
            <text:p>Point (420648.6717317866277881 9173433.68112646602094173)</text:p>
          </table:table-cell>
          <table:table-cell office:value-type="float" office:value="293" calcext:value-type="float">
            <text:p>293</text:p>
          </table:table-cell>
          <table:table-cell office:value-type="float" office:value="584" calcext:value-type="float">
            <text:p>584</text:p>
          </table:table-cell>
          <table:table-cell office:value-type="float" office:value="420648.671731787" calcext:value-type="float">
            <text:p>420648.671731787</text:p>
          </table:table-cell>
          <table:table-cell office:value-type="float" office:value="9173433.68112647" calcext:value-type="float">
            <text:p>9173433.68112647</text:p>
          </table:table-cell>
          <table:table-cell office:value-type="float" office:value="584" calcext:value-type="float">
            <text:p>584</text:p>
          </table:table-cell>
          <table:table-cell table:formula="of:=[.D160]/100" office:value-type="float" office:value="4206.48671731787" calcext:value-type="float">
            <text:p>4206.48671731787</text:p>
          </table:table-cell>
          <table:table-cell table:formula="of:=[.E160]/100" office:value-type="float" office:value="91734.3368112647" calcext:value-type="float">
            <text:p>91734.3368112647</text:p>
          </table:table-cell>
          <table:table-cell table:formula="of:=[.F160]" office:value-type="float" office:value="584" calcext:value-type="float">
            <text:p>584</text:p>
          </table:table-cell>
        </table:table-row>
        <table:table-row table:style-name="ro2">
          <table:table-cell office:value-type="string" calcext:value-type="string">
            <text:p>Point (454648.10628469113726169 9154048.4813529048115015)</text:p>
          </table:table-cell>
          <table:table-cell office:value-type="float" office:value="314" calcext:value-type="float">
            <text:p>314</text:p>
          </table:table-cell>
          <table:table-cell office:value-type="float" office:value="613" calcext:value-type="float">
            <text:p>613</text:p>
          </table:table-cell>
          <table:table-cell office:value-type="float" office:value="454648.106284691" calcext:value-type="float">
            <text:p>454648.106284691</text:p>
          </table:table-cell>
          <table:table-cell office:value-type="float" office:value="9154048.48135291" calcext:value-type="float">
            <text:p>9154048.48135291</text:p>
          </table:table-cell>
          <table:table-cell office:value-type="float" office:value="613" calcext:value-type="float">
            <text:p>613</text:p>
          </table:table-cell>
          <table:table-cell table:formula="of:=[.D161]/100" office:value-type="float" office:value="4546.48106284691" calcext:value-type="float">
            <text:p>4546.48106284691</text:p>
          </table:table-cell>
          <table:table-cell table:formula="of:=[.E161]/100" office:value-type="float" office:value="91540.4848135291" calcext:value-type="float">
            <text:p>91540.4848135291</text:p>
          </table:table-cell>
          <table:table-cell table:formula="of:=[.F161]" office:value-type="float" office:value="613" calcext:value-type="float">
            <text:p>613</text:p>
          </table:table-cell>
        </table:table-row>
        <table:table-row table:style-name="ro2">
          <table:table-cell office:value-type="string" calcext:value-type="string">
            <text:p>Point (427263.72919561789603904 9161574.77157719619572163)</text:p>
          </table:table-cell>
          <table:table-cell office:value-type="float" office:value="315" calcext:value-type="float">
            <text:p>315</text:p>
          </table:table-cell>
          <table:table-cell office:value-type="float" office:value="533" calcext:value-type="float">
            <text:p>533</text:p>
          </table:table-cell>
          <table:table-cell office:value-type="float" office:value="427263.729195618" calcext:value-type="float">
            <text:p>427263.729195618</text:p>
          </table:table-cell>
          <table:table-cell office:value-type="float" office:value="9161574.7715772" calcext:value-type="float">
            <text:p>9161574.7715772</text:p>
          </table:table-cell>
          <table:table-cell office:value-type="float" office:value="533" calcext:value-type="float">
            <text:p>533</text:p>
          </table:table-cell>
          <table:table-cell table:formula="of:=[.D162]/100" office:value-type="float" office:value="4272.63729195618" calcext:value-type="float">
            <text:p>4272.63729195618</text:p>
          </table:table-cell>
          <table:table-cell table:formula="of:=[.E162]/100" office:value-type="float" office:value="91615.747715772" calcext:value-type="float">
            <text:p>91615.747715772</text:p>
          </table:table-cell>
          <table:table-cell table:formula="of:=[.F162]" office:value-type="float" office:value="533" calcext:value-type="float">
            <text:p>533</text:p>
          </table:table-cell>
        </table:table-row>
        <table:table-row table:style-name="ro2">
          <table:table-cell office:value-type="string" calcext:value-type="string">
            <text:p>Point (444903.4440464487997815 9167399.14353079535067081)</text:p>
          </table:table-cell>
          <table:table-cell office:value-type="float" office:value="312" calcext:value-type="float">
            <text:p>312</text:p>
          </table:table-cell>
          <table:table-cell office:value-type="float" office:value="891" calcext:value-type="float">
            <text:p>891</text:p>
          </table:table-cell>
          <table:table-cell office:value-type="float" office:value="444903.444046449" calcext:value-type="float">
            <text:p>444903.444046449</text:p>
          </table:table-cell>
          <table:table-cell office:value-type="float" office:value="9167399.1435308" calcext:value-type="float">
            <text:p>9167399.1435308</text:p>
          </table:table-cell>
          <table:table-cell office:value-type="float" office:value="891" calcext:value-type="float">
            <text:p>891</text:p>
          </table:table-cell>
          <table:table-cell table:formula="of:=[.D163]/100" office:value-type="float" office:value="4449.03444046449" calcext:value-type="float">
            <text:p>4449.03444046449</text:p>
          </table:table-cell>
          <table:table-cell table:formula="of:=[.E163]/100" office:value-type="float" office:value="91673.991435308" calcext:value-type="float">
            <text:p>91673.991435308</text:p>
          </table:table-cell>
          <table:table-cell table:formula="of:=[.F163]" office:value-type="float" office:value="891" calcext:value-type="float">
            <text:p>891</text:p>
          </table:table-cell>
        </table:table-row>
        <table:table-row table:style-name="ro2">
          <table:table-cell office:value-type="string" calcext:value-type="string">
            <text:p>Point (460707.74141806334955618 9164069.36320789344608784)</text:p>
          </table:table-cell>
          <table:table-cell office:value-type="float" office:value="313" calcext:value-type="float">
            <text:p>313</text:p>
          </table:table-cell>
          <table:table-cell office:value-type="float" office:value="878" calcext:value-type="float">
            <text:p>878</text:p>
          </table:table-cell>
          <table:table-cell office:value-type="float" office:value="460707.741418063" calcext:value-type="float">
            <text:p>460707.741418063</text:p>
          </table:table-cell>
          <table:table-cell office:value-type="float" office:value="9164069.36320789" calcext:value-type="float">
            <text:p>9164069.36320789</text:p>
          </table:table-cell>
          <table:table-cell office:value-type="float" office:value="878" calcext:value-type="float">
            <text:p>878</text:p>
          </table:table-cell>
          <table:table-cell table:formula="of:=[.D164]/100" office:value-type="float" office:value="4607.07741418063" calcext:value-type="float">
            <text:p>4607.07741418063</text:p>
          </table:table-cell>
          <table:table-cell table:formula="of:=[.E164]/100" office:value-type="float" office:value="91640.6936320789" calcext:value-type="float">
            <text:p>91640.6936320789</text:p>
          </table:table-cell>
          <table:table-cell table:formula="of:=[.F164]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Point (418355.44813430815702304 9172903.17647295631468296)</text:p>
          </table:table-cell>
          <table:table-cell office:value-type="float" office:value="318" calcext:value-type="float">
            <text:p>318</text:p>
          </table:table-cell>
          <table:table-cell office:value-type="float" office:value="574" calcext:value-type="float">
            <text:p>574</text:p>
          </table:table-cell>
          <table:table-cell office:value-type="float" office:value="418355.448134308" calcext:value-type="float">
            <text:p>418355.448134308</text:p>
          </table:table-cell>
          <table:table-cell office:value-type="float" office:value="9172903.17647296" calcext:value-type="float">
            <text:p>9172903.17647296</text:p>
          </table:table-cell>
          <table:table-cell office:value-type="float" office:value="574" calcext:value-type="float">
            <text:p>574</text:p>
          </table:table-cell>
          <table:table-cell table:formula="of:=[.D165]/100" office:value-type="float" office:value="4183.55448134308" calcext:value-type="float">
            <text:p>4183.55448134308</text:p>
          </table:table-cell>
          <table:table-cell table:formula="of:=[.E165]/100" office:value-type="float" office:value="91729.0317647296" calcext:value-type="float">
            <text:p>91729.0317647296</text:p>
          </table:table-cell>
          <table:table-cell table:formula="of:=[.F165]" office:value-type="float" office:value="574" calcext:value-type="float">
            <text:p>574</text:p>
          </table:table-cell>
        </table:table-row>
        <table:table-row table:style-name="ro2">
          <table:table-cell office:value-type="string" calcext:value-type="string">
            <text:p>Point (462732.46590689336881042 9150847.45206362567842007)</text:p>
          </table:table-cell>
          <table:table-cell office:value-type="float" office:value="319" calcext:value-type="float">
            <text:p>319</text:p>
          </table:table-cell>
          <table:table-cell office:value-type="float" office:value="602" calcext:value-type="float">
            <text:p>602</text:p>
          </table:table-cell>
          <table:table-cell office:value-type="float" office:value="462732.465906893" calcext:value-type="float">
            <text:p>462732.465906893</text:p>
          </table:table-cell>
          <table:table-cell office:value-type="float" office:value="9150847.45206363" calcext:value-type="float">
            <text:p>9150847.45206363</text:p>
          </table:table-cell>
          <table:table-cell office:value-type="float" office:value="602" calcext:value-type="float">
            <text:p>602</text:p>
          </table:table-cell>
          <table:table-cell table:formula="of:=[.D166]/100" office:value-type="float" office:value="4627.32465906893" calcext:value-type="float">
            <text:p>4627.32465906893</text:p>
          </table:table-cell>
          <table:table-cell table:formula="of:=[.E166]/100" office:value-type="float" office:value="91508.4745206363" calcext:value-type="float">
            <text:p>91508.4745206363</text:p>
          </table:table-cell>
          <table:table-cell table:formula="of:=[.F166]" office:value-type="float" office:value="602" calcext:value-type="float">
            <text:p>602</text:p>
          </table:table-cell>
        </table:table-row>
        <table:table-row table:style-name="ro2">
          <table:table-cell office:value-type="string" calcext:value-type="string">
            <text:p>Point (428805.28101875208085403 9170768.26565611362457275)</text:p>
          </table:table-cell>
          <table:table-cell office:value-type="float" office:value="316" calcext:value-type="float">
            <text:p>316</text:p>
          </table:table-cell>
          <table:table-cell office:value-type="float" office:value="634" calcext:value-type="float">
            <text:p>634</text:p>
          </table:table-cell>
          <table:table-cell office:value-type="float" office:value="428805.281018752" calcext:value-type="float">
            <text:p>428805.281018752</text:p>
          </table:table-cell>
          <table:table-cell office:value-type="float" office:value="9170768.26565611" calcext:value-type="float">
            <text:p>9170768.26565611</text:p>
          </table:table-cell>
          <table:table-cell office:value-type="float" office:value="634" calcext:value-type="float">
            <text:p>634</text:p>
          </table:table-cell>
          <table:table-cell table:formula="of:=[.D167]/100" office:value-type="float" office:value="4288.05281018752" calcext:value-type="float">
            <text:p>4288.05281018752</text:p>
          </table:table-cell>
          <table:table-cell table:formula="of:=[.E167]/100" office:value-type="float" office:value="91707.6826565612" calcext:value-type="float">
            <text:p>91707.6826565612</text:p>
          </table:table-cell>
          <table:table-cell table:formula="of:=[.F167]" office:value-type="float" office:value="634" calcext:value-type="float">
            <text:p>634</text:p>
          </table:table-cell>
        </table:table-row>
        <table:table-row table:style-name="ro2">
          <table:table-cell office:value-type="string" calcext:value-type="string">
            <text:p>Point (421758.37263399932999164 9128813.09139491431415081)</text:p>
          </table:table-cell>
          <table:table-cell office:value-type="float" office:value="317" calcext:value-type="float">
            <text:p>317</text:p>
          </table:table-cell>
          <table:table-cell office:value-type="float" office:value="456" calcext:value-type="float">
            <text:p>456</text:p>
          </table:table-cell>
          <table:table-cell office:value-type="float" office:value="421758.372633999" calcext:value-type="float">
            <text:p>421758.372633999</text:p>
          </table:table-cell>
          <table:table-cell office:value-type="float" office:value="9128813.09139491" calcext:value-type="float">
            <text:p>9128813.09139491</text:p>
          </table:table-cell>
          <table:table-cell office:value-type="float" office:value="456" calcext:value-type="float">
            <text:p>456</text:p>
          </table:table-cell>
          <table:table-cell table:formula="of:=[.D168]/100" office:value-type="float" office:value="4217.58372633999" calcext:value-type="float">
            <text:p>4217.58372633999</text:p>
          </table:table-cell>
          <table:table-cell table:formula="of:=[.E168]/100" office:value-type="float" office:value="91288.1309139492" calcext:value-type="float">
            <text:p>91288.1309139492</text:p>
          </table:table-cell>
          <table:table-cell table:formula="of:=[.F168]" office:value-type="float" office:value="456" calcext:value-type="float">
            <text:p>456</text:p>
          </table:table-cell>
        </table:table-row>
        <table:table-row table:style-name="ro2">
          <table:table-cell office:value-type="string" calcext:value-type="string">
            <text:p>Point (435613.32702424976741895 9128568.66156427748501301)</text:p>
          </table:table-cell>
          <table:table-cell office:value-type="float" office:value="306" calcext:value-type="float">
            <text:p>306</text:p>
          </table:table-cell>
          <table:table-cell office:value-type="float" office:value="436" calcext:value-type="float">
            <text:p>436</text:p>
          </table:table-cell>
          <table:table-cell office:value-type="float" office:value="435613.32702425" calcext:value-type="float">
            <text:p>435613.32702425</text:p>
          </table:table-cell>
          <table:table-cell office:value-type="float" office:value="9128568.66156428" calcext:value-type="float">
            <text:p>9128568.66156428</text:p>
          </table:table-cell>
          <table:table-cell office:value-type="float" office:value="436" calcext:value-type="float">
            <text:p>436</text:p>
          </table:table-cell>
          <table:table-cell table:formula="of:=[.D169]/100" office:value-type="float" office:value="4356.1332702425" calcext:value-type="float">
            <text:p>4356.1332702425</text:p>
          </table:table-cell>
          <table:table-cell table:formula="of:=[.E169]/100" office:value-type="float" office:value="91285.6866156428" calcext:value-type="float">
            <text:p>91285.6866156428</text:p>
          </table:table-cell>
          <table:table-cell table:formula="of:=[.F169]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Point (413418.99873133137589321 9168746.13393146544694901)</text:p>
          </table:table-cell>
          <table:table-cell office:value-type="float" office:value="307" calcext:value-type="float">
            <text:p>307</text:p>
          </table:table-cell>
          <table:table-cell office:value-type="float" office:value="517" calcext:value-type="float">
            <text:p>517</text:p>
          </table:table-cell>
          <table:table-cell office:value-type="float" office:value="413418.998731331" calcext:value-type="float">
            <text:p>413418.998731331</text:p>
          </table:table-cell>
          <table:table-cell office:value-type="float" office:value="9168746.13393147" calcext:value-type="float">
            <text:p>9168746.13393147</text:p>
          </table:table-cell>
          <table:table-cell office:value-type="float" office:value="517" calcext:value-type="float">
            <text:p>517</text:p>
          </table:table-cell>
          <table:table-cell table:formula="of:=[.D170]/100" office:value-type="float" office:value="4134.18998731331" calcext:value-type="float">
            <text:p>4134.18998731331</text:p>
          </table:table-cell>
          <table:table-cell table:formula="of:=[.E170]/100" office:value-type="float" office:value="91687.4613393147" calcext:value-type="float">
            <text:p>91687.4613393147</text:p>
          </table:table-cell>
          <table:table-cell table:formula="of:=[.F170]" office:value-type="float" office:value="517" calcext:value-type="float">
            <text:p>517</text:p>
          </table:table-cell>
        </table:table-row>
        <table:table-row table:style-name="ro2">
          <table:table-cell office:value-type="string" calcext:value-type="string">
            <text:p>Point (421467.43470087397145107 9160230.05649970099329948)</text:p>
          </table:table-cell>
          <table:table-cell office:value-type="float" office:value="304" calcext:value-type="float">
            <text:p>304</text:p>
          </table:table-cell>
          <table:table-cell office:value-type="float" office:value="482" calcext:value-type="float">
            <text:p>482</text:p>
          </table:table-cell>
          <table:table-cell office:value-type="float" office:value="421467.434700874" calcext:value-type="float">
            <text:p>421467.434700874</text:p>
          </table:table-cell>
          <table:table-cell office:value-type="float" office:value="9160230.0564997" calcext:value-type="float">
            <text:p>9160230.0564997</text:p>
          </table:table-cell>
          <table:table-cell office:value-type="float" office:value="482" calcext:value-type="float">
            <text:p>482</text:p>
          </table:table-cell>
          <table:table-cell table:formula="of:=[.D171]/100" office:value-type="float" office:value="4214.67434700874" calcext:value-type="float">
            <text:p>4214.67434700874</text:p>
          </table:table-cell>
          <table:table-cell table:formula="of:=[.E171]/100" office:value-type="float" office:value="91602.300564997" calcext:value-type="float">
            <text:p>91602.300564997</text:p>
          </table:table-cell>
          <table:table-cell table:formula="of:=[.F171]" office:value-type="float" office:value="482" calcext:value-type="float">
            <text:p>482</text:p>
          </table:table-cell>
        </table:table-row>
        <table:table-row table:style-name="ro2">
          <table:table-cell office:value-type="string" calcext:value-type="string">
            <text:p>Point (423520.19802888762205839 9175712.16196978650987148)</text:p>
          </table:table-cell>
          <table:table-cell office:value-type="float" office:value="305" calcext:value-type="float">
            <text:p>305</text:p>
          </table:table-cell>
          <table:table-cell office:value-type="float" office:value="941" calcext:value-type="float">
            <text:p>941</text:p>
          </table:table-cell>
          <table:table-cell office:value-type="float" office:value="423520.198028888" calcext:value-type="float">
            <text:p>423520.198028888</text:p>
          </table:table-cell>
          <table:table-cell office:value-type="float" office:value="9175712.16196979" calcext:value-type="float">
            <text:p>9175712.16196979</text:p>
          </table:table-cell>
          <table:table-cell office:value-type="float" office:value="941" calcext:value-type="float">
            <text:p>941</text:p>
          </table:table-cell>
          <table:table-cell table:formula="of:=[.D172]/100" office:value-type="float" office:value="4235.20198028888" calcext:value-type="float">
            <text:p>4235.20198028888</text:p>
          </table:table-cell>
          <table:table-cell table:formula="of:=[.E172]/100" office:value-type="float" office:value="91757.1216196979" calcext:value-type="float">
            <text:p>91757.1216196979</text:p>
          </table:table-cell>
          <table:table-cell table:formula="of:=[.F172]" office:value-type="float" office:value="941" calcext:value-type="float">
            <text:p>941</text:p>
          </table:table-cell>
        </table:table-row>
        <table:table-row table:style-name="ro2">
          <table:table-cell office:value-type="string" calcext:value-type="string">
            <text:p>Point (423238.02177173987729475 9182931.30014618486166)</text:p>
          </table:table-cell>
          <table:table-cell office:value-type="float" office:value="310" calcext:value-type="float">
            <text:p>310</text:p>
          </table:table-cell>
          <table:table-cell office:value-type="float" office:value="925" calcext:value-type="float">
            <text:p>925</text:p>
          </table:table-cell>
          <table:table-cell office:value-type="float" office:value="423238.02177174" calcext:value-type="float">
            <text:p>423238.02177174</text:p>
          </table:table-cell>
          <table:table-cell office:value-type="float" office:value="9182931.30014619" calcext:value-type="float">
            <text:p>9182931.30014619</text:p>
          </table:table-cell>
          <table:table-cell office:value-type="float" office:value="925" calcext:value-type="float">
            <text:p>925</text:p>
          </table:table-cell>
          <table:table-cell table:formula="of:=[.D173]/100" office:value-type="float" office:value="4232.3802177174" calcext:value-type="float">
            <text:p>4232.3802177174</text:p>
          </table:table-cell>
          <table:table-cell table:formula="of:=[.E173]/100" office:value-type="float" office:value="91829.3130014619" calcext:value-type="float">
            <text:p>91829.3130014619</text:p>
          </table:table-cell>
          <table:table-cell table:formula="of:=[.F173]" office:value-type="float" office:value="925" calcext:value-type="float">
            <text:p>925</text:p>
          </table:table-cell>
        </table:table-row>
        <table:table-row table:style-name="ro2">
          <table:table-cell office:value-type="string" calcext:value-type="string">
            <text:p>Point (436634.98989435978000984 9159623.41840317845344543)</text:p>
          </table:table-cell>
          <table:table-cell office:value-type="float" office:value="311" calcext:value-type="float">
            <text:p>311</text:p>
          </table:table-cell>
          <table:table-cell office:value-type="float" office:value="519" calcext:value-type="float">
            <text:p>519</text:p>
          </table:table-cell>
          <table:table-cell office:value-type="float" office:value="436634.98989436" calcext:value-type="float">
            <text:p>436634.98989436</text:p>
          </table:table-cell>
          <table:table-cell office:value-type="float" office:value="9159623.41840318" calcext:value-type="float">
            <text:p>9159623.41840318</text:p>
          </table:table-cell>
          <table:table-cell office:value-type="float" office:value="519" calcext:value-type="float">
            <text:p>519</text:p>
          </table:table-cell>
          <table:table-cell table:formula="of:=[.D174]/100" office:value-type="float" office:value="4366.3498989436" calcext:value-type="float">
            <text:p>4366.3498989436</text:p>
          </table:table-cell>
          <table:table-cell table:formula="of:=[.E174]/100" office:value-type="float" office:value="91596.2341840318" calcext:value-type="float">
            <text:p>91596.2341840318</text:p>
          </table:table-cell>
          <table:table-cell table:formula="of:=[.F174]" office:value-type="float" office:value="519" calcext:value-type="float">
            <text:p>519</text:p>
          </table:table-cell>
        </table:table-row>
        <table:table-row table:style-name="ro2">
          <table:table-cell office:value-type="string" calcext:value-type="string">
            <text:p>Point (451442.98626807174878195 9181748.40605156496167183)</text:p>
          </table:table-cell>
          <table:table-cell office:value-type="float" office:value="308" calcext:value-type="float">
            <text:p>308</text:p>
          </table:table-cell>
          <table:table-cell office:value-type="float" office:value="910" calcext:value-type="float">
            <text:p>910</text:p>
          </table:table-cell>
          <table:table-cell office:value-type="float" office:value="451442.986268072" calcext:value-type="float">
            <text:p>451442.986268072</text:p>
          </table:table-cell>
          <table:table-cell office:value-type="float" office:value="9181748.40605156" calcext:value-type="float">
            <text:p>9181748.40605156</text:p>
          </table:table-cell>
          <table:table-cell office:value-type="float" office:value="910" calcext:value-type="float">
            <text:p>910</text:p>
          </table:table-cell>
          <table:table-cell table:formula="of:=[.D175]/100" office:value-type="float" office:value="4514.42986268072" calcext:value-type="float">
            <text:p>4514.42986268072</text:p>
          </table:table-cell>
          <table:table-cell table:formula="of:=[.E175]/100" office:value-type="float" office:value="91817.4840605156" calcext:value-type="float">
            <text:p>91817.4840605156</text:p>
          </table:table-cell>
          <table:table-cell table:formula="of:=[.F175]" office:value-type="float" office:value="910" calcext:value-type="float">
            <text:p>910</text:p>
          </table:table-cell>
        </table:table-row>
        <table:table-row table:style-name="ro2">
          <table:table-cell office:value-type="string" calcext:value-type="string">
            <text:p>Point (451660.78745882690418512 9135324.25596782565116882)</text:p>
          </table:table-cell>
          <table:table-cell office:value-type="float" office:value="309" calcext:value-type="float">
            <text:p>309</text:p>
          </table:table-cell>
          <table:table-cell office:value-type="float" office:value="454" calcext:value-type="float">
            <text:p>454</text:p>
          </table:table-cell>
          <table:table-cell office:value-type="float" office:value="451660.787458827" calcext:value-type="float">
            <text:p>451660.787458827</text:p>
          </table:table-cell>
          <table:table-cell office:value-type="float" office:value="9135324.25596783" calcext:value-type="float">
            <text:p>9135324.25596783</text:p>
          </table:table-cell>
          <table:table-cell office:value-type="float" office:value="454" calcext:value-type="float">
            <text:p>454</text:p>
          </table:table-cell>
          <table:table-cell table:formula="of:=[.D176]/100" office:value-type="float" office:value="4516.60787458827" calcext:value-type="float">
            <text:p>4516.60787458827</text:p>
          </table:table-cell>
          <table:table-cell table:formula="of:=[.E176]/100" office:value-type="float" office:value="91353.2425596783" calcext:value-type="float">
            <text:p>91353.2425596783</text:p>
          </table:table-cell>
          <table:table-cell table:formula="of:=[.F176]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Point (459584.80486522614955902 9136459.19188199751079082)</text:p>
          </table:table-cell>
          <table:table-cell office:value-type="float" office:value="330" calcext:value-type="float">
            <text:p>330</text:p>
          </table:table-cell>
          <table:table-cell office:value-type="float" office:value="492" calcext:value-type="float">
            <text:p>492</text:p>
          </table:table-cell>
          <table:table-cell office:value-type="float" office:value="459584.804865226" calcext:value-type="float">
            <text:p>459584.804865226</text:p>
          </table:table-cell>
          <table:table-cell office:value-type="float" office:value="9136459.191882" calcext:value-type="float">
            <text:p>9136459.191882</text:p>
          </table:table-cell>
          <table:table-cell office:value-type="float" office:value="492" calcext:value-type="float">
            <text:p>492</text:p>
          </table:table-cell>
          <table:table-cell table:formula="of:=[.D177]/100" office:value-type="float" office:value="4595.84804865226" calcext:value-type="float">
            <text:p>4595.84804865226</text:p>
          </table:table-cell>
          <table:table-cell table:formula="of:=[.E177]/100" office:value-type="float" office:value="91364.59191882" calcext:value-type="float">
            <text:p>91364.59191882</text:p>
          </table:table-cell>
          <table:table-cell table:formula="of:=[.F177]" office:value-type="float" office:value="492" calcext:value-type="float">
            <text:p>492</text:p>
          </table:table-cell>
        </table:table-row>
        <table:table-row table:style-name="ro2">
          <table:table-cell office:value-type="string" calcext:value-type="string">
            <text:p>Point (433526.14452442456968129 9135108.25563592277467251)</text:p>
          </table:table-cell>
          <table:table-cell office:value-type="float" office:value="331" calcext:value-type="float">
            <text:p>331</text:p>
          </table:table-cell>
          <table:table-cell office:value-type="float" office:value="474" calcext:value-type="float">
            <text:p>474</text:p>
          </table:table-cell>
          <table:table-cell office:value-type="float" office:value="433526.144524425" calcext:value-type="float">
            <text:p>433526.144524425</text:p>
          </table:table-cell>
          <table:table-cell office:value-type="float" office:value="9135108.25563592" calcext:value-type="float">
            <text:p>9135108.25563592</text:p>
          </table:table-cell>
          <table:table-cell office:value-type="float" office:value="474" calcext:value-type="float">
            <text:p>474</text:p>
          </table:table-cell>
          <table:table-cell table:formula="of:=[.D178]/100" office:value-type="float" office:value="4335.26144524425" calcext:value-type="float">
            <text:p>4335.26144524425</text:p>
          </table:table-cell>
          <table:table-cell table:formula="of:=[.E178]/100" office:value-type="float" office:value="91351.0825563592" calcext:value-type="float">
            <text:p>91351.0825563592</text:p>
          </table:table-cell>
          <table:table-cell table:formula="of:=[.F178]" office:value-type="float" office:value="474" calcext:value-type="float">
            <text:p>474</text:p>
          </table:table-cell>
        </table:table-row>
        <table:table-row table:style-name="ro2">
          <table:table-cell office:value-type="string" calcext:value-type="string">
            <text:p>Point (443817.16999754175776616 9166275.37392090633511543)</text:p>
          </table:table-cell>
          <table:table-cell office:value-type="float" office:value="328" calcext:value-type="float">
            <text:p>328</text:p>
          </table:table-cell>
          <table:table-cell office:value-type="float" office:value="726" calcext:value-type="float">
            <text:p>726</text:p>
          </table:table-cell>
          <table:table-cell office:value-type="float" office:value="443817.169997542" calcext:value-type="float">
            <text:p>443817.169997542</text:p>
          </table:table-cell>
          <table:table-cell office:value-type="float" office:value="9166275.37392091" calcext:value-type="float">
            <text:p>9166275.37392091</text:p>
          </table:table-cell>
          <table:table-cell office:value-type="float" office:value="726" calcext:value-type="float">
            <text:p>726</text:p>
          </table:table-cell>
          <table:table-cell table:formula="of:=[.D179]/100" office:value-type="float" office:value="4438.17169997542" calcext:value-type="float">
            <text:p>4438.17169997542</text:p>
          </table:table-cell>
          <table:table-cell table:formula="of:=[.E179]/100" office:value-type="float" office:value="91662.7537392091" calcext:value-type="float">
            <text:p>91662.7537392091</text:p>
          </table:table-cell>
          <table:table-cell table:formula="of:=[.F179]" office:value-type="float" office:value="726" calcext:value-type="float">
            <text:p>726</text:p>
          </table:table-cell>
        </table:table-row>
        <table:table-row table:style-name="ro2">
          <table:table-cell office:value-type="string" calcext:value-type="string">
            <text:p>Point (421954.88098966487450525 9157559.55204222910106182)</text:p>
          </table:table-cell>
          <table:table-cell office:value-type="float" office:value="329" calcext:value-type="float">
            <text:p>329</text:p>
          </table:table-cell>
          <table:table-cell office:value-type="float" office:value="464" calcext:value-type="float">
            <text:p>464</text:p>
          </table:table-cell>
          <table:table-cell office:value-type="float" office:value="421954.880989665" calcext:value-type="float">
            <text:p>421954.880989665</text:p>
          </table:table-cell>
          <table:table-cell office:value-type="float" office:value="9157559.55204223" calcext:value-type="float">
            <text:p>9157559.55204223</text:p>
          </table:table-cell>
          <table:table-cell office:value-type="float" office:value="464" calcext:value-type="float">
            <text:p>464</text:p>
          </table:table-cell>
          <table:table-cell table:formula="of:=[.D180]/100" office:value-type="float" office:value="4219.54880989665" calcext:value-type="float">
            <text:p>4219.54880989665</text:p>
          </table:table-cell>
          <table:table-cell table:formula="of:=[.E180]/100" office:value-type="float" office:value="91575.5955204223" calcext:value-type="float">
            <text:p>91575.5955204223</text:p>
          </table:table-cell>
          <table:table-cell table:formula="of:=[.F180]" office:value-type="float" office:value="464" calcext:value-type="float">
            <text:p>464</text:p>
          </table:table-cell>
        </table:table-row>
        <table:table-row table:style-name="ro2">
          <table:table-cell office:value-type="string" calcext:value-type="string">
            <text:p>Point (431788.59290534927276894 9153601.06678854115307331)</text:p>
          </table:table-cell>
          <table:table-cell office:value-type="float" office:value="334" calcext:value-type="float">
            <text:p>334</text:p>
          </table:table-cell>
          <table:table-cell office:value-type="float" office:value="470" calcext:value-type="float">
            <text:p>470</text:p>
          </table:table-cell>
          <table:table-cell office:value-type="float" office:value="431788.592905349" calcext:value-type="float">
            <text:p>431788.592905349</text:p>
          </table:table-cell>
          <table:table-cell office:value-type="float" office:value="9153601.06678854" calcext:value-type="float">
            <text:p>9153601.06678854</text:p>
          </table:table-cell>
          <table:table-cell office:value-type="float" office:value="470" calcext:value-type="float">
            <text:p>470</text:p>
          </table:table-cell>
          <table:table-cell table:formula="of:=[.D181]/100" office:value-type="float" office:value="4317.88592905349" calcext:value-type="float">
            <text:p>4317.88592905349</text:p>
          </table:table-cell>
          <table:table-cell table:formula="of:=[.E181]/100" office:value-type="float" office:value="91536.0106678854" calcext:value-type="float">
            <text:p>91536.0106678854</text:p>
          </table:table-cell>
          <table:table-cell table:formula="of:=[.F181]" office:value-type="float" office:value="470" calcext:value-type="float">
            <text:p>470</text:p>
          </table:table-cell>
        </table:table-row>
        <table:table-row table:style-name="ro2">
          <table:table-cell office:value-type="string" calcext:value-type="string">
            <text:p>Point (458693.30944150214781985 9158389.83085149899125099)</text:p>
          </table:table-cell>
          <table:table-cell office:value-type="float" office:value="335" calcext:value-type="float">
            <text:p>335</text:p>
          </table:table-cell>
          <table:table-cell office:value-type="float" office:value="931" calcext:value-type="float">
            <text:p>931</text:p>
          </table:table-cell>
          <table:table-cell office:value-type="float" office:value="458693.309441502" calcext:value-type="float">
            <text:p>458693.309441502</text:p>
          </table:table-cell>
          <table:table-cell office:value-type="float" office:value="9158389.8308515" calcext:value-type="float">
            <text:p>9158389.8308515</text:p>
          </table:table-cell>
          <table:table-cell office:value-type="float" office:value="931" calcext:value-type="float">
            <text:p>931</text:p>
          </table:table-cell>
          <table:table-cell table:formula="of:=[.D182]/100" office:value-type="float" office:value="4586.93309441502" calcext:value-type="float">
            <text:p>4586.93309441502</text:p>
          </table:table-cell>
          <table:table-cell table:formula="of:=[.E182]/100" office:value-type="float" office:value="91583.898308515" calcext:value-type="float">
            <text:p>91583.898308515</text:p>
          </table:table-cell>
          <table:table-cell table:formula="of:=[.F182]" office:value-type="float" office:value="931" calcext:value-type="float">
            <text:p>931</text:p>
          </table:table-cell>
        </table:table-row>
        <table:table-row table:style-name="ro2">
          <table:table-cell office:value-type="string" calcext:value-type="string">
            <text:p>Point (423582.47217105876188725 9131386.80622425675392151)</text:p>
          </table:table-cell>
          <table:table-cell office:value-type="float" office:value="332" calcext:value-type="float">
            <text:p>332</text:p>
          </table:table-cell>
          <table:table-cell office:value-type="float" office:value="473" calcext:value-type="float">
            <text:p>473</text:p>
          </table:table-cell>
          <table:table-cell office:value-type="float" office:value="423582.472171059" calcext:value-type="float">
            <text:p>423582.472171059</text:p>
          </table:table-cell>
          <table:table-cell office:value-type="float" office:value="9131386.80622426" calcext:value-type="float">
            <text:p>9131386.80622426</text:p>
          </table:table-cell>
          <table:table-cell office:value-type="float" office:value="473" calcext:value-type="float">
            <text:p>473</text:p>
          </table:table-cell>
          <table:table-cell table:formula="of:=[.D183]/100" office:value-type="float" office:value="4235.82472171059" calcext:value-type="float">
            <text:p>4235.82472171059</text:p>
          </table:table-cell>
          <table:table-cell table:formula="of:=[.E183]/100" office:value-type="float" office:value="91313.8680622426" calcext:value-type="float">
            <text:p>91313.8680622426</text:p>
          </table:table-cell>
          <table:table-cell table:formula="of:=[.F183]" office:value-type="float" office:value="473" calcext:value-type="float">
            <text:p>473</text:p>
          </table:table-cell>
        </table:table-row>
        <table:table-row table:style-name="ro2">
          <table:table-cell office:value-type="string" calcext:value-type="string">
            <text:p>Point (456640.64984958252171054 9130456.15924384258687496)</text:p>
          </table:table-cell>
          <table:table-cell office:value-type="float" office:value="333" calcext:value-type="float">
            <text:p>333</text:p>
          </table:table-cell>
          <table:table-cell office:value-type="float" office:value="482" calcext:value-type="float">
            <text:p>482</text:p>
          </table:table-cell>
          <table:table-cell office:value-type="float" office:value="456640.649849583" calcext:value-type="float">
            <text:p>456640.649849583</text:p>
          </table:table-cell>
          <table:table-cell office:value-type="float" office:value="9130456.15924384" calcext:value-type="float">
            <text:p>9130456.15924384</text:p>
          </table:table-cell>
          <table:table-cell office:value-type="float" office:value="482" calcext:value-type="float">
            <text:p>482</text:p>
          </table:table-cell>
          <table:table-cell table:formula="of:=[.D184]/100" office:value-type="float" office:value="4566.40649849583" calcext:value-type="float">
            <text:p>4566.40649849583</text:p>
          </table:table-cell>
          <table:table-cell table:formula="of:=[.E184]/100" office:value-type="float" office:value="91304.5615924384" calcext:value-type="float">
            <text:p>91304.5615924384</text:p>
          </table:table-cell>
          <table:table-cell table:formula="of:=[.F184]" office:value-type="float" office:value="482" calcext:value-type="float">
            <text:p>482</text:p>
          </table:table-cell>
        </table:table-row>
        <table:table-row table:style-name="ro2">
          <table:table-cell office:value-type="string" calcext:value-type="string">
            <text:p>Point (432482.65572451805928722 9182468.06508657895028591)</text:p>
          </table:table-cell>
          <table:table-cell office:value-type="float" office:value="322" calcext:value-type="float">
            <text:p>322</text:p>
          </table:table-cell>
          <table:table-cell office:value-type="float" office:value="934" calcext:value-type="float">
            <text:p>934</text:p>
          </table:table-cell>
          <table:table-cell office:value-type="float" office:value="432482.655724518" calcext:value-type="float">
            <text:p>432482.655724518</text:p>
          </table:table-cell>
          <table:table-cell office:value-type="float" office:value="9182468.06508658" calcext:value-type="float">
            <text:p>9182468.06508658</text:p>
          </table:table-cell>
          <table:table-cell office:value-type="float" office:value="934" calcext:value-type="float">
            <text:p>934</text:p>
          </table:table-cell>
          <table:table-cell table:formula="of:=[.D185]/100" office:value-type="float" office:value="4324.82655724518" calcext:value-type="float">
            <text:p>4324.82655724518</text:p>
          </table:table-cell>
          <table:table-cell table:formula="of:=[.E185]/100" office:value-type="float" office:value="91824.6806508658" calcext:value-type="float">
            <text:p>91824.6806508658</text:p>
          </table:table-cell>
          <table:table-cell table:formula="of:=[.F185]" office:value-type="float" office:value="934" calcext:value-type="float">
            <text:p>934</text:p>
          </table:table-cell>
        </table:table-row>
        <table:table-row table:style-name="ro2">
          <table:table-cell office:value-type="string" calcext:value-type="string">
            <text:p>Point (463298.18266679800581187 9142591.42918016947805882)</text:p>
          </table:table-cell>
          <table:table-cell office:value-type="float" office:value="323" calcext:value-type="float">
            <text:p>323</text:p>
          </table:table-cell>
          <table:table-cell office:value-type="float" office:value="524" calcext:value-type="float">
            <text:p>524</text:p>
          </table:table-cell>
          <table:table-cell office:value-type="float" office:value="463298.182666798" calcext:value-type="float">
            <text:p>463298.182666798</text:p>
          </table:table-cell>
          <table:table-cell office:value-type="float" office:value="9142591.42918017" calcext:value-type="float">
            <text:p>9142591.42918017</text:p>
          </table:table-cell>
          <table:table-cell office:value-type="float" office:value="524" calcext:value-type="float">
            <text:p>524</text:p>
          </table:table-cell>
          <table:table-cell table:formula="of:=[.D186]/100" office:value-type="float" office:value="4632.98182666798" calcext:value-type="float">
            <text:p>4632.98182666798</text:p>
          </table:table-cell>
          <table:table-cell table:formula="of:=[.E186]/100" office:value-type="float" office:value="91425.9142918017" calcext:value-type="float">
            <text:p>91425.9142918017</text:p>
          </table:table-cell>
          <table:table-cell table:formula="of:=[.F186]" office:value-type="float" office:value="524" calcext:value-type="float">
            <text:p>524</text:p>
          </table:table-cell>
        </table:table-row>
        <table:table-row table:style-name="ro2">
          <table:table-cell office:value-type="string" calcext:value-type="string">
            <text:p>Point (435081.1532871286617592 9172025.98081018589437008)</text:p>
          </table:table-cell>
          <table:table-cell office:value-type="float" office:value="320" calcext:value-type="float">
            <text:p>320</text:p>
          </table:table-cell>
          <table:table-cell office:value-type="float" office:value="784" calcext:value-type="float">
            <text:p>784</text:p>
          </table:table-cell>
          <table:table-cell office:value-type="float" office:value="435081.153287129" calcext:value-type="float">
            <text:p>435081.153287129</text:p>
          </table:table-cell>
          <table:table-cell office:value-type="float" office:value="9172025.98081019" calcext:value-type="float">
            <text:p>9172025.98081019</text:p>
          </table:table-cell>
          <table:table-cell office:value-type="float" office:value="784" calcext:value-type="float">
            <text:p>784</text:p>
          </table:table-cell>
          <table:table-cell table:formula="of:=[.D187]/100" office:value-type="float" office:value="4350.81153287129" calcext:value-type="float">
            <text:p>4350.81153287129</text:p>
          </table:table-cell>
          <table:table-cell table:formula="of:=[.E187]/100" office:value-type="float" office:value="91720.2598081019" calcext:value-type="float">
            <text:p>91720.2598081019</text:p>
          </table:table-cell>
          <table:table-cell table:formula="of:=[.F187]" office:value-type="float" office:value="784" calcext:value-type="float">
            <text:p>784</text:p>
          </table:table-cell>
        </table:table-row>
        <table:table-row table:style-name="ro2">
          <table:table-cell office:value-type="string" calcext:value-type="string">
            <text:p>Point (448884.27423224365338683 9153148.71686741709709167)</text:p>
          </table:table-cell>
          <table:table-cell office:value-type="float" office:value="321" calcext:value-type="float">
            <text:p>321</text:p>
          </table:table-cell>
          <table:table-cell office:value-type="float" office:value="528" calcext:value-type="float">
            <text:p>528</text:p>
          </table:table-cell>
          <table:table-cell office:value-type="float" office:value="448884.274232244" calcext:value-type="float">
            <text:p>448884.274232244</text:p>
          </table:table-cell>
          <table:table-cell office:value-type="float" office:value="9153148.71686742" calcext:value-type="float">
            <text:p>9153148.71686742</text:p>
          </table:table-cell>
          <table:table-cell office:value-type="float" office:value="528" calcext:value-type="float">
            <text:p>528</text:p>
          </table:table-cell>
          <table:table-cell table:formula="of:=[.D188]/100" office:value-type="float" office:value="4488.84274232244" calcext:value-type="float">
            <text:p>4488.84274232244</text:p>
          </table:table-cell>
          <table:table-cell table:formula="of:=[.E188]/100" office:value-type="float" office:value="91531.4871686742" calcext:value-type="float">
            <text:p>91531.4871686742</text:p>
          </table:table-cell>
          <table:table-cell table:formula="of:=[.F188]" office:value-type="float" office:value="528" calcext:value-type="float">
            <text:p>528</text:p>
          </table:table-cell>
        </table:table-row>
        <table:table-row table:style-name="ro2">
          <table:table-cell office:value-type="string" calcext:value-type="string">
            <text:p>Point (435378.89475225418573245 9130008.14466505125164986)</text:p>
          </table:table-cell>
          <table:table-cell office:value-type="float" office:value="326" calcext:value-type="float">
            <text:p>326</text:p>
          </table:table-cell>
          <table:table-cell office:value-type="float" office:value="417" calcext:value-type="float">
            <text:p>417</text:p>
          </table:table-cell>
          <table:table-cell office:value-type="float" office:value="435378.894752254" calcext:value-type="float">
            <text:p>435378.894752254</text:p>
          </table:table-cell>
          <table:table-cell office:value-type="float" office:value="9130008.14466505" calcext:value-type="float">
            <text:p>9130008.14466505</text:p>
          </table:table-cell>
          <table:table-cell office:value-type="float" office:value="417" calcext:value-type="float">
            <text:p>417</text:p>
          </table:table-cell>
          <table:table-cell table:formula="of:=[.D189]/100" office:value-type="float" office:value="4353.78894752254" calcext:value-type="float">
            <text:p>4353.78894752254</text:p>
          </table:table-cell>
          <table:table-cell table:formula="of:=[.E189]/100" office:value-type="float" office:value="91300.0814466505" calcext:value-type="float">
            <text:p>91300.0814466505</text:p>
          </table:table-cell>
          <table:table-cell table:formula="of:=[.F189]" office:value-type="float" office:value="417" calcext:value-type="float">
            <text:p>417</text:p>
          </table:table-cell>
        </table:table-row>
        <table:table-row table:style-name="ro2">
          <table:table-cell office:value-type="string" calcext:value-type="string">
            <text:p>Point (448833.47637068101903424 9158628.86241183616220951)</text:p>
          </table:table-cell>
          <table:table-cell office:value-type="float" office:value="327" calcext:value-type="float">
            <text:p>327</text:p>
          </table:table-cell>
          <table:table-cell office:value-type="float" office:value="565" calcext:value-type="float">
            <text:p>565</text:p>
          </table:table-cell>
          <table:table-cell office:value-type="float" office:value="448833.476370681" calcext:value-type="float">
            <text:p>448833.476370681</text:p>
          </table:table-cell>
          <table:table-cell office:value-type="float" office:value="9158628.86241184" calcext:value-type="float">
            <text:p>9158628.86241184</text:p>
          </table:table-cell>
          <table:table-cell office:value-type="float" office:value="565" calcext:value-type="float">
            <text:p>565</text:p>
          </table:table-cell>
          <table:table-cell table:formula="of:=[.D190]/100" office:value-type="float" office:value="4488.33476370681" calcext:value-type="float">
            <text:p>4488.33476370681</text:p>
          </table:table-cell>
          <table:table-cell table:formula="of:=[.E190]/100" office:value-type="float" office:value="91586.2886241184" calcext:value-type="float">
            <text:p>91586.2886241184</text:p>
          </table:table-cell>
          <table:table-cell table:formula="of:=[.F190]" office:value-type="float" office:value="565" calcext:value-type="float">
            <text:p>565</text:p>
          </table:table-cell>
        </table:table-row>
        <table:table-row table:style-name="ro2">
          <table:table-cell office:value-type="string" calcext:value-type="string">
            <text:p>Point (464187.41326809336896986 9165404.25821637734770775)</text:p>
          </table:table-cell>
          <table:table-cell office:value-type="float" office:value="324" calcext:value-type="float">
            <text:p>324</text:p>
          </table:table-cell>
          <table:table-cell office:value-type="float" office:value="852" calcext:value-type="float">
            <text:p>852</text:p>
          </table:table-cell>
          <table:table-cell office:value-type="float" office:value="464187.413268093" calcext:value-type="float">
            <text:p>464187.413268093</text:p>
          </table:table-cell>
          <table:table-cell office:value-type="float" office:value="9165404.25821638" calcext:value-type="float">
            <text:p>9165404.25821638</text:p>
          </table:table-cell>
          <table:table-cell office:value-type="float" office:value="852" calcext:value-type="float">
            <text:p>852</text:p>
          </table:table-cell>
          <table:table-cell table:formula="of:=[.D191]/100" office:value-type="float" office:value="4641.87413268093" calcext:value-type="float">
            <text:p>4641.87413268093</text:p>
          </table:table-cell>
          <table:table-cell table:formula="of:=[.E191]/100" office:value-type="float" office:value="91654.0425821638" calcext:value-type="float">
            <text:p>91654.0425821638</text:p>
          </table:table-cell>
          <table:table-cell table:formula="of:=[.F191]" office:value-type="float" office:value="852" calcext:value-type="float">
            <text:p>852</text:p>
          </table:table-cell>
        </table:table-row>
        <table:table-row table:style-name="ro2">
          <table:table-cell office:value-type="string" calcext:value-type="string">
            <text:p>Point (413187.28703046345617622 9164614.64818770252168179)</text:p>
          </table:table-cell>
          <table:table-cell office:value-type="float" office:value="325" calcext:value-type="float">
            <text:p>325</text:p>
          </table:table-cell>
          <table:table-cell office:value-type="float" office:value="507" calcext:value-type="float">
            <text:p>507</text:p>
          </table:table-cell>
          <table:table-cell office:value-type="float" office:value="413187.287030463" calcext:value-type="float">
            <text:p>413187.287030463</text:p>
          </table:table-cell>
          <table:table-cell office:value-type="float" office:value="9164614.6481877" calcext:value-type="float">
            <text:p>9164614.6481877</text:p>
          </table:table-cell>
          <table:table-cell office:value-type="float" office:value="507" calcext:value-type="float">
            <text:p>507</text:p>
          </table:table-cell>
          <table:table-cell table:formula="of:=[.D192]/100" office:value-type="float" office:value="4131.87287030463" calcext:value-type="float">
            <text:p>4131.87287030463</text:p>
          </table:table-cell>
          <table:table-cell table:formula="of:=[.E192]/100" office:value-type="float" office:value="91646.146481877" calcext:value-type="float">
            <text:p>91646.146481877</text:p>
          </table:table-cell>
          <table:table-cell table:formula="of:=[.F192]" office:value-type="float" office:value="507" calcext:value-type="float">
            <text:p>507</text:p>
          </table:table-cell>
        </table:table-row>
        <table:table-row table:style-name="ro2">
          <table:table-cell office:value-type="string" calcext:value-type="string">
            <text:p>Point (425263.53057320654625073 9157457.81303131207823753)</text:p>
          </table:table-cell>
          <table:table-cell office:value-type="float" office:value="346" calcext:value-type="float">
            <text:p>346</text:p>
          </table:table-cell>
          <table:table-cell office:value-type="float" office:value="470" calcext:value-type="float">
            <text:p>470</text:p>
          </table:table-cell>
          <table:table-cell office:value-type="float" office:value="425263.530573207" calcext:value-type="float">
            <text:p>425263.530573207</text:p>
          </table:table-cell>
          <table:table-cell office:value-type="float" office:value="9157457.81303131" calcext:value-type="float">
            <text:p>9157457.81303131</text:p>
          </table:table-cell>
          <table:table-cell office:value-type="float" office:value="470" calcext:value-type="float">
            <text:p>470</text:p>
          </table:table-cell>
          <table:table-cell table:formula="of:=[.D193]/100" office:value-type="float" office:value="4252.63530573207" calcext:value-type="float">
            <text:p>4252.63530573207</text:p>
          </table:table-cell>
          <table:table-cell table:formula="of:=[.E193]/100" office:value-type="float" office:value="91574.5781303131" calcext:value-type="float">
            <text:p>91574.5781303131</text:p>
          </table:table-cell>
          <table:table-cell table:formula="of:=[.F193]" office:value-type="float" office:value="470" calcext:value-type="float">
            <text:p>470</text:p>
          </table:table-cell>
        </table:table-row>
        <table:table-row table:style-name="ro2">
          <table:table-cell office:value-type="string" calcext:value-type="string">
            <text:p>Point (419584.32560737017774954 9175420.0606682077050209)</text:p>
          </table:table-cell>
          <table:table-cell office:value-type="float" office:value="347" calcext:value-type="float">
            <text:p>347</text:p>
          </table:table-cell>
          <table:table-cell office:value-type="float" office:value="686" calcext:value-type="float">
            <text:p>686</text:p>
          </table:table-cell>
          <table:table-cell office:value-type="float" office:value="419584.32560737" calcext:value-type="float">
            <text:p>419584.32560737</text:p>
          </table:table-cell>
          <table:table-cell office:value-type="float" office:value="9175420.06066821" calcext:value-type="float">
            <text:p>9175420.06066821</text:p>
          </table:table-cell>
          <table:table-cell office:value-type="float" office:value="686" calcext:value-type="float">
            <text:p>686</text:p>
          </table:table-cell>
          <table:table-cell table:formula="of:=[.D194]/100" office:value-type="float" office:value="4195.8432560737" calcext:value-type="float">
            <text:p>4195.8432560737</text:p>
          </table:table-cell>
          <table:table-cell table:formula="of:=[.E194]/100" office:value-type="float" office:value="91754.2006066821" calcext:value-type="float">
            <text:p>91754.2006066821</text:p>
          </table:table-cell>
          <table:table-cell table:formula="of:=[.F194]" office:value-type="float" office:value="686" calcext:value-type="float">
            <text:p>686</text:p>
          </table:table-cell>
        </table:table-row>
        <table:table-row table:style-name="ro2">
          <table:table-cell office:value-type="string" calcext:value-type="string">
            <text:p>Point (429143.25514428823953494 9179964.41777455247938633)</text:p>
          </table:table-cell>
          <table:table-cell office:value-type="float" office:value="344" calcext:value-type="float">
            <text:p>344</text:p>
          </table:table-cell>
          <table:table-cell office:value-type="float" office:value="941" calcext:value-type="float">
            <text:p>941</text:p>
          </table:table-cell>
          <table:table-cell office:value-type="float" office:value="429143.255144288" calcext:value-type="float">
            <text:p>429143.255144288</text:p>
          </table:table-cell>
          <table:table-cell office:value-type="float" office:value="9179964.41777455" calcext:value-type="float">
            <text:p>9179964.41777455</text:p>
          </table:table-cell>
          <table:table-cell office:value-type="float" office:value="941" calcext:value-type="float">
            <text:p>941</text:p>
          </table:table-cell>
          <table:table-cell table:formula="of:=[.D195]/100" office:value-type="float" office:value="4291.43255144288" calcext:value-type="float">
            <text:p>4291.43255144288</text:p>
          </table:table-cell>
          <table:table-cell table:formula="of:=[.E195]/100" office:value-type="float" office:value="91799.6441777455" calcext:value-type="float">
            <text:p>91799.6441777455</text:p>
          </table:table-cell>
          <table:table-cell table:formula="of:=[.F195]" office:value-type="float" office:value="941" calcext:value-type="float">
            <text:p>941</text:p>
          </table:table-cell>
        </table:table-row>
        <table:table-row table:style-name="ro2">
          <table:table-cell office:value-type="string" calcext:value-type="string">
            <text:p>Point (451848.37466446671169251 9144273.33997265063226223)</text:p>
          </table:table-cell>
          <table:table-cell office:value-type="float" office:value="345" calcext:value-type="float">
            <text:p>345</text:p>
          </table:table-cell>
          <table:table-cell office:value-type="float" office:value="512" calcext:value-type="float">
            <text:p>512</text:p>
          </table:table-cell>
          <table:table-cell office:value-type="float" office:value="451848.374664467" calcext:value-type="float">
            <text:p>451848.374664467</text:p>
          </table:table-cell>
          <table:table-cell office:value-type="float" office:value="9144273.33997265" calcext:value-type="float">
            <text:p>9144273.33997265</text:p>
          </table:table-cell>
          <table:table-cell office:value-type="float" office:value="512" calcext:value-type="float">
            <text:p>512</text:p>
          </table:table-cell>
          <table:table-cell table:formula="of:=[.D196]/100" office:value-type="float" office:value="4518.48374664467" calcext:value-type="float">
            <text:p>4518.48374664467</text:p>
          </table:table-cell>
          <table:table-cell table:formula="of:=[.E196]/100" office:value-type="float" office:value="91442.7333997265" calcext:value-type="float">
            <text:p>91442.7333997265</text:p>
          </table:table-cell>
          <table:table-cell table:formula="of:=[.F196]" office:value-type="float" office:value="512" calcext:value-type="float">
            <text:p>512</text:p>
          </table:table-cell>
        </table:table-row>
        <table:table-row table:style-name="ro2">
          <table:table-cell office:value-type="string" calcext:value-type="string">
            <text:p>Point (427964.51233234698884189 9168991.66903430782258511)</text:p>
          </table:table-cell>
          <table:table-cell office:value-type="float" office:value="350" calcext:value-type="float">
            <text:p>350</text:p>
          </table:table-cell>
          <table:table-cell office:value-type="float" office:value="629" calcext:value-type="float">
            <text:p>629</text:p>
          </table:table-cell>
          <table:table-cell office:value-type="float" office:value="427964.512332347" calcext:value-type="float">
            <text:p>427964.512332347</text:p>
          </table:table-cell>
          <table:table-cell office:value-type="float" office:value="9168991.66903431" calcext:value-type="float">
            <text:p>9168991.66903431</text:p>
          </table:table-cell>
          <table:table-cell office:value-type="float" office:value="629" calcext:value-type="float">
            <text:p>629</text:p>
          </table:table-cell>
          <table:table-cell table:formula="of:=[.D197]/100" office:value-type="float" office:value="4279.64512332347" calcext:value-type="float">
            <text:p>4279.64512332347</text:p>
          </table:table-cell>
          <table:table-cell table:formula="of:=[.E197]/100" office:value-type="float" office:value="91689.9166903431" calcext:value-type="float">
            <text:p>91689.9166903431</text:p>
          </table:table-cell>
          <table:table-cell table:formula="of:=[.F197]" office:value-type="float" office:value="629" calcext:value-type="float">
            <text:p>629</text:p>
          </table:table-cell>
        </table:table-row>
        <table:table-row table:style-name="ro2">
          <table:table-cell office:value-type="string" calcext:value-type="string">
            <text:p>Point (440501.75788156781345606 9146584.61406547762453556)</text:p>
          </table:table-cell>
          <table:table-cell office:value-type="float" office:value="351" calcext:value-type="float">
            <text:p>351</text:p>
          </table:table-cell>
          <table:table-cell office:value-type="float" office:value="483" calcext:value-type="float">
            <text:p>483</text:p>
          </table:table-cell>
          <table:table-cell office:value-type="float" office:value="440501.757881568" calcext:value-type="float">
            <text:p>440501.757881568</text:p>
          </table:table-cell>
          <table:table-cell office:value-type="float" office:value="9146584.61406548" calcext:value-type="float">
            <text:p>9146584.61406548</text:p>
          </table:table-cell>
          <table:table-cell office:value-type="float" office:value="483" calcext:value-type="float">
            <text:p>483</text:p>
          </table:table-cell>
          <table:table-cell table:formula="of:=[.D198]/100" office:value-type="float" office:value="4405.01757881568" calcext:value-type="float">
            <text:p>4405.01757881568</text:p>
          </table:table-cell>
          <table:table-cell table:formula="of:=[.E198]/100" office:value-type="float" office:value="91465.8461406548" calcext:value-type="float">
            <text:p>91465.8461406548</text:p>
          </table:table-cell>
          <table:table-cell table:formula="of:=[.F198]" office:value-type="float" office:value="483" calcext:value-type="float">
            <text:p>483</text:p>
          </table:table-cell>
        </table:table-row>
        <table:table-row table:style-name="ro2">
          <table:table-cell office:value-type="string" calcext:value-type="string">
            <text:p>Point (439416.05432656215270981 9151765.33667980320751667)</text:p>
          </table:table-cell>
          <table:table-cell office:value-type="float" office:value="348" calcext:value-type="float">
            <text:p>348</text:p>
          </table:table-cell>
          <table:table-cell office:value-type="float" office:value="492" calcext:value-type="float">
            <text:p>492</text:p>
          </table:table-cell>
          <table:table-cell office:value-type="float" office:value="439416.054326562" calcext:value-type="float">
            <text:p>439416.054326562</text:p>
          </table:table-cell>
          <table:table-cell office:value-type="float" office:value="9151765.3366798" calcext:value-type="float">
            <text:p>9151765.3366798</text:p>
          </table:table-cell>
          <table:table-cell office:value-type="float" office:value="492" calcext:value-type="float">
            <text:p>492</text:p>
          </table:table-cell>
          <table:table-cell table:formula="of:=[.D199]/100" office:value-type="float" office:value="4394.16054326562" calcext:value-type="float">
            <text:p>4394.16054326562</text:p>
          </table:table-cell>
          <table:table-cell table:formula="of:=[.E199]/100" office:value-type="float" office:value="91517.653366798" calcext:value-type="float">
            <text:p>91517.653366798</text:p>
          </table:table-cell>
          <table:table-cell table:formula="of:=[.F199]" office:value-type="float" office:value="492" calcext:value-type="float">
            <text:p>492</text:p>
          </table:table-cell>
        </table:table-row>
        <table:table-row table:style-name="ro2">
          <table:table-cell office:value-type="string" calcext:value-type="string">
            <text:p>Point (419480.14221780275693163 9174986.2565094530582428)</text:p>
          </table:table-cell>
          <table:table-cell office:value-type="float" office:value="349" calcext:value-type="float">
            <text:p>349</text:p>
          </table:table-cell>
          <table:table-cell office:value-type="float" office:value="644" calcext:value-type="float">
            <text:p>644</text:p>
          </table:table-cell>
          <table:table-cell office:value-type="float" office:value="419480.142217803" calcext:value-type="float">
            <text:p>419480.142217803</text:p>
          </table:table-cell>
          <table:table-cell office:value-type="float" office:value="9174986.25650945" calcext:value-type="float">
            <text:p>9174986.25650945</text:p>
          </table:table-cell>
          <table:table-cell office:value-type="float" office:value="644" calcext:value-type="float">
            <text:p>644</text:p>
          </table:table-cell>
          <table:table-cell table:formula="of:=[.D200]/100" office:value-type="float" office:value="4194.80142217803" calcext:value-type="float">
            <text:p>4194.80142217803</text:p>
          </table:table-cell>
          <table:table-cell table:formula="of:=[.E200]/100" office:value-type="float" office:value="91749.8625650945" calcext:value-type="float">
            <text:p>91749.8625650945</text:p>
          </table:table-cell>
          <table:table-cell table:formula="of:=[.F200]" office:value-type="float" office:value="644" calcext:value-type="float">
            <text:p>644</text:p>
          </table:table-cell>
        </table:table-row>
        <table:table-row table:style-name="ro2">
          <table:table-cell office:value-type="string" calcext:value-type="string">
            <text:p>Point (466514.41392834932776168 9178960.14056277275085449)</text:p>
          </table:table-cell>
          <table:table-cell office:value-type="float" office:value="338" calcext:value-type="float">
            <text:p>338</text:p>
          </table:table-cell>
          <table:table-cell office:value-type="float" office:value="943" calcext:value-type="float">
            <text:p>943</text:p>
          </table:table-cell>
          <table:table-cell office:value-type="float" office:value="466514.413928349" calcext:value-type="float">
            <text:p>466514.413928349</text:p>
          </table:table-cell>
          <table:table-cell office:value-type="float" office:value="9178960.14056277" calcext:value-type="float">
            <text:p>9178960.14056277</text:p>
          </table:table-cell>
          <table:table-cell office:value-type="float" office:value="943" calcext:value-type="float">
            <text:p>943</text:p>
          </table:table-cell>
          <table:table-cell table:formula="of:=[.D201]/100" office:value-type="float" office:value="4665.14413928349" calcext:value-type="float">
            <text:p>4665.14413928349</text:p>
          </table:table-cell>
          <table:table-cell table:formula="of:=[.E201]/100" office:value-type="float" office:value="91789.6014056277" calcext:value-type="float">
            <text:p>91789.6014056277</text:p>
          </table:table-cell>
          <table:table-cell table:formula="of:=[.F201]" office:value-type="float" office:value="943" calcext:value-type="float">
            <text:p>943</text:p>
          </table:table-cell>
        </table:table-row>
        <table:table-row table:style-name="ro2">
          <table:table-cell office:value-type="string" calcext:value-type="string">
            <text:p>Point (420546.1856859524268657 9167377.36533417925238609)</text:p>
          </table:table-cell>
          <table:table-cell office:value-type="float" office:value="339" calcext:value-type="float">
            <text:p>339</text:p>
          </table:table-cell>
          <table:table-cell office:value-type="float" office:value="529" calcext:value-type="float">
            <text:p>529</text:p>
          </table:table-cell>
          <table:table-cell office:value-type="float" office:value="420546.185685952" calcext:value-type="float">
            <text:p>420546.185685952</text:p>
          </table:table-cell>
          <table:table-cell office:value-type="float" office:value="9167377.36533418" calcext:value-type="float">
            <text:p>9167377.36533418</text:p>
          </table:table-cell>
          <table:table-cell office:value-type="float" office:value="529" calcext:value-type="float">
            <text:p>529</text:p>
          </table:table-cell>
          <table:table-cell table:formula="of:=[.D202]/100" office:value-type="float" office:value="4205.46185685952" calcext:value-type="float">
            <text:p>4205.46185685952</text:p>
          </table:table-cell>
          <table:table-cell table:formula="of:=[.E202]/100" office:value-type="float" office:value="91673.7736533418" calcext:value-type="float">
            <text:p>91673.7736533418</text:p>
          </table:table-cell>
          <table:table-cell table:formula="of:=[.F202]" office:value-type="float" office:value="529" calcext:value-type="float">
            <text:p>529</text:p>
          </table:table-cell>
        </table:table-row>
        <table:table-row table:style-name="ro2">
          <table:table-cell office:value-type="string" calcext:value-type="string">
            <text:p>Point (419491.73814342211699113 9148748.01178332231938839)</text:p>
          </table:table-cell>
          <table:table-cell office:value-type="float" office:value="336" calcext:value-type="float">
            <text:p>336</text:p>
          </table:table-cell>
          <table:table-cell office:value-type="float" office:value="478" calcext:value-type="float">
            <text:p>478</text:p>
          </table:table-cell>
          <table:table-cell office:value-type="float" office:value="419491.738143422" calcext:value-type="float">
            <text:p>419491.738143422</text:p>
          </table:table-cell>
          <table:table-cell office:value-type="float" office:value="9148748.01178332" calcext:value-type="float">
            <text:p>9148748.01178332</text:p>
          </table:table-cell>
          <table:table-cell office:value-type="float" office:value="478" calcext:value-type="float">
            <text:p>478</text:p>
          </table:table-cell>
          <table:table-cell table:formula="of:=[.D203]/100" office:value-type="float" office:value="4194.91738143422" calcext:value-type="float">
            <text:p>4194.91738143422</text:p>
          </table:table-cell>
          <table:table-cell table:formula="of:=[.E203]/100" office:value-type="float" office:value="91487.4801178332" calcext:value-type="float">
            <text:p>91487.4801178332</text:p>
          </table:table-cell>
          <table:table-cell table:formula="of:=[.F203]" office:value-type="float" office:value="478" calcext:value-type="float">
            <text:p>478</text:p>
          </table:table-cell>
        </table:table-row>
        <table:table-row table:style-name="ro2">
          <table:table-cell office:value-type="string" calcext:value-type="string">
            <text:p>Point (442785.5593725154758431 9155118.79518141597509384)</text:p>
          </table:table-cell>
          <table:table-cell office:value-type="float" office:value="337" calcext:value-type="float">
            <text:p>337</text:p>
          </table:table-cell>
          <table:table-cell office:value-type="float" office:value="529" calcext:value-type="float">
            <text:p>529</text:p>
          </table:table-cell>
          <table:table-cell office:value-type="float" office:value="442785.559372515" calcext:value-type="float">
            <text:p>442785.559372515</text:p>
          </table:table-cell>
          <table:table-cell office:value-type="float" office:value="9155118.79518142" calcext:value-type="float">
            <text:p>9155118.79518142</text:p>
          </table:table-cell>
          <table:table-cell office:value-type="float" office:value="529" calcext:value-type="float">
            <text:p>529</text:p>
          </table:table-cell>
          <table:table-cell table:formula="of:=[.D204]/100" office:value-type="float" office:value="4427.85559372515" calcext:value-type="float">
            <text:p>4427.85559372515</text:p>
          </table:table-cell>
          <table:table-cell table:formula="of:=[.E204]/100" office:value-type="float" office:value="91551.1879518142" calcext:value-type="float">
            <text:p>91551.1879518142</text:p>
          </table:table-cell>
          <table:table-cell table:formula="of:=[.F204]" office:value-type="float" office:value="529" calcext:value-type="float">
            <text:p>529</text:p>
          </table:table-cell>
        </table:table-row>
        <table:table-row table:style-name="ro2">
          <table:table-cell office:value-type="string" calcext:value-type="string">
            <text:p>Point (466506.9175496002426371 9132668.673263905569911)</text:p>
          </table:table-cell>
          <table:table-cell office:value-type="float" office:value="342" calcext:value-type="float">
            <text:p>342</text:p>
          </table:table-cell>
          <table:table-cell office:value-type="float" office:value="517" calcext:value-type="float">
            <text:p>517</text:p>
          </table:table-cell>
          <table:table-cell office:value-type="float" office:value="466506.9175496" calcext:value-type="float">
            <text:p>466506.9175496</text:p>
          </table:table-cell>
          <table:table-cell office:value-type="float" office:value="9132668.67326391" calcext:value-type="float">
            <text:p>9132668.67326391</text:p>
          </table:table-cell>
          <table:table-cell office:value-type="float" office:value="517" calcext:value-type="float">
            <text:p>517</text:p>
          </table:table-cell>
          <table:table-cell table:formula="of:=[.D205]/100" office:value-type="float" office:value="4665.069175496" calcext:value-type="float">
            <text:p>4665.069175496</text:p>
          </table:table-cell>
          <table:table-cell table:formula="of:=[.E205]/100" office:value-type="float" office:value="91326.6867326391" calcext:value-type="float">
            <text:p>91326.6867326391</text:p>
          </table:table-cell>
          <table:table-cell table:formula="of:=[.F205]" office:value-type="float" office:value="517" calcext:value-type="float">
            <text:p>517</text:p>
          </table:table-cell>
        </table:table-row>
        <table:table-row table:style-name="ro2">
          <table:table-cell office:value-type="string" calcext:value-type="string">
            <text:p>Point (439911.16591163614066318 9128672.0701194703578949)</text:p>
          </table:table-cell>
          <table:table-cell office:value-type="float" office:value="343" calcext:value-type="float">
            <text:p>343</text:p>
          </table:table-cell>
          <table:table-cell office:value-type="float" office:value="439" calcext:value-type="float">
            <text:p>439</text:p>
          </table:table-cell>
          <table:table-cell office:value-type="float" office:value="439911.165911636" calcext:value-type="float">
            <text:p>439911.165911636</text:p>
          </table:table-cell>
          <table:table-cell office:value-type="float" office:value="9128672.07011947" calcext:value-type="float">
            <text:p>9128672.07011947</text:p>
          </table:table-cell>
          <table:table-cell office:value-type="float" office:value="439" calcext:value-type="float">
            <text:p>439</text:p>
          </table:table-cell>
          <table:table-cell table:formula="of:=[.D206]/100" office:value-type="float" office:value="4399.11165911636" calcext:value-type="float">
            <text:p>4399.11165911636</text:p>
          </table:table-cell>
          <table:table-cell table:formula="of:=[.E206]/100" office:value-type="float" office:value="91286.7207011947" calcext:value-type="float">
            <text:p>91286.7207011947</text:p>
          </table:table-cell>
          <table:table-cell table:formula="of:=[.F206]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Point (452743.10241229791427031 9131956.69942188076674938)</text:p>
          </table:table-cell>
          <table:table-cell office:value-type="float" office:value="340" calcext:value-type="float">
            <text:p>340</text:p>
          </table:table-cell>
          <table:table-cell office:value-type="float" office:value="441" calcext:value-type="float">
            <text:p>441</text:p>
          </table:table-cell>
          <table:table-cell office:value-type="float" office:value="452743.102412298" calcext:value-type="float">
            <text:p>452743.102412298</text:p>
          </table:table-cell>
          <table:table-cell office:value-type="float" office:value="9131956.69942188" calcext:value-type="float">
            <text:p>9131956.69942188</text:p>
          </table:table-cell>
          <table:table-cell office:value-type="float" office:value="441" calcext:value-type="float">
            <text:p>441</text:p>
          </table:table-cell>
          <table:table-cell table:formula="of:=[.D207]/100" office:value-type="float" office:value="4527.43102412298" calcext:value-type="float">
            <text:p>4527.43102412298</text:p>
          </table:table-cell>
          <table:table-cell table:formula="of:=[.E207]/100" office:value-type="float" office:value="91319.5669942188" calcext:value-type="float">
            <text:p>91319.5669942188</text:p>
          </table:table-cell>
          <table:table-cell table:formula="of:=[.F207]" office:value-type="float" office:value="441" calcext:value-type="float">
            <text:p>441</text:p>
          </table:table-cell>
        </table:table-row>
        <table:table-row table:style-name="ro2">
          <table:table-cell office:value-type="string" calcext:value-type="string">
            <text:p>Point (463947.83038931689225137 9180959.82809607312083244)</text:p>
          </table:table-cell>
          <table:table-cell office:value-type="float" office:value="341" calcext:value-type="float">
            <text:p>341</text:p>
          </table:table-cell>
          <table:table-cell office:value-type="float" office:value="949" calcext:value-type="float">
            <text:p>949</text:p>
          </table:table-cell>
          <table:table-cell office:value-type="float" office:value="463947.830389317" calcext:value-type="float">
            <text:p>463947.830389317</text:p>
          </table:table-cell>
          <table:table-cell office:value-type="float" office:value="9180959.82809607" calcext:value-type="float">
            <text:p>9180959.82809607</text:p>
          </table:table-cell>
          <table:table-cell office:value-type="float" office:value="949" calcext:value-type="float">
            <text:p>949</text:p>
          </table:table-cell>
          <table:table-cell table:formula="of:=[.D208]/100" office:value-type="float" office:value="4639.47830389317" calcext:value-type="float">
            <text:p>4639.47830389317</text:p>
          </table:table-cell>
          <table:table-cell table:formula="of:=[.E208]/100" office:value-type="float" office:value="91809.5982809607" calcext:value-type="float">
            <text:p>91809.5982809607</text:p>
          </table:table-cell>
          <table:table-cell table:formula="of:=[.F208]" office:value-type="float" office:value="949" calcext:value-type="float">
            <text:p>949</text:p>
          </table:table-cell>
        </table:table-row>
        <table:table-row table:style-name="ro2">
          <table:table-cell office:value-type="string" calcext:value-type="string">
            <text:p>Point (463862.14524524478474632 9153798.99736720696091652)</text:p>
          </table:table-cell>
          <table:table-cell office:value-type="float" office:value="362" calcext:value-type="float">
            <text:p>362</text:p>
          </table:table-cell>
          <table:table-cell office:value-type="float" office:value="896" calcext:value-type="float">
            <text:p>896</text:p>
          </table:table-cell>
          <table:table-cell office:value-type="float" office:value="463862.145245245" calcext:value-type="float">
            <text:p>463862.145245245</text:p>
          </table:table-cell>
          <table:table-cell office:value-type="float" office:value="9153798.99736721" calcext:value-type="float">
            <text:p>9153798.99736721</text:p>
          </table:table-cell>
          <table:table-cell office:value-type="float" office:value="896" calcext:value-type="float">
            <text:p>896</text:p>
          </table:table-cell>
          <table:table-cell table:formula="of:=[.D209]/100" office:value-type="float" office:value="4638.62145245245" calcext:value-type="float">
            <text:p>4638.62145245245</text:p>
          </table:table-cell>
          <table:table-cell table:formula="of:=[.E209]/100" office:value-type="float" office:value="91537.9899736721" calcext:value-type="float">
            <text:p>91537.9899736721</text:p>
          </table:table-cell>
          <table:table-cell table:formula="of:=[.F209]" office:value-type="float" office:value="896" calcext:value-type="float">
            <text:p>896</text:p>
          </table:table-cell>
        </table:table-row>
        <table:table-row table:style-name="ro2">
          <table:table-cell office:value-type="string" calcext:value-type="string">
            <text:p>Point (421533.29153698810841888 9152468.10109930858016014)</text:p>
          </table:table-cell>
          <table:table-cell office:value-type="float" office:value="363" calcext:value-type="float">
            <text:p>363</text:p>
          </table:table-cell>
          <table:table-cell office:value-type="float" office:value="481" calcext:value-type="float">
            <text:p>481</text:p>
          </table:table-cell>
          <table:table-cell office:value-type="float" office:value="421533.291536988" calcext:value-type="float">
            <text:p>421533.291536988</text:p>
          </table:table-cell>
          <table:table-cell office:value-type="float" office:value="9152468.10109931" calcext:value-type="float">
            <text:p>9152468.10109931</text:p>
          </table:table-cell>
          <table:table-cell office:value-type="float" office:value="481" calcext:value-type="float">
            <text:p>481</text:p>
          </table:table-cell>
          <table:table-cell table:formula="of:=[.D210]/100" office:value-type="float" office:value="4215.33291536988" calcext:value-type="float">
            <text:p>4215.33291536988</text:p>
          </table:table-cell>
          <table:table-cell table:formula="of:=[.E210]/100" office:value-type="float" office:value="91524.6810109931" calcext:value-type="float">
            <text:p>91524.6810109931</text:p>
          </table:table-cell>
          <table:table-cell table:formula="of:=[.F210]" office:value-type="float" office:value="481" calcext:value-type="float">
            <text:p>481</text:p>
          </table:table-cell>
        </table:table-row>
        <table:table-row table:style-name="ro2">
          <table:table-cell office:value-type="string" calcext:value-type="string">
            <text:p>Point (445034.66166805400280282 9182999.05918706022202969)</text:p>
          </table:table-cell>
          <table:table-cell office:value-type="float" office:value="360" calcext:value-type="float">
            <text:p>360</text:p>
          </table:table-cell>
          <table:table-cell office:value-type="float" office:value="904" calcext:value-type="float">
            <text:p>904</text:p>
          </table:table-cell>
          <table:table-cell office:value-type="float" office:value="445034.661668054" calcext:value-type="float">
            <text:p>445034.661668054</text:p>
          </table:table-cell>
          <table:table-cell office:value-type="float" office:value="9182999.05918706" calcext:value-type="float">
            <text:p>9182999.05918706</text:p>
          </table:table-cell>
          <table:table-cell office:value-type="float" office:value="904" calcext:value-type="float">
            <text:p>904</text:p>
          </table:table-cell>
          <table:table-cell table:formula="of:=[.D211]/100" office:value-type="float" office:value="4450.34661668054" calcext:value-type="float">
            <text:p>4450.34661668054</text:p>
          </table:table-cell>
          <table:table-cell table:formula="of:=[.E211]/100" office:value-type="float" office:value="91829.9905918706" calcext:value-type="float">
            <text:p>91829.9905918706</text:p>
          </table:table-cell>
          <table:table-cell table:formula="of:=[.F211]" office:value-type="float" office:value="904" calcext:value-type="float">
            <text:p>904</text:p>
          </table:table-cell>
        </table:table-row>
        <table:table-row table:style-name="ro2">
          <table:table-cell office:value-type="string" calcext:value-type="string">
            <text:p>Point (439274.86675564723554999 9164290.33472559414803982)</text:p>
          </table:table-cell>
          <table:table-cell office:value-type="float" office:value="361" calcext:value-type="float">
            <text:p>361</text:p>
          </table:table-cell>
          <table:table-cell office:value-type="float" office:value="554" calcext:value-type="float">
            <text:p>554</text:p>
          </table:table-cell>
          <table:table-cell office:value-type="float" office:value="439274.866755647" calcext:value-type="float">
            <text:p>439274.866755647</text:p>
          </table:table-cell>
          <table:table-cell office:value-type="float" office:value="9164290.33472559" calcext:value-type="float">
            <text:p>9164290.33472559</text:p>
          </table:table-cell>
          <table:table-cell office:value-type="float" office:value="554" calcext:value-type="float">
            <text:p>554</text:p>
          </table:table-cell>
          <table:table-cell table:formula="of:=[.D212]/100" office:value-type="float" office:value="4392.74866755647" calcext:value-type="float">
            <text:p>4392.74866755647</text:p>
          </table:table-cell>
          <table:table-cell table:formula="of:=[.E212]/100" office:value-type="float" office:value="91642.9033472559" calcext:value-type="float">
            <text:p>91642.9033472559</text:p>
          </table:table-cell>
          <table:table-cell table:formula="of:=[.F212]" office:value-type="float" office:value="554" calcext:value-type="float">
            <text:p>554</text:p>
          </table:table-cell>
        </table:table-row>
        <table:table-row table:style-name="ro2">
          <table:table-cell office:value-type="string" calcext:value-type="string">
            <text:p>Point (461114.26311056292615831 9177797.74469173699617386)</text:p>
          </table:table-cell>
          <table:table-cell office:value-type="float" office:value="366" calcext:value-type="float">
            <text:p>366</text:p>
          </table:table-cell>
          <table:table-cell office:value-type="float" office:value="903" calcext:value-type="float">
            <text:p>903</text:p>
          </table:table-cell>
          <table:table-cell office:value-type="float" office:value="461114.263110563" calcext:value-type="float">
            <text:p>461114.263110563</text:p>
          </table:table-cell>
          <table:table-cell office:value-type="float" office:value="9177797.74469174" calcext:value-type="float">
            <text:p>9177797.74469174</text:p>
          </table:table-cell>
          <table:table-cell office:value-type="float" office:value="903" calcext:value-type="float">
            <text:p>903</text:p>
          </table:table-cell>
          <table:table-cell table:formula="of:=[.D213]/100" office:value-type="float" office:value="4611.14263110563" calcext:value-type="float">
            <text:p>4611.14263110563</text:p>
          </table:table-cell>
          <table:table-cell table:formula="of:=[.E213]/100" office:value-type="float" office:value="91777.9774469174" calcext:value-type="float">
            <text:p>91777.9774469174</text:p>
          </table:table-cell>
          <table:table-cell table:formula="of:=[.F213]" office:value-type="float" office:value="903" calcext:value-type="float">
            <text:p>903</text:p>
          </table:table-cell>
        </table:table-row>
        <table:table-row table:style-name="ro2">
          <table:table-cell office:value-type="string" calcext:value-type="string">
            <text:p>Point (443673.96010598773136735 9171299.56536791659891605)</text:p>
          </table:table-cell>
          <table:table-cell office:value-type="float" office:value="367" calcext:value-type="float">
            <text:p>367</text:p>
          </table:table-cell>
          <table:table-cell office:value-type="float" office:value="957" calcext:value-type="float">
            <text:p>957</text:p>
          </table:table-cell>
          <table:table-cell office:value-type="float" office:value="443673.960105988" calcext:value-type="float">
            <text:p>443673.960105988</text:p>
          </table:table-cell>
          <table:table-cell office:value-type="float" office:value="9171299.56536792" calcext:value-type="float">
            <text:p>9171299.56536792</text:p>
          </table:table-cell>
          <table:table-cell office:value-type="float" office:value="957" calcext:value-type="float">
            <text:p>957</text:p>
          </table:table-cell>
          <table:table-cell table:formula="of:=[.D214]/100" office:value-type="float" office:value="4436.73960105988" calcext:value-type="float">
            <text:p>4436.73960105988</text:p>
          </table:table-cell>
          <table:table-cell table:formula="of:=[.E214]/100" office:value-type="float" office:value="91712.9956536792" calcext:value-type="float">
            <text:p>91712.9956536792</text:p>
          </table:table-cell>
          <table:table-cell table:formula="of:=[.F214]" office:value-type="float" office:value="957" calcext:value-type="float">
            <text:p>957</text:p>
          </table:table-cell>
        </table:table-row>
        <table:table-row table:style-name="ro2">
          <table:table-cell office:value-type="string" calcext:value-type="string">
            <text:p>Point (469887.85812518344027922 9171953.0808243490755558)</text:p>
          </table:table-cell>
          <table:table-cell office:value-type="float" office:value="364" calcext:value-type="float">
            <text:p>364</text:p>
          </table:table-cell>
          <table:table-cell office:value-type="float" office:value="925" calcext:value-type="float">
            <text:p>925</text:p>
          </table:table-cell>
          <table:table-cell office:value-type="float" office:value="469887.858125184" calcext:value-type="float">
            <text:p>469887.858125184</text:p>
          </table:table-cell>
          <table:table-cell office:value-type="float" office:value="9171953.08082435" calcext:value-type="float">
            <text:p>9171953.08082435</text:p>
          </table:table-cell>
          <table:table-cell office:value-type="float" office:value="925" calcext:value-type="float">
            <text:p>925</text:p>
          </table:table-cell>
          <table:table-cell table:formula="of:=[.D215]/100" office:value-type="float" office:value="4698.87858125184" calcext:value-type="float">
            <text:p>4698.87858125184</text:p>
          </table:table-cell>
          <table:table-cell table:formula="of:=[.E215]/100" office:value-type="float" office:value="91719.5308082435" calcext:value-type="float">
            <text:p>91719.5308082435</text:p>
          </table:table-cell>
          <table:table-cell table:formula="of:=[.F215]" office:value-type="float" office:value="925" calcext:value-type="float">
            <text:p>925</text:p>
          </table:table-cell>
        </table:table-row>
        <table:table-row table:style-name="ro2">
          <table:table-cell office:value-type="string" calcext:value-type="string">
            <text:p>Point (459922.33358638413483277 9144451.74082905426621437)</text:p>
          </table:table-cell>
          <table:table-cell office:value-type="float" office:value="365" calcext:value-type="float">
            <text:p>365</text:p>
          </table:table-cell>
          <table:table-cell office:value-type="float" office:value="507" calcext:value-type="float">
            <text:p>507</text:p>
          </table:table-cell>
          <table:table-cell office:value-type="float" office:value="459922.333586384" calcext:value-type="float">
            <text:p>459922.333586384</text:p>
          </table:table-cell>
          <table:table-cell office:value-type="float" office:value="9144451.74082906" calcext:value-type="float">
            <text:p>9144451.74082906</text:p>
          </table:table-cell>
          <table:table-cell office:value-type="float" office:value="507" calcext:value-type="float">
            <text:p>507</text:p>
          </table:table-cell>
          <table:table-cell table:formula="of:=[.D216]/100" office:value-type="float" office:value="4599.22333586384" calcext:value-type="float">
            <text:p>4599.22333586384</text:p>
          </table:table-cell>
          <table:table-cell table:formula="of:=[.E216]/100" office:value-type="float" office:value="91444.5174082906" calcext:value-type="float">
            <text:p>91444.5174082906</text:p>
          </table:table-cell>
          <table:table-cell table:formula="of:=[.F216]" office:value-type="float" office:value="507" calcext:value-type="float">
            <text:p>507</text:p>
          </table:table-cell>
        </table:table-row>
        <table:table-row table:style-name="ro2">
          <table:table-cell office:value-type="string" calcext:value-type="string">
            <text:p>Point (466476.40894138539442793 9150195.6044531874358654)</text:p>
          </table:table-cell>
          <table:table-cell office:value-type="float" office:value="354" calcext:value-type="float">
            <text:p>354</text:p>
          </table:table-cell>
          <table:table-cell office:value-type="float" office:value="655" calcext:value-type="float">
            <text:p>655</text:p>
          </table:table-cell>
          <table:table-cell office:value-type="float" office:value="466476.408941385" calcext:value-type="float">
            <text:p>466476.408941385</text:p>
          </table:table-cell>
          <table:table-cell office:value-type="float" office:value="9150195.60445319" calcext:value-type="float">
            <text:p>9150195.60445319</text:p>
          </table:table-cell>
          <table:table-cell office:value-type="float" office:value="655" calcext:value-type="float">
            <text:p>655</text:p>
          </table:table-cell>
          <table:table-cell table:formula="of:=[.D217]/100" office:value-type="float" office:value="4664.76408941385" calcext:value-type="float">
            <text:p>4664.76408941385</text:p>
          </table:table-cell>
          <table:table-cell table:formula="of:=[.E217]/100" office:value-type="float" office:value="91501.9560445319" calcext:value-type="float">
            <text:p>91501.9560445319</text:p>
          </table:table-cell>
          <table:table-cell table:formula="of:=[.F217]" office:value-type="float" office:value="655" calcext:value-type="float">
            <text:p>655</text:p>
          </table:table-cell>
        </table:table-row>
        <table:table-row table:style-name="ro2">
          <table:table-cell office:value-type="string" calcext:value-type="string">
            <text:p>Point (441923.64718589681433514 9173320.73697232268750668)</text:p>
          </table:table-cell>
          <table:table-cell office:value-type="float" office:value="355" calcext:value-type="float">
            <text:p>355</text:p>
          </table:table-cell>
          <table:table-cell office:value-type="float" office:value="916" calcext:value-type="float">
            <text:p>916</text:p>
          </table:table-cell>
          <table:table-cell office:value-type="float" office:value="441923.647185897" calcext:value-type="float">
            <text:p>441923.647185897</text:p>
          </table:table-cell>
          <table:table-cell office:value-type="float" office:value="9173320.73697232" calcext:value-type="float">
            <text:p>9173320.73697232</text:p>
          </table:table-cell>
          <table:table-cell office:value-type="float" office:value="916" calcext:value-type="float">
            <text:p>916</text:p>
          </table:table-cell>
          <table:table-cell table:formula="of:=[.D218]/100" office:value-type="float" office:value="4419.23647185897" calcext:value-type="float">
            <text:p>4419.23647185897</text:p>
          </table:table-cell>
          <table:table-cell table:formula="of:=[.E218]/100" office:value-type="float" office:value="91733.2073697232" calcext:value-type="float">
            <text:p>91733.2073697232</text:p>
          </table:table-cell>
          <table:table-cell table:formula="of:=[.F218]" office:value-type="float" office:value="916" calcext:value-type="float">
            <text:p>916</text:p>
          </table:table-cell>
        </table:table-row>
        <table:table-row table:style-name="ro2">
          <table:table-cell office:value-type="string" calcext:value-type="string">
            <text:p>Point (444820.85168421058915555 9180412.56645478866994381)</text:p>
          </table:table-cell>
          <table:table-cell office:value-type="float" office:value="352" calcext:value-type="float">
            <text:p>352</text:p>
          </table:table-cell>
          <table:table-cell office:value-type="float" office:value="873" calcext:value-type="float">
            <text:p>873</text:p>
          </table:table-cell>
          <table:table-cell office:value-type="float" office:value="444820.851684211" calcext:value-type="float">
            <text:p>444820.851684211</text:p>
          </table:table-cell>
          <table:table-cell office:value-type="float" office:value="9180412.56645479" calcext:value-type="float">
            <text:p>9180412.56645479</text:p>
          </table:table-cell>
          <table:table-cell office:value-type="float" office:value="873" calcext:value-type="float">
            <text:p>873</text:p>
          </table:table-cell>
          <table:table-cell table:formula="of:=[.D219]/100" office:value-type="float" office:value="4448.20851684211" calcext:value-type="float">
            <text:p>4448.20851684211</text:p>
          </table:table-cell>
          <table:table-cell table:formula="of:=[.E219]/100" office:value-type="float" office:value="91804.1256645479" calcext:value-type="float">
            <text:p>91804.1256645479</text:p>
          </table:table-cell>
          <table:table-cell table:formula="of:=[.F219]" office:value-type="float" office:value="873" calcext:value-type="float">
            <text:p>873</text:p>
          </table:table-cell>
        </table:table-row>
        <table:table-row table:style-name="ro2">
          <table:table-cell office:value-type="string" calcext:value-type="string">
            <text:p>Point (424203.80807558272499591 9181968.44147369265556335)</text:p>
          </table:table-cell>
          <table:table-cell office:value-type="float" office:value="353" calcext:value-type="float">
            <text:p>353</text:p>
          </table:table-cell>
          <table:table-cell office:value-type="float" office:value="925" calcext:value-type="float">
            <text:p>925</text:p>
          </table:table-cell>
          <table:table-cell office:value-type="float" office:value="424203.808075583" calcext:value-type="float">
            <text:p>424203.808075583</text:p>
          </table:table-cell>
          <table:table-cell office:value-type="float" office:value="9181968.44147369" calcext:value-type="float">
            <text:p>9181968.44147369</text:p>
          </table:table-cell>
          <table:table-cell office:value-type="float" office:value="925" calcext:value-type="float">
            <text:p>925</text:p>
          </table:table-cell>
          <table:table-cell table:formula="of:=[.D220]/100" office:value-type="float" office:value="4242.03808075583" calcext:value-type="float">
            <text:p>4242.03808075583</text:p>
          </table:table-cell>
          <table:table-cell table:formula="of:=[.E220]/100" office:value-type="float" office:value="91819.6844147369" calcext:value-type="float">
            <text:p>91819.6844147369</text:p>
          </table:table-cell>
          <table:table-cell table:formula="of:=[.F220]" office:value-type="float" office:value="925" calcext:value-type="float">
            <text:p>925</text:p>
          </table:table-cell>
        </table:table-row>
        <table:table-row table:style-name="ro2">
          <table:table-cell office:value-type="string" calcext:value-type="string">
            <text:p>Point (432354.32147876510862261 9129706.10178534127771854)</text:p>
          </table:table-cell>
          <table:table-cell office:value-type="float" office:value="358" calcext:value-type="float">
            <text:p>358</text:p>
          </table:table-cell>
          <table:table-cell office:value-type="float" office:value="440" calcext:value-type="float">
            <text:p>440</text:p>
          </table:table-cell>
          <table:table-cell office:value-type="float" office:value="432354.321478765" calcext:value-type="float">
            <text:p>432354.321478765</text:p>
          </table:table-cell>
          <table:table-cell office:value-type="float" office:value="9129706.10178534" calcext:value-type="float">
            <text:p>9129706.10178534</text:p>
          </table:table-cell>
          <table:table-cell office:value-type="float" office:value="440" calcext:value-type="float">
            <text:p>440</text:p>
          </table:table-cell>
          <table:table-cell table:formula="of:=[.D221]/100" office:value-type="float" office:value="4323.54321478765" calcext:value-type="float">
            <text:p>4323.54321478765</text:p>
          </table:table-cell>
          <table:table-cell table:formula="of:=[.E221]/100" office:value-type="float" office:value="91297.0610178534" calcext:value-type="float">
            <text:p>91297.0610178534</text:p>
          </table:table-cell>
          <table:table-cell table:formula="of:=[.F221]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Point (445812.96084269875427708 9178053.04163392446935177)</text:p>
          </table:table-cell>
          <table:table-cell office:value-type="float" office:value="359" calcext:value-type="float">
            <text:p>359</text:p>
          </table:table-cell>
          <table:table-cell office:value-type="float" office:value="857" calcext:value-type="float">
            <text:p>857</text:p>
          </table:table-cell>
          <table:table-cell office:value-type="float" office:value="445812.960842699" calcext:value-type="float">
            <text:p>445812.960842699</text:p>
          </table:table-cell>
          <table:table-cell office:value-type="float" office:value="9178053.04163393" calcext:value-type="float">
            <text:p>9178053.04163393</text:p>
          </table:table-cell>
          <table:table-cell office:value-type="float" office:value="857" calcext:value-type="float">
            <text:p>857</text:p>
          </table:table-cell>
          <table:table-cell table:formula="of:=[.D222]/100" office:value-type="float" office:value="4458.12960842699" calcext:value-type="float">
            <text:p>4458.12960842699</text:p>
          </table:table-cell>
          <table:table-cell table:formula="of:=[.E222]/100" office:value-type="float" office:value="91780.5304163393" calcext:value-type="float">
            <text:p>91780.5304163393</text:p>
          </table:table-cell>
          <table:table-cell table:formula="of:=[.F222]" office:value-type="float" office:value="857" calcext:value-type="float">
            <text:p>857</text:p>
          </table:table-cell>
        </table:table-row>
        <table:table-row table:style-name="ro2">
          <table:table-cell office:value-type="string" calcext:value-type="string">
            <text:p>Point (462432.80859562038676813 9179884.78009362891316414)</text:p>
          </table:table-cell>
          <table:table-cell office:value-type="float" office:value="356" calcext:value-type="float">
            <text:p>356</text:p>
          </table:table-cell>
          <table:table-cell office:value-type="float" office:value="927" calcext:value-type="float">
            <text:p>927</text:p>
          </table:table-cell>
          <table:table-cell office:value-type="float" office:value="462432.80859562" calcext:value-type="float">
            <text:p>462432.80859562</text:p>
          </table:table-cell>
          <table:table-cell office:value-type="float" office:value="9179884.78009363" calcext:value-type="float">
            <text:p>9179884.78009363</text:p>
          </table:table-cell>
          <table:table-cell office:value-type="float" office:value="927" calcext:value-type="float">
            <text:p>927</text:p>
          </table:table-cell>
          <table:table-cell table:formula="of:=[.D223]/100" office:value-type="float" office:value="4624.3280859562" calcext:value-type="float">
            <text:p>4624.3280859562</text:p>
          </table:table-cell>
          <table:table-cell table:formula="of:=[.E223]/100" office:value-type="float" office:value="91798.8478009363" calcext:value-type="float">
            <text:p>91798.8478009363</text:p>
          </table:table-cell>
          <table:table-cell table:formula="of:=[.F223]" office:value-type="float" office:value="927" calcext:value-type="float">
            <text:p>927</text:p>
          </table:table-cell>
        </table:table-row>
        <table:table-row table:style-name="ro2">
          <table:table-cell office:value-type="string" calcext:value-type="string">
            <text:p>Point (450957.11215955292573199 9129428.36105392873287201)</text:p>
          </table:table-cell>
          <table:table-cell office:value-type="float" office:value="357" calcext:value-type="float">
            <text:p>357</text:p>
          </table:table-cell>
          <table:table-cell office:value-type="float" office:value="445" calcext:value-type="float">
            <text:p>445</text:p>
          </table:table-cell>
          <table:table-cell office:value-type="float" office:value="450957.112159553" calcext:value-type="float">
            <text:p>450957.112159553</text:p>
          </table:table-cell>
          <table:table-cell office:value-type="float" office:value="9129428.36105393" calcext:value-type="float">
            <text:p>9129428.36105393</text:p>
          </table:table-cell>
          <table:table-cell office:value-type="float" office:value="445" calcext:value-type="float">
            <text:p>445</text:p>
          </table:table-cell>
          <table:table-cell table:formula="of:=[.D224]/100" office:value-type="float" office:value="4509.57112159553" calcext:value-type="float">
            <text:p>4509.57112159553</text:p>
          </table:table-cell>
          <table:table-cell table:formula="of:=[.E224]/100" office:value-type="float" office:value="91294.2836105393" calcext:value-type="float">
            <text:p>91294.2836105393</text:p>
          </table:table-cell>
          <table:table-cell table:formula="of:=[.F224]" office:value-type="float" office:value="445" calcext:value-type="float">
            <text:p>445</text:p>
          </table:table-cell>
        </table:table-row>
        <table:table-row table:style-name="ro2">
          <table:table-cell office:value-type="string" calcext:value-type="string">
            <text:p>Point (451389.40070536168059334 9154931.17267038859426975)</text:p>
          </table:table-cell>
          <table:table-cell office:value-type="float" office:value="378" calcext:value-type="float">
            <text:p>378</text:p>
          </table:table-cell>
          <table:table-cell office:value-type="float" office:value="556" calcext:value-type="float">
            <text:p>556</text:p>
          </table:table-cell>
          <table:table-cell office:value-type="float" office:value="451389.400705362" calcext:value-type="float">
            <text:p>451389.400705362</text:p>
          </table:table-cell>
          <table:table-cell office:value-type="float" office:value="9154931.17267039" calcext:value-type="float">
            <text:p>9154931.17267039</text:p>
          </table:table-cell>
          <table:table-cell office:value-type="float" office:value="556" calcext:value-type="float">
            <text:p>556</text:p>
          </table:table-cell>
          <table:table-cell table:formula="of:=[.D225]/100" office:value-type="float" office:value="4513.89400705362" calcext:value-type="float">
            <text:p>4513.89400705362</text:p>
          </table:table-cell>
          <table:table-cell table:formula="of:=[.E225]/100" office:value-type="float" office:value="91549.3117267039" calcext:value-type="float">
            <text:p>91549.3117267039</text:p>
          </table:table-cell>
          <table:table-cell table:formula="of:=[.F225]" office:value-type="float" office:value="556" calcext:value-type="float">
            <text:p>556</text:p>
          </table:table-cell>
        </table:table-row>
        <table:table-row table:style-name="ro2">
          <table:table-cell office:value-type="string" calcext:value-type="string">
            <text:p>Point (468333.32455803535412997 9136790.17861821502447128)</text:p>
          </table:table-cell>
          <table:table-cell office:value-type="float" office:value="379" calcext:value-type="float">
            <text:p>379</text:p>
          </table:table-cell>
          <table:table-cell office:value-type="float" office:value="510" calcext:value-type="float">
            <text:p>510</text:p>
          </table:table-cell>
          <table:table-cell office:value-type="float" office:value="468333.324558035" calcext:value-type="float">
            <text:p>468333.324558035</text:p>
          </table:table-cell>
          <table:table-cell office:value-type="float" office:value="9136790.17861822" calcext:value-type="float">
            <text:p>9136790.17861822</text:p>
          </table:table-cell>
          <table:table-cell office:value-type="float" office:value="510" calcext:value-type="float">
            <text:p>510</text:p>
          </table:table-cell>
          <table:table-cell table:formula="of:=[.D226]/100" office:value-type="float" office:value="4683.33324558035" calcext:value-type="float">
            <text:p>4683.33324558035</text:p>
          </table:table-cell>
          <table:table-cell table:formula="of:=[.E226]/100" office:value-type="float" office:value="91367.9017861822" calcext:value-type="float">
            <text:p>91367.9017861822</text:p>
          </table:table-cell>
          <table:table-cell table:formula="of:=[.F226]" office:value-type="float" office:value="510" calcext:value-type="float">
            <text:p>510</text:p>
          </table:table-cell>
        </table:table-row>
        <table:table-row table:style-name="ro2">
          <table:table-cell office:value-type="string" calcext:value-type="string">
            <text:p>Point (462185.84156528697349131 9147018.08334211260080338)</text:p>
          </table:table-cell>
          <table:table-cell office:value-type="float" office:value="376" calcext:value-type="float">
            <text:p>376</text:p>
          </table:table-cell>
          <table:table-cell office:value-type="float" office:value="689" calcext:value-type="float">
            <text:p>689</text:p>
          </table:table-cell>
          <table:table-cell office:value-type="float" office:value="462185.841565287" calcext:value-type="float">
            <text:p>462185.841565287</text:p>
          </table:table-cell>
          <table:table-cell office:value-type="float" office:value="9147018.08334211" calcext:value-type="float">
            <text:p>9147018.08334211</text:p>
          </table:table-cell>
          <table:table-cell office:value-type="float" office:value="689" calcext:value-type="float">
            <text:p>689</text:p>
          </table:table-cell>
          <table:table-cell table:formula="of:=[.D227]/100" office:value-type="float" office:value="4621.85841565287" calcext:value-type="float">
            <text:p>4621.85841565287</text:p>
          </table:table-cell>
          <table:table-cell table:formula="of:=[.E227]/100" office:value-type="float" office:value="91470.1808334211" calcext:value-type="float">
            <text:p>91470.1808334211</text:p>
          </table:table-cell>
          <table:table-cell table:formula="of:=[.F227]" office:value-type="float" office:value="689" calcext:value-type="float">
            <text:p>689</text:p>
          </table:table-cell>
        </table:table-row>
        <table:table-row table:style-name="ro2">
          <table:table-cell office:value-type="string" calcext:value-type="string">
            <text:p>Point (442901.40145542210666463 9157391.72901197336614132)</text:p>
          </table:table-cell>
          <table:table-cell office:value-type="float" office:value="377" calcext:value-type="float">
            <text:p>377</text:p>
          </table:table-cell>
          <table:table-cell office:value-type="float" office:value="501" calcext:value-type="float">
            <text:p>501</text:p>
          </table:table-cell>
          <table:table-cell office:value-type="float" office:value="442901.401455422" calcext:value-type="float">
            <text:p>442901.401455422</text:p>
          </table:table-cell>
          <table:table-cell office:value-type="float" office:value="9157391.72901197" calcext:value-type="float">
            <text:p>9157391.72901197</text:p>
          </table:table-cell>
          <table:table-cell office:value-type="float" office:value="501" calcext:value-type="float">
            <text:p>501</text:p>
          </table:table-cell>
          <table:table-cell table:formula="of:=[.D228]/100" office:value-type="float" office:value="4429.01401455422" calcext:value-type="float">
            <text:p>4429.01401455422</text:p>
          </table:table-cell>
          <table:table-cell table:formula="of:=[.E228]/100" office:value-type="float" office:value="91573.9172901197" calcext:value-type="float">
            <text:p>91573.9172901197</text:p>
          </table:table-cell>
          <table:table-cell table:formula="of:=[.F228]" office:value-type="float" office:value="501" calcext:value-type="float">
            <text:p>501</text:p>
          </table:table-cell>
        </table:table-row>
        <table:table-row table:style-name="ro2">
          <table:table-cell office:value-type="string" calcext:value-type="string">
            <text:p>Point (444884.78834617044776678 9143282.05415203236043453)</text:p>
          </table:table-cell>
          <table:table-cell office:value-type="float" office:value="382" calcext:value-type="float">
            <text:p>382</text:p>
          </table:table-cell>
          <table:table-cell office:value-type="float" office:value="502" calcext:value-type="float">
            <text:p>502</text:p>
          </table:table-cell>
          <table:table-cell office:value-type="float" office:value="444884.78834617" calcext:value-type="float">
            <text:p>444884.78834617</text:p>
          </table:table-cell>
          <table:table-cell office:value-type="float" office:value="9143282.05415203" calcext:value-type="float">
            <text:p>9143282.05415203</text:p>
          </table:table-cell>
          <table:table-cell office:value-type="float" office:value="502" calcext:value-type="float">
            <text:p>502</text:p>
          </table:table-cell>
          <table:table-cell table:formula="of:=[.D229]/100" office:value-type="float" office:value="4448.8478834617" calcext:value-type="float">
            <text:p>4448.8478834617</text:p>
          </table:table-cell>
          <table:table-cell table:formula="of:=[.E229]/100" office:value-type="float" office:value="91432.8205415203" calcext:value-type="float">
            <text:p>91432.8205415203</text:p>
          </table:table-cell>
          <table:table-cell table:formula="of:=[.F229]" office:value-type="float" office:value="502" calcext:value-type="float">
            <text:p>502</text:p>
          </table:table-cell>
        </table:table-row>
        <table:table-row table:style-name="ro2">
          <table:table-cell office:value-type="string" calcext:value-type="string">
            <text:p>Point (431943.59261420404072851 9135356.54530736804008484)</text:p>
          </table:table-cell>
          <table:table-cell office:value-type="float" office:value="383" calcext:value-type="float">
            <text:p>383</text:p>
          </table:table-cell>
          <table:table-cell office:value-type="float" office:value="489" calcext:value-type="float">
            <text:p>489</text:p>
          </table:table-cell>
          <table:table-cell office:value-type="float" office:value="431943.592614204" calcext:value-type="float">
            <text:p>431943.592614204</text:p>
          </table:table-cell>
          <table:table-cell office:value-type="float" office:value="9135356.54530737" calcext:value-type="float">
            <text:p>9135356.54530737</text:p>
          </table:table-cell>
          <table:table-cell office:value-type="float" office:value="489" calcext:value-type="float">
            <text:p>489</text:p>
          </table:table-cell>
          <table:table-cell table:formula="of:=[.D230]/100" office:value-type="float" office:value="4319.43592614204" calcext:value-type="float">
            <text:p>4319.43592614204</text:p>
          </table:table-cell>
          <table:table-cell table:formula="of:=[.E230]/100" office:value-type="float" office:value="91353.5654530737" calcext:value-type="float">
            <text:p>91353.5654530737</text:p>
          </table:table-cell>
          <table:table-cell table:formula="of:=[.F230]" office:value-type="float" office:value="489" calcext:value-type="float">
            <text:p>489</text:p>
          </table:table-cell>
        </table:table-row>
        <table:table-row table:style-name="ro2">
          <table:table-cell office:value-type="string" calcext:value-type="string">
            <text:p>Point (447030.01470371620962396 9182206.15432952344417572)</text:p>
          </table:table-cell>
          <table:table-cell office:value-type="float" office:value="380" calcext:value-type="float">
            <text:p>380</text:p>
          </table:table-cell>
          <table:table-cell office:value-type="float" office:value="894" calcext:value-type="float">
            <text:p>894</text:p>
          </table:table-cell>
          <table:table-cell office:value-type="float" office:value="447030.014703716" calcext:value-type="float">
            <text:p>447030.014703716</text:p>
          </table:table-cell>
          <table:table-cell office:value-type="float" office:value="9182206.15432952" calcext:value-type="float">
            <text:p>9182206.15432952</text:p>
          </table:table-cell>
          <table:table-cell office:value-type="float" office:value="894" calcext:value-type="float">
            <text:p>894</text:p>
          </table:table-cell>
          <table:table-cell table:formula="of:=[.D231]/100" office:value-type="float" office:value="4470.30014703716" calcext:value-type="float">
            <text:p>4470.30014703716</text:p>
          </table:table-cell>
          <table:table-cell table:formula="of:=[.E231]/100" office:value-type="float" office:value="91822.0615432952" calcext:value-type="float">
            <text:p>91822.0615432952</text:p>
          </table:table-cell>
          <table:table-cell table:formula="of:=[.F231]" office:value-type="float" office:value="894" calcext:value-type="float">
            <text:p>894</text:p>
          </table:table-cell>
        </table:table-row>
        <table:table-row table:style-name="ro2">
          <table:table-cell office:value-type="string" calcext:value-type="string">
            <text:p>Point (417238.87111838883720338 9181039.23855090700089931)</text:p>
          </table:table-cell>
          <table:table-cell office:value-type="float" office:value="381" calcext:value-type="float">
            <text:p>381</text:p>
          </table:table-cell>
          <table:table-cell office:value-type="float" office:value="915" calcext:value-type="float">
            <text:p>915</text:p>
          </table:table-cell>
          <table:table-cell office:value-type="float" office:value="417238.871118389" calcext:value-type="float">
            <text:p>417238.871118389</text:p>
          </table:table-cell>
          <table:table-cell office:value-type="float" office:value="9181039.23855091" calcext:value-type="float">
            <text:p>9181039.23855091</text:p>
          </table:table-cell>
          <table:table-cell office:value-type="float" office:value="915" calcext:value-type="float">
            <text:p>915</text:p>
          </table:table-cell>
          <table:table-cell table:formula="of:=[.D232]/100" office:value-type="float" office:value="4172.38871118389" calcext:value-type="float">
            <text:p>4172.38871118389</text:p>
          </table:table-cell>
          <table:table-cell table:formula="of:=[.E232]/100" office:value-type="float" office:value="91810.3923855091" calcext:value-type="float">
            <text:p>91810.3923855091</text:p>
          </table:table-cell>
          <table:table-cell table:formula="of:=[.F232]" office:value-type="float" office:value="915" calcext:value-type="float">
            <text:p>915</text:p>
          </table:table-cell>
        </table:table-row>
        <table:table-row table:style-name="ro2">
          <table:table-cell office:value-type="string" calcext:value-type="string">
            <text:p>Point (424108.80860635836143047 9147996.89430272206664085)</text:p>
          </table:table-cell>
          <table:table-cell office:value-type="float" office:value="370" calcext:value-type="float">
            <text:p>370</text:p>
          </table:table-cell>
          <table:table-cell office:value-type="float" office:value="475" calcext:value-type="float">
            <text:p>475</text:p>
          </table:table-cell>
          <table:table-cell office:value-type="float" office:value="424108.808606358" calcext:value-type="float">
            <text:p>424108.808606358</text:p>
          </table:table-cell>
          <table:table-cell office:value-type="float" office:value="9147996.89430272" calcext:value-type="float">
            <text:p>9147996.89430272</text:p>
          </table:table-cell>
          <table:table-cell office:value-type="float" office:value="475" calcext:value-type="float">
            <text:p>475</text:p>
          </table:table-cell>
          <table:table-cell table:formula="of:=[.D233]/100" office:value-type="float" office:value="4241.08808606358" calcext:value-type="float">
            <text:p>4241.08808606358</text:p>
          </table:table-cell>
          <table:table-cell table:formula="of:=[.E233]/100" office:value-type="float" office:value="91479.9689430272" calcext:value-type="float">
            <text:p>91479.9689430272</text:p>
          </table:table-cell>
          <table:table-cell table:formula="of:=[.F233]" office:value-type="float" office:value="475" calcext:value-type="float">
            <text:p>475</text:p>
          </table:table-cell>
        </table:table-row>
        <table:table-row table:style-name="ro2">
          <table:table-cell office:value-type="string" calcext:value-type="string">
            <text:p>Point (454648.17541321145836264 9171034.07828121818602085)</text:p>
          </table:table-cell>
          <table:table-cell office:value-type="float" office:value="371" calcext:value-type="float">
            <text:p>371</text:p>
          </table:table-cell>
          <table:table-cell office:value-type="float" office:value="896" calcext:value-type="float">
            <text:p>896</text:p>
          </table:table-cell>
          <table:table-cell office:value-type="float" office:value="454648.175413212" calcext:value-type="float">
            <text:p>454648.175413212</text:p>
          </table:table-cell>
          <table:table-cell office:value-type="float" office:value="9171034.07828122" calcext:value-type="float">
            <text:p>9171034.07828122</text:p>
          </table:table-cell>
          <table:table-cell office:value-type="float" office:value="896" calcext:value-type="float">
            <text:p>896</text:p>
          </table:table-cell>
          <table:table-cell table:formula="of:=[.D234]/100" office:value-type="float" office:value="4546.48175413211" calcext:value-type="float">
            <text:p>4546.48175413211</text:p>
          </table:table-cell>
          <table:table-cell table:formula="of:=[.E234]/100" office:value-type="float" office:value="91710.3407828122" calcext:value-type="float">
            <text:p>91710.3407828122</text:p>
          </table:table-cell>
          <table:table-cell table:formula="of:=[.F234]" office:value-type="float" office:value="896" calcext:value-type="float">
            <text:p>896</text:p>
          </table:table-cell>
        </table:table-row>
        <table:table-row table:style-name="ro2">
          <table:table-cell office:value-type="string" calcext:value-type="string">
            <text:p>Point (425317.87887912261066958 9169286.19405133835971355)</text:p>
          </table:table-cell>
          <table:table-cell office:value-type="float" office:value="368" calcext:value-type="float">
            <text:p>368</text:p>
          </table:table-cell>
          <table:table-cell office:value-type="float" office:value="510" calcext:value-type="float">
            <text:p>510</text:p>
          </table:table-cell>
          <table:table-cell office:value-type="float" office:value="425317.878879123" calcext:value-type="float">
            <text:p>425317.878879123</text:p>
          </table:table-cell>
          <table:table-cell office:value-type="float" office:value="9169286.19405134" calcext:value-type="float">
            <text:p>9169286.19405134</text:p>
          </table:table-cell>
          <table:table-cell office:value-type="float" office:value="510" calcext:value-type="float">
            <text:p>510</text:p>
          </table:table-cell>
          <table:table-cell table:formula="of:=[.D235]/100" office:value-type="float" office:value="4253.17878879123" calcext:value-type="float">
            <text:p>4253.17878879123</text:p>
          </table:table-cell>
          <table:table-cell table:formula="of:=[.E235]/100" office:value-type="float" office:value="91692.8619405134" calcext:value-type="float">
            <text:p>91692.8619405134</text:p>
          </table:table-cell>
          <table:table-cell table:formula="of:=[.F235]" office:value-type="float" office:value="510" calcext:value-type="float">
            <text:p>510</text:p>
          </table:table-cell>
        </table:table-row>
        <table:table-row table:style-name="ro2">
          <table:table-cell office:value-type="string" calcext:value-type="string">
            <text:p>Point (434170.52412462088977918 9176579.98789893835783005)</text:p>
          </table:table-cell>
          <table:table-cell office:value-type="float" office:value="369" calcext:value-type="float">
            <text:p>369</text:p>
          </table:table-cell>
          <table:table-cell office:value-type="float" office:value="963" calcext:value-type="float">
            <text:p>963</text:p>
          </table:table-cell>
          <table:table-cell office:value-type="float" office:value="434170.524124621" calcext:value-type="float">
            <text:p>434170.524124621</text:p>
          </table:table-cell>
          <table:table-cell office:value-type="float" office:value="9176579.98789894" calcext:value-type="float">
            <text:p>9176579.98789894</text:p>
          </table:table-cell>
          <table:table-cell office:value-type="float" office:value="963" calcext:value-type="float">
            <text:p>963</text:p>
          </table:table-cell>
          <table:table-cell table:formula="of:=[.D236]/100" office:value-type="float" office:value="4341.70524124621" calcext:value-type="float">
            <text:p>4341.70524124621</text:p>
          </table:table-cell>
          <table:table-cell table:formula="of:=[.E236]/100" office:value-type="float" office:value="91765.7998789894" calcext:value-type="float">
            <text:p>91765.7998789894</text:p>
          </table:table-cell>
          <table:table-cell table:formula="of:=[.F236]" office:value-type="float" office:value="963" calcext:value-type="float">
            <text:p>963</text:p>
          </table:table-cell>
        </table:table-row>
        <table:table-row table:style-name="ro2">
          <table:table-cell office:value-type="string" calcext:value-type="string">
            <text:p>Point (445888.42580186791019514 9173888.27279479615390301)</text:p>
          </table:table-cell>
          <table:table-cell office:value-type="float" office:value="374" calcext:value-type="float">
            <text:p>374</text:p>
          </table:table-cell>
          <table:table-cell office:value-type="float" office:value="918" calcext:value-type="float">
            <text:p>918</text:p>
          </table:table-cell>
          <table:table-cell office:value-type="float" office:value="445888.425801868" calcext:value-type="float">
            <text:p>445888.425801868</text:p>
          </table:table-cell>
          <table:table-cell office:value-type="float" office:value="9173888.2727948" calcext:value-type="float">
            <text:p>9173888.2727948</text:p>
          </table:table-cell>
          <table:table-cell office:value-type="float" office:value="918" calcext:value-type="float">
            <text:p>918</text:p>
          </table:table-cell>
          <table:table-cell table:formula="of:=[.D237]/100" office:value-type="float" office:value="4458.88425801868" calcext:value-type="float">
            <text:p>4458.88425801868</text:p>
          </table:table-cell>
          <table:table-cell table:formula="of:=[.E237]/100" office:value-type="float" office:value="91738.882727948" calcext:value-type="float">
            <text:p>91738.882727948</text:p>
          </table:table-cell>
          <table:table-cell table:formula="of:=[.F237]" office:value-type="float" office:value="918" calcext:value-type="float">
            <text:p>918</text:p>
          </table:table-cell>
        </table:table-row>
        <table:table-row table:style-name="ro2">
          <table:table-cell office:value-type="string" calcext:value-type="string">
            <text:p>Point (422562.76084775838535279 9167705.81480437889695168)</text:p>
          </table:table-cell>
          <table:table-cell office:value-type="float" office:value="375" calcext:value-type="float">
            <text:p>375</text:p>
          </table:table-cell>
          <table:table-cell office:value-type="float" office:value="505" calcext:value-type="float">
            <text:p>505</text:p>
          </table:table-cell>
          <table:table-cell office:value-type="float" office:value="422562.760847758" calcext:value-type="float">
            <text:p>422562.760847758</text:p>
          </table:table-cell>
          <table:table-cell office:value-type="float" office:value="9167705.81480438" calcext:value-type="float">
            <text:p>9167705.81480438</text:p>
          </table:table-cell>
          <table:table-cell office:value-type="float" office:value="505" calcext:value-type="float">
            <text:p>505</text:p>
          </table:table-cell>
          <table:table-cell table:formula="of:=[.D238]/100" office:value-type="float" office:value="4225.62760847758" calcext:value-type="float">
            <text:p>4225.62760847758</text:p>
          </table:table-cell>
          <table:table-cell table:formula="of:=[.E238]/100" office:value-type="float" office:value="91677.0581480438" calcext:value-type="float">
            <text:p>91677.0581480438</text:p>
          </table:table-cell>
          <table:table-cell table:formula="of:=[.F238]" office:value-type="float" office:value="505" calcext:value-type="float">
            <text:p>505</text:p>
          </table:table-cell>
        </table:table-row>
        <table:table-row table:style-name="ro2">
          <table:table-cell office:value-type="string" calcext:value-type="string">
            <text:p>Point (426768.65299928589956835 9138672.89035201258957386)</text:p>
          </table:table-cell>
          <table:table-cell office:value-type="float" office:value="372" calcext:value-type="float">
            <text:p>372</text:p>
          </table:table-cell>
          <table:table-cell office:value-type="float" office:value="473" calcext:value-type="float">
            <text:p>473</text:p>
          </table:table-cell>
          <table:table-cell office:value-type="float" office:value="426768.652999286" calcext:value-type="float">
            <text:p>426768.652999286</text:p>
          </table:table-cell>
          <table:table-cell office:value-type="float" office:value="9138672.89035201" calcext:value-type="float">
            <text:p>9138672.89035201</text:p>
          </table:table-cell>
          <table:table-cell office:value-type="float" office:value="473" calcext:value-type="float">
            <text:p>473</text:p>
          </table:table-cell>
          <table:table-cell table:formula="of:=[.D239]/100" office:value-type="float" office:value="4267.68652999286" calcext:value-type="float">
            <text:p>4267.68652999286</text:p>
          </table:table-cell>
          <table:table-cell table:formula="of:=[.E239]/100" office:value-type="float" office:value="91386.7289035201" calcext:value-type="float">
            <text:p>91386.7289035201</text:p>
          </table:table-cell>
          <table:table-cell table:formula="of:=[.F239]" office:value-type="float" office:value="473" calcext:value-type="float">
            <text:p>473</text:p>
          </table:table-cell>
        </table:table-row>
        <table:table-row table:style-name="ro2">
          <table:table-cell office:value-type="string" calcext:value-type="string">
            <text:p>Point (439530.64803426910657436 9171731.69066056422889233)</text:p>
          </table:table-cell>
          <table:table-cell office:value-type="float" office:value="373" calcext:value-type="float">
            <text:p>373</text:p>
          </table:table-cell>
          <table:table-cell office:value-type="float" office:value="941" calcext:value-type="float">
            <text:p>941</text:p>
          </table:table-cell>
          <table:table-cell office:value-type="float" office:value="439530.648034269" calcext:value-type="float">
            <text:p>439530.648034269</text:p>
          </table:table-cell>
          <table:table-cell office:value-type="float" office:value="9171731.69066056" calcext:value-type="float">
            <text:p>9171731.69066056</text:p>
          </table:table-cell>
          <table:table-cell office:value-type="float" office:value="941" calcext:value-type="float">
            <text:p>941</text:p>
          </table:table-cell>
          <table:table-cell table:formula="of:=[.D240]/100" office:value-type="float" office:value="4395.30648034269" calcext:value-type="float">
            <text:p>4395.30648034269</text:p>
          </table:table-cell>
          <table:table-cell table:formula="of:=[.E240]/100" office:value-type="float" office:value="91717.3169066056" calcext:value-type="float">
            <text:p>91717.3169066056</text:p>
          </table:table-cell>
          <table:table-cell table:formula="of:=[.F240]" office:value-type="float" office:value="941" calcext:value-type="float">
            <text:p>941</text:p>
          </table:table-cell>
        </table:table-row>
        <table:table-row table:style-name="ro2">
          <table:table-cell office:value-type="string" calcext:value-type="string">
            <text:p>Point (425652.99771672242786735 9180870.85244988091289997)</text:p>
          </table:table-cell>
          <table:table-cell office:value-type="float" office:value="650" calcext:value-type="float">
            <text:p>650</text:p>
          </table:table-cell>
          <table:table-cell office:value-type="float" office:value="934" calcext:value-type="float">
            <text:p>934</text:p>
          </table:table-cell>
          <table:table-cell office:value-type="float" office:value="425652.997716722" calcext:value-type="float">
            <text:p>425652.997716722</text:p>
          </table:table-cell>
          <table:table-cell office:value-type="float" office:value="9180870.85244988" calcext:value-type="float">
            <text:p>9180870.85244988</text:p>
          </table:table-cell>
          <table:table-cell office:value-type="float" office:value="934" calcext:value-type="float">
            <text:p>934</text:p>
          </table:table-cell>
          <table:table-cell table:formula="of:=[.D241]/100" office:value-type="float" office:value="4256.52997716722" calcext:value-type="float">
            <text:p>4256.52997716722</text:p>
          </table:table-cell>
          <table:table-cell table:formula="of:=[.E241]/100" office:value-type="float" office:value="91808.7085244988" calcext:value-type="float">
            <text:p>91808.7085244988</text:p>
          </table:table-cell>
          <table:table-cell table:formula="of:=[.F241]" office:value-type="float" office:value="934" calcext:value-type="float">
            <text:p>934</text:p>
          </table:table-cell>
        </table:table-row>
        <table:table-row table:style-name="ro2">
          <table:table-cell office:value-type="string" calcext:value-type="string">
            <text:p>Point (440996.84298957872670144 9170415.03378582186996937)</text:p>
          </table:table-cell>
          <table:table-cell office:value-type="float" office:value="651" calcext:value-type="float">
            <text:p>651</text:p>
          </table:table-cell>
          <table:table-cell office:value-type="float" office:value="930" calcext:value-type="float">
            <text:p>930</text:p>
          </table:table-cell>
          <table:table-cell office:value-type="float" office:value="440996.842989579" calcext:value-type="float">
            <text:p>440996.842989579</text:p>
          </table:table-cell>
          <table:table-cell office:value-type="float" office:value="9170415.03378582" calcext:value-type="float">
            <text:p>9170415.03378582</text:p>
          </table:table-cell>
          <table:table-cell office:value-type="float" office:value="930" calcext:value-type="float">
            <text:p>930</text:p>
          </table:table-cell>
          <table:table-cell table:formula="of:=[.D242]/100" office:value-type="float" office:value="4409.96842989579" calcext:value-type="float">
            <text:p>4409.96842989579</text:p>
          </table:table-cell>
          <table:table-cell table:formula="of:=[.E242]/100" office:value-type="float" office:value="91704.1503378582" calcext:value-type="float">
            <text:p>91704.1503378582</text:p>
          </table:table-cell>
          <table:table-cell table:formula="of:=[.F242]" office:value-type="float" office:value="930" calcext:value-type="float">
            <text:p>930</text:p>
          </table:table-cell>
        </table:table-row>
        <table:table-row table:style-name="ro2">
          <table:table-cell office:value-type="string" calcext:value-type="string">
            <text:p>Point (426470.32249983632937074 9177116.87628703378140926)</text:p>
          </table:table-cell>
          <table:table-cell office:value-type="float" office:value="648" calcext:value-type="float">
            <text:p>648</text:p>
          </table:table-cell>
          <table:table-cell office:value-type="float" office:value="949" calcext:value-type="float">
            <text:p>949</text:p>
          </table:table-cell>
          <table:table-cell office:value-type="float" office:value="426470.322499836" calcext:value-type="float">
            <text:p>426470.322499836</text:p>
          </table:table-cell>
          <table:table-cell office:value-type="float" office:value="9177116.87628703" calcext:value-type="float">
            <text:p>9177116.87628703</text:p>
          </table:table-cell>
          <table:table-cell office:value-type="float" office:value="949" calcext:value-type="float">
            <text:p>949</text:p>
          </table:table-cell>
          <table:table-cell table:formula="of:=[.D243]/100" office:value-type="float" office:value="4264.70322499836" calcext:value-type="float">
            <text:p>4264.70322499836</text:p>
          </table:table-cell>
          <table:table-cell table:formula="of:=[.E243]/100" office:value-type="float" office:value="91771.1687628703" calcext:value-type="float">
            <text:p>91771.1687628703</text:p>
          </table:table-cell>
          <table:table-cell table:formula="of:=[.F243]" office:value-type="float" office:value="949" calcext:value-type="float">
            <text:p>949</text:p>
          </table:table-cell>
        </table:table-row>
        <table:table-row table:style-name="ro2">
          <table:table-cell office:value-type="string" calcext:value-type="string">
            <text:p>Point (455529.50148797658039257 9157980.66750450618565083)</text:p>
          </table:table-cell>
          <table:table-cell office:value-type="float" office:value="649" calcext:value-type="float">
            <text:p>649</text:p>
          </table:table-cell>
          <table:table-cell office:value-type="float" office:value="708" calcext:value-type="float">
            <text:p>708</text:p>
          </table:table-cell>
          <table:table-cell office:value-type="float" office:value="455529.501487977" calcext:value-type="float">
            <text:p>455529.501487977</text:p>
          </table:table-cell>
          <table:table-cell office:value-type="float" office:value="9157980.66750451" calcext:value-type="float">
            <text:p>9157980.66750451</text:p>
          </table:table-cell>
          <table:table-cell office:value-type="float" office:value="708" calcext:value-type="float">
            <text:p>708</text:p>
          </table:table-cell>
          <table:table-cell table:formula="of:=[.D244]/100" office:value-type="float" office:value="4555.29501487977" calcext:value-type="float">
            <text:p>4555.29501487977</text:p>
          </table:table-cell>
          <table:table-cell table:formula="of:=[.E244]/100" office:value-type="float" office:value="91579.8066750451" calcext:value-type="float">
            <text:p>91579.8066750451</text:p>
          </table:table-cell>
          <table:table-cell table:formula="of:=[.F244]" office:value-type="float" office:value="708" calcext:value-type="float">
            <text:p>708</text:p>
          </table:table-cell>
        </table:table-row>
        <table:table-row table:style-name="ro2">
          <table:table-cell office:value-type="string" calcext:value-type="string">
            <text:p>Point (413679.42250279360450804 9166381.6058384645730257)</text:p>
          </table:table-cell>
          <table:table-cell office:value-type="float" office:value="654" calcext:value-type="float">
            <text:p>654</text:p>
          </table:table-cell>
          <table:table-cell office:value-type="float" office:value="559" calcext:value-type="float">
            <text:p>559</text:p>
          </table:table-cell>
          <table:table-cell office:value-type="float" office:value="413679.422502794" calcext:value-type="float">
            <text:p>413679.422502794</text:p>
          </table:table-cell>
          <table:table-cell office:value-type="float" office:value="9166381.60583847" calcext:value-type="float">
            <text:p>9166381.60583847</text:p>
          </table:table-cell>
          <table:table-cell office:value-type="float" office:value="559" calcext:value-type="float">
            <text:p>559</text:p>
          </table:table-cell>
          <table:table-cell table:formula="of:=[.D245]/100" office:value-type="float" office:value="4136.79422502794" calcext:value-type="float">
            <text:p>4136.79422502794</text:p>
          </table:table-cell>
          <table:table-cell table:formula="of:=[.E245]/100" office:value-type="float" office:value="91663.8160583847" calcext:value-type="float">
            <text:p>91663.8160583847</text:p>
          </table:table-cell>
          <table:table-cell table:formula="of:=[.F245]" office:value-type="float" office:value="559" calcext:value-type="float">
            <text:p>559</text:p>
          </table:table-cell>
        </table:table-row>
        <table:table-row table:style-name="ro2">
          <table:table-cell office:value-type="string" calcext:value-type="string">
            <text:p>Point (422408.71418984234333038 9138395.26240990497171879)</text:p>
          </table:table-cell>
          <table:table-cell office:value-type="float" office:value="655" calcext:value-type="float">
            <text:p>655</text:p>
          </table:table-cell>
          <table:table-cell office:value-type="float" office:value="494" calcext:value-type="float">
            <text:p>494</text:p>
          </table:table-cell>
          <table:table-cell office:value-type="float" office:value="422408.714189842" calcext:value-type="float">
            <text:p>422408.714189842</text:p>
          </table:table-cell>
          <table:table-cell office:value-type="float" office:value="9138395.2624099" calcext:value-type="float">
            <text:p>9138395.2624099</text:p>
          </table:table-cell>
          <table:table-cell office:value-type="float" office:value="494" calcext:value-type="float">
            <text:p>494</text:p>
          </table:table-cell>
          <table:table-cell table:formula="of:=[.D246]/100" office:value-type="float" office:value="4224.08714189842" calcext:value-type="float">
            <text:p>4224.08714189842</text:p>
          </table:table-cell>
          <table:table-cell table:formula="of:=[.E246]/100" office:value-type="float" office:value="91383.952624099" calcext:value-type="float">
            <text:p>91383.952624099</text:p>
          </table:table-cell>
          <table:table-cell table:formula="of:=[.F246]" office:value-type="float" office:value="494" calcext:value-type="float">
            <text:p>494</text:p>
          </table:table-cell>
        </table:table-row>
        <table:table-row table:style-name="ro2">
          <table:table-cell office:value-type="string" calcext:value-type="string">
            <text:p>Point (414402.60231791716068983 9165198.62613976746797562)</text:p>
          </table:table-cell>
          <table:table-cell office:value-type="float" office:value="652" calcext:value-type="float">
            <text:p>652</text:p>
          </table:table-cell>
          <table:table-cell office:value-type="float" office:value="530" calcext:value-type="float">
            <text:p>530</text:p>
          </table:table-cell>
          <table:table-cell office:value-type="float" office:value="414402.602317917" calcext:value-type="float">
            <text:p>414402.602317917</text:p>
          </table:table-cell>
          <table:table-cell office:value-type="float" office:value="9165198.62613977" calcext:value-type="float">
            <text:p>9165198.62613977</text:p>
          </table:table-cell>
          <table:table-cell office:value-type="float" office:value="530" calcext:value-type="float">
            <text:p>530</text:p>
          </table:table-cell>
          <table:table-cell table:formula="of:=[.D247]/100" office:value-type="float" office:value="4144.02602317917" calcext:value-type="float">
            <text:p>4144.02602317917</text:p>
          </table:table-cell>
          <table:table-cell table:formula="of:=[.E247]/100" office:value-type="float" office:value="91651.9862613977" calcext:value-type="float">
            <text:p>91651.9862613977</text:p>
          </table:table-cell>
          <table:table-cell table:formula="of:=[.F247]" office:value-type="float" office:value="530" calcext:value-type="float">
            <text:p>530</text:p>
          </table:table-cell>
        </table:table-row>
        <table:table-row table:style-name="ro2">
          <table:table-cell office:value-type="string" calcext:value-type="string">
            <text:p>Point (464626.46846815763274208 9140059.58783723600208759)</text:p>
          </table:table-cell>
          <table:table-cell office:value-type="float" office:value="653" calcext:value-type="float">
            <text:p>653</text:p>
          </table:table-cell>
          <table:table-cell office:value-type="float" office:value="489" calcext:value-type="float">
            <text:p>489</text:p>
          </table:table-cell>
          <table:table-cell office:value-type="float" office:value="464626.468468158" calcext:value-type="float">
            <text:p>464626.468468158</text:p>
          </table:table-cell>
          <table:table-cell office:value-type="float" office:value="9140059.58783724" calcext:value-type="float">
            <text:p>9140059.58783724</text:p>
          </table:table-cell>
          <table:table-cell office:value-type="float" office:value="489" calcext:value-type="float">
            <text:p>489</text:p>
          </table:table-cell>
          <table:table-cell table:formula="of:=[.D248]/100" office:value-type="float" office:value="4646.26468468158" calcext:value-type="float">
            <text:p>4646.26468468158</text:p>
          </table:table-cell>
          <table:table-cell table:formula="of:=[.E248]/100" office:value-type="float" office:value="91400.5958783724" calcext:value-type="float">
            <text:p>91400.5958783724</text:p>
          </table:table-cell>
          <table:table-cell table:formula="of:=[.F248]" office:value-type="float" office:value="489" calcext:value-type="float">
            <text:p>489</text:p>
          </table:table-cell>
        </table:table-row>
        <table:table-row table:style-name="ro2">
          <table:table-cell office:value-type="string" calcext:value-type="string">
            <text:p>Point (430722.88173580804141238 9158631.79197602905333042)</text:p>
          </table:table-cell>
          <table:table-cell office:value-type="float" office:value="642" calcext:value-type="float">
            <text:p>642</text:p>
          </table:table-cell>
          <table:table-cell office:value-type="float" office:value="485" calcext:value-type="float">
            <text:p>485</text:p>
          </table:table-cell>
          <table:table-cell office:value-type="float" office:value="430722.881735808" calcext:value-type="float">
            <text:p>430722.881735808</text:p>
          </table:table-cell>
          <table:table-cell office:value-type="float" office:value="9158631.79197603" calcext:value-type="float">
            <text:p>9158631.79197603</text:p>
          </table:table-cell>
          <table:table-cell office:value-type="float" office:value="485" calcext:value-type="float">
            <text:p>485</text:p>
          </table:table-cell>
          <table:table-cell table:formula="of:=[.D249]/100" office:value-type="float" office:value="4307.22881735808" calcext:value-type="float">
            <text:p>4307.22881735808</text:p>
          </table:table-cell>
          <table:table-cell table:formula="of:=[.E249]/100" office:value-type="float" office:value="91586.3179197603" calcext:value-type="float">
            <text:p>91586.3179197603</text:p>
          </table:table-cell>
          <table:table-cell table:formula="of:=[.F249]" office:value-type="float" office:value="485" calcext:value-type="float">
            <text:p>485</text:p>
          </table:table-cell>
        </table:table-row>
        <table:table-row table:style-name="ro2">
          <table:table-cell office:value-type="string" calcext:value-type="string">
            <text:p>Point (455023.74833070475142449 9164569.7984822541475296)</text:p>
          </table:table-cell>
          <table:table-cell office:value-type="float" office:value="643" calcext:value-type="float">
            <text:p>643</text:p>
          </table:table-cell>
          <table:table-cell office:value-type="float" office:value="920" calcext:value-type="float">
            <text:p>920</text:p>
          </table:table-cell>
          <table:table-cell office:value-type="float" office:value="455023.748330705" calcext:value-type="float">
            <text:p>455023.748330705</text:p>
          </table:table-cell>
          <table:table-cell office:value-type="float" office:value="9164569.79848226" calcext:value-type="float">
            <text:p>9164569.79848226</text:p>
          </table:table-cell>
          <table:table-cell office:value-type="float" office:value="920" calcext:value-type="float">
            <text:p>920</text:p>
          </table:table-cell>
          <table:table-cell table:formula="of:=[.D250]/100" office:value-type="float" office:value="4550.23748330705" calcext:value-type="float">
            <text:p>4550.23748330705</text:p>
          </table:table-cell>
          <table:table-cell table:formula="of:=[.E250]/100" office:value-type="float" office:value="91645.6979848226" calcext:value-type="float">
            <text:p>91645.6979848226</text:p>
          </table:table-cell>
          <table:table-cell table:formula="of:=[.F250]" office:value-type="float" office:value="920" calcext:value-type="float">
            <text:p>920</text:p>
          </table:table-cell>
        </table:table-row>
        <table:table-row table:style-name="ro2">
          <table:table-cell office:value-type="string" calcext:value-type="string">
            <text:p>Point (455145.66703344922279939 9151340.50530486181378365)</text:p>
          </table:table-cell>
          <table:table-cell office:value-type="float" office:value="640" calcext:value-type="float">
            <text:p>640</text:p>
          </table:table-cell>
          <table:table-cell office:value-type="float" office:value="538" calcext:value-type="float">
            <text:p>538</text:p>
          </table:table-cell>
          <table:table-cell office:value-type="float" office:value="455145.667033449" calcext:value-type="float">
            <text:p>455145.667033449</text:p>
          </table:table-cell>
          <table:table-cell office:value-type="float" office:value="9151340.50530486" calcext:value-type="float">
            <text:p>9151340.50530486</text:p>
          </table:table-cell>
          <table:table-cell office:value-type="float" office:value="538" calcext:value-type="float">
            <text:p>538</text:p>
          </table:table-cell>
          <table:table-cell table:formula="of:=[.D251]/100" office:value-type="float" office:value="4551.45667033449" calcext:value-type="float">
            <text:p>4551.45667033449</text:p>
          </table:table-cell>
          <table:table-cell table:formula="of:=[.E251]/100" office:value-type="float" office:value="91513.4050530486" calcext:value-type="float">
            <text:p>91513.4050530486</text:p>
          </table:table-cell>
          <table:table-cell table:formula="of:=[.F251]" office:value-type="float" office:value="538" calcext:value-type="float">
            <text:p>538</text:p>
          </table:table-cell>
        </table:table-row>
        <table:table-row table:style-name="ro2">
          <table:table-cell office:value-type="string" calcext:value-type="string">
            <text:p>Point (455914.45474063360597938 9135736.79285955242812634)</text:p>
          </table:table-cell>
          <table:table-cell office:value-type="float" office:value="641" calcext:value-type="float">
            <text:p>641</text:p>
          </table:table-cell>
          <table:table-cell office:value-type="float" office:value="468" calcext:value-type="float">
            <text:p>468</text:p>
          </table:table-cell>
          <table:table-cell office:value-type="float" office:value="455914.454740634" calcext:value-type="float">
            <text:p>455914.454740634</text:p>
          </table:table-cell>
          <table:table-cell office:value-type="float" office:value="9135736.79285955" calcext:value-type="float">
            <text:p>9135736.79285955</text:p>
          </table:table-cell>
          <table:table-cell office:value-type="float" office:value="468" calcext:value-type="float">
            <text:p>468</text:p>
          </table:table-cell>
          <table:table-cell table:formula="of:=[.D252]/100" office:value-type="float" office:value="4559.14454740634" calcext:value-type="float">
            <text:p>4559.14454740634</text:p>
          </table:table-cell>
          <table:table-cell table:formula="of:=[.E252]/100" office:value-type="float" office:value="91357.3679285955" calcext:value-type="float">
            <text:p>91357.3679285955</text:p>
          </table:table-cell>
          <table:table-cell table:formula="of:=[.F252]" office:value-type="float" office:value="468" calcext:value-type="float">
            <text:p>468</text:p>
          </table:table-cell>
        </table:table-row>
        <table:table-row table:style-name="ro2">
          <table:table-cell office:value-type="string" calcext:value-type="string">
            <text:p>Point (449440.44143497291952372 9149137.92675073444843292)</text:p>
          </table:table-cell>
          <table:table-cell office:value-type="float" office:value="646" calcext:value-type="float">
            <text:p>646</text:p>
          </table:table-cell>
          <table:table-cell office:value-type="float" office:value="486" calcext:value-type="float">
            <text:p>486</text:p>
          </table:table-cell>
          <table:table-cell office:value-type="float" office:value="449440.441434973" calcext:value-type="float">
            <text:p>449440.441434973</text:p>
          </table:table-cell>
          <table:table-cell office:value-type="float" office:value="9149137.92675073" calcext:value-type="float">
            <text:p>9149137.92675073</text:p>
          </table:table-cell>
          <table:table-cell office:value-type="float" office:value="486" calcext:value-type="float">
            <text:p>486</text:p>
          </table:table-cell>
          <table:table-cell table:formula="of:=[.D253]/100" office:value-type="float" office:value="4494.40441434973" calcext:value-type="float">
            <text:p>4494.40441434973</text:p>
          </table:table-cell>
          <table:table-cell table:formula="of:=[.E253]/100" office:value-type="float" office:value="91491.3792675073" calcext:value-type="float">
            <text:p>91491.3792675073</text:p>
          </table:table-cell>
          <table:table-cell table:formula="of:=[.F253]" office:value-type="float" office:value="486" calcext:value-type="float">
            <text:p>486</text:p>
          </table:table-cell>
        </table:table-row>
        <table:table-row table:style-name="ro2">
          <table:table-cell office:value-type="string" calcext:value-type="string">
            <text:p>Point (447313.49998973670881242 9164190.92550032585859299)</text:p>
          </table:table-cell>
          <table:table-cell office:value-type="float" office:value="647" calcext:value-type="float">
            <text:p>647</text:p>
          </table:table-cell>
          <table:table-cell office:value-type="float" office:value="951" calcext:value-type="float">
            <text:p>951</text:p>
          </table:table-cell>
          <table:table-cell office:value-type="float" office:value="447313.499989737" calcext:value-type="float">
            <text:p>447313.499989737</text:p>
          </table:table-cell>
          <table:table-cell office:value-type="float" office:value="9164190.92550033" calcext:value-type="float">
            <text:p>9164190.92550033</text:p>
          </table:table-cell>
          <table:table-cell office:value-type="float" office:value="951" calcext:value-type="float">
            <text:p>951</text:p>
          </table:table-cell>
          <table:table-cell table:formula="of:=[.D254]/100" office:value-type="float" office:value="4473.13499989737" calcext:value-type="float">
            <text:p>4473.13499989737</text:p>
          </table:table-cell>
          <table:table-cell table:formula="of:=[.E254]/100" office:value-type="float" office:value="91641.9092550033" calcext:value-type="float">
            <text:p>91641.9092550033</text:p>
          </table:table-cell>
          <table:table-cell table:formula="of:=[.F254]" office:value-type="float" office:value="951" calcext:value-type="float">
            <text:p>951</text:p>
          </table:table-cell>
        </table:table-row>
        <table:table-row table:style-name="ro2">
          <table:table-cell office:value-type="string" calcext:value-type="string">
            <text:p>Point (466694.03243634541286156 9128975.59372559376060963)</text:p>
          </table:table-cell>
          <table:table-cell office:value-type="float" office:value="644" calcext:value-type="float">
            <text:p>644</text:p>
          </table:table-cell>
          <table:table-cell office:value-type="float" office:value="465" calcext:value-type="float">
            <text:p>465</text:p>
          </table:table-cell>
          <table:table-cell office:value-type="float" office:value="466694.032436345" calcext:value-type="float">
            <text:p>466694.032436345</text:p>
          </table:table-cell>
          <table:table-cell office:value-type="float" office:value="9128975.59372559" calcext:value-type="float">
            <text:p>9128975.59372559</text:p>
          </table:table-cell>
          <table:table-cell office:value-type="float" office:value="465" calcext:value-type="float">
            <text:p>465</text:p>
          </table:table-cell>
          <table:table-cell table:formula="of:=[.D255]/100" office:value-type="float" office:value="4666.94032436345" calcext:value-type="float">
            <text:p>4666.94032436345</text:p>
          </table:table-cell>
          <table:table-cell table:formula="of:=[.E255]/100" office:value-type="float" office:value="91289.7559372559" calcext:value-type="float">
            <text:p>91289.7559372559</text:p>
          </table:table-cell>
          <table:table-cell table:formula="of:=[.F255]" office:value-type="float" office:value="465" calcext:value-type="float">
            <text:p>465</text:p>
          </table:table-cell>
        </table:table-row>
        <table:table-row table:style-name="ro2">
          <table:table-cell office:value-type="string" calcext:value-type="string">
            <text:p>Point (419837.73532071965746582 9149876.05494489148259163)</text:p>
          </table:table-cell>
          <table:table-cell office:value-type="float" office:value="645" calcext:value-type="float">
            <text:p>645</text:p>
          </table:table-cell>
          <table:table-cell office:value-type="float" office:value="462" calcext:value-type="float">
            <text:p>462</text:p>
          </table:table-cell>
          <table:table-cell office:value-type="float" office:value="419837.73532072" calcext:value-type="float">
            <text:p>419837.73532072</text:p>
          </table:table-cell>
          <table:table-cell office:value-type="float" office:value="9149876.05494489" calcext:value-type="float">
            <text:p>9149876.05494489</text:p>
          </table:table-cell>
          <table:table-cell office:value-type="float" office:value="462" calcext:value-type="float">
            <text:p>462</text:p>
          </table:table-cell>
          <table:table-cell table:formula="of:=[.D256]/100" office:value-type="float" office:value="4198.3773532072" calcext:value-type="float">
            <text:p>4198.3773532072</text:p>
          </table:table-cell>
          <table:table-cell table:formula="of:=[.E256]/100" office:value-type="float" office:value="91498.7605494489" calcext:value-type="float">
            <text:p>91498.7605494489</text:p>
          </table:table-cell>
          <table:table-cell table:formula="of:=[.F256]" office:value-type="float" office:value="462" calcext:value-type="float">
            <text:p>462</text:p>
          </table:table-cell>
        </table:table-row>
        <table:table-row table:style-name="ro2">
          <table:table-cell office:value-type="string" calcext:value-type="string">
            <text:p>Point (430757.35159707511775196 9140273.8581764567643404)</text:p>
          </table:table-cell>
          <table:table-cell office:value-type="float" office:value="666" calcext:value-type="float">
            <text:p>666</text:p>
          </table:table-cell>
          <table:table-cell office:value-type="float" office:value="492" calcext:value-type="float">
            <text:p>492</text:p>
          </table:table-cell>
          <table:table-cell office:value-type="float" office:value="430757.351597075" calcext:value-type="float">
            <text:p>430757.351597075</text:p>
          </table:table-cell>
          <table:table-cell office:value-type="float" office:value="9140273.85817646" calcext:value-type="float">
            <text:p>9140273.85817646</text:p>
          </table:table-cell>
          <table:table-cell office:value-type="float" office:value="492" calcext:value-type="float">
            <text:p>492</text:p>
          </table:table-cell>
          <table:table-cell table:formula="of:=[.D257]/100" office:value-type="float" office:value="4307.57351597075" calcext:value-type="float">
            <text:p>4307.57351597075</text:p>
          </table:table-cell>
          <table:table-cell table:formula="of:=[.E257]/100" office:value-type="float" office:value="91402.7385817646" calcext:value-type="float">
            <text:p>91402.7385817646</text:p>
          </table:table-cell>
          <table:table-cell table:formula="of:=[.F257]" office:value-type="float" office:value="492" calcext:value-type="float">
            <text:p>492</text:p>
          </table:table-cell>
        </table:table-row>
        <table:table-row table:style-name="ro2">
          <table:table-cell office:value-type="string" calcext:value-type="string">
            <text:p>Point (439739.68300538929179311 9129622.73445411399006844)</text:p>
          </table:table-cell>
          <table:table-cell office:value-type="float" office:value="667" calcext:value-type="float">
            <text:p>667</text:p>
          </table:table-cell>
          <table:table-cell office:value-type="float" office:value="434" calcext:value-type="float">
            <text:p>434</text:p>
          </table:table-cell>
          <table:table-cell office:value-type="float" office:value="439739.683005389" calcext:value-type="float">
            <text:p>439739.683005389</text:p>
          </table:table-cell>
          <table:table-cell office:value-type="float" office:value="9129622.73445412" calcext:value-type="float">
            <text:p>9129622.73445412</text:p>
          </table:table-cell>
          <table:table-cell office:value-type="float" office:value="434" calcext:value-type="float">
            <text:p>434</text:p>
          </table:table-cell>
          <table:table-cell table:formula="of:=[.D258]/100" office:value-type="float" office:value="4397.39683005389" calcext:value-type="float">
            <text:p>4397.39683005389</text:p>
          </table:table-cell>
          <table:table-cell table:formula="of:=[.E258]/100" office:value-type="float" office:value="91296.2273445412" calcext:value-type="float">
            <text:p>91296.2273445412</text:p>
          </table:table-cell>
          <table:table-cell table:formula="of:=[.F258]" office:value-type="float" office:value="434" calcext:value-type="float">
            <text:p>434</text:p>
          </table:table-cell>
        </table:table-row>
        <table:table-row table:style-name="ro2">
          <table:table-cell office:value-type="string" calcext:value-type="string">
            <text:p>Point (449033.96089144103461877 9169742.91076422482728958)</text:p>
          </table:table-cell>
          <table:table-cell office:value-type="float" office:value="664" calcext:value-type="float">
            <text:p>664</text:p>
          </table:table-cell>
          <table:table-cell office:value-type="float" office:value="951" calcext:value-type="float">
            <text:p>951</text:p>
          </table:table-cell>
          <table:table-cell office:value-type="float" office:value="449033.960891441" calcext:value-type="float">
            <text:p>449033.960891441</text:p>
          </table:table-cell>
          <table:table-cell office:value-type="float" office:value="9169742.91076422" calcext:value-type="float">
            <text:p>9169742.91076422</text:p>
          </table:table-cell>
          <table:table-cell office:value-type="float" office:value="951" calcext:value-type="float">
            <text:p>951</text:p>
          </table:table-cell>
          <table:table-cell table:formula="of:=[.D259]/100" office:value-type="float" office:value="4490.33960891441" calcext:value-type="float">
            <text:p>4490.33960891441</text:p>
          </table:table-cell>
          <table:table-cell table:formula="of:=[.E259]/100" office:value-type="float" office:value="91697.4291076423" calcext:value-type="float">
            <text:p>91697.4291076423</text:p>
          </table:table-cell>
          <table:table-cell table:formula="of:=[.F259]" office:value-type="float" office:value="951" calcext:value-type="float">
            <text:p>951</text:p>
          </table:table-cell>
        </table:table-row>
        <table:table-row table:style-name="ro2">
          <table:table-cell office:value-type="string" calcext:value-type="string">
            <text:p>Point (440126.40543781669111922 9139617.31268731132149696)</text:p>
          </table:table-cell>
          <table:table-cell office:value-type="float" office:value="665" calcext:value-type="float">
            <text:p>665</text:p>
          </table:table-cell>
          <table:table-cell office:value-type="float" office:value="472" calcext:value-type="float">
            <text:p>472</text:p>
          </table:table-cell>
          <table:table-cell office:value-type="float" office:value="440126.405437817" calcext:value-type="float">
            <text:p>440126.405437817</text:p>
          </table:table-cell>
          <table:table-cell office:value-type="float" office:value="9139617.31268731" calcext:value-type="float">
            <text:p>9139617.31268731</text:p>
          </table:table-cell>
          <table:table-cell office:value-type="float" office:value="472" calcext:value-type="float">
            <text:p>472</text:p>
          </table:table-cell>
          <table:table-cell table:formula="of:=[.D260]/100" office:value-type="float" office:value="4401.26405437817" calcext:value-type="float">
            <text:p>4401.26405437817</text:p>
          </table:table-cell>
          <table:table-cell table:formula="of:=[.E260]/100" office:value-type="float" office:value="91396.1731268731" calcext:value-type="float">
            <text:p>91396.1731268731</text:p>
          </table:table-cell>
          <table:table-cell table:formula="of:=[.F260]" office:value-type="float" office:value="472" calcext:value-type="float">
            <text:p>472</text:p>
          </table:table-cell>
        </table:table-row>
        <table:table-row table:style-name="ro2">
          <table:table-cell office:value-type="string" calcext:value-type="string">
            <text:p>Point (441201.40258955332683399 9138315.63068674132227898)</text:p>
          </table:table-cell>
          <table:table-cell office:value-type="float" office:value="670" calcext:value-type="float">
            <text:p>670</text:p>
          </table:table-cell>
          <table:table-cell office:value-type="float" office:value="459" calcext:value-type="float">
            <text:p>459</text:p>
          </table:table-cell>
          <table:table-cell office:value-type="float" office:value="441201.402589553" calcext:value-type="float">
            <text:p>441201.402589553</text:p>
          </table:table-cell>
          <table:table-cell office:value-type="float" office:value="9138315.63068674" calcext:value-type="float">
            <text:p>9138315.63068674</text:p>
          </table:table-cell>
          <table:table-cell office:value-type="float" office:value="459" calcext:value-type="float">
            <text:p>459</text:p>
          </table:table-cell>
          <table:table-cell table:formula="of:=[.D261]/100" office:value-type="float" office:value="4412.01402589553" calcext:value-type="float">
            <text:p>4412.01402589553</text:p>
          </table:table-cell>
          <table:table-cell table:formula="of:=[.E261]/100" office:value-type="float" office:value="91383.1563068674" calcext:value-type="float">
            <text:p>91383.1563068674</text:p>
          </table:table-cell>
          <table:table-cell table:formula="of:=[.F261]" office:value-type="float" office:value="459" calcext:value-type="float">
            <text:p>459</text:p>
          </table:table-cell>
        </table:table-row>
        <table:table-row table:style-name="ro2">
          <table:table-cell office:value-type="string" calcext:value-type="string">
            <text:p>Point (434332.01484136324143037 9146748.19394242390990257)</text:p>
          </table:table-cell>
          <table:table-cell office:value-type="float" office:value="671" calcext:value-type="float">
            <text:p>671</text:p>
          </table:table-cell>
          <table:table-cell office:value-type="float" office:value="462" calcext:value-type="float">
            <text:p>462</text:p>
          </table:table-cell>
          <table:table-cell office:value-type="float" office:value="434332.014841363" calcext:value-type="float">
            <text:p>434332.014841363</text:p>
          </table:table-cell>
          <table:table-cell office:value-type="float" office:value="9146748.19394242" calcext:value-type="float">
            <text:p>9146748.19394242</text:p>
          </table:table-cell>
          <table:table-cell office:value-type="float" office:value="462" calcext:value-type="float">
            <text:p>462</text:p>
          </table:table-cell>
          <table:table-cell table:formula="of:=[.D262]/100" office:value-type="float" office:value="4343.32014841363" calcext:value-type="float">
            <text:p>4343.32014841363</text:p>
          </table:table-cell>
          <table:table-cell table:formula="of:=[.E262]/100" office:value-type="float" office:value="91467.4819394242" calcext:value-type="float">
            <text:p>91467.4819394242</text:p>
          </table:table-cell>
          <table:table-cell table:formula="of:=[.F262]" office:value-type="float" office:value="462" calcext:value-type="float">
            <text:p>462</text:p>
          </table:table-cell>
        </table:table-row>
        <table:table-row table:style-name="ro2">
          <table:table-cell office:value-type="string" calcext:value-type="string">
            <text:p>Point (415680.6509021376259625 9163847.43344592116773129)</text:p>
          </table:table-cell>
          <table:table-cell office:value-type="float" office:value="668" calcext:value-type="float">
            <text:p>668</text:p>
          </table:table-cell>
          <table:table-cell office:value-type="float" office:value="523" calcext:value-type="float">
            <text:p>523</text:p>
          </table:table-cell>
          <table:table-cell office:value-type="float" office:value="415680.650902138" calcext:value-type="float">
            <text:p>415680.650902138</text:p>
          </table:table-cell>
          <table:table-cell office:value-type="float" office:value="9163847.43344592" calcext:value-type="float">
            <text:p>9163847.43344592</text:p>
          </table:table-cell>
          <table:table-cell office:value-type="float" office:value="523" calcext:value-type="float">
            <text:p>523</text:p>
          </table:table-cell>
          <table:table-cell table:formula="of:=[.D263]/100" office:value-type="float" office:value="4156.80650902138" calcext:value-type="float">
            <text:p>4156.80650902138</text:p>
          </table:table-cell>
          <table:table-cell table:formula="of:=[.E263]/100" office:value-type="float" office:value="91638.4743344592" calcext:value-type="float">
            <text:p>91638.4743344592</text:p>
          </table:table-cell>
          <table:table-cell table:formula="of:=[.F263]" office:value-type="float" office:value="523" calcext:value-type="float">
            <text:p>523</text:p>
          </table:table-cell>
        </table:table-row>
        <table:table-row table:style-name="ro2">
          <table:table-cell office:value-type="string" calcext:value-type="string">
            <text:p>Point (416112.36301516048843041 9131312.1385867353528738)</text:p>
          </table:table-cell>
          <table:table-cell office:value-type="float" office:value="669" calcext:value-type="float">
            <text:p>669</text:p>
          </table:table-cell>
          <table:table-cell office:value-type="float" office:value="452" calcext:value-type="float">
            <text:p>452</text:p>
          </table:table-cell>
          <table:table-cell office:value-type="float" office:value="416112.36301516" calcext:value-type="float">
            <text:p>416112.36301516</text:p>
          </table:table-cell>
          <table:table-cell office:value-type="float" office:value="9131312.13858674" calcext:value-type="float">
            <text:p>9131312.13858674</text:p>
          </table:table-cell>
          <table:table-cell office:value-type="float" office:value="452" calcext:value-type="float">
            <text:p>452</text:p>
          </table:table-cell>
          <table:table-cell table:formula="of:=[.D264]/100" office:value-type="float" office:value="4161.1236301516" calcext:value-type="float">
            <text:p>4161.1236301516</text:p>
          </table:table-cell>
          <table:table-cell table:formula="of:=[.E264]/100" office:value-type="float" office:value="91313.1213858674" calcext:value-type="float">
            <text:p>91313.1213858674</text:p>
          </table:table-cell>
          <table:table-cell table:formula="of:=[.F264]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Point (425512.60598617990035564 9135728.49329613521695137)</text:p>
          </table:table-cell>
          <table:table-cell office:value-type="float" office:value="658" calcext:value-type="float">
            <text:p>658</text:p>
          </table:table-cell>
          <table:table-cell office:value-type="float" office:value="466" calcext:value-type="float">
            <text:p>466</text:p>
          </table:table-cell>
          <table:table-cell office:value-type="float" office:value="425512.60598618" calcext:value-type="float">
            <text:p>425512.60598618</text:p>
          </table:table-cell>
          <table:table-cell office:value-type="float" office:value="9135728.49329614" calcext:value-type="float">
            <text:p>9135728.49329614</text:p>
          </table:table-cell>
          <table:table-cell office:value-type="float" office:value="466" calcext:value-type="float">
            <text:p>466</text:p>
          </table:table-cell>
          <table:table-cell table:formula="of:=[.D265]/100" office:value-type="float" office:value="4255.1260598618" calcext:value-type="float">
            <text:p>4255.1260598618</text:p>
          </table:table-cell>
          <table:table-cell table:formula="of:=[.E265]/100" office:value-type="float" office:value="91357.2849329614" calcext:value-type="float">
            <text:p>91357.2849329614</text:p>
          </table:table-cell>
          <table:table-cell table:formula="of:=[.F265]" office:value-type="float" office:value="466" calcext:value-type="float">
            <text:p>466</text:p>
          </table:table-cell>
        </table:table-row>
        <table:table-row table:style-name="ro2">
          <table:table-cell office:value-type="string" calcext:value-type="string">
            <text:p>Point (424973.30856797518208623 9174430.1577320508658886)</text:p>
          </table:table-cell>
          <table:table-cell office:value-type="float" office:value="659" calcext:value-type="float">
            <text:p>659</text:p>
          </table:table-cell>
          <table:table-cell office:value-type="float" office:value="799" calcext:value-type="float">
            <text:p>799</text:p>
          </table:table-cell>
          <table:table-cell office:value-type="float" office:value="424973.308567975" calcext:value-type="float">
            <text:p>424973.308567975</text:p>
          </table:table-cell>
          <table:table-cell office:value-type="float" office:value="9174430.15773205" calcext:value-type="float">
            <text:p>9174430.15773205</text:p>
          </table:table-cell>
          <table:table-cell office:value-type="float" office:value="799" calcext:value-type="float">
            <text:p>799</text:p>
          </table:table-cell>
          <table:table-cell table:formula="of:=[.D266]/100" office:value-type="float" office:value="4249.73308567975" calcext:value-type="float">
            <text:p>4249.73308567975</text:p>
          </table:table-cell>
          <table:table-cell table:formula="of:=[.E266]/100" office:value-type="float" office:value="91744.3015773205" calcext:value-type="float">
            <text:p>91744.3015773205</text:p>
          </table:table-cell>
          <table:table-cell table:formula="of:=[.F266]" office:value-type="float" office:value="799" calcext:value-type="float">
            <text:p>799</text:p>
          </table:table-cell>
        </table:table-row>
        <table:table-row table:style-name="ro2">
          <table:table-cell office:value-type="string" calcext:value-type="string">
            <text:p>Point (454223.8149032726068981 9164957.02746481634676456)</text:p>
          </table:table-cell>
          <table:table-cell office:value-type="float" office:value="656" calcext:value-type="float">
            <text:p>656</text:p>
          </table:table-cell>
          <table:table-cell office:value-type="float" office:value="913" calcext:value-type="float">
            <text:p>913</text:p>
          </table:table-cell>
          <table:table-cell office:value-type="float" office:value="454223.814903273" calcext:value-type="float">
            <text:p>454223.814903273</text:p>
          </table:table-cell>
          <table:table-cell office:value-type="float" office:value="9164957.02746482" calcext:value-type="float">
            <text:p>9164957.02746482</text:p>
          </table:table-cell>
          <table:table-cell office:value-type="float" office:value="913" calcext:value-type="float">
            <text:p>913</text:p>
          </table:table-cell>
          <table:table-cell table:formula="of:=[.D267]/100" office:value-type="float" office:value="4542.23814903273" calcext:value-type="float">
            <text:p>4542.23814903273</text:p>
          </table:table-cell>
          <table:table-cell table:formula="of:=[.E267]/100" office:value-type="float" office:value="91649.5702746482" calcext:value-type="float">
            <text:p>91649.5702746482</text:p>
          </table:table-cell>
          <table:table-cell table:formula="of:=[.F267]" office:value-type="float" office:value="913" calcext:value-type="float">
            <text:p>913</text:p>
          </table:table-cell>
        </table:table-row>
        <table:table-row table:style-name="ro2">
          <table:table-cell office:value-type="string" calcext:value-type="string">
            <text:p>Point (416617.48399548575980589 9151823.09274005889892578)</text:p>
          </table:table-cell>
          <table:table-cell office:value-type="float" office:value="657" calcext:value-type="float">
            <text:p>657</text:p>
          </table:table-cell>
          <table:table-cell office:value-type="float" office:value="463" calcext:value-type="float">
            <text:p>463</text:p>
          </table:table-cell>
          <table:table-cell office:value-type="float" office:value="416617.483995486" calcext:value-type="float">
            <text:p>416617.483995486</text:p>
          </table:table-cell>
          <table:table-cell office:value-type="float" office:value="9151823.09274006" calcext:value-type="float">
            <text:p>9151823.09274006</text:p>
          </table:table-cell>
          <table:table-cell office:value-type="float" office:value="463" calcext:value-type="float">
            <text:p>463</text:p>
          </table:table-cell>
          <table:table-cell table:formula="of:=[.D268]/100" office:value-type="float" office:value="4166.17483995486" calcext:value-type="float">
            <text:p>4166.17483995486</text:p>
          </table:table-cell>
          <table:table-cell table:formula="of:=[.E268]/100" office:value-type="float" office:value="91518.2309274006" calcext:value-type="float">
            <text:p>91518.2309274006</text:p>
          </table:table-cell>
          <table:table-cell table:formula="of:=[.F268]" office:value-type="float" office:value="463" calcext:value-type="float">
            <text:p>463</text:p>
          </table:table-cell>
        </table:table-row>
        <table:table-row table:style-name="ro2">
          <table:table-cell office:value-type="string" calcext:value-type="string">
            <text:p>Point (415293.86504059407161549 9164120.06451522931456566)</text:p>
          </table:table-cell>
          <table:table-cell office:value-type="float" office:value="662" calcext:value-type="float">
            <text:p>662</text:p>
          </table:table-cell>
          <table:table-cell office:value-type="float" office:value="525" calcext:value-type="float">
            <text:p>525</text:p>
          </table:table-cell>
          <table:table-cell office:value-type="float" office:value="415293.865040594" calcext:value-type="float">
            <text:p>415293.865040594</text:p>
          </table:table-cell>
          <table:table-cell office:value-type="float" office:value="9164120.06451523" calcext:value-type="float">
            <text:p>9164120.06451523</text:p>
          </table:table-cell>
          <table:table-cell office:value-type="float" office:value="525" calcext:value-type="float">
            <text:p>525</text:p>
          </table:table-cell>
          <table:table-cell table:formula="of:=[.D269]/100" office:value-type="float" office:value="4152.93865040594" calcext:value-type="float">
            <text:p>4152.93865040594</text:p>
          </table:table-cell>
          <table:table-cell table:formula="of:=[.E269]/100" office:value-type="float" office:value="91641.2006451523" calcext:value-type="float">
            <text:p>91641.2006451523</text:p>
          </table:table-cell>
          <table:table-cell table:formula="of:=[.F269]" office:value-type="float" office:value="525" calcext:value-type="float">
            <text:p>525</text:p>
          </table:table-cell>
        </table:table-row>
        <table:table-row table:style-name="ro2">
          <table:table-cell office:value-type="string" calcext:value-type="string">
            <text:p>Point (451176.61905486136674881 9131090.65227337554097176)</text:p>
          </table:table-cell>
          <table:table-cell office:value-type="float" office:value="663" calcext:value-type="float">
            <text:p>663</text:p>
          </table:table-cell>
          <table:table-cell office:value-type="float" office:value="439" calcext:value-type="float">
            <text:p>439</text:p>
          </table:table-cell>
          <table:table-cell office:value-type="float" office:value="451176.619054861" calcext:value-type="float">
            <text:p>451176.619054861</text:p>
          </table:table-cell>
          <table:table-cell office:value-type="float" office:value="9131090.65227338" calcext:value-type="float">
            <text:p>9131090.65227338</text:p>
          </table:table-cell>
          <table:table-cell office:value-type="float" office:value="439" calcext:value-type="float">
            <text:p>439</text:p>
          </table:table-cell>
          <table:table-cell table:formula="of:=[.D270]/100" office:value-type="float" office:value="4511.76619054861" calcext:value-type="float">
            <text:p>4511.76619054861</text:p>
          </table:table-cell>
          <table:table-cell table:formula="of:=[.E270]/100" office:value-type="float" office:value="91310.9065227338" calcext:value-type="float">
            <text:p>91310.9065227338</text:p>
          </table:table-cell>
          <table:table-cell table:formula="of:=[.F270]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Point (432916.32518879725830629 9176997.02037209458649158)</text:p>
          </table:table-cell>
          <table:table-cell office:value-type="float" office:value="660" calcext:value-type="float">
            <text:p>660</text:p>
          </table:table-cell>
          <table:table-cell office:value-type="float" office:value="954" calcext:value-type="float">
            <text:p>954</text:p>
          </table:table-cell>
          <table:table-cell office:value-type="float" office:value="432916.325188797" calcext:value-type="float">
            <text:p>432916.325188797</text:p>
          </table:table-cell>
          <table:table-cell office:value-type="float" office:value="9176997.0203721" calcext:value-type="float">
            <text:p>9176997.0203721</text:p>
          </table:table-cell>
          <table:table-cell office:value-type="float" office:value="954" calcext:value-type="float">
            <text:p>954</text:p>
          </table:table-cell>
          <table:table-cell table:formula="of:=[.D271]/100" office:value-type="float" office:value="4329.16325188797" calcext:value-type="float">
            <text:p>4329.16325188797</text:p>
          </table:table-cell>
          <table:table-cell table:formula="of:=[.E271]/100" office:value-type="float" office:value="91769.970203721" calcext:value-type="float">
            <text:p>91769.970203721</text:p>
          </table:table-cell>
          <table:table-cell table:formula="of:=[.F271]" office:value-type="float" office:value="954" calcext:value-type="float">
            <text:p>954</text:p>
          </table:table-cell>
        </table:table-row>
        <table:table-row table:style-name="ro2">
          <table:table-cell office:value-type="string" calcext:value-type="string">
            <text:p>Point (464601.54712170525453985 9156824.79137143678963184)</text:p>
          </table:table-cell>
          <table:table-cell office:value-type="float" office:value="661" calcext:value-type="float">
            <text:p>661</text:p>
          </table:table-cell>
          <table:table-cell office:value-type="float" office:value="925" calcext:value-type="float">
            <text:p>925</text:p>
          </table:table-cell>
          <table:table-cell office:value-type="float" office:value="464601.547121705" calcext:value-type="float">
            <text:p>464601.547121705</text:p>
          </table:table-cell>
          <table:table-cell office:value-type="float" office:value="9156824.79137144" calcext:value-type="float">
            <text:p>9156824.79137144</text:p>
          </table:table-cell>
          <table:table-cell office:value-type="float" office:value="925" calcext:value-type="float">
            <text:p>925</text:p>
          </table:table-cell>
          <table:table-cell table:formula="of:=[.D272]/100" office:value-type="float" office:value="4646.01547121705" calcext:value-type="float">
            <text:p>4646.01547121705</text:p>
          </table:table-cell>
          <table:table-cell table:formula="of:=[.E272]/100" office:value-type="float" office:value="91568.2479137144" calcext:value-type="float">
            <text:p>91568.2479137144</text:p>
          </table:table-cell>
          <table:table-cell table:formula="of:=[.F272]" office:value-type="float" office:value="925" calcext:value-type="float">
            <text:p>925</text:p>
          </table:table-cell>
        </table:table-row>
        <table:table-row table:style-name="ro2">
          <table:table-cell office:value-type="string" calcext:value-type="string">
            <text:p>Point (445597.03930560947628692 9136774.90892798639833927)</text:p>
          </table:table-cell>
          <table:table-cell office:value-type="float" office:value="682" calcext:value-type="float">
            <text:p>682</text:p>
          </table:table-cell>
          <table:table-cell office:value-type="float" office:value="487" calcext:value-type="float">
            <text:p>487</text:p>
          </table:table-cell>
          <table:table-cell office:value-type="float" office:value="445597.03930561" calcext:value-type="float">
            <text:p>445597.03930561</text:p>
          </table:table-cell>
          <table:table-cell office:value-type="float" office:value="9136774.90892799" calcext:value-type="float">
            <text:p>9136774.90892799</text:p>
          </table:table-cell>
          <table:table-cell office:value-type="float" office:value="487" calcext:value-type="float">
            <text:p>487</text:p>
          </table:table-cell>
          <table:table-cell table:formula="of:=[.D273]/100" office:value-type="float" office:value="4455.97039305609" calcext:value-type="float">
            <text:p>4455.97039305609</text:p>
          </table:table-cell>
          <table:table-cell table:formula="of:=[.E273]/100" office:value-type="float" office:value="91367.7490892799" calcext:value-type="float">
            <text:p>91367.7490892799</text:p>
          </table:table-cell>
          <table:table-cell table:formula="of:=[.F273]" office:value-type="float" office:value="487" calcext:value-type="float">
            <text:p>487</text:p>
          </table:table-cell>
        </table:table-row>
        <table:table-row table:style-name="ro2">
          <table:table-cell office:value-type="string" calcext:value-type="string">
            <text:p>Point (432797.22789728984935209 9174468.02789621986448765)</text:p>
          </table:table-cell>
          <table:table-cell office:value-type="float" office:value="683" calcext:value-type="float">
            <text:p>683</text:p>
          </table:table-cell>
          <table:table-cell office:value-type="float" office:value="974" calcext:value-type="float">
            <text:p>974</text:p>
          </table:table-cell>
          <table:table-cell office:value-type="float" office:value="432797.22789729" calcext:value-type="float">
            <text:p>432797.22789729</text:p>
          </table:table-cell>
          <table:table-cell office:value-type="float" office:value="9174468.02789622" calcext:value-type="float">
            <text:p>9174468.02789622</text:p>
          </table:table-cell>
          <table:table-cell office:value-type="float" office:value="974" calcext:value-type="float">
            <text:p>974</text:p>
          </table:table-cell>
          <table:table-cell table:formula="of:=[.D274]/100" office:value-type="float" office:value="4327.9722789729" calcext:value-type="float">
            <text:p>4327.9722789729</text:p>
          </table:table-cell>
          <table:table-cell table:formula="of:=[.E274]/100" office:value-type="float" office:value="91744.6802789622" calcext:value-type="float">
            <text:p>91744.6802789622</text:p>
          </table:table-cell>
          <table:table-cell table:formula="of:=[.F274]" office:value-type="float" office:value="974" calcext:value-type="float">
            <text:p>974</text:p>
          </table:table-cell>
        </table:table-row>
        <table:table-row table:style-name="ro2">
          <table:table-cell office:value-type="string" calcext:value-type="string">
            <text:p>Point (427456.80088309547863901 9146311.70376766473054886)</text:p>
          </table:table-cell>
          <table:table-cell office:value-type="float" office:value="680" calcext:value-type="float">
            <text:p>680</text:p>
          </table:table-cell>
          <table:table-cell office:value-type="float" office:value="460" calcext:value-type="float">
            <text:p>460</text:p>
          </table:table-cell>
          <table:table-cell office:value-type="float" office:value="427456.800883096" calcext:value-type="float">
            <text:p>427456.800883096</text:p>
          </table:table-cell>
          <table:table-cell office:value-type="float" office:value="9146311.70376767" calcext:value-type="float">
            <text:p>9146311.70376767</text:p>
          </table:table-cell>
          <table:table-cell office:value-type="float" office:value="460" calcext:value-type="float">
            <text:p>460</text:p>
          </table:table-cell>
          <table:table-cell table:formula="of:=[.D275]/100" office:value-type="float" office:value="4274.56800883096" calcext:value-type="float">
            <text:p>4274.56800883096</text:p>
          </table:table-cell>
          <table:table-cell table:formula="of:=[.E275]/100" office:value-type="float" office:value="91463.1170376767" calcext:value-type="float">
            <text:p>91463.1170376767</text:p>
          </table:table-cell>
          <table:table-cell table:formula="of:=[.F275]" office:value-type="float" office:value="460" calcext:value-type="float">
            <text:p>460</text:p>
          </table:table-cell>
        </table:table-row>
        <table:table-row table:style-name="ro2">
          <table:table-cell office:value-type="string" calcext:value-type="string">
            <text:p>Point (467902.60718180949334055 9183103.24793487414717674)</text:p>
          </table:table-cell>
          <table:table-cell office:value-type="float" office:value="681" calcext:value-type="float">
            <text:p>681</text:p>
          </table:table-cell>
          <table:table-cell office:value-type="float" office:value="928" calcext:value-type="float">
            <text:p>928</text:p>
          </table:table-cell>
          <table:table-cell office:value-type="float" office:value="467902.60718181" calcext:value-type="float">
            <text:p>467902.60718181</text:p>
          </table:table-cell>
          <table:table-cell office:value-type="float" office:value="9183103.24793487" calcext:value-type="float">
            <text:p>9183103.24793487</text:p>
          </table:table-cell>
          <table:table-cell office:value-type="float" office:value="928" calcext:value-type="float">
            <text:p>928</text:p>
          </table:table-cell>
          <table:table-cell table:formula="of:=[.D276]/100" office:value-type="float" office:value="4679.0260718181" calcext:value-type="float">
            <text:p>4679.0260718181</text:p>
          </table:table-cell>
          <table:table-cell table:formula="of:=[.E276]/100" office:value-type="float" office:value="91831.0324793487" calcext:value-type="float">
            <text:p>91831.0324793487</text:p>
          </table:table-cell>
          <table:table-cell table:formula="of:=[.F276]" office:value-type="float" office:value="928" calcext:value-type="float">
            <text:p>928</text:p>
          </table:table-cell>
        </table:table-row>
        <table:table-row table:style-name="ro2">
          <table:table-cell office:value-type="string" calcext:value-type="string">
            <text:p>Point (417015.13928463694173843 9142533.1215061042457819)</text:p>
          </table:table-cell>
          <table:table-cell office:value-type="float" office:value="686" calcext:value-type="float">
            <text:p>686</text:p>
          </table:table-cell>
          <table:table-cell office:value-type="float" office:value="490" calcext:value-type="float">
            <text:p>490</text:p>
          </table:table-cell>
          <table:table-cell office:value-type="float" office:value="417015.139284637" calcext:value-type="float">
            <text:p>417015.139284637</text:p>
          </table:table-cell>
          <table:table-cell office:value-type="float" office:value="9142533.12150611" calcext:value-type="float">
            <text:p>9142533.12150611</text:p>
          </table:table-cell>
          <table:table-cell office:value-type="float" office:value="490" calcext:value-type="float">
            <text:p>490</text:p>
          </table:table-cell>
          <table:table-cell table:formula="of:=[.D277]/100" office:value-type="float" office:value="4170.15139284637" calcext:value-type="float">
            <text:p>4170.15139284637</text:p>
          </table:table-cell>
          <table:table-cell table:formula="of:=[.E277]/100" office:value-type="float" office:value="91425.3312150611" calcext:value-type="float">
            <text:p>91425.3312150611</text:p>
          </table:table-cell>
          <table:table-cell table:formula="of:=[.F277]" office:value-type="float" office:value="490" calcext:value-type="float">
            <text:p>490</text:p>
          </table:table-cell>
        </table:table-row>
        <table:table-row table:style-name="ro2">
          <table:table-cell office:value-type="string" calcext:value-type="string">
            <text:p>Point (420223.09334274934371933 9163048.28344438225030899)</text:p>
          </table:table-cell>
          <table:table-cell office:value-type="float" office:value="687" calcext:value-type="float">
            <text:p>687</text:p>
          </table:table-cell>
          <table:table-cell office:value-type="float" office:value="494" calcext:value-type="float">
            <text:p>494</text:p>
          </table:table-cell>
          <table:table-cell office:value-type="float" office:value="420223.093342749" calcext:value-type="float">
            <text:p>420223.093342749</text:p>
          </table:table-cell>
          <table:table-cell office:value-type="float" office:value="9163048.28344438" calcext:value-type="float">
            <text:p>9163048.28344438</text:p>
          </table:table-cell>
          <table:table-cell office:value-type="float" office:value="494" calcext:value-type="float">
            <text:p>494</text:p>
          </table:table-cell>
          <table:table-cell table:formula="of:=[.D278]/100" office:value-type="float" office:value="4202.23093342749" calcext:value-type="float">
            <text:p>4202.23093342749</text:p>
          </table:table-cell>
          <table:table-cell table:formula="of:=[.E278]/100" office:value-type="float" office:value="91630.4828344438" calcext:value-type="float">
            <text:p>91630.4828344438</text:p>
          </table:table-cell>
          <table:table-cell table:formula="of:=[.F278]" office:value-type="float" office:value="494" calcext:value-type="float">
            <text:p>494</text:p>
          </table:table-cell>
        </table:table-row>
        <table:table-row table:style-name="ro2">
          <table:table-cell office:value-type="string" calcext:value-type="string">
            <text:p>Point (421838.76730769814457744 9155757.05317513085901737)</text:p>
          </table:table-cell>
          <table:table-cell office:value-type="float" office:value="684" calcext:value-type="float">
            <text:p>684</text:p>
          </table:table-cell>
          <table:table-cell office:value-type="float" office:value="473" calcext:value-type="float">
            <text:p>473</text:p>
          </table:table-cell>
          <table:table-cell office:value-type="float" office:value="421838.767307698" calcext:value-type="float">
            <text:p>421838.767307698</text:p>
          </table:table-cell>
          <table:table-cell office:value-type="float" office:value="9155757.05317513" calcext:value-type="float">
            <text:p>9155757.05317513</text:p>
          </table:table-cell>
          <table:table-cell office:value-type="float" office:value="473" calcext:value-type="float">
            <text:p>473</text:p>
          </table:table-cell>
          <table:table-cell table:formula="of:=[.D279]/100" office:value-type="float" office:value="4218.38767307698" calcext:value-type="float">
            <text:p>4218.38767307698</text:p>
          </table:table-cell>
          <table:table-cell table:formula="of:=[.E279]/100" office:value-type="float" office:value="91557.5705317513" calcext:value-type="float">
            <text:p>91557.5705317513</text:p>
          </table:table-cell>
          <table:table-cell table:formula="of:=[.F279]" office:value-type="float" office:value="473" calcext:value-type="float">
            <text:p>473</text:p>
          </table:table-cell>
        </table:table-row>
        <table:table-row table:style-name="ro2">
          <table:table-cell office:value-type="string" calcext:value-type="string">
            <text:p>Point (442259.91281897033331916 9163798.13586316257715225)</text:p>
          </table:table-cell>
          <table:table-cell office:value-type="float" office:value="685" calcext:value-type="float">
            <text:p>685</text:p>
          </table:table-cell>
          <table:table-cell office:value-type="float" office:value="572" calcext:value-type="float">
            <text:p>572</text:p>
          </table:table-cell>
          <table:table-cell office:value-type="float" office:value="442259.91281897" calcext:value-type="float">
            <text:p>442259.91281897</text:p>
          </table:table-cell>
          <table:table-cell office:value-type="float" office:value="9163798.13586316" calcext:value-type="float">
            <text:p>9163798.13586316</text:p>
          </table:table-cell>
          <table:table-cell office:value-type="float" office:value="572" calcext:value-type="float">
            <text:p>572</text:p>
          </table:table-cell>
          <table:table-cell table:formula="of:=[.D280]/100" office:value-type="float" office:value="4422.5991281897" calcext:value-type="float">
            <text:p>4422.5991281897</text:p>
          </table:table-cell>
          <table:table-cell table:formula="of:=[.E280]/100" office:value-type="float" office:value="91637.9813586316" calcext:value-type="float">
            <text:p>91637.9813586316</text:p>
          </table:table-cell>
          <table:table-cell table:formula="of:=[.F280]" office:value-type="float" office:value="572" calcext:value-type="float">
            <text:p>572</text:p>
          </table:table-cell>
        </table:table-row>
        <table:table-row table:style-name="ro2">
          <table:table-cell office:value-type="string" calcext:value-type="string">
            <text:p>Point (459869.7555439326679334 9147306.80241881869733334)</text:p>
          </table:table-cell>
          <table:table-cell office:value-type="float" office:value="674" calcext:value-type="float">
            <text:p>674</text:p>
          </table:table-cell>
          <table:table-cell office:value-type="float" office:value="546" calcext:value-type="float">
            <text:p>546</text:p>
          </table:table-cell>
          <table:table-cell office:value-type="float" office:value="459869.755543933" calcext:value-type="float">
            <text:p>459869.755543933</text:p>
          </table:table-cell>
          <table:table-cell office:value-type="float" office:value="9147306.80241882" calcext:value-type="float">
            <text:p>9147306.80241882</text:p>
          </table:table-cell>
          <table:table-cell office:value-type="float" office:value="546" calcext:value-type="float">
            <text:p>546</text:p>
          </table:table-cell>
          <table:table-cell table:formula="of:=[.D281]/100" office:value-type="float" office:value="4598.69755543933" calcext:value-type="float">
            <text:p>4598.69755543933</text:p>
          </table:table-cell>
          <table:table-cell table:formula="of:=[.E281]/100" office:value-type="float" office:value="91473.0680241882" calcext:value-type="float">
            <text:p>91473.0680241882</text:p>
          </table:table-cell>
          <table:table-cell table:formula="of:=[.F281]" office:value-type="float" office:value="546" calcext:value-type="float">
            <text:p>546</text:p>
          </table:table-cell>
        </table:table-row>
        <table:table-row table:style-name="ro2">
          <table:table-cell office:value-type="string" calcext:value-type="string">
            <text:p>Point (461200.04659678606549278 9182832.28232310153543949)</text:p>
          </table:table-cell>
          <table:table-cell office:value-type="float" office:value="675" calcext:value-type="float">
            <text:p>675</text:p>
          </table:table-cell>
          <table:table-cell office:value-type="float" office:value="933" calcext:value-type="float">
            <text:p>933</text:p>
          </table:table-cell>
          <table:table-cell office:value-type="float" office:value="461200.046596786" calcext:value-type="float">
            <text:p>461200.046596786</text:p>
          </table:table-cell>
          <table:table-cell office:value-type="float" office:value="9182832.2823231" calcext:value-type="float">
            <text:p>9182832.2823231</text:p>
          </table:table-cell>
          <table:table-cell office:value-type="float" office:value="933" calcext:value-type="float">
            <text:p>933</text:p>
          </table:table-cell>
          <table:table-cell table:formula="of:=[.D282]/100" office:value-type="float" office:value="4612.00046596786" calcext:value-type="float">
            <text:p>4612.00046596786</text:p>
          </table:table-cell>
          <table:table-cell table:formula="of:=[.E282]/100" office:value-type="float" office:value="91828.322823231" calcext:value-type="float">
            <text:p>91828.322823231</text:p>
          </table:table-cell>
          <table:table-cell table:formula="of:=[.F282]" office:value-type="float" office:value="933" calcext:value-type="float">
            <text:p>933</text:p>
          </table:table-cell>
        </table:table-row>
        <table:table-row table:style-name="ro2">
          <table:table-cell office:value-type="string" calcext:value-type="string">
            <text:p>Point (433436.09791137051070109 9156275.40372592024505138)</text:p>
          </table:table-cell>
          <table:table-cell office:value-type="float" office:value="672" calcext:value-type="float">
            <text:p>672</text:p>
          </table:table-cell>
          <table:table-cell office:value-type="float" office:value="480" calcext:value-type="float">
            <text:p>480</text:p>
          </table:table-cell>
          <table:table-cell office:value-type="float" office:value="433436.097911371" calcext:value-type="float">
            <text:p>433436.097911371</text:p>
          </table:table-cell>
          <table:table-cell office:value-type="float" office:value="9156275.40372592" calcext:value-type="float">
            <text:p>9156275.40372592</text:p>
          </table:table-cell>
          <table:table-cell office:value-type="float" office:value="480" calcext:value-type="float">
            <text:p>480</text:p>
          </table:table-cell>
          <table:table-cell table:formula="of:=[.D283]/100" office:value-type="float" office:value="4334.36097911371" calcext:value-type="float">
            <text:p>4334.36097911371</text:p>
          </table:table-cell>
          <table:table-cell table:formula="of:=[.E283]/100" office:value-type="float" office:value="91562.7540372592" calcext:value-type="float">
            <text:p>91562.7540372592</text:p>
          </table:table-cell>
          <table:table-cell table:formula="of:=[.F283]"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Point (450316.58884433354251087 9157136.05451385304331779)</text:p>
          </table:table-cell>
          <table:table-cell office:value-type="float" office:value="673" calcext:value-type="float">
            <text:p>673</text:p>
          </table:table-cell>
          <table:table-cell office:value-type="float" office:value="634" calcext:value-type="float">
            <text:p>634</text:p>
          </table:table-cell>
          <table:table-cell office:value-type="float" office:value="450316.588844334" calcext:value-type="float">
            <text:p>450316.588844334</text:p>
          </table:table-cell>
          <table:table-cell office:value-type="float" office:value="9157136.05451385" calcext:value-type="float">
            <text:p>9157136.05451385</text:p>
          </table:table-cell>
          <table:table-cell office:value-type="float" office:value="634" calcext:value-type="float">
            <text:p>634</text:p>
          </table:table-cell>
          <table:table-cell table:formula="of:=[.D284]/100" office:value-type="float" office:value="4503.16588844334" calcext:value-type="float">
            <text:p>4503.16588844334</text:p>
          </table:table-cell>
          <table:table-cell table:formula="of:=[.E284]/100" office:value-type="float" office:value="91571.3605451385" calcext:value-type="float">
            <text:p>91571.3605451385</text:p>
          </table:table-cell>
          <table:table-cell table:formula="of:=[.F284]" office:value-type="float" office:value="634" calcext:value-type="float">
            <text:p>634</text:p>
          </table:table-cell>
        </table:table-row>
        <table:table-row table:style-name="ro2">
          <table:table-cell office:value-type="string" calcext:value-type="string">
            <text:p>Point (465868.65424131869804114 9146519.88473841920495033)</text:p>
          </table:table-cell>
          <table:table-cell office:value-type="float" office:value="678" calcext:value-type="float">
            <text:p>678</text:p>
          </table:table-cell>
          <table:table-cell office:value-type="float" office:value="801" calcext:value-type="float">
            <text:p>801</text:p>
          </table:table-cell>
          <table:table-cell office:value-type="float" office:value="465868.654241319" calcext:value-type="float">
            <text:p>465868.654241319</text:p>
          </table:table-cell>
          <table:table-cell office:value-type="float" office:value="9146519.88473842" calcext:value-type="float">
            <text:p>9146519.88473842</text:p>
          </table:table-cell>
          <table:table-cell office:value-type="float" office:value="801" calcext:value-type="float">
            <text:p>801</text:p>
          </table:table-cell>
          <table:table-cell table:formula="of:=[.D285]/100" office:value-type="float" office:value="4658.68654241319" calcext:value-type="float">
            <text:p>4658.68654241319</text:p>
          </table:table-cell>
          <table:table-cell table:formula="of:=[.E285]/100" office:value-type="float" office:value="91465.1988473842" calcext:value-type="float">
            <text:p>91465.1988473842</text:p>
          </table:table-cell>
          <table:table-cell table:formula="of:=[.F285]" office:value-type="float" office:value="801" calcext:value-type="float">
            <text:p>801</text:p>
          </table:table-cell>
        </table:table-row>
        <table:table-row table:style-name="ro2">
          <table:table-cell office:value-type="string" calcext:value-type="string">
            <text:p>Point (463764.70450857921969146 9176935.6670109573751688)</text:p>
          </table:table-cell>
          <table:table-cell office:value-type="float" office:value="679" calcext:value-type="float">
            <text:p>679</text:p>
          </table:table-cell>
          <table:table-cell office:value-type="float" office:value="903" calcext:value-type="float">
            <text:p>903</text:p>
          </table:table-cell>
          <table:table-cell office:value-type="float" office:value="463764.704508579" calcext:value-type="float">
            <text:p>463764.704508579</text:p>
          </table:table-cell>
          <table:table-cell office:value-type="float" office:value="9176935.66701096" calcext:value-type="float">
            <text:p>9176935.66701096</text:p>
          </table:table-cell>
          <table:table-cell office:value-type="float" office:value="903" calcext:value-type="float">
            <text:p>903</text:p>
          </table:table-cell>
          <table:table-cell table:formula="of:=[.D286]/100" office:value-type="float" office:value="4637.64704508579" calcext:value-type="float">
            <text:p>4637.64704508579</text:p>
          </table:table-cell>
          <table:table-cell table:formula="of:=[.E286]/100" office:value-type="float" office:value="91769.3566701096" calcext:value-type="float">
            <text:p>91769.3566701096</text:p>
          </table:table-cell>
          <table:table-cell table:formula="of:=[.F286]" office:value-type="float" office:value="903" calcext:value-type="float">
            <text:p>903</text:p>
          </table:table-cell>
        </table:table-row>
        <table:table-row table:style-name="ro2">
          <table:table-cell office:value-type="string" calcext:value-type="string">
            <text:p>Point (415486.58559244457865134 9174427.65162956900894642)</text:p>
          </table:table-cell>
          <table:table-cell office:value-type="float" office:value="676" calcext:value-type="float">
            <text:p>676</text:p>
          </table:table-cell>
          <table:table-cell office:value-type="float" office:value="561" calcext:value-type="float">
            <text:p>561</text:p>
          </table:table-cell>
          <table:table-cell office:value-type="float" office:value="415486.585592445" calcext:value-type="float">
            <text:p>415486.585592445</text:p>
          </table:table-cell>
          <table:table-cell office:value-type="float" office:value="9174427.65162957" calcext:value-type="float">
            <text:p>9174427.65162957</text:p>
          </table:table-cell>
          <table:table-cell office:value-type="float" office:value="561" calcext:value-type="float">
            <text:p>561</text:p>
          </table:table-cell>
          <table:table-cell table:formula="of:=[.D287]/100" office:value-type="float" office:value="4154.86585592445" calcext:value-type="float">
            <text:p>4154.86585592445</text:p>
          </table:table-cell>
          <table:table-cell table:formula="of:=[.E287]/100" office:value-type="float" office:value="91744.2765162957" calcext:value-type="float">
            <text:p>91744.2765162957</text:p>
          </table:table-cell>
          <table:table-cell table:formula="of:=[.F287]" office:value-type="float" office:value="561" calcext:value-type="float">
            <text:p>561</text:p>
          </table:table-cell>
        </table:table-row>
        <table:table-row table:style-name="ro2">
          <table:table-cell office:value-type="string" calcext:value-type="string">
            <text:p>Point (445634.7589410524815321 9176123.05454136803746223)</text:p>
          </table:table-cell>
          <table:table-cell office:value-type="float" office:value="677" calcext:value-type="float">
            <text:p>677</text:p>
          </table:table-cell>
          <table:table-cell office:value-type="float" office:value="901" calcext:value-type="float">
            <text:p>901</text:p>
          </table:table-cell>
          <table:table-cell office:value-type="float" office:value="445634.758941053" calcext:value-type="float">
            <text:p>445634.758941053</text:p>
          </table:table-cell>
          <table:table-cell office:value-type="float" office:value="9176123.05454137" calcext:value-type="float">
            <text:p>9176123.05454137</text:p>
          </table:table-cell>
          <table:table-cell office:value-type="float" office:value="901" calcext:value-type="float">
            <text:p>901</text:p>
          </table:table-cell>
          <table:table-cell table:formula="of:=[.D288]/100" office:value-type="float" office:value="4456.34758941053" calcext:value-type="float">
            <text:p>4456.34758941053</text:p>
          </table:table-cell>
          <table:table-cell table:formula="of:=[.E288]/100" office:value-type="float" office:value="91761.2305454137" calcext:value-type="float">
            <text:p>91761.2305454137</text:p>
          </table:table-cell>
          <table:table-cell table:formula="of:=[.F288]" office:value-type="float" office:value="901" calcext:value-type="float">
            <text:p>901</text:p>
          </table:table-cell>
        </table:table-row>
        <table:table-row table:style-name="ro2">
          <table:table-cell office:value-type="string" calcext:value-type="string">
            <text:p>Point (463480.77128195471595973 9176490.08758578076958656)</text:p>
          </table:table-cell>
          <table:table-cell office:value-type="float" office:value="698" calcext:value-type="float">
            <text:p>698</text:p>
          </table:table-cell>
          <table:table-cell office:value-type="float" office:value="891" calcext:value-type="float">
            <text:p>891</text:p>
          </table:table-cell>
          <table:table-cell office:value-type="float" office:value="463480.771281955" calcext:value-type="float">
            <text:p>463480.771281955</text:p>
          </table:table-cell>
          <table:table-cell office:value-type="float" office:value="9176490.08758578" calcext:value-type="float">
            <text:p>9176490.08758578</text:p>
          </table:table-cell>
          <table:table-cell office:value-type="float" office:value="891" calcext:value-type="float">
            <text:p>891</text:p>
          </table:table-cell>
          <table:table-cell table:formula="of:=[.D289]/100" office:value-type="float" office:value="4634.80771281955" calcext:value-type="float">
            <text:p>4634.80771281955</text:p>
          </table:table-cell>
          <table:table-cell table:formula="of:=[.E289]/100" office:value-type="float" office:value="91764.9008758578" calcext:value-type="float">
            <text:p>91764.9008758578</text:p>
          </table:table-cell>
          <table:table-cell table:formula="of:=[.F289]" office:value-type="float" office:value="891" calcext:value-type="float">
            <text:p>891</text:p>
          </table:table-cell>
        </table:table-row>
        <table:table-row table:style-name="ro2">
          <table:table-cell office:value-type="string" calcext:value-type="string">
            <text:p>Point (446700.8901086108526215 9152614.69394483417272568)</text:p>
          </table:table-cell>
          <table:table-cell office:value-type="float" office:value="699" calcext:value-type="float">
            <text:p>699</text:p>
          </table:table-cell>
          <table:table-cell office:value-type="float" office:value="496" calcext:value-type="float">
            <text:p>496</text:p>
          </table:table-cell>
          <table:table-cell office:value-type="float" office:value="446700.890108611" calcext:value-type="float">
            <text:p>446700.890108611</text:p>
          </table:table-cell>
          <table:table-cell office:value-type="float" office:value="9152614.69394483" calcext:value-type="float">
            <text:p>9152614.69394483</text:p>
          </table:table-cell>
          <table:table-cell office:value-type="float" office:value="496" calcext:value-type="float">
            <text:p>496</text:p>
          </table:table-cell>
          <table:table-cell table:formula="of:=[.D290]/100" office:value-type="float" office:value="4467.00890108611" calcext:value-type="float">
            <text:p>4467.00890108611</text:p>
          </table:table-cell>
          <table:table-cell table:formula="of:=[.E290]/100" office:value-type="float" office:value="91526.1469394483" calcext:value-type="float">
            <text:p>91526.1469394483</text:p>
          </table:table-cell>
          <table:table-cell table:formula="of:=[.F290]" office:value-type="float" office:value="496" calcext:value-type="float">
            <text:p>496</text:p>
          </table:table-cell>
        </table:table-row>
        <table:table-row table:style-name="ro2">
          <table:table-cell office:value-type="string" calcext:value-type="string">
            <text:p>Point (459737.95575888874009252 9160989.62515274807810783)</text:p>
          </table:table-cell>
          <table:table-cell office:value-type="float" office:value="696" calcext:value-type="float">
            <text:p>696</text:p>
          </table:table-cell>
          <table:table-cell office:value-type="float" office:value="919" calcext:value-type="float">
            <text:p>919</text:p>
          </table:table-cell>
          <table:table-cell office:value-type="float" office:value="459737.955758889" calcext:value-type="float">
            <text:p>459737.955758889</text:p>
          </table:table-cell>
          <table:table-cell office:value-type="float" office:value="9160989.62515275" calcext:value-type="float">
            <text:p>9160989.62515275</text:p>
          </table:table-cell>
          <table:table-cell office:value-type="float" office:value="919" calcext:value-type="float">
            <text:p>919</text:p>
          </table:table-cell>
          <table:table-cell table:formula="of:=[.D291]/100" office:value-type="float" office:value="4597.37955758889" calcext:value-type="float">
            <text:p>4597.37955758889</text:p>
          </table:table-cell>
          <table:table-cell table:formula="of:=[.E291]/100" office:value-type="float" office:value="91609.8962515275" calcext:value-type="float">
            <text:p>91609.8962515275</text:p>
          </table:table-cell>
          <table:table-cell table:formula="of:=[.F291]" office:value-type="float" office:value="919" calcext:value-type="float">
            <text:p>919</text:p>
          </table:table-cell>
        </table:table-row>
        <table:table-row table:style-name="ro2">
          <table:table-cell office:value-type="string" calcext:value-type="string">
            <text:p>Point (452378.38830712536582723 9159807.77150077000260353)</text:p>
          </table:table-cell>
          <table:table-cell office:value-type="float" office:value="697" calcext:value-type="float">
            <text:p>697</text:p>
          </table:table-cell>
          <table:table-cell office:value-type="float" office:value="690" calcext:value-type="float">
            <text:p>690</text:p>
          </table:table-cell>
          <table:table-cell office:value-type="float" office:value="452378.388307125" calcext:value-type="float">
            <text:p>452378.388307125</text:p>
          </table:table-cell>
          <table:table-cell office:value-type="float" office:value="9159807.77150077" calcext:value-type="float">
            <text:p>9159807.77150077</text:p>
          </table:table-cell>
          <table:table-cell office:value-type="float" office:value="690" calcext:value-type="float">
            <text:p>690</text:p>
          </table:table-cell>
          <table:table-cell table:formula="of:=[.D292]/100" office:value-type="float" office:value="4523.78388307125" calcext:value-type="float">
            <text:p>4523.78388307125</text:p>
          </table:table-cell>
          <table:table-cell table:formula="of:=[.E292]/100" office:value-type="float" office:value="91598.0777150077" calcext:value-type="float">
            <text:p>91598.0777150077</text:p>
          </table:table-cell>
          <table:table-cell table:formula="of:=[.F292]" office:value-type="float" office:value="690" calcext:value-type="float">
            <text:p>690</text:p>
          </table:table-cell>
        </table:table-row>
        <table:table-row table:style-name="ro2">
          <table:table-cell office:value-type="string" calcext:value-type="string">
            <text:p>Point (454331.83305367780849338 9142409.04800922423601151)</text:p>
          </table:table-cell>
          <table:table-cell office:value-type="float" office:value="702" calcext:value-type="float">
            <text:p>702</text:p>
          </table:table-cell>
          <table:table-cell office:value-type="float" office:value="495" calcext:value-type="float">
            <text:p>495</text:p>
          </table:table-cell>
          <table:table-cell office:value-type="float" office:value="454331.833053678" calcext:value-type="float">
            <text:p>454331.833053678</text:p>
          </table:table-cell>
          <table:table-cell office:value-type="float" office:value="9142409.04800922" calcext:value-type="float">
            <text:p>9142409.04800922</text:p>
          </table:table-cell>
          <table:table-cell office:value-type="float" office:value="495" calcext:value-type="float">
            <text:p>495</text:p>
          </table:table-cell>
          <table:table-cell table:formula="of:=[.D293]/100" office:value-type="float" office:value="4543.31833053678" calcext:value-type="float">
            <text:p>4543.31833053678</text:p>
          </table:table-cell>
          <table:table-cell table:formula="of:=[.E293]/100" office:value-type="float" office:value="91424.0904800922" calcext:value-type="float">
            <text:p>91424.0904800922</text:p>
          </table:table-cell>
          <table:table-cell table:formula="of:=[.F293]" office:value-type="float" office:value="495" calcext:value-type="float">
            <text:p>495</text:p>
          </table:table-cell>
        </table:table-row>
        <table:table-row table:style-name="ro2">
          <table:table-cell office:value-type="string" calcext:value-type="string">
            <text:p>Point (453090.93866108258953318 9170951.89534386806190014)</text:p>
          </table:table-cell>
          <table:table-cell office:value-type="float" office:value="703" calcext:value-type="float">
            <text:p>703</text:p>
          </table:table-cell>
          <table:table-cell office:value-type="float" office:value="903" calcext:value-type="float">
            <text:p>903</text:p>
          </table:table-cell>
          <table:table-cell office:value-type="float" office:value="453090.938661083" calcext:value-type="float">
            <text:p>453090.938661083</text:p>
          </table:table-cell>
          <table:table-cell office:value-type="float" office:value="9170951.89534387" calcext:value-type="float">
            <text:p>9170951.89534387</text:p>
          </table:table-cell>
          <table:table-cell office:value-type="float" office:value="903" calcext:value-type="float">
            <text:p>903</text:p>
          </table:table-cell>
          <table:table-cell table:formula="of:=[.D294]/100" office:value-type="float" office:value="4530.90938661083" calcext:value-type="float">
            <text:p>4530.90938661083</text:p>
          </table:table-cell>
          <table:table-cell table:formula="of:=[.E294]/100" office:value-type="float" office:value="91709.5189534387" calcext:value-type="float">
            <text:p>91709.5189534387</text:p>
          </table:table-cell>
          <table:table-cell table:formula="of:=[.F294]" office:value-type="float" office:value="903" calcext:value-type="float">
            <text:p>903</text:p>
          </table:table-cell>
        </table:table-row>
        <table:table-row table:style-name="ro2">
          <table:table-cell office:value-type="string" calcext:value-type="string">
            <text:p>Point (418592.85943734797183424 9181599.52917159534990788)</text:p>
          </table:table-cell>
          <table:table-cell office:value-type="float" office:value="700" calcext:value-type="float">
            <text:p>700</text:p>
          </table:table-cell>
          <table:table-cell office:value-type="float" office:value="917" calcext:value-type="float">
            <text:p>917</text:p>
          </table:table-cell>
          <table:table-cell office:value-type="float" office:value="418592.859437348" calcext:value-type="float">
            <text:p>418592.859437348</text:p>
          </table:table-cell>
          <table:table-cell office:value-type="float" office:value="9181599.5291716" calcext:value-type="float">
            <text:p>9181599.5291716</text:p>
          </table:table-cell>
          <table:table-cell office:value-type="float" office:value="917" calcext:value-type="float">
            <text:p>917</text:p>
          </table:table-cell>
          <table:table-cell table:formula="of:=[.D295]/100" office:value-type="float" office:value="4185.92859437348" calcext:value-type="float">
            <text:p>4185.92859437348</text:p>
          </table:table-cell>
          <table:table-cell table:formula="of:=[.E295]/100" office:value-type="float" office:value="91815.995291716" calcext:value-type="float">
            <text:p>91815.995291716</text:p>
          </table:table-cell>
          <table:table-cell table:formula="of:=[.F295]" office:value-type="float" office:value="917" calcext:value-type="float">
            <text:p>917</text:p>
          </table:table-cell>
        </table:table-row>
        <table:table-row table:style-name="ro2">
          <table:table-cell office:value-type="string" calcext:value-type="string">
            <text:p>Point (464465.28317238483577967 9151163.62972016073763371)</text:p>
          </table:table-cell>
          <table:table-cell office:value-type="float" office:value="701" calcext:value-type="float">
            <text:p>701</text:p>
          </table:table-cell>
          <table:table-cell office:value-type="float" office:value="639" calcext:value-type="float">
            <text:p>639</text:p>
          </table:table-cell>
          <table:table-cell office:value-type="float" office:value="464465.283172385" calcext:value-type="float">
            <text:p>464465.283172385</text:p>
          </table:table-cell>
          <table:table-cell office:value-type="float" office:value="9151163.62972016" calcext:value-type="float">
            <text:p>9151163.62972016</text:p>
          </table:table-cell>
          <table:table-cell office:value-type="float" office:value="639" calcext:value-type="float">
            <text:p>639</text:p>
          </table:table-cell>
          <table:table-cell table:formula="of:=[.D296]/100" office:value-type="float" office:value="4644.65283172385" calcext:value-type="float">
            <text:p>4644.65283172385</text:p>
          </table:table-cell>
          <table:table-cell table:formula="of:=[.E296]/100" office:value-type="float" office:value="91511.6362972016" calcext:value-type="float">
            <text:p>91511.6362972016</text:p>
          </table:table-cell>
          <table:table-cell table:formula="of:=[.F296]" office:value-type="float" office:value="639" calcext:value-type="float">
            <text:p>639</text:p>
          </table:table-cell>
        </table:table-row>
        <table:table-row table:style-name="ro2">
          <table:table-cell office:value-type="string" calcext:value-type="string">
            <text:p>Point (461809.73925291287014261 9163094.8434448279440403)</text:p>
          </table:table-cell>
          <table:table-cell office:value-type="float" office:value="690" calcext:value-type="float">
            <text:p>690</text:p>
          </table:table-cell>
          <table:table-cell office:value-type="float" office:value="900" calcext:value-type="float">
            <text:p>900</text:p>
          </table:table-cell>
          <table:table-cell office:value-type="float" office:value="461809.739252913" calcext:value-type="float">
            <text:p>461809.739252913</text:p>
          </table:table-cell>
          <table:table-cell office:value-type="float" office:value="9163094.84344483" calcext:value-type="float">
            <text:p>9163094.84344483</text:p>
          </table:table-cell>
          <table:table-cell office:value-type="float" office:value="900" calcext:value-type="float">
            <text:p>900</text:p>
          </table:table-cell>
          <table:table-cell table:formula="of:=[.D297]/100" office:value-type="float" office:value="4618.09739252913" calcext:value-type="float">
            <text:p>4618.09739252913</text:p>
          </table:table-cell>
          <table:table-cell table:formula="of:=[.E297]/100" office:value-type="float" office:value="91630.9484344483" calcext:value-type="float">
            <text:p>91630.9484344483</text:p>
          </table:table-cell>
          <table:table-cell table:formula="of:=[.F297]"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Point (436537.89539516239892691 9179742.96155169419944286)</text:p>
          </table:table-cell>
          <table:table-cell office:value-type="float" office:value="691" calcext:value-type="float">
            <text:p>691</text:p>
          </table:table-cell>
          <table:table-cell office:value-type="float" office:value="926" calcext:value-type="float">
            <text:p>926</text:p>
          </table:table-cell>
          <table:table-cell office:value-type="float" office:value="436537.895395162" calcext:value-type="float">
            <text:p>436537.895395162</text:p>
          </table:table-cell>
          <table:table-cell office:value-type="float" office:value="9179742.96155169" calcext:value-type="float">
            <text:p>9179742.96155169</text:p>
          </table:table-cell>
          <table:table-cell office:value-type="float" office:value="926" calcext:value-type="float">
            <text:p>926</text:p>
          </table:table-cell>
          <table:table-cell table:formula="of:=[.D298]/100" office:value-type="float" office:value="4365.37895395162" calcext:value-type="float">
            <text:p>4365.37895395162</text:p>
          </table:table-cell>
          <table:table-cell table:formula="of:=[.E298]/100" office:value-type="float" office:value="91797.4296155169" calcext:value-type="float">
            <text:p>91797.4296155169</text:p>
          </table:table-cell>
          <table:table-cell table:formula="of:=[.F298]" office:value-type="float" office:value="926" calcext:value-type="float">
            <text:p>926</text:p>
          </table:table-cell>
        </table:table-row>
        <table:table-row table:style-name="ro2">
          <table:table-cell office:value-type="string" calcext:value-type="string">
            <text:p>Point (463331.26873508287826553 9149961.30454858206212521)</text:p>
          </table:table-cell>
          <table:table-cell office:value-type="float" office:value="688" calcext:value-type="float">
            <text:p>688</text:p>
          </table:table-cell>
          <table:table-cell office:value-type="float" office:value="626" calcext:value-type="float">
            <text:p>626</text:p>
          </table:table-cell>
          <table:table-cell office:value-type="float" office:value="463331.268735083" calcext:value-type="float">
            <text:p>463331.268735083</text:p>
          </table:table-cell>
          <table:table-cell office:value-type="float" office:value="9149961.30454858" calcext:value-type="float">
            <text:p>9149961.30454858</text:p>
          </table:table-cell>
          <table:table-cell office:value-type="float" office:value="626" calcext:value-type="float">
            <text:p>626</text:p>
          </table:table-cell>
          <table:table-cell table:formula="of:=[.D299]/100" office:value-type="float" office:value="4633.31268735083" calcext:value-type="float">
            <text:p>4633.31268735083</text:p>
          </table:table-cell>
          <table:table-cell table:formula="of:=[.E299]/100" office:value-type="float" office:value="91499.6130454858" calcext:value-type="float">
            <text:p>91499.6130454858</text:p>
          </table:table-cell>
          <table:table-cell table:formula="of:=[.F299]" office:value-type="float" office:value="626" calcext:value-type="float">
            <text:p>626</text:p>
          </table:table-cell>
        </table:table-row>
        <table:table-row table:style-name="ro2">
          <table:table-cell office:value-type="string" calcext:value-type="string">
            <text:p>Point (452613.93868750962428749 9172762.00203710608184338)</text:p>
          </table:table-cell>
          <table:table-cell office:value-type="float" office:value="689" calcext:value-type="float">
            <text:p>689</text:p>
          </table:table-cell>
          <table:table-cell office:value-type="float" office:value="887" calcext:value-type="float">
            <text:p>887</text:p>
          </table:table-cell>
          <table:table-cell office:value-type="float" office:value="452613.93868751" calcext:value-type="float">
            <text:p>452613.93868751</text:p>
          </table:table-cell>
          <table:table-cell office:value-type="float" office:value="9172762.00203711" calcext:value-type="float">
            <text:p>9172762.00203711</text:p>
          </table:table-cell>
          <table:table-cell office:value-type="float" office:value="887" calcext:value-type="float">
            <text:p>887</text:p>
          </table:table-cell>
          <table:table-cell table:formula="of:=[.D300]/100" office:value-type="float" office:value="4526.1393868751" calcext:value-type="float">
            <text:p>4526.1393868751</text:p>
          </table:table-cell>
          <table:table-cell table:formula="of:=[.E300]/100" office:value-type="float" office:value="91727.6200203711" calcext:value-type="float">
            <text:p>91727.6200203711</text:p>
          </table:table-cell>
          <table:table-cell table:formula="of:=[.F300]" office:value-type="float" office:value="887" calcext:value-type="float">
            <text:p>887</text:p>
          </table:table-cell>
        </table:table-row>
        <table:table-row table:style-name="ro2">
          <table:table-cell office:value-type="string" calcext:value-type="string">
            <text:p>Point (430377.32247169042238966 9134284.31665857695043087)</text:p>
          </table:table-cell>
          <table:table-cell office:value-type="float" office:value="694" calcext:value-type="float">
            <text:p>694</text:p>
          </table:table-cell>
          <table:table-cell office:value-type="float" office:value="468" calcext:value-type="float">
            <text:p>468</text:p>
          </table:table-cell>
          <table:table-cell office:value-type="float" office:value="430377.32247169" calcext:value-type="float">
            <text:p>430377.32247169</text:p>
          </table:table-cell>
          <table:table-cell office:value-type="float" office:value="9134284.31665858" calcext:value-type="float">
            <text:p>9134284.31665858</text:p>
          </table:table-cell>
          <table:table-cell office:value-type="float" office:value="468" calcext:value-type="float">
            <text:p>468</text:p>
          </table:table-cell>
          <table:table-cell table:formula="of:=[.D301]/100" office:value-type="float" office:value="4303.7732247169" calcext:value-type="float">
            <text:p>4303.7732247169</text:p>
          </table:table-cell>
          <table:table-cell table:formula="of:=[.E301]/100" office:value-type="float" office:value="91342.8431665858" calcext:value-type="float">
            <text:p>91342.8431665858</text:p>
          </table:table-cell>
          <table:table-cell table:formula="of:=[.F301]" office:value-type="float" office:value="468" calcext:value-type="float">
            <text:p>468</text:p>
          </table:table-cell>
        </table:table-row>
        <table:table-row table:style-name="ro2">
          <table:table-cell office:value-type="string" calcext:value-type="string">
            <text:p>Point (456090.95184694399358705 9164969.03385712020099163)</text:p>
          </table:table-cell>
          <table:table-cell office:value-type="float" office:value="695" calcext:value-type="float">
            <text:p>695</text:p>
          </table:table-cell>
          <table:table-cell office:value-type="float" office:value="916" calcext:value-type="float">
            <text:p>916</text:p>
          </table:table-cell>
          <table:table-cell office:value-type="float" office:value="456090.951846944" calcext:value-type="float">
            <text:p>456090.951846944</text:p>
          </table:table-cell>
          <table:table-cell office:value-type="float" office:value="9164969.03385712" calcext:value-type="float">
            <text:p>9164969.03385712</text:p>
          </table:table-cell>
          <table:table-cell office:value-type="float" office:value="916" calcext:value-type="float">
            <text:p>916</text:p>
          </table:table-cell>
          <table:table-cell table:formula="of:=[.D302]/100" office:value-type="float" office:value="4560.90951846944" calcext:value-type="float">
            <text:p>4560.90951846944</text:p>
          </table:table-cell>
          <table:table-cell table:formula="of:=[.E302]/100" office:value-type="float" office:value="91649.6903385712" calcext:value-type="float">
            <text:p>91649.6903385712</text:p>
          </table:table-cell>
          <table:table-cell table:formula="of:=[.F302]" office:value-type="float" office:value="916" calcext:value-type="float">
            <text:p>916</text:p>
          </table:table-cell>
        </table:table-row>
        <table:table-row table:style-name="ro2">
          <table:table-cell office:value-type="string" calcext:value-type="string">
            <text:p>Point (458070.15080006880452856 9135140.85197773575782776)</text:p>
          </table:table-cell>
          <table:table-cell office:value-type="float" office:value="692" calcext:value-type="float">
            <text:p>692</text:p>
          </table:table-cell>
          <table:table-cell office:value-type="float" office:value="474" calcext:value-type="float">
            <text:p>474</text:p>
          </table:table-cell>
          <table:table-cell office:value-type="float" office:value="458070.150800069" calcext:value-type="float">
            <text:p>458070.150800069</text:p>
          </table:table-cell>
          <table:table-cell office:value-type="float" office:value="9135140.85197774" calcext:value-type="float">
            <text:p>9135140.85197774</text:p>
          </table:table-cell>
          <table:table-cell office:value-type="float" office:value="474" calcext:value-type="float">
            <text:p>474</text:p>
          </table:table-cell>
          <table:table-cell table:formula="of:=[.D303]/100" office:value-type="float" office:value="4580.70150800069" calcext:value-type="float">
            <text:p>4580.70150800069</text:p>
          </table:table-cell>
          <table:table-cell table:formula="of:=[.E303]/100" office:value-type="float" office:value="91351.4085197774" calcext:value-type="float">
            <text:p>91351.4085197774</text:p>
          </table:table-cell>
          <table:table-cell table:formula="of:=[.F303]" office:value-type="float" office:value="474" calcext:value-type="float">
            <text:p>474</text:p>
          </table:table-cell>
        </table:table-row>
        <table:table-row table:style-name="ro2">
          <table:table-cell office:value-type="string" calcext:value-type="string">
            <text:p>Point (438878.12732647761004046 9167506.54413549602031708)</text:p>
          </table:table-cell>
          <table:table-cell office:value-type="float" office:value="693" calcext:value-type="float">
            <text:p>693</text:p>
          </table:table-cell>
          <table:table-cell office:value-type="float" office:value="654" calcext:value-type="float">
            <text:p>654</text:p>
          </table:table-cell>
          <table:table-cell office:value-type="float" office:value="438878.127326478" calcext:value-type="float">
            <text:p>438878.127326478</text:p>
          </table:table-cell>
          <table:table-cell office:value-type="float" office:value="9167506.5441355" calcext:value-type="float">
            <text:p>9167506.5441355</text:p>
          </table:table-cell>
          <table:table-cell office:value-type="float" office:value="654" calcext:value-type="float">
            <text:p>654</text:p>
          </table:table-cell>
          <table:table-cell table:formula="of:=[.D304]/100" office:value-type="float" office:value="4388.78127326478" calcext:value-type="float">
            <text:p>4388.78127326478</text:p>
          </table:table-cell>
          <table:table-cell table:formula="of:=[.E304]/100" office:value-type="float" office:value="91675.065441355" calcext:value-type="float">
            <text:p>91675.065441355</text:p>
          </table:table-cell>
          <table:table-cell table:formula="of:=[.F304]" office:value-type="float" office:value="654" calcext:value-type="float">
            <text:p>654</text:p>
          </table:table-cell>
        </table:table-row>
        <table:table-row table:style-name="ro2">
          <table:table-cell office:value-type="string" calcext:value-type="string">
            <text:p>Point (439202.08433963952120394 9152898.46625258401036263)</text:p>
          </table:table-cell>
          <table:table-cell office:value-type="float" office:value="714" calcext:value-type="float">
            <text:p>714</text:p>
          </table:table-cell>
          <table:table-cell office:value-type="float" office:value="505" calcext:value-type="float">
            <text:p>505</text:p>
          </table:table-cell>
          <table:table-cell office:value-type="float" office:value="439202.08433964" calcext:value-type="float">
            <text:p>439202.08433964</text:p>
          </table:table-cell>
          <table:table-cell office:value-type="float" office:value="9152898.46625258" calcext:value-type="float">
            <text:p>9152898.46625258</text:p>
          </table:table-cell>
          <table:table-cell office:value-type="float" office:value="505" calcext:value-type="float">
            <text:p>505</text:p>
          </table:table-cell>
          <table:table-cell table:formula="of:=[.D305]/100" office:value-type="float" office:value="4392.0208433964" calcext:value-type="float">
            <text:p>4392.0208433964</text:p>
          </table:table-cell>
          <table:table-cell table:formula="of:=[.E305]/100" office:value-type="float" office:value="91528.9846625258" calcext:value-type="float">
            <text:p>91528.9846625258</text:p>
          </table:table-cell>
          <table:table-cell table:formula="of:=[.F305]" office:value-type="float" office:value="505" calcext:value-type="float">
            <text:p>505</text:p>
          </table:table-cell>
        </table:table-row>
        <table:table-row table:style-name="ro2">
          <table:table-cell office:value-type="string" calcext:value-type="string">
            <text:p>Point (446683.33771794033236802 9160870.73841411806643009)</text:p>
          </table:table-cell>
          <table:table-cell office:value-type="float" office:value="715" calcext:value-type="float">
            <text:p>715</text:p>
          </table:table-cell>
          <table:table-cell office:value-type="float" office:value="825" calcext:value-type="float">
            <text:p>825</text:p>
          </table:table-cell>
          <table:table-cell office:value-type="float" office:value="446683.33771794" calcext:value-type="float">
            <text:p>446683.33771794</text:p>
          </table:table-cell>
          <table:table-cell office:value-type="float" office:value="9160870.73841412" calcext:value-type="float">
            <text:p>9160870.73841412</text:p>
          </table:table-cell>
          <table:table-cell office:value-type="float" office:value="825" calcext:value-type="float">
            <text:p>825</text:p>
          </table:table-cell>
          <table:table-cell table:formula="of:=[.D306]/100" office:value-type="float" office:value="4466.8333771794" calcext:value-type="float">
            <text:p>4466.8333771794</text:p>
          </table:table-cell>
          <table:table-cell table:formula="of:=[.E306]/100" office:value-type="float" office:value="91608.7073841412" calcext:value-type="float">
            <text:p>91608.7073841412</text:p>
          </table:table-cell>
          <table:table-cell table:formula="of:=[.F306]" office:value-type="float" office:value="825" calcext:value-type="float">
            <text:p>825</text:p>
          </table:table-cell>
        </table:table-row>
        <table:table-row table:style-name="ro2">
          <table:table-cell office:value-type="string" calcext:value-type="string">
            <text:p>Point (453639.8974102403735742 9172877.30934689380228519)</text:p>
          </table:table-cell>
          <table:table-cell office:value-type="float" office:value="712" calcext:value-type="float">
            <text:p>712</text:p>
          </table:table-cell>
          <table:table-cell office:value-type="float" office:value="875" calcext:value-type="float">
            <text:p>875</text:p>
          </table:table-cell>
          <table:table-cell office:value-type="float" office:value="453639.89741024" calcext:value-type="float">
            <text:p>453639.89741024</text:p>
          </table:table-cell>
          <table:table-cell office:value-type="float" office:value="9172877.30934689" calcext:value-type="float">
            <text:p>9172877.30934689</text:p>
          </table:table-cell>
          <table:table-cell office:value-type="float" office:value="875" calcext:value-type="float">
            <text:p>875</text:p>
          </table:table-cell>
          <table:table-cell table:formula="of:=[.D307]/100" office:value-type="float" office:value="4536.3989741024" calcext:value-type="float">
            <text:p>4536.3989741024</text:p>
          </table:table-cell>
          <table:table-cell table:formula="of:=[.E307]/100" office:value-type="float" office:value="91728.7730934689" calcext:value-type="float">
            <text:p>91728.7730934689</text:p>
          </table:table-cell>
          <table:table-cell table:formula="of:=[.F307]" office:value-type="float" office:value="875" calcext:value-type="float">
            <text:p>875</text:p>
          </table:table-cell>
        </table:table-row>
        <table:table-row table:style-name="ro2">
          <table:table-cell office:value-type="string" calcext:value-type="string">
            <text:p>Point (422507.57759394665481523 9145911.98747462034225464)</text:p>
          </table:table-cell>
          <table:table-cell office:value-type="float" office:value="713" calcext:value-type="float">
            <text:p>713</text:p>
          </table:table-cell>
          <table:table-cell office:value-type="float" office:value="496" calcext:value-type="float">
            <text:p>496</text:p>
          </table:table-cell>
          <table:table-cell office:value-type="float" office:value="422507.577593947" calcext:value-type="float">
            <text:p>422507.577593947</text:p>
          </table:table-cell>
          <table:table-cell office:value-type="float" office:value="9145911.98747462" calcext:value-type="float">
            <text:p>9145911.98747462</text:p>
          </table:table-cell>
          <table:table-cell office:value-type="float" office:value="496" calcext:value-type="float">
            <text:p>496</text:p>
          </table:table-cell>
          <table:table-cell table:formula="of:=[.D308]/100" office:value-type="float" office:value="4225.07577593947" calcext:value-type="float">
            <text:p>4225.07577593947</text:p>
          </table:table-cell>
          <table:table-cell table:formula="of:=[.E308]/100" office:value-type="float" office:value="91459.1198747462" calcext:value-type="float">
            <text:p>91459.1198747462</text:p>
          </table:table-cell>
          <table:table-cell table:formula="of:=[.F308]" office:value-type="float" office:value="496" calcext:value-type="float">
            <text:p>496</text:p>
          </table:table-cell>
        </table:table-row>
        <table:table-row table:style-name="ro2">
          <table:table-cell office:value-type="string" calcext:value-type="string">
            <text:p>Point (416470.06347022845875472 9179488.09211990982294083)</text:p>
          </table:table-cell>
          <table:table-cell office:value-type="float" office:value="718" calcext:value-type="float">
            <text:p>718</text:p>
          </table:table-cell>
          <table:table-cell office:value-type="float" office:value="697" calcext:value-type="float">
            <text:p>697</text:p>
          </table:table-cell>
          <table:table-cell office:value-type="float" office:value="416470.063470228" calcext:value-type="float">
            <text:p>416470.063470228</text:p>
          </table:table-cell>
          <table:table-cell office:value-type="float" office:value="9179488.09211991" calcext:value-type="float">
            <text:p>9179488.09211991</text:p>
          </table:table-cell>
          <table:table-cell office:value-type="float" office:value="697" calcext:value-type="float">
            <text:p>697</text:p>
          </table:table-cell>
          <table:table-cell table:formula="of:=[.D309]/100" office:value-type="float" office:value="4164.70063470228" calcext:value-type="float">
            <text:p>4164.70063470228</text:p>
          </table:table-cell>
          <table:table-cell table:formula="of:=[.E309]/100" office:value-type="float" office:value="91794.8809211991" calcext:value-type="float">
            <text:p>91794.8809211991</text:p>
          </table:table-cell>
          <table:table-cell table:formula="of:=[.F309]" office:value-type="float" office:value="697" calcext:value-type="float">
            <text:p>697</text:p>
          </table:table-cell>
        </table:table-row>
        <table:table-row table:style-name="ro2">
          <table:table-cell office:value-type="string" calcext:value-type="string">
            <text:p>Point (465696.31395598908420652 9183462.66333732567727566)</text:p>
          </table:table-cell>
          <table:table-cell office:value-type="float" office:value="719" calcext:value-type="float">
            <text:p>719</text:p>
          </table:table-cell>
          <table:table-cell office:value-type="float" office:value="959" calcext:value-type="float">
            <text:p>959</text:p>
          </table:table-cell>
          <table:table-cell office:value-type="float" office:value="465696.313955989" calcext:value-type="float">
            <text:p>465696.313955989</text:p>
          </table:table-cell>
          <table:table-cell office:value-type="float" office:value="9183462.66333733" calcext:value-type="float">
            <text:p>9183462.66333733</text:p>
          </table:table-cell>
          <table:table-cell office:value-type="float" office:value="959" calcext:value-type="float">
            <text:p>959</text:p>
          </table:table-cell>
          <table:table-cell table:formula="of:=[.D310]/100" office:value-type="float" office:value="4656.96313955989" calcext:value-type="float">
            <text:p>4656.96313955989</text:p>
          </table:table-cell>
          <table:table-cell table:formula="of:=[.E310]/100" office:value-type="float" office:value="91834.6266333733" calcext:value-type="float">
            <text:p>91834.6266333733</text:p>
          </table:table-cell>
          <table:table-cell table:formula="of:=[.F310]" office:value-type="float" office:value="959" calcext:value-type="float">
            <text:p>959</text:p>
          </table:table-cell>
        </table:table-row>
        <table:table-row table:style-name="ro2">
          <table:table-cell office:value-type="string" calcext:value-type="string">
            <text:p>Point (467177.40341052488656715 9167357.69787701219320297)</text:p>
          </table:table-cell>
          <table:table-cell office:value-type="float" office:value="716" calcext:value-type="float">
            <text:p>716</text:p>
          </table:table-cell>
          <table:table-cell office:value-type="float" office:value="892" calcext:value-type="float">
            <text:p>892</text:p>
          </table:table-cell>
          <table:table-cell office:value-type="float" office:value="467177.403410525" calcext:value-type="float">
            <text:p>467177.403410525</text:p>
          </table:table-cell>
          <table:table-cell office:value-type="float" office:value="9167357.69787701" calcext:value-type="float">
            <text:p>9167357.69787701</text:p>
          </table:table-cell>
          <table:table-cell office:value-type="float" office:value="892" calcext:value-type="float">
            <text:p>892</text:p>
          </table:table-cell>
          <table:table-cell table:formula="of:=[.D311]/100" office:value-type="float" office:value="4671.77403410525" calcext:value-type="float">
            <text:p>4671.77403410525</text:p>
          </table:table-cell>
          <table:table-cell table:formula="of:=[.E311]/100" office:value-type="float" office:value="91673.5769787701" calcext:value-type="float">
            <text:p>91673.5769787701</text:p>
          </table:table-cell>
          <table:table-cell table:formula="of:=[.F311]" office:value-type="float" office:value="892" calcext:value-type="float">
            <text:p>892</text:p>
          </table:table-cell>
        </table:table-row>
        <table:table-row table:style-name="ro2">
          <table:table-cell office:value-type="string" calcext:value-type="string">
            <text:p>Point (468960.19070278771687299 9139265.54713832587003708)</text:p>
          </table:table-cell>
          <table:table-cell office:value-type="float" office:value="717" calcext:value-type="float">
            <text:p>717</text:p>
          </table:table-cell>
          <table:table-cell office:value-type="float" office:value="536" calcext:value-type="float">
            <text:p>536</text:p>
          </table:table-cell>
          <table:table-cell office:value-type="float" office:value="468960.190702788" calcext:value-type="float">
            <text:p>468960.190702788</text:p>
          </table:table-cell>
          <table:table-cell office:value-type="float" office:value="9139265.54713833" calcext:value-type="float">
            <text:p>9139265.54713833</text:p>
          </table:table-cell>
          <table:table-cell office:value-type="float" office:value="536" calcext:value-type="float">
            <text:p>536</text:p>
          </table:table-cell>
          <table:table-cell table:formula="of:=[.D312]/100" office:value-type="float" office:value="4689.60190702788" calcext:value-type="float">
            <text:p>4689.60190702788</text:p>
          </table:table-cell>
          <table:table-cell table:formula="of:=[.E312]/100" office:value-type="float" office:value="91392.6554713833" calcext:value-type="float">
            <text:p>91392.6554713833</text:p>
          </table:table-cell>
          <table:table-cell table:formula="of:=[.F312]" office:value-type="float" office:value="536" calcext:value-type="float">
            <text:p>536</text:p>
          </table:table-cell>
        </table:table-row>
        <table:table-row table:style-name="ro2">
          <table:table-cell office:value-type="string" calcext:value-type="string">
            <text:p>Point (467382.1876044970122166 9128854.79288709163665771)</text:p>
          </table:table-cell>
          <table:table-cell office:value-type="float" office:value="706" calcext:value-type="float">
            <text:p>706</text:p>
          </table:table-cell>
          <table:table-cell office:value-type="float" office:value="438" calcext:value-type="float">
            <text:p>438</text:p>
          </table:table-cell>
          <table:table-cell office:value-type="float" office:value="467382.187604497" calcext:value-type="float">
            <text:p>467382.187604497</text:p>
          </table:table-cell>
          <table:table-cell office:value-type="float" office:value="9128854.79288709" calcext:value-type="float">
            <text:p>9128854.79288709</text:p>
          </table:table-cell>
          <table:table-cell office:value-type="float" office:value="438" calcext:value-type="float">
            <text:p>438</text:p>
          </table:table-cell>
          <table:table-cell table:formula="of:=[.D313]/100" office:value-type="float" office:value="4673.82187604497" calcext:value-type="float">
            <text:p>4673.82187604497</text:p>
          </table:table-cell>
          <table:table-cell table:formula="of:=[.E313]/100" office:value-type="float" office:value="91288.5479288709" calcext:value-type="float">
            <text:p>91288.5479288709</text:p>
          </table:table-cell>
          <table:table-cell table:formula="of:=[.F313]" office:value-type="float" office:value="438" calcext:value-type="float">
            <text:p>438</text:p>
          </table:table-cell>
        </table:table-row>
        <table:table-row table:style-name="ro2">
          <table:table-cell office:value-type="string" calcext:value-type="string">
            <text:p>Point (437095.79756331141106784 9177963.72377909533679485)</text:p>
          </table:table-cell>
          <table:table-cell office:value-type="float" office:value="707" calcext:value-type="float">
            <text:p>707</text:p>
          </table:table-cell>
          <table:table-cell office:value-type="float" office:value="939" calcext:value-type="float">
            <text:p>939</text:p>
          </table:table-cell>
          <table:table-cell office:value-type="float" office:value="437095.797563311" calcext:value-type="float">
            <text:p>437095.797563311</text:p>
          </table:table-cell>
          <table:table-cell office:value-type="float" office:value="9177963.7237791" calcext:value-type="float">
            <text:p>9177963.7237791</text:p>
          </table:table-cell>
          <table:table-cell office:value-type="float" office:value="939" calcext:value-type="float">
            <text:p>939</text:p>
          </table:table-cell>
          <table:table-cell table:formula="of:=[.D314]/100" office:value-type="float" office:value="4370.95797563311" calcext:value-type="float">
            <text:p>4370.95797563311</text:p>
          </table:table-cell>
          <table:table-cell table:formula="of:=[.E314]/100" office:value-type="float" office:value="91779.637237791" calcext:value-type="float">
            <text:p>91779.637237791</text:p>
          </table:table-cell>
          <table:table-cell table:formula="of:=[.F314]" office:value-type="float" office:value="939" calcext:value-type="float">
            <text:p>939</text:p>
          </table:table-cell>
        </table:table-row>
        <table:table-row table:style-name="ro2">
          <table:table-cell office:value-type="string" calcext:value-type="string">
            <text:p>Point (414893.1411632833769545 9143667.20111097022891045)</text:p>
          </table:table-cell>
          <table:table-cell office:value-type="float" office:value="704" calcext:value-type="float">
            <text:p>704</text:p>
          </table:table-cell>
          <table:table-cell office:value-type="float" office:value="540" calcext:value-type="float">
            <text:p>540</text:p>
          </table:table-cell>
          <table:table-cell office:value-type="float" office:value="414893.141163283" calcext:value-type="float">
            <text:p>414893.141163283</text:p>
          </table:table-cell>
          <table:table-cell office:value-type="float" office:value="9143667.20111097" calcext:value-type="float">
            <text:p>9143667.20111097</text:p>
          </table:table-cell>
          <table:table-cell office:value-type="float" office:value="540" calcext:value-type="float">
            <text:p>540</text:p>
          </table:table-cell>
          <table:table-cell table:formula="of:=[.D315]/100" office:value-type="float" office:value="4148.93141163283" calcext:value-type="float">
            <text:p>4148.93141163283</text:p>
          </table:table-cell>
          <table:table-cell table:formula="of:=[.E315]/100" office:value-type="float" office:value="91436.6720111097" calcext:value-type="float">
            <text:p>91436.6720111097</text:p>
          </table:table-cell>
          <table:table-cell table:formula="of:=[.F315]"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Point (466560.58202234259806573 9167330.8819646667689085)</text:p>
          </table:table-cell>
          <table:table-cell office:value-type="float" office:value="705" calcext:value-type="float">
            <text:p>705</text:p>
          </table:table-cell>
          <table:table-cell office:value-type="float" office:value="888" calcext:value-type="float">
            <text:p>888</text:p>
          </table:table-cell>
          <table:table-cell office:value-type="float" office:value="466560.582022343" calcext:value-type="float">
            <text:p>466560.582022343</text:p>
          </table:table-cell>
          <table:table-cell office:value-type="float" office:value="9167330.88196467" calcext:value-type="float">
            <text:p>9167330.88196467</text:p>
          </table:table-cell>
          <table:table-cell office:value-type="float" office:value="888" calcext:value-type="float">
            <text:p>888</text:p>
          </table:table-cell>
          <table:table-cell table:formula="of:=[.D316]/100" office:value-type="float" office:value="4665.60582022343" calcext:value-type="float">
            <text:p>4665.60582022343</text:p>
          </table:table-cell>
          <table:table-cell table:formula="of:=[.E316]/100" office:value-type="float" office:value="91673.3088196467" calcext:value-type="float">
            <text:p>91673.3088196467</text:p>
          </table:table-cell>
          <table:table-cell table:formula="of:=[.F316]" office:value-type="float" office:value="888" calcext:value-type="float">
            <text:p>888</text:p>
          </table:table-cell>
        </table:table-row>
        <table:table-row table:style-name="ro2">
          <table:table-cell office:value-type="string" calcext:value-type="string">
            <text:p>Point (443524.57406619028188288 9132557.07844671420753002)</text:p>
          </table:table-cell>
          <table:table-cell office:value-type="float" office:value="710" calcext:value-type="float">
            <text:p>710</text:p>
          </table:table-cell>
          <table:table-cell office:value-type="float" office:value="454" calcext:value-type="float">
            <text:p>454</text:p>
          </table:table-cell>
          <table:table-cell office:value-type="float" office:value="443524.57406619" calcext:value-type="float">
            <text:p>443524.57406619</text:p>
          </table:table-cell>
          <table:table-cell office:value-type="float" office:value="9132557.07844671" calcext:value-type="float">
            <text:p>9132557.07844671</text:p>
          </table:table-cell>
          <table:table-cell office:value-type="float" office:value="454" calcext:value-type="float">
            <text:p>454</text:p>
          </table:table-cell>
          <table:table-cell table:formula="of:=[.D317]/100" office:value-type="float" office:value="4435.2457406619" calcext:value-type="float">
            <text:p>4435.2457406619</text:p>
          </table:table-cell>
          <table:table-cell table:formula="of:=[.E317]/100" office:value-type="float" office:value="91325.5707844671" calcext:value-type="float">
            <text:p>91325.5707844671</text:p>
          </table:table-cell>
          <table:table-cell table:formula="of:=[.F317]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Point (453754.75013691885396838 9159726.95369347743690014)</text:p>
          </table:table-cell>
          <table:table-cell office:value-type="float" office:value="711" calcext:value-type="float">
            <text:p>711</text:p>
          </table:table-cell>
          <table:table-cell office:value-type="float" office:value="945" calcext:value-type="float">
            <text:p>945</text:p>
          </table:table-cell>
          <table:table-cell office:value-type="float" office:value="453754.750136919" calcext:value-type="float">
            <text:p>453754.750136919</text:p>
          </table:table-cell>
          <table:table-cell office:value-type="float" office:value="9159726.95369348" calcext:value-type="float">
            <text:p>9159726.95369348</text:p>
          </table:table-cell>
          <table:table-cell office:value-type="float" office:value="945" calcext:value-type="float">
            <text:p>945</text:p>
          </table:table-cell>
          <table:table-cell table:formula="of:=[.D318]/100" office:value-type="float" office:value="4537.54750136919" calcext:value-type="float">
            <text:p>4537.54750136919</text:p>
          </table:table-cell>
          <table:table-cell table:formula="of:=[.E318]/100" office:value-type="float" office:value="91597.2695369348" calcext:value-type="float">
            <text:p>91597.2695369348</text:p>
          </table:table-cell>
          <table:table-cell table:formula="of:=[.F318]" office:value-type="float" office:value="945" calcext:value-type="float">
            <text:p>945</text:p>
          </table:table-cell>
        </table:table-row>
        <table:table-row table:style-name="ro2">
          <table:table-cell office:value-type="string" calcext:value-type="string">
            <text:p>Point (421942.60786803672090173 9183433.77998152375221252)</text:p>
          </table:table-cell>
          <table:table-cell office:value-type="float" office:value="708" calcext:value-type="float">
            <text:p>708</text:p>
          </table:table-cell>
          <table:table-cell office:value-type="float" office:value="920" calcext:value-type="float">
            <text:p>920</text:p>
          </table:table-cell>
          <table:table-cell office:value-type="float" office:value="421942.607868037" calcext:value-type="float">
            <text:p>421942.607868037</text:p>
          </table:table-cell>
          <table:table-cell office:value-type="float" office:value="9183433.77998152" calcext:value-type="float">
            <text:p>9183433.77998152</text:p>
          </table:table-cell>
          <table:table-cell office:value-type="float" office:value="920" calcext:value-type="float">
            <text:p>920</text:p>
          </table:table-cell>
          <table:table-cell table:formula="of:=[.D319]/100" office:value-type="float" office:value="4219.42607868037" calcext:value-type="float">
            <text:p>4219.42607868037</text:p>
          </table:table-cell>
          <table:table-cell table:formula="of:=[.E319]/100" office:value-type="float" office:value="91834.3377998152" calcext:value-type="float">
            <text:p>91834.3377998152</text:p>
          </table:table-cell>
          <table:table-cell table:formula="of:=[.F319]" office:value-type="float" office:value="920" calcext:value-type="float">
            <text:p>920</text:p>
          </table:table-cell>
        </table:table-row>
        <table:table-row table:style-name="ro2">
          <table:table-cell office:value-type="string" calcext:value-type="string">
            <text:p>Point (430305.16630805708700791 9170714.45606641098856926)</text:p>
          </table:table-cell>
          <table:table-cell office:value-type="float" office:value="709" calcext:value-type="float">
            <text:p>709</text:p>
          </table:table-cell>
          <table:table-cell office:value-type="float" office:value="665" calcext:value-type="float">
            <text:p>665</text:p>
          </table:table-cell>
          <table:table-cell office:value-type="float" office:value="430305.166308057" calcext:value-type="float">
            <text:p>430305.166308057</text:p>
          </table:table-cell>
          <table:table-cell office:value-type="float" office:value="9170714.45606641" calcext:value-type="float">
            <text:p>9170714.45606641</text:p>
          </table:table-cell>
          <table:table-cell office:value-type="float" office:value="665" calcext:value-type="float">
            <text:p>665</text:p>
          </table:table-cell>
          <table:table-cell table:formula="of:=[.D320]/100" office:value-type="float" office:value="4303.05166308057" calcext:value-type="float">
            <text:p>4303.05166308057</text:p>
          </table:table-cell>
          <table:table-cell table:formula="of:=[.E320]/100" office:value-type="float" office:value="91707.1445606641" calcext:value-type="float">
            <text:p>91707.1445606641</text:p>
          </table:table-cell>
          <table:table-cell table:formula="of:=[.F320]" office:value-type="float" office:value="665" calcext:value-type="float">
            <text:p>665</text:p>
          </table:table-cell>
        </table:table-row>
        <table:table-row table:style-name="ro2">
          <table:table-cell office:value-type="string" calcext:value-type="string">
            <text:p>Point (416677.15007260302081704 9134811.22787294909358025)</text:p>
          </table:table-cell>
          <table:table-cell office:value-type="float" office:value="730" calcext:value-type="float">
            <text:p>730</text:p>
          </table:table-cell>
          <table:table-cell office:value-type="float" office:value="453" calcext:value-type="float">
            <text:p>453</text:p>
          </table:table-cell>
          <table:table-cell office:value-type="float" office:value="416677.150072603" calcext:value-type="float">
            <text:p>416677.150072603</text:p>
          </table:table-cell>
          <table:table-cell office:value-type="float" office:value="9134811.22787295" calcext:value-type="float">
            <text:p>9134811.22787295</text:p>
          </table:table-cell>
          <table:table-cell office:value-type="float" office:value="453" calcext:value-type="float">
            <text:p>453</text:p>
          </table:table-cell>
          <table:table-cell table:formula="of:=[.D321]/100" office:value-type="float" office:value="4166.77150072603" calcext:value-type="float">
            <text:p>4166.77150072603</text:p>
          </table:table-cell>
          <table:table-cell table:formula="of:=[.E321]/100" office:value-type="float" office:value="91348.1122787295" calcext:value-type="float">
            <text:p>91348.1122787295</text:p>
          </table:table-cell>
          <table:table-cell table:formula="of:=[.F321]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Point (456987.99930905201472342 9181976.62870236113667488)</text:p>
          </table:table-cell>
          <table:table-cell office:value-type="float" office:value="731" calcext:value-type="float">
            <text:p>731</text:p>
          </table:table-cell>
          <table:table-cell office:value-type="float" office:value="943" calcext:value-type="float">
            <text:p>943</text:p>
          </table:table-cell>
          <table:table-cell office:value-type="float" office:value="456987.999309052" calcext:value-type="float">
            <text:p>456987.999309052</text:p>
          </table:table-cell>
          <table:table-cell office:value-type="float" office:value="9181976.62870236" calcext:value-type="float">
            <text:p>9181976.62870236</text:p>
          </table:table-cell>
          <table:table-cell office:value-type="float" office:value="943" calcext:value-type="float">
            <text:p>943</text:p>
          </table:table-cell>
          <table:table-cell table:formula="of:=[.D322]/100" office:value-type="float" office:value="4569.87999309052" calcext:value-type="float">
            <text:p>4569.87999309052</text:p>
          </table:table-cell>
          <table:table-cell table:formula="of:=[.E322]/100" office:value-type="float" office:value="91819.7662870236" calcext:value-type="float">
            <text:p>91819.7662870236</text:p>
          </table:table-cell>
          <table:table-cell table:formula="of:=[.F322]" office:value-type="float" office:value="943" calcext:value-type="float">
            <text:p>943</text:p>
          </table:table-cell>
        </table:table-row>
        <table:table-row table:style-name="ro2">
          <table:table-cell office:value-type="string" calcext:value-type="string">
            <text:p>Point (444882.77449722733581439 9134612.79386161081492901)</text:p>
          </table:table-cell>
          <table:table-cell office:value-type="float" office:value="728" calcext:value-type="float">
            <text:p>728</text:p>
          </table:table-cell>
          <table:table-cell office:value-type="float" office:value="460" calcext:value-type="float">
            <text:p>460</text:p>
          </table:table-cell>
          <table:table-cell office:value-type="float" office:value="444882.774497227" calcext:value-type="float">
            <text:p>444882.774497227</text:p>
          </table:table-cell>
          <table:table-cell office:value-type="float" office:value="9134612.79386161" calcext:value-type="float">
            <text:p>9134612.79386161</text:p>
          </table:table-cell>
          <table:table-cell office:value-type="float" office:value="460" calcext:value-type="float">
            <text:p>460</text:p>
          </table:table-cell>
          <table:table-cell table:formula="of:=[.D323]/100" office:value-type="float" office:value="4448.82774497227" calcext:value-type="float">
            <text:p>4448.82774497227</text:p>
          </table:table-cell>
          <table:table-cell table:formula="of:=[.E323]/100" office:value-type="float" office:value="91346.1279386161" calcext:value-type="float">
            <text:p>91346.1279386161</text:p>
          </table:table-cell>
          <table:table-cell table:formula="of:=[.F323]" office:value-type="float" office:value="460" calcext:value-type="float">
            <text:p>460</text:p>
          </table:table-cell>
        </table:table-row>
        <table:table-row table:style-name="ro2">
          <table:table-cell office:value-type="string" calcext:value-type="string">
            <text:p>Point (452445.02370816940674558 9164563.96056563779711723)</text:p>
          </table:table-cell>
          <table:table-cell office:value-type="float" office:value="729" calcext:value-type="float">
            <text:p>729</text:p>
          </table:table-cell>
          <table:table-cell office:value-type="float" office:value="926" calcext:value-type="float">
            <text:p>926</text:p>
          </table:table-cell>
          <table:table-cell office:value-type="float" office:value="452445.023708169" calcext:value-type="float">
            <text:p>452445.023708169</text:p>
          </table:table-cell>
          <table:table-cell office:value-type="float" office:value="9164563.96056564" calcext:value-type="float">
            <text:p>9164563.96056564</text:p>
          </table:table-cell>
          <table:table-cell office:value-type="float" office:value="926" calcext:value-type="float">
            <text:p>926</text:p>
          </table:table-cell>
          <table:table-cell table:formula="of:=[.D324]/100" office:value-type="float" office:value="4524.45023708169" calcext:value-type="float">
            <text:p>4524.45023708169</text:p>
          </table:table-cell>
          <table:table-cell table:formula="of:=[.E324]/100" office:value-type="float" office:value="91645.6396056564" calcext:value-type="float">
            <text:p>91645.6396056564</text:p>
          </table:table-cell>
          <table:table-cell table:formula="of:=[.F324]" office:value-type="float" office:value="926" calcext:value-type="float">
            <text:p>926</text:p>
          </table:table-cell>
        </table:table-row>
        <table:table-row table:style-name="ro2">
          <table:table-cell office:value-type="string" calcext:value-type="string">
            <text:p>Point (456799.20483358885394409 9141831.64353038556873798)</text:p>
          </table:table-cell>
          <table:table-cell office:value-type="float" office:value="734" calcext:value-type="float">
            <text:p>734</text:p>
          </table:table-cell>
          <table:table-cell office:value-type="float" office:value="506" calcext:value-type="float">
            <text:p>506</text:p>
          </table:table-cell>
          <table:table-cell office:value-type="float" office:value="456799.204833589" calcext:value-type="float">
            <text:p>456799.204833589</text:p>
          </table:table-cell>
          <table:table-cell office:value-type="float" office:value="9141831.64353039" calcext:value-type="float">
            <text:p>9141831.64353039</text:p>
          </table:table-cell>
          <table:table-cell office:value-type="float" office:value="506" calcext:value-type="float">
            <text:p>506</text:p>
          </table:table-cell>
          <table:table-cell table:formula="of:=[.D325]/100" office:value-type="float" office:value="4567.99204833589" calcext:value-type="float">
            <text:p>4567.99204833589</text:p>
          </table:table-cell>
          <table:table-cell table:formula="of:=[.E325]/100" office:value-type="float" office:value="91418.3164353039" calcext:value-type="float">
            <text:p>91418.3164353039</text:p>
          </table:table-cell>
          <table:table-cell table:formula="of:=[.F325]" office:value-type="float" office:value="506" calcext:value-type="float">
            <text:p>506</text:p>
          </table:table-cell>
        </table:table-row>
        <table:table-row table:style-name="ro2">
          <table:table-cell office:value-type="string" calcext:value-type="string">
            <text:p>Point (469637.25807499123038724 9170464.42920893803238869)</text:p>
          </table:table-cell>
          <table:table-cell office:value-type="float" office:value="735" calcext:value-type="float">
            <text:p>735</text:p>
          </table:table-cell>
          <table:table-cell office:value-type="float" office:value="918" calcext:value-type="float">
            <text:p>918</text:p>
          </table:table-cell>
          <table:table-cell office:value-type="float" office:value="469637.258074991" calcext:value-type="float">
            <text:p>469637.258074991</text:p>
          </table:table-cell>
          <table:table-cell office:value-type="float" office:value="9170464.42920894" calcext:value-type="float">
            <text:p>9170464.42920894</text:p>
          </table:table-cell>
          <table:table-cell office:value-type="float" office:value="918" calcext:value-type="float">
            <text:p>918</text:p>
          </table:table-cell>
          <table:table-cell table:formula="of:=[.D326]/100" office:value-type="float" office:value="4696.37258074991" calcext:value-type="float">
            <text:p>4696.37258074991</text:p>
          </table:table-cell>
          <table:table-cell table:formula="of:=[.E326]/100" office:value-type="float" office:value="91704.6442920894" calcext:value-type="float">
            <text:p>91704.6442920894</text:p>
          </table:table-cell>
          <table:table-cell table:formula="of:=[.F326]" office:value-type="float" office:value="918" calcext:value-type="float">
            <text:p>918</text:p>
          </table:table-cell>
        </table:table-row>
        <table:table-row table:style-name="ro2">
          <table:table-cell office:value-type="string" calcext:value-type="string">
            <text:p>Point (444705.75061227480182424 9176047.91526160575449467)</text:p>
          </table:table-cell>
          <table:table-cell office:value-type="float" office:value="732" calcext:value-type="float">
            <text:p>732</text:p>
          </table:table-cell>
          <table:table-cell office:value-type="float" office:value="903" calcext:value-type="float">
            <text:p>903</text:p>
          </table:table-cell>
          <table:table-cell office:value-type="float" office:value="444705.750612275" calcext:value-type="float">
            <text:p>444705.750612275</text:p>
          </table:table-cell>
          <table:table-cell office:value-type="float" office:value="9176047.91526161" calcext:value-type="float">
            <text:p>9176047.91526161</text:p>
          </table:table-cell>
          <table:table-cell office:value-type="float" office:value="903" calcext:value-type="float">
            <text:p>903</text:p>
          </table:table-cell>
          <table:table-cell table:formula="of:=[.D327]/100" office:value-type="float" office:value="4447.05750612275" calcext:value-type="float">
            <text:p>4447.05750612275</text:p>
          </table:table-cell>
          <table:table-cell table:formula="of:=[.E327]/100" office:value-type="float" office:value="91760.4791526161" calcext:value-type="float">
            <text:p>91760.4791526161</text:p>
          </table:table-cell>
          <table:table-cell table:formula="of:=[.F327]" office:value-type="float" office:value="903" calcext:value-type="float">
            <text:p>903</text:p>
          </table:table-cell>
        </table:table-row>
        <table:table-row table:style-name="ro2">
          <table:table-cell office:value-type="string" calcext:value-type="string">
            <text:p>Point (466736.9997352707432583 9138562.64455454424023628)</text:p>
          </table:table-cell>
          <table:table-cell office:value-type="float" office:value="733" calcext:value-type="float">
            <text:p>733</text:p>
          </table:table-cell>
          <table:table-cell office:value-type="float" office:value="510" calcext:value-type="float">
            <text:p>510</text:p>
          </table:table-cell>
          <table:table-cell office:value-type="float" office:value="466736.999735271" calcext:value-type="float">
            <text:p>466736.999735271</text:p>
          </table:table-cell>
          <table:table-cell office:value-type="float" office:value="9138562.64455454" calcext:value-type="float">
            <text:p>9138562.64455454</text:p>
          </table:table-cell>
          <table:table-cell office:value-type="float" office:value="510" calcext:value-type="float">
            <text:p>510</text:p>
          </table:table-cell>
          <table:table-cell table:formula="of:=[.D328]/100" office:value-type="float" office:value="4667.36999735271" calcext:value-type="float">
            <text:p>4667.36999735271</text:p>
          </table:table-cell>
          <table:table-cell table:formula="of:=[.E328]/100" office:value-type="float" office:value="91385.6264455454" calcext:value-type="float">
            <text:p>91385.6264455454</text:p>
          </table:table-cell>
          <table:table-cell table:formula="of:=[.F328]" office:value-type="float" office:value="510" calcext:value-type="float">
            <text:p>510</text:p>
          </table:table-cell>
        </table:table-row>
        <table:table-row table:style-name="ro2">
          <table:table-cell office:value-type="string" calcext:value-type="string">
            <text:p>Point (456700.45398475154070184 9152771.42953087948262691)</text:p>
          </table:table-cell>
          <table:table-cell office:value-type="float" office:value="722" calcext:value-type="float">
            <text:p>722</text:p>
          </table:table-cell>
          <table:table-cell office:value-type="float" office:value="654" calcext:value-type="float">
            <text:p>654</text:p>
          </table:table-cell>
          <table:table-cell office:value-type="float" office:value="456700.453984752" calcext:value-type="float">
            <text:p>456700.453984752</text:p>
          </table:table-cell>
          <table:table-cell office:value-type="float" office:value="9152771.42953088" calcext:value-type="float">
            <text:p>9152771.42953088</text:p>
          </table:table-cell>
          <table:table-cell office:value-type="float" office:value="654" calcext:value-type="float">
            <text:p>654</text:p>
          </table:table-cell>
          <table:table-cell table:formula="of:=[.D329]/100" office:value-type="float" office:value="4567.00453984752" calcext:value-type="float">
            <text:p>4567.00453984752</text:p>
          </table:table-cell>
          <table:table-cell table:formula="of:=[.E329]/100" office:value-type="float" office:value="91527.7142953088" calcext:value-type="float">
            <text:p>91527.7142953088</text:p>
          </table:table-cell>
          <table:table-cell table:formula="of:=[.F329]" office:value-type="float" office:value="654" calcext:value-type="float">
            <text:p>654</text:p>
          </table:table-cell>
        </table:table-row>
        <table:table-row table:style-name="ro2">
          <table:table-cell office:value-type="string" calcext:value-type="string">
            <text:p>Point (424626.01193599717225879 9144475.16119295172393322)</text:p>
          </table:table-cell>
          <table:table-cell office:value-type="float" office:value="723" calcext:value-type="float">
            <text:p>723</text:p>
          </table:table-cell>
          <table:table-cell office:value-type="float" office:value="496" calcext:value-type="float">
            <text:p>496</text:p>
          </table:table-cell>
          <table:table-cell office:value-type="float" office:value="424626.011935997" calcext:value-type="float">
            <text:p>424626.011935997</text:p>
          </table:table-cell>
          <table:table-cell office:value-type="float" office:value="9144475.16119295" calcext:value-type="float">
            <text:p>9144475.16119295</text:p>
          </table:table-cell>
          <table:table-cell office:value-type="float" office:value="496" calcext:value-type="float">
            <text:p>496</text:p>
          </table:table-cell>
          <table:table-cell table:formula="of:=[.D330]/100" office:value-type="float" office:value="4246.26011935997" calcext:value-type="float">
            <text:p>4246.26011935997</text:p>
          </table:table-cell>
          <table:table-cell table:formula="of:=[.E330]/100" office:value-type="float" office:value="91444.7516119295" calcext:value-type="float">
            <text:p>91444.7516119295</text:p>
          </table:table-cell>
          <table:table-cell table:formula="of:=[.F330]" office:value-type="float" office:value="496" calcext:value-type="float">
            <text:p>496</text:p>
          </table:table-cell>
        </table:table-row>
        <table:table-row table:style-name="ro2">
          <table:table-cell office:value-type="string" calcext:value-type="string">
            <text:p>Point (428956.20144121028715745 9168968.49592595174908638)</text:p>
          </table:table-cell>
          <table:table-cell office:value-type="float" office:value="720" calcext:value-type="float">
            <text:p>720</text:p>
          </table:table-cell>
          <table:table-cell office:value-type="float" office:value="599" calcext:value-type="float">
            <text:p>599</text:p>
          </table:table-cell>
          <table:table-cell office:value-type="float" office:value="428956.20144121" calcext:value-type="float">
            <text:p>428956.20144121</text:p>
          </table:table-cell>
          <table:table-cell office:value-type="float" office:value="9168968.49592595" calcext:value-type="float">
            <text:p>9168968.49592595</text:p>
          </table:table-cell>
          <table:table-cell office:value-type="float" office:value="599" calcext:value-type="float">
            <text:p>599</text:p>
          </table:table-cell>
          <table:table-cell table:formula="of:=[.D331]/100" office:value-type="float" office:value="4289.5620144121" calcext:value-type="float">
            <text:p>4289.5620144121</text:p>
          </table:table-cell>
          <table:table-cell table:formula="of:=[.E331]/100" office:value-type="float" office:value="91689.6849592595" calcext:value-type="float">
            <text:p>91689.6849592595</text:p>
          </table:table-cell>
          <table:table-cell table:formula="of:=[.F331]" office:value-type="float" office:value="599" calcext:value-type="float">
            <text:p>599</text:p>
          </table:table-cell>
        </table:table-row>
        <table:table-row table:style-name="ro2">
          <table:table-cell office:value-type="string" calcext:value-type="string">
            <text:p>Point (419993.76305608765687793 9151402.68036398105323315)</text:p>
          </table:table-cell>
          <table:table-cell office:value-type="float" office:value="721" calcext:value-type="float">
            <text:p>721</text:p>
          </table:table-cell>
          <table:table-cell office:value-type="float" office:value="450" calcext:value-type="float">
            <text:p>450</text:p>
          </table:table-cell>
          <table:table-cell office:value-type="float" office:value="419993.763056088" calcext:value-type="float">
            <text:p>419993.763056088</text:p>
          </table:table-cell>
          <table:table-cell office:value-type="float" office:value="9151402.68036398" calcext:value-type="float">
            <text:p>9151402.68036398</text:p>
          </table:table-cell>
          <table:table-cell office:value-type="float" office:value="450" calcext:value-type="float">
            <text:p>450</text:p>
          </table:table-cell>
          <table:table-cell table:formula="of:=[.D332]/100" office:value-type="float" office:value="4199.93763056088" calcext:value-type="float">
            <text:p>4199.93763056088</text:p>
          </table:table-cell>
          <table:table-cell table:formula="of:=[.E332]/100" office:value-type="float" office:value="91514.0268036398" calcext:value-type="float">
            <text:p>91514.0268036398</text:p>
          </table:table-cell>
          <table:table-cell table:formula="of:=[.F332]"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Point (453265.64189370290841907 9156707.09562629461288452)</text:p>
          </table:table-cell>
          <table:table-cell office:value-type="float" office:value="726" calcext:value-type="float">
            <text:p>726</text:p>
          </table:table-cell>
          <table:table-cell office:value-type="float" office:value="615" calcext:value-type="float">
            <text:p>615</text:p>
          </table:table-cell>
          <table:table-cell office:value-type="float" office:value="453265.641893703" calcext:value-type="float">
            <text:p>453265.641893703</text:p>
          </table:table-cell>
          <table:table-cell office:value-type="float" office:value="9156707.0956263" calcext:value-type="float">
            <text:p>9156707.0956263</text:p>
          </table:table-cell>
          <table:table-cell office:value-type="float" office:value="615" calcext:value-type="float">
            <text:p>615</text:p>
          </table:table-cell>
          <table:table-cell table:formula="of:=[.D333]/100" office:value-type="float" office:value="4532.65641893703" calcext:value-type="float">
            <text:p>4532.65641893703</text:p>
          </table:table-cell>
          <table:table-cell table:formula="of:=[.E333]/100" office:value-type="float" office:value="91567.070956263" calcext:value-type="float">
            <text:p>91567.070956263</text:p>
          </table:table-cell>
          <table:table-cell table:formula="of:=[.F333]" office:value-type="float" office:value="615" calcext:value-type="float">
            <text:p>615</text:p>
          </table:table-cell>
        </table:table-row>
        <table:table-row table:style-name="ro2">
          <table:table-cell office:value-type="string" calcext:value-type="string">
            <text:p>Point (432948.99194393231300637 9156493.05348715931177139)</text:p>
          </table:table-cell>
          <table:table-cell office:value-type="float" office:value="727" calcext:value-type="float">
            <text:p>727</text:p>
          </table:table-cell>
          <table:table-cell office:value-type="float" office:value="497" calcext:value-type="float">
            <text:p>497</text:p>
          </table:table-cell>
          <table:table-cell office:value-type="float" office:value="432948.991943932" calcext:value-type="float">
            <text:p>432948.991943932</text:p>
          </table:table-cell>
          <table:table-cell office:value-type="float" office:value="9156493.05348716" calcext:value-type="float">
            <text:p>9156493.05348716</text:p>
          </table:table-cell>
          <table:table-cell office:value-type="float" office:value="497" calcext:value-type="float">
            <text:p>497</text:p>
          </table:table-cell>
          <table:table-cell table:formula="of:=[.D334]/100" office:value-type="float" office:value="4329.48991943932" calcext:value-type="float">
            <text:p>4329.48991943932</text:p>
          </table:table-cell>
          <table:table-cell table:formula="of:=[.E334]/100" office:value-type="float" office:value="91564.9305348716" calcext:value-type="float">
            <text:p>91564.9305348716</text:p>
          </table:table-cell>
          <table:table-cell table:formula="of:=[.F334]" office:value-type="float" office:value="497" calcext:value-type="float">
            <text:p>497</text:p>
          </table:table-cell>
        </table:table-row>
        <table:table-row table:style-name="ro2">
          <table:table-cell office:value-type="string" calcext:value-type="string">
            <text:p>Point (421275.31954240484628826 9148077.165194196626544)</text:p>
          </table:table-cell>
          <table:table-cell office:value-type="float" office:value="724" calcext:value-type="float">
            <text:p>724</text:p>
          </table:table-cell>
          <table:table-cell office:value-type="float" office:value="485" calcext:value-type="float">
            <text:p>485</text:p>
          </table:table-cell>
          <table:table-cell office:value-type="float" office:value="421275.319542405" calcext:value-type="float">
            <text:p>421275.319542405</text:p>
          </table:table-cell>
          <table:table-cell office:value-type="float" office:value="9148077.1651942" calcext:value-type="float">
            <text:p>9148077.1651942</text:p>
          </table:table-cell>
          <table:table-cell office:value-type="float" office:value="485" calcext:value-type="float">
            <text:p>485</text:p>
          </table:table-cell>
          <table:table-cell table:formula="of:=[.D335]/100" office:value-type="float" office:value="4212.75319542405" calcext:value-type="float">
            <text:p>4212.75319542405</text:p>
          </table:table-cell>
          <table:table-cell table:formula="of:=[.E335]/100" office:value-type="float" office:value="91480.771651942" calcext:value-type="float">
            <text:p>91480.771651942</text:p>
          </table:table-cell>
          <table:table-cell table:formula="of:=[.F335]" office:value-type="float" office:value="485" calcext:value-type="float">
            <text:p>485</text:p>
          </table:table-cell>
        </table:table-row>
        <table:table-row table:style-name="ro2">
          <table:table-cell office:value-type="string" calcext:value-type="string">
            <text:p>Point (456006.52364212309475988 9145514.99610564298927784)</text:p>
          </table:table-cell>
          <table:table-cell office:value-type="float" office:value="725" calcext:value-type="float">
            <text:p>725</text:p>
          </table:table-cell>
          <table:table-cell office:value-type="float" office:value="502" calcext:value-type="float">
            <text:p>502</text:p>
          </table:table-cell>
          <table:table-cell office:value-type="float" office:value="456006.523642123" calcext:value-type="float">
            <text:p>456006.523642123</text:p>
          </table:table-cell>
          <table:table-cell office:value-type="float" office:value="9145514.99610564" calcext:value-type="float">
            <text:p>9145514.99610564</text:p>
          </table:table-cell>
          <table:table-cell office:value-type="float" office:value="502" calcext:value-type="float">
            <text:p>502</text:p>
          </table:table-cell>
          <table:table-cell table:formula="of:=[.D336]/100" office:value-type="float" office:value="4560.06523642123" calcext:value-type="float">
            <text:p>4560.06523642123</text:p>
          </table:table-cell>
          <table:table-cell table:formula="of:=[.E336]/100" office:value-type="float" office:value="91455.1499610564" calcext:value-type="float">
            <text:p>91455.1499610564</text:p>
          </table:table-cell>
          <table:table-cell table:formula="of:=[.F336]" office:value-type="float" office:value="502" calcext:value-type="float">
            <text:p>502</text:p>
          </table:table-cell>
        </table:table-row>
        <table:table-row table:style-name="ro2">
          <table:table-cell office:value-type="string" calcext:value-type="string">
            <text:p>Point (448832.87465992249781266 9172696.90570852532982826)</text:p>
          </table:table-cell>
          <table:table-cell office:value-type="float" office:value="746" calcext:value-type="float">
            <text:p>746</text:p>
          </table:table-cell>
          <table:table-cell office:value-type="float" office:value="923" calcext:value-type="float">
            <text:p>923</text:p>
          </table:table-cell>
          <table:table-cell office:value-type="float" office:value="448832.874659923" calcext:value-type="float">
            <text:p>448832.874659923</text:p>
          </table:table-cell>
          <table:table-cell office:value-type="float" office:value="9172696.90570853" calcext:value-type="float">
            <text:p>9172696.90570853</text:p>
          </table:table-cell>
          <table:table-cell office:value-type="float" office:value="923" calcext:value-type="float">
            <text:p>923</text:p>
          </table:table-cell>
          <table:table-cell table:formula="of:=[.D337]/100" office:value-type="float" office:value="4488.32874659923" calcext:value-type="float">
            <text:p>4488.32874659923</text:p>
          </table:table-cell>
          <table:table-cell table:formula="of:=[.E337]/100" office:value-type="float" office:value="91726.9690570853" calcext:value-type="float">
            <text:p>91726.9690570853</text:p>
          </table:table-cell>
          <table:table-cell table:formula="of:=[.F337]" office:value-type="float" office:value="923" calcext:value-type="float">
            <text:p>923</text:p>
          </table:table-cell>
        </table:table-row>
        <table:table-row table:style-name="ro2">
          <table:table-cell office:value-type="string" calcext:value-type="string">
            <text:p>Point (440454.03014350810553879 9141286.23750965110957623)</text:p>
          </table:table-cell>
          <table:table-cell office:value-type="float" office:value="747" calcext:value-type="float">
            <text:p>747</text:p>
          </table:table-cell>
          <table:table-cell office:value-type="float" office:value="490" calcext:value-type="float">
            <text:p>490</text:p>
          </table:table-cell>
          <table:table-cell office:value-type="float" office:value="440454.030143508" calcext:value-type="float">
            <text:p>440454.030143508</text:p>
          </table:table-cell>
          <table:table-cell office:value-type="float" office:value="9141286.23750965" calcext:value-type="float">
            <text:p>9141286.23750965</text:p>
          </table:table-cell>
          <table:table-cell office:value-type="float" office:value="490" calcext:value-type="float">
            <text:p>490</text:p>
          </table:table-cell>
          <table:table-cell table:formula="of:=[.D338]/100" office:value-type="float" office:value="4404.54030143508" calcext:value-type="float">
            <text:p>4404.54030143508</text:p>
          </table:table-cell>
          <table:table-cell table:formula="of:=[.E338]/100" office:value-type="float" office:value="91412.8623750965" calcext:value-type="float">
            <text:p>91412.8623750965</text:p>
          </table:table-cell>
          <table:table-cell table:formula="of:=[.F338]" office:value-type="float" office:value="490" calcext:value-type="float">
            <text:p>490</text:p>
          </table:table-cell>
        </table:table-row>
        <table:table-row table:style-name="ro2">
          <table:table-cell office:value-type="string" calcext:value-type="string">
            <text:p>Point (435440.65482678543776274 9130857.72109641693532467)</text:p>
          </table:table-cell>
          <table:table-cell office:value-type="float" office:value="744" calcext:value-type="float">
            <text:p>744</text:p>
          </table:table-cell>
          <table:table-cell office:value-type="float" office:value="435" calcext:value-type="float">
            <text:p>435</text:p>
          </table:table-cell>
          <table:table-cell office:value-type="float" office:value="435440.654826785" calcext:value-type="float">
            <text:p>435440.654826785</text:p>
          </table:table-cell>
          <table:table-cell office:value-type="float" office:value="9130857.72109642" calcext:value-type="float">
            <text:p>9130857.72109642</text:p>
          </table:table-cell>
          <table:table-cell office:value-type="float" office:value="435" calcext:value-type="float">
            <text:p>435</text:p>
          </table:table-cell>
          <table:table-cell table:formula="of:=[.D339]/100" office:value-type="float" office:value="4354.40654826785" calcext:value-type="float">
            <text:p>4354.40654826785</text:p>
          </table:table-cell>
          <table:table-cell table:formula="of:=[.E339]/100" office:value-type="float" office:value="91308.5772109642" calcext:value-type="float">
            <text:p>91308.5772109642</text:p>
          </table:table-cell>
          <table:table-cell table:formula="of:=[.F339]" office:value-type="float" office:value="435" calcext:value-type="float">
            <text:p>435</text:p>
          </table:table-cell>
        </table:table-row>
        <table:table-row table:style-name="ro2">
          <table:table-cell office:value-type="string" calcext:value-type="string">
            <text:p>Point (449516.8593552196980454 9165769.18834446556866169)</text:p>
          </table:table-cell>
          <table:table-cell office:value-type="float" office:value="745" calcext:value-type="float">
            <text:p>745</text:p>
          </table:table-cell>
          <table:table-cell office:value-type="float" office:value="925" calcext:value-type="float">
            <text:p>925</text:p>
          </table:table-cell>
          <table:table-cell office:value-type="float" office:value="449516.85935522" calcext:value-type="float">
            <text:p>449516.85935522</text:p>
          </table:table-cell>
          <table:table-cell office:value-type="float" office:value="9165769.18834447" calcext:value-type="float">
            <text:p>9165769.18834447</text:p>
          </table:table-cell>
          <table:table-cell office:value-type="float" office:value="925" calcext:value-type="float">
            <text:p>925</text:p>
          </table:table-cell>
          <table:table-cell table:formula="of:=[.D340]/100" office:value-type="float" office:value="4495.1685935522" calcext:value-type="float">
            <text:p>4495.1685935522</text:p>
          </table:table-cell>
          <table:table-cell table:formula="of:=[.E340]/100" office:value-type="float" office:value="91657.6918834447" calcext:value-type="float">
            <text:p>91657.6918834447</text:p>
          </table:table-cell>
          <table:table-cell table:formula="of:=[.F340]" office:value-type="float" office:value="925" calcext:value-type="float">
            <text:p>925</text:p>
          </table:table-cell>
        </table:table-row>
        <table:table-row table:style-name="ro2">
          <table:table-cell office:value-type="string" calcext:value-type="string">
            <text:p>Point (449623.08344972768099979 9136351.01373140886425972)</text:p>
          </table:table-cell>
          <table:table-cell office:value-type="float" office:value="750" calcext:value-type="float">
            <text:p>750</text:p>
          </table:table-cell>
          <table:table-cell office:value-type="float" office:value="477" calcext:value-type="float">
            <text:p>477</text:p>
          </table:table-cell>
          <table:table-cell office:value-type="float" office:value="449623.083449728" calcext:value-type="float">
            <text:p>449623.083449728</text:p>
          </table:table-cell>
          <table:table-cell office:value-type="float" office:value="9136351.01373141" calcext:value-type="float">
            <text:p>9136351.01373141</text:p>
          </table:table-cell>
          <table:table-cell office:value-type="float" office:value="477" calcext:value-type="float">
            <text:p>477</text:p>
          </table:table-cell>
          <table:table-cell table:formula="of:=[.D341]/100" office:value-type="float" office:value="4496.23083449728" calcext:value-type="float">
            <text:p>4496.23083449728</text:p>
          </table:table-cell>
          <table:table-cell table:formula="of:=[.E341]/100" office:value-type="float" office:value="91363.5101373141" calcext:value-type="float">
            <text:p>91363.5101373141</text:p>
          </table:table-cell>
          <table:table-cell table:formula="of:=[.F341]" office:value-type="float" office:value="477" calcext:value-type="float">
            <text:p>477</text:p>
          </table:table-cell>
        </table:table-row>
        <table:table-row table:style-name="ro2">
          <table:table-cell office:value-type="string" calcext:value-type="string">
            <text:p>Point (462365.31626344769028947 9182512.1794455498456955)</text:p>
          </table:table-cell>
          <table:table-cell office:value-type="float" office:value="751" calcext:value-type="float">
            <text:p>751</text:p>
          </table:table-cell>
          <table:table-cell office:value-type="float" office:value="937" calcext:value-type="float">
            <text:p>937</text:p>
          </table:table-cell>
          <table:table-cell office:value-type="float" office:value="462365.316263448" calcext:value-type="float">
            <text:p>462365.316263448</text:p>
          </table:table-cell>
          <table:table-cell office:value-type="float" office:value="9182512.17944555" calcext:value-type="float">
            <text:p>9182512.17944555</text:p>
          </table:table-cell>
          <table:table-cell office:value-type="float" office:value="937" calcext:value-type="float">
            <text:p>937</text:p>
          </table:table-cell>
          <table:table-cell table:formula="of:=[.D342]/100" office:value-type="float" office:value="4623.65316263448" calcext:value-type="float">
            <text:p>4623.65316263448</text:p>
          </table:table-cell>
          <table:table-cell table:formula="of:=[.E342]/100" office:value-type="float" office:value="91825.1217944555" calcext:value-type="float">
            <text:p>91825.1217944555</text:p>
          </table:table-cell>
          <table:table-cell table:formula="of:=[.F342]" office:value-type="float" office:value="937" calcext:value-type="float">
            <text:p>937</text:p>
          </table:table-cell>
        </table:table-row>
        <table:table-row table:style-name="ro2">
          <table:table-cell office:value-type="string" calcext:value-type="string">
            <text:p>Point (453571.59002104838145897 9175961.02500901371240616)</text:p>
          </table:table-cell>
          <table:table-cell office:value-type="float" office:value="748" calcext:value-type="float">
            <text:p>748</text:p>
          </table:table-cell>
          <table:table-cell office:value-type="float" office:value="871" calcext:value-type="float">
            <text:p>871</text:p>
          </table:table-cell>
          <table:table-cell office:value-type="float" office:value="453571.590021048" calcext:value-type="float">
            <text:p>453571.590021048</text:p>
          </table:table-cell>
          <table:table-cell office:value-type="float" office:value="9175961.02500901" calcext:value-type="float">
            <text:p>9175961.02500901</text:p>
          </table:table-cell>
          <table:table-cell office:value-type="float" office:value="871" calcext:value-type="float">
            <text:p>871</text:p>
          </table:table-cell>
          <table:table-cell table:formula="of:=[.D343]/100" office:value-type="float" office:value="4535.71590021048" calcext:value-type="float">
            <text:p>4535.71590021048</text:p>
          </table:table-cell>
          <table:table-cell table:formula="of:=[.E343]/100" office:value-type="float" office:value="91759.6102500901" calcext:value-type="float">
            <text:p>91759.6102500901</text:p>
          </table:table-cell>
          <table:table-cell table:formula="of:=[.F343]" office:value-type="float" office:value="871" calcext:value-type="float">
            <text:p>871</text:p>
          </table:table-cell>
        </table:table-row>
        <table:table-row table:style-name="ro2">
          <table:table-cell office:value-type="string" calcext:value-type="string">
            <text:p>Point (427759.85854350915178657 9152443.17731756530702114)</text:p>
          </table:table-cell>
          <table:table-cell office:value-type="float" office:value="749" calcext:value-type="float">
            <text:p>749</text:p>
          </table:table-cell>
          <table:table-cell office:value-type="float" office:value="487" calcext:value-type="float">
            <text:p>487</text:p>
          </table:table-cell>
          <table:table-cell office:value-type="float" office:value="427759.858543509" calcext:value-type="float">
            <text:p>427759.858543509</text:p>
          </table:table-cell>
          <table:table-cell office:value-type="float" office:value="9152443.17731757" calcext:value-type="float">
            <text:p>9152443.17731757</text:p>
          </table:table-cell>
          <table:table-cell office:value-type="float" office:value="487" calcext:value-type="float">
            <text:p>487</text:p>
          </table:table-cell>
          <table:table-cell table:formula="of:=[.D344]/100" office:value-type="float" office:value="4277.59858543509" calcext:value-type="float">
            <text:p>4277.59858543509</text:p>
          </table:table-cell>
          <table:table-cell table:formula="of:=[.E344]/100" office:value-type="float" office:value="91524.4317731757" calcext:value-type="float">
            <text:p>91524.4317731757</text:p>
          </table:table-cell>
          <table:table-cell table:formula="of:=[.F344]" office:value-type="float" office:value="487" calcext:value-type="float">
            <text:p>487</text:p>
          </table:table-cell>
        </table:table-row>
        <table:table-row table:style-name="ro2">
          <table:table-cell office:value-type="string" calcext:value-type="string">
            <text:p>Point (459759.74165512464242056 9140928.31294068694114685)</text:p>
          </table:table-cell>
          <table:table-cell office:value-type="float" office:value="738" calcext:value-type="float">
            <text:p>738</text:p>
          </table:table-cell>
          <table:table-cell office:value-type="float" office:value="488" calcext:value-type="float">
            <text:p>488</text:p>
          </table:table-cell>
          <table:table-cell office:value-type="float" office:value="459759.741655125" calcext:value-type="float">
            <text:p>459759.741655125</text:p>
          </table:table-cell>
          <table:table-cell office:value-type="float" office:value="9140928.31294069" calcext:value-type="float">
            <text:p>9140928.31294069</text:p>
          </table:table-cell>
          <table:table-cell office:value-type="float" office:value="488" calcext:value-type="float">
            <text:p>488</text:p>
          </table:table-cell>
          <table:table-cell table:formula="of:=[.D345]/100" office:value-type="float" office:value="4597.59741655125" calcext:value-type="float">
            <text:p>4597.59741655125</text:p>
          </table:table-cell>
          <table:table-cell table:formula="of:=[.E345]/100" office:value-type="float" office:value="91409.2831294069" calcext:value-type="float">
            <text:p>91409.2831294069</text:p>
          </table:table-cell>
          <table:table-cell table:formula="of:=[.F345]" office:value-type="float" office:value="488" calcext:value-type="float">
            <text:p>488</text:p>
          </table:table-cell>
        </table:table-row>
        <table:table-row table:style-name="ro2">
          <table:table-cell office:value-type="string" calcext:value-type="string">
            <text:p>Point (469389.30533596931491047 9151040.12578976154327393)</text:p>
          </table:table-cell>
          <table:table-cell office:value-type="float" office:value="739" calcext:value-type="float">
            <text:p>739</text:p>
          </table:table-cell>
          <table:table-cell office:value-type="float" office:value="602" calcext:value-type="float">
            <text:p>602</text:p>
          </table:table-cell>
          <table:table-cell office:value-type="float" office:value="469389.305335969" calcext:value-type="float">
            <text:p>469389.305335969</text:p>
          </table:table-cell>
          <table:table-cell office:value-type="float" office:value="9151040.12578976" calcext:value-type="float">
            <text:p>9151040.12578976</text:p>
          </table:table-cell>
          <table:table-cell office:value-type="float" office:value="602" calcext:value-type="float">
            <text:p>602</text:p>
          </table:table-cell>
          <table:table-cell table:formula="of:=[.D346]/100" office:value-type="float" office:value="4693.89305335969" calcext:value-type="float">
            <text:p>4693.89305335969</text:p>
          </table:table-cell>
          <table:table-cell table:formula="of:=[.E346]/100" office:value-type="float" office:value="91510.4012578976" calcext:value-type="float">
            <text:p>91510.4012578976</text:p>
          </table:table-cell>
          <table:table-cell table:formula="of:=[.F346]" office:value-type="float" office:value="602" calcext:value-type="float">
            <text:p>602</text:p>
          </table:table-cell>
        </table:table-row>
        <table:table-row table:style-name="ro2">
          <table:table-cell office:value-type="string" calcext:value-type="string">
            <text:p>Point (443795.97058903297875077 9181968.34015735238790512)</text:p>
          </table:table-cell>
          <table:table-cell office:value-type="float" office:value="736" calcext:value-type="float">
            <text:p>736</text:p>
          </table:table-cell>
          <table:table-cell office:value-type="float" office:value="888" calcext:value-type="float">
            <text:p>888</text:p>
          </table:table-cell>
          <table:table-cell office:value-type="float" office:value="443795.970589033" calcext:value-type="float">
            <text:p>443795.970589033</text:p>
          </table:table-cell>
          <table:table-cell office:value-type="float" office:value="9181968.34015735" calcext:value-type="float">
            <text:p>9181968.34015735</text:p>
          </table:table-cell>
          <table:table-cell office:value-type="float" office:value="888" calcext:value-type="float">
            <text:p>888</text:p>
          </table:table-cell>
          <table:table-cell table:formula="of:=[.D347]/100" office:value-type="float" office:value="4437.95970589033" calcext:value-type="float">
            <text:p>4437.95970589033</text:p>
          </table:table-cell>
          <table:table-cell table:formula="of:=[.E347]/100" office:value-type="float" office:value="91819.6834015735" calcext:value-type="float">
            <text:p>91819.6834015735</text:p>
          </table:table-cell>
          <table:table-cell table:formula="of:=[.F347]" office:value-type="float" office:value="888" calcext:value-type="float">
            <text:p>888</text:p>
          </table:table-cell>
        </table:table-row>
        <table:table-row table:style-name="ro2">
          <table:table-cell office:value-type="string" calcext:value-type="string">
            <text:p>Point (469928.6738721044966951 9172252.45801288262009621)</text:p>
          </table:table-cell>
          <table:table-cell office:value-type="float" office:value="737" calcext:value-type="float">
            <text:p>737</text:p>
          </table:table-cell>
          <table:table-cell office:value-type="float" office:value="935" calcext:value-type="float">
            <text:p>935</text:p>
          </table:table-cell>
          <table:table-cell office:value-type="float" office:value="469928.673872105" calcext:value-type="float">
            <text:p>469928.673872105</text:p>
          </table:table-cell>
          <table:table-cell office:value-type="float" office:value="9172252.45801288" calcext:value-type="float">
            <text:p>9172252.45801288</text:p>
          </table:table-cell>
          <table:table-cell office:value-type="float" office:value="935" calcext:value-type="float">
            <text:p>935</text:p>
          </table:table-cell>
          <table:table-cell table:formula="of:=[.D348]/100" office:value-type="float" office:value="4699.28673872105" calcext:value-type="float">
            <text:p>4699.28673872105</text:p>
          </table:table-cell>
          <table:table-cell table:formula="of:=[.E348]/100" office:value-type="float" office:value="91722.5245801288" calcext:value-type="float">
            <text:p>91722.5245801288</text:p>
          </table:table-cell>
          <table:table-cell table:formula="of:=[.F348]" office:value-type="float" office:value="935" calcext:value-type="float">
            <text:p>935</text:p>
          </table:table-cell>
        </table:table-row>
        <table:table-row table:style-name="ro2">
          <table:table-cell office:value-type="string" calcext:value-type="string">
            <text:p>Point (437449.00212213170016184 9142667.36950777284801006)</text:p>
          </table:table-cell>
          <table:table-cell office:value-type="float" office:value="742" calcext:value-type="float">
            <text:p>742</text:p>
          </table:table-cell>
          <table:table-cell office:value-type="float" office:value="460" calcext:value-type="float">
            <text:p>460</text:p>
          </table:table-cell>
          <table:table-cell office:value-type="float" office:value="437449.002122132" calcext:value-type="float">
            <text:p>437449.002122132</text:p>
          </table:table-cell>
          <table:table-cell office:value-type="float" office:value="9142667.36950777" calcext:value-type="float">
            <text:p>9142667.36950777</text:p>
          </table:table-cell>
          <table:table-cell office:value-type="float" office:value="460" calcext:value-type="float">
            <text:p>460</text:p>
          </table:table-cell>
          <table:table-cell table:formula="of:=[.D349]/100" office:value-type="float" office:value="4374.49002122132" calcext:value-type="float">
            <text:p>4374.49002122132</text:p>
          </table:table-cell>
          <table:table-cell table:formula="of:=[.E349]/100" office:value-type="float" office:value="91426.6736950777" calcext:value-type="float">
            <text:p>91426.6736950777</text:p>
          </table:table-cell>
          <table:table-cell table:formula="of:=[.F349]" office:value-type="float" office:value="460" calcext:value-type="float">
            <text:p>460</text:p>
          </table:table-cell>
        </table:table-row>
        <table:table-row table:style-name="ro2">
          <table:table-cell office:value-type="string" calcext:value-type="string">
            <text:p>Point (416179.32191251812037081 9160863.91688880324363708)</text:p>
          </table:table-cell>
          <table:table-cell office:value-type="float" office:value="743" calcext:value-type="float">
            <text:p>743</text:p>
          </table:table-cell>
          <table:table-cell office:value-type="float" office:value="491" calcext:value-type="float">
            <text:p>491</text:p>
          </table:table-cell>
          <table:table-cell office:value-type="float" office:value="416179.321912518" calcext:value-type="float">
            <text:p>416179.321912518</text:p>
          </table:table-cell>
          <table:table-cell office:value-type="float" office:value="9160863.9168888" calcext:value-type="float">
            <text:p>9160863.9168888</text:p>
          </table:table-cell>
          <table:table-cell office:value-type="float" office:value="491" calcext:value-type="float">
            <text:p>491</text:p>
          </table:table-cell>
          <table:table-cell table:formula="of:=[.D350]/100" office:value-type="float" office:value="4161.79321912518" calcext:value-type="float">
            <text:p>4161.79321912518</text:p>
          </table:table-cell>
          <table:table-cell table:formula="of:=[.E350]/100" office:value-type="float" office:value="91608.639168888" calcext:value-type="float">
            <text:p>91608.639168888</text:p>
          </table:table-cell>
          <table:table-cell table:formula="of:=[.F350]" office:value-type="float" office:value="491" calcext:value-type="float">
            <text:p>491</text:p>
          </table:table-cell>
        </table:table-row>
        <table:table-row table:style-name="ro2">
          <table:table-cell office:value-type="string" calcext:value-type="string">
            <text:p>Point (463414.14706510200630873 9137467.45663425512611866)</text:p>
          </table:table-cell>
          <table:table-cell office:value-type="float" office:value="740" calcext:value-type="float">
            <text:p>740</text:p>
          </table:table-cell>
          <table:table-cell office:value-type="float" office:value="529" calcext:value-type="float">
            <text:p>529</text:p>
          </table:table-cell>
          <table:table-cell office:value-type="float" office:value="463414.147065102" calcext:value-type="float">
            <text:p>463414.147065102</text:p>
          </table:table-cell>
          <table:table-cell office:value-type="float" office:value="9137467.45663426" calcext:value-type="float">
            <text:p>9137467.45663426</text:p>
          </table:table-cell>
          <table:table-cell office:value-type="float" office:value="529" calcext:value-type="float">
            <text:p>529</text:p>
          </table:table-cell>
          <table:table-cell table:formula="of:=[.D351]/100" office:value-type="float" office:value="4634.14147065102" calcext:value-type="float">
            <text:p>4634.14147065102</text:p>
          </table:table-cell>
          <table:table-cell table:formula="of:=[.E351]/100" office:value-type="float" office:value="91374.6745663426" calcext:value-type="float">
            <text:p>91374.6745663426</text:p>
          </table:table-cell>
          <table:table-cell table:formula="of:=[.F351]" office:value-type="float" office:value="529" calcext:value-type="float">
            <text:p>529</text:p>
          </table:table-cell>
        </table:table-row>
        <table:table-row table:style-name="ro2">
          <table:table-cell office:value-type="string" calcext:value-type="string">
            <text:p>Point (453978.61895267257932574 9182905.07560975104570389)</text:p>
          </table:table-cell>
          <table:table-cell office:value-type="float" office:value="741" calcext:value-type="float">
            <text:p>741</text:p>
          </table:table-cell>
          <table:table-cell office:value-type="float" office:value="925" calcext:value-type="float">
            <text:p>925</text:p>
          </table:table-cell>
          <table:table-cell office:value-type="float" office:value="453978.618952673" calcext:value-type="float">
            <text:p>453978.618952673</text:p>
          </table:table-cell>
          <table:table-cell office:value-type="float" office:value="9182905.07560975" calcext:value-type="float">
            <text:p>9182905.07560975</text:p>
          </table:table-cell>
          <table:table-cell office:value-type="float" office:value="925" calcext:value-type="float">
            <text:p>925</text:p>
          </table:table-cell>
          <table:table-cell table:formula="of:=[.D352]/100" office:value-type="float" office:value="4539.78618952673" calcext:value-type="float">
            <text:p>4539.78618952673</text:p>
          </table:table-cell>
          <table:table-cell table:formula="of:=[.E352]/100" office:value-type="float" office:value="91829.0507560975" calcext:value-type="float">
            <text:p>91829.0507560975</text:p>
          </table:table-cell>
          <table:table-cell table:formula="of:=[.F352]" office:value-type="float" office:value="925" calcext:value-type="float">
            <text:p>925</text:p>
          </table:table-cell>
        </table:table-row>
        <table:table-row table:style-name="ro2">
          <table:table-cell office:value-type="string" calcext:value-type="string">
            <text:p>Point (426345.67382342938799411 9145426.85333447530865669)</text:p>
          </table:table-cell>
          <table:table-cell office:value-type="float" office:value="762" calcext:value-type="float">
            <text:p>762</text:p>
          </table:table-cell>
          <table:table-cell office:value-type="float" office:value="473" calcext:value-type="float">
            <text:p>473</text:p>
          </table:table-cell>
          <table:table-cell office:value-type="float" office:value="426345.673823429" calcext:value-type="float">
            <text:p>426345.673823429</text:p>
          </table:table-cell>
          <table:table-cell office:value-type="float" office:value="9145426.85333448" calcext:value-type="float">
            <text:p>9145426.85333448</text:p>
          </table:table-cell>
          <table:table-cell office:value-type="float" office:value="473" calcext:value-type="float">
            <text:p>473</text:p>
          </table:table-cell>
          <table:table-cell table:formula="of:=[.D353]/100" office:value-type="float" office:value="4263.45673823429" calcext:value-type="float">
            <text:p>4263.45673823429</text:p>
          </table:table-cell>
          <table:table-cell table:formula="of:=[.E353]/100" office:value-type="float" office:value="91454.2685333448" calcext:value-type="float">
            <text:p>91454.2685333448</text:p>
          </table:table-cell>
          <table:table-cell table:formula="of:=[.F353]" office:value-type="float" office:value="473" calcext:value-type="float">
            <text:p>473</text:p>
          </table:table-cell>
        </table:table-row>
        <table:table-row table:style-name="ro2">
          <table:table-cell office:value-type="string" calcext:value-type="string">
            <text:p>Point (451708.50519153429195285 9134011.01078271865844727)</text:p>
          </table:table-cell>
          <table:table-cell office:value-type="float" office:value="763" calcext:value-type="float">
            <text:p>763</text:p>
          </table:table-cell>
          <table:table-cell office:value-type="float" office:value="435" calcext:value-type="float">
            <text:p>435</text:p>
          </table:table-cell>
          <table:table-cell office:value-type="float" office:value="451708.505191534" calcext:value-type="float">
            <text:p>451708.505191534</text:p>
          </table:table-cell>
          <table:table-cell office:value-type="float" office:value="9134011.01078272" calcext:value-type="float">
            <text:p>9134011.01078272</text:p>
          </table:table-cell>
          <table:table-cell office:value-type="float" office:value="435" calcext:value-type="float">
            <text:p>435</text:p>
          </table:table-cell>
          <table:table-cell table:formula="of:=[.D354]/100" office:value-type="float" office:value="4517.08505191534" calcext:value-type="float">
            <text:p>4517.08505191534</text:p>
          </table:table-cell>
          <table:table-cell table:formula="of:=[.E354]/100" office:value-type="float" office:value="91340.1101078272" calcext:value-type="float">
            <text:p>91340.1101078272</text:p>
          </table:table-cell>
          <table:table-cell table:formula="of:=[.F354]" office:value-type="float" office:value="435" calcext:value-type="float">
            <text:p>435</text:p>
          </table:table-cell>
        </table:table-row>
        <table:table-row table:style-name="ro2">
          <table:table-cell office:value-type="string" calcext:value-type="string">
            <text:p>Point (445733.50748885481152683 9153830.44812282361090183)</text:p>
          </table:table-cell>
          <table:table-cell office:value-type="float" office:value="760" calcext:value-type="float">
            <text:p>760</text:p>
          </table:table-cell>
          <table:table-cell office:value-type="float" office:value="529" calcext:value-type="float">
            <text:p>529</text:p>
          </table:table-cell>
          <table:table-cell office:value-type="float" office:value="445733.507488855" calcext:value-type="float">
            <text:p>445733.507488855</text:p>
          </table:table-cell>
          <table:table-cell office:value-type="float" office:value="9153830.44812282" calcext:value-type="float">
            <text:p>9153830.44812282</text:p>
          </table:table-cell>
          <table:table-cell office:value-type="float" office:value="529" calcext:value-type="float">
            <text:p>529</text:p>
          </table:table-cell>
          <table:table-cell table:formula="of:=[.D355]/100" office:value-type="float" office:value="4457.33507488855" calcext:value-type="float">
            <text:p>4457.33507488855</text:p>
          </table:table-cell>
          <table:table-cell table:formula="of:=[.E355]/100" office:value-type="float" office:value="91538.3044812282" calcext:value-type="float">
            <text:p>91538.3044812282</text:p>
          </table:table-cell>
          <table:table-cell table:formula="of:=[.F355]" office:value-type="float" office:value="529" calcext:value-type="float">
            <text:p>529</text:p>
          </table:table-cell>
        </table:table-row>
        <table:table-row table:style-name="ro2">
          <table:table-cell office:value-type="string" calcext:value-type="string">
            <text:p>Point (466753.98336458852281794 9135538.21954821236431599)</text:p>
          </table:table-cell>
          <table:table-cell office:value-type="float" office:value="761" calcext:value-type="float">
            <text:p>761</text:p>
          </table:table-cell>
          <table:table-cell office:value-type="float" office:value="528" calcext:value-type="float">
            <text:p>528</text:p>
          </table:table-cell>
          <table:table-cell office:value-type="float" office:value="466753.983364589" calcext:value-type="float">
            <text:p>466753.983364589</text:p>
          </table:table-cell>
          <table:table-cell office:value-type="float" office:value="9135538.21954821" calcext:value-type="float">
            <text:p>9135538.21954821</text:p>
          </table:table-cell>
          <table:table-cell office:value-type="float" office:value="528" calcext:value-type="float">
            <text:p>528</text:p>
          </table:table-cell>
          <table:table-cell table:formula="of:=[.D356]/100" office:value-type="float" office:value="4667.53983364589" calcext:value-type="float">
            <text:p>4667.53983364589</text:p>
          </table:table-cell>
          <table:table-cell table:formula="of:=[.E356]/100" office:value-type="float" office:value="91355.3821954821" calcext:value-type="float">
            <text:p>91355.3821954821</text:p>
          </table:table-cell>
          <table:table-cell table:formula="of:=[.F356]" office:value-type="float" office:value="528" calcext:value-type="float">
            <text:p>528</text:p>
          </table:table-cell>
        </table:table-row>
        <table:table-row table:style-name="ro2">
          <table:table-cell office:value-type="string" calcext:value-type="string">
            <text:p>Point (446599.10149976128013805 9159996.55611434206366539)</text:p>
          </table:table-cell>
          <table:table-cell office:value-type="float" office:value="766" calcext:value-type="float">
            <text:p>766</text:p>
          </table:table-cell>
          <table:table-cell office:value-type="float" office:value="792" calcext:value-type="float">
            <text:p>792</text:p>
          </table:table-cell>
          <table:table-cell office:value-type="float" office:value="446599.101499761" calcext:value-type="float">
            <text:p>446599.101499761</text:p>
          </table:table-cell>
          <table:table-cell office:value-type="float" office:value="9159996.55611434" calcext:value-type="float">
            <text:p>9159996.55611434</text:p>
          </table:table-cell>
          <table:table-cell office:value-type="float" office:value="792" calcext:value-type="float">
            <text:p>792</text:p>
          </table:table-cell>
          <table:table-cell table:formula="of:=[.D357]/100" office:value-type="float" office:value="4465.99101499761" calcext:value-type="float">
            <text:p>4465.99101499761</text:p>
          </table:table-cell>
          <table:table-cell table:formula="of:=[.E357]/100" office:value-type="float" office:value="91599.9655611434" calcext:value-type="float">
            <text:p>91599.9655611434</text:p>
          </table:table-cell>
          <table:table-cell table:formula="of:=[.F357]" office:value-type="float" office:value="792" calcext:value-type="float">
            <text:p>792</text:p>
          </table:table-cell>
        </table:table-row>
        <table:table-row table:style-name="ro2">
          <table:table-cell office:value-type="string" calcext:value-type="string">
            <text:p>Point (465198.77952692727558315 9145523.42898506298661232)</text:p>
          </table:table-cell>
          <table:table-cell office:value-type="float" office:value="767" calcext:value-type="float">
            <text:p>767</text:p>
          </table:table-cell>
          <table:table-cell office:value-type="float" office:value="696" calcext:value-type="float">
            <text:p>696</text:p>
          </table:table-cell>
          <table:table-cell office:value-type="float" office:value="465198.779526927" calcext:value-type="float">
            <text:p>465198.779526927</text:p>
          </table:table-cell>
          <table:table-cell office:value-type="float" office:value="9145523.42898506" calcext:value-type="float">
            <text:p>9145523.42898506</text:p>
          </table:table-cell>
          <table:table-cell office:value-type="float" office:value="696" calcext:value-type="float">
            <text:p>696</text:p>
          </table:table-cell>
          <table:table-cell table:formula="of:=[.D358]/100" office:value-type="float" office:value="4651.98779526927" calcext:value-type="float">
            <text:p>4651.98779526927</text:p>
          </table:table-cell>
          <table:table-cell table:formula="of:=[.E358]/100" office:value-type="float" office:value="91455.2342898506" calcext:value-type="float">
            <text:p>91455.2342898506</text:p>
          </table:table-cell>
          <table:table-cell table:formula="of:=[.F358]" office:value-type="float" office:value="696" calcext:value-type="float">
            <text:p>696</text:p>
          </table:table-cell>
        </table:table-row>
        <table:table-row table:style-name="ro2">
          <table:table-cell office:value-type="string" calcext:value-type="string">
            <text:p>Point (422408.83959415077697486 9181122.65095197781920433)</text:p>
          </table:table-cell>
          <table:table-cell office:value-type="float" office:value="764" calcext:value-type="float">
            <text:p>764</text:p>
          </table:table-cell>
          <table:table-cell office:value-type="float" office:value="924" calcext:value-type="float">
            <text:p>924</text:p>
          </table:table-cell>
          <table:table-cell office:value-type="float" office:value="422408.839594151" calcext:value-type="float">
            <text:p>422408.839594151</text:p>
          </table:table-cell>
          <table:table-cell office:value-type="float" office:value="9181122.65095198" calcext:value-type="float">
            <text:p>9181122.65095198</text:p>
          </table:table-cell>
          <table:table-cell office:value-type="float" office:value="924" calcext:value-type="float">
            <text:p>924</text:p>
          </table:table-cell>
          <table:table-cell table:formula="of:=[.D359]/100" office:value-type="float" office:value="4224.08839594151" calcext:value-type="float">
            <text:p>4224.08839594151</text:p>
          </table:table-cell>
          <table:table-cell table:formula="of:=[.E359]/100" office:value-type="float" office:value="91811.2265095198" calcext:value-type="float">
            <text:p>91811.2265095198</text:p>
          </table:table-cell>
          <table:table-cell table:formula="of:=[.F359]" office:value-type="float" office:value="924" calcext:value-type="float">
            <text:p>924</text:p>
          </table:table-cell>
        </table:table-row>
        <table:table-row table:style-name="ro2">
          <table:table-cell office:value-type="string" calcext:value-type="string">
            <text:p>Point (463564.08192699553910643 9139792.17261574603617191)</text:p>
          </table:table-cell>
          <table:table-cell office:value-type="float" office:value="765" calcext:value-type="float">
            <text:p>765</text:p>
          </table:table-cell>
          <table:table-cell office:value-type="float" office:value="494" calcext:value-type="float">
            <text:p>494</text:p>
          </table:table-cell>
          <table:table-cell office:value-type="float" office:value="463564.081926996" calcext:value-type="float">
            <text:p>463564.081926996</text:p>
          </table:table-cell>
          <table:table-cell office:value-type="float" office:value="9139792.17261575" calcext:value-type="float">
            <text:p>9139792.17261575</text:p>
          </table:table-cell>
          <table:table-cell office:value-type="float" office:value="494" calcext:value-type="float">
            <text:p>494</text:p>
          </table:table-cell>
          <table:table-cell table:formula="of:=[.D360]/100" office:value-type="float" office:value="4635.64081926996" calcext:value-type="float">
            <text:p>4635.64081926996</text:p>
          </table:table-cell>
          <table:table-cell table:formula="of:=[.E360]/100" office:value-type="float" office:value="91397.9217261575" calcext:value-type="float">
            <text:p>91397.9217261575</text:p>
          </table:table-cell>
          <table:table-cell table:formula="of:=[.F360]" office:value-type="float" office:value="494" calcext:value-type="float">
            <text:p>494</text:p>
          </table:table-cell>
        </table:table-row>
        <table:table-row table:style-name="ro2">
          <table:table-cell office:value-type="string" calcext:value-type="string">
            <text:p>Point (423601.53131098818266764 9172383.29073099046945572)</text:p>
          </table:table-cell>
          <table:table-cell office:value-type="float" office:value="754" calcext:value-type="float">
            <text:p>754</text:p>
          </table:table-cell>
          <table:table-cell office:value-type="float" office:value="572" calcext:value-type="float">
            <text:p>572</text:p>
          </table:table-cell>
          <table:table-cell office:value-type="float" office:value="423601.531310988" calcext:value-type="float">
            <text:p>423601.531310988</text:p>
          </table:table-cell>
          <table:table-cell office:value-type="float" office:value="9172383.29073099" calcext:value-type="float">
            <text:p>9172383.29073099</text:p>
          </table:table-cell>
          <table:table-cell office:value-type="float" office:value="572" calcext:value-type="float">
            <text:p>572</text:p>
          </table:table-cell>
          <table:table-cell table:formula="of:=[.D361]/100" office:value-type="float" office:value="4236.01531310988" calcext:value-type="float">
            <text:p>4236.01531310988</text:p>
          </table:table-cell>
          <table:table-cell table:formula="of:=[.E361]/100" office:value-type="float" office:value="91723.8329073099" calcext:value-type="float">
            <text:p>91723.8329073099</text:p>
          </table:table-cell>
          <table:table-cell table:formula="of:=[.F361]" office:value-type="float" office:value="572" calcext:value-type="float">
            <text:p>572</text:p>
          </table:table-cell>
        </table:table-row>
        <table:table-row table:style-name="ro2">
          <table:table-cell office:value-type="string" calcext:value-type="string">
            <text:p>Point (426142.50536995194852352 9160175.60615381971001625)</text:p>
          </table:table-cell>
          <table:table-cell office:value-type="float" office:value="755" calcext:value-type="float">
            <text:p>755</text:p>
          </table:table-cell>
          <table:table-cell office:value-type="float" office:value="503" calcext:value-type="float">
            <text:p>503</text:p>
          </table:table-cell>
          <table:table-cell office:value-type="float" office:value="426142.505369952" calcext:value-type="float">
            <text:p>426142.505369952</text:p>
          </table:table-cell>
          <table:table-cell office:value-type="float" office:value="9160175.60615382" calcext:value-type="float">
            <text:p>9160175.60615382</text:p>
          </table:table-cell>
          <table:table-cell office:value-type="float" office:value="503" calcext:value-type="float">
            <text:p>503</text:p>
          </table:table-cell>
          <table:table-cell table:formula="of:=[.D362]/100" office:value-type="float" office:value="4261.42505369952" calcext:value-type="float">
            <text:p>4261.42505369952</text:p>
          </table:table-cell>
          <table:table-cell table:formula="of:=[.E362]/100" office:value-type="float" office:value="91601.7560615382" calcext:value-type="float">
            <text:p>91601.7560615382</text:p>
          </table:table-cell>
          <table:table-cell table:formula="of:=[.F362]" office:value-type="float" office:value="503" calcext:value-type="float">
            <text:p>503</text:p>
          </table:table-cell>
        </table:table-row>
        <table:table-row table:style-name="ro2">
          <table:table-cell office:value-type="string" calcext:value-type="string">
            <text:p>Point (428105.70787274610484019 9138929.18684983253479004)</text:p>
          </table:table-cell>
          <table:table-cell office:value-type="float" office:value="752" calcext:value-type="float">
            <text:p>752</text:p>
          </table:table-cell>
          <table:table-cell office:value-type="float" office:value="469" calcext:value-type="float">
            <text:p>469</text:p>
          </table:table-cell>
          <table:table-cell office:value-type="float" office:value="428105.707872746" calcext:value-type="float">
            <text:p>428105.707872746</text:p>
          </table:table-cell>
          <table:table-cell office:value-type="float" office:value="9138929.18684983" calcext:value-type="float">
            <text:p>9138929.18684983</text:p>
          </table:table-cell>
          <table:table-cell office:value-type="float" office:value="469" calcext:value-type="float">
            <text:p>469</text:p>
          </table:table-cell>
          <table:table-cell table:formula="of:=[.D363]/100" office:value-type="float" office:value="4281.05707872746" calcext:value-type="float">
            <text:p>4281.05707872746</text:p>
          </table:table-cell>
          <table:table-cell table:formula="of:=[.E363]/100" office:value-type="float" office:value="91389.2918684983" calcext:value-type="float">
            <text:p>91389.2918684983</text:p>
          </table:table-cell>
          <table:table-cell table:formula="of:=[.F363]" office:value-type="float" office:value="469" calcext:value-type="float">
            <text:p>469</text:p>
          </table:table-cell>
        </table:table-row>
        <table:table-row table:style-name="ro2">
          <table:table-cell office:value-type="string" calcext:value-type="string">
            <text:p>Point (422818.77590606216108426 9154985.75746007263660431)</text:p>
          </table:table-cell>
          <table:table-cell office:value-type="float" office:value="753" calcext:value-type="float">
            <text:p>753</text:p>
          </table:table-cell>
          <table:table-cell office:value-type="float" office:value="460" calcext:value-type="float">
            <text:p>460</text:p>
          </table:table-cell>
          <table:table-cell office:value-type="float" office:value="422818.775906062" calcext:value-type="float">
            <text:p>422818.775906062</text:p>
          </table:table-cell>
          <table:table-cell office:value-type="float" office:value="9154985.75746007" calcext:value-type="float">
            <text:p>9154985.75746007</text:p>
          </table:table-cell>
          <table:table-cell office:value-type="float" office:value="460" calcext:value-type="float">
            <text:p>460</text:p>
          </table:table-cell>
          <table:table-cell table:formula="of:=[.D364]/100" office:value-type="float" office:value="4228.18775906062" calcext:value-type="float">
            <text:p>4228.18775906062</text:p>
          </table:table-cell>
          <table:table-cell table:formula="of:=[.E364]/100" office:value-type="float" office:value="91549.8575746007" calcext:value-type="float">
            <text:p>91549.8575746007</text:p>
          </table:table-cell>
          <table:table-cell table:formula="of:=[.F364]" office:value-type="float" office:value="460" calcext:value-type="float">
            <text:p>460</text:p>
          </table:table-cell>
        </table:table-row>
        <table:table-row table:style-name="ro2">
          <table:table-cell office:value-type="string" calcext:value-type="string">
            <text:p>Point (452640.6347339412313886 9134549.75903929397463799)</text:p>
          </table:table-cell>
          <table:table-cell office:value-type="float" office:value="758" calcext:value-type="float">
            <text:p>758</text:p>
          </table:table-cell>
          <table:table-cell office:value-type="float" office:value="472" calcext:value-type="float">
            <text:p>472</text:p>
          </table:table-cell>
          <table:table-cell office:value-type="float" office:value="452640.634733941" calcext:value-type="float">
            <text:p>452640.634733941</text:p>
          </table:table-cell>
          <table:table-cell office:value-type="float" office:value="9134549.75903929" calcext:value-type="float">
            <text:p>9134549.75903929</text:p>
          </table:table-cell>
          <table:table-cell office:value-type="float" office:value="472" calcext:value-type="float">
            <text:p>472</text:p>
          </table:table-cell>
          <table:table-cell table:formula="of:=[.D365]/100" office:value-type="float" office:value="4526.40634733941" calcext:value-type="float">
            <text:p>4526.40634733941</text:p>
          </table:table-cell>
          <table:table-cell table:formula="of:=[.E365]/100" office:value-type="float" office:value="91345.497590393" calcext:value-type="float">
            <text:p>91345.497590393</text:p>
          </table:table-cell>
          <table:table-cell table:formula="of:=[.F365]" office:value-type="float" office:value="472" calcext:value-type="float">
            <text:p>472</text:p>
          </table:table-cell>
        </table:table-row>
        <table:table-row table:style-name="ro2">
          <table:table-cell office:value-type="string" calcext:value-type="string">
            <text:p>Point (431984.28052038280293345 9179372.22045538760721684)</text:p>
          </table:table-cell>
          <table:table-cell office:value-type="float" office:value="759" calcext:value-type="float">
            <text:p>759</text:p>
          </table:table-cell>
          <table:table-cell office:value-type="float" office:value="941" calcext:value-type="float">
            <text:p>941</text:p>
          </table:table-cell>
          <table:table-cell office:value-type="float" office:value="431984.280520383" calcext:value-type="float">
            <text:p>431984.280520383</text:p>
          </table:table-cell>
          <table:table-cell office:value-type="float" office:value="9179372.22045539" calcext:value-type="float">
            <text:p>9179372.22045539</text:p>
          </table:table-cell>
          <table:table-cell office:value-type="float" office:value="941" calcext:value-type="float">
            <text:p>941</text:p>
          </table:table-cell>
          <table:table-cell table:formula="of:=[.D366]/100" office:value-type="float" office:value="4319.84280520383" calcext:value-type="float">
            <text:p>4319.84280520383</text:p>
          </table:table-cell>
          <table:table-cell table:formula="of:=[.E366]/100" office:value-type="float" office:value="91793.7222045539" calcext:value-type="float">
            <text:p>91793.7222045539</text:p>
          </table:table-cell>
          <table:table-cell table:formula="of:=[.F366]" office:value-type="float" office:value="941" calcext:value-type="float">
            <text:p>941</text:p>
          </table:table-cell>
        </table:table-row>
        <table:table-row table:style-name="ro2">
          <table:table-cell office:value-type="string" calcext:value-type="string">
            <text:p>Point (461546.4151081046438776 9128915.66723665595054626)</text:p>
          </table:table-cell>
          <table:table-cell office:value-type="float" office:value="756" calcext:value-type="float">
            <text:p>756</text:p>
          </table:table-cell>
          <table:table-cell office:value-type="float" office:value="454" calcext:value-type="float">
            <text:p>454</text:p>
          </table:table-cell>
          <table:table-cell office:value-type="float" office:value="461546.415108105" calcext:value-type="float">
            <text:p>461546.415108105</text:p>
          </table:table-cell>
          <table:table-cell office:value-type="float" office:value="9128915.66723666" calcext:value-type="float">
            <text:p>9128915.66723666</text:p>
          </table:table-cell>
          <table:table-cell office:value-type="float" office:value="454" calcext:value-type="float">
            <text:p>454</text:p>
          </table:table-cell>
          <table:table-cell table:formula="of:=[.D367]/100" office:value-type="float" office:value="4615.46415108105" calcext:value-type="float">
            <text:p>4615.46415108105</text:p>
          </table:table-cell>
          <table:table-cell table:formula="of:=[.E367]/100" office:value-type="float" office:value="91289.1566723666" calcext:value-type="float">
            <text:p>91289.1566723666</text:p>
          </table:table-cell>
          <table:table-cell table:formula="of:=[.F367]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Point (428940.31605603324715048 9134447.17350312881171703)</text:p>
          </table:table-cell>
          <table:table-cell office:value-type="float" office:value="757" calcext:value-type="float">
            <text:p>757</text:p>
          </table:table-cell>
          <table:table-cell office:value-type="float" office:value="486" calcext:value-type="float">
            <text:p>486</text:p>
          </table:table-cell>
          <table:table-cell office:value-type="float" office:value="428940.316056033" calcext:value-type="float">
            <text:p>428940.316056033</text:p>
          </table:table-cell>
          <table:table-cell office:value-type="float" office:value="9134447.17350313" calcext:value-type="float">
            <text:p>9134447.17350313</text:p>
          </table:table-cell>
          <table:table-cell office:value-type="float" office:value="486" calcext:value-type="float">
            <text:p>486</text:p>
          </table:table-cell>
          <table:table-cell table:formula="of:=[.D368]/100" office:value-type="float" office:value="4289.40316056033" calcext:value-type="float">
            <text:p>4289.40316056033</text:p>
          </table:table-cell>
          <table:table-cell table:formula="of:=[.E368]/100" office:value-type="float" office:value="91344.4717350313" calcext:value-type="float">
            <text:p>91344.4717350313</text:p>
          </table:table-cell>
          <table:table-cell table:formula="of:=[.F368]" office:value-type="float" office:value="486" calcext:value-type="float">
            <text:p>486</text:p>
          </table:table-cell>
        </table:table-row>
        <table:table-row table:style-name="ro2">
          <table:table-cell office:value-type="string" calcext:value-type="string">
            <text:p>Point (463519.01680936140473932 9173368.51160768046975136)</text:p>
          </table:table-cell>
          <table:table-cell office:value-type="float" office:value="522" calcext:value-type="float">
            <text:p>522</text:p>
          </table:table-cell>
          <table:table-cell office:value-type="float" office:value="915" calcext:value-type="float">
            <text:p>915</text:p>
          </table:table-cell>
          <table:table-cell office:value-type="float" office:value="463519.016809361" calcext:value-type="float">
            <text:p>463519.016809361</text:p>
          </table:table-cell>
          <table:table-cell office:value-type="float" office:value="9173368.51160768" calcext:value-type="float">
            <text:p>9173368.51160768</text:p>
          </table:table-cell>
          <table:table-cell office:value-type="float" office:value="915" calcext:value-type="float">
            <text:p>915</text:p>
          </table:table-cell>
          <table:table-cell table:formula="of:=[.D369]/100" office:value-type="float" office:value="4635.19016809361" calcext:value-type="float">
            <text:p>4635.19016809361</text:p>
          </table:table-cell>
          <table:table-cell table:formula="of:=[.E369]/100" office:value-type="float" office:value="91733.6851160768" calcext:value-type="float">
            <text:p>91733.6851160768</text:p>
          </table:table-cell>
          <table:table-cell table:formula="of:=[.F369]" office:value-type="float" office:value="915" calcext:value-type="float">
            <text:p>915</text:p>
          </table:table-cell>
        </table:table-row>
        <table:table-row table:style-name="ro2">
          <table:table-cell office:value-type="string" calcext:value-type="string">
            <text:p>Point (443186.99483802064787596 9153504.89853699505329132)</text:p>
          </table:table-cell>
          <table:table-cell office:value-type="float" office:value="523" calcext:value-type="float">
            <text:p>523</text:p>
          </table:table-cell>
          <table:table-cell office:value-type="float" office:value="525" calcext:value-type="float">
            <text:p>525</text:p>
          </table:table-cell>
          <table:table-cell office:value-type="float" office:value="443186.994838021" calcext:value-type="float">
            <text:p>443186.994838021</text:p>
          </table:table-cell>
          <table:table-cell office:value-type="float" office:value="9153504.898537" calcext:value-type="float">
            <text:p>9153504.898537</text:p>
          </table:table-cell>
          <table:table-cell office:value-type="float" office:value="525" calcext:value-type="float">
            <text:p>525</text:p>
          </table:table-cell>
          <table:table-cell table:formula="of:=[.D370]/100" office:value-type="float" office:value="4431.86994838021" calcext:value-type="float">
            <text:p>4431.86994838021</text:p>
          </table:table-cell>
          <table:table-cell table:formula="of:=[.E370]/100" office:value-type="float" office:value="91535.04898537" calcext:value-type="float">
            <text:p>91535.04898537</text:p>
          </table:table-cell>
          <table:table-cell table:formula="of:=[.F370]" office:value-type="float" office:value="525" calcext:value-type="float">
            <text:p>525</text:p>
          </table:table-cell>
        </table:table-row>
        <table:table-row table:style-name="ro2">
          <table:table-cell office:value-type="string" calcext:value-type="string">
            <text:p>Point (459742.58598435088060796 9153492.19212890975177288)</text:p>
          </table:table-cell>
          <table:table-cell office:value-type="float" office:value="520" calcext:value-type="float">
            <text:p>520</text:p>
          </table:table-cell>
          <table:table-cell office:value-type="float" office:value="703" calcext:value-type="float">
            <text:p>703</text:p>
          </table:table-cell>
          <table:table-cell office:value-type="float" office:value="459742.585984351" calcext:value-type="float">
            <text:p>459742.585984351</text:p>
          </table:table-cell>
          <table:table-cell office:value-type="float" office:value="9153492.19212891" calcext:value-type="float">
            <text:p>9153492.19212891</text:p>
          </table:table-cell>
          <table:table-cell office:value-type="float" office:value="703" calcext:value-type="float">
            <text:p>703</text:p>
          </table:table-cell>
          <table:table-cell table:formula="of:=[.D371]/100" office:value-type="float" office:value="4597.42585984351" calcext:value-type="float">
            <text:p>4597.42585984351</text:p>
          </table:table-cell>
          <table:table-cell table:formula="of:=[.E371]/100" office:value-type="float" office:value="91534.9219212891" calcext:value-type="float">
            <text:p>91534.9219212891</text:p>
          </table:table-cell>
          <table:table-cell table:formula="of:=[.F371]" office:value-type="float" office:value="703" calcext:value-type="float">
            <text:p>703</text:p>
          </table:table-cell>
        </table:table-row>
        <table:table-row table:style-name="ro2">
          <table:table-cell office:value-type="string" calcext:value-type="string">
            <text:p>Point (445418.07357629557373002 9138105.66216650791466236)</text:p>
          </table:table-cell>
          <table:table-cell office:value-type="float" office:value="521" calcext:value-type="float">
            <text:p>521</text:p>
          </table:table-cell>
          <table:table-cell office:value-type="float" office:value="452" calcext:value-type="float">
            <text:p>452</text:p>
          </table:table-cell>
          <table:table-cell office:value-type="float" office:value="445418.073576296" calcext:value-type="float">
            <text:p>445418.073576296</text:p>
          </table:table-cell>
          <table:table-cell office:value-type="float" office:value="9138105.66216651" calcext:value-type="float">
            <text:p>9138105.66216651</text:p>
          </table:table-cell>
          <table:table-cell office:value-type="float" office:value="452" calcext:value-type="float">
            <text:p>452</text:p>
          </table:table-cell>
          <table:table-cell table:formula="of:=[.D372]/100" office:value-type="float" office:value="4454.18073576296" calcext:value-type="float">
            <text:p>4454.18073576296</text:p>
          </table:table-cell>
          <table:table-cell table:formula="of:=[.E372]/100" office:value-type="float" office:value="91381.0566216651" calcext:value-type="float">
            <text:p>91381.0566216651</text:p>
          </table:table-cell>
          <table:table-cell table:formula="of:=[.F372]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Point (445929.62594960897695273 9135284.48591360077261925)</text:p>
          </table:table-cell>
          <table:table-cell office:value-type="float" office:value="526" calcext:value-type="float">
            <text:p>526</text:p>
          </table:table-cell>
          <table:table-cell office:value-type="float" office:value="472" calcext:value-type="float">
            <text:p>472</text:p>
          </table:table-cell>
          <table:table-cell office:value-type="float" office:value="445929.625949609" calcext:value-type="float">
            <text:p>445929.625949609</text:p>
          </table:table-cell>
          <table:table-cell office:value-type="float" office:value="9135284.4859136" calcext:value-type="float">
            <text:p>9135284.4859136</text:p>
          </table:table-cell>
          <table:table-cell office:value-type="float" office:value="472" calcext:value-type="float">
            <text:p>472</text:p>
          </table:table-cell>
          <table:table-cell table:formula="of:=[.D373]/100" office:value-type="float" office:value="4459.29625949609" calcext:value-type="float">
            <text:p>4459.29625949609</text:p>
          </table:table-cell>
          <table:table-cell table:formula="of:=[.E373]/100" office:value-type="float" office:value="91352.844859136" calcext:value-type="float">
            <text:p>91352.844859136</text:p>
          </table:table-cell>
          <table:table-cell table:formula="of:=[.F373]" office:value-type="float" office:value="472" calcext:value-type="float">
            <text:p>472</text:p>
          </table:table-cell>
        </table:table-row>
        <table:table-row table:style-name="ro2">
          <table:table-cell office:value-type="string" calcext:value-type="string">
            <text:p>Point (443526.83801682968623936 9132126.76475638523697853)</text:p>
          </table:table-cell>
          <table:table-cell office:value-type="float" office:value="527" calcext:value-type="float">
            <text:p>527</text:p>
          </table:table-cell>
          <table:table-cell office:value-type="float" office:value="446" calcext:value-type="float">
            <text:p>446</text:p>
          </table:table-cell>
          <table:table-cell office:value-type="float" office:value="443526.83801683" calcext:value-type="float">
            <text:p>443526.83801683</text:p>
          </table:table-cell>
          <table:table-cell office:value-type="float" office:value="9132126.76475639" calcext:value-type="float">
            <text:p>9132126.76475639</text:p>
          </table:table-cell>
          <table:table-cell office:value-type="float" office:value="446" calcext:value-type="float">
            <text:p>446</text:p>
          </table:table-cell>
          <table:table-cell table:formula="of:=[.D374]/100" office:value-type="float" office:value="4435.2683801683" calcext:value-type="float">
            <text:p>4435.2683801683</text:p>
          </table:table-cell>
          <table:table-cell table:formula="of:=[.E374]/100" office:value-type="float" office:value="91321.2676475639" calcext:value-type="float">
            <text:p>91321.2676475639</text:p>
          </table:table-cell>
          <table:table-cell table:formula="of:=[.F374]"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Point (464797.85312387748854235 9169566.36400637403130531)</text:p>
          </table:table-cell>
          <table:table-cell office:value-type="float" office:value="524" calcext:value-type="float">
            <text:p>524</text:p>
          </table:table-cell>
          <table:table-cell office:value-type="float" office:value="897" calcext:value-type="float">
            <text:p>897</text:p>
          </table:table-cell>
          <table:table-cell office:value-type="float" office:value="464797.853123878" calcext:value-type="float">
            <text:p>464797.853123878</text:p>
          </table:table-cell>
          <table:table-cell office:value-type="float" office:value="9169566.36400637" calcext:value-type="float">
            <text:p>9169566.36400637</text:p>
          </table:table-cell>
          <table:table-cell office:value-type="float" office:value="897" calcext:value-type="float">
            <text:p>897</text:p>
          </table:table-cell>
          <table:table-cell table:formula="of:=[.D375]/100" office:value-type="float" office:value="4647.97853123878" calcext:value-type="float">
            <text:p>4647.97853123878</text:p>
          </table:table-cell>
          <table:table-cell table:formula="of:=[.E375]/100" office:value-type="float" office:value="91695.6636400637" calcext:value-type="float">
            <text:p>91695.6636400637</text:p>
          </table:table-cell>
          <table:table-cell table:formula="of:=[.F375]" office:value-type="float" office:value="897" calcext:value-type="float">
            <text:p>897</text:p>
          </table:table-cell>
        </table:table-row>
        <table:table-row table:style-name="ro2">
          <table:table-cell office:value-type="string" calcext:value-type="string">
            <text:p>Point (444177.40606993820983917 9155008.57993048429489136)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office:value-type="float" office:value="444177.406069938" calcext:value-type="float">
            <text:p>444177.406069938</text:p>
          </table:table-cell>
          <table:table-cell office:value-type="float" office:value="9155008.57993048" calcext:value-type="float">
            <text:p>9155008.57993048</text:p>
          </table:table-cell>
          <table:table-cell office:value-type="float" office:value="518" calcext:value-type="float">
            <text:p>518</text:p>
          </table:table-cell>
          <table:table-cell table:formula="of:=[.D376]/100" office:value-type="float" office:value="4441.77406069938" calcext:value-type="float">
            <text:p>4441.77406069938</text:p>
          </table:table-cell>
          <table:table-cell table:formula="of:=[.E376]/100" office:value-type="float" office:value="91550.0857993048" calcext:value-type="float">
            <text:p>91550.0857993048</text:p>
          </table:table-cell>
          <table:table-cell table:formula="of:=[.F376]" office:value-type="float" office:value="518" calcext:value-type="float">
            <text:p>518</text:p>
          </table:table-cell>
        </table:table-row>
        <table:table-row table:style-name="ro2">
          <table:table-cell office:value-type="string" calcext:value-type="string">
            <text:p>Point (465104.28123611811315641 9171446.51859258115291595)</text:p>
          </table:table-cell>
          <table:table-cell office:value-type="float" office:value="514" calcext:value-type="float">
            <text:p>514</text:p>
          </table:table-cell>
          <table:table-cell office:value-type="float" office:value="919" calcext:value-type="float">
            <text:p>919</text:p>
          </table:table-cell>
          <table:table-cell office:value-type="float" office:value="465104.281236118" calcext:value-type="float">
            <text:p>465104.281236118</text:p>
          </table:table-cell>
          <table:table-cell office:value-type="float" office:value="9171446.51859258" calcext:value-type="float">
            <text:p>9171446.51859258</text:p>
          </table:table-cell>
          <table:table-cell office:value-type="float" office:value="919" calcext:value-type="float">
            <text:p>919</text:p>
          </table:table-cell>
          <table:table-cell table:formula="of:=[.D377]/100" office:value-type="float" office:value="4651.04281236118" calcext:value-type="float">
            <text:p>4651.04281236118</text:p>
          </table:table-cell>
          <table:table-cell table:formula="of:=[.E377]/100" office:value-type="float" office:value="91714.4651859258" calcext:value-type="float">
            <text:p>91714.4651859258</text:p>
          </table:table-cell>
          <table:table-cell table:formula="of:=[.F377]" office:value-type="float" office:value="919" calcext:value-type="float">
            <text:p>919</text:p>
          </table:table-cell>
        </table:table-row>
        <table:table-row table:style-name="ro2">
          <table:table-cell office:value-type="string" calcext:value-type="string">
            <text:p>Point (421497.90883259661495686 9166133.02151418663561344)</text:p>
          </table:table-cell>
          <table:table-cell office:value-type="float" office:value="515" calcext:value-type="float">
            <text:p>515</text:p>
          </table:table-cell>
          <table:table-cell office:value-type="float" office:value="518" calcext:value-type="float">
            <text:p>518</text:p>
          </table:table-cell>
          <table:table-cell office:value-type="float" office:value="421497.908832597" calcext:value-type="float">
            <text:p>421497.908832597</text:p>
          </table:table-cell>
          <table:table-cell office:value-type="float" office:value="9166133.02151419" calcext:value-type="float">
            <text:p>9166133.02151419</text:p>
          </table:table-cell>
          <table:table-cell office:value-type="float" office:value="518" calcext:value-type="float">
            <text:p>518</text:p>
          </table:table-cell>
          <table:table-cell table:formula="of:=[.D378]/100" office:value-type="float" office:value="4214.97908832597" calcext:value-type="float">
            <text:p>4214.97908832597</text:p>
          </table:table-cell>
          <table:table-cell table:formula="of:=[.E378]/100" office:value-type="float" office:value="91661.3302151419" calcext:value-type="float">
            <text:p>91661.3302151419</text:p>
          </table:table-cell>
          <table:table-cell table:formula="of:=[.F378]" office:value-type="float" office:value="518" calcext:value-type="float">
            <text:p>518</text:p>
          </table:table-cell>
        </table:table-row>
        <table:table-row table:style-name="ro2">
          <table:table-cell office:value-type="string" calcext:value-type="string">
            <text:p>Point (442495.34459394396981224 9150846.03892153315246105)</text:p>
          </table:table-cell>
          <table:table-cell office:value-type="float" office:value="512" calcext:value-type="float">
            <text:p>512</text:p>
          </table:table-cell>
          <table:table-cell office:value-type="float" office:value="502" calcext:value-type="float">
            <text:p>502</text:p>
          </table:table-cell>
          <table:table-cell office:value-type="float" office:value="442495.344593944" calcext:value-type="float">
            <text:p>442495.344593944</text:p>
          </table:table-cell>
          <table:table-cell office:value-type="float" office:value="9150846.03892153" calcext:value-type="float">
            <text:p>9150846.03892153</text:p>
          </table:table-cell>
          <table:table-cell office:value-type="float" office:value="502" calcext:value-type="float">
            <text:p>502</text:p>
          </table:table-cell>
          <table:table-cell table:formula="of:=[.D379]/100" office:value-type="float" office:value="4424.95344593944" calcext:value-type="float">
            <text:p>4424.95344593944</text:p>
          </table:table-cell>
          <table:table-cell table:formula="of:=[.E379]/100" office:value-type="float" office:value="91508.4603892153" calcext:value-type="float">
            <text:p>91508.4603892153</text:p>
          </table:table-cell>
          <table:table-cell table:formula="of:=[.F379]" office:value-type="float" office:value="502" calcext:value-type="float">
            <text:p>502</text:p>
          </table:table-cell>
        </table:table-row>
        <table:table-row table:style-name="ro2">
          <table:table-cell office:value-type="string" calcext:value-type="string">
            <text:p>Point (464079.64814742805901915 9128495.71134884469211102)</text:p>
          </table:table-cell>
          <table:table-cell office:value-type="float" office:value="513" calcext:value-type="float">
            <text:p>513</text:p>
          </table:table-cell>
          <table:table-cell office:value-type="float" office:value="492" calcext:value-type="float">
            <text:p>492</text:p>
          </table:table-cell>
          <table:table-cell office:value-type="float" office:value="464079.648147428" calcext:value-type="float">
            <text:p>464079.648147428</text:p>
          </table:table-cell>
          <table:table-cell office:value-type="float" office:value="9128495.71134884" calcext:value-type="float">
            <text:p>9128495.71134884</text:p>
          </table:table-cell>
          <table:table-cell office:value-type="float" office:value="492" calcext:value-type="float">
            <text:p>492</text:p>
          </table:table-cell>
          <table:table-cell table:formula="of:=[.D380]/100" office:value-type="float" office:value="4640.79648147428" calcext:value-type="float">
            <text:p>4640.79648147428</text:p>
          </table:table-cell>
          <table:table-cell table:formula="of:=[.E380]/100" office:value-type="float" office:value="91284.9571134884" calcext:value-type="float">
            <text:p>91284.9571134884</text:p>
          </table:table-cell>
          <table:table-cell table:formula="of:=[.F380]" office:value-type="float" office:value="492" calcext:value-type="float">
            <text:p>492</text:p>
          </table:table-cell>
        </table:table-row>
        <table:table-row table:style-name="ro2">
          <table:table-cell office:value-type="string" calcext:value-type="string">
            <text:p>Point (442210.81585034925956279 9150582.83219376765191555)</text:p>
          </table:table-cell>
          <table:table-cell office:value-type="float" office:value="518" calcext:value-type="float">
            <text:p>518</text:p>
          </table:table-cell>
          <table:table-cell office:value-type="float" office:value="497" calcext:value-type="float">
            <text:p>497</text:p>
          </table:table-cell>
          <table:table-cell office:value-type="float" office:value="442210.815850349" calcext:value-type="float">
            <text:p>442210.815850349</text:p>
          </table:table-cell>
          <table:table-cell office:value-type="float" office:value="9150582.83219377" calcext:value-type="float">
            <text:p>9150582.83219377</text:p>
          </table:table-cell>
          <table:table-cell office:value-type="float" office:value="497" calcext:value-type="float">
            <text:p>497</text:p>
          </table:table-cell>
          <table:table-cell table:formula="of:=[.D381]/100" office:value-type="float" office:value="4422.10815850349" calcext:value-type="float">
            <text:p>4422.10815850349</text:p>
          </table:table-cell>
          <table:table-cell table:formula="of:=[.E381]/100" office:value-type="float" office:value="91505.8283219377" calcext:value-type="float">
            <text:p>91505.8283219377</text:p>
          </table:table-cell>
          <table:table-cell table:formula="of:=[.F381]" office:value-type="float" office:value="497" calcext:value-type="float">
            <text:p>497</text:p>
          </table:table-cell>
        </table:table-row>
        <table:table-row table:style-name="ro2">
          <table:table-cell office:value-type="string" calcext:value-type="string">
            <text:p>Point (448283.64786730566993356 9169040.44133022800087929)</text:p>
          </table:table-cell>
          <table:table-cell office:value-type="float" office:value="519" calcext:value-type="float">
            <text:p>519</text:p>
          </table:table-cell>
          <table:table-cell office:value-type="float" office:value="960" calcext:value-type="float">
            <text:p>960</text:p>
          </table:table-cell>
          <table:table-cell office:value-type="float" office:value="448283.647867306" calcext:value-type="float">
            <text:p>448283.647867306</text:p>
          </table:table-cell>
          <table:table-cell office:value-type="float" office:value="9169040.44133023" calcext:value-type="float">
            <text:p>9169040.44133023</text:p>
          </table:table-cell>
          <table:table-cell office:value-type="float" office:value="960" calcext:value-type="float">
            <text:p>960</text:p>
          </table:table-cell>
          <table:table-cell table:formula="of:=[.D382]/100" office:value-type="float" office:value="4482.83647867306" calcext:value-type="float">
            <text:p>4482.83647867306</text:p>
          </table:table-cell>
          <table:table-cell table:formula="of:=[.E382]/100" office:value-type="float" office:value="91690.4044133023" calcext:value-type="float">
            <text:p>91690.4044133023</text:p>
          </table:table-cell>
          <table:table-cell table:formula="of:=[.F382]" office:value-type="float" office:value="960" calcext:value-type="float">
            <text:p>960</text:p>
          </table:table-cell>
        </table:table-row>
        <table:table-row table:style-name="ro2">
          <table:table-cell office:value-type="string" calcext:value-type="string">
            <text:p>Point (463306.6876484141102992 9128535.78735595755279064)</text:p>
          </table:table-cell>
          <table:table-cell office:value-type="float" office:value="516" calcext:value-type="float">
            <text:p>516</text:p>
          </table:table-cell>
          <table:table-cell office:value-type="float" office:value="496" calcext:value-type="float">
            <text:p>496</text:p>
          </table:table-cell>
          <table:table-cell office:value-type="float" office:value="463306.687648414" calcext:value-type="float">
            <text:p>463306.687648414</text:p>
          </table:table-cell>
          <table:table-cell office:value-type="float" office:value="9128535.78735596" calcext:value-type="float">
            <text:p>9128535.78735596</text:p>
          </table:table-cell>
          <table:table-cell office:value-type="float" office:value="496" calcext:value-type="float">
            <text:p>496</text:p>
          </table:table-cell>
          <table:table-cell table:formula="of:=[.D383]/100" office:value-type="float" office:value="4633.06687648414" calcext:value-type="float">
            <text:p>4633.06687648414</text:p>
          </table:table-cell>
          <table:table-cell table:formula="of:=[.E383]/100" office:value-type="float" office:value="91285.3578735596" calcext:value-type="float">
            <text:p>91285.3578735596</text:p>
          </table:table-cell>
          <table:table-cell table:formula="of:=[.F383]" office:value-type="float" office:value="496" calcext:value-type="float">
            <text:p>496</text:p>
          </table:table-cell>
        </table:table-row>
        <table:table-row table:style-name="ro2">
          <table:table-cell office:value-type="string" calcext:value-type="string">
            <text:p>Point (423376.52165472501656041 9131853.79410560056567192)</text:p>
          </table:table-cell>
          <table:table-cell office:value-type="float" office:value="517" calcext:value-type="float">
            <text:p>517</text:p>
          </table:table-cell>
          <table:table-cell office:value-type="float" office:value="471" calcext:value-type="float">
            <text:p>471</text:p>
          </table:table-cell>
          <table:table-cell office:value-type="float" office:value="423376.521654725" calcext:value-type="float">
            <text:p>423376.521654725</text:p>
          </table:table-cell>
          <table:table-cell office:value-type="float" office:value="9131853.7941056" calcext:value-type="float">
            <text:p>9131853.7941056</text:p>
          </table:table-cell>
          <table:table-cell office:value-type="float" office:value="471" calcext:value-type="float">
            <text:p>471</text:p>
          </table:table-cell>
          <table:table-cell table:formula="of:=[.D384]/100" office:value-type="float" office:value="4233.76521654725" calcext:value-type="float">
            <text:p>4233.76521654725</text:p>
          </table:table-cell>
          <table:table-cell table:formula="of:=[.E384]/100" office:value-type="float" office:value="91318.537941056" calcext:value-type="float">
            <text:p>91318.537941056</text:p>
          </table:table-cell>
          <table:table-cell table:formula="of:=[.F384]" office:value-type="float" office:value="471" calcext:value-type="float">
            <text:p>471</text:p>
          </table:table-cell>
        </table:table-row>
        <table:table-row table:style-name="ro2">
          <table:table-cell office:value-type="string" calcext:value-type="string">
            <text:p>Point (417541.25421816518064588 9153552.40863732621073723)</text:p>
          </table:table-cell>
          <table:table-cell office:value-type="float" office:value="538" calcext:value-type="float">
            <text:p>538</text:p>
          </table:table-cell>
          <table:table-cell office:value-type="float" office:value="471" calcext:value-type="float">
            <text:p>471</text:p>
          </table:table-cell>
          <table:table-cell office:value-type="float" office:value="417541.254218165" calcext:value-type="float">
            <text:p>417541.254218165</text:p>
          </table:table-cell>
          <table:table-cell office:value-type="float" office:value="9153552.40863733" calcext:value-type="float">
            <text:p>9153552.40863733</text:p>
          </table:table-cell>
          <table:table-cell office:value-type="float" office:value="471" calcext:value-type="float">
            <text:p>471</text:p>
          </table:table-cell>
          <table:table-cell table:formula="of:=[.D385]/100" office:value-type="float" office:value="4175.41254218165" calcext:value-type="float">
            <text:p>4175.41254218165</text:p>
          </table:table-cell>
          <table:table-cell table:formula="of:=[.E385]/100" office:value-type="float" office:value="91535.5240863733" calcext:value-type="float">
            <text:p>91535.5240863733</text:p>
          </table:table-cell>
          <table:table-cell table:formula="of:=[.F385]" office:value-type="float" office:value="471" calcext:value-type="float">
            <text:p>471</text:p>
          </table:table-cell>
        </table:table-row>
        <table:table-row table:style-name="ro2">
          <table:table-cell office:value-type="string" calcext:value-type="string">
            <text:p>Point (446714.5908166341832839 9166383.48745093122124672)</text:p>
          </table:table-cell>
          <table:table-cell office:value-type="float" office:value="539" calcext:value-type="float">
            <text:p>539</text:p>
          </table:table-cell>
          <table:table-cell office:value-type="float" office:value="964" calcext:value-type="float">
            <text:p>964</text:p>
          </table:table-cell>
          <table:table-cell office:value-type="float" office:value="446714.590816634" calcext:value-type="float">
            <text:p>446714.590816634</text:p>
          </table:table-cell>
          <table:table-cell office:value-type="float" office:value="9166383.48745093" calcext:value-type="float">
            <text:p>9166383.48745093</text:p>
          </table:table-cell>
          <table:table-cell office:value-type="float" office:value="964" calcext:value-type="float">
            <text:p>964</text:p>
          </table:table-cell>
          <table:table-cell table:formula="of:=[.D386]/100" office:value-type="float" office:value="4467.14590816634" calcext:value-type="float">
            <text:p>4467.14590816634</text:p>
          </table:table-cell>
          <table:table-cell table:formula="of:=[.E386]/100" office:value-type="float" office:value="91663.8348745093" calcext:value-type="float">
            <text:p>91663.8348745093</text:p>
          </table:table-cell>
          <table:table-cell table:formula="of:=[.F386]" office:value-type="float" office:value="964" calcext:value-type="float">
            <text:p>964</text:p>
          </table:table-cell>
        </table:table-row>
        <table:table-row table:style-name="ro2">
          <table:table-cell office:value-type="string" calcext:value-type="string">
            <text:p>Point (414140.93886672332882881 9161216.38895468413829803)</text:p>
          </table:table-cell>
          <table:table-cell office:value-type="float" office:value="536" calcext:value-type="float">
            <text:p>536</text:p>
          </table:table-cell>
          <table:table-cell office:value-type="float" office:value="483" calcext:value-type="float">
            <text:p>483</text:p>
          </table:table-cell>
          <table:table-cell office:value-type="float" office:value="414140.938866723" calcext:value-type="float">
            <text:p>414140.938866723</text:p>
          </table:table-cell>
          <table:table-cell office:value-type="float" office:value="9161216.38895469" calcext:value-type="float">
            <text:p>9161216.38895469</text:p>
          </table:table-cell>
          <table:table-cell office:value-type="float" office:value="483" calcext:value-type="float">
            <text:p>483</text:p>
          </table:table-cell>
          <table:table-cell table:formula="of:=[.D387]/100" office:value-type="float" office:value="4141.40938866723" calcext:value-type="float">
            <text:p>4141.40938866723</text:p>
          </table:table-cell>
          <table:table-cell table:formula="of:=[.E387]/100" office:value-type="float" office:value="91612.1638895468" calcext:value-type="float">
            <text:p>91612.1638895468</text:p>
          </table:table-cell>
          <table:table-cell table:formula="of:=[.F387]" office:value-type="float" office:value="483" calcext:value-type="float">
            <text:p>483</text:p>
          </table:table-cell>
        </table:table-row>
        <table:table-row table:style-name="ro2">
          <table:table-cell office:value-type="string" calcext:value-type="string">
            <text:p>Point (452361.63301202392904088 9176905.9337615855038166)</text:p>
          </table:table-cell>
          <table:table-cell office:value-type="float" office:value="537" calcext:value-type="float">
            <text:p>537</text:p>
          </table:table-cell>
          <table:table-cell office:value-type="float" office:value="883" calcext:value-type="float">
            <text:p>883</text:p>
          </table:table-cell>
          <table:table-cell office:value-type="float" office:value="452361.633012024" calcext:value-type="float">
            <text:p>452361.633012024</text:p>
          </table:table-cell>
          <table:table-cell office:value-type="float" office:value="9176905.93376159" calcext:value-type="float">
            <text:p>9176905.93376159</text:p>
          </table:table-cell>
          <table:table-cell office:value-type="float" office:value="883" calcext:value-type="float">
            <text:p>883</text:p>
          </table:table-cell>
          <table:table-cell table:formula="of:=[.D388]/100" office:value-type="float" office:value="4523.61633012024" calcext:value-type="float">
            <text:p>4523.61633012024</text:p>
          </table:table-cell>
          <table:table-cell table:formula="of:=[.E388]/100" office:value-type="float" office:value="91769.0593376159" calcext:value-type="float">
            <text:p>91769.0593376159</text:p>
          </table:table-cell>
          <table:table-cell table:formula="of:=[.F388]" office:value-type="float" office:value="883" calcext:value-type="float">
            <text:p>883</text:p>
          </table:table-cell>
        </table:table-row>
        <table:table-row table:style-name="ro2">
          <table:table-cell office:value-type="string" calcext:value-type="string">
            <text:p>Point (466670.89624661393463612 9146709.79763105884194374)</text:p>
          </table:table-cell>
          <table:table-cell office:value-type="float" office:value="542" calcext:value-type="float">
            <text:p>542</text:p>
          </table:table-cell>
          <table:table-cell office:value-type="float" office:value="663" calcext:value-type="float">
            <text:p>663</text:p>
          </table:table-cell>
          <table:table-cell office:value-type="float" office:value="466670.896246614" calcext:value-type="float">
            <text:p>466670.896246614</text:p>
          </table:table-cell>
          <table:table-cell office:value-type="float" office:value="9146709.79763106" calcext:value-type="float">
            <text:p>9146709.79763106</text:p>
          </table:table-cell>
          <table:table-cell office:value-type="float" office:value="663" calcext:value-type="float">
            <text:p>663</text:p>
          </table:table-cell>
          <table:table-cell table:formula="of:=[.D389]/100" office:value-type="float" office:value="4666.70896246614" calcext:value-type="float">
            <text:p>4666.70896246614</text:p>
          </table:table-cell>
          <table:table-cell table:formula="of:=[.E389]/100" office:value-type="float" office:value="91467.0979763106" calcext:value-type="float">
            <text:p>91467.0979763106</text:p>
          </table:table-cell>
          <table:table-cell table:formula="of:=[.F389]" office:value-type="float" office:value="663" calcext:value-type="float">
            <text:p>663</text:p>
          </table:table-cell>
        </table:table-row>
        <table:table-row table:style-name="ro2">
          <table:table-cell office:value-type="string" calcext:value-type="string">
            <text:p>Point (447811.3771545885829255 9144826.78143260814249516)</text:p>
          </table:table-cell>
          <table:table-cell office:value-type="float" office:value="543" calcext:value-type="float">
            <text:p>543</text:p>
          </table:table-cell>
          <table:table-cell office:value-type="float" office:value="491" calcext:value-type="float">
            <text:p>491</text:p>
          </table:table-cell>
          <table:table-cell office:value-type="float" office:value="447811.377154589" calcext:value-type="float">
            <text:p>447811.377154589</text:p>
          </table:table-cell>
          <table:table-cell office:value-type="float" office:value="9144826.78143261" calcext:value-type="float">
            <text:p>9144826.78143261</text:p>
          </table:table-cell>
          <table:table-cell office:value-type="float" office:value="491" calcext:value-type="float">
            <text:p>491</text:p>
          </table:table-cell>
          <table:table-cell table:formula="of:=[.D390]/100" office:value-type="float" office:value="4478.11377154589" calcext:value-type="float">
            <text:p>4478.11377154589</text:p>
          </table:table-cell>
          <table:table-cell table:formula="of:=[.E390]/100" office:value-type="float" office:value="91448.2678143261" calcext:value-type="float">
            <text:p>91448.2678143261</text:p>
          </table:table-cell>
          <table:table-cell table:formula="of:=[.F390]" office:value-type="float" office:value="491" calcext:value-type="float">
            <text:p>491</text:p>
          </table:table-cell>
        </table:table-row>
        <table:table-row table:style-name="ro2">
          <table:table-cell office:value-type="string" calcext:value-type="string">
            <text:p>Point (442188.77811162598663941 9173848.04569346643984318)</text:p>
          </table:table-cell>
          <table:table-cell office:value-type="float" office:value="540" calcext:value-type="float">
            <text:p>540</text:p>
          </table:table-cell>
          <table:table-cell office:value-type="float" office:value="906" calcext:value-type="float">
            <text:p>906</text:p>
          </table:table-cell>
          <table:table-cell office:value-type="float" office:value="442188.778111626" calcext:value-type="float">
            <text:p>442188.778111626</text:p>
          </table:table-cell>
          <table:table-cell office:value-type="float" office:value="9173848.04569347" calcext:value-type="float">
            <text:p>9173848.04569347</text:p>
          </table:table-cell>
          <table:table-cell office:value-type="float" office:value="906" calcext:value-type="float">
            <text:p>906</text:p>
          </table:table-cell>
          <table:table-cell table:formula="of:=[.D391]/100" office:value-type="float" office:value="4421.88778111626" calcext:value-type="float">
            <text:p>4421.88778111626</text:p>
          </table:table-cell>
          <table:table-cell table:formula="of:=[.E391]/100" office:value-type="float" office:value="91738.4804569347" calcext:value-type="float">
            <text:p>91738.4804569347</text:p>
          </table:table-cell>
          <table:table-cell table:formula="of:=[.F391]" office:value-type="float" office:value="906" calcext:value-type="float">
            <text:p>906</text:p>
          </table:table-cell>
        </table:table-row>
        <table:table-row table:style-name="ro2">
          <table:table-cell office:value-type="string" calcext:value-type="string">
            <text:p>Point (463432.08753615285968408 9163502.45903348177671432)</text:p>
          </table:table-cell>
          <table:table-cell office:value-type="float" office:value="541" calcext:value-type="float">
            <text:p>541</text:p>
          </table:table-cell>
          <table:table-cell office:value-type="float" office:value="893" calcext:value-type="float">
            <text:p>893</text:p>
          </table:table-cell>
          <table:table-cell office:value-type="float" office:value="463432.087536153" calcext:value-type="float">
            <text:p>463432.087536153</text:p>
          </table:table-cell>
          <table:table-cell office:value-type="float" office:value="9163502.45903348" calcext:value-type="float">
            <text:p>9163502.45903348</text:p>
          </table:table-cell>
          <table:table-cell office:value-type="float" office:value="893" calcext:value-type="float">
            <text:p>893</text:p>
          </table:table-cell>
          <table:table-cell table:formula="of:=[.D392]/100" office:value-type="float" office:value="4634.32087536153" calcext:value-type="float">
            <text:p>4634.32087536153</text:p>
          </table:table-cell>
          <table:table-cell table:formula="of:=[.E392]/100" office:value-type="float" office:value="91635.0245903348" calcext:value-type="float">
            <text:p>91635.0245903348</text:p>
          </table:table-cell>
          <table:table-cell table:formula="of:=[.F392]" office:value-type="float" office:value="893" calcext:value-type="float">
            <text:p>893</text:p>
          </table:table-cell>
        </table:table-row>
        <table:table-row table:style-name="ro2">
          <table:table-cell office:value-type="string" calcext:value-type="string">
            <text:p>Point (451429.3261103502009064 9176484.66931284032762051)</text:p>
          </table:table-cell>
          <table:table-cell office:value-type="float" office:value="530" calcext:value-type="float">
            <text:p>530</text:p>
          </table:table-cell>
          <table:table-cell office:value-type="float" office:value="869" calcext:value-type="float">
            <text:p>869</text:p>
          </table:table-cell>
          <table:table-cell office:value-type="float" office:value="451429.32611035" calcext:value-type="float">
            <text:p>451429.32611035</text:p>
          </table:table-cell>
          <table:table-cell office:value-type="float" office:value="9176484.66931284" calcext:value-type="float">
            <text:p>9176484.66931284</text:p>
          </table:table-cell>
          <table:table-cell office:value-type="float" office:value="869" calcext:value-type="float">
            <text:p>869</text:p>
          </table:table-cell>
          <table:table-cell table:formula="of:=[.D393]/100" office:value-type="float" office:value="4514.2932611035" calcext:value-type="float">
            <text:p>4514.2932611035</text:p>
          </table:table-cell>
          <table:table-cell table:formula="of:=[.E393]/100" office:value-type="float" office:value="91764.8466931284" calcext:value-type="float">
            <text:p>91764.8466931284</text:p>
          </table:table-cell>
          <table:table-cell table:formula="of:=[.F393]" office:value-type="float" office:value="869" calcext:value-type="float">
            <text:p>869</text:p>
          </table:table-cell>
        </table:table-row>
        <table:table-row table:style-name="ro2">
          <table:table-cell office:value-type="string" calcext:value-type="string">
            <text:p>Point (420448.3459618107881397 9160512.72828684374690056)</text:p>
          </table:table-cell>
          <table:table-cell office:value-type="float" office:value="531" calcext:value-type="float">
            <text:p>531</text:p>
          </table:table-cell>
          <table:table-cell office:value-type="float" office:value="485" calcext:value-type="float">
            <text:p>485</text:p>
          </table:table-cell>
          <table:table-cell office:value-type="float" office:value="420448.345961811" calcext:value-type="float">
            <text:p>420448.345961811</text:p>
          </table:table-cell>
          <table:table-cell office:value-type="float" office:value="9160512.72828684" calcext:value-type="float">
            <text:p>9160512.72828684</text:p>
          </table:table-cell>
          <table:table-cell office:value-type="float" office:value="485" calcext:value-type="float">
            <text:p>485</text:p>
          </table:table-cell>
          <table:table-cell table:formula="of:=[.D394]/100" office:value-type="float" office:value="4204.48345961811" calcext:value-type="float">
            <text:p>4204.48345961811</text:p>
          </table:table-cell>
          <table:table-cell table:formula="of:=[.E394]/100" office:value-type="float" office:value="91605.1272828684" calcext:value-type="float">
            <text:p>91605.1272828684</text:p>
          </table:table-cell>
          <table:table-cell table:formula="of:=[.F394]" office:value-type="float" office:value="485" calcext:value-type="float">
            <text:p>485</text:p>
          </table:table-cell>
        </table:table-row>
        <table:table-row table:style-name="ro2">
          <table:table-cell office:value-type="string" calcext:value-type="string">
            <text:p>Point (463714.8090884875273332 9140608.88369718380272388)</text:p>
          </table:table-cell>
          <table:table-cell office:value-type="float" office:value="528" calcext:value-type="float">
            <text:p>528</text:p>
          </table:table-cell>
          <table:table-cell office:value-type="float" office:value="493" calcext:value-type="float">
            <text:p>493</text:p>
          </table:table-cell>
          <table:table-cell office:value-type="float" office:value="463714.809088488" calcext:value-type="float">
            <text:p>463714.809088488</text:p>
          </table:table-cell>
          <table:table-cell office:value-type="float" office:value="9140608.88369718" calcext:value-type="float">
            <text:p>9140608.88369718</text:p>
          </table:table-cell>
          <table:table-cell office:value-type="float" office:value="493" calcext:value-type="float">
            <text:p>493</text:p>
          </table:table-cell>
          <table:table-cell table:formula="of:=[.D395]/100" office:value-type="float" office:value="4637.14809088488" calcext:value-type="float">
            <text:p>4637.14809088488</text:p>
          </table:table-cell>
          <table:table-cell table:formula="of:=[.E395]/100" office:value-type="float" office:value="91406.0888369719" calcext:value-type="float">
            <text:p>91406.0888369719</text:p>
          </table:table-cell>
          <table:table-cell table:formula="of:=[.F395]" office:value-type="float" office:value="493" calcext:value-type="float">
            <text:p>493</text:p>
          </table:table-cell>
        </table:table-row>
        <table:table-row table:style-name="ro2">
          <table:table-cell office:value-type="string" calcext:value-type="string">
            <text:p>Point (426172.25441967230290174 9165472.17486424371600151)</text:p>
          </table:table-cell>
          <table:table-cell office:value-type="float" office:value="529" calcext:value-type="float">
            <text:p>529</text:p>
          </table:table-cell>
          <table:table-cell office:value-type="float" office:value="520" calcext:value-type="float">
            <text:p>520</text:p>
          </table:table-cell>
          <table:table-cell office:value-type="float" office:value="426172.254419672" calcext:value-type="float">
            <text:p>426172.254419672</text:p>
          </table:table-cell>
          <table:table-cell office:value-type="float" office:value="9165472.17486424" calcext:value-type="float">
            <text:p>9165472.17486424</text:p>
          </table:table-cell>
          <table:table-cell office:value-type="float" office:value="520" calcext:value-type="float">
            <text:p>520</text:p>
          </table:table-cell>
          <table:table-cell table:formula="of:=[.D396]/100" office:value-type="float" office:value="4261.72254419672" calcext:value-type="float">
            <text:p>4261.72254419672</text:p>
          </table:table-cell>
          <table:table-cell table:formula="of:=[.E396]/100" office:value-type="float" office:value="91654.7217486424" calcext:value-type="float">
            <text:p>91654.7217486424</text:p>
          </table:table-cell>
          <table:table-cell table:formula="of:=[.F396]"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Point (463201.86884742084657773 9147847.95595041289925575)</text:p>
          </table:table-cell>
          <table:table-cell office:value-type="float" office:value="534" calcext:value-type="float">
            <text:p>534</text:p>
          </table:table-cell>
          <table:table-cell office:value-type="float" office:value="540" calcext:value-type="float">
            <text:p>540</text:p>
          </table:table-cell>
          <table:table-cell office:value-type="float" office:value="463201.868847421" calcext:value-type="float">
            <text:p>463201.868847421</text:p>
          </table:table-cell>
          <table:table-cell office:value-type="float" office:value="9147847.95595041" calcext:value-type="float">
            <text:p>9147847.95595041</text:p>
          </table:table-cell>
          <table:table-cell office:value-type="float" office:value="540" calcext:value-type="float">
            <text:p>540</text:p>
          </table:table-cell>
          <table:table-cell table:formula="of:=[.D397]/100" office:value-type="float" office:value="4632.01868847421" calcext:value-type="float">
            <text:p>4632.01868847421</text:p>
          </table:table-cell>
          <table:table-cell table:formula="of:=[.E397]/100" office:value-type="float" office:value="91478.4795595041" calcext:value-type="float">
            <text:p>91478.4795595041</text:p>
          </table:table-cell>
          <table:table-cell table:formula="of:=[.F397]"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Point (444585.01059376785997301 9177122.24578547291457653)</text:p>
          </table:table-cell>
          <table:table-cell office:value-type="float" office:value="535" calcext:value-type="float">
            <text:p>535</text:p>
          </table:table-cell>
          <table:table-cell office:value-type="float" office:value="914" calcext:value-type="float">
            <text:p>914</text:p>
          </table:table-cell>
          <table:table-cell office:value-type="float" office:value="444585.010593768" calcext:value-type="float">
            <text:p>444585.010593768</text:p>
          </table:table-cell>
          <table:table-cell office:value-type="float" office:value="9177122.24578547" calcext:value-type="float">
            <text:p>9177122.24578547</text:p>
          </table:table-cell>
          <table:table-cell office:value-type="float" office:value="914" calcext:value-type="float">
            <text:p>914</text:p>
          </table:table-cell>
          <table:table-cell table:formula="of:=[.D398]/100" office:value-type="float" office:value="4445.85010593768" calcext:value-type="float">
            <text:p>4445.85010593768</text:p>
          </table:table-cell>
          <table:table-cell table:formula="of:=[.E398]/100" office:value-type="float" office:value="91771.2224578547" calcext:value-type="float">
            <text:p>91771.2224578547</text:p>
          </table:table-cell>
          <table:table-cell table:formula="of:=[.F398]" office:value-type="float" office:value="914" calcext:value-type="float">
            <text:p>914</text:p>
          </table:table-cell>
        </table:table-row>
        <table:table-row table:style-name="ro2">
          <table:table-cell office:value-type="string" calcext:value-type="string">
            <text:p>Point (422446.04878044419456273 9165233.09394392743706703)</text:p>
          </table:table-cell>
          <table:table-cell office:value-type="float" office:value="532" calcext:value-type="float">
            <text:p>532</text:p>
          </table:table-cell>
          <table:table-cell office:value-type="float" office:value="472" calcext:value-type="float">
            <text:p>472</text:p>
          </table:table-cell>
          <table:table-cell office:value-type="float" office:value="422446.048780444" calcext:value-type="float">
            <text:p>422446.048780444</text:p>
          </table:table-cell>
          <table:table-cell office:value-type="float" office:value="9165233.09394393" calcext:value-type="float">
            <text:p>9165233.09394393</text:p>
          </table:table-cell>
          <table:table-cell office:value-type="float" office:value="472" calcext:value-type="float">
            <text:p>472</text:p>
          </table:table-cell>
          <table:table-cell table:formula="of:=[.D399]/100" office:value-type="float" office:value="4224.46048780444" calcext:value-type="float">
            <text:p>4224.46048780444</text:p>
          </table:table-cell>
          <table:table-cell table:formula="of:=[.E399]/100" office:value-type="float" office:value="91652.3309394393" calcext:value-type="float">
            <text:p>91652.3309394393</text:p>
          </table:table-cell>
          <table:table-cell table:formula="of:=[.F399]" office:value-type="float" office:value="472" calcext:value-type="float">
            <text:p>472</text:p>
          </table:table-cell>
        </table:table-row>
        <table:table-row table:style-name="ro2">
          <table:table-cell office:value-type="string" calcext:value-type="string">
            <text:p>Point (443973.44512988568749279 9139115.65483814105391502)</text:p>
          </table:table-cell>
          <table:table-cell office:value-type="float" office:value="533" calcext:value-type="float">
            <text:p>533</text:p>
          </table:table-cell>
          <table:table-cell office:value-type="float" office:value="461" calcext:value-type="float">
            <text:p>461</text:p>
          </table:table-cell>
          <table:table-cell office:value-type="float" office:value="443973.445129886" calcext:value-type="float">
            <text:p>443973.445129886</text:p>
          </table:table-cell>
          <table:table-cell office:value-type="float" office:value="9139115.65483814" calcext:value-type="float">
            <text:p>9139115.65483814</text:p>
          </table:table-cell>
          <table:table-cell office:value-type="float" office:value="461" calcext:value-type="float">
            <text:p>461</text:p>
          </table:table-cell>
          <table:table-cell table:formula="of:=[.D400]/100" office:value-type="float" office:value="4439.73445129886" calcext:value-type="float">
            <text:p>4439.73445129886</text:p>
          </table:table-cell>
          <table:table-cell table:formula="of:=[.E400]/100" office:value-type="float" office:value="91391.1565483814" calcext:value-type="float">
            <text:p>91391.1565483814</text:p>
          </table:table-cell>
          <table:table-cell table:formula="of:=[.F400]" office:value-type="float" office:value="461" calcext:value-type="float">
            <text:p>461</text:p>
          </table:table-cell>
        </table:table-row>
        <table:table-row table:style-name="ro2">
          <table:table-cell office:value-type="string" calcext:value-type="string">
            <text:p>Point (468689.50844806048553437 9137718.60681792907416821)</text:p>
          </table:table-cell>
          <table:table-cell office:value-type="float" office:value="554" calcext:value-type="float">
            <text:p>554</text:p>
          </table:table-cell>
          <table:table-cell office:value-type="float" office:value="492" calcext:value-type="float">
            <text:p>492</text:p>
          </table:table-cell>
          <table:table-cell office:value-type="float" office:value="468689.50844806" calcext:value-type="float">
            <text:p>468689.50844806</text:p>
          </table:table-cell>
          <table:table-cell office:value-type="float" office:value="9137718.60681793" calcext:value-type="float">
            <text:p>9137718.60681793</text:p>
          </table:table-cell>
          <table:table-cell office:value-type="float" office:value="492" calcext:value-type="float">
            <text:p>492</text:p>
          </table:table-cell>
          <table:table-cell table:formula="of:=[.D401]/100" office:value-type="float" office:value="4686.8950844806" calcext:value-type="float">
            <text:p>4686.8950844806</text:p>
          </table:table-cell>
          <table:table-cell table:formula="of:=[.E401]/100" office:value-type="float" office:value="91377.1860681793" calcext:value-type="float">
            <text:p>91377.1860681793</text:p>
          </table:table-cell>
          <table:table-cell table:formula="of:=[.F401]" office:value-type="float" office:value="492" calcext:value-type="float">
            <text:p>492</text:p>
          </table:table-cell>
        </table:table-row>
        <table:table-row table:style-name="ro2">
          <table:table-cell office:value-type="string" calcext:value-type="string">
            <text:p>Point (429796.97464592731557786 9128740.5584571398794651)</text:p>
          </table:table-cell>
          <table:table-cell office:value-type="float" office:value="555" calcext:value-type="float">
            <text:p>555</text:p>
          </table:table-cell>
          <table:table-cell office:value-type="float" office:value="463" calcext:value-type="float">
            <text:p>463</text:p>
          </table:table-cell>
          <table:table-cell office:value-type="float" office:value="429796.974645927" calcext:value-type="float">
            <text:p>429796.974645927</text:p>
          </table:table-cell>
          <table:table-cell office:value-type="float" office:value="9128740.55845714" calcext:value-type="float">
            <text:p>9128740.55845714</text:p>
          </table:table-cell>
          <table:table-cell office:value-type="float" office:value="463" calcext:value-type="float">
            <text:p>463</text:p>
          </table:table-cell>
          <table:table-cell table:formula="of:=[.D402]/100" office:value-type="float" office:value="4297.96974645927" calcext:value-type="float">
            <text:p>4297.96974645927</text:p>
          </table:table-cell>
          <table:table-cell table:formula="of:=[.E402]/100" office:value-type="float" office:value="91287.4055845714" calcext:value-type="float">
            <text:p>91287.4055845714</text:p>
          </table:table-cell>
          <table:table-cell table:formula="of:=[.F402]" office:value-type="float" office:value="463" calcext:value-type="float">
            <text:p>463</text:p>
          </table:table-cell>
        </table:table-row>
        <table:table-row table:style-name="ro2">
          <table:table-cell office:value-type="string" calcext:value-type="string">
            <text:p>Point (469786.01429272844688967 9140345.39259428530931473)</text:p>
          </table:table-cell>
          <table:table-cell office:value-type="float" office:value="552" calcext:value-type="float">
            <text:p>552</text:p>
          </table:table-cell>
          <table:table-cell office:value-type="float" office:value="488" calcext:value-type="float">
            <text:p>488</text:p>
          </table:table-cell>
          <table:table-cell office:value-type="float" office:value="469786.014292728" calcext:value-type="float">
            <text:p>469786.014292728</text:p>
          </table:table-cell>
          <table:table-cell office:value-type="float" office:value="9140345.39259429" calcext:value-type="float">
            <text:p>9140345.39259429</text:p>
          </table:table-cell>
          <table:table-cell office:value-type="float" office:value="488" calcext:value-type="float">
            <text:p>488</text:p>
          </table:table-cell>
          <table:table-cell table:formula="of:=[.D403]/100" office:value-type="float" office:value="4697.86014292728" calcext:value-type="float">
            <text:p>4697.86014292728</text:p>
          </table:table-cell>
          <table:table-cell table:formula="of:=[.E403]/100" office:value-type="float" office:value="91403.4539259429" calcext:value-type="float">
            <text:p>91403.4539259429</text:p>
          </table:table-cell>
          <table:table-cell table:formula="of:=[.F403]" office:value-type="float" office:value="488" calcext:value-type="float">
            <text:p>488</text:p>
          </table:table-cell>
        </table:table-row>
        <table:table-row table:style-name="ro2">
          <table:table-cell office:value-type="string" calcext:value-type="string">
            <text:p>Point (456868.41271227085962892 9181695.2454176377505064)</text:p>
          </table:table-cell>
          <table:table-cell office:value-type="float" office:value="553" calcext:value-type="float">
            <text:p>553</text:p>
          </table:table-cell>
          <table:table-cell office:value-type="float" office:value="944" calcext:value-type="float">
            <text:p>944</text:p>
          </table:table-cell>
          <table:table-cell office:value-type="float" office:value="456868.412712271" calcext:value-type="float">
            <text:p>456868.412712271</text:p>
          </table:table-cell>
          <table:table-cell office:value-type="float" office:value="9181695.24541764" calcext:value-type="float">
            <text:p>9181695.24541764</text:p>
          </table:table-cell>
          <table:table-cell office:value-type="float" office:value="944" calcext:value-type="float">
            <text:p>944</text:p>
          </table:table-cell>
          <table:table-cell table:formula="of:=[.D404]/100" office:value-type="float" office:value="4568.68412712271" calcext:value-type="float">
            <text:p>4568.68412712271</text:p>
          </table:table-cell>
          <table:table-cell table:formula="of:=[.E404]/100" office:value-type="float" office:value="91816.9524541764" calcext:value-type="float">
            <text:p>91816.9524541764</text:p>
          </table:table-cell>
          <table:table-cell table:formula="of:=[.F404]" office:value-type="float" office:value="944" calcext:value-type="float">
            <text:p>944</text:p>
          </table:table-cell>
        </table:table-row>
        <table:table-row table:style-name="ro2">
          <table:table-cell office:value-type="string" calcext:value-type="string">
            <text:p>Point (458241.17177275294670835 9156890.1999052781611681)</text:p>
          </table:table-cell>
          <table:table-cell office:value-type="float" office:value="558" calcext:value-type="float">
            <text:p>558</text:p>
          </table:table-cell>
          <table:table-cell office:value-type="float" office:value="708" calcext:value-type="float">
            <text:p>708</text:p>
          </table:table-cell>
          <table:table-cell office:value-type="float" office:value="458241.171772753" calcext:value-type="float">
            <text:p>458241.171772753</text:p>
          </table:table-cell>
          <table:table-cell office:value-type="float" office:value="9156890.19990528" calcext:value-type="float">
            <text:p>9156890.19990528</text:p>
          </table:table-cell>
          <table:table-cell office:value-type="float" office:value="708" calcext:value-type="float">
            <text:p>708</text:p>
          </table:table-cell>
          <table:table-cell table:formula="of:=[.D405]/100" office:value-type="float" office:value="4582.41171772753" calcext:value-type="float">
            <text:p>4582.41171772753</text:p>
          </table:table-cell>
          <table:table-cell table:formula="of:=[.E405]/100" office:value-type="float" office:value="91568.9019990528" calcext:value-type="float">
            <text:p>91568.9019990528</text:p>
          </table:table-cell>
          <table:table-cell table:formula="of:=[.F405]" office:value-type="float" office:value="708" calcext:value-type="float">
            <text:p>708</text:p>
          </table:table-cell>
        </table:table-row>
        <table:table-row table:style-name="ro2">
          <table:table-cell office:value-type="string" calcext:value-type="string">
            <text:p>Point (456049.45737426896812394 9134904.91279491409659386)</text:p>
          </table:table-cell>
          <table:table-cell office:value-type="float" office:value="559" calcext:value-type="float">
            <text:p>559</text:p>
          </table:table-cell>
          <table:table-cell office:value-type="float" office:value="458" calcext:value-type="float">
            <text:p>458</text:p>
          </table:table-cell>
          <table:table-cell office:value-type="float" office:value="456049.457374269" calcext:value-type="float">
            <text:p>456049.457374269</text:p>
          </table:table-cell>
          <table:table-cell office:value-type="float" office:value="9134904.91279491" calcext:value-type="float">
            <text:p>9134904.91279491</text:p>
          </table:table-cell>
          <table:table-cell office:value-type="float" office:value="458" calcext:value-type="float">
            <text:p>458</text:p>
          </table:table-cell>
          <table:table-cell table:formula="of:=[.D406]/100" office:value-type="float" office:value="4560.49457374269" calcext:value-type="float">
            <text:p>4560.49457374269</text:p>
          </table:table-cell>
          <table:table-cell table:formula="of:=[.E406]/100" office:value-type="float" office:value="91349.0491279491" calcext:value-type="float">
            <text:p>91349.0491279491</text:p>
          </table:table-cell>
          <table:table-cell table:formula="of:=[.F406]" office:value-type="float" office:value="458" calcext:value-type="float">
            <text:p>458</text:p>
          </table:table-cell>
        </table:table-row>
        <table:table-row table:style-name="ro2">
          <table:table-cell office:value-type="string" calcext:value-type="string">
            <text:p>Point (457392.36810685385717079 9135379.28625290840864182)</text:p>
          </table:table-cell>
          <table:table-cell office:value-type="float" office:value="556" calcext:value-type="float">
            <text:p>556</text:p>
          </table:table-cell>
          <table:table-cell office:value-type="float" office:value="456" calcext:value-type="float">
            <text:p>456</text:p>
          </table:table-cell>
          <table:table-cell office:value-type="float" office:value="457392.368106854" calcext:value-type="float">
            <text:p>457392.368106854</text:p>
          </table:table-cell>
          <table:table-cell office:value-type="float" office:value="9135379.28625291" calcext:value-type="float">
            <text:p>9135379.28625291</text:p>
          </table:table-cell>
          <table:table-cell office:value-type="float" office:value="456" calcext:value-type="float">
            <text:p>456</text:p>
          </table:table-cell>
          <table:table-cell table:formula="of:=[.D407]/100" office:value-type="float" office:value="4573.92368106854" calcext:value-type="float">
            <text:p>4573.92368106854</text:p>
          </table:table-cell>
          <table:table-cell table:formula="of:=[.E407]/100" office:value-type="float" office:value="91353.7928625291" calcext:value-type="float">
            <text:p>91353.7928625291</text:p>
          </table:table-cell>
          <table:table-cell table:formula="of:=[.F407]" office:value-type="float" office:value="456" calcext:value-type="float">
            <text:p>456</text:p>
          </table:table-cell>
        </table:table-row>
        <table:table-row table:style-name="ro2">
          <table:table-cell office:value-type="string" calcext:value-type="string">
            <text:p>Point (457351.03206021821824834 9153921.33647279441356659)</text:p>
          </table:table-cell>
          <table:table-cell office:value-type="float" office:value="557" calcext:value-type="float">
            <text:p>557</text:p>
          </table:table-cell>
          <table:table-cell office:value-type="float" office:value="661" calcext:value-type="float">
            <text:p>661</text:p>
          </table:table-cell>
          <table:table-cell office:value-type="float" office:value="457351.032060218" calcext:value-type="float">
            <text:p>457351.032060218</text:p>
          </table:table-cell>
          <table:table-cell office:value-type="float" office:value="9153921.3364728" calcext:value-type="float">
            <text:p>9153921.3364728</text:p>
          </table:table-cell>
          <table:table-cell office:value-type="float" office:value="661" calcext:value-type="float">
            <text:p>661</text:p>
          </table:table-cell>
          <table:table-cell table:formula="of:=[.D408]/100" office:value-type="float" office:value="4573.51032060218" calcext:value-type="float">
            <text:p>4573.51032060218</text:p>
          </table:table-cell>
          <table:table-cell table:formula="of:=[.E408]/100" office:value-type="float" office:value="91539.213364728" calcext:value-type="float">
            <text:p>91539.213364728</text:p>
          </table:table-cell>
          <table:table-cell table:formula="of:=[.F408]" office:value-type="float" office:value="661" calcext:value-type="float">
            <text:p>661</text:p>
          </table:table-cell>
        </table:table-row>
        <table:table-row table:style-name="ro2">
          <table:table-cell office:value-type="string" calcext:value-type="string">
            <text:p>Point (452084.73446357937064022 9171698.82991515286266804)</text:p>
          </table:table-cell>
          <table:table-cell office:value-type="float" office:value="546" calcext:value-type="float">
            <text:p>546</text:p>
          </table:table-cell>
          <table:table-cell office:value-type="float" office:value="893" calcext:value-type="float">
            <text:p>893</text:p>
          </table:table-cell>
          <table:table-cell office:value-type="float" office:value="452084.734463579" calcext:value-type="float">
            <text:p>452084.734463579</text:p>
          </table:table-cell>
          <table:table-cell office:value-type="float" office:value="9171698.82991515" calcext:value-type="float">
            <text:p>9171698.82991515</text:p>
          </table:table-cell>
          <table:table-cell office:value-type="float" office:value="893" calcext:value-type="float">
            <text:p>893</text:p>
          </table:table-cell>
          <table:table-cell table:formula="of:=[.D409]/100" office:value-type="float" office:value="4520.84734463579" calcext:value-type="float">
            <text:p>4520.84734463579</text:p>
          </table:table-cell>
          <table:table-cell table:formula="of:=[.E409]/100" office:value-type="float" office:value="91716.9882991515" calcext:value-type="float">
            <text:p>91716.9882991515</text:p>
          </table:table-cell>
          <table:table-cell table:formula="of:=[.F409]" office:value-type="float" office:value="893" calcext:value-type="float">
            <text:p>893</text:p>
          </table:table-cell>
        </table:table-row>
        <table:table-row table:style-name="ro2">
          <table:table-cell office:value-type="string" calcext:value-type="string">
            <text:p>Point (417716.00307628110749647 9130280.19317093305289745)</text:p>
          </table:table-cell>
          <table:table-cell office:value-type="float" office:value="547" calcext:value-type="float">
            <text:p>547</text:p>
          </table:table-cell>
          <table:table-cell office:value-type="float" office:value="469" calcext:value-type="float">
            <text:p>469</text:p>
          </table:table-cell>
          <table:table-cell office:value-type="float" office:value="417716.003076281" calcext:value-type="float">
            <text:p>417716.003076281</text:p>
          </table:table-cell>
          <table:table-cell office:value-type="float" office:value="9130280.19317093" calcext:value-type="float">
            <text:p>9130280.19317093</text:p>
          </table:table-cell>
          <table:table-cell office:value-type="float" office:value="469" calcext:value-type="float">
            <text:p>469</text:p>
          </table:table-cell>
          <table:table-cell table:formula="of:=[.D410]/100" office:value-type="float" office:value="4177.16003076281" calcext:value-type="float">
            <text:p>4177.16003076281</text:p>
          </table:table-cell>
          <table:table-cell table:formula="of:=[.E410]/100" office:value-type="float" office:value="91302.8019317093" calcext:value-type="float">
            <text:p>91302.8019317093</text:p>
          </table:table-cell>
          <table:table-cell table:formula="of:=[.F410]" office:value-type="float" office:value="469" calcext:value-type="float">
            <text:p>469</text:p>
          </table:table-cell>
        </table:table-row>
        <table:table-row table:style-name="ro2">
          <table:table-cell office:value-type="string" calcext:value-type="string">
            <text:p>Point (460753.09260580263799056 9164602.35040487349033356)</text:p>
          </table:table-cell>
          <table:table-cell office:value-type="float" office:value="544" calcext:value-type="float">
            <text:p>544</text:p>
          </table:table-cell>
          <table:table-cell office:value-type="float" office:value="859" calcext:value-type="float">
            <text:p>859</text:p>
          </table:table-cell>
          <table:table-cell office:value-type="float" office:value="460753.092605803" calcext:value-type="float">
            <text:p>460753.092605803</text:p>
          </table:table-cell>
          <table:table-cell office:value-type="float" office:value="9164602.35040487" calcext:value-type="float">
            <text:p>9164602.35040487</text:p>
          </table:table-cell>
          <table:table-cell office:value-type="float" office:value="859" calcext:value-type="float">
            <text:p>859</text:p>
          </table:table-cell>
          <table:table-cell table:formula="of:=[.D411]/100" office:value-type="float" office:value="4607.53092605803" calcext:value-type="float">
            <text:p>4607.53092605803</text:p>
          </table:table-cell>
          <table:table-cell table:formula="of:=[.E411]/100" office:value-type="float" office:value="91646.0235040487" calcext:value-type="float">
            <text:p>91646.0235040487</text:p>
          </table:table-cell>
          <table:table-cell table:formula="of:=[.F411]" office:value-type="float" office:value="859" calcext:value-type="float">
            <text:p>859</text:p>
          </table:table-cell>
        </table:table-row>
        <table:table-row table:style-name="ro2">
          <table:table-cell office:value-type="string" calcext:value-type="string">
            <text:p>Point (430079.8976804215926677 9167618.96674287877976894)</text:p>
          </table:table-cell>
          <table:table-cell office:value-type="float" office:value="545" calcext:value-type="float">
            <text:p>545</text:p>
          </table:table-cell>
          <table:table-cell office:value-type="float" office:value="623" calcext:value-type="float">
            <text:p>623</text:p>
          </table:table-cell>
          <table:table-cell office:value-type="float" office:value="430079.897680422" calcext:value-type="float">
            <text:p>430079.897680422</text:p>
          </table:table-cell>
          <table:table-cell office:value-type="float" office:value="9167618.96674288" calcext:value-type="float">
            <text:p>9167618.96674288</text:p>
          </table:table-cell>
          <table:table-cell office:value-type="float" office:value="623" calcext:value-type="float">
            <text:p>623</text:p>
          </table:table-cell>
          <table:table-cell table:formula="of:=[.D412]/100" office:value-type="float" office:value="4300.79897680422" calcext:value-type="float">
            <text:p>4300.79897680422</text:p>
          </table:table-cell>
          <table:table-cell table:formula="of:=[.E412]/100" office:value-type="float" office:value="91676.1896674288" calcext:value-type="float">
            <text:p>91676.1896674288</text:p>
          </table:table-cell>
          <table:table-cell table:formula="of:=[.F412]" office:value-type="float" office:value="623" calcext:value-type="float">
            <text:p>623</text:p>
          </table:table-cell>
        </table:table-row>
        <table:table-row table:style-name="ro2">
          <table:table-cell office:value-type="string" calcext:value-type="string">
            <text:p>Point (434196.75495595624670386 9134253.51130594313144684)</text:p>
          </table:table-cell>
          <table:table-cell office:value-type="float" office:value="550" calcext:value-type="float">
            <text:p>550</text:p>
          </table:table-cell>
          <table:table-cell office:value-type="float" office:value="465" calcext:value-type="float">
            <text:p>465</text:p>
          </table:table-cell>
          <table:table-cell office:value-type="float" office:value="434196.754955956" calcext:value-type="float">
            <text:p>434196.754955956</text:p>
          </table:table-cell>
          <table:table-cell office:value-type="float" office:value="9134253.51130594" calcext:value-type="float">
            <text:p>9134253.51130594</text:p>
          </table:table-cell>
          <table:table-cell office:value-type="float" office:value="465" calcext:value-type="float">
            <text:p>465</text:p>
          </table:table-cell>
          <table:table-cell table:formula="of:=[.D413]/100" office:value-type="float" office:value="4341.96754955956" calcext:value-type="float">
            <text:p>4341.96754955956</text:p>
          </table:table-cell>
          <table:table-cell table:formula="of:=[.E413]/100" office:value-type="float" office:value="91342.5351130594" calcext:value-type="float">
            <text:p>91342.5351130594</text:p>
          </table:table-cell>
          <table:table-cell table:formula="of:=[.F413]" office:value-type="float" office:value="465" calcext:value-type="float">
            <text:p>465</text:p>
          </table:table-cell>
        </table:table-row>
        <table:table-row table:style-name="ro2">
          <table:table-cell office:value-type="string" calcext:value-type="string">
            <text:p>Point (431646.38143654190935194 9154279.84868677519261837)</text:p>
          </table:table-cell>
          <table:table-cell office:value-type="float" office:value="551" calcext:value-type="float">
            <text:p>551</text:p>
          </table:table-cell>
          <table:table-cell office:value-type="float" office:value="452" calcext:value-type="float">
            <text:p>452</text:p>
          </table:table-cell>
          <table:table-cell office:value-type="float" office:value="431646.381436542" calcext:value-type="float">
            <text:p>431646.381436542</text:p>
          </table:table-cell>
          <table:table-cell office:value-type="float" office:value="9154279.84868678" calcext:value-type="float">
            <text:p>9154279.84868678</text:p>
          </table:table-cell>
          <table:table-cell office:value-type="float" office:value="452" calcext:value-type="float">
            <text:p>452</text:p>
          </table:table-cell>
          <table:table-cell table:formula="of:=[.D414]/100" office:value-type="float" office:value="4316.46381436542" calcext:value-type="float">
            <text:p>4316.46381436542</text:p>
          </table:table-cell>
          <table:table-cell table:formula="of:=[.E414]/100" office:value-type="float" office:value="91542.7984868678" calcext:value-type="float">
            <text:p>91542.7984868678</text:p>
          </table:table-cell>
          <table:table-cell table:formula="of:=[.F414]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Point (456122.98799834796227515 9139123.85462788678705692)</text:p>
          </table:table-cell>
          <table:table-cell office:value-type="float" office:value="548" calcext:value-type="float">
            <text:p>548</text:p>
          </table:table-cell>
          <table:table-cell office:value-type="float" office:value="484" calcext:value-type="float">
            <text:p>484</text:p>
          </table:table-cell>
          <table:table-cell office:value-type="float" office:value="456122.987998348" calcext:value-type="float">
            <text:p>456122.987998348</text:p>
          </table:table-cell>
          <table:table-cell office:value-type="float" office:value="9139123.85462789" calcext:value-type="float">
            <text:p>9139123.85462789</text:p>
          </table:table-cell>
          <table:table-cell office:value-type="float" office:value="484" calcext:value-type="float">
            <text:p>484</text:p>
          </table:table-cell>
          <table:table-cell table:formula="of:=[.D415]/100" office:value-type="float" office:value="4561.22987998348" calcext:value-type="float">
            <text:p>4561.22987998348</text:p>
          </table:table-cell>
          <table:table-cell table:formula="of:=[.E415]/100" office:value-type="float" office:value="91391.2385462789" calcext:value-type="float">
            <text:p>91391.2385462789</text:p>
          </table:table-cell>
          <table:table-cell table:formula="of:=[.F415]" office:value-type="float" office:value="484" calcext:value-type="float">
            <text:p>484</text:p>
          </table:table-cell>
        </table:table-row>
        <table:table-row table:style-name="ro2">
          <table:table-cell office:value-type="string" calcext:value-type="string">
            <text:p>Point (432769.97100374998990446 9131601.62339582107961178)</text:p>
          </table:table-cell>
          <table:table-cell office:value-type="float" office:value="549" calcext:value-type="float">
            <text:p>549</text:p>
          </table:table-cell>
          <table:table-cell office:value-type="float" office:value="458" calcext:value-type="float">
            <text:p>458</text:p>
          </table:table-cell>
          <table:table-cell office:value-type="float" office:value="432769.97100375" calcext:value-type="float">
            <text:p>432769.97100375</text:p>
          </table:table-cell>
          <table:table-cell office:value-type="float" office:value="9131601.62339582" calcext:value-type="float">
            <text:p>9131601.62339582</text:p>
          </table:table-cell>
          <table:table-cell office:value-type="float" office:value="458" calcext:value-type="float">
            <text:p>458</text:p>
          </table:table-cell>
          <table:table-cell table:formula="of:=[.D416]/100" office:value-type="float" office:value="4327.6997100375" calcext:value-type="float">
            <text:p>4327.6997100375</text:p>
          </table:table-cell>
          <table:table-cell table:formula="of:=[.E416]/100" office:value-type="float" office:value="91316.0162339582" calcext:value-type="float">
            <text:p>91316.0162339582</text:p>
          </table:table-cell>
          <table:table-cell table:formula="of:=[.F416]" office:value-type="float" office:value="458" calcext:value-type="float">
            <text:p>458</text:p>
          </table:table-cell>
        </table:table-row>
        <table:table-row table:style-name="ro2">
          <table:table-cell office:value-type="string" calcext:value-type="string">
            <text:p>Point (451388.50294191983994097 9154176.1118474192917347)</text:p>
          </table:table-cell>
          <table:table-cell office:value-type="float" office:value="570" calcext:value-type="float">
            <text:p>570</text:p>
          </table:table-cell>
          <table:table-cell office:value-type="float" office:value="563" calcext:value-type="float">
            <text:p>563</text:p>
          </table:table-cell>
          <table:table-cell office:value-type="float" office:value="451388.50294192" calcext:value-type="float">
            <text:p>451388.50294192</text:p>
          </table:table-cell>
          <table:table-cell office:value-type="float" office:value="9154176.11184742" calcext:value-type="float">
            <text:p>9154176.11184742</text:p>
          </table:table-cell>
          <table:table-cell office:value-type="float" office:value="563" calcext:value-type="float">
            <text:p>563</text:p>
          </table:table-cell>
          <table:table-cell table:formula="of:=[.D417]/100" office:value-type="float" office:value="4513.8850294192" calcext:value-type="float">
            <text:p>4513.8850294192</text:p>
          </table:table-cell>
          <table:table-cell table:formula="of:=[.E417]/100" office:value-type="float" office:value="91541.7611184742" calcext:value-type="float">
            <text:p>91541.7611184742</text:p>
          </table:table-cell>
          <table:table-cell table:formula="of:=[.F417]" office:value-type="float" office:value="563" calcext:value-type="float">
            <text:p>563</text:p>
          </table:table-cell>
        </table:table-row>
        <table:table-row table:style-name="ro2">
          <table:table-cell office:value-type="string" calcext:value-type="string">
            <text:p>Point (447522.94431312446249649 9134438.22536461800336838)</text:p>
          </table:table-cell>
          <table:table-cell office:value-type="float" office:value="571" calcext:value-type="float">
            <text:p>571</text:p>
          </table:table-cell>
          <table:table-cell office:value-type="float" office:value="465" calcext:value-type="float">
            <text:p>465</text:p>
          </table:table-cell>
          <table:table-cell office:value-type="float" office:value="447522.944313124" calcext:value-type="float">
            <text:p>447522.944313124</text:p>
          </table:table-cell>
          <table:table-cell office:value-type="float" office:value="9134438.22536462" calcext:value-type="float">
            <text:p>9134438.22536462</text:p>
          </table:table-cell>
          <table:table-cell office:value-type="float" office:value="465" calcext:value-type="float">
            <text:p>465</text:p>
          </table:table-cell>
          <table:table-cell table:formula="of:=[.D418]/100" office:value-type="float" office:value="4475.22944313125" calcext:value-type="float">
            <text:p>4475.22944313125</text:p>
          </table:table-cell>
          <table:table-cell table:formula="of:=[.E418]/100" office:value-type="float" office:value="91344.3822536462" calcext:value-type="float">
            <text:p>91344.3822536462</text:p>
          </table:table-cell>
          <table:table-cell table:formula="of:=[.F418]" office:value-type="float" office:value="465" calcext:value-type="float">
            <text:p>465</text:p>
          </table:table-cell>
        </table:table-row>
        <table:table-row table:style-name="ro2">
          <table:table-cell office:value-type="string" calcext:value-type="string">
            <text:p>Point (432786.49258853337960318 9148552.21544074453413486)</text:p>
          </table:table-cell>
          <table:table-cell office:value-type="float" office:value="568" calcext:value-type="float">
            <text:p>568</text:p>
          </table:table-cell>
          <table:table-cell office:value-type="float" office:value="441" calcext:value-type="float">
            <text:p>441</text:p>
          </table:table-cell>
          <table:table-cell office:value-type="float" office:value="432786.492588533" calcext:value-type="float">
            <text:p>432786.492588533</text:p>
          </table:table-cell>
          <table:table-cell office:value-type="float" office:value="9148552.21544075" calcext:value-type="float">
            <text:p>9148552.21544075</text:p>
          </table:table-cell>
          <table:table-cell office:value-type="float" office:value="441" calcext:value-type="float">
            <text:p>441</text:p>
          </table:table-cell>
          <table:table-cell table:formula="of:=[.D419]/100" office:value-type="float" office:value="4327.86492588533" calcext:value-type="float">
            <text:p>4327.86492588533</text:p>
          </table:table-cell>
          <table:table-cell table:formula="of:=[.E419]/100" office:value-type="float" office:value="91485.5221544075" calcext:value-type="float">
            <text:p>91485.5221544075</text:p>
          </table:table-cell>
          <table:table-cell table:formula="of:=[.F419]" office:value-type="float" office:value="441" calcext:value-type="float">
            <text:p>441</text:p>
          </table:table-cell>
        </table:table-row>
        <table:table-row table:style-name="ro2">
          <table:table-cell office:value-type="string" calcext:value-type="string">
            <text:p>Point (448291.45648873696336523 9153411.88738701492547989)</text:p>
          </table:table-cell>
          <table:table-cell office:value-type="float" office:value="569" calcext:value-type="float">
            <text:p>569</text:p>
          </table:table-cell>
          <table:table-cell office:value-type="float" office:value="530" calcext:value-type="float">
            <text:p>530</text:p>
          </table:table-cell>
          <table:table-cell office:value-type="float" office:value="448291.456488737" calcext:value-type="float">
            <text:p>448291.456488737</text:p>
          </table:table-cell>
          <table:table-cell office:value-type="float" office:value="9153411.88738702" calcext:value-type="float">
            <text:p>9153411.88738702</text:p>
          </table:table-cell>
          <table:table-cell office:value-type="float" office:value="530" calcext:value-type="float">
            <text:p>530</text:p>
          </table:table-cell>
          <table:table-cell table:formula="of:=[.D420]/100" office:value-type="float" office:value="4482.91456488737" calcext:value-type="float">
            <text:p>4482.91456488737</text:p>
          </table:table-cell>
          <table:table-cell table:formula="of:=[.E420]/100" office:value-type="float" office:value="91534.1188738701" calcext:value-type="float">
            <text:p>91534.1188738701</text:p>
          </table:table-cell>
          <table:table-cell table:formula="of:=[.F420]" office:value-type="float" office:value="530" calcext:value-type="float">
            <text:p>530</text:p>
          </table:table-cell>
        </table:table-row>
        <table:table-row table:style-name="ro2">
          <table:table-cell office:value-type="string" calcext:value-type="string">
            <text:p>Point (421335.53532880684360862 9156641.9913396630436182)</text:p>
          </table:table-cell>
          <table:table-cell office:value-type="float" office:value="574" calcext:value-type="float">
            <text:p>574</text:p>
          </table:table-cell>
          <table:table-cell office:value-type="float" office:value="478" calcext:value-type="float">
            <text:p>478</text:p>
          </table:table-cell>
          <table:table-cell office:value-type="float" office:value="421335.535328807" calcext:value-type="float">
            <text:p>421335.535328807</text:p>
          </table:table-cell>
          <table:table-cell office:value-type="float" office:value="9156641.99133966" calcext:value-type="float">
            <text:p>9156641.99133966</text:p>
          </table:table-cell>
          <table:table-cell office:value-type="float" office:value="478" calcext:value-type="float">
            <text:p>478</text:p>
          </table:table-cell>
          <table:table-cell table:formula="of:=[.D421]/100" office:value-type="float" office:value="4213.35535328807" calcext:value-type="float">
            <text:p>4213.35535328807</text:p>
          </table:table-cell>
          <table:table-cell table:formula="of:=[.E421]/100" office:value-type="float" office:value="91566.4199133966" calcext:value-type="float">
            <text:p>91566.4199133966</text:p>
          </table:table-cell>
          <table:table-cell table:formula="of:=[.F421]" office:value-type="float" office:value="478" calcext:value-type="float">
            <text:p>478</text:p>
          </table:table-cell>
        </table:table-row>
        <table:table-row table:style-name="ro2">
          <table:table-cell office:value-type="string" calcext:value-type="string">
            <text:p>Point (419290.07591948856133968 9151030.73670784570276737)</text:p>
          </table:table-cell>
          <table:table-cell office:value-type="float" office:value="575" calcext:value-type="float">
            <text:p>575</text:p>
          </table:table-cell>
          <table:table-cell office:value-type="float" office:value="470" calcext:value-type="float">
            <text:p>470</text:p>
          </table:table-cell>
          <table:table-cell office:value-type="float" office:value="419290.075919489" calcext:value-type="float">
            <text:p>419290.075919489</text:p>
          </table:table-cell>
          <table:table-cell office:value-type="float" office:value="9151030.73670785" calcext:value-type="float">
            <text:p>9151030.73670785</text:p>
          </table:table-cell>
          <table:table-cell office:value-type="float" office:value="470" calcext:value-type="float">
            <text:p>470</text:p>
          </table:table-cell>
          <table:table-cell table:formula="of:=[.D422]/100" office:value-type="float" office:value="4192.90075919489" calcext:value-type="float">
            <text:p>4192.90075919489</text:p>
          </table:table-cell>
          <table:table-cell table:formula="of:=[.E422]/100" office:value-type="float" office:value="91510.3073670785" calcext:value-type="float">
            <text:p>91510.3073670785</text:p>
          </table:table-cell>
          <table:table-cell table:formula="of:=[.F422]" office:value-type="float" office:value="470" calcext:value-type="float">
            <text:p>470</text:p>
          </table:table-cell>
        </table:table-row>
        <table:table-row table:style-name="ro2">
          <table:table-cell office:value-type="string" calcext:value-type="string">
            <text:p>Point (431653.19619992526713759 9135517.05976531282067299)</text:p>
          </table:table-cell>
          <table:table-cell office:value-type="float" office:value="572" calcext:value-type="float">
            <text:p>572</text:p>
          </table:table-cell>
          <table:table-cell office:value-type="float" office:value="436" calcext:value-type="float">
            <text:p>436</text:p>
          </table:table-cell>
          <table:table-cell office:value-type="float" office:value="431653.196199925" calcext:value-type="float">
            <text:p>431653.196199925</text:p>
          </table:table-cell>
          <table:table-cell office:value-type="float" office:value="9135517.05976531" calcext:value-type="float">
            <text:p>9135517.05976531</text:p>
          </table:table-cell>
          <table:table-cell office:value-type="float" office:value="436" calcext:value-type="float">
            <text:p>436</text:p>
          </table:table-cell>
          <table:table-cell table:formula="of:=[.D423]/100" office:value-type="float" office:value="4316.53196199925" calcext:value-type="float">
            <text:p>4316.53196199925</text:p>
          </table:table-cell>
          <table:table-cell table:formula="of:=[.E423]/100" office:value-type="float" office:value="91355.1705976531" calcext:value-type="float">
            <text:p>91355.1705976531</text:p>
          </table:table-cell>
          <table:table-cell table:formula="of:=[.F423]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Point (439309.04664642200805247 9144602.01347254775464535)</text:p>
          </table:table-cell>
          <table:table-cell office:value-type="float" office:value="573" calcext:value-type="float">
            <text:p>573</text:p>
          </table:table-cell>
          <table:table-cell office:value-type="float" office:value="459" calcext:value-type="float">
            <text:p>459</text:p>
          </table:table-cell>
          <table:table-cell office:value-type="float" office:value="439309.046646422" calcext:value-type="float">
            <text:p>439309.046646422</text:p>
          </table:table-cell>
          <table:table-cell office:value-type="float" office:value="9144602.01347255" calcext:value-type="float">
            <text:p>9144602.01347255</text:p>
          </table:table-cell>
          <table:table-cell office:value-type="float" office:value="459" calcext:value-type="float">
            <text:p>459</text:p>
          </table:table-cell>
          <table:table-cell table:formula="of:=[.D424]/100" office:value-type="float" office:value="4393.09046646422" calcext:value-type="float">
            <text:p>4393.09046646422</text:p>
          </table:table-cell>
          <table:table-cell table:formula="of:=[.E424]/100" office:value-type="float" office:value="91446.0201347255" calcext:value-type="float">
            <text:p>91446.0201347255</text:p>
          </table:table-cell>
          <table:table-cell table:formula="of:=[.F424]" office:value-type="float" office:value="459" calcext:value-type="float">
            <text:p>459</text:p>
          </table:table-cell>
        </table:table-row>
        <table:table-row table:style-name="ro2">
          <table:table-cell office:value-type="string" calcext:value-type="string">
            <text:p>Point (466063.60517636634176597 9164695.76895986311137676)</text:p>
          </table:table-cell>
          <table:table-cell office:value-type="float" office:value="562" calcext:value-type="float">
            <text:p>562</text:p>
          </table:table-cell>
          <table:table-cell office:value-type="float" office:value="814" calcext:value-type="float">
            <text:p>814</text:p>
          </table:table-cell>
          <table:table-cell office:value-type="float" office:value="466063.605176366" calcext:value-type="float">
            <text:p>466063.605176366</text:p>
          </table:table-cell>
          <table:table-cell office:value-type="float" office:value="9164695.76895986" calcext:value-type="float">
            <text:p>9164695.76895986</text:p>
          </table:table-cell>
          <table:table-cell office:value-type="float" office:value="814" calcext:value-type="float">
            <text:p>814</text:p>
          </table:table-cell>
          <table:table-cell table:formula="of:=[.D425]/100" office:value-type="float" office:value="4660.63605176366" calcext:value-type="float">
            <text:p>4660.63605176366</text:p>
          </table:table-cell>
          <table:table-cell table:formula="of:=[.E425]/100" office:value-type="float" office:value="91646.9576895986" calcext:value-type="float">
            <text:p>91646.9576895986</text:p>
          </table:table-cell>
          <table:table-cell table:formula="of:=[.F425]" office:value-type="float" office:value="814" calcext:value-type="float">
            <text:p>814</text:p>
          </table:table-cell>
        </table:table-row>
        <table:table-row table:style-name="ro2">
          <table:table-cell office:value-type="string" calcext:value-type="string">
            <text:p>Point (425027.78953869175165892 9128824.25469019077718258)</text:p>
          </table:table-cell>
          <table:table-cell office:value-type="float" office:value="563" calcext:value-type="float">
            <text:p>563</text:p>
          </table:table-cell>
          <table:table-cell office:value-type="float" office:value="485" calcext:value-type="float">
            <text:p>485</text:p>
          </table:table-cell>
          <table:table-cell office:value-type="float" office:value="425027.789538692" calcext:value-type="float">
            <text:p>425027.789538692</text:p>
          </table:table-cell>
          <table:table-cell office:value-type="float" office:value="9128824.25469019" calcext:value-type="float">
            <text:p>9128824.25469019</text:p>
          </table:table-cell>
          <table:table-cell office:value-type="float" office:value="485" calcext:value-type="float">
            <text:p>485</text:p>
          </table:table-cell>
          <table:table-cell table:formula="of:=[.D426]/100" office:value-type="float" office:value="4250.27789538692" calcext:value-type="float">
            <text:p>4250.27789538692</text:p>
          </table:table-cell>
          <table:table-cell table:formula="of:=[.E426]/100" office:value-type="float" office:value="91288.2425469019" calcext:value-type="float">
            <text:p>91288.2425469019</text:p>
          </table:table-cell>
          <table:table-cell table:formula="of:=[.F426]" office:value-type="float" office:value="485" calcext:value-type="float">
            <text:p>485</text:p>
          </table:table-cell>
        </table:table-row>
        <table:table-row table:style-name="ro2">
          <table:table-cell office:value-type="string" calcext:value-type="string">
            <text:p>Point (459241.19516176608158275 9157560.32122906856238842)</text:p>
          </table:table-cell>
          <table:table-cell office:value-type="float" office:value="560" calcext:value-type="float">
            <text:p>560</text:p>
          </table:table-cell>
          <table:table-cell office:value-type="float" office:value="956" calcext:value-type="float">
            <text:p>956</text:p>
          </table:table-cell>
          <table:table-cell office:value-type="float" office:value="459241.195161766" calcext:value-type="float">
            <text:p>459241.195161766</text:p>
          </table:table-cell>
          <table:table-cell office:value-type="float" office:value="9157560.32122907" calcext:value-type="float">
            <text:p>9157560.32122907</text:p>
          </table:table-cell>
          <table:table-cell office:value-type="float" office:value="956" calcext:value-type="float">
            <text:p>956</text:p>
          </table:table-cell>
          <table:table-cell table:formula="of:=[.D427]/100" office:value-type="float" office:value="4592.41195161766" calcext:value-type="float">
            <text:p>4592.41195161766</text:p>
          </table:table-cell>
          <table:table-cell table:formula="of:=[.E427]/100" office:value-type="float" office:value="91575.6032122907" calcext:value-type="float">
            <text:p>91575.6032122907</text:p>
          </table:table-cell>
          <table:table-cell table:formula="of:=[.F427]" office:value-type="float" office:value="956" calcext:value-type="float">
            <text:p>956</text:p>
          </table:table-cell>
        </table:table-row>
        <table:table-row table:style-name="ro2">
          <table:table-cell office:value-type="string" calcext:value-type="string">
            <text:p>Point (439872.03633522690506652 9179938.02609971351921558)</text:p>
          </table:table-cell>
          <table:table-cell office:value-type="float" office:value="561" calcext:value-type="float">
            <text:p>561</text:p>
          </table:table-cell>
          <table:table-cell office:value-type="float" office:value="899" calcext:value-type="float">
            <text:p>899</text:p>
          </table:table-cell>
          <table:table-cell office:value-type="float" office:value="439872.036335227" calcext:value-type="float">
            <text:p>439872.036335227</text:p>
          </table:table-cell>
          <table:table-cell office:value-type="float" office:value="9179938.02609971" calcext:value-type="float">
            <text:p>9179938.02609971</text:p>
          </table:table-cell>
          <table:table-cell office:value-type="float" office:value="899" calcext:value-type="float">
            <text:p>899</text:p>
          </table:table-cell>
          <table:table-cell table:formula="of:=[.D428]/100" office:value-type="float" office:value="4398.72036335227" calcext:value-type="float">
            <text:p>4398.72036335227</text:p>
          </table:table-cell>
          <table:table-cell table:formula="of:=[.E428]/100" office:value-type="float" office:value="91799.3802609971" calcext:value-type="float">
            <text:p>91799.3802609971</text:p>
          </table:table-cell>
          <table:table-cell table:formula="of:=[.F428]" office:value-type="float" office:value="899" calcext:value-type="float">
            <text:p>899</text:p>
          </table:table-cell>
        </table:table-row>
        <table:table-row table:style-name="ro2">
          <table:table-cell office:value-type="string" calcext:value-type="string">
            <text:p>Point (416668.4007181620108895 9171814.82668095640838146)</text:p>
          </table:table-cell>
          <table:table-cell office:value-type="float" office:value="566" calcext:value-type="float">
            <text:p>566</text:p>
          </table:table-cell>
          <table:table-cell office:value-type="float" office:value="557" calcext:value-type="float">
            <text:p>557</text:p>
          </table:table-cell>
          <table:table-cell office:value-type="float" office:value="416668.400718162" calcext:value-type="float">
            <text:p>416668.400718162</text:p>
          </table:table-cell>
          <table:table-cell office:value-type="float" office:value="9171814.82668096" calcext:value-type="float">
            <text:p>9171814.82668096</text:p>
          </table:table-cell>
          <table:table-cell office:value-type="float" office:value="557" calcext:value-type="float">
            <text:p>557</text:p>
          </table:table-cell>
          <table:table-cell table:formula="of:=[.D429]/100" office:value-type="float" office:value="4166.68400718162" calcext:value-type="float">
            <text:p>4166.68400718162</text:p>
          </table:table-cell>
          <table:table-cell table:formula="of:=[.E429]/100" office:value-type="float" office:value="91718.1482668096" calcext:value-type="float">
            <text:p>91718.1482668096</text:p>
          </table:table-cell>
          <table:table-cell table:formula="of:=[.F429]" office:value-type="float" office:value="557" calcext:value-type="float">
            <text:p>557</text:p>
          </table:table-cell>
        </table:table-row>
        <table:table-row table:style-name="ro2">
          <table:table-cell office:value-type="string" calcext:value-type="string">
            <text:p>Point (454434.30919852101942524 9169541.37252605520188808)</text:p>
          </table:table-cell>
          <table:table-cell office:value-type="float" office:value="567" calcext:value-type="float">
            <text:p>567</text:p>
          </table:table-cell>
          <table:table-cell office:value-type="float" office:value="907" calcext:value-type="float">
            <text:p>907</text:p>
          </table:table-cell>
          <table:table-cell office:value-type="float" office:value="454434.309198521" calcext:value-type="float">
            <text:p>454434.309198521</text:p>
          </table:table-cell>
          <table:table-cell office:value-type="float" office:value="9169541.37252606" calcext:value-type="float">
            <text:p>9169541.37252606</text:p>
          </table:table-cell>
          <table:table-cell office:value-type="float" office:value="907" calcext:value-type="float">
            <text:p>907</text:p>
          </table:table-cell>
          <table:table-cell table:formula="of:=[.D430]/100" office:value-type="float" office:value="4544.34309198521" calcext:value-type="float">
            <text:p>4544.34309198521</text:p>
          </table:table-cell>
          <table:table-cell table:formula="of:=[.E430]/100" office:value-type="float" office:value="91695.4137252606" calcext:value-type="float">
            <text:p>91695.4137252606</text:p>
          </table:table-cell>
          <table:table-cell table:formula="of:=[.F430]" office:value-type="float" office:value="907" calcext:value-type="float">
            <text:p>907</text:p>
          </table:table-cell>
        </table:table-row>
        <table:table-row table:style-name="ro2">
          <table:table-cell office:value-type="string" calcext:value-type="string">
            <text:p>Point (461037.91111639182781801 9160073.73839946277439594)</text:p>
          </table:table-cell>
          <table:table-cell office:value-type="float" office:value="564" calcext:value-type="float">
            <text:p>564</text:p>
          </table:table-cell>
          <table:table-cell office:value-type="float" office:value="922" calcext:value-type="float">
            <text:p>922</text:p>
          </table:table-cell>
          <table:table-cell office:value-type="float" office:value="461037.911116392" calcext:value-type="float">
            <text:p>461037.911116392</text:p>
          </table:table-cell>
          <table:table-cell office:value-type="float" office:value="9160073.73839946" calcext:value-type="float">
            <text:p>9160073.73839946</text:p>
          </table:table-cell>
          <table:table-cell office:value-type="float" office:value="922" calcext:value-type="float">
            <text:p>922</text:p>
          </table:table-cell>
          <table:table-cell table:formula="of:=[.D431]/100" office:value-type="float" office:value="4610.37911116392" calcext:value-type="float">
            <text:p>4610.37911116392</text:p>
          </table:table-cell>
          <table:table-cell table:formula="of:=[.E431]/100" office:value-type="float" office:value="91600.7373839946" calcext:value-type="float">
            <text:p>91600.7373839946</text:p>
          </table:table-cell>
          <table:table-cell table:formula="of:=[.F431]" office:value-type="float" office:value="922" calcext:value-type="float">
            <text:p>922</text:p>
          </table:table-cell>
        </table:table-row>
        <table:table-row table:style-name="ro2">
          <table:table-cell office:value-type="string" calcext:value-type="string">
            <text:p>Point (433187.69836052221944556 9152651.40741597302258015)</text:p>
          </table:table-cell>
          <table:table-cell office:value-type="float" office:value="565" calcext:value-type="float">
            <text:p>565</text:p>
          </table:table-cell>
          <table:table-cell office:value-type="float" office:value="460" calcext:value-type="float">
            <text:p>460</text:p>
          </table:table-cell>
          <table:table-cell office:value-type="float" office:value="433187.698360522" calcext:value-type="float">
            <text:p>433187.698360522</text:p>
          </table:table-cell>
          <table:table-cell office:value-type="float" office:value="9152651.40741597" calcext:value-type="float">
            <text:p>9152651.40741597</text:p>
          </table:table-cell>
          <table:table-cell office:value-type="float" office:value="460" calcext:value-type="float">
            <text:p>460</text:p>
          </table:table-cell>
          <table:table-cell table:formula="of:=[.D432]/100" office:value-type="float" office:value="4331.87698360522" calcext:value-type="float">
            <text:p>4331.87698360522</text:p>
          </table:table-cell>
          <table:table-cell table:formula="of:=[.E432]/100" office:value-type="float" office:value="91526.5140741597" calcext:value-type="float">
            <text:p>91526.5140741597</text:p>
          </table:table-cell>
          <table:table-cell table:formula="of:=[.F432]" office:value-type="float" office:value="460" calcext:value-type="float">
            <text:p>460</text:p>
          </table:table-cell>
        </table:table-row>
        <table:table-row table:style-name="ro2">
          <table:table-cell office:value-type="string" calcext:value-type="string">
            <text:p>Point (466120.05905407335376367 9180159.9047302957624197)</text:p>
          </table:table-cell>
          <table:table-cell office:value-type="float" office:value="586" calcext:value-type="float">
            <text:p>586</text:p>
          </table:table-cell>
          <table:table-cell office:value-type="float" office:value="950" calcext:value-type="float">
            <text:p>950</text:p>
          </table:table-cell>
          <table:table-cell office:value-type="float" office:value="466120.059054073" calcext:value-type="float">
            <text:p>466120.059054073</text:p>
          </table:table-cell>
          <table:table-cell office:value-type="float" office:value="9180159.9047303" calcext:value-type="float">
            <text:p>9180159.9047303</text:p>
          </table:table-cell>
          <table:table-cell office:value-type="float" office:value="950" calcext:value-type="float">
            <text:p>950</text:p>
          </table:table-cell>
          <table:table-cell table:formula="of:=[.D433]/100" office:value-type="float" office:value="4661.20059054073" calcext:value-type="float">
            <text:p>4661.20059054073</text:p>
          </table:table-cell>
          <table:table-cell table:formula="of:=[.E433]/100" office:value-type="float" office:value="91801.599047303" calcext:value-type="float">
            <text:p>91801.599047303</text:p>
          </table:table-cell>
          <table:table-cell table:formula="of:=[.F433]" office:value-type="float" office:value="950" calcext:value-type="float">
            <text:p>950</text:p>
          </table:table-cell>
        </table:table-row>
        <table:table-row table:style-name="ro2">
          <table:table-cell office:value-type="string" calcext:value-type="string">
            <text:p>Point (463940.43986958102323115 9135370.40473530627787113)</text:p>
          </table:table-cell>
          <table:table-cell office:value-type="float" office:value="587" calcext:value-type="float">
            <text:p>587</text:p>
          </table:table-cell>
          <table:table-cell office:value-type="float" office:value="521" calcext:value-type="float">
            <text:p>521</text:p>
          </table:table-cell>
          <table:table-cell office:value-type="float" office:value="463940.439869581" calcext:value-type="float">
            <text:p>463940.439869581</text:p>
          </table:table-cell>
          <table:table-cell office:value-type="float" office:value="9135370.40473531" calcext:value-type="float">
            <text:p>9135370.40473531</text:p>
          </table:table-cell>
          <table:table-cell office:value-type="float" office:value="521" calcext:value-type="float">
            <text:p>521</text:p>
          </table:table-cell>
          <table:table-cell table:formula="of:=[.D434]/100" office:value-type="float" office:value="4639.40439869581" calcext:value-type="float">
            <text:p>4639.40439869581</text:p>
          </table:table-cell>
          <table:table-cell table:formula="of:=[.E434]/100" office:value-type="float" office:value="91353.7040473531" calcext:value-type="float">
            <text:p>91353.7040473531</text:p>
          </table:table-cell>
          <table:table-cell table:formula="of:=[.F434]" office:value-type="float" office:value="521" calcext:value-type="float">
            <text:p>521</text:p>
          </table:table-cell>
        </table:table-row>
        <table:table-row table:style-name="ro2">
          <table:table-cell office:value-type="string" calcext:value-type="string">
            <text:p>Point (431356.31126913795014843 9177446.234178451821208)</text:p>
          </table:table-cell>
          <table:table-cell office:value-type="float" office:value="584" calcext:value-type="float">
            <text:p>584</text:p>
          </table:table-cell>
          <table:table-cell office:value-type="float" office:value="954" calcext:value-type="float">
            <text:p>954</text:p>
          </table:table-cell>
          <table:table-cell office:value-type="float" office:value="431356.311269138" calcext:value-type="float">
            <text:p>431356.311269138</text:p>
          </table:table-cell>
          <table:table-cell office:value-type="float" office:value="9177446.23417845" calcext:value-type="float">
            <text:p>9177446.23417845</text:p>
          </table:table-cell>
          <table:table-cell office:value-type="float" office:value="954" calcext:value-type="float">
            <text:p>954</text:p>
          </table:table-cell>
          <table:table-cell table:formula="of:=[.D435]/100" office:value-type="float" office:value="4313.56311269138" calcext:value-type="float">
            <text:p>4313.56311269138</text:p>
          </table:table-cell>
          <table:table-cell table:formula="of:=[.E435]/100" office:value-type="float" office:value="91774.4623417845" calcext:value-type="float">
            <text:p>91774.4623417845</text:p>
          </table:table-cell>
          <table:table-cell table:formula="of:=[.F435]" office:value-type="float" office:value="954" calcext:value-type="float">
            <text:p>954</text:p>
          </table:table-cell>
        </table:table-row>
        <table:table-row table:style-name="ro2">
          <table:table-cell office:value-type="string" calcext:value-type="string">
            <text:p>Point (445412.07050877087749541 9175192.11431801505386829)</text:p>
          </table:table-cell>
          <table:table-cell office:value-type="float" office:value="585" calcext:value-type="float">
            <text:p>585</text:p>
          </table:table-cell>
          <table:table-cell office:value-type="float" office:value="906" calcext:value-type="float">
            <text:p>906</text:p>
          </table:table-cell>
          <table:table-cell office:value-type="float" office:value="445412.070508771" calcext:value-type="float">
            <text:p>445412.070508771</text:p>
          </table:table-cell>
          <table:table-cell office:value-type="float" office:value="9175192.11431802" calcext:value-type="float">
            <text:p>9175192.11431802</text:p>
          </table:table-cell>
          <table:table-cell office:value-type="float" office:value="906" calcext:value-type="float">
            <text:p>906</text:p>
          </table:table-cell>
          <table:table-cell table:formula="of:=[.D436]/100" office:value-type="float" office:value="4454.12070508771" calcext:value-type="float">
            <text:p>4454.12070508771</text:p>
          </table:table-cell>
          <table:table-cell table:formula="of:=[.E436]/100" office:value-type="float" office:value="91751.9211431802" calcext:value-type="float">
            <text:p>91751.9211431802</text:p>
          </table:table-cell>
          <table:table-cell table:formula="of:=[.F436]" office:value-type="float" office:value="906" calcext:value-type="float">
            <text:p>906</text:p>
          </table:table-cell>
        </table:table-row>
        <table:table-row table:style-name="ro2">
          <table:table-cell office:value-type="string" calcext:value-type="string">
            <text:p>Point (461396.85101867548655719 9151296.53781299293041229)</text:p>
          </table:table-cell>
          <table:table-cell office:value-type="float" office:value="590" calcext:value-type="float">
            <text:p>590</text:p>
          </table:table-cell>
          <table:table-cell office:value-type="float" office:value="592" calcext:value-type="float">
            <text:p>592</text:p>
          </table:table-cell>
          <table:table-cell office:value-type="float" office:value="461396.851018676" calcext:value-type="float">
            <text:p>461396.851018676</text:p>
          </table:table-cell>
          <table:table-cell office:value-type="float" office:value="9151296.53781299" calcext:value-type="float">
            <text:p>9151296.53781299</text:p>
          </table:table-cell>
          <table:table-cell office:value-type="float" office:value="592" calcext:value-type="float">
            <text:p>592</text:p>
          </table:table-cell>
          <table:table-cell table:formula="of:=[.D437]/100" office:value-type="float" office:value="4613.96851018675" calcext:value-type="float">
            <text:p>4613.96851018675</text:p>
          </table:table-cell>
          <table:table-cell table:formula="of:=[.E437]/100" office:value-type="float" office:value="91512.9653781299" calcext:value-type="float">
            <text:p>91512.9653781299</text:p>
          </table:table-cell>
          <table:table-cell table:formula="of:=[.F437]" office:value-type="float" office:value="592" calcext:value-type="float">
            <text:p>592</text:p>
          </table:table-cell>
        </table:table-row>
        <table:table-row table:style-name="ro2">
          <table:table-cell office:value-type="string" calcext:value-type="string">
            <text:p>Point (417873.56906796968542039 9128636.52663195505738258)</text:p>
          </table:table-cell>
          <table:table-cell office:value-type="float" office:value="591" calcext:value-type="float">
            <text:p>591</text:p>
          </table:table-cell>
          <table:table-cell office:value-type="float" office:value="462" calcext:value-type="float">
            <text:p>462</text:p>
          </table:table-cell>
          <table:table-cell office:value-type="float" office:value="417873.56906797" calcext:value-type="float">
            <text:p>417873.56906797</text:p>
          </table:table-cell>
          <table:table-cell office:value-type="float" office:value="9128636.52663195" calcext:value-type="float">
            <text:p>9128636.52663195</text:p>
          </table:table-cell>
          <table:table-cell office:value-type="float" office:value="462" calcext:value-type="float">
            <text:p>462</text:p>
          </table:table-cell>
          <table:table-cell table:formula="of:=[.D438]/100" office:value-type="float" office:value="4178.7356906797" calcext:value-type="float">
            <text:p>4178.7356906797</text:p>
          </table:table-cell>
          <table:table-cell table:formula="of:=[.E438]/100" office:value-type="float" office:value="91286.3652663196" calcext:value-type="float">
            <text:p>91286.3652663196</text:p>
          </table:table-cell>
          <table:table-cell table:formula="of:=[.F438]" office:value-type="float" office:value="462" calcext:value-type="float">
            <text:p>462</text:p>
          </table:table-cell>
        </table:table-row>
        <table:table-row table:style-name="ro2">
          <table:table-cell office:value-type="string" calcext:value-type="string">
            <text:p>Point (450863.94586024264572188 9149896.30660388432443142)</text:p>
          </table:table-cell>
          <table:table-cell office:value-type="float" office:value="588" calcext:value-type="float">
            <text:p>588</text:p>
          </table:table-cell>
          <table:table-cell office:value-type="float" office:value="506" calcext:value-type="float">
            <text:p>506</text:p>
          </table:table-cell>
          <table:table-cell office:value-type="float" office:value="450863.945860243" calcext:value-type="float">
            <text:p>450863.945860243</text:p>
          </table:table-cell>
          <table:table-cell office:value-type="float" office:value="9149896.30660388" calcext:value-type="float">
            <text:p>9149896.30660388</text:p>
          </table:table-cell>
          <table:table-cell office:value-type="float" office:value="506" calcext:value-type="float">
            <text:p>506</text:p>
          </table:table-cell>
          <table:table-cell table:formula="of:=[.D439]/100" office:value-type="float" office:value="4508.63945860243" calcext:value-type="float">
            <text:p>4508.63945860243</text:p>
          </table:table-cell>
          <table:table-cell table:formula="of:=[.E439]/100" office:value-type="float" office:value="91498.9630660389" calcext:value-type="float">
            <text:p>91498.9630660389</text:p>
          </table:table-cell>
          <table:table-cell table:formula="of:=[.F439]" office:value-type="float" office:value="506" calcext:value-type="float">
            <text:p>506</text:p>
          </table:table-cell>
        </table:table-row>
        <table:table-row table:style-name="ro2">
          <table:table-cell office:value-type="string" calcext:value-type="string">
            <text:p>Point (460439.27718060935148969 9180462.40327223017811775)</text:p>
          </table:table-cell>
          <table:table-cell office:value-type="float" office:value="589" calcext:value-type="float">
            <text:p>589</text:p>
          </table:table-cell>
          <table:table-cell office:value-type="float" office:value="923" calcext:value-type="float">
            <text:p>923</text:p>
          </table:table-cell>
          <table:table-cell office:value-type="float" office:value="460439.277180609" calcext:value-type="float">
            <text:p>460439.277180609</text:p>
          </table:table-cell>
          <table:table-cell office:value-type="float" office:value="9180462.40327223" calcext:value-type="float">
            <text:p>9180462.40327223</text:p>
          </table:table-cell>
          <table:table-cell office:value-type="float" office:value="923" calcext:value-type="float">
            <text:p>923</text:p>
          </table:table-cell>
          <table:table-cell table:formula="of:=[.D440]/100" office:value-type="float" office:value="4604.39277180609" calcext:value-type="float">
            <text:p>4604.39277180609</text:p>
          </table:table-cell>
          <table:table-cell table:formula="of:=[.E440]/100" office:value-type="float" office:value="91804.6240327223" calcext:value-type="float">
            <text:p>91804.6240327223</text:p>
          </table:table-cell>
          <table:table-cell table:formula="of:=[.F440]" office:value-type="float" office:value="923" calcext:value-type="float">
            <text:p>923</text:p>
          </table:table-cell>
        </table:table-row>
        <table:table-row table:style-name="ro2">
          <table:table-cell office:value-type="string" calcext:value-type="string">
            <text:p>Point (467237.14072828221833333 9166490.30896119028329849)</text:p>
          </table:table-cell>
          <table:table-cell office:value-type="float" office:value="578" calcext:value-type="float">
            <text:p>578</text:p>
          </table:table-cell>
          <table:table-cell office:value-type="float" office:value="881" calcext:value-type="float">
            <text:p>881</text:p>
          </table:table-cell>
          <table:table-cell office:value-type="float" office:value="467237.140728282" calcext:value-type="float">
            <text:p>467237.140728282</text:p>
          </table:table-cell>
          <table:table-cell office:value-type="float" office:value="9166490.30896119" calcext:value-type="float">
            <text:p>9166490.30896119</text:p>
          </table:table-cell>
          <table:table-cell office:value-type="float" office:value="881" calcext:value-type="float">
            <text:p>881</text:p>
          </table:table-cell>
          <table:table-cell table:formula="of:=[.D441]/100" office:value-type="float" office:value="4672.37140728282" calcext:value-type="float">
            <text:p>4672.37140728282</text:p>
          </table:table-cell>
          <table:table-cell table:formula="of:=[.E441]/100" office:value-type="float" office:value="91664.9030896119" calcext:value-type="float">
            <text:p>91664.9030896119</text:p>
          </table:table-cell>
          <table:table-cell table:formula="of:=[.F441]" office:value-type="float" office:value="881" calcext:value-type="float">
            <text:p>881</text:p>
          </table:table-cell>
        </table:table-row>
        <table:table-row table:style-name="ro2">
          <table:table-cell office:value-type="string" calcext:value-type="string">
            <text:p>Point (454298.28655611973954365 9145454.75097364373505116)</text:p>
          </table:table-cell>
          <table:table-cell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office:value-type="float" office:value="454298.28655612" calcext:value-type="float">
            <text:p>454298.28655612</text:p>
          </table:table-cell>
          <table:table-cell office:value-type="float" office:value="9145454.75097364" calcext:value-type="float">
            <text:p>9145454.75097364</text:p>
          </table:table-cell>
          <table:table-cell office:value-type="float" office:value="525" calcext:value-type="float">
            <text:p>525</text:p>
          </table:table-cell>
          <table:table-cell table:formula="of:=[.D442]/100" office:value-type="float" office:value="4542.9828655612" calcext:value-type="float">
            <text:p>4542.9828655612</text:p>
          </table:table-cell>
          <table:table-cell table:formula="of:=[.E442]/100" office:value-type="float" office:value="91454.5475097364" calcext:value-type="float">
            <text:p>91454.5475097364</text:p>
          </table:table-cell>
          <table:table-cell table:formula="of:=[.F442]" office:value-type="float" office:value="525" calcext:value-type="float">
            <text:p>525</text:p>
          </table:table-cell>
        </table:table-row>
        <table:table-row table:style-name="ro2">
          <table:table-cell office:value-type="string" calcext:value-type="string">
            <text:p>Point (419162.41914752160664648 9181469.89109774678945541)</text:p>
          </table:table-cell>
          <table:table-cell office:value-type="float" office:value="576" calcext:value-type="float">
            <text:p>576</text:p>
          </table:table-cell>
          <table:table-cell office:value-type="float" office:value="923" calcext:value-type="float">
            <text:p>923</text:p>
          </table:table-cell>
          <table:table-cell office:value-type="float" office:value="419162.419147522" calcext:value-type="float">
            <text:p>419162.419147522</text:p>
          </table:table-cell>
          <table:table-cell office:value-type="float" office:value="9181469.89109775" calcext:value-type="float">
            <text:p>9181469.89109775</text:p>
          </table:table-cell>
          <table:table-cell office:value-type="float" office:value="923" calcext:value-type="float">
            <text:p>923</text:p>
          </table:table-cell>
          <table:table-cell table:formula="of:=[.D443]/100" office:value-type="float" office:value="4191.62419147522" calcext:value-type="float">
            <text:p>4191.62419147522</text:p>
          </table:table-cell>
          <table:table-cell table:formula="of:=[.E443]/100" office:value-type="float" office:value="91814.6989109775" calcext:value-type="float">
            <text:p>91814.6989109775</text:p>
          </table:table-cell>
          <table:table-cell table:formula="of:=[.F443]" office:value-type="float" office:value="923" calcext:value-type="float">
            <text:p>923</text:p>
          </table:table-cell>
        </table:table-row>
        <table:table-row table:style-name="ro2">
          <table:table-cell office:value-type="string" calcext:value-type="string">
            <text:p>Point (423094.58780284039676189 9182187.01042579114437103)</text:p>
          </table:table-cell>
          <table:table-cell office:value-type="float" office:value="577" calcext:value-type="float">
            <text:p>577</text:p>
          </table:table-cell>
          <table:table-cell office:value-type="float" office:value="926" calcext:value-type="float">
            <text:p>926</text:p>
          </table:table-cell>
          <table:table-cell office:value-type="float" office:value="423094.58780284" calcext:value-type="float">
            <text:p>423094.58780284</text:p>
          </table:table-cell>
          <table:table-cell office:value-type="float" office:value="9182187.01042579" calcext:value-type="float">
            <text:p>9182187.01042579</text:p>
          </table:table-cell>
          <table:table-cell office:value-type="float" office:value="926" calcext:value-type="float">
            <text:p>926</text:p>
          </table:table-cell>
          <table:table-cell table:formula="of:=[.D444]/100" office:value-type="float" office:value="4230.9458780284" calcext:value-type="float">
            <text:p>4230.9458780284</text:p>
          </table:table-cell>
          <table:table-cell table:formula="of:=[.E444]/100" office:value-type="float" office:value="91821.8701042579" calcext:value-type="float">
            <text:p>91821.8701042579</text:p>
          </table:table-cell>
          <table:table-cell table:formula="of:=[.F444]" office:value-type="float" office:value="926" calcext:value-type="float">
            <text:p>926</text:p>
          </table:table-cell>
        </table:table-row>
        <table:table-row table:style-name="ro2">
          <table:table-cell office:value-type="string" calcext:value-type="string">
            <text:p>Point (427998.4333691720967181 9171860.08532527834177017)</text:p>
          </table:table-cell>
          <table:table-cell office:value-type="float" office:value="582" calcext:value-type="float">
            <text:p>582</text:p>
          </table:table-cell>
          <table:table-cell office:value-type="float" office:value="678" calcext:value-type="float">
            <text:p>678</text:p>
          </table:table-cell>
          <table:table-cell office:value-type="float" office:value="427998.433369172" calcext:value-type="float">
            <text:p>427998.433369172</text:p>
          </table:table-cell>
          <table:table-cell office:value-type="float" office:value="9171860.08532528" calcext:value-type="float">
            <text:p>9171860.08532528</text:p>
          </table:table-cell>
          <table:table-cell office:value-type="float" office:value="678" calcext:value-type="float">
            <text:p>678</text:p>
          </table:table-cell>
          <table:table-cell table:formula="of:=[.D445]/100" office:value-type="float" office:value="4279.98433369172" calcext:value-type="float">
            <text:p>4279.98433369172</text:p>
          </table:table-cell>
          <table:table-cell table:formula="of:=[.E445]/100" office:value-type="float" office:value="91718.6008532528" calcext:value-type="float">
            <text:p>91718.6008532528</text:p>
          </table:table-cell>
          <table:table-cell table:formula="of:=[.F445]" office:value-type="float" office:value="678" calcext:value-type="float">
            <text:p>678</text:p>
          </table:table-cell>
        </table:table-row>
        <table:table-row table:style-name="ro2">
          <table:table-cell office:value-type="string" calcext:value-type="string">
            <text:p>Point (465438.21220464160433039 9159734.88163457252085209)</text:p>
          </table:table-cell>
          <table:table-cell office:value-type="float" office:value="583" calcext:value-type="float">
            <text:p>583</text:p>
          </table:table-cell>
          <table:table-cell office:value-type="float" office:value="909" calcext:value-type="float">
            <text:p>909</text:p>
          </table:table-cell>
          <table:table-cell office:value-type="float" office:value="465438.212204642" calcext:value-type="float">
            <text:p>465438.212204642</text:p>
          </table:table-cell>
          <table:table-cell office:value-type="float" office:value="9159734.88163457" calcext:value-type="float">
            <text:p>9159734.88163457</text:p>
          </table:table-cell>
          <table:table-cell office:value-type="float" office:value="909" calcext:value-type="float">
            <text:p>909</text:p>
          </table:table-cell>
          <table:table-cell table:formula="of:=[.D446]/100" office:value-type="float" office:value="4654.38212204642" calcext:value-type="float">
            <text:p>4654.38212204642</text:p>
          </table:table-cell>
          <table:table-cell table:formula="of:=[.E446]/100" office:value-type="float" office:value="91597.3488163457" calcext:value-type="float">
            <text:p>91597.3488163457</text:p>
          </table:table-cell>
          <table:table-cell table:formula="of:=[.F446]" office:value-type="float" office:value="909" calcext:value-type="float">
            <text:p>909</text:p>
          </table:table-cell>
        </table:table-row>
        <table:table-row table:style-name="ro2">
          <table:table-cell office:value-type="string" calcext:value-type="string">
            <text:p>Point (429328.96784155030036345 9138729.65257785283029079)</text:p>
          </table:table-cell>
          <table:table-cell office:value-type="float" office:value="580" calcext:value-type="float">
            <text:p>580</text:p>
          </table:table-cell>
          <table:table-cell office:value-type="float" office:value="472" calcext:value-type="float">
            <text:p>472</text:p>
          </table:table-cell>
          <table:table-cell office:value-type="float" office:value="429328.96784155" calcext:value-type="float">
            <text:p>429328.96784155</text:p>
          </table:table-cell>
          <table:table-cell office:value-type="float" office:value="9138729.65257785" calcext:value-type="float">
            <text:p>9138729.65257785</text:p>
          </table:table-cell>
          <table:table-cell office:value-type="float" office:value="472" calcext:value-type="float">
            <text:p>472</text:p>
          </table:table-cell>
          <table:table-cell table:formula="of:=[.D447]/100" office:value-type="float" office:value="4293.2896784155" calcext:value-type="float">
            <text:p>4293.2896784155</text:p>
          </table:table-cell>
          <table:table-cell table:formula="of:=[.E447]/100" office:value-type="float" office:value="91387.2965257785" calcext:value-type="float">
            <text:p>91387.2965257785</text:p>
          </table:table-cell>
          <table:table-cell table:formula="of:=[.F447]" office:value-type="float" office:value="472" calcext:value-type="float">
            <text:p>472</text:p>
          </table:table-cell>
        </table:table-row>
        <table:table-row table:style-name="ro2">
          <table:table-cell office:value-type="string" calcext:value-type="string">
            <text:p>Point (445217.37921992805786431 9136215.58831422589719296)</text:p>
          </table:table-cell>
          <table:table-cell office:value-type="float" office:value="581" calcext:value-type="float">
            <text:p>581</text:p>
          </table:table-cell>
          <table:table-cell office:value-type="float" office:value="499" calcext:value-type="float">
            <text:p>499</text:p>
          </table:table-cell>
          <table:table-cell office:value-type="float" office:value="445217.379219928" calcext:value-type="float">
            <text:p>445217.379219928</text:p>
          </table:table-cell>
          <table:table-cell office:value-type="float" office:value="9136215.58831423" calcext:value-type="float">
            <text:p>9136215.58831423</text:p>
          </table:table-cell>
          <table:table-cell office:value-type="float" office:value="499" calcext:value-type="float">
            <text:p>499</text:p>
          </table:table-cell>
          <table:table-cell table:formula="of:=[.D448]/100" office:value-type="float" office:value="4452.17379219928" calcext:value-type="float">
            <text:p>4452.17379219928</text:p>
          </table:table-cell>
          <table:table-cell table:formula="of:=[.E448]/100" office:value-type="float" office:value="91362.1558831423" calcext:value-type="float">
            <text:p>91362.1558831423</text:p>
          </table:table-cell>
          <table:table-cell table:formula="of:=[.F448]" office:value-type="float" office:value="499" calcext:value-type="float">
            <text:p>499</text:p>
          </table:table-cell>
        </table:table-row>
        <table:table-row table:style-name="ro2">
          <table:table-cell office:value-type="string" calcext:value-type="string">
            <text:p>Point (462876.38414810941321775 9148450.56273378059267998)</text:p>
          </table:table-cell>
          <table:table-cell office:value-type="float" office:value="602" calcext:value-type="float">
            <text:p>602</text:p>
          </table:table-cell>
          <table:table-cell office:value-type="float" office:value="570" calcext:value-type="float">
            <text:p>570</text:p>
          </table:table-cell>
          <table:table-cell office:value-type="float" office:value="462876.384148109" calcext:value-type="float">
            <text:p>462876.384148109</text:p>
          </table:table-cell>
          <table:table-cell office:value-type="float" office:value="9148450.56273378" calcext:value-type="float">
            <text:p>9148450.56273378</text:p>
          </table:table-cell>
          <table:table-cell office:value-type="float" office:value="570" calcext:value-type="float">
            <text:p>570</text:p>
          </table:table-cell>
          <table:table-cell table:formula="of:=[.D449]/100" office:value-type="float" office:value="4628.7638414811" calcext:value-type="float">
            <text:p>4628.7638414811</text:p>
          </table:table-cell>
          <table:table-cell table:formula="of:=[.E449]/100" office:value-type="float" office:value="91484.5056273378" calcext:value-type="float">
            <text:p>91484.5056273378</text:p>
          </table:table-cell>
          <table:table-cell table:formula="of:=[.F449]" office:value-type="float" office:value="570" calcext:value-type="float">
            <text:p>570</text:p>
          </table:table-cell>
        </table:table-row>
        <table:table-row table:style-name="ro2">
          <table:table-cell office:value-type="string" calcext:value-type="string">
            <text:p>Point (441064.70917238888796419 9134465.76724291406571865)</text:p>
          </table:table-cell>
          <table:table-cell office:value-type="float" office:value="603" calcext:value-type="float">
            <text:p>603</text:p>
          </table:table-cell>
          <table:table-cell office:value-type="float" office:value="455" calcext:value-type="float">
            <text:p>455</text:p>
          </table:table-cell>
          <table:table-cell office:value-type="float" office:value="441064.709172389" calcext:value-type="float">
            <text:p>441064.709172389</text:p>
          </table:table-cell>
          <table:table-cell office:value-type="float" office:value="9134465.76724291" calcext:value-type="float">
            <text:p>9134465.76724291</text:p>
          </table:table-cell>
          <table:table-cell office:value-type="float" office:value="455" calcext:value-type="float">
            <text:p>455</text:p>
          </table:table-cell>
          <table:table-cell table:formula="of:=[.D450]/100" office:value-type="float" office:value="4410.64709172389" calcext:value-type="float">
            <text:p>4410.64709172389</text:p>
          </table:table-cell>
          <table:table-cell table:formula="of:=[.E450]/100" office:value-type="float" office:value="91344.6576724291" calcext:value-type="float">
            <text:p>91344.6576724291</text:p>
          </table:table-cell>
          <table:table-cell table:formula="of:=[.F450]" office:value-type="float" office:value="455" calcext:value-type="float">
            <text:p>455</text:p>
          </table:table-cell>
        </table:table-row>
        <table:table-row table:style-name="ro2">
          <table:table-cell office:value-type="string" calcext:value-type="string">
            <text:p>Point (438829.93722330749733374 9166924.21696309745311737)</text:p>
          </table:table-cell>
          <table:table-cell office:value-type="float" office:value="600" calcext:value-type="float">
            <text:p>600</text:p>
          </table:table-cell>
          <table:table-cell office:value-type="float" office:value="648" calcext:value-type="float">
            <text:p>648</text:p>
          </table:table-cell>
          <table:table-cell office:value-type="float" office:value="438829.937223307" calcext:value-type="float">
            <text:p>438829.937223307</text:p>
          </table:table-cell>
          <table:table-cell office:value-type="float" office:value="9166924.2169631" calcext:value-type="float">
            <text:p>9166924.2169631</text:p>
          </table:table-cell>
          <table:table-cell office:value-type="float" office:value="648" calcext:value-type="float">
            <text:p>648</text:p>
          </table:table-cell>
          <table:table-cell table:formula="of:=[.D451]/100" office:value-type="float" office:value="4388.29937223307" calcext:value-type="float">
            <text:p>4388.29937223307</text:p>
          </table:table-cell>
          <table:table-cell table:formula="of:=[.E451]/100" office:value-type="float" office:value="91669.242169631" calcext:value-type="float">
            <text:p>91669.242169631</text:p>
          </table:table-cell>
          <table:table-cell table:formula="of:=[.F451]" office:value-type="float" office:value="648" calcext:value-type="float">
            <text:p>648</text:p>
          </table:table-cell>
        </table:table-row>
        <table:table-row table:style-name="ro2">
          <table:table-cell office:value-type="string" calcext:value-type="string">
            <text:p>Point (440546.20060332963475958 9158831.57150738500058651)</text:p>
          </table:table-cell>
          <table:table-cell office:value-type="float" office:value="601" calcext:value-type="float">
            <text:p>601</text:p>
          </table:table-cell>
          <table:table-cell office:value-type="float" office:value="520" calcext:value-type="float">
            <text:p>520</text:p>
          </table:table-cell>
          <table:table-cell office:value-type="float" office:value="440546.20060333" calcext:value-type="float">
            <text:p>440546.20060333</text:p>
          </table:table-cell>
          <table:table-cell office:value-type="float" office:value="9158831.57150739" calcext:value-type="float">
            <text:p>9158831.57150739</text:p>
          </table:table-cell>
          <table:table-cell office:value-type="float" office:value="520" calcext:value-type="float">
            <text:p>520</text:p>
          </table:table-cell>
          <table:table-cell table:formula="of:=[.D452]/100" office:value-type="float" office:value="4405.4620060333" calcext:value-type="float">
            <text:p>4405.4620060333</text:p>
          </table:table-cell>
          <table:table-cell table:formula="of:=[.E452]/100" office:value-type="float" office:value="91588.3157150739" calcext:value-type="float">
            <text:p>91588.3157150739</text:p>
          </table:table-cell>
          <table:table-cell table:formula="of:=[.F452]"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Point (433151.38143865496385843 9136486.11091515608131886)</text:p>
          </table:table-cell>
          <table:table-cell office:value-type="float" office:value="606" calcext:value-type="float">
            <text:p>606</text:p>
          </table:table-cell>
          <table:table-cell office:value-type="float" office:value="433" calcext:value-type="float">
            <text:p>433</text:p>
          </table:table-cell>
          <table:table-cell office:value-type="float" office:value="433151.381438655" calcext:value-type="float">
            <text:p>433151.381438655</text:p>
          </table:table-cell>
          <table:table-cell office:value-type="float" office:value="9136486.11091516" calcext:value-type="float">
            <text:p>9136486.11091516</text:p>
          </table:table-cell>
          <table:table-cell office:value-type="float" office:value="433" calcext:value-type="float">
            <text:p>433</text:p>
          </table:table-cell>
          <table:table-cell table:formula="of:=[.D453]/100" office:value-type="float" office:value="4331.51381438655" calcext:value-type="float">
            <text:p>4331.51381438655</text:p>
          </table:table-cell>
          <table:table-cell table:formula="of:=[.E453]/100" office:value-type="float" office:value="91364.8611091516" calcext:value-type="float">
            <text:p>91364.8611091516</text:p>
          </table:table-cell>
          <table:table-cell table:formula="of:=[.F453]" office:value-type="float" office:value="433" calcext:value-type="float">
            <text:p>433</text:p>
          </table:table-cell>
        </table:table-row>
        <table:table-row table:style-name="ro2">
          <table:table-cell office:value-type="string" calcext:value-type="string">
            <text:p>Point (451642.63159836834529415 9144621.00041546486318111)</text:p>
          </table:table-cell>
          <table:table-cell office:value-type="float" office:value="607" calcext:value-type="float">
            <text:p>607</text:p>
          </table:table-cell>
          <table:table-cell office:value-type="float" office:value="482" calcext:value-type="float">
            <text:p>482</text:p>
          </table:table-cell>
          <table:table-cell office:value-type="float" office:value="451642.631598368" calcext:value-type="float">
            <text:p>451642.631598368</text:p>
          </table:table-cell>
          <table:table-cell office:value-type="float" office:value="9144621.00041546" calcext:value-type="float">
            <text:p>9144621.00041546</text:p>
          </table:table-cell>
          <table:table-cell office:value-type="float" office:value="482" calcext:value-type="float">
            <text:p>482</text:p>
          </table:table-cell>
          <table:table-cell table:formula="of:=[.D454]/100" office:value-type="float" office:value="4516.42631598368" calcext:value-type="float">
            <text:p>4516.42631598368</text:p>
          </table:table-cell>
          <table:table-cell table:formula="of:=[.E454]/100" office:value-type="float" office:value="91446.2100041547" calcext:value-type="float">
            <text:p>91446.2100041547</text:p>
          </table:table-cell>
          <table:table-cell table:formula="of:=[.F454]" office:value-type="float" office:value="482" calcext:value-type="float">
            <text:p>482</text:p>
          </table:table-cell>
        </table:table-row>
        <table:table-row table:style-name="ro2">
          <table:table-cell office:value-type="string" calcext:value-type="string">
            <text:p>Point (450050.9088062962400727 9150369.63355020806193352)</text:p>
          </table:table-cell>
          <table:table-cell office:value-type="float" office:value="604" calcext:value-type="float">
            <text:p>604</text:p>
          </table:table-cell>
          <table:table-cell office:value-type="float" office:value="520" calcext:value-type="float">
            <text:p>520</text:p>
          </table:table-cell>
          <table:table-cell office:value-type="float" office:value="450050.908806296" calcext:value-type="float">
            <text:p>450050.908806296</text:p>
          </table:table-cell>
          <table:table-cell office:value-type="float" office:value="9150369.63355021" calcext:value-type="float">
            <text:p>9150369.63355021</text:p>
          </table:table-cell>
          <table:table-cell office:value-type="float" office:value="520" calcext:value-type="float">
            <text:p>520</text:p>
          </table:table-cell>
          <table:table-cell table:formula="of:=[.D455]/100" office:value-type="float" office:value="4500.50908806296" calcext:value-type="float">
            <text:p>4500.50908806296</text:p>
          </table:table-cell>
          <table:table-cell table:formula="of:=[.E455]/100" office:value-type="float" office:value="91503.6963355021" calcext:value-type="float">
            <text:p>91503.6963355021</text:p>
          </table:table-cell>
          <table:table-cell table:formula="of:=[.F455]"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Point (428139.74125881720101461 9144771.6264654379338026)</text:p>
          </table:table-cell>
          <table:table-cell office:value-type="float" office:value="605" calcext:value-type="float">
            <text:p>605</text:p>
          </table:table-cell>
          <table:table-cell office:value-type="float" office:value="461" calcext:value-type="float">
            <text:p>461</text:p>
          </table:table-cell>
          <table:table-cell office:value-type="float" office:value="428139.741258817" calcext:value-type="float">
            <text:p>428139.741258817</text:p>
          </table:table-cell>
          <table:table-cell office:value-type="float" office:value="9144771.62646544" calcext:value-type="float">
            <text:p>9144771.62646544</text:p>
          </table:table-cell>
          <table:table-cell office:value-type="float" office:value="461" calcext:value-type="float">
            <text:p>461</text:p>
          </table:table-cell>
          <table:table-cell table:formula="of:=[.D456]/100" office:value-type="float" office:value="4281.39741258817" calcext:value-type="float">
            <text:p>4281.39741258817</text:p>
          </table:table-cell>
          <table:table-cell table:formula="of:=[.E456]/100" office:value-type="float" office:value="91447.7162646544" calcext:value-type="float">
            <text:p>91447.7162646544</text:p>
          </table:table-cell>
          <table:table-cell table:formula="of:=[.F456]" office:value-type="float" office:value="461" calcext:value-type="float">
            <text:p>461</text:p>
          </table:table-cell>
        </table:table-row>
        <table:table-row table:style-name="ro2">
          <table:table-cell office:value-type="string" calcext:value-type="string">
            <text:p>Point (455411.62624797632452101 9174034.9053751528263092)</text:p>
          </table:table-cell>
          <table:table-cell office:value-type="float" office:value="594" calcext:value-type="float">
            <text:p>594</text:p>
          </table:table-cell>
          <table:table-cell office:value-type="float" office:value="848" calcext:value-type="float">
            <text:p>848</text:p>
          </table:table-cell>
          <table:table-cell office:value-type="float" office:value="455411.626247976" calcext:value-type="float">
            <text:p>455411.626247976</text:p>
          </table:table-cell>
          <table:table-cell office:value-type="float" office:value="9174034.90537515" calcext:value-type="float">
            <text:p>9174034.90537515</text:p>
          </table:table-cell>
          <table:table-cell office:value-type="float" office:value="848" calcext:value-type="float">
            <text:p>848</text:p>
          </table:table-cell>
          <table:table-cell table:formula="of:=[.D457]/100" office:value-type="float" office:value="4554.11626247976" calcext:value-type="float">
            <text:p>4554.11626247976</text:p>
          </table:table-cell>
          <table:table-cell table:formula="of:=[.E457]/100" office:value-type="float" office:value="91740.3490537515" calcext:value-type="float">
            <text:p>91740.3490537515</text:p>
          </table:table-cell>
          <table:table-cell table:formula="of:=[.F457]" office:value-type="float" office:value="848" calcext:value-type="float">
            <text:p>848</text:p>
          </table:table-cell>
        </table:table-row>
        <table:table-row table:style-name="ro2">
          <table:table-cell office:value-type="string" calcext:value-type="string">
            <text:p>Point (445694.01879452617140487 9165906.12370535545051098)</text:p>
          </table:table-cell>
          <table:table-cell office:value-type="float" office:value="595" calcext:value-type="float">
            <text:p>595</text:p>
          </table:table-cell>
          <table:table-cell office:value-type="float" office:value="769" calcext:value-type="float">
            <text:p>769</text:p>
          </table:table-cell>
          <table:table-cell office:value-type="float" office:value="445694.018794526" calcext:value-type="float">
            <text:p>445694.018794526</text:p>
          </table:table-cell>
          <table:table-cell office:value-type="float" office:value="9165906.12370536" calcext:value-type="float">
            <text:p>9165906.12370536</text:p>
          </table:table-cell>
          <table:table-cell office:value-type="float" office:value="769" calcext:value-type="float">
            <text:p>769</text:p>
          </table:table-cell>
          <table:table-cell table:formula="of:=[.D458]/100" office:value-type="float" office:value="4456.94018794526" calcext:value-type="float">
            <text:p>4456.94018794526</text:p>
          </table:table-cell>
          <table:table-cell table:formula="of:=[.E458]/100" office:value-type="float" office:value="91659.0612370536" calcext:value-type="float">
            <text:p>91659.0612370536</text:p>
          </table:table-cell>
          <table:table-cell table:formula="of:=[.F458]" office:value-type="float" office:value="769" calcext:value-type="float">
            <text:p>769</text:p>
          </table:table-cell>
        </table:table-row>
        <table:table-row table:style-name="ro2">
          <table:table-cell office:value-type="string" calcext:value-type="string">
            <text:p>Point (419494.47711321013048291 9129739.83700966089963913)</text:p>
          </table:table-cell>
          <table:table-cell office:value-type="float" office:value="592" calcext:value-type="float">
            <text:p>592</text:p>
          </table:table-cell>
          <table:table-cell office:value-type="float" office:value="442" calcext:value-type="float">
            <text:p>442</text:p>
          </table:table-cell>
          <table:table-cell office:value-type="float" office:value="419494.47711321" calcext:value-type="float">
            <text:p>419494.47711321</text:p>
          </table:table-cell>
          <table:table-cell office:value-type="float" office:value="9129739.83700966" calcext:value-type="float">
            <text:p>9129739.83700966</text:p>
          </table:table-cell>
          <table:table-cell office:value-type="float" office:value="442" calcext:value-type="float">
            <text:p>442</text:p>
          </table:table-cell>
          <table:table-cell table:formula="of:=[.D459]/100" office:value-type="float" office:value="4194.9447711321" calcext:value-type="float">
            <text:p>4194.9447711321</text:p>
          </table:table-cell>
          <table:table-cell table:formula="of:=[.E459]/100" office:value-type="float" office:value="91297.3983700966" calcext:value-type="float">
            <text:p>91297.3983700966</text:p>
          </table:table-cell>
          <table:table-cell table:formula="of:=[.F459]"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Point (458166.63081089738989249 9172078.78887633979320526)</text:p>
          </table:table-cell>
          <table:table-cell office:value-type="float" office:value="593" calcext:value-type="float">
            <text:p>593</text:p>
          </table:table-cell>
          <table:table-cell office:value-type="float" office:value="857" calcext:value-type="float">
            <text:p>857</text:p>
          </table:table-cell>
          <table:table-cell office:value-type="float" office:value="458166.630810897" calcext:value-type="float">
            <text:p>458166.630810897</text:p>
          </table:table-cell>
          <table:table-cell office:value-type="float" office:value="9172078.78887634" calcext:value-type="float">
            <text:p>9172078.78887634</text:p>
          </table:table-cell>
          <table:table-cell office:value-type="float" office:value="857" calcext:value-type="float">
            <text:p>857</text:p>
          </table:table-cell>
          <table:table-cell table:formula="of:=[.D460]/100" office:value-type="float" office:value="4581.66630810897" calcext:value-type="float">
            <text:p>4581.66630810897</text:p>
          </table:table-cell>
          <table:table-cell table:formula="of:=[.E460]/100" office:value-type="float" office:value="91720.7878887634" calcext:value-type="float">
            <text:p>91720.7878887634</text:p>
          </table:table-cell>
          <table:table-cell table:formula="of:=[.F460]" office:value-type="float" office:value="857" calcext:value-type="float">
            <text:p>857</text:p>
          </table:table-cell>
        </table:table-row>
        <table:table-row table:style-name="ro2">
          <table:table-cell office:value-type="string" calcext:value-type="string">
            <text:p>Point (420451.18319627759046853 9128797.71409984491765499)</text:p>
          </table:table-cell>
          <table:table-cell office:value-type="float" office:value="598" calcext:value-type="float">
            <text:p>598</text:p>
          </table:table-cell>
          <table:table-cell office:value-type="float" office:value="448" calcext:value-type="float">
            <text:p>448</text:p>
          </table:table-cell>
          <table:table-cell office:value-type="float" office:value="420451.183196278" calcext:value-type="float">
            <text:p>420451.183196278</text:p>
          </table:table-cell>
          <table:table-cell office:value-type="float" office:value="9128797.71409984" calcext:value-type="float">
            <text:p>9128797.71409984</text:p>
          </table:table-cell>
          <table:table-cell office:value-type="float" office:value="448" calcext:value-type="float">
            <text:p>448</text:p>
          </table:table-cell>
          <table:table-cell table:formula="of:=[.D461]/100" office:value-type="float" office:value="4204.51183196278" calcext:value-type="float">
            <text:p>4204.51183196278</text:p>
          </table:table-cell>
          <table:table-cell table:formula="of:=[.E461]/100" office:value-type="float" office:value="91287.9771409984" calcext:value-type="float">
            <text:p>91287.9771409984</text:p>
          </table:table-cell>
          <table:table-cell table:formula="of:=[.F461]" office:value-type="float" office:value="448" calcext:value-type="float">
            <text:p>448</text:p>
          </table:table-cell>
        </table:table-row>
        <table:table-row table:style-name="ro2">
          <table:table-cell office:value-type="string" calcext:value-type="string">
            <text:p>Point (449847.29556880285963416 9156058.51615903899073601)</text:p>
          </table:table-cell>
          <table:table-cell office:value-type="float" office:value="599" calcext:value-type="float">
            <text:p>599</text:p>
          </table:table-cell>
          <table:table-cell office:value-type="float" office:value="551" calcext:value-type="float">
            <text:p>551</text:p>
          </table:table-cell>
          <table:table-cell office:value-type="float" office:value="449847.295568803" calcext:value-type="float">
            <text:p>449847.295568803</text:p>
          </table:table-cell>
          <table:table-cell office:value-type="float" office:value="9156058.51615904" calcext:value-type="float">
            <text:p>9156058.51615904</text:p>
          </table:table-cell>
          <table:table-cell office:value-type="float" office:value="551" calcext:value-type="float">
            <text:p>551</text:p>
          </table:table-cell>
          <table:table-cell table:formula="of:=[.D462]/100" office:value-type="float" office:value="4498.47295568803" calcext:value-type="float">
            <text:p>4498.47295568803</text:p>
          </table:table-cell>
          <table:table-cell table:formula="of:=[.E462]/100" office:value-type="float" office:value="91560.5851615904" calcext:value-type="float">
            <text:p>91560.5851615904</text:p>
          </table:table-cell>
          <table:table-cell table:formula="of:=[.F462]" office:value-type="float" office:value="551" calcext:value-type="float">
            <text:p>551</text:p>
          </table:table-cell>
        </table:table-row>
        <table:table-row table:style-name="ro2">
          <table:table-cell office:value-type="string" calcext:value-type="string">
            <text:p>Point (469731.97784504882292822 9163336.95521358400583267)</text:p>
          </table:table-cell>
          <table:table-cell office:value-type="float" office:value="596" calcext:value-type="float">
            <text:p>596</text:p>
          </table:table-cell>
          <table:table-cell office:value-type="float" office:value="685" calcext:value-type="float">
            <text:p>685</text:p>
          </table:table-cell>
          <table:table-cell office:value-type="float" office:value="469731.977845049" calcext:value-type="float">
            <text:p>469731.977845049</text:p>
          </table:table-cell>
          <table:table-cell office:value-type="float" office:value="9163336.95521358" calcext:value-type="float">
            <text:p>9163336.95521358</text:p>
          </table:table-cell>
          <table:table-cell office:value-type="float" office:value="685" calcext:value-type="float">
            <text:p>685</text:p>
          </table:table-cell>
          <table:table-cell table:formula="of:=[.D463]/100" office:value-type="float" office:value="4697.31977845049" calcext:value-type="float">
            <text:p>4697.31977845049</text:p>
          </table:table-cell>
          <table:table-cell table:formula="of:=[.E463]/100" office:value-type="float" office:value="91633.3695521358" calcext:value-type="float">
            <text:p>91633.3695521358</text:p>
          </table:table-cell>
          <table:table-cell table:formula="of:=[.F463]" office:value-type="float" office:value="685" calcext:value-type="float">
            <text:p>685</text:p>
          </table:table-cell>
        </table:table-row>
        <table:table-row table:style-name="ro2">
          <table:table-cell office:value-type="string" calcext:value-type="string">
            <text:p>Point (452431.10092675982741639 9167419.10918973945081234)</text:p>
          </table:table-cell>
          <table:table-cell office:value-type="float" office:value="597" calcext:value-type="float">
            <text:p>597</text:p>
          </table:table-cell>
          <table:table-cell office:value-type="float" office:value="884" calcext:value-type="float">
            <text:p>884</text:p>
          </table:table-cell>
          <table:table-cell office:value-type="float" office:value="452431.10092676" calcext:value-type="float">
            <text:p>452431.10092676</text:p>
          </table:table-cell>
          <table:table-cell office:value-type="float" office:value="9167419.10918974" calcext:value-type="float">
            <text:p>9167419.10918974</text:p>
          </table:table-cell>
          <table:table-cell office:value-type="float" office:value="884" calcext:value-type="float">
            <text:p>884</text:p>
          </table:table-cell>
          <table:table-cell table:formula="of:=[.D464]/100" office:value-type="float" office:value="4524.3110092676" calcext:value-type="float">
            <text:p>4524.3110092676</text:p>
          </table:table-cell>
          <table:table-cell table:formula="of:=[.E464]/100" office:value-type="float" office:value="91674.1910918974" calcext:value-type="float">
            <text:p>91674.1910918974</text:p>
          </table:table-cell>
          <table:table-cell table:formula="of:=[.F464]" office:value-type="float" office:value="884" calcext:value-type="float">
            <text:p>884</text:p>
          </table:table-cell>
        </table:table-row>
        <table:table-row table:style-name="ro2">
          <table:table-cell office:value-type="string" calcext:value-type="string">
            <text:p>Point (421097.02517453371547163 9145066.53526848740875721)</text:p>
          </table:table-cell>
          <table:table-cell office:value-type="float" office:value="618" calcext:value-type="float">
            <text:p>618</text:p>
          </table:table-cell>
          <table:table-cell office:value-type="float" office:value="499" calcext:value-type="float">
            <text:p>499</text:p>
          </table:table-cell>
          <table:table-cell office:value-type="float" office:value="421097.025174534" calcext:value-type="float">
            <text:p>421097.025174534</text:p>
          </table:table-cell>
          <table:table-cell office:value-type="float" office:value="9145066.53526849" calcext:value-type="float">
            <text:p>9145066.53526849</text:p>
          </table:table-cell>
          <table:table-cell office:value-type="float" office:value="499" calcext:value-type="float">
            <text:p>499</text:p>
          </table:table-cell>
          <table:table-cell table:formula="of:=[.D465]/100" office:value-type="float" office:value="4210.97025174534" calcext:value-type="float">
            <text:p>4210.97025174534</text:p>
          </table:table-cell>
          <table:table-cell table:formula="of:=[.E465]/100" office:value-type="float" office:value="91450.6653526849" calcext:value-type="float">
            <text:p>91450.6653526849</text:p>
          </table:table-cell>
          <table:table-cell table:formula="of:=[.F465]" office:value-type="float" office:value="499" calcext:value-type="float">
            <text:p>499</text:p>
          </table:table-cell>
        </table:table-row>
        <table:table-row table:style-name="ro2">
          <table:table-cell office:value-type="string" calcext:value-type="string">
            <text:p>Point (459058.59898836084175855 9151218.92192244902253151)</text:p>
          </table:table-cell>
          <table:table-cell office:value-type="float" office:value="619" calcext:value-type="float">
            <text:p>619</text:p>
          </table:table-cell>
          <table:table-cell office:value-type="float" office:value="574" calcext:value-type="float">
            <text:p>574</text:p>
          </table:table-cell>
          <table:table-cell office:value-type="float" office:value="459058.598988361" calcext:value-type="float">
            <text:p>459058.598988361</text:p>
          </table:table-cell>
          <table:table-cell office:value-type="float" office:value="9151218.92192245" calcext:value-type="float">
            <text:p>9151218.92192245</text:p>
          </table:table-cell>
          <table:table-cell office:value-type="float" office:value="574" calcext:value-type="float">
            <text:p>574</text:p>
          </table:table-cell>
          <table:table-cell table:formula="of:=[.D466]/100" office:value-type="float" office:value="4590.58598988361" calcext:value-type="float">
            <text:p>4590.58598988361</text:p>
          </table:table-cell>
          <table:table-cell table:formula="of:=[.E466]/100" office:value-type="float" office:value="91512.1892192245" calcext:value-type="float">
            <text:p>91512.1892192245</text:p>
          </table:table-cell>
          <table:table-cell table:formula="of:=[.F466]" office:value-type="float" office:value="574" calcext:value-type="float">
            <text:p>574</text:p>
          </table:table-cell>
        </table:table-row>
        <table:table-row table:style-name="ro2">
          <table:table-cell office:value-type="string" calcext:value-type="string">
            <text:p>Point (448430.57431742351036519 9144438.33759207837283611)</text:p>
          </table:table-cell>
          <table:table-cell office:value-type="float" office:value="616" calcext:value-type="float">
            <text:p>616</text:p>
          </table:table-cell>
          <table:table-cell office:value-type="float" office:value="443" calcext:value-type="float">
            <text:p>443</text:p>
          </table:table-cell>
          <table:table-cell office:value-type="float" office:value="448430.574317424" calcext:value-type="float">
            <text:p>448430.574317424</text:p>
          </table:table-cell>
          <table:table-cell office:value-type="float" office:value="9144438.33759208" calcext:value-type="float">
            <text:p>9144438.33759208</text:p>
          </table:table-cell>
          <table:table-cell office:value-type="float" office:value="443" calcext:value-type="float">
            <text:p>443</text:p>
          </table:table-cell>
          <table:table-cell table:formula="of:=[.D467]/100" office:value-type="float" office:value="4484.30574317424" calcext:value-type="float">
            <text:p>4484.30574317424</text:p>
          </table:table-cell>
          <table:table-cell table:formula="of:=[.E467]/100" office:value-type="float" office:value="91444.3833759208" calcext:value-type="float">
            <text:p>91444.3833759208</text:p>
          </table:table-cell>
          <table:table-cell table:formula="of:=[.F467]"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Point (423172.94636628055013716 9182741.03965567052364349)</text:p>
          </table:table-cell>
          <table:table-cell office:value-type="float" office:value="617" calcext:value-type="float">
            <text:p>617</text:p>
          </table:table-cell>
          <table:table-cell office:value-type="float" office:value="925" calcext:value-type="float">
            <text:p>925</text:p>
          </table:table-cell>
          <table:table-cell office:value-type="float" office:value="423172.946366281" calcext:value-type="float">
            <text:p>423172.946366281</text:p>
          </table:table-cell>
          <table:table-cell office:value-type="float" office:value="9182741.03965567" calcext:value-type="float">
            <text:p>9182741.03965567</text:p>
          </table:table-cell>
          <table:table-cell office:value-type="float" office:value="925" calcext:value-type="float">
            <text:p>925</text:p>
          </table:table-cell>
          <table:table-cell table:formula="of:=[.D468]/100" office:value-type="float" office:value="4231.72946366281" calcext:value-type="float">
            <text:p>4231.72946366281</text:p>
          </table:table-cell>
          <table:table-cell table:formula="of:=[.E468]/100" office:value-type="float" office:value="91827.4103965567" calcext:value-type="float">
            <text:p>91827.4103965567</text:p>
          </table:table-cell>
          <table:table-cell table:formula="of:=[.F468]" office:value-type="float" office:value="925" calcext:value-type="float">
            <text:p>925</text:p>
          </table:table-cell>
        </table:table-row>
        <table:table-row table:style-name="ro2">
          <table:table-cell office:value-type="string" calcext:value-type="string">
            <text:p>Point (448973.1142770936130546 9152099.07495407946407795)</text:p>
          </table:table-cell>
          <table:table-cell office:value-type="float" office:value="622" calcext:value-type="float">
            <text:p>622</text:p>
          </table:table-cell>
          <table:table-cell office:value-type="float" office:value="539" calcext:value-type="float">
            <text:p>539</text:p>
          </table:table-cell>
          <table:table-cell office:value-type="float" office:value="448973.114277094" calcext:value-type="float">
            <text:p>448973.114277094</text:p>
          </table:table-cell>
          <table:table-cell office:value-type="float" office:value="9152099.07495408" calcext:value-type="float">
            <text:p>9152099.07495408</text:p>
          </table:table-cell>
          <table:table-cell office:value-type="float" office:value="539" calcext:value-type="float">
            <text:p>539</text:p>
          </table:table-cell>
          <table:table-cell table:formula="of:=[.D469]/100" office:value-type="float" office:value="4489.73114277094" calcext:value-type="float">
            <text:p>4489.73114277094</text:p>
          </table:table-cell>
          <table:table-cell table:formula="of:=[.E469]/100" office:value-type="float" office:value="91520.9907495408" calcext:value-type="float">
            <text:p>91520.9907495408</text:p>
          </table:table-cell>
          <table:table-cell table:formula="of:=[.F469]" office:value-type="float" office:value="539" calcext:value-type="float">
            <text:p>539</text:p>
          </table:table-cell>
        </table:table-row>
        <table:table-row table:style-name="ro2">
          <table:table-cell office:value-type="string" calcext:value-type="string">
            <text:p>Point (460704.86628352559637278 9148435.30208542197942734)</text:p>
          </table:table-cell>
          <table:table-cell office:value-type="float" office:value="623" calcext:value-type="float">
            <text:p>623</text:p>
          </table:table-cell>
          <table:table-cell office:value-type="float" office:value="552" calcext:value-type="float">
            <text:p>552</text:p>
          </table:table-cell>
          <table:table-cell office:value-type="float" office:value="460704.866283526" calcext:value-type="float">
            <text:p>460704.866283526</text:p>
          </table:table-cell>
          <table:table-cell office:value-type="float" office:value="9148435.30208542" calcext:value-type="float">
            <text:p>9148435.30208542</text:p>
          </table:table-cell>
          <table:table-cell office:value-type="float" office:value="552" calcext:value-type="float">
            <text:p>552</text:p>
          </table:table-cell>
          <table:table-cell table:formula="of:=[.D470]/100" office:value-type="float" office:value="4607.04866283526" calcext:value-type="float">
            <text:p>4607.04866283526</text:p>
          </table:table-cell>
          <table:table-cell table:formula="of:=[.E470]/100" office:value-type="float" office:value="91484.3530208542" calcext:value-type="float">
            <text:p>91484.3530208542</text:p>
          </table:table-cell>
          <table:table-cell table:formula="of:=[.F470]" office:value-type="float" office:value="552" calcext:value-type="float">
            <text:p>552</text:p>
          </table:table-cell>
        </table:table-row>
        <table:table-row table:style-name="ro2">
          <table:table-cell office:value-type="string" calcext:value-type="string">
            <text:p>Point (432561.68051689915591851 9169076.77787010557949543)</text:p>
          </table:table-cell>
          <table:table-cell office:value-type="float" office:value="620" calcext:value-type="float">
            <text:p>620</text:p>
          </table:table-cell>
          <table:table-cell office:value-type="float" office:value="598" calcext:value-type="float">
            <text:p>598</text:p>
          </table:table-cell>
          <table:table-cell office:value-type="float" office:value="432561.680516899" calcext:value-type="float">
            <text:p>432561.680516899</text:p>
          </table:table-cell>
          <table:table-cell office:value-type="float" office:value="9169076.77787011" calcext:value-type="float">
            <text:p>9169076.77787011</text:p>
          </table:table-cell>
          <table:table-cell office:value-type="float" office:value="598" calcext:value-type="float">
            <text:p>598</text:p>
          </table:table-cell>
          <table:table-cell table:formula="of:=[.D471]/100" office:value-type="float" office:value="4325.61680516899" calcext:value-type="float">
            <text:p>4325.61680516899</text:p>
          </table:table-cell>
          <table:table-cell table:formula="of:=[.E471]/100" office:value-type="float" office:value="91690.7677787011" calcext:value-type="float">
            <text:p>91690.7677787011</text:p>
          </table:table-cell>
          <table:table-cell table:formula="of:=[.F471]" office:value-type="float" office:value="598" calcext:value-type="float">
            <text:p>598</text:p>
          </table:table-cell>
        </table:table-row>
        <table:table-row table:style-name="ro2">
          <table:table-cell office:value-type="string" calcext:value-type="string">
            <text:p>Point (419763.39761420420836657 9181851.89463970437645912)</text:p>
          </table:table-cell>
          <table:table-cell office:value-type="float" office:value="621" calcext:value-type="float">
            <text:p>621</text:p>
          </table:table-cell>
          <table:table-cell office:value-type="float" office:value="929" calcext:value-type="float">
            <text:p>929</text:p>
          </table:table-cell>
          <table:table-cell office:value-type="float" office:value="419763.397614204" calcext:value-type="float">
            <text:p>419763.397614204</text:p>
          </table:table-cell>
          <table:table-cell office:value-type="float" office:value="9181851.8946397" calcext:value-type="float">
            <text:p>9181851.8946397</text:p>
          </table:table-cell>
          <table:table-cell office:value-type="float" office:value="929" calcext:value-type="float">
            <text:p>929</text:p>
          </table:table-cell>
          <table:table-cell table:formula="of:=[.D472]/100" office:value-type="float" office:value="4197.63397614204" calcext:value-type="float">
            <text:p>4197.63397614204</text:p>
          </table:table-cell>
          <table:table-cell table:formula="of:=[.E472]/100" office:value-type="float" office:value="91818.518946397" calcext:value-type="float">
            <text:p>91818.518946397</text:p>
          </table:table-cell>
          <table:table-cell table:formula="of:=[.F472]" office:value-type="float" office:value="929" calcext:value-type="float">
            <text:p>929</text:p>
          </table:table-cell>
        </table:table-row>
        <table:table-row table:style-name="ro2">
          <table:table-cell office:value-type="string" calcext:value-type="string">
            <text:p>Point (435316.08333930192748085 9144800.60156475752592087)</text:p>
          </table:table-cell>
          <table:table-cell office:value-type="float" office:value="610" calcext:value-type="float">
            <text:p>610</text:p>
          </table:table-cell>
          <table:table-cell office:value-type="float" office:value="470" calcext:value-type="float">
            <text:p>470</text:p>
          </table:table-cell>
          <table:table-cell office:value-type="float" office:value="435316.083339302" calcext:value-type="float">
            <text:p>435316.083339302</text:p>
          </table:table-cell>
          <table:table-cell office:value-type="float" office:value="9144800.60156476" calcext:value-type="float">
            <text:p>9144800.60156476</text:p>
          </table:table-cell>
          <table:table-cell office:value-type="float" office:value="470" calcext:value-type="float">
            <text:p>470</text:p>
          </table:table-cell>
          <table:table-cell table:formula="of:=[.D473]/100" office:value-type="float" office:value="4353.16083339302" calcext:value-type="float">
            <text:p>4353.16083339302</text:p>
          </table:table-cell>
          <table:table-cell table:formula="of:=[.E473]/100" office:value-type="float" office:value="91448.0060156476" calcext:value-type="float">
            <text:p>91448.0060156476</text:p>
          </table:table-cell>
          <table:table-cell table:formula="of:=[.F473]" office:value-type="float" office:value="470" calcext:value-type="float">
            <text:p>470</text:p>
          </table:table-cell>
        </table:table-row>
        <table:table-row table:style-name="ro2">
          <table:table-cell office:value-type="string" calcext:value-type="string">
            <text:p>Point (422032.73838565533515066 9153764.08033876493573189)</text:p>
          </table:table-cell>
          <table:table-cell office:value-type="float" office:value="611" calcext:value-type="float">
            <text:p>611</text:p>
          </table:table-cell>
          <table:table-cell office:value-type="float" office:value="475" calcext:value-type="float">
            <text:p>475</text:p>
          </table:table-cell>
          <table:table-cell office:value-type="float" office:value="422032.738385655" calcext:value-type="float">
            <text:p>422032.738385655</text:p>
          </table:table-cell>
          <table:table-cell office:value-type="float" office:value="9153764.08033877" calcext:value-type="float">
            <text:p>9153764.08033877</text:p>
          </table:table-cell>
          <table:table-cell office:value-type="float" office:value="475" calcext:value-type="float">
            <text:p>475</text:p>
          </table:table-cell>
          <table:table-cell table:formula="of:=[.D474]/100" office:value-type="float" office:value="4220.32738385655" calcext:value-type="float">
            <text:p>4220.32738385655</text:p>
          </table:table-cell>
          <table:table-cell table:formula="of:=[.E474]/100" office:value-type="float" office:value="91537.6408033877" calcext:value-type="float">
            <text:p>91537.6408033877</text:p>
          </table:table-cell>
          <table:table-cell table:formula="of:=[.F474]" office:value-type="float" office:value="475" calcext:value-type="float">
            <text:p>475</text:p>
          </table:table-cell>
        </table:table-row>
        <table:table-row table:style-name="ro2">
          <table:table-cell office:value-type="string" calcext:value-type="string">
            <text:p>Point (444380.46298658172599971 9134486.98734785802662373)</text:p>
          </table:table-cell>
          <table:table-cell office:value-type="float" office:value="608" calcext:value-type="float">
            <text:p>608</text:p>
          </table:table-cell>
          <table:table-cell office:value-type="float" office:value="458" calcext:value-type="float">
            <text:p>458</text:p>
          </table:table-cell>
          <table:table-cell office:value-type="float" office:value="444380.462986582" calcext:value-type="float">
            <text:p>444380.462986582</text:p>
          </table:table-cell>
          <table:table-cell office:value-type="float" office:value="9134486.98734786" calcext:value-type="float">
            <text:p>9134486.98734786</text:p>
          </table:table-cell>
          <table:table-cell office:value-type="float" office:value="458" calcext:value-type="float">
            <text:p>458</text:p>
          </table:table-cell>
          <table:table-cell table:formula="of:=[.D475]/100" office:value-type="float" office:value="4443.80462986582" calcext:value-type="float">
            <text:p>4443.80462986582</text:p>
          </table:table-cell>
          <table:table-cell table:formula="of:=[.E475]/100" office:value-type="float" office:value="91344.8698734786" calcext:value-type="float">
            <text:p>91344.8698734786</text:p>
          </table:table-cell>
          <table:table-cell table:formula="of:=[.F475]" office:value-type="float" office:value="458" calcext:value-type="float">
            <text:p>458</text:p>
          </table:table-cell>
        </table:table-row>
        <table:table-row table:style-name="ro2">
          <table:table-cell office:value-type="string" calcext:value-type="string">
            <text:p>Point (436649.13464102428406477 9133289.34639132581651211)</text:p>
          </table:table-cell>
          <table:table-cell office:value-type="float" office:value="609" calcext:value-type="float">
            <text:p>609</text:p>
          </table:table-cell>
          <table:table-cell office:value-type="float" office:value="468" calcext:value-type="float">
            <text:p>468</text:p>
          </table:table-cell>
          <table:table-cell office:value-type="float" office:value="436649.134641024" calcext:value-type="float">
            <text:p>436649.134641024</text:p>
          </table:table-cell>
          <table:table-cell office:value-type="float" office:value="9133289.34639133" calcext:value-type="float">
            <text:p>9133289.34639133</text:p>
          </table:table-cell>
          <table:table-cell office:value-type="float" office:value="468" calcext:value-type="float">
            <text:p>468</text:p>
          </table:table-cell>
          <table:table-cell table:formula="of:=[.D476]/100" office:value-type="float" office:value="4366.49134641024" calcext:value-type="float">
            <text:p>4366.49134641024</text:p>
          </table:table-cell>
          <table:table-cell table:formula="of:=[.E476]/100" office:value-type="float" office:value="91332.8934639133" calcext:value-type="float">
            <text:p>91332.8934639133</text:p>
          </table:table-cell>
          <table:table-cell table:formula="of:=[.F476]" office:value-type="float" office:value="468" calcext:value-type="float">
            <text:p>468</text:p>
          </table:table-cell>
        </table:table-row>
        <table:table-row table:style-name="ro2">
          <table:table-cell office:value-type="string" calcext:value-type="string">
            <text:p>Point (452489.50303359475219622 9135619.92341583967208862)</text:p>
          </table:table-cell>
          <table:table-cell office:value-type="float" office:value="614" calcext:value-type="float">
            <text:p>614</text:p>
          </table:table-cell>
          <table:table-cell office:value-type="float" office:value="446" calcext:value-type="float">
            <text:p>446</text:p>
          </table:table-cell>
          <table:table-cell office:value-type="float" office:value="452489.503033595" calcext:value-type="float">
            <text:p>452489.503033595</text:p>
          </table:table-cell>
          <table:table-cell office:value-type="float" office:value="9135619.92341584" calcext:value-type="float">
            <text:p>9135619.92341584</text:p>
          </table:table-cell>
          <table:table-cell office:value-type="float" office:value="446" calcext:value-type="float">
            <text:p>446</text:p>
          </table:table-cell>
          <table:table-cell table:formula="of:=[.D477]/100" office:value-type="float" office:value="4524.89503033595" calcext:value-type="float">
            <text:p>4524.89503033595</text:p>
          </table:table-cell>
          <table:table-cell table:formula="of:=[.E477]/100" office:value-type="float" office:value="91356.1992341584" calcext:value-type="float">
            <text:p>91356.1992341584</text:p>
          </table:table-cell>
          <table:table-cell table:formula="of:=[.F477]"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Point (436291.99868590990081429 9160573.7429083064198494)</text:p>
          </table:table-cell>
          <table:table-cell office:value-type="float" office:value="615" calcext:value-type="float">
            <text:p>615</text:p>
          </table:table-cell>
          <table:table-cell office:value-type="float" office:value="499" calcext:value-type="float">
            <text:p>499</text:p>
          </table:table-cell>
          <table:table-cell office:value-type="float" office:value="436291.99868591" calcext:value-type="float">
            <text:p>436291.99868591</text:p>
          </table:table-cell>
          <table:table-cell office:value-type="float" office:value="9160573.74290831" calcext:value-type="float">
            <text:p>9160573.74290831</text:p>
          </table:table-cell>
          <table:table-cell office:value-type="float" office:value="499" calcext:value-type="float">
            <text:p>499</text:p>
          </table:table-cell>
          <table:table-cell table:formula="of:=[.D478]/100" office:value-type="float" office:value="4362.9199868591" calcext:value-type="float">
            <text:p>4362.9199868591</text:p>
          </table:table-cell>
          <table:table-cell table:formula="of:=[.E478]/100" office:value-type="float" office:value="91605.7374290831" calcext:value-type="float">
            <text:p>91605.7374290831</text:p>
          </table:table-cell>
          <table:table-cell table:formula="of:=[.F478]" office:value-type="float" office:value="499" calcext:value-type="float">
            <text:p>499</text:p>
          </table:table-cell>
        </table:table-row>
        <table:table-row table:style-name="ro2">
          <table:table-cell office:value-type="string" calcext:value-type="string">
            <text:p>Point (438146.3728763937833719 9167034.23075896315276623)</text:p>
          </table:table-cell>
          <table:table-cell office:value-type="float" office:value="612" calcext:value-type="float">
            <text:p>612</text:p>
          </table:table-cell>
          <table:table-cell office:value-type="float" office:value="626" calcext:value-type="float">
            <text:p>626</text:p>
          </table:table-cell>
          <table:table-cell office:value-type="float" office:value="438146.372876394" calcext:value-type="float">
            <text:p>438146.372876394</text:p>
          </table:table-cell>
          <table:table-cell office:value-type="float" office:value="9167034.23075896" calcext:value-type="float">
            <text:p>9167034.23075896</text:p>
          </table:table-cell>
          <table:table-cell office:value-type="float" office:value="626" calcext:value-type="float">
            <text:p>626</text:p>
          </table:table-cell>
          <table:table-cell table:formula="of:=[.D479]/100" office:value-type="float" office:value="4381.46372876394" calcext:value-type="float">
            <text:p>4381.46372876394</text:p>
          </table:table-cell>
          <table:table-cell table:formula="of:=[.E479]/100" office:value-type="float" office:value="91670.3423075896" calcext:value-type="float">
            <text:p>91670.3423075896</text:p>
          </table:table-cell>
          <table:table-cell table:formula="of:=[.F479]" office:value-type="float" office:value="626" calcext:value-type="float">
            <text:p>626</text:p>
          </table:table-cell>
        </table:table-row>
        <table:table-row table:style-name="ro2">
          <table:table-cell office:value-type="string" calcext:value-type="string">
            <text:p>Point (463112.99621469911653548 9144016.91207611747086048)</text:p>
          </table:table-cell>
          <table:table-cell office:value-type="float" office:value="613" calcext:value-type="float">
            <text:p>613</text:p>
          </table:table-cell>
          <table:table-cell office:value-type="float" office:value="522" calcext:value-type="float">
            <text:p>522</text:p>
          </table:table-cell>
          <table:table-cell office:value-type="float" office:value="463112.996214699" calcext:value-type="float">
            <text:p>463112.996214699</text:p>
          </table:table-cell>
          <table:table-cell office:value-type="float" office:value="9144016.91207612" calcext:value-type="float">
            <text:p>9144016.91207612</text:p>
          </table:table-cell>
          <table:table-cell office:value-type="float" office:value="522" calcext:value-type="float">
            <text:p>522</text:p>
          </table:table-cell>
          <table:table-cell table:formula="of:=[.D480]/100" office:value-type="float" office:value="4631.12996214699" calcext:value-type="float">
            <text:p>4631.12996214699</text:p>
          </table:table-cell>
          <table:table-cell table:formula="of:=[.E480]/100" office:value-type="float" office:value="91440.1691207612" calcext:value-type="float">
            <text:p>91440.1691207612</text:p>
          </table:table-cell>
          <table:table-cell table:formula="of:=[.F480]" office:value-type="float" office:value="522" calcext:value-type="float">
            <text:p>522</text:p>
          </table:table-cell>
        </table:table-row>
        <table:table-row table:style-name="ro2">
          <table:table-cell office:value-type="string" calcext:value-type="string">
            <text:p>Point (429644.89360280620167032 9162801.74002087675035)</text:p>
          </table:table-cell>
          <table:table-cell office:value-type="float" office:value="634" calcext:value-type="float">
            <text:p>634</text:p>
          </table:table-cell>
          <table:table-cell office:value-type="float" office:value="511" calcext:value-type="float">
            <text:p>511</text:p>
          </table:table-cell>
          <table:table-cell office:value-type="float" office:value="429644.893602806" calcext:value-type="float">
            <text:p>429644.893602806</text:p>
          </table:table-cell>
          <table:table-cell office:value-type="float" office:value="9162801.74002088" calcext:value-type="float">
            <text:p>9162801.74002088</text:p>
          </table:table-cell>
          <table:table-cell office:value-type="float" office:value="511" calcext:value-type="float">
            <text:p>511</text:p>
          </table:table-cell>
          <table:table-cell table:formula="of:=[.D481]/100" office:value-type="float" office:value="4296.44893602806" calcext:value-type="float">
            <text:p>4296.44893602806</text:p>
          </table:table-cell>
          <table:table-cell table:formula="of:=[.E481]/100" office:value-type="float" office:value="91628.0174002088" calcext:value-type="float">
            <text:p>91628.0174002088</text:p>
          </table:table-cell>
          <table:table-cell table:formula="of:=[.F481]" office:value-type="float" office:value="511" calcext:value-type="float">
            <text:p>511</text:p>
          </table:table-cell>
        </table:table-row>
        <table:table-row table:style-name="ro2">
          <table:table-cell office:value-type="string" calcext:value-type="string">
            <text:p>Point (414398.84895691589917988 9132362.01800678856670856)</text:p>
          </table:table-cell>
          <table:table-cell office:value-type="float" office:value="635" calcext:value-type="float">
            <text:p>635</text:p>
          </table:table-cell>
          <table:table-cell office:value-type="float" office:value="441" calcext:value-type="float">
            <text:p>441</text:p>
          </table:table-cell>
          <table:table-cell office:value-type="float" office:value="414398.848956916" calcext:value-type="float">
            <text:p>414398.848956916</text:p>
          </table:table-cell>
          <table:table-cell office:value-type="float" office:value="9132362.01800679" calcext:value-type="float">
            <text:p>9132362.01800679</text:p>
          </table:table-cell>
          <table:table-cell office:value-type="float" office:value="441" calcext:value-type="float">
            <text:p>441</text:p>
          </table:table-cell>
          <table:table-cell table:formula="of:=[.D482]/100" office:value-type="float" office:value="4143.98848956916" calcext:value-type="float">
            <text:p>4143.98848956916</text:p>
          </table:table-cell>
          <table:table-cell table:formula="of:=[.E482]/100" office:value-type="float" office:value="91323.6201800679" calcext:value-type="float">
            <text:p>91323.6201800679</text:p>
          </table:table-cell>
          <table:table-cell table:formula="of:=[.F482]" office:value-type="float" office:value="441" calcext:value-type="float">
            <text:p>441</text:p>
          </table:table-cell>
        </table:table-row>
        <table:table-row table:style-name="ro2">
          <table:table-cell office:value-type="string" calcext:value-type="string">
            <text:p>Point (456960.22881574695929885 9180576.21824078634381294)</text:p>
          </table:table-cell>
          <table:table-cell office:value-type="float" office:value="632" calcext:value-type="float">
            <text:p>632</text:p>
          </table:table-cell>
          <table:table-cell office:value-type="float" office:value="936" calcext:value-type="float">
            <text:p>936</text:p>
          </table:table-cell>
          <table:table-cell office:value-type="float" office:value="456960.228815747" calcext:value-type="float">
            <text:p>456960.228815747</text:p>
          </table:table-cell>
          <table:table-cell office:value-type="float" office:value="9180576.21824079" calcext:value-type="float">
            <text:p>9180576.21824079</text:p>
          </table:table-cell>
          <table:table-cell office:value-type="float" office:value="936" calcext:value-type="float">
            <text:p>936</text:p>
          </table:table-cell>
          <table:table-cell table:formula="of:=[.D483]/100" office:value-type="float" office:value="4569.60228815747" calcext:value-type="float">
            <text:p>4569.60228815747</text:p>
          </table:table-cell>
          <table:table-cell table:formula="of:=[.E483]/100" office:value-type="float" office:value="91805.7621824079" calcext:value-type="float">
            <text:p>91805.7621824079</text:p>
          </table:table-cell>
          <table:table-cell table:formula="of:=[.F483]" office:value-type="float" office:value="936" calcext:value-type="float">
            <text:p>936</text:p>
          </table:table-cell>
        </table:table-row>
        <table:table-row table:style-name="ro2">
          <table:table-cell office:value-type="string" calcext:value-type="string">
            <text:p>Point (445950.26292955473763868 9137317.02533198334276676)</text:p>
          </table:table-cell>
          <table:table-cell office:value-type="float" office:value="633" calcext:value-type="float">
            <text:p>633</text:p>
          </table:table-cell>
          <table:table-cell office:value-type="float" office:value="480" calcext:value-type="float">
            <text:p>480</text:p>
          </table:table-cell>
          <table:table-cell office:value-type="float" office:value="445950.262929555" calcext:value-type="float">
            <text:p>445950.262929555</text:p>
          </table:table-cell>
          <table:table-cell office:value-type="float" office:value="9137317.02533198" calcext:value-type="float">
            <text:p>9137317.02533198</text:p>
          </table:table-cell>
          <table:table-cell office:value-type="float" office:value="480" calcext:value-type="float">
            <text:p>480</text:p>
          </table:table-cell>
          <table:table-cell table:formula="of:=[.D484]/100" office:value-type="float" office:value="4459.50262929555" calcext:value-type="float">
            <text:p>4459.50262929555</text:p>
          </table:table-cell>
          <table:table-cell table:formula="of:=[.E484]/100" office:value-type="float" office:value="91373.1702533199" calcext:value-type="float">
            <text:p>91373.1702533199</text:p>
          </table:table-cell>
          <table:table-cell table:formula="of:=[.F484]"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Point (447331.42753889819141477 9143435.36467013135552406)</text:p>
          </table:table-cell>
          <table:table-cell office:value-type="float" office:value="638" calcext:value-type="float">
            <text:p>638</text:p>
          </table:table-cell>
          <table:table-cell office:value-type="float" office:value="502" calcext:value-type="float">
            <text:p>502</text:p>
          </table:table-cell>
          <table:table-cell office:value-type="float" office:value="447331.427538898" calcext:value-type="float">
            <text:p>447331.427538898</text:p>
          </table:table-cell>
          <table:table-cell office:value-type="float" office:value="9143435.36467013" calcext:value-type="float">
            <text:p>9143435.36467013</text:p>
          </table:table-cell>
          <table:table-cell office:value-type="float" office:value="502" calcext:value-type="float">
            <text:p>502</text:p>
          </table:table-cell>
          <table:table-cell table:formula="of:=[.D485]/100" office:value-type="float" office:value="4473.31427538898" calcext:value-type="float">
            <text:p>4473.31427538898</text:p>
          </table:table-cell>
          <table:table-cell table:formula="of:=[.E485]/100" office:value-type="float" office:value="91434.3536467013" calcext:value-type="float">
            <text:p>91434.3536467013</text:p>
          </table:table-cell>
          <table:table-cell table:formula="of:=[.F485]" office:value-type="float" office:value="502" calcext:value-type="float">
            <text:p>502</text:p>
          </table:table-cell>
        </table:table-row>
        <table:table-row table:style-name="ro2">
          <table:table-cell office:value-type="string" calcext:value-type="string">
            <text:p>Point (442859.12313009100034833 9158267.71400570869445801)</text:p>
          </table:table-cell>
          <table:table-cell office:value-type="float" office:value="639" calcext:value-type="float">
            <text:p>639</text:p>
          </table:table-cell>
          <table:table-cell office:value-type="float" office:value="525" calcext:value-type="float">
            <text:p>525</text:p>
          </table:table-cell>
          <table:table-cell office:value-type="float" office:value="442859.123130091" calcext:value-type="float">
            <text:p>442859.123130091</text:p>
          </table:table-cell>
          <table:table-cell office:value-type="float" office:value="9158267.71400571" calcext:value-type="float">
            <text:p>9158267.71400571</text:p>
          </table:table-cell>
          <table:table-cell office:value-type="float" office:value="525" calcext:value-type="float">
            <text:p>525</text:p>
          </table:table-cell>
          <table:table-cell table:formula="of:=[.D486]/100" office:value-type="float" office:value="4428.59123130091" calcext:value-type="float">
            <text:p>4428.59123130091</text:p>
          </table:table-cell>
          <table:table-cell table:formula="of:=[.E486]/100" office:value-type="float" office:value="91582.6771400571" calcext:value-type="float">
            <text:p>91582.6771400571</text:p>
          </table:table-cell>
          <table:table-cell table:formula="of:=[.F486]" office:value-type="float" office:value="525" calcext:value-type="float">
            <text:p>525</text:p>
          </table:table-cell>
        </table:table-row>
        <table:table-row table:style-name="ro2">
          <table:table-cell office:value-type="string" calcext:value-type="string">
            <text:p>Point (419296.04063358006533235 9152564.38161489740014076)</text:p>
          </table:table-cell>
          <table:table-cell office:value-type="float" office:value="636" calcext:value-type="float">
            <text:p>636</text:p>
          </table:table-cell>
          <table:table-cell office:value-type="float" office:value="476" calcext:value-type="float">
            <text:p>476</text:p>
          </table:table-cell>
          <table:table-cell office:value-type="float" office:value="419296.04063358" calcext:value-type="float">
            <text:p>419296.04063358</text:p>
          </table:table-cell>
          <table:table-cell office:value-type="float" office:value="9152564.3816149" calcext:value-type="float">
            <text:p>9152564.3816149</text:p>
          </table:table-cell>
          <table:table-cell office:value-type="float" office:value="476" calcext:value-type="float">
            <text:p>476</text:p>
          </table:table-cell>
          <table:table-cell table:formula="of:=[.D487]/100" office:value-type="float" office:value="4192.9604063358" calcext:value-type="float">
            <text:p>4192.9604063358</text:p>
          </table:table-cell>
          <table:table-cell table:formula="of:=[.E487]/100" office:value-type="float" office:value="91525.643816149" calcext:value-type="float">
            <text:p>91525.643816149</text:p>
          </table:table-cell>
          <table:table-cell table:formula="of:=[.F487]" office:value-type="float" office:value="476" calcext:value-type="float">
            <text:p>476</text:p>
          </table:table-cell>
        </table:table-row>
        <table:table-row table:style-name="ro2">
          <table:table-cell office:value-type="string" calcext:value-type="string">
            <text:p>Point (415602.4917099287849851 9133399.25857841596007347)</text:p>
          </table:table-cell>
          <table:table-cell office:value-type="float" office:value="637" calcext:value-type="float">
            <text:p>637</text:p>
          </table:table-cell>
          <table:table-cell office:value-type="float" office:value="462" calcext:value-type="float">
            <text:p>462</text:p>
          </table:table-cell>
          <table:table-cell office:value-type="float" office:value="415602.491709929" calcext:value-type="float">
            <text:p>415602.491709929</text:p>
          </table:table-cell>
          <table:table-cell office:value-type="float" office:value="9133399.25857842" calcext:value-type="float">
            <text:p>9133399.25857842</text:p>
          </table:table-cell>
          <table:table-cell office:value-type="float" office:value="462" calcext:value-type="float">
            <text:p>462</text:p>
          </table:table-cell>
          <table:table-cell table:formula="of:=[.D488]/100" office:value-type="float" office:value="4156.02491709929" calcext:value-type="float">
            <text:p>4156.02491709929</text:p>
          </table:table-cell>
          <table:table-cell table:formula="of:=[.E488]/100" office:value-type="float" office:value="91333.9925857842" calcext:value-type="float">
            <text:p>91333.9925857842</text:p>
          </table:table-cell>
          <table:table-cell table:formula="of:=[.F488]" office:value-type="float" office:value="462" calcext:value-type="float">
            <text:p>462</text:p>
          </table:table-cell>
        </table:table-row>
        <table:table-row table:style-name="ro2">
          <table:table-cell office:value-type="string" calcext:value-type="string">
            <text:p>Point (429548.30586282210424542 9169023.04096977226436138)</text:p>
          </table:table-cell>
          <table:table-cell office:value-type="float" office:value="626" calcext:value-type="float">
            <text:p>626</text:p>
          </table:table-cell>
          <table:table-cell office:value-type="float" office:value="630" calcext:value-type="float">
            <text:p>630</text:p>
          </table:table-cell>
          <table:table-cell office:value-type="float" office:value="429548.305862822" calcext:value-type="float">
            <text:p>429548.305862822</text:p>
          </table:table-cell>
          <table:table-cell office:value-type="float" office:value="9169023.04096977" calcext:value-type="float">
            <text:p>9169023.04096977</text:p>
          </table:table-cell>
          <table:table-cell office:value-type="float" office:value="630" calcext:value-type="float">
            <text:p>630</text:p>
          </table:table-cell>
          <table:table-cell table:formula="of:=[.D489]/100" office:value-type="float" office:value="4295.48305862822" calcext:value-type="float">
            <text:p>4295.48305862822</text:p>
          </table:table-cell>
          <table:table-cell table:formula="of:=[.E489]/100" office:value-type="float" office:value="91690.2304096977" calcext:value-type="float">
            <text:p>91690.2304096977</text:p>
          </table:table-cell>
          <table:table-cell table:formula="of:=[.F489]" office:value-type="float" office:value="630" calcext:value-type="float">
            <text:p>630</text:p>
          </table:table-cell>
        </table:table-row>
        <table:table-row table:style-name="ro2">
          <table:table-cell office:value-type="string" calcext:value-type="string">
            <text:p>Point (456580.59138889616588131 9176408.03709285333752632)</text:p>
          </table:table-cell>
          <table:table-cell office:value-type="float" office:value="627" calcext:value-type="float">
            <text:p>627</text:p>
          </table:table-cell>
          <table:table-cell office:value-type="float" office:value="904" calcext:value-type="float">
            <text:p>904</text:p>
          </table:table-cell>
          <table:table-cell office:value-type="float" office:value="456580.591388896" calcext:value-type="float">
            <text:p>456580.591388896</text:p>
          </table:table-cell>
          <table:table-cell office:value-type="float" office:value="9176408.03709285" calcext:value-type="float">
            <text:p>9176408.03709285</text:p>
          </table:table-cell>
          <table:table-cell office:value-type="float" office:value="904" calcext:value-type="float">
            <text:p>904</text:p>
          </table:table-cell>
          <table:table-cell table:formula="of:=[.D490]/100" office:value-type="float" office:value="4565.80591388896" calcext:value-type="float">
            <text:p>4565.80591388896</text:p>
          </table:table-cell>
          <table:table-cell table:formula="of:=[.E490]/100" office:value-type="float" office:value="91764.0803709285" calcext:value-type="float">
            <text:p>91764.0803709285</text:p>
          </table:table-cell>
          <table:table-cell table:formula="of:=[.F490]" office:value-type="float" office:value="904" calcext:value-type="float">
            <text:p>904</text:p>
          </table:table-cell>
        </table:table-row>
        <table:table-row table:style-name="ro2">
          <table:table-cell office:value-type="string" calcext:value-type="string">
            <text:p>Point (440766.5291984043433331 9136361.25254679471254349)</text:p>
          </table:table-cell>
          <table:table-cell office:value-type="float" office:value="624" calcext:value-type="float">
            <text:p>624</text:p>
          </table:table-cell>
          <table:table-cell office:value-type="float" office:value="439" calcext:value-type="float">
            <text:p>439</text:p>
          </table:table-cell>
          <table:table-cell office:value-type="float" office:value="440766.529198404" calcext:value-type="float">
            <text:p>440766.529198404</text:p>
          </table:table-cell>
          <table:table-cell office:value-type="float" office:value="9136361.2525468" calcext:value-type="float">
            <text:p>9136361.2525468</text:p>
          </table:table-cell>
          <table:table-cell office:value-type="float" office:value="439" calcext:value-type="float">
            <text:p>439</text:p>
          </table:table-cell>
          <table:table-cell table:formula="of:=[.D491]/100" office:value-type="float" office:value="4407.66529198404" calcext:value-type="float">
            <text:p>4407.66529198404</text:p>
          </table:table-cell>
          <table:table-cell table:formula="of:=[.E491]/100" office:value-type="float" office:value="91363.612525468" calcext:value-type="float">
            <text:p>91363.612525468</text:p>
          </table:table-cell>
          <table:table-cell table:formula="of:=[.F491]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Point (460100.61297225265298039 9157227.50416158698499203)</text:p>
          </table:table-cell>
          <table:table-cell office:value-type="float" office:value="625" calcext:value-type="float">
            <text:p>625</text:p>
          </table:table-cell>
          <table:table-cell office:value-type="float" office:value="960" calcext:value-type="float">
            <text:p>960</text:p>
          </table:table-cell>
          <table:table-cell office:value-type="float" office:value="460100.612972253" calcext:value-type="float">
            <text:p>460100.612972253</text:p>
          </table:table-cell>
          <table:table-cell office:value-type="float" office:value="9157227.50416159" calcext:value-type="float">
            <text:p>9157227.50416159</text:p>
          </table:table-cell>
          <table:table-cell office:value-type="float" office:value="960" calcext:value-type="float">
            <text:p>960</text:p>
          </table:table-cell>
          <table:table-cell table:formula="of:=[.D492]/100" office:value-type="float" office:value="4601.00612972253" calcext:value-type="float">
            <text:p>4601.00612972253</text:p>
          </table:table-cell>
          <table:table-cell table:formula="of:=[.E492]/100" office:value-type="float" office:value="91572.2750416159" calcext:value-type="float">
            <text:p>91572.2750416159</text:p>
          </table:table-cell>
          <table:table-cell table:formula="of:=[.F492]" office:value-type="float" office:value="960" calcext:value-type="float">
            <text:p>960</text:p>
          </table:table-cell>
        </table:table-row>
        <table:table-row table:style-name="ro2">
          <table:table-cell office:value-type="string" calcext:value-type="string">
            <text:p>Point (425932.3091125707142055 9180733.39829108864068985)</text:p>
          </table:table-cell>
          <table:table-cell office:value-type="float" office:value="630" calcext:value-type="float">
            <text:p>630</text:p>
          </table:table-cell>
          <table:table-cell office:value-type="float" office:value="941" calcext:value-type="float">
            <text:p>941</text:p>
          </table:table-cell>
          <table:table-cell office:value-type="float" office:value="425932.309112571" calcext:value-type="float">
            <text:p>425932.309112571</text:p>
          </table:table-cell>
          <table:table-cell office:value-type="float" office:value="9180733.39829109" calcext:value-type="float">
            <text:p>9180733.39829109</text:p>
          </table:table-cell>
          <table:table-cell office:value-type="float" office:value="941" calcext:value-type="float">
            <text:p>941</text:p>
          </table:table-cell>
          <table:table-cell table:formula="of:=[.D493]/100" office:value-type="float" office:value="4259.32309112571" calcext:value-type="float">
            <text:p>4259.32309112571</text:p>
          </table:table-cell>
          <table:table-cell table:formula="of:=[.E493]/100" office:value-type="float" office:value="91807.3339829109" calcext:value-type="float">
            <text:p>91807.3339829109</text:p>
          </table:table-cell>
          <table:table-cell table:formula="of:=[.F493]" office:value-type="float" office:value="941" calcext:value-type="float">
            <text:p>941</text:p>
          </table:table-cell>
        </table:table-row>
        <table:table-row table:style-name="ro2">
          <table:table-cell office:value-type="string" calcext:value-type="string">
            <text:p>Point (455602.54189739737194031 9133336.53369014523923397)</text:p>
          </table:table-cell>
          <table:table-cell office:value-type="float" office:value="631" calcext:value-type="float">
            <text:p>631</text:p>
          </table:table-cell>
          <table:table-cell office:value-type="float" office:value="450" calcext:value-type="float">
            <text:p>450</text:p>
          </table:table-cell>
          <table:table-cell office:value-type="float" office:value="455602.541897397" calcext:value-type="float">
            <text:p>455602.541897397</text:p>
          </table:table-cell>
          <table:table-cell office:value-type="float" office:value="9133336.53369014" calcext:value-type="float">
            <text:p>9133336.53369014</text:p>
          </table:table-cell>
          <table:table-cell office:value-type="float" office:value="450" calcext:value-type="float">
            <text:p>450</text:p>
          </table:table-cell>
          <table:table-cell table:formula="of:=[.D494]/100" office:value-type="float" office:value="4556.02541897397" calcext:value-type="float">
            <text:p>4556.02541897397</text:p>
          </table:table-cell>
          <table:table-cell table:formula="of:=[.E494]/100" office:value-type="float" office:value="91333.3653369014" calcext:value-type="float">
            <text:p>91333.3653369014</text:p>
          </table:table-cell>
          <table:table-cell table:formula="of:=[.F494]"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Point (424282.70368207932915539 9171461.32879665866494179)</text:p>
          </table:table-cell>
          <table:table-cell office:value-type="float" office:value="628" calcext:value-type="float">
            <text:p>628</text:p>
          </table:table-cell>
          <table:table-cell office:value-type="float" office:value="570" calcext:value-type="float">
            <text:p>570</text:p>
          </table:table-cell>
          <table:table-cell office:value-type="float" office:value="424282.703682079" calcext:value-type="float">
            <text:p>424282.703682079</text:p>
          </table:table-cell>
          <table:table-cell office:value-type="float" office:value="9171461.32879666" calcext:value-type="float">
            <text:p>9171461.32879666</text:p>
          </table:table-cell>
          <table:table-cell office:value-type="float" office:value="570" calcext:value-type="float">
            <text:p>570</text:p>
          </table:table-cell>
          <table:table-cell table:formula="of:=[.D495]/100" office:value-type="float" office:value="4242.82703682079" calcext:value-type="float">
            <text:p>4242.82703682079</text:p>
          </table:table-cell>
          <table:table-cell table:formula="of:=[.E495]/100" office:value-type="float" office:value="91714.6132879666" calcext:value-type="float">
            <text:p>91714.6132879666</text:p>
          </table:table-cell>
          <table:table-cell table:formula="of:=[.F495]" office:value-type="float" office:value="570" calcext:value-type="float">
            <text:p>570</text:p>
          </table:table-cell>
        </table:table-row>
        <table:table-row table:style-name="ro2">
          <table:table-cell office:value-type="string" calcext:value-type="string">
            <text:p>Point (441033.51333888800581917 9135997.2169675063341856)</text:p>
          </table:table-cell>
          <table:table-cell office:value-type="float" office:value="629" calcext:value-type="float">
            <text:p>629</text:p>
          </table:table-cell>
          <table:table-cell office:value-type="float" office:value="436" calcext:value-type="float">
            <text:p>436</text:p>
          </table:table-cell>
          <table:table-cell office:value-type="float" office:value="441033.513338888" calcext:value-type="float">
            <text:p>441033.513338888</text:p>
          </table:table-cell>
          <table:table-cell office:value-type="float" office:value="9135997.21696751" calcext:value-type="float">
            <text:p>9135997.21696751</text:p>
          </table:table-cell>
          <table:table-cell office:value-type="float" office:value="436" calcext:value-type="float">
            <text:p>436</text:p>
          </table:table-cell>
          <table:table-cell table:formula="of:=[.D496]/100" office:value-type="float" office:value="4410.33513338888" calcext:value-type="float">
            <text:p>4410.33513338888</text:p>
          </table:table-cell>
          <table:table-cell table:formula="of:=[.E496]/100" office:value-type="float" office:value="91359.9721696751" calcext:value-type="float">
            <text:p>91359.9721696751</text:p>
          </table:table-cell>
          <table:table-cell table:formula="of:=[.F496]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Point (460303.71918045106576756 9153602.72393757849931717)</text:p>
          </table:table-cell>
          <table:table-cell office:value-type="float" office:value="898" calcext:value-type="float">
            <text:p>898</text:p>
          </table:table-cell>
          <table:table-cell office:value-type="float" office:value="714" calcext:value-type="float">
            <text:p>714</text:p>
          </table:table-cell>
          <table:table-cell office:value-type="float" office:value="460303.719180451" calcext:value-type="float">
            <text:p>460303.719180451</text:p>
          </table:table-cell>
          <table:table-cell office:value-type="float" office:value="9153602.72393758" calcext:value-type="float">
            <text:p>9153602.72393758</text:p>
          </table:table-cell>
          <table:table-cell office:value-type="float" office:value="714" calcext:value-type="float">
            <text:p>714</text:p>
          </table:table-cell>
          <table:table-cell table:formula="of:=[.D497]/100" office:value-type="float" office:value="4603.03719180451" calcext:value-type="float">
            <text:p>4603.03719180451</text:p>
          </table:table-cell>
          <table:table-cell table:formula="of:=[.E497]/100" office:value-type="float" office:value="91536.0272393758" calcext:value-type="float">
            <text:p>91536.0272393758</text:p>
          </table:table-cell>
          <table:table-cell table:formula="of:=[.F497]" office:value-type="float" office:value="714" calcext:value-type="float">
            <text:p>714</text:p>
          </table:table-cell>
        </table:table-row>
        <table:table-row table:style-name="ro2">
          <table:table-cell office:value-type="string" calcext:value-type="string">
            <text:p>Point (469853.70382315723691136 9141470.55199565924704075)</text:p>
          </table:table-cell>
          <table:table-cell office:value-type="float" office:value="899" calcext:value-type="float">
            <text:p>899</text:p>
          </table:table-cell>
          <table:table-cell office:value-type="float" office:value="495" calcext:value-type="float">
            <text:p>495</text:p>
          </table:table-cell>
          <table:table-cell office:value-type="float" office:value="469853.703823157" calcext:value-type="float">
            <text:p>469853.703823157</text:p>
          </table:table-cell>
          <table:table-cell office:value-type="float" office:value="9141470.55199566" calcext:value-type="float">
            <text:p>9141470.55199566</text:p>
          </table:table-cell>
          <table:table-cell office:value-type="float" office:value="495" calcext:value-type="float">
            <text:p>495</text:p>
          </table:table-cell>
          <table:table-cell table:formula="of:=[.D498]/100" office:value-type="float" office:value="4698.53703823157" calcext:value-type="float">
            <text:p>4698.53703823157</text:p>
          </table:table-cell>
          <table:table-cell table:formula="of:=[.E498]/100" office:value-type="float" office:value="91414.7055199566" calcext:value-type="float">
            <text:p>91414.7055199566</text:p>
          </table:table-cell>
          <table:table-cell table:formula="of:=[.F498]" office:value-type="float" office:value="495" calcext:value-type="float">
            <text:p>495</text:p>
          </table:table-cell>
        </table:table-row>
        <table:table-row table:style-name="ro2">
          <table:table-cell office:value-type="string" calcext:value-type="string">
            <text:p>Point (441686.47459821432130411 9180111.07685322314500809)</text:p>
          </table:table-cell>
          <table:table-cell office:value-type="float" office:value="896" calcext:value-type="float">
            <text:p>896</text:p>
          </table:table-cell>
          <table:table-cell office:value-type="float" office:value="892" calcext:value-type="float">
            <text:p>892</text:p>
          </table:table-cell>
          <table:table-cell office:value-type="float" office:value="441686.474598214" calcext:value-type="float">
            <text:p>441686.474598214</text:p>
          </table:table-cell>
          <table:table-cell office:value-type="float" office:value="9180111.07685322" calcext:value-type="float">
            <text:p>9180111.07685322</text:p>
          </table:table-cell>
          <table:table-cell office:value-type="float" office:value="892" calcext:value-type="float">
            <text:p>892</text:p>
          </table:table-cell>
          <table:table-cell table:formula="of:=[.D499]/100" office:value-type="float" office:value="4416.86474598214" calcext:value-type="float">
            <text:p>4416.86474598214</text:p>
          </table:table-cell>
          <table:table-cell table:formula="of:=[.E499]/100" office:value-type="float" office:value="91801.1107685322" calcext:value-type="float">
            <text:p>91801.1107685322</text:p>
          </table:table-cell>
          <table:table-cell table:formula="of:=[.F499]" office:value-type="float" office:value="892" calcext:value-type="float">
            <text:p>892</text:p>
          </table:table-cell>
        </table:table-row>
        <table:table-row table:style-name="ro2">
          <table:table-cell office:value-type="string" calcext:value-type="string">
            <text:p>Point (431950.91605274227913469 9128956.73787098191678524)</text:p>
          </table:table-cell>
          <table:table-cell office:value-type="float" office:value="897" calcext:value-type="float">
            <text:p>897</text:p>
          </table:table-cell>
          <table:table-cell office:value-type="float" office:value="466" calcext:value-type="float">
            <text:p>466</text:p>
          </table:table-cell>
          <table:table-cell office:value-type="float" office:value="431950.916052742" calcext:value-type="float">
            <text:p>431950.916052742</text:p>
          </table:table-cell>
          <table:table-cell office:value-type="float" office:value="9128956.73787098" calcext:value-type="float">
            <text:p>9128956.73787098</text:p>
          </table:table-cell>
          <table:table-cell office:value-type="float" office:value="466" calcext:value-type="float">
            <text:p>466</text:p>
          </table:table-cell>
          <table:table-cell table:formula="of:=[.D500]/100" office:value-type="float" office:value="4319.50916052742" calcext:value-type="float">
            <text:p>4319.50916052742</text:p>
          </table:table-cell>
          <table:table-cell table:formula="of:=[.E500]/100" office:value-type="float" office:value="91289.5673787098" calcext:value-type="float">
            <text:p>91289.5673787098</text:p>
          </table:table-cell>
          <table:table-cell table:formula="of:=[.F500]" office:value-type="float" office:value="466" calcext:value-type="float">
            <text:p>466</text:p>
          </table:table-cell>
        </table:table-row>
        <table:table-row table:style-name="ro2">
          <table:table-cell office:value-type="string" calcext:value-type="string">
            <text:p>Point (431554.44523624423891306 9128882.29648660309612751)</text:p>
          </table:table-cell>
          <table:table-cell office:value-type="float" office:value="900" calcext:value-type="float">
            <text:p>900</text:p>
          </table:table-cell>
          <table:table-cell office:value-type="float" office:value="466" calcext:value-type="float">
            <text:p>466</text:p>
          </table:table-cell>
          <table:table-cell office:value-type="float" office:value="431554.445236244" calcext:value-type="float">
            <text:p>431554.445236244</text:p>
          </table:table-cell>
          <table:table-cell office:value-type="float" office:value="9128882.2964866" calcext:value-type="float">
            <text:p>9128882.2964866</text:p>
          </table:table-cell>
          <table:table-cell office:value-type="float" office:value="466" calcext:value-type="float">
            <text:p>466</text:p>
          </table:table-cell>
          <table:table-cell table:formula="of:=[.D501]/100" office:value-type="float" office:value="4315.54445236244" calcext:value-type="float">
            <text:p>4315.54445236244</text:p>
          </table:table-cell>
          <table:table-cell table:formula="of:=[.E501]/100" office:value-type="float" office:value="91288.822964866" calcext:value-type="float">
            <text:p>91288.822964866</text:p>
          </table:table-cell>
          <table:table-cell table:formula="of:=[.F501]" office:value-type="float" office:value="466" calcext:value-type="float">
            <text:p>466</text:p>
          </table:table-cell>
        </table:table-row>
        <table:table-row table:style-name="ro2">
          <table:table-cell office:value-type="string" calcext:value-type="string">
            <text:p>Point (424256.21728819806594402 9138765.59886283613741398)</text:p>
          </table:table-cell>
          <table:table-cell office:value-type="float" office:value="778" calcext:value-type="float">
            <text:p>778</text:p>
          </table:table-cell>
          <table:table-cell office:value-type="float" office:value="488" calcext:value-type="float">
            <text:p>488</text:p>
          </table:table-cell>
          <table:table-cell office:value-type="float" office:value="424256.217288198" calcext:value-type="float">
            <text:p>424256.217288198</text:p>
          </table:table-cell>
          <table:table-cell office:value-type="float" office:value="9138765.59886284" calcext:value-type="float">
            <text:p>9138765.59886284</text:p>
          </table:table-cell>
          <table:table-cell office:value-type="float" office:value="488" calcext:value-type="float">
            <text:p>488</text:p>
          </table:table-cell>
          <table:table-cell table:formula="of:=[.D502]/100" office:value-type="float" office:value="4242.56217288198" calcext:value-type="float">
            <text:p>4242.56217288198</text:p>
          </table:table-cell>
          <table:table-cell table:formula="of:=[.E502]/100" office:value-type="float" office:value="91387.6559886284" calcext:value-type="float">
            <text:p>91387.6559886284</text:p>
          </table:table-cell>
          <table:table-cell table:formula="of:=[.F502]" office:value-type="float" office:value="488" calcext:value-type="float">
            <text:p>488</text:p>
          </table:table-cell>
        </table:table-row>
        <table:table-row table:style-name="ro2">
          <table:table-cell office:value-type="string" calcext:value-type="string">
            <text:p>Point (440061.29254649922950193 9163231.73325549624860287)</text:p>
          </table:table-cell>
          <table:table-cell office:value-type="float" office:value="779" calcext:value-type="float">
            <text:p>779</text:p>
          </table:table-cell>
          <table:table-cell office:value-type="float" office:value="572" calcext:value-type="float">
            <text:p>572</text:p>
          </table:table-cell>
          <table:table-cell office:value-type="float" office:value="440061.292546499" calcext:value-type="float">
            <text:p>440061.292546499</text:p>
          </table:table-cell>
          <table:table-cell office:value-type="float" office:value="9163231.7332555" calcext:value-type="float">
            <text:p>9163231.7332555</text:p>
          </table:table-cell>
          <table:table-cell office:value-type="float" office:value="572" calcext:value-type="float">
            <text:p>572</text:p>
          </table:table-cell>
          <table:table-cell table:formula="of:=[.D503]/100" office:value-type="float" office:value="4400.61292546499" calcext:value-type="float">
            <text:p>4400.61292546499</text:p>
          </table:table-cell>
          <table:table-cell table:formula="of:=[.E503]/100" office:value-type="float" office:value="91632.317332555" calcext:value-type="float">
            <text:p>91632.317332555</text:p>
          </table:table-cell>
          <table:table-cell table:formula="of:=[.F503]" office:value-type="float" office:value="572" calcext:value-type="float">
            <text:p>572</text:p>
          </table:table-cell>
        </table:table-row>
        <table:table-row table:style-name="ro2">
          <table:table-cell office:value-type="string" calcext:value-type="string">
            <text:p>Point (441150.92263303801883012 9175873.05130277946591377)</text:p>
          </table:table-cell>
          <table:table-cell office:value-type="float" office:value="776" calcext:value-type="float">
            <text:p>776</text:p>
          </table:table-cell>
          <table:table-cell office:value-type="float" office:value="911" calcext:value-type="float">
            <text:p>911</text:p>
          </table:table-cell>
          <table:table-cell office:value-type="float" office:value="441150.922633038" calcext:value-type="float">
            <text:p>441150.922633038</text:p>
          </table:table-cell>
          <table:table-cell office:value-type="float" office:value="9175873.05130278" calcext:value-type="float">
            <text:p>9175873.05130278</text:p>
          </table:table-cell>
          <table:table-cell office:value-type="float" office:value="911" calcext:value-type="float">
            <text:p>911</text:p>
          </table:table-cell>
          <table:table-cell table:formula="of:=[.D504]/100" office:value-type="float" office:value="4411.50922633038" calcext:value-type="float">
            <text:p>4411.50922633038</text:p>
          </table:table-cell>
          <table:table-cell table:formula="of:=[.E504]/100" office:value-type="float" office:value="91758.7305130278" calcext:value-type="float">
            <text:p>91758.7305130278</text:p>
          </table:table-cell>
          <table:table-cell table:formula="of:=[.F504]" office:value-type="float" office:value="911" calcext:value-type="float">
            <text:p>911</text:p>
          </table:table-cell>
        </table:table-row>
        <table:table-row table:style-name="ro2">
          <table:table-cell office:value-type="string" calcext:value-type="string">
            <text:p>Point (431012.07895129267126322 9159948.29765807092189789)</text:p>
          </table:table-cell>
          <table:table-cell office:value-type="float" office:value="777" calcext:value-type="float">
            <text:p>777</text:p>
          </table:table-cell>
          <table:table-cell office:value-type="float" office:value="510" calcext:value-type="float">
            <text:p>510</text:p>
          </table:table-cell>
          <table:table-cell office:value-type="float" office:value="431012.078951293" calcext:value-type="float">
            <text:p>431012.078951293</text:p>
          </table:table-cell>
          <table:table-cell office:value-type="float" office:value="9159948.29765807" calcext:value-type="float">
            <text:p>9159948.29765807</text:p>
          </table:table-cell>
          <table:table-cell office:value-type="float" office:value="510" calcext:value-type="float">
            <text:p>510</text:p>
          </table:table-cell>
          <table:table-cell table:formula="of:=[.D505]/100" office:value-type="float" office:value="4310.12078951293" calcext:value-type="float">
            <text:p>4310.12078951293</text:p>
          </table:table-cell>
          <table:table-cell table:formula="of:=[.E505]/100" office:value-type="float" office:value="91599.4829765807" calcext:value-type="float">
            <text:p>91599.4829765807</text:p>
          </table:table-cell>
          <table:table-cell table:formula="of:=[.F505]" office:value-type="float" office:value="510" calcext:value-type="float">
            <text:p>510</text:p>
          </table:table-cell>
        </table:table-row>
        <table:table-row table:style-name="ro2">
          <table:table-cell office:value-type="string" calcext:value-type="string">
            <text:p>Point (417253.21024426067015156 9157007.09501023963093758)</text:p>
          </table:table-cell>
          <table:table-cell office:value-type="float" office:value="782" calcext:value-type="float">
            <text:p>782</text:p>
          </table:table-cell>
          <table:table-cell office:value-type="float" office:value="493" calcext:value-type="float">
            <text:p>493</text:p>
          </table:table-cell>
          <table:table-cell office:value-type="float" office:value="417253.210244261" calcext:value-type="float">
            <text:p>417253.210244261</text:p>
          </table:table-cell>
          <table:table-cell office:value-type="float" office:value="9157007.09501024" calcext:value-type="float">
            <text:p>9157007.09501024</text:p>
          </table:table-cell>
          <table:table-cell office:value-type="float" office:value="493" calcext:value-type="float">
            <text:p>493</text:p>
          </table:table-cell>
          <table:table-cell table:formula="of:=[.D506]/100" office:value-type="float" office:value="4172.53210244261" calcext:value-type="float">
            <text:p>4172.53210244261</text:p>
          </table:table-cell>
          <table:table-cell table:formula="of:=[.E506]/100" office:value-type="float" office:value="91570.0709501024" calcext:value-type="float">
            <text:p>91570.0709501024</text:p>
          </table:table-cell>
          <table:table-cell table:formula="of:=[.F506]" office:value-type="float" office:value="493" calcext:value-type="float">
            <text:p>493</text:p>
          </table:table-cell>
        </table:table-row>
        <table:table-row table:style-name="ro2">
          <table:table-cell office:value-type="string" calcext:value-type="string">
            <text:p>Point (441550.99673227412858978 9171203.91956594400107861)</text:p>
          </table:table-cell>
          <table:table-cell office:value-type="float" office:value="783" calcext:value-type="float">
            <text:p>783</text:p>
          </table:table-cell>
          <table:table-cell office:value-type="float" office:value="947" calcext:value-type="float">
            <text:p>947</text:p>
          </table:table-cell>
          <table:table-cell office:value-type="float" office:value="441550.996732274" calcext:value-type="float">
            <text:p>441550.996732274</text:p>
          </table:table-cell>
          <table:table-cell office:value-type="float" office:value="9171203.91956594" calcext:value-type="float">
            <text:p>9171203.91956594</text:p>
          </table:table-cell>
          <table:table-cell office:value-type="float" office:value="947" calcext:value-type="float">
            <text:p>947</text:p>
          </table:table-cell>
          <table:table-cell table:formula="of:=[.D507]/100" office:value-type="float" office:value="4415.50996732274" calcext:value-type="float">
            <text:p>4415.50996732274</text:p>
          </table:table-cell>
          <table:table-cell table:formula="of:=[.E507]/100" office:value-type="float" office:value="91712.0391956594" calcext:value-type="float">
            <text:p>91712.0391956594</text:p>
          </table:table-cell>
          <table:table-cell table:formula="of:=[.F507]" office:value-type="float" office:value="947" calcext:value-type="float">
            <text:p>947</text:p>
          </table:table-cell>
        </table:table-row>
        <table:table-row table:style-name="ro2">
          <table:table-cell office:value-type="string" calcext:value-type="string">
            <text:p>Point (459758.14479913923423737 9166681.51779639348387718)</text:p>
          </table:table-cell>
          <table:table-cell office:value-type="float" office:value="780" calcext:value-type="float">
            <text:p>780</text:p>
          </table:table-cell>
          <table:table-cell office:value-type="float" office:value="886" calcext:value-type="float">
            <text:p>886</text:p>
          </table:table-cell>
          <table:table-cell office:value-type="float" office:value="459758.144799139" calcext:value-type="float">
            <text:p>459758.144799139</text:p>
          </table:table-cell>
          <table:table-cell office:value-type="float" office:value="9166681.51779639" calcext:value-type="float">
            <text:p>9166681.51779639</text:p>
          </table:table-cell>
          <table:table-cell office:value-type="float" office:value="886" calcext:value-type="float">
            <text:p>886</text:p>
          </table:table-cell>
          <table:table-cell table:formula="of:=[.D508]/100" office:value-type="float" office:value="4597.58144799139" calcext:value-type="float">
            <text:p>4597.58144799139</text:p>
          </table:table-cell>
          <table:table-cell table:formula="of:=[.E508]/100" office:value-type="float" office:value="91666.8151779639" calcext:value-type="float">
            <text:p>91666.8151779639</text:p>
          </table:table-cell>
          <table:table-cell table:formula="of:=[.F508]" office:value-type="float" office:value="886" calcext:value-type="float">
            <text:p>886</text:p>
          </table:table-cell>
        </table:table-row>
        <table:table-row table:style-name="ro2">
          <table:table-cell office:value-type="string" calcext:value-type="string">
            <text:p>Point (456575.9808357841684483 9128946.09090408869087696)</text:p>
          </table:table-cell>
          <table:table-cell office:value-type="float" office:value="781" calcext:value-type="float">
            <text:p>781</text:p>
          </table:table-cell>
          <table:table-cell office:value-type="float" office:value="479" calcext:value-type="float">
            <text:p>479</text:p>
          </table:table-cell>
          <table:table-cell office:value-type="float" office:value="456575.980835784" calcext:value-type="float">
            <text:p>456575.980835784</text:p>
          </table:table-cell>
          <table:table-cell office:value-type="float" office:value="9128946.09090409" calcext:value-type="float">
            <text:p>9128946.09090409</text:p>
          </table:table-cell>
          <table:table-cell office:value-type="float" office:value="479" calcext:value-type="float">
            <text:p>479</text:p>
          </table:table-cell>
          <table:table-cell table:formula="of:=[.D509]/100" office:value-type="float" office:value="4565.75980835784" calcext:value-type="float">
            <text:p>4565.75980835784</text:p>
          </table:table-cell>
          <table:table-cell table:formula="of:=[.E509]/100" office:value-type="float" office:value="91289.4609090409" calcext:value-type="float">
            <text:p>91289.4609090409</text:p>
          </table:table-cell>
          <table:table-cell table:formula="of:=[.F509]" office:value-type="float" office:value="479" calcext:value-type="float">
            <text:p>479</text:p>
          </table:table-cell>
        </table:table-row>
        <table:table-row table:style-name="ro2">
          <table:table-cell office:value-type="string" calcext:value-type="string">
            <text:p>Point (463767.24492862523766235 9162586.3075838927179575)</text:p>
          </table:table-cell>
          <table:table-cell office:value-type="float" office:value="770" calcext:value-type="float">
            <text:p>770</text:p>
          </table:table-cell>
          <table:table-cell office:value-type="float" office:value="891" calcext:value-type="float">
            <text:p>891</text:p>
          </table:table-cell>
          <table:table-cell office:value-type="float" office:value="463767.244928625" calcext:value-type="float">
            <text:p>463767.244928625</text:p>
          </table:table-cell>
          <table:table-cell office:value-type="float" office:value="9162586.30758389" calcext:value-type="float">
            <text:p>9162586.30758389</text:p>
          </table:table-cell>
          <table:table-cell office:value-type="float" office:value="891" calcext:value-type="float">
            <text:p>891</text:p>
          </table:table-cell>
          <table:table-cell table:formula="of:=[.D510]/100" office:value-type="float" office:value="4637.67244928625" calcext:value-type="float">
            <text:p>4637.67244928625</text:p>
          </table:table-cell>
          <table:table-cell table:formula="of:=[.E510]/100" office:value-type="float" office:value="91625.8630758389" calcext:value-type="float">
            <text:p>91625.8630758389</text:p>
          </table:table-cell>
          <table:table-cell table:formula="of:=[.F510]" office:value-type="float" office:value="891" calcext:value-type="float">
            <text:p>891</text:p>
          </table:table-cell>
        </table:table-row>
        <table:table-row table:style-name="ro2">
          <table:table-cell office:value-type="string" calcext:value-type="string">
            <text:p>Point (452953.18426143110264093 9181884.72470072843134403)</text:p>
          </table:table-cell>
          <table:table-cell office:value-type="float" office:value="771" calcext:value-type="float">
            <text:p>771</text:p>
          </table:table-cell>
          <table:table-cell office:value-type="float" office:value="915" calcext:value-type="float">
            <text:p>915</text:p>
          </table:table-cell>
          <table:table-cell office:value-type="float" office:value="452953.184261431" calcext:value-type="float">
            <text:p>452953.184261431</text:p>
          </table:table-cell>
          <table:table-cell office:value-type="float" office:value="9181884.72470073" calcext:value-type="float">
            <text:p>9181884.72470073</text:p>
          </table:table-cell>
          <table:table-cell office:value-type="float" office:value="915" calcext:value-type="float">
            <text:p>915</text:p>
          </table:table-cell>
          <table:table-cell table:formula="of:=[.D511]/100" office:value-type="float" office:value="4529.53184261431" calcext:value-type="float">
            <text:p>4529.53184261431</text:p>
          </table:table-cell>
          <table:table-cell table:formula="of:=[.E511]/100" office:value-type="float" office:value="91818.8472470073" calcext:value-type="float">
            <text:p>91818.8472470073</text:p>
          </table:table-cell>
          <table:table-cell table:formula="of:=[.F511]" office:value-type="float" office:value="915" calcext:value-type="float">
            <text:p>915</text:p>
          </table:table-cell>
        </table:table-row>
        <table:table-row table:style-name="ro2">
          <table:table-cell office:value-type="string" calcext:value-type="string">
            <text:p>Point (459447.23568098800024018 9132433.46402835287153721)</text:p>
          </table:table-cell>
          <table:table-cell office:value-type="float" office:value="768" calcext:value-type="float">
            <text:p>768</text:p>
          </table:table-cell>
          <table:table-cell office:value-type="float" office:value="513" calcext:value-type="float">
            <text:p>513</text:p>
          </table:table-cell>
          <table:table-cell office:value-type="float" office:value="459447.235680988" calcext:value-type="float">
            <text:p>459447.235680988</text:p>
          </table:table-cell>
          <table:table-cell office:value-type="float" office:value="9132433.46402835" calcext:value-type="float">
            <text:p>9132433.46402835</text:p>
          </table:table-cell>
          <table:table-cell office:value-type="float" office:value="513" calcext:value-type="float">
            <text:p>513</text:p>
          </table:table-cell>
          <table:table-cell table:formula="of:=[.D512]/100" office:value-type="float" office:value="4594.47235680988" calcext:value-type="float">
            <text:p>4594.47235680988</text:p>
          </table:table-cell>
          <table:table-cell table:formula="of:=[.E512]/100" office:value-type="float" office:value="91324.3346402835" calcext:value-type="float">
            <text:p>91324.3346402835</text:p>
          </table:table-cell>
          <table:table-cell table:formula="of:=[.F512]" office:value-type="float" office:value="513" calcext:value-type="float">
            <text:p>513</text:p>
          </table:table-cell>
        </table:table-row>
        <table:table-row table:style-name="ro2">
          <table:table-cell office:value-type="string" calcext:value-type="string">
            <text:p>Point (461273.79037881665863097 9147035.00720062851905823)</text:p>
          </table:table-cell>
          <table:table-cell office:value-type="float" office:value="769" calcext:value-type="float">
            <text:p>769</text:p>
          </table:table-cell>
          <table:table-cell office:value-type="float" office:value="535" calcext:value-type="float">
            <text:p>535</text:p>
          </table:table-cell>
          <table:table-cell office:value-type="float" office:value="461273.790378817" calcext:value-type="float">
            <text:p>461273.790378817</text:p>
          </table:table-cell>
          <table:table-cell office:value-type="float" office:value="9147035.00720063" calcext:value-type="float">
            <text:p>9147035.00720063</text:p>
          </table:table-cell>
          <table:table-cell office:value-type="float" office:value="535" calcext:value-type="float">
            <text:p>535</text:p>
          </table:table-cell>
          <table:table-cell table:formula="of:=[.D513]/100" office:value-type="float" office:value="4612.73790378817" calcext:value-type="float">
            <text:p>4612.73790378817</text:p>
          </table:table-cell>
          <table:table-cell table:formula="of:=[.E513]/100" office:value-type="float" office:value="91470.3500720063" calcext:value-type="float">
            <text:p>91470.3500720063</text:p>
          </table:table-cell>
          <table:table-cell table:formula="of:=[.F513]" office:value-type="float" office:value="535" calcext:value-type="float">
            <text:p>535</text:p>
          </table:table-cell>
        </table:table-row>
        <table:table-row table:style-name="ro2">
          <table:table-cell office:value-type="string" calcext:value-type="string">
            <text:p>Point (416963.83471272414317355 9135771.2155737392604351)</text:p>
          </table:table-cell>
          <table:table-cell office:value-type="float" office:value="774" calcext:value-type="float">
            <text:p>774</text:p>
          </table:table-cell>
          <table:table-cell office:value-type="float" office:value="454" calcext:value-type="float">
            <text:p>454</text:p>
          </table:table-cell>
          <table:table-cell office:value-type="float" office:value="416963.834712724" calcext:value-type="float">
            <text:p>416963.834712724</text:p>
          </table:table-cell>
          <table:table-cell office:value-type="float" office:value="9135771.21557374" calcext:value-type="float">
            <text:p>9135771.21557374</text:p>
          </table:table-cell>
          <table:table-cell office:value-type="float" office:value="454" calcext:value-type="float">
            <text:p>454</text:p>
          </table:table-cell>
          <table:table-cell table:formula="of:=[.D514]/100" office:value-type="float" office:value="4169.63834712724" calcext:value-type="float">
            <text:p>4169.63834712724</text:p>
          </table:table-cell>
          <table:table-cell table:formula="of:=[.E514]/100" office:value-type="float" office:value="91357.7121557374" calcext:value-type="float">
            <text:p>91357.7121557374</text:p>
          </table:table-cell>
          <table:table-cell table:formula="of:=[.F514]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Point (444159.55507252039387822 9128501.67871283367276192)</text:p>
          </table:table-cell>
          <table:table-cell office:value-type="float" office:value="775" calcext:value-type="float">
            <text:p>775</text:p>
          </table:table-cell>
          <table:table-cell office:value-type="float" office:value="440" calcext:value-type="float">
            <text:p>440</text:p>
          </table:table-cell>
          <table:table-cell office:value-type="float" office:value="444159.55507252" calcext:value-type="float">
            <text:p>444159.55507252</text:p>
          </table:table-cell>
          <table:table-cell office:value-type="float" office:value="9128501.67871283" calcext:value-type="float">
            <text:p>9128501.67871283</text:p>
          </table:table-cell>
          <table:table-cell office:value-type="float" office:value="440" calcext:value-type="float">
            <text:p>440</text:p>
          </table:table-cell>
          <table:table-cell table:formula="of:=[.D515]/100" office:value-type="float" office:value="4441.5955507252" calcext:value-type="float">
            <text:p>4441.5955507252</text:p>
          </table:table-cell>
          <table:table-cell table:formula="of:=[.E515]/100" office:value-type="float" office:value="91285.0167871283" calcext:value-type="float">
            <text:p>91285.0167871283</text:p>
          </table:table-cell>
          <table:table-cell table:formula="of:=[.F515]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Point (428856.75739870016695932 9153664.51830429583787918)</text:p>
          </table:table-cell>
          <table:table-cell office:value-type="float" office:value="772" calcext:value-type="float">
            <text:p>772</text:p>
          </table:table-cell>
          <table:table-cell office:value-type="float" office:value="471" calcext:value-type="float">
            <text:p>471</text:p>
          </table:table-cell>
          <table:table-cell office:value-type="float" office:value="428856.7573987" calcext:value-type="float">
            <text:p>428856.7573987</text:p>
          </table:table-cell>
          <table:table-cell office:value-type="float" office:value="9153664.5183043" calcext:value-type="float">
            <text:p>9153664.5183043</text:p>
          </table:table-cell>
          <table:table-cell office:value-type="float" office:value="471" calcext:value-type="float">
            <text:p>471</text:p>
          </table:table-cell>
          <table:table-cell table:formula="of:=[.D516]/100" office:value-type="float" office:value="4288.567573987" calcext:value-type="float">
            <text:p>4288.567573987</text:p>
          </table:table-cell>
          <table:table-cell table:formula="of:=[.E516]/100" office:value-type="float" office:value="91536.645183043" calcext:value-type="float">
            <text:p>91536.645183043</text:p>
          </table:table-cell>
          <table:table-cell table:formula="of:=[.F516]" office:value-type="float" office:value="471" calcext:value-type="float">
            <text:p>471</text:p>
          </table:table-cell>
        </table:table-row>
        <table:table-row table:style-name="ro2">
          <table:table-cell office:value-type="string" calcext:value-type="string">
            <text:p>Point (457868.64900550415040925 9168333.34225291945040226)</text:p>
          </table:table-cell>
          <table:table-cell office:value-type="float" office:value="773" calcext:value-type="float">
            <text:p>773</text:p>
          </table:table-cell>
          <table:table-cell office:value-type="float" office:value="892" calcext:value-type="float">
            <text:p>892</text:p>
          </table:table-cell>
          <table:table-cell office:value-type="float" office:value="457868.649005504" calcext:value-type="float">
            <text:p>457868.649005504</text:p>
          </table:table-cell>
          <table:table-cell office:value-type="float" office:value="9168333.34225292" calcext:value-type="float">
            <text:p>9168333.34225292</text:p>
          </table:table-cell>
          <table:table-cell office:value-type="float" office:value="892" calcext:value-type="float">
            <text:p>892</text:p>
          </table:table-cell>
          <table:table-cell table:formula="of:=[.D517]/100" office:value-type="float" office:value="4578.68649005504" calcext:value-type="float">
            <text:p>4578.68649005504</text:p>
          </table:table-cell>
          <table:table-cell table:formula="of:=[.E517]/100" office:value-type="float" office:value="91683.3334225292" calcext:value-type="float">
            <text:p>91683.3334225292</text:p>
          </table:table-cell>
          <table:table-cell table:formula="of:=[.F517]" office:value-type="float" office:value="892" calcext:value-type="float">
            <text:p>892</text:p>
          </table:table-cell>
        </table:table-row>
        <table:table-row table:style-name="ro2">
          <table:table-cell office:value-type="string" calcext:value-type="string">
            <text:p>Point (417356.6960591881070286 9161261.80928505212068558)</text:p>
          </table:table-cell>
          <table:table-cell office:value-type="float" office:value="794" calcext:value-type="float">
            <text:p>794</text:p>
          </table:table-cell>
          <table:table-cell office:value-type="float" office:value="484" calcext:value-type="float">
            <text:p>484</text:p>
          </table:table-cell>
          <table:table-cell office:value-type="float" office:value="417356.696059188" calcext:value-type="float">
            <text:p>417356.696059188</text:p>
          </table:table-cell>
          <table:table-cell office:value-type="float" office:value="9161261.80928505" calcext:value-type="float">
            <text:p>9161261.80928505</text:p>
          </table:table-cell>
          <table:table-cell office:value-type="float" office:value="484" calcext:value-type="float">
            <text:p>484</text:p>
          </table:table-cell>
          <table:table-cell table:formula="of:=[.D518]/100" office:value-type="float" office:value="4173.56696059188" calcext:value-type="float">
            <text:p>4173.56696059188</text:p>
          </table:table-cell>
          <table:table-cell table:formula="of:=[.E518]/100" office:value-type="float" office:value="91612.6180928505" calcext:value-type="float">
            <text:p>91612.6180928505</text:p>
          </table:table-cell>
          <table:table-cell table:formula="of:=[.F518]" office:value-type="float" office:value="484" calcext:value-type="float">
            <text:p>484</text:p>
          </table:table-cell>
        </table:table-row>
        <table:table-row table:style-name="ro2">
          <table:table-cell office:value-type="string" calcext:value-type="string">
            <text:p>Point (461118.4409855644335039 9159623.69930327124893665)</text:p>
          </table:table-cell>
          <table:table-cell office:value-type="float" office:value="795" calcext:value-type="float">
            <text:p>795</text:p>
          </table:table-cell>
          <table:table-cell office:value-type="float" office:value="931" calcext:value-type="float">
            <text:p>931</text:p>
          </table:table-cell>
          <table:table-cell office:value-type="float" office:value="461118.440985564" calcext:value-type="float">
            <text:p>461118.440985564</text:p>
          </table:table-cell>
          <table:table-cell office:value-type="float" office:value="9159623.69930327" calcext:value-type="float">
            <text:p>9159623.69930327</text:p>
          </table:table-cell>
          <table:table-cell office:value-type="float" office:value="931" calcext:value-type="float">
            <text:p>931</text:p>
          </table:table-cell>
          <table:table-cell table:formula="of:=[.D519]/100" office:value-type="float" office:value="4611.18440985564" calcext:value-type="float">
            <text:p>4611.18440985564</text:p>
          </table:table-cell>
          <table:table-cell table:formula="of:=[.E519]/100" office:value-type="float" office:value="91596.2369930327" calcext:value-type="float">
            <text:p>91596.2369930327</text:p>
          </table:table-cell>
          <table:table-cell table:formula="of:=[.F519]" office:value-type="float" office:value="931" calcext:value-type="float">
            <text:p>931</text:p>
          </table:table-cell>
        </table:table-row>
        <table:table-row table:style-name="ro2">
          <table:table-cell office:value-type="string" calcext:value-type="string">
            <text:p>Point (465445.79409285256406292 9130377.31148120947182178)</text:p>
          </table:table-cell>
          <table:table-cell office:value-type="float" office:value="792" calcext:value-type="float">
            <text:p>792</text:p>
          </table:table-cell>
          <table:table-cell office:value-type="float" office:value="502" calcext:value-type="float">
            <text:p>502</text:p>
          </table:table-cell>
          <table:table-cell office:value-type="float" office:value="465445.794092853" calcext:value-type="float">
            <text:p>465445.794092853</text:p>
          </table:table-cell>
          <table:table-cell office:value-type="float" office:value="9130377.31148121" calcext:value-type="float">
            <text:p>9130377.31148121</text:p>
          </table:table-cell>
          <table:table-cell office:value-type="float" office:value="502" calcext:value-type="float">
            <text:p>502</text:p>
          </table:table-cell>
          <table:table-cell table:formula="of:=[.D520]/100" office:value-type="float" office:value="4654.45794092853" calcext:value-type="float">
            <text:p>4654.45794092853</text:p>
          </table:table-cell>
          <table:table-cell table:formula="of:=[.E520]/100" office:value-type="float" office:value="91303.7731148121" calcext:value-type="float">
            <text:p>91303.7731148121</text:p>
          </table:table-cell>
          <table:table-cell table:formula="of:=[.F520]" office:value-type="float" office:value="502" calcext:value-type="float">
            <text:p>502</text:p>
          </table:table-cell>
        </table:table-row>
        <table:table-row table:style-name="ro2">
          <table:table-cell office:value-type="string" calcext:value-type="string">
            <text:p>Point (417328.33012713654898107 9171878.2458743080496788)</text:p>
          </table:table-cell>
          <table:table-cell office:value-type="float" office:value="793" calcext:value-type="float">
            <text:p>793</text:p>
          </table:table-cell>
          <table:table-cell office:value-type="float" office:value="530" calcext:value-type="float">
            <text:p>530</text:p>
          </table:table-cell>
          <table:table-cell office:value-type="float" office:value="417328.330127137" calcext:value-type="float">
            <text:p>417328.330127137</text:p>
          </table:table-cell>
          <table:table-cell office:value-type="float" office:value="9171878.24587431" calcext:value-type="float">
            <text:p>9171878.24587431</text:p>
          </table:table-cell>
          <table:table-cell office:value-type="float" office:value="530" calcext:value-type="float">
            <text:p>530</text:p>
          </table:table-cell>
          <table:table-cell table:formula="of:=[.D521]/100" office:value-type="float" office:value="4173.28330127137" calcext:value-type="float">
            <text:p>4173.28330127137</text:p>
          </table:table-cell>
          <table:table-cell table:formula="of:=[.E521]/100" office:value-type="float" office:value="91718.7824587431" calcext:value-type="float">
            <text:p>91718.7824587431</text:p>
          </table:table-cell>
          <table:table-cell table:formula="of:=[.F521]" office:value-type="float" office:value="530" calcext:value-type="float">
            <text:p>530</text:p>
          </table:table-cell>
        </table:table-row>
        <table:table-row table:style-name="ro2">
          <table:table-cell office:value-type="string" calcext:value-type="string">
            <text:p>Point (450699.67192163411527872 9152198.53772278875112534)</text:p>
          </table:table-cell>
          <table:table-cell office:value-type="float" office:value="798" calcext:value-type="float">
            <text:p>798</text:p>
          </table:table-cell>
          <table:table-cell office:value-type="float" office:value="603" calcext:value-type="float">
            <text:p>603</text:p>
          </table:table-cell>
          <table:table-cell office:value-type="float" office:value="450699.671921634" calcext:value-type="float">
            <text:p>450699.671921634</text:p>
          </table:table-cell>
          <table:table-cell office:value-type="float" office:value="9152198.53772279" calcext:value-type="float">
            <text:p>9152198.53772279</text:p>
          </table:table-cell>
          <table:table-cell office:value-type="float" office:value="603" calcext:value-type="float">
            <text:p>603</text:p>
          </table:table-cell>
          <table:table-cell table:formula="of:=[.D522]/100" office:value-type="float" office:value="4506.99671921634" calcext:value-type="float">
            <text:p>4506.99671921634</text:p>
          </table:table-cell>
          <table:table-cell table:formula="of:=[.E522]/100" office:value-type="float" office:value="91521.9853772279" calcext:value-type="float">
            <text:p>91521.9853772279</text:p>
          </table:table-cell>
          <table:table-cell table:formula="of:=[.F522]" office:value-type="float" office:value="603" calcext:value-type="float">
            <text:p>603</text:p>
          </table:table-cell>
        </table:table-row>
        <table:table-row table:style-name="ro2">
          <table:table-cell office:value-type="string" calcext:value-type="string">
            <text:p>Point (419322.10101641382789239 9181438.4183882512152195)</text:p>
          </table:table-cell>
          <table:table-cell office:value-type="float" office:value="799" calcext:value-type="float">
            <text:p>799</text:p>
          </table:table-cell>
          <table:table-cell office:value-type="float" office:value="924" calcext:value-type="float">
            <text:p>924</text:p>
          </table:table-cell>
          <table:table-cell office:value-type="float" office:value="419322.101016414" calcext:value-type="float">
            <text:p>419322.101016414</text:p>
          </table:table-cell>
          <table:table-cell office:value-type="float" office:value="9181438.41838825" calcext:value-type="float">
            <text:p>9181438.41838825</text:p>
          </table:table-cell>
          <table:table-cell office:value-type="float" office:value="924" calcext:value-type="float">
            <text:p>924</text:p>
          </table:table-cell>
          <table:table-cell table:formula="of:=[.D523]/100" office:value-type="float" office:value="4193.22101016414" calcext:value-type="float">
            <text:p>4193.22101016414</text:p>
          </table:table-cell>
          <table:table-cell table:formula="of:=[.E523]/100" office:value-type="float" office:value="91814.3841838825" calcext:value-type="float">
            <text:p>91814.3841838825</text:p>
          </table:table-cell>
          <table:table-cell table:formula="of:=[.F523]" office:value-type="float" office:value="924" calcext:value-type="float">
            <text:p>924</text:p>
          </table:table-cell>
        </table:table-row>
        <table:table-row table:style-name="ro2">
          <table:table-cell office:value-type="string" calcext:value-type="string">
            <text:p>Point (455928.39485553913982585 9169457.71930384822189808)</text:p>
          </table:table-cell>
          <table:table-cell office:value-type="float" office:value="796" calcext:value-type="float">
            <text:p>796</text:p>
          </table:table-cell>
          <table:table-cell office:value-type="float" office:value="891" calcext:value-type="float">
            <text:p>891</text:p>
          </table:table-cell>
          <table:table-cell office:value-type="float" office:value="455928.394855539" calcext:value-type="float">
            <text:p>455928.394855539</text:p>
          </table:table-cell>
          <table:table-cell office:value-type="float" office:value="9169457.71930385" calcext:value-type="float">
            <text:p>9169457.71930385</text:p>
          </table:table-cell>
          <table:table-cell office:value-type="float" office:value="891" calcext:value-type="float">
            <text:p>891</text:p>
          </table:table-cell>
          <table:table-cell table:formula="of:=[.D524]/100" office:value-type="float" office:value="4559.28394855539" calcext:value-type="float">
            <text:p>4559.28394855539</text:p>
          </table:table-cell>
          <table:table-cell table:formula="of:=[.E524]/100" office:value-type="float" office:value="91694.5771930385" calcext:value-type="float">
            <text:p>91694.5771930385</text:p>
          </table:table-cell>
          <table:table-cell table:formula="of:=[.F524]" office:value-type="float" office:value="891" calcext:value-type="float">
            <text:p>891</text:p>
          </table:table-cell>
        </table:table-row>
        <table:table-row table:style-name="ro2">
          <table:table-cell office:value-type="string" calcext:value-type="string">
            <text:p>Point (413652.21257863892242312 9176164.9215955026447773)</text:p>
          </table:table-cell>
          <table:table-cell office:value-type="float" office:value="797" calcext:value-type="float">
            <text:p>797</text:p>
          </table:table-cell>
          <table:table-cell office:value-type="float" office:value="644" calcext:value-type="float">
            <text:p>644</text:p>
          </table:table-cell>
          <table:table-cell office:value-type="float" office:value="413652.212578639" calcext:value-type="float">
            <text:p>413652.212578639</text:p>
          </table:table-cell>
          <table:table-cell office:value-type="float" office:value="9176164.9215955" calcext:value-type="float">
            <text:p>9176164.9215955</text:p>
          </table:table-cell>
          <table:table-cell office:value-type="float" office:value="644" calcext:value-type="float">
            <text:p>644</text:p>
          </table:table-cell>
          <table:table-cell table:formula="of:=[.D525]/100" office:value-type="float" office:value="4136.52212578639" calcext:value-type="float">
            <text:p>4136.52212578639</text:p>
          </table:table-cell>
          <table:table-cell table:formula="of:=[.E525]/100" office:value-type="float" office:value="91761.649215955" calcext:value-type="float">
            <text:p>91761.649215955</text:p>
          </table:table-cell>
          <table:table-cell table:formula="of:=[.F525]" office:value-type="float" office:value="644" calcext:value-type="float">
            <text:p>644</text:p>
          </table:table-cell>
        </table:table-row>
        <table:table-row table:style-name="ro2">
          <table:table-cell office:value-type="string" calcext:value-type="string">
            <text:p>Point (436782.46554070722777396 9170784.84171988442540169)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float" office:value="436782.465540707" calcext:value-type="float">
            <text:p>436782.465540707</text:p>
          </table:table-cell>
          <table:table-cell office:value-type="float" office:value="9170784.84171988" calcext:value-type="float">
            <text:p>9170784.84171988</text:p>
          </table:table-cell>
          <table:table-cell office:value-type="float" office:value="766" calcext:value-type="float">
            <text:p>766</text:p>
          </table:table-cell>
          <table:table-cell table:formula="of:=[.D526]/100" office:value-type="float" office:value="4367.82465540707" calcext:value-type="float">
            <text:p>4367.82465540707</text:p>
          </table:table-cell>
          <table:table-cell table:formula="of:=[.E526]/100" office:value-type="float" office:value="91707.8484171988" calcext:value-type="float">
            <text:p>91707.8484171988</text:p>
          </table:table-cell>
          <table:table-cell table:formula="of:=[.F526]" office:value-type="float" office:value="766" calcext:value-type="float">
            <text:p>766</text:p>
          </table:table-cell>
        </table:table-row>
        <table:table-row table:style-name="ro2">
          <table:table-cell office:value-type="string" calcext:value-type="string">
            <text:p>Point (445820.28271194692933932 9164607.35564414784312248)</text:p>
          </table:table-cell>
          <table:table-cell office:value-type="float" office:value="787" calcext:value-type="float">
            <text:p>787</text:p>
          </table:table-cell>
          <table:table-cell office:value-type="float" office:value="727" calcext:value-type="float">
            <text:p>727</text:p>
          </table:table-cell>
          <table:table-cell office:value-type="float" office:value="445820.282711947" calcext:value-type="float">
            <text:p>445820.282711947</text:p>
          </table:table-cell>
          <table:table-cell office:value-type="float" office:value="9164607.35564415" calcext:value-type="float">
            <text:p>9164607.35564415</text:p>
          </table:table-cell>
          <table:table-cell office:value-type="float" office:value="727" calcext:value-type="float">
            <text:p>727</text:p>
          </table:table-cell>
          <table:table-cell table:formula="of:=[.D527]/100" office:value-type="float" office:value="4458.20282711947" calcext:value-type="float">
            <text:p>4458.20282711947</text:p>
          </table:table-cell>
          <table:table-cell table:formula="of:=[.E527]/100" office:value-type="float" office:value="91646.0735564415" calcext:value-type="float">
            <text:p>91646.0735564415</text:p>
          </table:table-cell>
          <table:table-cell table:formula="of:=[.F527]" office:value-type="float" office:value="727" calcext:value-type="float">
            <text:p>727</text:p>
          </table:table-cell>
        </table:table-row>
        <table:table-row table:style-name="ro2">
          <table:table-cell office:value-type="string" calcext:value-type="string">
            <text:p>Point (416012.02507922076620162 9134628.2596866637468338)</text:p>
          </table:table-cell>
          <table:table-cell office:value-type="float" office:value="784" calcext:value-type="float">
            <text:p>784</text:p>
          </table:table-cell>
          <table:table-cell office:value-type="float" office:value="443" calcext:value-type="float">
            <text:p>443</text:p>
          </table:table-cell>
          <table:table-cell office:value-type="float" office:value="416012.025079221" calcext:value-type="float">
            <text:p>416012.025079221</text:p>
          </table:table-cell>
          <table:table-cell office:value-type="float" office:value="9134628.25968666" calcext:value-type="float">
            <text:p>9134628.25968666</text:p>
          </table:table-cell>
          <table:table-cell office:value-type="float" office:value="443" calcext:value-type="float">
            <text:p>443</text:p>
          </table:table-cell>
          <table:table-cell table:formula="of:=[.D528]/100" office:value-type="float" office:value="4160.12025079221" calcext:value-type="float">
            <text:p>4160.12025079221</text:p>
          </table:table-cell>
          <table:table-cell table:formula="of:=[.E528]/100" office:value-type="float" office:value="91346.2825968666" calcext:value-type="float">
            <text:p>91346.2825968666</text:p>
          </table:table-cell>
          <table:table-cell table:formula="of:=[.F528]"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Point (468122.80320449097780511 9159837.5290102157741785)</text:p>
          </table:table-cell>
          <table:table-cell office:value-type="float" office:value="785" calcext:value-type="float">
            <text:p>785</text:p>
          </table:table-cell>
          <table:table-cell office:value-type="float" office:value="868" calcext:value-type="float">
            <text:p>868</text:p>
          </table:table-cell>
          <table:table-cell office:value-type="float" office:value="468122.803204491" calcext:value-type="float">
            <text:p>468122.803204491</text:p>
          </table:table-cell>
          <table:table-cell office:value-type="float" office:value="9159837.52901022" calcext:value-type="float">
            <text:p>9159837.52901022</text:p>
          </table:table-cell>
          <table:table-cell office:value-type="float" office:value="868" calcext:value-type="float">
            <text:p>868</text:p>
          </table:table-cell>
          <table:table-cell table:formula="of:=[.D529]/100" office:value-type="float" office:value="4681.22803204491" calcext:value-type="float">
            <text:p>4681.22803204491</text:p>
          </table:table-cell>
          <table:table-cell table:formula="of:=[.E529]/100" office:value-type="float" office:value="91598.3752901022" calcext:value-type="float">
            <text:p>91598.3752901022</text:p>
          </table:table-cell>
          <table:table-cell table:formula="of:=[.F529]" office:value-type="float" office:value="868" calcext:value-type="float">
            <text:p>868</text:p>
          </table:table-cell>
        </table:table-row>
        <table:table-row table:style-name="ro2">
          <table:table-cell office:value-type="string" calcext:value-type="string">
            <text:p>Point (416147.34731849894160405 9143228.14963367581367493)</text:p>
          </table:table-cell>
          <table:table-cell office:value-type="float" office:value="790" calcext:value-type="float">
            <text:p>790</text:p>
          </table:table-cell>
          <table:table-cell office:value-type="float" office:value="502" calcext:value-type="float">
            <text:p>502</text:p>
          </table:table-cell>
          <table:table-cell office:value-type="float" office:value="416147.347318499" calcext:value-type="float">
            <text:p>416147.347318499</text:p>
          </table:table-cell>
          <table:table-cell office:value-type="float" office:value="9143228.14963368" calcext:value-type="float">
            <text:p>9143228.14963368</text:p>
          </table:table-cell>
          <table:table-cell office:value-type="float" office:value="502" calcext:value-type="float">
            <text:p>502</text:p>
          </table:table-cell>
          <table:table-cell table:formula="of:=[.D530]/100" office:value-type="float" office:value="4161.47347318499" calcext:value-type="float">
            <text:p>4161.47347318499</text:p>
          </table:table-cell>
          <table:table-cell table:formula="of:=[.E530]/100" office:value-type="float" office:value="91432.2814963368" calcext:value-type="float">
            <text:p>91432.2814963368</text:p>
          </table:table-cell>
          <table:table-cell table:formula="of:=[.F530]" office:value-type="float" office:value="502" calcext:value-type="float">
            <text:p>502</text:p>
          </table:table-cell>
        </table:table-row>
        <table:table-row table:style-name="ro2">
          <table:table-cell office:value-type="string" calcext:value-type="string">
            <text:p>Point (460461.06892492686165497 9165630.4690676499158144)</text:p>
          </table:table-cell>
          <table:table-cell office:value-type="float" office:value="791" calcext:value-type="float">
            <text:p>791</text:p>
          </table:table-cell>
          <table:table-cell office:value-type="float" office:value="891" calcext:value-type="float">
            <text:p>891</text:p>
          </table:table-cell>
          <table:table-cell office:value-type="float" office:value="460461.068924927" calcext:value-type="float">
            <text:p>460461.068924927</text:p>
          </table:table-cell>
          <table:table-cell office:value-type="float" office:value="9165630.46906765" calcext:value-type="float">
            <text:p>9165630.46906765</text:p>
          </table:table-cell>
          <table:table-cell office:value-type="float" office:value="891" calcext:value-type="float">
            <text:p>891</text:p>
          </table:table-cell>
          <table:table-cell table:formula="of:=[.D531]/100" office:value-type="float" office:value="4604.61068924927" calcext:value-type="float">
            <text:p>4604.61068924927</text:p>
          </table:table-cell>
          <table:table-cell table:formula="of:=[.E531]/100" office:value-type="float" office:value="91656.3046906765" calcext:value-type="float">
            <text:p>91656.3046906765</text:p>
          </table:table-cell>
          <table:table-cell table:formula="of:=[.F531]" office:value-type="float" office:value="891" calcext:value-type="float">
            <text:p>891</text:p>
          </table:table-cell>
        </table:table-row>
        <table:table-row table:style-name="ro2">
          <table:table-cell office:value-type="string" calcext:value-type="string">
            <text:p>Point (424075.1702705062343739 9149268.33118227124214172)</text:p>
          </table:table-cell>
          <table:table-cell office:value-type="float" office:value="788" calcext:value-type="float">
            <text:p>788</text:p>
          </table:table-cell>
          <table:table-cell office:value-type="float" office:value="456" calcext:value-type="float">
            <text:p>456</text:p>
          </table:table-cell>
          <table:table-cell office:value-type="float" office:value="424075.170270506" calcext:value-type="float">
            <text:p>424075.170270506</text:p>
          </table:table-cell>
          <table:table-cell office:value-type="float" office:value="9149268.33118227" calcext:value-type="float">
            <text:p>9149268.33118227</text:p>
          </table:table-cell>
          <table:table-cell office:value-type="float" office:value="456" calcext:value-type="float">
            <text:p>456</text:p>
          </table:table-cell>
          <table:table-cell table:formula="of:=[.D532]/100" office:value-type="float" office:value="4240.75170270506" calcext:value-type="float">
            <text:p>4240.75170270506</text:p>
          </table:table-cell>
          <table:table-cell table:formula="of:=[.E532]/100" office:value-type="float" office:value="91492.6833118227" calcext:value-type="float">
            <text:p>91492.6833118227</text:p>
          </table:table-cell>
          <table:table-cell table:formula="of:=[.F532]" office:value-type="float" office:value="456" calcext:value-type="float">
            <text:p>456</text:p>
          </table:table-cell>
        </table:table-row>
        <table:table-row table:style-name="ro2">
          <table:table-cell office:value-type="string" calcext:value-type="string">
            <text:p>Point (419878.93759751145262271 9129320.3698041494935751)</text:p>
          </table:table-cell>
          <table:table-cell office:value-type="float" office:value="789" calcext:value-type="float">
            <text:p>789</text:p>
          </table:table-cell>
          <table:table-cell office:value-type="float" office:value="438" calcext:value-type="float">
            <text:p>438</text:p>
          </table:table-cell>
          <table:table-cell office:value-type="float" office:value="419878.937597512" calcext:value-type="float">
            <text:p>419878.937597512</text:p>
          </table:table-cell>
          <table:table-cell office:value-type="float" office:value="9129320.36980415" calcext:value-type="float">
            <text:p>9129320.36980415</text:p>
          </table:table-cell>
          <table:table-cell office:value-type="float" office:value="438" calcext:value-type="float">
            <text:p>438</text:p>
          </table:table-cell>
          <table:table-cell table:formula="of:=[.D533]/100" office:value-type="float" office:value="4198.78937597511" calcext:value-type="float">
            <text:p>4198.78937597511</text:p>
          </table:table-cell>
          <table:table-cell table:formula="of:=[.E533]/100" office:value-type="float" office:value="91293.2036980415" calcext:value-type="float">
            <text:p>91293.2036980415</text:p>
          </table:table-cell>
          <table:table-cell table:formula="of:=[.F533]" office:value-type="float" office:value="438" calcext:value-type="float">
            <text:p>438</text:p>
          </table:table-cell>
        </table:table-row>
        <table:table-row table:style-name="ro2">
          <table:table-cell office:value-type="string" calcext:value-type="string">
            <text:p>Point (440091.87237070838455111 9154344.68372373096644878)</text:p>
          </table:table-cell>
          <table:table-cell office:value-type="float" office:value="810" calcext:value-type="float">
            <text:p>810</text:p>
          </table:table-cell>
          <table:table-cell office:value-type="float" office:value="496" calcext:value-type="float">
            <text:p>496</text:p>
          </table:table-cell>
          <table:table-cell office:value-type="float" office:value="440091.872370708" calcext:value-type="float">
            <text:p>440091.872370708</text:p>
          </table:table-cell>
          <table:table-cell office:value-type="float" office:value="9154344.68372373" calcext:value-type="float">
            <text:p>9154344.68372373</text:p>
          </table:table-cell>
          <table:table-cell office:value-type="float" office:value="496" calcext:value-type="float">
            <text:p>496</text:p>
          </table:table-cell>
          <table:table-cell table:formula="of:=[.D534]/100" office:value-type="float" office:value="4400.91872370708" calcext:value-type="float">
            <text:p>4400.91872370708</text:p>
          </table:table-cell>
          <table:table-cell table:formula="of:=[.E534]/100" office:value-type="float" office:value="91543.4468372373" calcext:value-type="float">
            <text:p>91543.4468372373</text:p>
          </table:table-cell>
          <table:table-cell table:formula="of:=[.F534]" office:value-type="float" office:value="496" calcext:value-type="float">
            <text:p>496</text:p>
          </table:table-cell>
        </table:table-row>
        <table:table-row table:style-name="ro2">
          <table:table-cell office:value-type="string" calcext:value-type="string">
            <text:p>Point (438393.23391950578661636 9153899.47691946849226952)</text:p>
          </table:table-cell>
          <table:table-cell office:value-type="float" office:value="811" calcext:value-type="float">
            <text:p>811</text:p>
          </table:table-cell>
          <table:table-cell office:value-type="float" office:value="471" calcext:value-type="float">
            <text:p>471</text:p>
          </table:table-cell>
          <table:table-cell office:value-type="float" office:value="438393.233919506" calcext:value-type="float">
            <text:p>438393.233919506</text:p>
          </table:table-cell>
          <table:table-cell office:value-type="float" office:value="9153899.47691947" calcext:value-type="float">
            <text:p>9153899.47691947</text:p>
          </table:table-cell>
          <table:table-cell office:value-type="float" office:value="471" calcext:value-type="float">
            <text:p>471</text:p>
          </table:table-cell>
          <table:table-cell table:formula="of:=[.D535]/100" office:value-type="float" office:value="4383.93233919506" calcext:value-type="float">
            <text:p>4383.93233919506</text:p>
          </table:table-cell>
          <table:table-cell table:formula="of:=[.E535]/100" office:value-type="float" office:value="91538.9947691947" calcext:value-type="float">
            <text:p>91538.9947691947</text:p>
          </table:table-cell>
          <table:table-cell table:formula="of:=[.F535]" office:value-type="float" office:value="471" calcext:value-type="float">
            <text:p>471</text:p>
          </table:table-cell>
        </table:table-row>
        <table:table-row table:style-name="ro2">
          <table:table-cell office:value-type="string" calcext:value-type="string">
            <text:p>Point (419205.11391567712416872 9166267.46513395942747593)</text:p>
          </table:table-cell>
          <table:table-cell office:value-type="float" office:value="808" calcext:value-type="float">
            <text:p>808</text:p>
          </table:table-cell>
          <table:table-cell office:value-type="float" office:value="528" calcext:value-type="float">
            <text:p>528</text:p>
          </table:table-cell>
          <table:table-cell office:value-type="float" office:value="419205.113915677" calcext:value-type="float">
            <text:p>419205.113915677</text:p>
          </table:table-cell>
          <table:table-cell office:value-type="float" office:value="9166267.46513396" calcext:value-type="float">
            <text:p>9166267.46513396</text:p>
          </table:table-cell>
          <table:table-cell office:value-type="float" office:value="528" calcext:value-type="float">
            <text:p>528</text:p>
          </table:table-cell>
          <table:table-cell table:formula="of:=[.D536]/100" office:value-type="float" office:value="4192.05113915677" calcext:value-type="float">
            <text:p>4192.05113915677</text:p>
          </table:table-cell>
          <table:table-cell table:formula="of:=[.E536]/100" office:value-type="float" office:value="91662.6746513396" calcext:value-type="float">
            <text:p>91662.6746513396</text:p>
          </table:table-cell>
          <table:table-cell table:formula="of:=[.F536]" office:value-type="float" office:value="528" calcext:value-type="float">
            <text:p>528</text:p>
          </table:table-cell>
        </table:table-row>
        <table:table-row table:style-name="ro2">
          <table:table-cell office:value-type="string" calcext:value-type="string">
            <text:p>Point (440281.7277517537586391 9181697.9725341722369194)</text:p>
          </table:table-cell>
          <table:table-cell office:value-type="float" office:value="809" calcext:value-type="float">
            <text:p>809</text:p>
          </table:table-cell>
          <table:table-cell office:value-type="float" office:value="874" calcext:value-type="float">
            <text:p>874</text:p>
          </table:table-cell>
          <table:table-cell office:value-type="float" office:value="440281.727751754" calcext:value-type="float">
            <text:p>440281.727751754</text:p>
          </table:table-cell>
          <table:table-cell office:value-type="float" office:value="9181697.97253417" calcext:value-type="float">
            <text:p>9181697.97253417</text:p>
          </table:table-cell>
          <table:table-cell office:value-type="float" office:value="874" calcext:value-type="float">
            <text:p>874</text:p>
          </table:table-cell>
          <table:table-cell table:formula="of:=[.D537]/100" office:value-type="float" office:value="4402.81727751754" calcext:value-type="float">
            <text:p>4402.81727751754</text:p>
          </table:table-cell>
          <table:table-cell table:formula="of:=[.E537]/100" office:value-type="float" office:value="91816.9797253417" calcext:value-type="float">
            <text:p>91816.9797253417</text:p>
          </table:table-cell>
          <table:table-cell table:formula="of:=[.F537]" office:value-type="float" office:value="874" calcext:value-type="float">
            <text:p>874</text:p>
          </table:table-cell>
        </table:table-row>
        <table:table-row table:style-name="ro2">
          <table:table-cell office:value-type="string" calcext:value-type="string">
            <text:p>Point (438985.24908827227773145 9145050.55878858640789986)</text:p>
          </table:table-cell>
          <table:table-cell office:value-type="float" office:value="814" calcext:value-type="float">
            <text:p>814</text:p>
          </table:table-cell>
          <table:table-cell office:value-type="float" office:value="476" calcext:value-type="float">
            <text:p>476</text:p>
          </table:table-cell>
          <table:table-cell office:value-type="float" office:value="438985.249088272" calcext:value-type="float">
            <text:p>438985.249088272</text:p>
          </table:table-cell>
          <table:table-cell office:value-type="float" office:value="9145050.55878859" calcext:value-type="float">
            <text:p>9145050.55878859</text:p>
          </table:table-cell>
          <table:table-cell office:value-type="float" office:value="476" calcext:value-type="float">
            <text:p>476</text:p>
          </table:table-cell>
          <table:table-cell table:formula="of:=[.D538]/100" office:value-type="float" office:value="4389.85249088272" calcext:value-type="float">
            <text:p>4389.85249088272</text:p>
          </table:table-cell>
          <table:table-cell table:formula="of:=[.E538]/100" office:value-type="float" office:value="91450.5055878859" calcext:value-type="float">
            <text:p>91450.5055878859</text:p>
          </table:table-cell>
          <table:table-cell table:formula="of:=[.F538]" office:value-type="float" office:value="476" calcext:value-type="float">
            <text:p>476</text:p>
          </table:table-cell>
        </table:table-row>
        <table:table-row table:style-name="ro2">
          <table:table-cell office:value-type="string" calcext:value-type="string">
            <text:p>Point (439235.40721295215189457 9162111.15301144495606422)</text:p>
          </table:table-cell>
          <table:table-cell office:value-type="float" office:value="815" calcext:value-type="float">
            <text:p>815</text:p>
          </table:table-cell>
          <table:table-cell office:value-type="float" office:value="562" calcext:value-type="float">
            <text:p>562</text:p>
          </table:table-cell>
          <table:table-cell office:value-type="float" office:value="439235.407212952" calcext:value-type="float">
            <text:p>439235.407212952</text:p>
          </table:table-cell>
          <table:table-cell office:value-type="float" office:value="9162111.15301145" calcext:value-type="float">
            <text:p>9162111.15301145</text:p>
          </table:table-cell>
          <table:table-cell office:value-type="float" office:value="562" calcext:value-type="float">
            <text:p>562</text:p>
          </table:table-cell>
          <table:table-cell table:formula="of:=[.D539]/100" office:value-type="float" office:value="4392.35407212952" calcext:value-type="float">
            <text:p>4392.35407212952</text:p>
          </table:table-cell>
          <table:table-cell table:formula="of:=[.E539]/100" office:value-type="float" office:value="91621.1115301145" calcext:value-type="float">
            <text:p>91621.1115301145</text:p>
          </table:table-cell>
          <table:table-cell table:formula="of:=[.F539]" office:value-type="float" office:value="562" calcext:value-type="float">
            <text:p>562</text:p>
          </table:table-cell>
        </table:table-row>
        <table:table-row table:style-name="ro2">
          <table:table-cell office:value-type="string" calcext:value-type="string">
            <text:p>Point (466662.34405022492865101 9131726.90157811157405376)</text:p>
          </table:table-cell>
          <table:table-cell office:value-type="float" office:value="812" calcext:value-type="float">
            <text:p>812</text:p>
          </table:table-cell>
          <table:table-cell office:value-type="float" office:value="483" calcext:value-type="float">
            <text:p>483</text:p>
          </table:table-cell>
          <table:table-cell office:value-type="float" office:value="466662.344050225" calcext:value-type="float">
            <text:p>466662.344050225</text:p>
          </table:table-cell>
          <table:table-cell office:value-type="float" office:value="9131726.90157811" calcext:value-type="float">
            <text:p>9131726.90157811</text:p>
          </table:table-cell>
          <table:table-cell office:value-type="float" office:value="483" calcext:value-type="float">
            <text:p>483</text:p>
          </table:table-cell>
          <table:table-cell table:formula="of:=[.D540]/100" office:value-type="float" office:value="4666.62344050225" calcext:value-type="float">
            <text:p>4666.62344050225</text:p>
          </table:table-cell>
          <table:table-cell table:formula="of:=[.E540]/100" office:value-type="float" office:value="91317.2690157811" calcext:value-type="float">
            <text:p>91317.2690157811</text:p>
          </table:table-cell>
          <table:table-cell table:formula="of:=[.F540]" office:value-type="float" office:value="483" calcext:value-type="float">
            <text:p>483</text:p>
          </table:table-cell>
        </table:table-row>
        <table:table-row table:style-name="ro2">
          <table:table-cell office:value-type="string" calcext:value-type="string">
            <text:p>Point (439738.77319803950376809 9160392.69001078605651855)</text:p>
          </table:table-cell>
          <table:table-cell office:value-type="float" office:value="813" calcext:value-type="float">
            <text:p>813</text:p>
          </table:table-cell>
          <table:table-cell office:value-type="float" office:value="545" calcext:value-type="float">
            <text:p>545</text:p>
          </table:table-cell>
          <table:table-cell office:value-type="float" office:value="439738.77319804" calcext:value-type="float">
            <text:p>439738.77319804</text:p>
          </table:table-cell>
          <table:table-cell office:value-type="float" office:value="9160392.69001079" calcext:value-type="float">
            <text:p>9160392.69001079</text:p>
          </table:table-cell>
          <table:table-cell office:value-type="float" office:value="545" calcext:value-type="float">
            <text:p>545</text:p>
          </table:table-cell>
          <table:table-cell table:formula="of:=[.D541]/100" office:value-type="float" office:value="4397.3877319804" calcext:value-type="float">
            <text:p>4397.3877319804</text:p>
          </table:table-cell>
          <table:table-cell table:formula="of:=[.E541]/100" office:value-type="float" office:value="91603.9269001079" calcext:value-type="float">
            <text:p>91603.9269001079</text:p>
          </table:table-cell>
          <table:table-cell table:formula="of:=[.F541]" office:value-type="float" office:value="545" calcext:value-type="float">
            <text:p>545</text:p>
          </table:table-cell>
        </table:table-row>
        <table:table-row table:style-name="ro2">
          <table:table-cell office:value-type="string" calcext:value-type="string">
            <text:p>Point (422842.60689599043689668 9142321.85168292000889778)</text:p>
          </table:table-cell>
          <table:table-cell office:value-type="float" office:value="802" calcext:value-type="float">
            <text:p>802</text:p>
          </table:table-cell>
          <table:table-cell office:value-type="float" office:value="483" calcext:value-type="float">
            <text:p>483</text:p>
          </table:table-cell>
          <table:table-cell office:value-type="float" office:value="422842.60689599" calcext:value-type="float">
            <text:p>422842.60689599</text:p>
          </table:table-cell>
          <table:table-cell office:value-type="float" office:value="9142321.85168292" calcext:value-type="float">
            <text:p>9142321.85168292</text:p>
          </table:table-cell>
          <table:table-cell office:value-type="float" office:value="483" calcext:value-type="float">
            <text:p>483</text:p>
          </table:table-cell>
          <table:table-cell table:formula="of:=[.D542]/100" office:value-type="float" office:value="4228.4260689599" calcext:value-type="float">
            <text:p>4228.4260689599</text:p>
          </table:table-cell>
          <table:table-cell table:formula="of:=[.E542]/100" office:value-type="float" office:value="91423.2185168292" calcext:value-type="float">
            <text:p>91423.2185168292</text:p>
          </table:table-cell>
          <table:table-cell table:formula="of:=[.F542]" office:value-type="float" office:value="483" calcext:value-type="float">
            <text:p>483</text:p>
          </table:table-cell>
        </table:table-row>
        <table:table-row table:style-name="ro2">
          <table:table-cell office:value-type="string" calcext:value-type="string">
            <text:p>Point (450473.63344337872695178 9142110.93574085459113121)</text:p>
          </table:table-cell>
          <table:table-cell office:value-type="float" office:value="803" calcext:value-type="float">
            <text:p>803</text:p>
          </table:table-cell>
          <table:table-cell office:value-type="float" office:value="478" calcext:value-type="float">
            <text:p>478</text:p>
          </table:table-cell>
          <table:table-cell office:value-type="float" office:value="450473.633443379" calcext:value-type="float">
            <text:p>450473.633443379</text:p>
          </table:table-cell>
          <table:table-cell office:value-type="float" office:value="9142110.93574085" calcext:value-type="float">
            <text:p>9142110.93574085</text:p>
          </table:table-cell>
          <table:table-cell office:value-type="float" office:value="478" calcext:value-type="float">
            <text:p>478</text:p>
          </table:table-cell>
          <table:table-cell table:formula="of:=[.D543]/100" office:value-type="float" office:value="4504.73633443379" calcext:value-type="float">
            <text:p>4504.73633443379</text:p>
          </table:table-cell>
          <table:table-cell table:formula="of:=[.E543]/100" office:value-type="float" office:value="91421.1093574085" calcext:value-type="float">
            <text:p>91421.1093574085</text:p>
          </table:table-cell>
          <table:table-cell table:formula="of:=[.F543]" office:value-type="float" office:value="478" calcext:value-type="float">
            <text:p>478</text:p>
          </table:table-cell>
        </table:table-row>
        <table:table-row table:style-name="ro2">
          <table:table-cell office:value-type="string" calcext:value-type="string">
            <text:p>Point (449302.63648063357686624 9146267.15782711282372475)</text:p>
          </table:table-cell>
          <table:table-cell office:value-type="float" office:value="800" calcext:value-type="float">
            <text:p>800</text:p>
          </table:table-cell>
          <table:table-cell office:value-type="float" office:value="517" calcext:value-type="float">
            <text:p>517</text:p>
          </table:table-cell>
          <table:table-cell office:value-type="float" office:value="449302.636480634" calcext:value-type="float">
            <text:p>449302.636480634</text:p>
          </table:table-cell>
          <table:table-cell office:value-type="float" office:value="9146267.15782711" calcext:value-type="float">
            <text:p>9146267.15782711</text:p>
          </table:table-cell>
          <table:table-cell office:value-type="float" office:value="517" calcext:value-type="float">
            <text:p>517</text:p>
          </table:table-cell>
          <table:table-cell table:formula="of:=[.D544]/100" office:value-type="float" office:value="4493.02636480634" calcext:value-type="float">
            <text:p>4493.02636480634</text:p>
          </table:table-cell>
          <table:table-cell table:formula="of:=[.E544]/100" office:value-type="float" office:value="91462.6715782711" calcext:value-type="float">
            <text:p>91462.6715782711</text:p>
          </table:table-cell>
          <table:table-cell table:formula="of:=[.F544]" office:value-type="float" office:value="517" calcext:value-type="float">
            <text:p>517</text:p>
          </table:table-cell>
        </table:table-row>
        <table:table-row table:style-name="ro2">
          <table:table-cell office:value-type="string" calcext:value-type="string">
            <text:p>Point (439119.14029166963882744 9147633.29277855157852173)</text:p>
          </table:table-cell>
          <table:table-cell office:value-type="float" office:value="801" calcext:value-type="float">
            <text:p>801</text:p>
          </table:table-cell>
          <table:table-cell office:value-type="float" office:value="466" calcext:value-type="float">
            <text:p>466</text:p>
          </table:table-cell>
          <table:table-cell office:value-type="float" office:value="439119.14029167" calcext:value-type="float">
            <text:p>439119.14029167</text:p>
          </table:table-cell>
          <table:table-cell office:value-type="float" office:value="9147633.29277855" calcext:value-type="float">
            <text:p>9147633.29277855</text:p>
          </table:table-cell>
          <table:table-cell office:value-type="float" office:value="466" calcext:value-type="float">
            <text:p>466</text:p>
          </table:table-cell>
          <table:table-cell table:formula="of:=[.D545]/100" office:value-type="float" office:value="4391.1914029167" calcext:value-type="float">
            <text:p>4391.1914029167</text:p>
          </table:table-cell>
          <table:table-cell table:formula="of:=[.E545]/100" office:value-type="float" office:value="91476.3329277855" calcext:value-type="float">
            <text:p>91476.3329277855</text:p>
          </table:table-cell>
          <table:table-cell table:formula="of:=[.F545]" office:value-type="float" office:value="466" calcext:value-type="float">
            <text:p>466</text:p>
          </table:table-cell>
        </table:table-row>
        <table:table-row table:style-name="ro2">
          <table:table-cell office:value-type="string" calcext:value-type="string">
            <text:p>Point (414155.61383456038311124 9139849.72401467151939869)</text:p>
          </table:table-cell>
          <table:table-cell office:value-type="float" office:value="806" calcext:value-type="float">
            <text:p>806</text:p>
          </table:table-cell>
          <table:table-cell office:value-type="float" office:value="490" calcext:value-type="float">
            <text:p>490</text:p>
          </table:table-cell>
          <table:table-cell office:value-type="float" office:value="414155.61383456" calcext:value-type="float">
            <text:p>414155.61383456</text:p>
          </table:table-cell>
          <table:table-cell office:value-type="float" office:value="9139849.72401467" calcext:value-type="float">
            <text:p>9139849.72401467</text:p>
          </table:table-cell>
          <table:table-cell office:value-type="float" office:value="490" calcext:value-type="float">
            <text:p>490</text:p>
          </table:table-cell>
          <table:table-cell table:formula="of:=[.D546]/100" office:value-type="float" office:value="4141.5561383456" calcext:value-type="float">
            <text:p>4141.5561383456</text:p>
          </table:table-cell>
          <table:table-cell table:formula="of:=[.E546]/100" office:value-type="float" office:value="91398.4972401467" calcext:value-type="float">
            <text:p>91398.4972401467</text:p>
          </table:table-cell>
          <table:table-cell table:formula="of:=[.F546]" office:value-type="float" office:value="490" calcext:value-type="float">
            <text:p>490</text:p>
          </table:table-cell>
        </table:table-row>
        <table:table-row table:style-name="ro2">
          <table:table-cell office:value-type="string" calcext:value-type="string">
            <text:p>Point (456955.74798968154937029 9183670.94435468129813671)</text:p>
          </table:table-cell>
          <table:table-cell office:value-type="float" office:value="807" calcext:value-type="float">
            <text:p>807</text:p>
          </table:table-cell>
          <table:table-cell office:value-type="float" office:value="948" calcext:value-type="float">
            <text:p>948</text:p>
          </table:table-cell>
          <table:table-cell office:value-type="float" office:value="456955.747989682" calcext:value-type="float">
            <text:p>456955.747989682</text:p>
          </table:table-cell>
          <table:table-cell office:value-type="float" office:value="9183670.94435468" calcext:value-type="float">
            <text:p>9183670.94435468</text:p>
          </table:table-cell>
          <table:table-cell office:value-type="float" office:value="948" calcext:value-type="float">
            <text:p>948</text:p>
          </table:table-cell>
          <table:table-cell table:formula="of:=[.D547]/100" office:value-type="float" office:value="4569.55747989682" calcext:value-type="float">
            <text:p>4569.55747989682</text:p>
          </table:table-cell>
          <table:table-cell table:formula="of:=[.E547]/100" office:value-type="float" office:value="91836.7094435468" calcext:value-type="float">
            <text:p>91836.7094435468</text:p>
          </table:table-cell>
          <table:table-cell table:formula="of:=[.F547]" office:value-type="float" office:value="948" calcext:value-type="float">
            <text:p>948</text:p>
          </table:table-cell>
        </table:table-row>
        <table:table-row table:style-name="ro2">
          <table:table-cell office:value-type="string" calcext:value-type="string">
            <text:p>Point (416824.31475772289559245 9163248.8819068931043148)</text:p>
          </table:table-cell>
          <table:table-cell office:value-type="float" office:value="804" calcext:value-type="float">
            <text:p>804</text:p>
          </table:table-cell>
          <table:table-cell office:value-type="float" office:value="504" calcext:value-type="float">
            <text:p>504</text:p>
          </table:table-cell>
          <table:table-cell office:value-type="float" office:value="416824.314757723" calcext:value-type="float">
            <text:p>416824.314757723</text:p>
          </table:table-cell>
          <table:table-cell office:value-type="float" office:value="9163248.88190689" calcext:value-type="float">
            <text:p>9163248.88190689</text:p>
          </table:table-cell>
          <table:table-cell office:value-type="float" office:value="504" calcext:value-type="float">
            <text:p>504</text:p>
          </table:table-cell>
          <table:table-cell table:formula="of:=[.D548]/100" office:value-type="float" office:value="4168.24314757723" calcext:value-type="float">
            <text:p>4168.24314757723</text:p>
          </table:table-cell>
          <table:table-cell table:formula="of:=[.E548]/100" office:value-type="float" office:value="91632.4888190689" calcext:value-type="float">
            <text:p>91632.4888190689</text:p>
          </table:table-cell>
          <table:table-cell table:formula="of:=[.F548]" office:value-type="float" office:value="504" calcext:value-type="float">
            <text:p>504</text:p>
          </table:table-cell>
        </table:table-row>
        <table:table-row table:style-name="ro2">
          <table:table-cell office:value-type="string" calcext:value-type="string">
            <text:p>Point (453410.29562905145576224 9161170.34615207836031914)</text:p>
          </table:table-cell>
          <table:table-cell office:value-type="float" office:value="805" calcext:value-type="float">
            <text:p>805</text:p>
          </table:table-cell>
          <table:table-cell office:value-type="float" office:value="944" calcext:value-type="float">
            <text:p>944</text:p>
          </table:table-cell>
          <table:table-cell office:value-type="float" office:value="453410.295629051" calcext:value-type="float">
            <text:p>453410.295629051</text:p>
          </table:table-cell>
          <table:table-cell office:value-type="float" office:value="9161170.34615208" calcext:value-type="float">
            <text:p>9161170.34615208</text:p>
          </table:table-cell>
          <table:table-cell office:value-type="float" office:value="944" calcext:value-type="float">
            <text:p>944</text:p>
          </table:table-cell>
          <table:table-cell table:formula="of:=[.D549]/100" office:value-type="float" office:value="4534.10295629051" calcext:value-type="float">
            <text:p>4534.10295629051</text:p>
          </table:table-cell>
          <table:table-cell table:formula="of:=[.E549]/100" office:value-type="float" office:value="91611.7034615208" calcext:value-type="float">
            <text:p>91611.7034615208</text:p>
          </table:table-cell>
          <table:table-cell table:formula="of:=[.F549]" office:value-type="float" office:value="944" calcext:value-type="float">
            <text:p>944</text:p>
          </table:table-cell>
        </table:table-row>
        <table:table-row table:style-name="ro2">
          <table:table-cell office:value-type="string" calcext:value-type="string">
            <text:p>Point (419831.97130560531513765 9168001.883869718760252)</text:p>
          </table:table-cell>
          <table:table-cell office:value-type="float" office:value="826" calcext:value-type="float">
            <text:p>826</text:p>
          </table:table-cell>
          <table:table-cell office:value-type="float" office:value="531" calcext:value-type="float">
            <text:p>531</text:p>
          </table:table-cell>
          <table:table-cell office:value-type="float" office:value="419831.971305605" calcext:value-type="float">
            <text:p>419831.971305605</text:p>
          </table:table-cell>
          <table:table-cell office:value-type="float" office:value="9168001.88386972" calcext:value-type="float">
            <text:p>9168001.88386972</text:p>
          </table:table-cell>
          <table:table-cell office:value-type="float" office:value="531" calcext:value-type="float">
            <text:p>531</text:p>
          </table:table-cell>
          <table:table-cell table:formula="of:=[.D550]/100" office:value-type="float" office:value="4198.31971305605" calcext:value-type="float">
            <text:p>4198.31971305605</text:p>
          </table:table-cell>
          <table:table-cell table:formula="of:=[.E550]/100" office:value-type="float" office:value="91680.0188386972" calcext:value-type="float">
            <text:p>91680.0188386972</text:p>
          </table:table-cell>
          <table:table-cell table:formula="of:=[.F550]" office:value-type="float" office:value="531" calcext:value-type="float">
            <text:p>531</text:p>
          </table:table-cell>
        </table:table-row>
        <table:table-row table:style-name="ro2">
          <table:table-cell office:value-type="string" calcext:value-type="string">
            <text:p>Point (416185.05549738783156499 9174001.91140636801719666)</text:p>
          </table:table-cell>
          <table:table-cell office:value-type="float" office:value="827" calcext:value-type="float">
            <text:p>827</text:p>
          </table:table-cell>
          <table:table-cell office:value-type="float" office:value="559" calcext:value-type="float">
            <text:p>559</text:p>
          </table:table-cell>
          <table:table-cell office:value-type="float" office:value="416185.055497388" calcext:value-type="float">
            <text:p>416185.055497388</text:p>
          </table:table-cell>
          <table:table-cell office:value-type="float" office:value="9174001.91140637" calcext:value-type="float">
            <text:p>9174001.91140637</text:p>
          </table:table-cell>
          <table:table-cell office:value-type="float" office:value="559" calcext:value-type="float">
            <text:p>559</text:p>
          </table:table-cell>
          <table:table-cell table:formula="of:=[.D551]/100" office:value-type="float" office:value="4161.85055497388" calcext:value-type="float">
            <text:p>4161.85055497388</text:p>
          </table:table-cell>
          <table:table-cell table:formula="of:=[.E551]/100" office:value-type="float" office:value="91740.0191140637" calcext:value-type="float">
            <text:p>91740.0191140637</text:p>
          </table:table-cell>
          <table:table-cell table:formula="of:=[.F551]" office:value-type="float" office:value="559" calcext:value-type="float">
            <text:p>559</text:p>
          </table:table-cell>
        </table:table-row>
        <table:table-row table:style-name="ro2">
          <table:table-cell office:value-type="string" calcext:value-type="string">
            <text:p>Point (448307.14149135135812685 9174280.13607118092477322)</text:p>
          </table:table-cell>
          <table:table-cell office:value-type="float" office:value="824" calcext:value-type="float">
            <text:p>824</text:p>
          </table:table-cell>
          <table:table-cell office:value-type="float" office:value="898" calcext:value-type="float">
            <text:p>898</text:p>
          </table:table-cell>
          <table:table-cell office:value-type="float" office:value="448307.141491351" calcext:value-type="float">
            <text:p>448307.141491351</text:p>
          </table:table-cell>
          <table:table-cell office:value-type="float" office:value="9174280.13607118" calcext:value-type="float">
            <text:p>9174280.13607118</text:p>
          </table:table-cell>
          <table:table-cell office:value-type="float" office:value="898" calcext:value-type="float">
            <text:p>898</text:p>
          </table:table-cell>
          <table:table-cell table:formula="of:=[.D552]/100" office:value-type="float" office:value="4483.07141491351" calcext:value-type="float">
            <text:p>4483.07141491351</text:p>
          </table:table-cell>
          <table:table-cell table:formula="of:=[.E552]/100" office:value-type="float" office:value="91742.8013607118" calcext:value-type="float">
            <text:p>91742.8013607118</text:p>
          </table:table-cell>
          <table:table-cell table:formula="of:=[.F552]" office:value-type="float" office:value="898" calcext:value-type="float">
            <text:p>898</text:p>
          </table:table-cell>
        </table:table-row>
        <table:table-row table:style-name="ro2">
          <table:table-cell office:value-type="string" calcext:value-type="string">
            <text:p>Point (429421.1329870312474668 9134029.86907610855996609)</text:p>
          </table:table-cell>
          <table:table-cell office:value-type="float" office:value="825" calcext:value-type="float">
            <text:p>825</text:p>
          </table:table-cell>
          <table:table-cell office:value-type="float" office:value="471" calcext:value-type="float">
            <text:p>471</text:p>
          </table:table-cell>
          <table:table-cell office:value-type="float" office:value="429421.132987031" calcext:value-type="float">
            <text:p>429421.132987031</text:p>
          </table:table-cell>
          <table:table-cell office:value-type="float" office:value="9134029.86907611" calcext:value-type="float">
            <text:p>9134029.86907611</text:p>
          </table:table-cell>
          <table:table-cell office:value-type="float" office:value="471" calcext:value-type="float">
            <text:p>471</text:p>
          </table:table-cell>
          <table:table-cell table:formula="of:=[.D553]/100" office:value-type="float" office:value="4294.21132987031" calcext:value-type="float">
            <text:p>4294.21132987031</text:p>
          </table:table-cell>
          <table:table-cell table:formula="of:=[.E553]/100" office:value-type="float" office:value="91340.2986907611" calcext:value-type="float">
            <text:p>91340.2986907611</text:p>
          </table:table-cell>
          <table:table-cell table:formula="of:=[.F553]" office:value-type="float" office:value="471" calcext:value-type="float">
            <text:p>471</text:p>
          </table:table-cell>
        </table:table-row>
        <table:table-row table:style-name="ro2">
          <table:table-cell office:value-type="string" calcext:value-type="string">
            <text:p>Point (469543.28842398640699685 9173866.60663608834147453)</text:p>
          </table:table-cell>
          <table:table-cell office:value-type="float" office:value="830" calcext:value-type="float">
            <text:p>830</text:p>
          </table:table-cell>
          <table:table-cell office:value-type="float" office:value="951" calcext:value-type="float">
            <text:p>951</text:p>
          </table:table-cell>
          <table:table-cell office:value-type="float" office:value="469543.288423986" calcext:value-type="float">
            <text:p>469543.288423986</text:p>
          </table:table-cell>
          <table:table-cell office:value-type="float" office:value="9173866.60663609" calcext:value-type="float">
            <text:p>9173866.60663609</text:p>
          </table:table-cell>
          <table:table-cell office:value-type="float" office:value="951" calcext:value-type="float">
            <text:p>951</text:p>
          </table:table-cell>
          <table:table-cell table:formula="of:=[.D554]/100" office:value-type="float" office:value="4695.43288423987" calcext:value-type="float">
            <text:p>4695.43288423987</text:p>
          </table:table-cell>
          <table:table-cell table:formula="of:=[.E554]/100" office:value-type="float" office:value="91738.6660663609" calcext:value-type="float">
            <text:p>91738.6660663609</text:p>
          </table:table-cell>
          <table:table-cell table:formula="of:=[.F554]" office:value-type="float" office:value="951" calcext:value-type="float">
            <text:p>951</text:p>
          </table:table-cell>
        </table:table-row>
        <table:table-row table:style-name="ro2">
          <table:table-cell office:value-type="string" calcext:value-type="string">
            <text:p>Point (416077.56478600268019363 9137450.70101426355540752)</text:p>
          </table:table-cell>
          <table:table-cell office:value-type="float" office:value="831" calcext:value-type="float">
            <text:p>831</text:p>
          </table:table-cell>
          <table:table-cell office:value-type="float" office:value="467" calcext:value-type="float">
            <text:p>467</text:p>
          </table:table-cell>
          <table:table-cell office:value-type="float" office:value="416077.564786003" calcext:value-type="float">
            <text:p>416077.564786003</text:p>
          </table:table-cell>
          <table:table-cell office:value-type="float" office:value="9137450.70101426" calcext:value-type="float">
            <text:p>9137450.70101426</text:p>
          </table:table-cell>
          <table:table-cell office:value-type="float" office:value="467" calcext:value-type="float">
            <text:p>467</text:p>
          </table:table-cell>
          <table:table-cell table:formula="of:=[.D555]/100" office:value-type="float" office:value="4160.77564786003" calcext:value-type="float">
            <text:p>4160.77564786003</text:p>
          </table:table-cell>
          <table:table-cell table:formula="of:=[.E555]/100" office:value-type="float" office:value="91374.5070101427" calcext:value-type="float">
            <text:p>91374.5070101427</text:p>
          </table:table-cell>
          <table:table-cell table:formula="of:=[.F555]" office:value-type="float" office:value="467" calcext:value-type="float">
            <text:p>467</text:p>
          </table:table-cell>
        </table:table-row>
        <table:table-row table:style-name="ro2">
          <table:table-cell office:value-type="string" calcext:value-type="string">
            <text:p>Point (442489.03300888015655801 9157681.74043206498026848)</text:p>
          </table:table-cell>
          <table:table-cell office:value-type="float" office:value="828" calcext:value-type="float">
            <text:p>828</text:p>
          </table:table-cell>
          <table:table-cell office:value-type="float" office:value="524" calcext:value-type="float">
            <text:p>524</text:p>
          </table:table-cell>
          <table:table-cell office:value-type="float" office:value="442489.03300888" calcext:value-type="float">
            <text:p>442489.03300888</text:p>
          </table:table-cell>
          <table:table-cell office:value-type="float" office:value="9157681.74043206" calcext:value-type="float">
            <text:p>9157681.74043206</text:p>
          </table:table-cell>
          <table:table-cell office:value-type="float" office:value="524" calcext:value-type="float">
            <text:p>524</text:p>
          </table:table-cell>
          <table:table-cell table:formula="of:=[.D556]/100" office:value-type="float" office:value="4424.8903300888" calcext:value-type="float">
            <text:p>4424.8903300888</text:p>
          </table:table-cell>
          <table:table-cell table:formula="of:=[.E556]/100" office:value-type="float" office:value="91576.8174043207" calcext:value-type="float">
            <text:p>91576.8174043207</text:p>
          </table:table-cell>
          <table:table-cell table:formula="of:=[.F556]" office:value-type="float" office:value="524" calcext:value-type="float">
            <text:p>524</text:p>
          </table:table-cell>
        </table:table-row>
        <table:table-row table:style-name="ro2">
          <table:table-cell office:value-type="string" calcext:value-type="string">
            <text:p>Point (442596.79536561015993357 9151448.27095389552414417)</text:p>
          </table:table-cell>
          <table:table-cell office:value-type="float" office:value="829" calcext:value-type="float">
            <text:p>829</text:p>
          </table:table-cell>
          <table:table-cell office:value-type="float" office:value="506" calcext:value-type="float">
            <text:p>506</text:p>
          </table:table-cell>
          <table:table-cell office:value-type="float" office:value="442596.79536561" calcext:value-type="float">
            <text:p>442596.79536561</text:p>
          </table:table-cell>
          <table:table-cell office:value-type="float" office:value="9151448.2709539" calcext:value-type="float">
            <text:p>9151448.2709539</text:p>
          </table:table-cell>
          <table:table-cell office:value-type="float" office:value="506" calcext:value-type="float">
            <text:p>506</text:p>
          </table:table-cell>
          <table:table-cell table:formula="of:=[.D557]/100" office:value-type="float" office:value="4425.9679536561" calcext:value-type="float">
            <text:p>4425.9679536561</text:p>
          </table:table-cell>
          <table:table-cell table:formula="of:=[.E557]/100" office:value-type="float" office:value="91514.4827095389" calcext:value-type="float">
            <text:p>91514.4827095389</text:p>
          </table:table-cell>
          <table:table-cell table:formula="of:=[.F557]" office:value-type="float" office:value="506" calcext:value-type="float">
            <text:p>506</text:p>
          </table:table-cell>
        </table:table-row>
        <table:table-row table:style-name="ro2">
          <table:table-cell office:value-type="string" calcext:value-type="string">
            <text:p>Point (437550.80862191278720275 9163235.98988489620387554)</text:p>
          </table:table-cell>
          <table:table-cell office:value-type="float" office:value="818" calcext:value-type="float">
            <text:p>818</text:p>
          </table:table-cell>
          <table:table-cell office:value-type="float" office:value="541" calcext:value-type="float">
            <text:p>541</text:p>
          </table:table-cell>
          <table:table-cell office:value-type="float" office:value="437550.808621913" calcext:value-type="float">
            <text:p>437550.808621913</text:p>
          </table:table-cell>
          <table:table-cell office:value-type="float" office:value="9163235.9898849" calcext:value-type="float">
            <text:p>9163235.9898849</text:p>
          </table:table-cell>
          <table:table-cell office:value-type="float" office:value="541" calcext:value-type="float">
            <text:p>541</text:p>
          </table:table-cell>
          <table:table-cell table:formula="of:=[.D558]/100" office:value-type="float" office:value="4375.50808621913" calcext:value-type="float">
            <text:p>4375.50808621913</text:p>
          </table:table-cell>
          <table:table-cell table:formula="of:=[.E558]/100" office:value-type="float" office:value="91632.359898849" calcext:value-type="float">
            <text:p>91632.359898849</text:p>
          </table:table-cell>
          <table:table-cell table:formula="of:=[.F558]" office:value-type="float" office:value="541" calcext:value-type="float">
            <text:p>541</text:p>
          </table:table-cell>
        </table:table-row>
        <table:table-row table:style-name="ro2">
          <table:table-cell office:value-type="string" calcext:value-type="string">
            <text:p>Point (418396.04293080535717309 9153392.05740070901811123)</text:p>
          </table:table-cell>
          <table:table-cell office:value-type="float" office:value="819" calcext:value-type="float">
            <text:p>819</text:p>
          </table:table-cell>
          <table:table-cell office:value-type="float" office:value="481" calcext:value-type="float">
            <text:p>481</text:p>
          </table:table-cell>
          <table:table-cell office:value-type="float" office:value="418396.042930805" calcext:value-type="float">
            <text:p>418396.042930805</text:p>
          </table:table-cell>
          <table:table-cell office:value-type="float" office:value="9153392.05740071" calcext:value-type="float">
            <text:p>9153392.05740071</text:p>
          </table:table-cell>
          <table:table-cell office:value-type="float" office:value="481" calcext:value-type="float">
            <text:p>481</text:p>
          </table:table-cell>
          <table:table-cell table:formula="of:=[.D559]/100" office:value-type="float" office:value="4183.96042930805" calcext:value-type="float">
            <text:p>4183.96042930805</text:p>
          </table:table-cell>
          <table:table-cell table:formula="of:=[.E559]/100" office:value-type="float" office:value="91533.9205740071" calcext:value-type="float">
            <text:p>91533.9205740071</text:p>
          </table:table-cell>
          <table:table-cell table:formula="of:=[.F559]" office:value-type="float" office:value="481" calcext:value-type="float">
            <text:p>481</text:p>
          </table:table-cell>
        </table:table-row>
        <table:table-row table:style-name="ro2">
          <table:table-cell office:value-type="string" calcext:value-type="string">
            <text:p>Point (429127.1214747674530372 9183383.70301134511828423)</text:p>
          </table:table-cell>
          <table:table-cell office:value-type="float" office:value="816" calcext:value-type="float">
            <text:p>816</text:p>
          </table:table-cell>
          <table:table-cell office:value-type="float" office:value="926" calcext:value-type="float">
            <text:p>926</text:p>
          </table:table-cell>
          <table:table-cell office:value-type="float" office:value="429127.121474768" calcext:value-type="float">
            <text:p>429127.121474768</text:p>
          </table:table-cell>
          <table:table-cell office:value-type="float" office:value="9183383.70301134" calcext:value-type="float">
            <text:p>9183383.70301134</text:p>
          </table:table-cell>
          <table:table-cell office:value-type="float" office:value="926" calcext:value-type="float">
            <text:p>926</text:p>
          </table:table-cell>
          <table:table-cell table:formula="of:=[.D560]/100" office:value-type="float" office:value="4291.27121474767" calcext:value-type="float">
            <text:p>4291.27121474767</text:p>
          </table:table-cell>
          <table:table-cell table:formula="of:=[.E560]/100" office:value-type="float" office:value="91833.8370301135" calcext:value-type="float">
            <text:p>91833.8370301135</text:p>
          </table:table-cell>
          <table:table-cell table:formula="of:=[.F560]" office:value-type="float" office:value="926" calcext:value-type="float">
            <text:p>926</text:p>
          </table:table-cell>
        </table:table-row>
        <table:table-row table:style-name="ro2">
          <table:table-cell office:value-type="string" calcext:value-type="string">
            <text:p>Point (444132.4623939041630365 9177683.47833960317075253)</text:p>
          </table:table-cell>
          <table:table-cell office:value-type="float" office:value="817" calcext:value-type="float">
            <text:p>817</text:p>
          </table:table-cell>
          <table:table-cell office:value-type="float" office:value="896" calcext:value-type="float">
            <text:p>896</text:p>
          </table:table-cell>
          <table:table-cell office:value-type="float" office:value="444132.462393904" calcext:value-type="float">
            <text:p>444132.462393904</text:p>
          </table:table-cell>
          <table:table-cell office:value-type="float" office:value="9177683.4783396" calcext:value-type="float">
            <text:p>9177683.4783396</text:p>
          </table:table-cell>
          <table:table-cell office:value-type="float" office:value="896" calcext:value-type="float">
            <text:p>896</text:p>
          </table:table-cell>
          <table:table-cell table:formula="of:=[.D561]/100" office:value-type="float" office:value="4441.32462393904" calcext:value-type="float">
            <text:p>4441.32462393904</text:p>
          </table:table-cell>
          <table:table-cell table:formula="of:=[.E561]/100" office:value-type="float" office:value="91776.834783396" calcext:value-type="float">
            <text:p>91776.834783396</text:p>
          </table:table-cell>
          <table:table-cell table:formula="of:=[.F561]" office:value-type="float" office:value="896" calcext:value-type="float">
            <text:p>896</text:p>
          </table:table-cell>
        </table:table-row>
        <table:table-row table:style-name="ro2">
          <table:table-cell office:value-type="string" calcext:value-type="string">
            <text:p>Point (468507.45816649310290813 9159445.35767299309372902)</text:p>
          </table:table-cell>
          <table:table-cell office:value-type="float" office:value="822" calcext:value-type="float">
            <text:p>822</text:p>
          </table:table-cell>
          <table:table-cell office:value-type="float" office:value="872" calcext:value-type="float">
            <text:p>872</text:p>
          </table:table-cell>
          <table:table-cell office:value-type="float" office:value="468507.458166493" calcext:value-type="float">
            <text:p>468507.458166493</text:p>
          </table:table-cell>
          <table:table-cell office:value-type="float" office:value="9159445.35767299" calcext:value-type="float">
            <text:p>9159445.35767299</text:p>
          </table:table-cell>
          <table:table-cell office:value-type="float" office:value="872" calcext:value-type="float">
            <text:p>872</text:p>
          </table:table-cell>
          <table:table-cell table:formula="of:=[.D562]/100" office:value-type="float" office:value="4685.07458166493" calcext:value-type="float">
            <text:p>4685.07458166493</text:p>
          </table:table-cell>
          <table:table-cell table:formula="of:=[.E562]/100" office:value-type="float" office:value="91594.4535767299" calcext:value-type="float">
            <text:p>91594.4535767299</text:p>
          </table:table-cell>
          <table:table-cell table:formula="of:=[.F562]" office:value-type="float" office:value="872" calcext:value-type="float">
            <text:p>872</text:p>
          </table:table-cell>
        </table:table-row>
        <table:table-row table:style-name="ro2">
          <table:table-cell office:value-type="string" calcext:value-type="string">
            <text:p>Point (462696.87595953157870099 9167357.9856269359588623)</text:p>
          </table:table-cell>
          <table:table-cell office:value-type="float" office:value="823" calcext:value-type="float">
            <text:p>823</text:p>
          </table:table-cell>
          <table:table-cell office:value-type="float" office:value="870" calcext:value-type="float">
            <text:p>870</text:p>
          </table:table-cell>
          <table:table-cell office:value-type="float" office:value="462696.875959532" calcext:value-type="float">
            <text:p>462696.875959532</text:p>
          </table:table-cell>
          <table:table-cell office:value-type="float" office:value="9167357.98562694" calcext:value-type="float">
            <text:p>9167357.98562694</text:p>
          </table:table-cell>
          <table:table-cell office:value-type="float" office:value="870" calcext:value-type="float">
            <text:p>870</text:p>
          </table:table-cell>
          <table:table-cell table:formula="of:=[.D563]/100" office:value-type="float" office:value="4626.96875959532" calcext:value-type="float">
            <text:p>4626.96875959532</text:p>
          </table:table-cell>
          <table:table-cell table:formula="of:=[.E563]/100" office:value-type="float" office:value="91673.5798562694" calcext:value-type="float">
            <text:p>91673.5798562694</text:p>
          </table:table-cell>
          <table:table-cell table:formula="of:=[.F563]" office:value-type="float" office:value="870" calcext:value-type="float">
            <text:p>870</text:p>
          </table:table-cell>
        </table:table-row>
        <table:table-row table:style-name="ro2">
          <table:table-cell office:value-type="string" calcext:value-type="string">
            <text:p>Point (469820.53707491792738438 9171786.6716243140399456)</text:p>
          </table:table-cell>
          <table:table-cell office:value-type="float" office:value="820" calcext:value-type="float">
            <text:p>820</text:p>
          </table:table-cell>
          <table:table-cell office:value-type="float" office:value="926" calcext:value-type="float">
            <text:p>926</text:p>
          </table:table-cell>
          <table:table-cell office:value-type="float" office:value="469820.537074918" calcext:value-type="float">
            <text:p>469820.537074918</text:p>
          </table:table-cell>
          <table:table-cell office:value-type="float" office:value="9171786.67162431" calcext:value-type="float">
            <text:p>9171786.67162431</text:p>
          </table:table-cell>
          <table:table-cell office:value-type="float" office:value="926" calcext:value-type="float">
            <text:p>926</text:p>
          </table:table-cell>
          <table:table-cell table:formula="of:=[.D564]/100" office:value-type="float" office:value="4698.20537074918" calcext:value-type="float">
            <text:p>4698.20537074918</text:p>
          </table:table-cell>
          <table:table-cell table:formula="of:=[.E564]/100" office:value-type="float" office:value="91717.8667162431" calcext:value-type="float">
            <text:p>91717.8667162431</text:p>
          </table:table-cell>
          <table:table-cell table:formula="of:=[.F564]" office:value-type="float" office:value="926" calcext:value-type="float">
            <text:p>926</text:p>
          </table:table-cell>
        </table:table-row>
        <table:table-row table:style-name="ro2">
          <table:table-cell office:value-type="string" calcext:value-type="string">
            <text:p>Point (449234.83843593928031623 9134463.38069834001362324)</text:p>
          </table:table-cell>
          <table:table-cell office:value-type="float" office:value="821" calcext:value-type="float">
            <text:p>821</text:p>
          </table:table-cell>
          <table:table-cell office:value-type="float" office:value="487" calcext:value-type="float">
            <text:p>487</text:p>
          </table:table-cell>
          <table:table-cell office:value-type="float" office:value="449234.838435939" calcext:value-type="float">
            <text:p>449234.838435939</text:p>
          </table:table-cell>
          <table:table-cell office:value-type="float" office:value="9134463.38069834" calcext:value-type="float">
            <text:p>9134463.38069834</text:p>
          </table:table-cell>
          <table:table-cell office:value-type="float" office:value="487" calcext:value-type="float">
            <text:p>487</text:p>
          </table:table-cell>
          <table:table-cell table:formula="of:=[.D565]/100" office:value-type="float" office:value="4492.34838435939" calcext:value-type="float">
            <text:p>4492.34838435939</text:p>
          </table:table-cell>
          <table:table-cell table:formula="of:=[.E565]/100" office:value-type="float" office:value="91344.6338069834" calcext:value-type="float">
            <text:p>91344.6338069834</text:p>
          </table:table-cell>
          <table:table-cell table:formula="of:=[.F565]" office:value-type="float" office:value="487" calcext:value-type="float">
            <text:p>487</text:p>
          </table:table-cell>
        </table:table-row>
        <table:table-row table:style-name="ro2">
          <table:table-cell office:value-type="string" calcext:value-type="string">
            <text:p>Point (465729.76798658887855709 9138138.42326219379901886)</text:p>
          </table:table-cell>
          <table:table-cell office:value-type="float" office:value="842" calcext:value-type="float">
            <text:p>842</text:p>
          </table:table-cell>
          <table:table-cell office:value-type="float" office:value="531" calcext:value-type="float">
            <text:p>531</text:p>
          </table:table-cell>
          <table:table-cell office:value-type="float" office:value="465729.767986589" calcext:value-type="float">
            <text:p>465729.767986589</text:p>
          </table:table-cell>
          <table:table-cell office:value-type="float" office:value="9138138.42326219" calcext:value-type="float">
            <text:p>9138138.42326219</text:p>
          </table:table-cell>
          <table:table-cell office:value-type="float" office:value="531" calcext:value-type="float">
            <text:p>531</text:p>
          </table:table-cell>
          <table:table-cell table:formula="of:=[.D566]/100" office:value-type="float" office:value="4657.29767986589" calcext:value-type="float">
            <text:p>4657.29767986589</text:p>
          </table:table-cell>
          <table:table-cell table:formula="of:=[.E566]/100" office:value-type="float" office:value="91381.3842326219" calcext:value-type="float">
            <text:p>91381.3842326219</text:p>
          </table:table-cell>
          <table:table-cell table:formula="of:=[.F566]" office:value-type="float" office:value="531" calcext:value-type="float">
            <text:p>531</text:p>
          </table:table-cell>
        </table:table-row>
        <table:table-row table:style-name="ro2">
          <table:table-cell office:value-type="string" calcext:value-type="string">
            <text:p>Point (418935.99840081704314798 9137704.34244332835078239)</text:p>
          </table:table-cell>
          <table:table-cell office:value-type="float" office:value="843" calcext:value-type="float">
            <text:p>843</text:p>
          </table:table-cell>
          <table:table-cell office:value-type="float" office:value="457" calcext:value-type="float">
            <text:p>457</text:p>
          </table:table-cell>
          <table:table-cell office:value-type="float" office:value="418935.998400817" calcext:value-type="float">
            <text:p>418935.998400817</text:p>
          </table:table-cell>
          <table:table-cell office:value-type="float" office:value="9137704.34244333" calcext:value-type="float">
            <text:p>9137704.34244333</text:p>
          </table:table-cell>
          <table:table-cell office:value-type="float" office:value="457" calcext:value-type="float">
            <text:p>457</text:p>
          </table:table-cell>
          <table:table-cell table:formula="of:=[.D567]/100" office:value-type="float" office:value="4189.35998400817" calcext:value-type="float">
            <text:p>4189.35998400817</text:p>
          </table:table-cell>
          <table:table-cell table:formula="of:=[.E567]/100" office:value-type="float" office:value="91377.0434244333" calcext:value-type="float">
            <text:p>91377.0434244333</text:p>
          </table:table-cell>
          <table:table-cell table:formula="of:=[.F567]" office:value-type="float" office:value="457" calcext:value-type="float">
            <text:p>457</text:p>
          </table:table-cell>
        </table:table-row>
        <table:table-row table:style-name="ro2">
          <table:table-cell office:value-type="string" calcext:value-type="string">
            <text:p>Point (434393.35749497293727472 9170165.17462441883981228)</text:p>
          </table:table-cell>
          <table:table-cell office:value-type="float" office:value="840" calcext:value-type="float">
            <text:p>840</text:p>
          </table:table-cell>
          <table:table-cell office:value-type="float" office:value="647" calcext:value-type="float">
            <text:p>647</text:p>
          </table:table-cell>
          <table:table-cell office:value-type="float" office:value="434393.357494973" calcext:value-type="float">
            <text:p>434393.357494973</text:p>
          </table:table-cell>
          <table:table-cell office:value-type="float" office:value="9170165.17462442" calcext:value-type="float">
            <text:p>9170165.17462442</text:p>
          </table:table-cell>
          <table:table-cell office:value-type="float" office:value="647" calcext:value-type="float">
            <text:p>647</text:p>
          </table:table-cell>
          <table:table-cell table:formula="of:=[.D568]/100" office:value-type="float" office:value="4343.93357494973" calcext:value-type="float">
            <text:p>4343.93357494973</text:p>
          </table:table-cell>
          <table:table-cell table:formula="of:=[.E568]/100" office:value-type="float" office:value="91701.6517462442" calcext:value-type="float">
            <text:p>91701.6517462442</text:p>
          </table:table-cell>
          <table:table-cell table:formula="of:=[.F568]" office:value-type="float" office:value="647" calcext:value-type="float">
            <text:p>647</text:p>
          </table:table-cell>
        </table:table-row>
        <table:table-row table:style-name="ro2">
          <table:table-cell office:value-type="string" calcext:value-type="string">
            <text:p>Point (461150.72114967048401013 9165290.78066244907677174)</text:p>
          </table:table-cell>
          <table:table-cell office:value-type="float" office:value="841" calcext:value-type="float">
            <text:p>841</text:p>
          </table:table-cell>
          <table:table-cell office:value-type="float" office:value="877" calcext:value-type="float">
            <text:p>877</text:p>
          </table:table-cell>
          <table:table-cell office:value-type="float" office:value="461150.721149671" calcext:value-type="float">
            <text:p>461150.721149671</text:p>
          </table:table-cell>
          <table:table-cell office:value-type="float" office:value="9165290.78066245" calcext:value-type="float">
            <text:p>9165290.78066245</text:p>
          </table:table-cell>
          <table:table-cell office:value-type="float" office:value="877" calcext:value-type="float">
            <text:p>877</text:p>
          </table:table-cell>
          <table:table-cell table:formula="of:=[.D569]/100" office:value-type="float" office:value="4611.50721149671" calcext:value-type="float">
            <text:p>4611.50721149671</text:p>
          </table:table-cell>
          <table:table-cell table:formula="of:=[.E569]/100" office:value-type="float" office:value="91652.9078066245" calcext:value-type="float">
            <text:p>91652.9078066245</text:p>
          </table:table-cell>
          <table:table-cell table:formula="of:=[.F569]" office:value-type="float" office:value="877" calcext:value-type="float">
            <text:p>877</text:p>
          </table:table-cell>
        </table:table-row>
        <table:table-row table:style-name="ro2">
          <table:table-cell office:value-type="string" calcext:value-type="string">
            <text:p>Point (419444.36840460577514023 9128654.4103541225194931)</text:p>
          </table:table-cell>
          <table:table-cell office:value-type="float" office:value="846" calcext:value-type="float">
            <text:p>846</text:p>
          </table:table-cell>
          <table:table-cell office:value-type="float" office:value="440" calcext:value-type="float">
            <text:p>440</text:p>
          </table:table-cell>
          <table:table-cell office:value-type="float" office:value="419444.368404606" calcext:value-type="float">
            <text:p>419444.368404606</text:p>
          </table:table-cell>
          <table:table-cell office:value-type="float" office:value="9128654.41035412" calcext:value-type="float">
            <text:p>9128654.41035412</text:p>
          </table:table-cell>
          <table:table-cell office:value-type="float" office:value="440" calcext:value-type="float">
            <text:p>440</text:p>
          </table:table-cell>
          <table:table-cell table:formula="of:=[.D570]/100" office:value-type="float" office:value="4194.44368404606" calcext:value-type="float">
            <text:p>4194.44368404606</text:p>
          </table:table-cell>
          <table:table-cell table:formula="of:=[.E570]/100" office:value-type="float" office:value="91286.5441035412" calcext:value-type="float">
            <text:p>91286.5441035412</text:p>
          </table:table-cell>
          <table:table-cell table:formula="of:=[.F570]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Point (423426.03535955835832283 9180753.28944452665746212)</text:p>
          </table:table-cell>
          <table:table-cell office:value-type="float" office:value="847" calcext:value-type="float">
            <text:p>847</text:p>
          </table:table-cell>
          <table:table-cell office:value-type="float" office:value="939" calcext:value-type="float">
            <text:p>939</text:p>
          </table:table-cell>
          <table:table-cell office:value-type="float" office:value="423426.035359558" calcext:value-type="float">
            <text:p>423426.035359558</text:p>
          </table:table-cell>
          <table:table-cell office:value-type="float" office:value="9180753.28944453" calcext:value-type="float">
            <text:p>9180753.28944453</text:p>
          </table:table-cell>
          <table:table-cell office:value-type="float" office:value="939" calcext:value-type="float">
            <text:p>939</text:p>
          </table:table-cell>
          <table:table-cell table:formula="of:=[.D571]/100" office:value-type="float" office:value="4234.26035359558" calcext:value-type="float">
            <text:p>4234.26035359558</text:p>
          </table:table-cell>
          <table:table-cell table:formula="of:=[.E571]/100" office:value-type="float" office:value="91807.5328944453" calcext:value-type="float">
            <text:p>91807.5328944453</text:p>
          </table:table-cell>
          <table:table-cell table:formula="of:=[.F571]" office:value-type="float" office:value="939" calcext:value-type="float">
            <text:p>939</text:p>
          </table:table-cell>
        </table:table-row>
        <table:table-row table:style-name="ro2">
          <table:table-cell office:value-type="string" calcext:value-type="string">
            <text:p>Point (433593.16012101311935112 9166308.20000458508729935)</text:p>
          </table:table-cell>
          <table:table-cell office:value-type="float" office:value="844" calcext:value-type="float">
            <text:p>844</text:p>
          </table:table-cell>
          <table:table-cell office:value-type="float" office:value="624" calcext:value-type="float">
            <text:p>624</text:p>
          </table:table-cell>
          <table:table-cell office:value-type="float" office:value="433593.160121013" calcext:value-type="float">
            <text:p>433593.160121013</text:p>
          </table:table-cell>
          <table:table-cell office:value-type="float" office:value="9166308.20000458" calcext:value-type="float">
            <text:p>9166308.20000458</text:p>
          </table:table-cell>
          <table:table-cell office:value-type="float" office:value="624" calcext:value-type="float">
            <text:p>624</text:p>
          </table:table-cell>
          <table:table-cell table:formula="of:=[.D572]/100" office:value-type="float" office:value="4335.93160121013" calcext:value-type="float">
            <text:p>4335.93160121013</text:p>
          </table:table-cell>
          <table:table-cell table:formula="of:=[.E572]/100" office:value-type="float" office:value="91663.0820000458" calcext:value-type="float">
            <text:p>91663.0820000458</text:p>
          </table:table-cell>
          <table:table-cell table:formula="of:=[.F572]" office:value-type="float" office:value="624" calcext:value-type="float">
            <text:p>624</text:p>
          </table:table-cell>
        </table:table-row>
        <table:table-row table:style-name="ro2">
          <table:table-cell office:value-type="string" calcext:value-type="string">
            <text:p>Point (428742.4625672313850373 9169690.98159957118332386)</text:p>
          </table:table-cell>
          <table:table-cell office:value-type="float" office:value="845" calcext:value-type="float">
            <text:p>845</text:p>
          </table:table-cell>
          <table:table-cell office:value-type="float" office:value="613" calcext:value-type="float">
            <text:p>613</text:p>
          </table:table-cell>
          <table:table-cell office:value-type="float" office:value="428742.462567231" calcext:value-type="float">
            <text:p>428742.462567231</text:p>
          </table:table-cell>
          <table:table-cell office:value-type="float" office:value="9169690.98159957" calcext:value-type="float">
            <text:p>9169690.98159957</text:p>
          </table:table-cell>
          <table:table-cell office:value-type="float" office:value="613" calcext:value-type="float">
            <text:p>613</text:p>
          </table:table-cell>
          <table:table-cell table:formula="of:=[.D573]/100" office:value-type="float" office:value="4287.42462567231" calcext:value-type="float">
            <text:p>4287.42462567231</text:p>
          </table:table-cell>
          <table:table-cell table:formula="of:=[.E573]/100" office:value-type="float" office:value="91696.9098159957" calcext:value-type="float">
            <text:p>91696.9098159957</text:p>
          </table:table-cell>
          <table:table-cell table:formula="of:=[.F573]" office:value-type="float" office:value="613" calcext:value-type="float">
            <text:p>613</text:p>
          </table:table-cell>
        </table:table-row>
        <table:table-row table:style-name="ro2">
          <table:table-cell office:value-type="string" calcext:value-type="string">
            <text:p>Point (431695.20505577808944508 9163248.33088741078972816)</text:p>
          </table:table-cell>
          <table:table-cell office:value-type="float" office:value="834" calcext:value-type="float">
            <text:p>834</text:p>
          </table:table-cell>
          <table:table-cell office:value-type="float" office:value="526" calcext:value-type="float">
            <text:p>526</text:p>
          </table:table-cell>
          <table:table-cell office:value-type="float" office:value="431695.205055778" calcext:value-type="float">
            <text:p>431695.205055778</text:p>
          </table:table-cell>
          <table:table-cell office:value-type="float" office:value="9163248.33088741" calcext:value-type="float">
            <text:p>9163248.33088741</text:p>
          </table:table-cell>
          <table:table-cell office:value-type="float" office:value="526" calcext:value-type="float">
            <text:p>526</text:p>
          </table:table-cell>
          <table:table-cell table:formula="of:=[.D574]/100" office:value-type="float" office:value="4316.95205055778" calcext:value-type="float">
            <text:p>4316.95205055778</text:p>
          </table:table-cell>
          <table:table-cell table:formula="of:=[.E574]/100" office:value-type="float" office:value="91632.4833088741" calcext:value-type="float">
            <text:p>91632.4833088741</text:p>
          </table:table-cell>
          <table:table-cell table:formula="of:=[.F574]" office:value-type="float" office:value="526" calcext:value-type="float">
            <text:p>526</text:p>
          </table:table-cell>
        </table:table-row>
        <table:table-row table:style-name="ro2">
          <table:table-cell office:value-type="string" calcext:value-type="string">
            <text:p>Point (461035.52493216737639159 9165104.26878400333225727)</text:p>
          </table:table-cell>
          <table:table-cell office:value-type="float" office:value="835" calcext:value-type="float">
            <text:p>835</text:p>
          </table:table-cell>
          <table:table-cell office:value-type="float" office:value="876" calcext:value-type="float">
            <text:p>876</text:p>
          </table:table-cell>
          <table:table-cell office:value-type="float" office:value="461035.524932167" calcext:value-type="float">
            <text:p>461035.524932167</text:p>
          </table:table-cell>
          <table:table-cell office:value-type="float" office:value="9165104.268784" calcext:value-type="float">
            <text:p>9165104.268784</text:p>
          </table:table-cell>
          <table:table-cell office:value-type="float" office:value="876" calcext:value-type="float">
            <text:p>876</text:p>
          </table:table-cell>
          <table:table-cell table:formula="of:=[.D575]/100" office:value-type="float" office:value="4610.35524932167" calcext:value-type="float">
            <text:p>4610.35524932167</text:p>
          </table:table-cell>
          <table:table-cell table:formula="of:=[.E575]/100" office:value-type="float" office:value="91651.04268784" calcext:value-type="float">
            <text:p>91651.04268784</text:p>
          </table:table-cell>
          <table:table-cell table:formula="of:=[.F575]" office:value-type="float" office:value="876" calcext:value-type="float">
            <text:p>876</text:p>
          </table:table-cell>
        </table:table-row>
        <table:table-row table:style-name="ro2">
          <table:table-cell office:value-type="string" calcext:value-type="string">
            <text:p>Point (426521.51910531637258828 9143572.8141608964651823)</text:p>
          </table:table-cell>
          <table:table-cell office:value-type="float" office:value="832" calcext:value-type="float">
            <text:p>832</text:p>
          </table:table-cell>
          <table:table-cell office:value-type="float" office:value="459" calcext:value-type="float">
            <text:p>459</text:p>
          </table:table-cell>
          <table:table-cell office:value-type="float" office:value="426521.519105316" calcext:value-type="float">
            <text:p>426521.519105316</text:p>
          </table:table-cell>
          <table:table-cell office:value-type="float" office:value="9143572.8141609" calcext:value-type="float">
            <text:p>9143572.8141609</text:p>
          </table:table-cell>
          <table:table-cell office:value-type="float" office:value="459" calcext:value-type="float">
            <text:p>459</text:p>
          </table:table-cell>
          <table:table-cell table:formula="of:=[.D576]/100" office:value-type="float" office:value="4265.21519105316" calcext:value-type="float">
            <text:p>4265.21519105316</text:p>
          </table:table-cell>
          <table:table-cell table:formula="of:=[.E576]/100" office:value-type="float" office:value="91435.728141609" calcext:value-type="float">
            <text:p>91435.728141609</text:p>
          </table:table-cell>
          <table:table-cell table:formula="of:=[.F576]" office:value-type="float" office:value="459" calcext:value-type="float">
            <text:p>459</text:p>
          </table:table-cell>
        </table:table-row>
        <table:table-row table:style-name="ro2">
          <table:table-cell office:value-type="string" calcext:value-type="string">
            <text:p>Point (438596.58926838007755578 9142182.85238886624574661)</text:p>
          </table:table-cell>
          <table:table-cell office:value-type="float" office:value="833" calcext:value-type="float">
            <text:p>833</text:p>
          </table:table-cell>
          <table:table-cell office:value-type="float" office:value="467" calcext:value-type="float">
            <text:p>467</text:p>
          </table:table-cell>
          <table:table-cell office:value-type="float" office:value="438596.58926838" calcext:value-type="float">
            <text:p>438596.58926838</text:p>
          </table:table-cell>
          <table:table-cell office:value-type="float" office:value="9142182.85238887" calcext:value-type="float">
            <text:p>9142182.85238887</text:p>
          </table:table-cell>
          <table:table-cell office:value-type="float" office:value="467" calcext:value-type="float">
            <text:p>467</text:p>
          </table:table-cell>
          <table:table-cell table:formula="of:=[.D577]/100" office:value-type="float" office:value="4385.9658926838" calcext:value-type="float">
            <text:p>4385.9658926838</text:p>
          </table:table-cell>
          <table:table-cell table:formula="of:=[.E577]/100" office:value-type="float" office:value="91421.8285238887" calcext:value-type="float">
            <text:p>91421.8285238887</text:p>
          </table:table-cell>
          <table:table-cell table:formula="of:=[.F577]" office:value-type="float" office:value="467" calcext:value-type="float">
            <text:p>467</text:p>
          </table:table-cell>
        </table:table-row>
        <table:table-row table:style-name="ro2">
          <table:table-cell office:value-type="string" calcext:value-type="string">
            <text:p>Point (435241.11603519000345841 9158159.6682694498449564)</text:p>
          </table:table-cell>
          <table:table-cell office:value-type="float" office:value="838" calcext:value-type="float">
            <text:p>838</text:p>
          </table:table-cell>
          <table:table-cell office:value-type="float" office:value="500" calcext:value-type="float">
            <text:p>500</text:p>
          </table:table-cell>
          <table:table-cell office:value-type="float" office:value="435241.11603519" calcext:value-type="float">
            <text:p>435241.11603519</text:p>
          </table:table-cell>
          <table:table-cell office:value-type="float" office:value="9158159.66826945" calcext:value-type="float">
            <text:p>9158159.66826945</text:p>
          </table:table-cell>
          <table:table-cell office:value-type="float" office:value="500" calcext:value-type="float">
            <text:p>500</text:p>
          </table:table-cell>
          <table:table-cell table:formula="of:=[.D578]/100" office:value-type="float" office:value="4352.4111603519" calcext:value-type="float">
            <text:p>4352.4111603519</text:p>
          </table:table-cell>
          <table:table-cell table:formula="of:=[.E578]/100" office:value-type="float" office:value="91581.5966826945" calcext:value-type="float">
            <text:p>91581.5966826945</text:p>
          </table:table-cell>
          <table:table-cell table:formula="of:=[.F578]"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Point (441703.25144072825787589 9151490.68777523748576641)</text:p>
          </table:table-cell>
          <table:table-cell office:value-type="float" office:value="839" calcext:value-type="float">
            <text:p>839</text:p>
          </table:table-cell>
          <table:table-cell office:value-type="float" office:value="496" calcext:value-type="float">
            <text:p>496</text:p>
          </table:table-cell>
          <table:table-cell office:value-type="float" office:value="441703.251440728" calcext:value-type="float">
            <text:p>441703.251440728</text:p>
          </table:table-cell>
          <table:table-cell office:value-type="float" office:value="9151490.68777524" calcext:value-type="float">
            <text:p>9151490.68777524</text:p>
          </table:table-cell>
          <table:table-cell office:value-type="float" office:value="496" calcext:value-type="float">
            <text:p>496</text:p>
          </table:table-cell>
          <table:table-cell table:formula="of:=[.D579]/100" office:value-type="float" office:value="4417.03251440728" calcext:value-type="float">
            <text:p>4417.03251440728</text:p>
          </table:table-cell>
          <table:table-cell table:formula="of:=[.E579]/100" office:value-type="float" office:value="91514.9068777524" calcext:value-type="float">
            <text:p>91514.9068777524</text:p>
          </table:table-cell>
          <table:table-cell table:formula="of:=[.F579]" office:value-type="float" office:value="496" calcext:value-type="float">
            <text:p>496</text:p>
          </table:table-cell>
        </table:table-row>
        <table:table-row table:style-name="ro2">
          <table:table-cell office:value-type="string" calcext:value-type="string">
            <text:p>Point (434898.7596250424394384 9172496.32744726724922657)</text:p>
          </table:table-cell>
          <table:table-cell office:value-type="float" office:value="836" calcext:value-type="float">
            <text:p>836</text:p>
          </table:table-cell>
          <table:table-cell office:value-type="float" office:value="848" calcext:value-type="float">
            <text:p>848</text:p>
          </table:table-cell>
          <table:table-cell office:value-type="float" office:value="434898.759625042" calcext:value-type="float">
            <text:p>434898.759625042</text:p>
          </table:table-cell>
          <table:table-cell office:value-type="float" office:value="9172496.32744727" calcext:value-type="float">
            <text:p>9172496.32744727</text:p>
          </table:table-cell>
          <table:table-cell office:value-type="float" office:value="848" calcext:value-type="float">
            <text:p>848</text:p>
          </table:table-cell>
          <table:table-cell table:formula="of:=[.D580]/100" office:value-type="float" office:value="4348.98759625043" calcext:value-type="float">
            <text:p>4348.98759625043</text:p>
          </table:table-cell>
          <table:table-cell table:formula="of:=[.E580]/100" office:value-type="float" office:value="91724.9632744727" calcext:value-type="float">
            <text:p>91724.9632744727</text:p>
          </table:table-cell>
          <table:table-cell table:formula="of:=[.F580]" office:value-type="float" office:value="848" calcext:value-type="float">
            <text:p>848</text:p>
          </table:table-cell>
        </table:table-row>
        <table:table-row table:style-name="ro2">
          <table:table-cell office:value-type="string" calcext:value-type="string">
            <text:p>Point (421180.73937358515104279 9181196.01858104765415192)</text:p>
          </table:table-cell>
          <table:table-cell office:value-type="float" office:value="837" calcext:value-type="float">
            <text:p>837</text:p>
          </table:table-cell>
          <table:table-cell office:value-type="float" office:value="932" calcext:value-type="float">
            <text:p>932</text:p>
          </table:table-cell>
          <table:table-cell office:value-type="float" office:value="421180.739373585" calcext:value-type="float">
            <text:p>421180.739373585</text:p>
          </table:table-cell>
          <table:table-cell office:value-type="float" office:value="9181196.01858105" calcext:value-type="float">
            <text:p>9181196.01858105</text:p>
          </table:table-cell>
          <table:table-cell office:value-type="float" office:value="932" calcext:value-type="float">
            <text:p>932</text:p>
          </table:table-cell>
          <table:table-cell table:formula="of:=[.D581]/100" office:value-type="float" office:value="4211.80739373585" calcext:value-type="float">
            <text:p>4211.80739373585</text:p>
          </table:table-cell>
          <table:table-cell table:formula="of:=[.E581]/100" office:value-type="float" office:value="91811.9601858105" calcext:value-type="float">
            <text:p>91811.9601858105</text:p>
          </table:table-cell>
          <table:table-cell table:formula="of:=[.F581]" office:value-type="float" office:value="932" calcext:value-type="float">
            <text:p>932</text:p>
          </table:table-cell>
        </table:table-row>
        <table:table-row table:style-name="ro2">
          <table:table-cell office:value-type="string" calcext:value-type="string">
            <text:p>Point (422288.43821209640009329 9165485.3899750467389822)</text:p>
          </table:table-cell>
          <table:table-cell office:value-type="float" office:value="858" calcext:value-type="float">
            <text:p>858</text:p>
          </table:table-cell>
          <table:table-cell office:value-type="float" office:value="460" calcext:value-type="float">
            <text:p>460</text:p>
          </table:table-cell>
          <table:table-cell office:value-type="float" office:value="422288.438212096" calcext:value-type="float">
            <text:p>422288.438212096</text:p>
          </table:table-cell>
          <table:table-cell office:value-type="float" office:value="9165485.38997505" calcext:value-type="float">
            <text:p>9165485.38997505</text:p>
          </table:table-cell>
          <table:table-cell office:value-type="float" office:value="460" calcext:value-type="float">
            <text:p>460</text:p>
          </table:table-cell>
          <table:table-cell table:formula="of:=[.D582]/100" office:value-type="float" office:value="4222.88438212096" calcext:value-type="float">
            <text:p>4222.88438212096</text:p>
          </table:table-cell>
          <table:table-cell table:formula="of:=[.E582]/100" office:value-type="float" office:value="91654.8538997505" calcext:value-type="float">
            <text:p>91654.8538997505</text:p>
          </table:table-cell>
          <table:table-cell table:formula="of:=[.F582]" office:value-type="float" office:value="460" calcext:value-type="float">
            <text:p>460</text:p>
          </table:table-cell>
        </table:table-row>
        <table:table-row table:style-name="ro2">
          <table:table-cell office:value-type="string" calcext:value-type="string">
            <text:p>Point (469776.57400565466377884 9131655.17670927010476589)</text:p>
          </table:table-cell>
          <table:table-cell office:value-type="float" office:value="859" calcext:value-type="float">
            <text:p>859</text:p>
          </table:table-cell>
          <table:table-cell office:value-type="float" office:value="460" calcext:value-type="float">
            <text:p>460</text:p>
          </table:table-cell>
          <table:table-cell office:value-type="float" office:value="469776.574005655" calcext:value-type="float">
            <text:p>469776.574005655</text:p>
          </table:table-cell>
          <table:table-cell office:value-type="float" office:value="9131655.17670927" calcext:value-type="float">
            <text:p>9131655.17670927</text:p>
          </table:table-cell>
          <table:table-cell office:value-type="float" office:value="460" calcext:value-type="float">
            <text:p>460</text:p>
          </table:table-cell>
          <table:table-cell table:formula="of:=[.D583]/100" office:value-type="float" office:value="4697.76574005655" calcext:value-type="float">
            <text:p>4697.76574005655</text:p>
          </table:table-cell>
          <table:table-cell table:formula="of:=[.E583]/100" office:value-type="float" office:value="91316.5517670927" calcext:value-type="float">
            <text:p>91316.5517670927</text:p>
          </table:table-cell>
          <table:table-cell table:formula="of:=[.F583]" office:value-type="float" office:value="460" calcext:value-type="float">
            <text:p>460</text:p>
          </table:table-cell>
        </table:table-row>
        <table:table-row table:style-name="ro2">
          <table:table-cell office:value-type="string" calcext:value-type="string">
            <text:p>Point (427581.69457354239420965 9154834.17580250464379787)</text:p>
          </table:table-cell>
          <table:table-cell office:value-type="float" office:value="856" calcext:value-type="float">
            <text:p>856</text:p>
          </table:table-cell>
          <table:table-cell office:value-type="float" office:value="482" calcext:value-type="float">
            <text:p>482</text:p>
          </table:table-cell>
          <table:table-cell office:value-type="float" office:value="427581.694573542" calcext:value-type="float">
            <text:p>427581.694573542</text:p>
          </table:table-cell>
          <table:table-cell office:value-type="float" office:value="9154834.1758025" calcext:value-type="float">
            <text:p>9154834.1758025</text:p>
          </table:table-cell>
          <table:table-cell office:value-type="float" office:value="482" calcext:value-type="float">
            <text:p>482</text:p>
          </table:table-cell>
          <table:table-cell table:formula="of:=[.D584]/100" office:value-type="float" office:value="4275.81694573542" calcext:value-type="float">
            <text:p>4275.81694573542</text:p>
          </table:table-cell>
          <table:table-cell table:formula="of:=[.E584]/100" office:value-type="float" office:value="91548.3417580251" calcext:value-type="float">
            <text:p>91548.3417580251</text:p>
          </table:table-cell>
          <table:table-cell table:formula="of:=[.F584]" office:value-type="float" office:value="482" calcext:value-type="float">
            <text:p>482</text:p>
          </table:table-cell>
        </table:table-row>
        <table:table-row table:style-name="ro2">
          <table:table-cell office:value-type="string" calcext:value-type="string">
            <text:p>Point (467738.75913459958974272 9140031.38433738239109516)</text:p>
          </table:table-cell>
          <table:table-cell office:value-type="float" office:value="857" calcext:value-type="float">
            <text:p>857</text:p>
          </table:table-cell>
          <table:table-cell office:value-type="float" office:value="506" calcext:value-type="float">
            <text:p>506</text:p>
          </table:table-cell>
          <table:table-cell office:value-type="float" office:value="467738.7591346" calcext:value-type="float">
            <text:p>467738.7591346</text:p>
          </table:table-cell>
          <table:table-cell office:value-type="float" office:value="9140031.38433738" calcext:value-type="float">
            <text:p>9140031.38433738</text:p>
          </table:table-cell>
          <table:table-cell office:value-type="float" office:value="506" calcext:value-type="float">
            <text:p>506</text:p>
          </table:table-cell>
          <table:table-cell table:formula="of:=[.D585]/100" office:value-type="float" office:value="4677.387591346" calcext:value-type="float">
            <text:p>4677.387591346</text:p>
          </table:table-cell>
          <table:table-cell table:formula="of:=[.E585]/100" office:value-type="float" office:value="91400.3138433738" calcext:value-type="float">
            <text:p>91400.3138433738</text:p>
          </table:table-cell>
          <table:table-cell table:formula="of:=[.F585]" office:value-type="float" office:value="506" calcext:value-type="float">
            <text:p>506</text:p>
          </table:table-cell>
        </table:table-row>
        <table:table-row table:style-name="ro2">
          <table:table-cell office:value-type="string" calcext:value-type="string">
            <text:p>Point (457656.57458436803426594 9162424.66009346023201942)</text:p>
          </table:table-cell>
          <table:table-cell office:value-type="float" office:value="862" calcext:value-type="float">
            <text:p>862</text:p>
          </table:table-cell>
          <table:table-cell office:value-type="float" office:value="878" calcext:value-type="float">
            <text:p>878</text:p>
          </table:table-cell>
          <table:table-cell office:value-type="float" office:value="457656.574584368" calcext:value-type="float">
            <text:p>457656.574584368</text:p>
          </table:table-cell>
          <table:table-cell office:value-type="float" office:value="9162424.66009346" calcext:value-type="float">
            <text:p>9162424.66009346</text:p>
          </table:table-cell>
          <table:table-cell office:value-type="float" office:value="878" calcext:value-type="float">
            <text:p>878</text:p>
          </table:table-cell>
          <table:table-cell table:formula="of:=[.D586]/100" office:value-type="float" office:value="4576.56574584368" calcext:value-type="float">
            <text:p>4576.56574584368</text:p>
          </table:table-cell>
          <table:table-cell table:formula="of:=[.E586]/100" office:value-type="float" office:value="91624.2466009346" calcext:value-type="float">
            <text:p>91624.2466009346</text:p>
          </table:table-cell>
          <table:table-cell table:formula="of:=[.F586]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Point (456834.94286176469177008 9169842.43699384294450283)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456834.942861765" calcext:value-type="float">
            <text:p>456834.942861765</text:p>
          </table:table-cell>
          <table:table-cell office:value-type="float" office:value="9169842.43699384" calcext:value-type="float">
            <text:p>9169842.43699384</text:p>
          </table:table-cell>
          <table:table-cell office:value-type="float" office:value="894" calcext:value-type="float">
            <text:p>894</text:p>
          </table:table-cell>
          <table:table-cell table:formula="of:=[.D587]/100" office:value-type="float" office:value="4568.34942861765" calcext:value-type="float">
            <text:p>4568.34942861765</text:p>
          </table:table-cell>
          <table:table-cell table:formula="of:=[.E587]/100" office:value-type="float" office:value="91698.4243699384" calcext:value-type="float">
            <text:p>91698.4243699384</text:p>
          </table:table-cell>
          <table:table-cell table:formula="of:=[.F587]" office:value-type="float" office:value="894" calcext:value-type="float">
            <text:p>894</text:p>
          </table:table-cell>
        </table:table-row>
        <table:table-row table:style-name="ro2">
          <table:table-cell office:value-type="string" calcext:value-type="string">
            <text:p>Point (458833.86770140298176557 9177797.99398227222263813)</text:p>
          </table:table-cell>
          <table:table-cell office:value-type="float" office:value="860" calcext:value-type="float">
            <text:p>860</text:p>
          </table:table-cell>
          <table:table-cell office:value-type="float" office:value="918" calcext:value-type="float">
            <text:p>918</text:p>
          </table:table-cell>
          <table:table-cell office:value-type="float" office:value="458833.867701403" calcext:value-type="float">
            <text:p>458833.867701403</text:p>
          </table:table-cell>
          <table:table-cell office:value-type="float" office:value="9177797.99398227" calcext:value-type="float">
            <text:p>9177797.99398227</text:p>
          </table:table-cell>
          <table:table-cell office:value-type="float" office:value="918" calcext:value-type="float">
            <text:p>918</text:p>
          </table:table-cell>
          <table:table-cell table:formula="of:=[.D588]/100" office:value-type="float" office:value="4588.33867701403" calcext:value-type="float">
            <text:p>4588.33867701403</text:p>
          </table:table-cell>
          <table:table-cell table:formula="of:=[.E588]/100" office:value-type="float" office:value="91777.9799398227" calcext:value-type="float">
            <text:p>91777.9799398227</text:p>
          </table:table-cell>
          <table:table-cell table:formula="of:=[.F588]" office:value-type="float" office:value="918" calcext:value-type="float">
            <text:p>918</text:p>
          </table:table-cell>
        </table:table-row>
        <table:table-row table:style-name="ro2">
          <table:table-cell office:value-type="string" calcext:value-type="string">
            <text:p>Point (425792.64812113274820149 9170000.61504237353801727)</text:p>
          </table:table-cell>
          <table:table-cell office:value-type="float" office:value="861" calcext:value-type="float">
            <text:p>861</text:p>
          </table:table-cell>
          <table:table-cell office:value-type="float" office:value="534" calcext:value-type="float">
            <text:p>534</text:p>
          </table:table-cell>
          <table:table-cell office:value-type="float" office:value="425792.648121133" calcext:value-type="float">
            <text:p>425792.648121133</text:p>
          </table:table-cell>
          <table:table-cell office:value-type="float" office:value="9170000.61504237" calcext:value-type="float">
            <text:p>9170000.61504237</text:p>
          </table:table-cell>
          <table:table-cell office:value-type="float" office:value="534" calcext:value-type="float">
            <text:p>534</text:p>
          </table:table-cell>
          <table:table-cell table:formula="of:=[.D589]/100" office:value-type="float" office:value="4257.92648121133" calcext:value-type="float">
            <text:p>4257.92648121133</text:p>
          </table:table-cell>
          <table:table-cell table:formula="of:=[.E589]/100" office:value-type="float" office:value="91700.0061504237" calcext:value-type="float">
            <text:p>91700.0061504237</text:p>
          </table:table-cell>
          <table:table-cell table:formula="of:=[.F589]" office:value-type="float" office:value="534" calcext:value-type="float">
            <text:p>534</text:p>
          </table:table-cell>
        </table:table-row>
        <table:table-row table:style-name="ro2">
          <table:table-cell office:value-type="string" calcext:value-type="string">
            <text:p>Point (428504.56637401197804138 9168622.13230080902576447)</text:p>
          </table:table-cell>
          <table:table-cell office:value-type="float" office:value="850" calcext:value-type="float">
            <text:p>850</text:p>
          </table:table-cell>
          <table:table-cell office:value-type="float" office:value="612" calcext:value-type="float">
            <text:p>612</text:p>
          </table:table-cell>
          <table:table-cell office:value-type="float" office:value="428504.566374012" calcext:value-type="float">
            <text:p>428504.566374012</text:p>
          </table:table-cell>
          <table:table-cell office:value-type="float" office:value="9168622.13230081" calcext:value-type="float">
            <text:p>9168622.13230081</text:p>
          </table:table-cell>
          <table:table-cell office:value-type="float" office:value="612" calcext:value-type="float">
            <text:p>612</text:p>
          </table:table-cell>
          <table:table-cell table:formula="of:=[.D590]/100" office:value-type="float" office:value="4285.04566374012" calcext:value-type="float">
            <text:p>4285.04566374012</text:p>
          </table:table-cell>
          <table:table-cell table:formula="of:=[.E590]/100" office:value-type="float" office:value="91686.2213230081" calcext:value-type="float">
            <text:p>91686.2213230081</text:p>
          </table:table-cell>
          <table:table-cell table:formula="of:=[.F590]" office:value-type="float" office:value="612" calcext:value-type="float">
            <text:p>612</text:p>
          </table:table-cell>
        </table:table-row>
        <table:table-row table:style-name="ro2">
          <table:table-cell office:value-type="string" calcext:value-type="string">
            <text:p>Point (464267.20289099408546463 9166458.32312668673694134)</text:p>
          </table:table-cell>
          <table:table-cell office:value-type="float" office:value="851" calcext:value-type="float">
            <text:p>851</text:p>
          </table:table-cell>
          <table:table-cell office:value-type="float" office:value="837" calcext:value-type="float">
            <text:p>837</text:p>
          </table:table-cell>
          <table:table-cell office:value-type="float" office:value="464267.202890994" calcext:value-type="float">
            <text:p>464267.202890994</text:p>
          </table:table-cell>
          <table:table-cell office:value-type="float" office:value="9166458.32312669" calcext:value-type="float">
            <text:p>9166458.32312669</text:p>
          </table:table-cell>
          <table:table-cell office:value-type="float" office:value="837" calcext:value-type="float">
            <text:p>837</text:p>
          </table:table-cell>
          <table:table-cell table:formula="of:=[.D591]/100" office:value-type="float" office:value="4642.67202890994" calcext:value-type="float">
            <text:p>4642.67202890994</text:p>
          </table:table-cell>
          <table:table-cell table:formula="of:=[.E591]/100" office:value-type="float" office:value="91664.5832312669" calcext:value-type="float">
            <text:p>91664.5832312669</text:p>
          </table:table-cell>
          <table:table-cell table:formula="of:=[.F591]" office:value-type="float" office:value="837" calcext:value-type="float">
            <text:p>837</text:p>
          </table:table-cell>
        </table:table-row>
        <table:table-row table:style-name="ro2">
          <table:table-cell office:value-type="string" calcext:value-type="string">
            <text:p>Point (457142.98982707841787487 9162561.76732044667005539)</text:p>
          </table:table-cell>
          <table:table-cell office:value-type="float" office:value="848" calcext:value-type="float">
            <text:p>848</text:p>
          </table:table-cell>
          <table:table-cell office:value-type="float" office:value="893" calcext:value-type="float">
            <text:p>893</text:p>
          </table:table-cell>
          <table:table-cell office:value-type="float" office:value="457142.989827078" calcext:value-type="float">
            <text:p>457142.989827078</text:p>
          </table:table-cell>
          <table:table-cell office:value-type="float" office:value="9162561.76732045" calcext:value-type="float">
            <text:p>9162561.76732045</text:p>
          </table:table-cell>
          <table:table-cell office:value-type="float" office:value="893" calcext:value-type="float">
            <text:p>893</text:p>
          </table:table-cell>
          <table:table-cell table:formula="of:=[.D592]/100" office:value-type="float" office:value="4571.42989827078" calcext:value-type="float">
            <text:p>4571.42989827078</text:p>
          </table:table-cell>
          <table:table-cell table:formula="of:=[.E592]/100" office:value-type="float" office:value="91625.6176732045" calcext:value-type="float">
            <text:p>91625.6176732045</text:p>
          </table:table-cell>
          <table:table-cell table:formula="of:=[.F592]" office:value-type="float" office:value="893" calcext:value-type="float">
            <text:p>893</text:p>
          </table:table-cell>
        </table:table-row>
        <table:table-row table:style-name="ro2">
          <table:table-cell office:value-type="string" calcext:value-type="string">
            <text:p>Point (432208.21300265501486138 9132382.31278669275343418)</text:p>
          </table:table-cell>
          <table:table-cell office:value-type="float" office:value="849" calcext:value-type="float">
            <text:p>849</text:p>
          </table:table-cell>
          <table:table-cell office:value-type="float" office:value="463" calcext:value-type="float">
            <text:p>463</text:p>
          </table:table-cell>
          <table:table-cell office:value-type="float" office:value="432208.213002655" calcext:value-type="float">
            <text:p>432208.213002655</text:p>
          </table:table-cell>
          <table:table-cell office:value-type="float" office:value="9132382.31278669" calcext:value-type="float">
            <text:p>9132382.31278669</text:p>
          </table:table-cell>
          <table:table-cell office:value-type="float" office:value="463" calcext:value-type="float">
            <text:p>463</text:p>
          </table:table-cell>
          <table:table-cell table:formula="of:=[.D593]/100" office:value-type="float" office:value="4322.08213002655" calcext:value-type="float">
            <text:p>4322.08213002655</text:p>
          </table:table-cell>
          <table:table-cell table:formula="of:=[.E593]/100" office:value-type="float" office:value="91323.8231278669" calcext:value-type="float">
            <text:p>91323.8231278669</text:p>
          </table:table-cell>
          <table:table-cell table:formula="of:=[.F593]" office:value-type="float" office:value="463" calcext:value-type="float">
            <text:p>463</text:p>
          </table:table-cell>
        </table:table-row>
        <table:table-row table:style-name="ro2">
          <table:table-cell office:value-type="string" calcext:value-type="string">
            <text:p>Point (440241.30236770230112597 9176896.58771346136927605)</text:p>
          </table:table-cell>
          <table:table-cell office:value-type="float" office:value="854" calcext:value-type="float">
            <text:p>854</text:p>
          </table:table-cell>
          <table:table-cell office:value-type="float" office:value="918" calcext:value-type="float">
            <text:p>918</text:p>
          </table:table-cell>
          <table:table-cell office:value-type="float" office:value="440241.302367702" calcext:value-type="float">
            <text:p>440241.302367702</text:p>
          </table:table-cell>
          <table:table-cell office:value-type="float" office:value="9176896.58771346" calcext:value-type="float">
            <text:p>9176896.58771346</text:p>
          </table:table-cell>
          <table:table-cell office:value-type="float" office:value="918" calcext:value-type="float">
            <text:p>918</text:p>
          </table:table-cell>
          <table:table-cell table:formula="of:=[.D594]/100" office:value-type="float" office:value="4402.41302367702" calcext:value-type="float">
            <text:p>4402.41302367702</text:p>
          </table:table-cell>
          <table:table-cell table:formula="of:=[.E594]/100" office:value-type="float" office:value="91768.9658771346" calcext:value-type="float">
            <text:p>91768.9658771346</text:p>
          </table:table-cell>
          <table:table-cell table:formula="of:=[.F594]" office:value-type="float" office:value="918" calcext:value-type="float">
            <text:p>918</text:p>
          </table:table-cell>
        </table:table-row>
        <table:table-row table:style-name="ro2">
          <table:table-cell office:value-type="string" calcext:value-type="string">
            <text:p>Point (468028.15264011174440384 9174464.16884108632802963)</text:p>
          </table:table-cell>
          <table:table-cell office:value-type="float" office:value="855" calcext:value-type="float">
            <text:p>855</text:p>
          </table:table-cell>
          <table:table-cell office:value-type="float" office:value="941" calcext:value-type="float">
            <text:p>941</text:p>
          </table:table-cell>
          <table:table-cell office:value-type="float" office:value="468028.152640112" calcext:value-type="float">
            <text:p>468028.152640112</text:p>
          </table:table-cell>
          <table:table-cell office:value-type="float" office:value="9174464.16884109" calcext:value-type="float">
            <text:p>9174464.16884109</text:p>
          </table:table-cell>
          <table:table-cell office:value-type="float" office:value="941" calcext:value-type="float">
            <text:p>941</text:p>
          </table:table-cell>
          <table:table-cell table:formula="of:=[.D595]/100" office:value-type="float" office:value="4680.28152640112" calcext:value-type="float">
            <text:p>4680.28152640112</text:p>
          </table:table-cell>
          <table:table-cell table:formula="of:=[.E595]/100" office:value-type="float" office:value="91744.6416884109" calcext:value-type="float">
            <text:p>91744.6416884109</text:p>
          </table:table-cell>
          <table:table-cell table:formula="of:=[.F595]" office:value-type="float" office:value="941" calcext:value-type="float">
            <text:p>941</text:p>
          </table:table-cell>
        </table:table-row>
        <table:table-row table:style-name="ro2">
          <table:table-cell office:value-type="string" calcext:value-type="string">
            <text:p>Point (434316.84067623055307195 9172011.60768421180546284)</text:p>
          </table:table-cell>
          <table:table-cell office:value-type="float" office:value="852" calcext:value-type="float">
            <text:p>852</text:p>
          </table:table-cell>
          <table:table-cell office:value-type="float" office:value="768" calcext:value-type="float">
            <text:p>768</text:p>
          </table:table-cell>
          <table:table-cell office:value-type="float" office:value="434316.840676231" calcext:value-type="float">
            <text:p>434316.840676231</text:p>
          </table:table-cell>
          <table:table-cell office:value-type="float" office:value="9172011.60768421" calcext:value-type="float">
            <text:p>9172011.60768421</text:p>
          </table:table-cell>
          <table:table-cell office:value-type="float" office:value="768" calcext:value-type="float">
            <text:p>768</text:p>
          </table:table-cell>
          <table:table-cell table:formula="of:=[.D596]/100" office:value-type="float" office:value="4343.16840676231" calcext:value-type="float">
            <text:p>4343.16840676231</text:p>
          </table:table-cell>
          <table:table-cell table:formula="of:=[.E596]/100" office:value-type="float" office:value="91720.1160768421" calcext:value-type="float">
            <text:p>91720.1160768421</text:p>
          </table:table-cell>
          <table:table-cell table:formula="of:=[.F596]" office:value-type="float" office:value="768" calcext:value-type="float">
            <text:p>768</text:p>
          </table:table-cell>
        </table:table-row>
        <table:table-row table:style-name="ro2">
          <table:table-cell office:value-type="string" calcext:value-type="string">
            <text:p>Point (445665.88720056059537455 9148277.15466058999300003)</text:p>
          </table:table-cell>
          <table:table-cell office:value-type="float" office:value="853" calcext:value-type="float">
            <text:p>853</text:p>
          </table:table-cell>
          <table:table-cell office:value-type="float" office:value="485" calcext:value-type="float">
            <text:p>485</text:p>
          </table:table-cell>
          <table:table-cell office:value-type="float" office:value="445665.887200561" calcext:value-type="float">
            <text:p>445665.887200561</text:p>
          </table:table-cell>
          <table:table-cell office:value-type="float" office:value="9148277.15466059" calcext:value-type="float">
            <text:p>9148277.15466059</text:p>
          </table:table-cell>
          <table:table-cell office:value-type="float" office:value="485" calcext:value-type="float">
            <text:p>485</text:p>
          </table:table-cell>
          <table:table-cell table:formula="of:=[.D597]/100" office:value-type="float" office:value="4456.65887200561" calcext:value-type="float">
            <text:p>4456.65887200561</text:p>
          </table:table-cell>
          <table:table-cell table:formula="of:=[.E597]/100" office:value-type="float" office:value="91482.7715466059" calcext:value-type="float">
            <text:p>91482.7715466059</text:p>
          </table:table-cell>
          <table:table-cell table:formula="of:=[.F597]" office:value-type="float" office:value="485" calcext:value-type="float">
            <text:p>485</text:p>
          </table:table-cell>
        </table:table-row>
        <table:table-row table:style-name="ro2">
          <table:table-cell office:value-type="string" calcext:value-type="string">
            <text:p>Point (461637.24100779887521639 9165249.13081381842494011)</text:p>
          </table:table-cell>
          <table:table-cell office:value-type="float" office:value="874" calcext:value-type="float">
            <text:p>874</text:p>
          </table:table-cell>
          <table:table-cell office:value-type="float" office:value="860" calcext:value-type="float">
            <text:p>860</text:p>
          </table:table-cell>
          <table:table-cell office:value-type="float" office:value="461637.241007799" calcext:value-type="float">
            <text:p>461637.241007799</text:p>
          </table:table-cell>
          <table:table-cell office:value-type="float" office:value="9165249.13081382" calcext:value-type="float">
            <text:p>9165249.13081382</text:p>
          </table:table-cell>
          <table:table-cell office:value-type="float" office:value="860" calcext:value-type="float">
            <text:p>860</text:p>
          </table:table-cell>
          <table:table-cell table:formula="of:=[.D598]/100" office:value-type="float" office:value="4616.37241007799" calcext:value-type="float">
            <text:p>4616.37241007799</text:p>
          </table:table-cell>
          <table:table-cell table:formula="of:=[.E598]/100" office:value-type="float" office:value="91652.4913081382" calcext:value-type="float">
            <text:p>91652.4913081382</text:p>
          </table:table-cell>
          <table:table-cell table:formula="of:=[.F598]" office:value-type="float" office:value="860" calcext:value-type="float">
            <text:p>860</text:p>
          </table:table-cell>
        </table:table-row>
        <table:table-row table:style-name="ro3">
          <table:table-cell office:value-type="string" calcext:value-type="string">
            <text:p>Point (467974.756737653282471 9141062.88392443954944611)</text:p>
          </table:table-cell>
          <table:table-cell office:value-type="float" office:value="875" calcext:value-type="float">
            <text:p>875</text:p>
          </table:table-cell>
          <table:table-cell office:value-type="float" office:value="511" calcext:value-type="float">
            <text:p>511</text:p>
          </table:table-cell>
          <table:table-cell office:value-type="float" office:value="467974.756737653" calcext:value-type="float">
            <text:p>467974.756737653</text:p>
          </table:table-cell>
          <table:table-cell office:value-type="float" office:value="9141062.88392444" calcext:value-type="float">
            <text:p>9141062.88392444</text:p>
          </table:table-cell>
          <table:table-cell office:value-type="float" office:value="511" calcext:value-type="float">
            <text:p>511</text:p>
          </table:table-cell>
          <table:table-cell table:formula="of:=[.D599]/100" office:value-type="float" office:value="4679.74756737653" calcext:value-type="float">
            <text:p>4679.74756737653</text:p>
          </table:table-cell>
          <table:table-cell table:formula="of:=[.E599]/100" office:value-type="float" office:value="91410.6288392444" calcext:value-type="float">
            <text:p>91410.6288392444</text:p>
          </table:table-cell>
          <table:table-cell table:formula="of:=[.F599]" office:value-type="float" office:value="511" calcext:value-type="float">
            <text:p>511</text:p>
          </table:table-cell>
        </table:table-row>
        <table:table-row table:style-name="ro2">
          <table:table-cell office:value-type="string" calcext:value-type="string">
            <text:p>Point (435845.54010574554558843 9181352.10363092459738255)</text:p>
          </table:table-cell>
          <table:table-cell office:value-type="float" office:value="872" calcext:value-type="float">
            <text:p>872</text:p>
          </table:table-cell>
          <table:table-cell office:value-type="float" office:value="897" calcext:value-type="float">
            <text:p>897</text:p>
          </table:table-cell>
          <table:table-cell office:value-type="float" office:value="435845.540105746" calcext:value-type="float">
            <text:p>435845.540105746</text:p>
          </table:table-cell>
          <table:table-cell office:value-type="float" office:value="9181352.10363093" calcext:value-type="float">
            <text:p>9181352.10363093</text:p>
          </table:table-cell>
          <table:table-cell office:value-type="float" office:value="897" calcext:value-type="float">
            <text:p>897</text:p>
          </table:table-cell>
          <table:table-cell table:formula="of:=[.D600]/100" office:value-type="float" office:value="4358.45540105746" calcext:value-type="float">
            <text:p>4358.45540105746</text:p>
          </table:table-cell>
          <table:table-cell table:formula="of:=[.E600]/100" office:value-type="float" office:value="91813.5210363093" calcext:value-type="float">
            <text:p>91813.5210363093</text:p>
          </table:table-cell>
          <table:table-cell table:formula="of:=[.F600]" office:value-type="float" office:value="897" calcext:value-type="float">
            <text:p>897</text:p>
          </table:table-cell>
        </table:table-row>
        <table:table-row table:style-name="ro2">
          <table:table-cell office:value-type="string" calcext:value-type="string">
            <text:p>Point (431569.96610034559853375 9167211.93625141307711601)</text:p>
          </table:table-cell>
          <table:table-cell office:value-type="float" office:value="873" calcext:value-type="float">
            <text:p>873</text:p>
          </table:table-cell>
          <table:table-cell office:value-type="float" office:value="560" calcext:value-type="float">
            <text:p>560</text:p>
          </table:table-cell>
          <table:table-cell office:value-type="float" office:value="431569.966100346" calcext:value-type="float">
            <text:p>431569.966100346</text:p>
          </table:table-cell>
          <table:table-cell office:value-type="float" office:value="9167211.93625141" calcext:value-type="float">
            <text:p>9167211.93625141</text:p>
          </table:table-cell>
          <table:table-cell office:value-type="float" office:value="560" calcext:value-type="float">
            <text:p>560</text:p>
          </table:table-cell>
          <table:table-cell table:formula="of:=[.D601]/100" office:value-type="float" office:value="4315.69966100346" calcext:value-type="float">
            <text:p>4315.69966100346</text:p>
          </table:table-cell>
          <table:table-cell table:formula="of:=[.E601]/100" office:value-type="float" office:value="91672.1193625141" calcext:value-type="float">
            <text:p>91672.1193625141</text:p>
          </table:table-cell>
          <table:table-cell table:formula="of:=[.F601]" office:value-type="float" office:value="560" calcext:value-type="float">
            <text:p>560</text:p>
          </table:table-cell>
        </table:table-row>
        <table:table-row table:style-name="ro2">
          <table:table-cell office:value-type="string" calcext:value-type="string">
            <text:p>Point (452969.06540908094029874 9169741.0506975743919611)</text:p>
          </table:table-cell>
          <table:table-cell office:value-type="float" office:value="878" calcext:value-type="float">
            <text:p>878</text:p>
          </table:table-cell>
          <table:table-cell office:value-type="float" office:value="910" calcext:value-type="float">
            <text:p>910</text:p>
          </table:table-cell>
          <table:table-cell office:value-type="float" office:value="452969.065409081" calcext:value-type="float">
            <text:p>452969.065409081</text:p>
          </table:table-cell>
          <table:table-cell office:value-type="float" office:value="9169741.05069757" calcext:value-type="float">
            <text:p>9169741.05069757</text:p>
          </table:table-cell>
          <table:table-cell office:value-type="float" office:value="910" calcext:value-type="float">
            <text:p>910</text:p>
          </table:table-cell>
          <table:table-cell table:formula="of:=[.D602]/100" office:value-type="float" office:value="4529.69065409081" calcext:value-type="float">
            <text:p>4529.69065409081</text:p>
          </table:table-cell>
          <table:table-cell table:formula="of:=[.E602]/100" office:value-type="float" office:value="91697.4105069757" calcext:value-type="float">
            <text:p>91697.4105069757</text:p>
          </table:table-cell>
          <table:table-cell table:formula="of:=[.F602]" office:value-type="float" office:value="910" calcext:value-type="float">
            <text:p>910</text:p>
          </table:table-cell>
        </table:table-row>
        <table:table-row table:style-name="ro2">
          <table:table-cell office:value-type="string" calcext:value-type="string">
            <text:p>Point (440960.06525476975366473 9139547.96647076867520809)</text:p>
          </table:table-cell>
          <table:table-cell office:value-type="float" office:value="879" calcext:value-type="float">
            <text:p>879</text:p>
          </table:table-cell>
          <table:table-cell office:value-type="float" office:value="477" calcext:value-type="float">
            <text:p>477</text:p>
          </table:table-cell>
          <table:table-cell office:value-type="float" office:value="440960.06525477" calcext:value-type="float">
            <text:p>440960.06525477</text:p>
          </table:table-cell>
          <table:table-cell office:value-type="float" office:value="9139547.96647077" calcext:value-type="float">
            <text:p>9139547.96647077</text:p>
          </table:table-cell>
          <table:table-cell office:value-type="float" office:value="477" calcext:value-type="float">
            <text:p>477</text:p>
          </table:table-cell>
          <table:table-cell table:formula="of:=[.D603]/100" office:value-type="float" office:value="4409.6006525477" calcext:value-type="float">
            <text:p>4409.6006525477</text:p>
          </table:table-cell>
          <table:table-cell table:formula="of:=[.E603]/100" office:value-type="float" office:value="91395.4796647077" calcext:value-type="float">
            <text:p>91395.4796647077</text:p>
          </table:table-cell>
          <table:table-cell table:formula="of:=[.F603]" office:value-type="float" office:value="477" calcext:value-type="float">
            <text:p>477</text:p>
          </table:table-cell>
        </table:table-row>
        <table:table-row table:style-name="ro2">
          <table:table-cell office:value-type="string" calcext:value-type="string">
            <text:p>Point (432983.56247831042855978 9144033.46775284968316555)</text:p>
          </table:table-cell>
          <table:table-cell office:value-type="float" office:value="876" calcext:value-type="float">
            <text:p>876</text:p>
          </table:table-cell>
          <table:table-cell office:value-type="float" office:value="444" calcext:value-type="float">
            <text:p>444</text:p>
          </table:table-cell>
          <table:table-cell office:value-type="float" office:value="432983.56247831" calcext:value-type="float">
            <text:p>432983.56247831</text:p>
          </table:table-cell>
          <table:table-cell office:value-type="float" office:value="9144033.46775285" calcext:value-type="float">
            <text:p>9144033.46775285</text:p>
          </table:table-cell>
          <table:table-cell office:value-type="float" office:value="444" calcext:value-type="float">
            <text:p>444</text:p>
          </table:table-cell>
          <table:table-cell table:formula="of:=[.D604]/100" office:value-type="float" office:value="4329.8356247831" calcext:value-type="float">
            <text:p>4329.8356247831</text:p>
          </table:table-cell>
          <table:table-cell table:formula="of:=[.E604]/100" office:value-type="float" office:value="91440.3346775285" calcext:value-type="float">
            <text:p>91440.3346775285</text:p>
          </table:table-cell>
          <table:table-cell table:formula="of:=[.F604]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Point (463767.49210974422749132 9173633.90363658964633942)</text:p>
          </table:table-cell>
          <table:table-cell office:value-type="float" office:value="877" calcext:value-type="float">
            <text:p>877</text:p>
          </table:table-cell>
          <table:table-cell office:value-type="float" office:value="920" calcext:value-type="float">
            <text:p>920</text:p>
          </table:table-cell>
          <table:table-cell office:value-type="float" office:value="463767.492109744" calcext:value-type="float">
            <text:p>463767.492109744</text:p>
          </table:table-cell>
          <table:table-cell office:value-type="float" office:value="9173633.90363659" calcext:value-type="float">
            <text:p>9173633.90363659</text:p>
          </table:table-cell>
          <table:table-cell office:value-type="float" office:value="920" calcext:value-type="float">
            <text:p>920</text:p>
          </table:table-cell>
          <table:table-cell table:formula="of:=[.D605]/100" office:value-type="float" office:value="4637.67492109744" calcext:value-type="float">
            <text:p>4637.67492109744</text:p>
          </table:table-cell>
          <table:table-cell table:formula="of:=[.E605]/100" office:value-type="float" office:value="91736.3390363659" calcext:value-type="float">
            <text:p>91736.3390363659</text:p>
          </table:table-cell>
          <table:table-cell table:formula="of:=[.F605]" office:value-type="float" office:value="920" calcext:value-type="float">
            <text:p>920</text:p>
          </table:table-cell>
        </table:table-row>
        <table:table-row table:style-name="ro2">
          <table:table-cell office:value-type="string" calcext:value-type="string">
            <text:p>Point (447325.72790140326833352 9129515.74461477249860764)</text:p>
          </table:table-cell>
          <table:table-cell office:value-type="float" office:value="866" calcext:value-type="float">
            <text:p>866</text:p>
          </table:table-cell>
          <table:table-cell office:value-type="float" office:value="440" calcext:value-type="float">
            <text:p>440</text:p>
          </table:table-cell>
          <table:table-cell office:value-type="float" office:value="447325.727901403" calcext:value-type="float">
            <text:p>447325.727901403</text:p>
          </table:table-cell>
          <table:table-cell office:value-type="float" office:value="9129515.74461477" calcext:value-type="float">
            <text:p>9129515.74461477</text:p>
          </table:table-cell>
          <table:table-cell office:value-type="float" office:value="440" calcext:value-type="float">
            <text:p>440</text:p>
          </table:table-cell>
          <table:table-cell table:formula="of:=[.D606]/100" office:value-type="float" office:value="4473.25727901403" calcext:value-type="float">
            <text:p>4473.25727901403</text:p>
          </table:table-cell>
          <table:table-cell table:formula="of:=[.E606]/100" office:value-type="float" office:value="91295.1574461477" calcext:value-type="float">
            <text:p>91295.1574461477</text:p>
          </table:table-cell>
          <table:table-cell table:formula="of:=[.F606]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Point (414878.41424452542560175 9131100.13321829028427601)</text:p>
          </table:table-cell>
          <table:table-cell office:value-type="float" office:value="867" calcext:value-type="float">
            <text:p>867</text:p>
          </table:table-cell>
          <table:table-cell office:value-type="float" office:value="444" calcext:value-type="float">
            <text:p>444</text:p>
          </table:table-cell>
          <table:table-cell office:value-type="float" office:value="414878.414244525" calcext:value-type="float">
            <text:p>414878.414244525</text:p>
          </table:table-cell>
          <table:table-cell office:value-type="float" office:value="9131100.13321829" calcext:value-type="float">
            <text:p>9131100.13321829</text:p>
          </table:table-cell>
          <table:table-cell office:value-type="float" office:value="444" calcext:value-type="float">
            <text:p>444</text:p>
          </table:table-cell>
          <table:table-cell table:formula="of:=[.D607]/100" office:value-type="float" office:value="4148.78414244526" calcext:value-type="float">
            <text:p>4148.78414244526</text:p>
          </table:table-cell>
          <table:table-cell table:formula="of:=[.E607]/100" office:value-type="float" office:value="91311.0013321829" calcext:value-type="float">
            <text:p>91311.0013321829</text:p>
          </table:table-cell>
          <table:table-cell table:formula="of:=[.F607]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Point (468061.12655019934754819 9134305.84062667191028595)</text:p>
          </table:table-cell>
          <table:table-cell office:value-type="float" office:value="864" calcext:value-type="float">
            <text:p>864</text:p>
          </table:table-cell>
          <table:table-cell office:value-type="float" office:value="498" calcext:value-type="float">
            <text:p>498</text:p>
          </table:table-cell>
          <table:table-cell office:value-type="float" office:value="468061.126550199" calcext:value-type="float">
            <text:p>468061.126550199</text:p>
          </table:table-cell>
          <table:table-cell office:value-type="float" office:value="9134305.84062667" calcext:value-type="float">
            <text:p>9134305.84062667</text:p>
          </table:table-cell>
          <table:table-cell office:value-type="float" office:value="498" calcext:value-type="float">
            <text:p>498</text:p>
          </table:table-cell>
          <table:table-cell table:formula="of:=[.D608]/100" office:value-type="float" office:value="4680.61126550199" calcext:value-type="float">
            <text:p>4680.61126550199</text:p>
          </table:table-cell>
          <table:table-cell table:formula="of:=[.E608]/100" office:value-type="float" office:value="91343.0584062667" calcext:value-type="float">
            <text:p>91343.0584062667</text:p>
          </table:table-cell>
          <table:table-cell table:formula="of:=[.F608]" office:value-type="float" office:value="498" calcext:value-type="float">
            <text:p>498</text:p>
          </table:table-cell>
        </table:table-row>
        <table:table-row table:style-name="ro2">
          <table:table-cell office:value-type="string" calcext:value-type="string">
            <text:p>Point (433970.91929313959553838 9130239.98991510830819607)</text:p>
          </table:table-cell>
          <table:table-cell office:value-type="float" office:value="865" calcext:value-type="float">
            <text:p>865</text:p>
          </table:table-cell>
          <table:table-cell office:value-type="float" office:value="419" calcext:value-type="float">
            <text:p>419</text:p>
          </table:table-cell>
          <table:table-cell office:value-type="float" office:value="433970.91929314" calcext:value-type="float">
            <text:p>433970.91929314</text:p>
          </table:table-cell>
          <table:table-cell office:value-type="float" office:value="9130239.98991511" calcext:value-type="float">
            <text:p>9130239.98991511</text:p>
          </table:table-cell>
          <table:table-cell office:value-type="float" office:value="419" calcext:value-type="float">
            <text:p>419</text:p>
          </table:table-cell>
          <table:table-cell table:formula="of:=[.D609]/100" office:value-type="float" office:value="4339.7091929314" calcext:value-type="float">
            <text:p>4339.7091929314</text:p>
          </table:table-cell>
          <table:table-cell table:formula="of:=[.E609]/100" office:value-type="float" office:value="91302.3998991511" calcext:value-type="float">
            <text:p>91302.3998991511</text:p>
          </table:table-cell>
          <table:table-cell table:formula="of:=[.F609]" office:value-type="float" office:value="419" calcext:value-type="float">
            <text:p>419</text:p>
          </table:table-cell>
        </table:table-row>
        <table:table-row table:style-name="ro2">
          <table:table-cell office:value-type="string" calcext:value-type="string">
            <text:p>Point (438642.90726962051121518 9174585.24518858827650547)</text:p>
          </table:table-cell>
          <table:table-cell office:value-type="float" office:value="870" calcext:value-type="float">
            <text:p>870</text:p>
          </table:table-cell>
          <table:table-cell office:value-type="float" office:value="945" calcext:value-type="float">
            <text:p>945</text:p>
          </table:table-cell>
          <table:table-cell office:value-type="float" office:value="438642.907269621" calcext:value-type="float">
            <text:p>438642.907269621</text:p>
          </table:table-cell>
          <table:table-cell office:value-type="float" office:value="9174585.24518859" calcext:value-type="float">
            <text:p>9174585.24518859</text:p>
          </table:table-cell>
          <table:table-cell office:value-type="float" office:value="945" calcext:value-type="float">
            <text:p>945</text:p>
          </table:table-cell>
          <table:table-cell table:formula="of:=[.D610]/100" office:value-type="float" office:value="4386.42907269621" calcext:value-type="float">
            <text:p>4386.42907269621</text:p>
          </table:table-cell>
          <table:table-cell table:formula="of:=[.E610]/100" office:value-type="float" office:value="91745.8524518859" calcext:value-type="float">
            <text:p>91745.8524518859</text:p>
          </table:table-cell>
          <table:table-cell table:formula="of:=[.F610]" office:value-type="float" office:value="945" calcext:value-type="float">
            <text:p>945</text:p>
          </table:table-cell>
        </table:table-row>
        <table:table-row table:style-name="ro2">
          <table:table-cell office:value-type="string" calcext:value-type="string">
            <text:p>Point (441631.15950392937520519 9138199.84783031977713108)</text:p>
          </table:table-cell>
          <table:table-cell office:value-type="float" office:value="871" calcext:value-type="float">
            <text:p>871</text:p>
          </table:table-cell>
          <table:table-cell office:value-type="float" office:value="469" calcext:value-type="float">
            <text:p>469</text:p>
          </table:table-cell>
          <table:table-cell office:value-type="float" office:value="441631.159503929" calcext:value-type="float">
            <text:p>441631.159503929</text:p>
          </table:table-cell>
          <table:table-cell office:value-type="float" office:value="9138199.84783032" calcext:value-type="float">
            <text:p>9138199.84783032</text:p>
          </table:table-cell>
          <table:table-cell office:value-type="float" office:value="469" calcext:value-type="float">
            <text:p>469</text:p>
          </table:table-cell>
          <table:table-cell table:formula="of:=[.D611]/100" office:value-type="float" office:value="4416.31159503929" calcext:value-type="float">
            <text:p>4416.31159503929</text:p>
          </table:table-cell>
          <table:table-cell table:formula="of:=[.E611]/100" office:value-type="float" office:value="91381.9984783032" calcext:value-type="float">
            <text:p>91381.9984783032</text:p>
          </table:table-cell>
          <table:table-cell table:formula="of:=[.F611]" office:value-type="float" office:value="469" calcext:value-type="float">
            <text:p>469</text:p>
          </table:table-cell>
        </table:table-row>
        <table:table-row table:style-name="ro2">
          <table:table-cell office:value-type="string" calcext:value-type="string">
            <text:p>Point (431268.90114011487457901 9175798.99790292978286743)</text:p>
          </table:table-cell>
          <table:table-cell office:value-type="float" office:value="868" calcext:value-type="float">
            <text:p>868</text:p>
          </table:table-cell>
          <table:table-cell office:value-type="float" office:value="953" calcext:value-type="float">
            <text:p>953</text:p>
          </table:table-cell>
          <table:table-cell office:value-type="float" office:value="431268.901140115" calcext:value-type="float">
            <text:p>431268.901140115</text:p>
          </table:table-cell>
          <table:table-cell office:value-type="float" office:value="9175798.99790293" calcext:value-type="float">
            <text:p>9175798.99790293</text:p>
          </table:table-cell>
          <table:table-cell office:value-type="float" office:value="953" calcext:value-type="float">
            <text:p>953</text:p>
          </table:table-cell>
          <table:table-cell table:formula="of:=[.D612]/100" office:value-type="float" office:value="4312.68901140115" calcext:value-type="float">
            <text:p>4312.68901140115</text:p>
          </table:table-cell>
          <table:table-cell table:formula="of:=[.E612]/100" office:value-type="float" office:value="91757.9899790293" calcext:value-type="float">
            <text:p>91757.9899790293</text:p>
          </table:table-cell>
          <table:table-cell table:formula="of:=[.F612]" office:value-type="float" office:value="953" calcext:value-type="float">
            <text:p>953</text:p>
          </table:table-cell>
        </table:table-row>
        <table:table-row table:style-name="ro2">
          <table:table-cell office:value-type="string" calcext:value-type="string">
            <text:p>Point (429951.86076054611476138 9131638.75324141792953014)</text:p>
          </table:table-cell>
          <table:table-cell office:value-type="float" office:value="869" calcext:value-type="float">
            <text:p>869</text:p>
          </table:table-cell>
          <table:table-cell office:value-type="float" office:value="474" calcext:value-type="float">
            <text:p>474</text:p>
          </table:table-cell>
          <table:table-cell office:value-type="float" office:value="429951.860760546" calcext:value-type="float">
            <text:p>429951.860760546</text:p>
          </table:table-cell>
          <table:table-cell office:value-type="float" office:value="9131638.75324142" calcext:value-type="float">
            <text:p>9131638.75324142</text:p>
          </table:table-cell>
          <table:table-cell office:value-type="float" office:value="474" calcext:value-type="float">
            <text:p>474</text:p>
          </table:table-cell>
          <table:table-cell table:formula="of:=[.D613]/100" office:value-type="float" office:value="4299.51860760546" calcext:value-type="float">
            <text:p>4299.51860760546</text:p>
          </table:table-cell>
          <table:table-cell table:formula="of:=[.E613]/100" office:value-type="float" office:value="91316.3875324142" calcext:value-type="float">
            <text:p>91316.3875324142</text:p>
          </table:table-cell>
          <table:table-cell table:formula="of:=[.F613]" office:value-type="float" office:value="474" calcext:value-type="float">
            <text:p>474</text:p>
          </table:table-cell>
        </table:table-row>
        <table:table-row table:style-name="ro2">
          <table:table-cell office:value-type="string" calcext:value-type="string">
            <text:p>Point (440086.6627108653774485 9156599.11623460240662098)</text:p>
          </table:table-cell>
          <table:table-cell office:value-type="float" office:value="890" calcext:value-type="float">
            <text:p>890</text:p>
          </table:table-cell>
          <table:table-cell office:value-type="float" office:value="505" calcext:value-type="float">
            <text:p>505</text:p>
          </table:table-cell>
          <table:table-cell office:value-type="float" office:value="440086.662710865" calcext:value-type="float">
            <text:p>440086.662710865</text:p>
          </table:table-cell>
          <table:table-cell office:value-type="float" office:value="9156599.1162346" calcext:value-type="float">
            <text:p>9156599.1162346</text:p>
          </table:table-cell>
          <table:table-cell office:value-type="float" office:value="505" calcext:value-type="float">
            <text:p>505</text:p>
          </table:table-cell>
          <table:table-cell table:formula="of:=[.D614]/100" office:value-type="float" office:value="4400.86662710865" calcext:value-type="float">
            <text:p>4400.86662710865</text:p>
          </table:table-cell>
          <table:table-cell table:formula="of:=[.E614]/100" office:value-type="float" office:value="91565.991162346" calcext:value-type="float">
            <text:p>91565.991162346</text:p>
          </table:table-cell>
          <table:table-cell table:formula="of:=[.F614]" office:value-type="float" office:value="505" calcext:value-type="float">
            <text:p>505</text:p>
          </table:table-cell>
        </table:table-row>
        <table:table-row table:style-name="ro2">
          <table:table-cell office:value-type="string" calcext:value-type="string">
            <text:p>Point (428042.67061748483683914 9162351.39422362856566906)</text:p>
          </table:table-cell>
          <table:table-cell office:value-type="float" office:value="891" calcext:value-type="float">
            <text:p>891</text:p>
          </table:table-cell>
          <table:table-cell office:value-type="float" office:value="512" calcext:value-type="float">
            <text:p>512</text:p>
          </table:table-cell>
          <table:table-cell office:value-type="float" office:value="428042.670617485" calcext:value-type="float">
            <text:p>428042.670617485</text:p>
          </table:table-cell>
          <table:table-cell office:value-type="float" office:value="9162351.39422363" calcext:value-type="float">
            <text:p>9162351.39422363</text:p>
          </table:table-cell>
          <table:table-cell office:value-type="float" office:value="512" calcext:value-type="float">
            <text:p>512</text:p>
          </table:table-cell>
          <table:table-cell table:formula="of:=[.D615]/100" office:value-type="float" office:value="4280.42670617485" calcext:value-type="float">
            <text:p>4280.42670617485</text:p>
          </table:table-cell>
          <table:table-cell table:formula="of:=[.E615]/100" office:value-type="float" office:value="91623.5139422363" calcext:value-type="float">
            <text:p>91623.5139422363</text:p>
          </table:table-cell>
          <table:table-cell table:formula="of:=[.F615]" office:value-type="float" office:value="512" calcext:value-type="float">
            <text:p>512</text:p>
          </table:table-cell>
        </table:table-row>
        <table:table-row table:style-name="ro2">
          <table:table-cell office:value-type="string" calcext:value-type="string">
            <text:p>Point (432371.75411192019237205 9150497.11643054522573948)</text:p>
          </table:table-cell>
          <table:table-cell office:value-type="float" office:value="888" calcext:value-type="float">
            <text:p>888</text:p>
          </table:table-cell>
          <table:table-cell office:value-type="float" office:value="479" calcext:value-type="float">
            <text:p>479</text:p>
          </table:table-cell>
          <table:table-cell office:value-type="float" office:value="432371.75411192" calcext:value-type="float">
            <text:p>432371.75411192</text:p>
          </table:table-cell>
          <table:table-cell office:value-type="float" office:value="9150497.11643055" calcext:value-type="float">
            <text:p>9150497.11643055</text:p>
          </table:table-cell>
          <table:table-cell office:value-type="float" office:value="479" calcext:value-type="float">
            <text:p>479</text:p>
          </table:table-cell>
          <table:table-cell table:formula="of:=[.D616]/100" office:value-type="float" office:value="4323.7175411192" calcext:value-type="float">
            <text:p>4323.7175411192</text:p>
          </table:table-cell>
          <table:table-cell table:formula="of:=[.E616]/100" office:value-type="float" office:value="91504.9711643055" calcext:value-type="float">
            <text:p>91504.9711643055</text:p>
          </table:table-cell>
          <table:table-cell table:formula="of:=[.F616]" office:value-type="float" office:value="479" calcext:value-type="float">
            <text:p>479</text:p>
          </table:table-cell>
        </table:table-row>
        <table:table-row table:style-name="ro2">
          <table:table-cell office:value-type="string" calcext:value-type="string">
            <text:p>Point (429713.7039328149985522 9136852.19255980476737022)</text:p>
          </table:table-cell>
          <table:table-cell office:value-type="float" office:value="889" calcext:value-type="float">
            <text:p>889</text:p>
          </table:table-cell>
          <table:table-cell office:value-type="float" office:value="442" calcext:value-type="float">
            <text:p>442</text:p>
          </table:table-cell>
          <table:table-cell office:value-type="float" office:value="429713.703932815" calcext:value-type="float">
            <text:p>429713.703932815</text:p>
          </table:table-cell>
          <table:table-cell office:value-type="float" office:value="9136852.19255981" calcext:value-type="float">
            <text:p>9136852.19255981</text:p>
          </table:table-cell>
          <table:table-cell office:value-type="float" office:value="442" calcext:value-type="float">
            <text:p>442</text:p>
          </table:table-cell>
          <table:table-cell table:formula="of:=[.D617]/100" office:value-type="float" office:value="4297.13703932815" calcext:value-type="float">
            <text:p>4297.13703932815</text:p>
          </table:table-cell>
          <table:table-cell table:formula="of:=[.E617]/100" office:value-type="float" office:value="91368.5219255981" calcext:value-type="float">
            <text:p>91368.5219255981</text:p>
          </table:table-cell>
          <table:table-cell table:formula="of:=[.F617]"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Point (419674.45731585222529247 9145244.64576642587780952)</text:p>
          </table:table-cell>
          <table:table-cell office:value-type="float" office:value="894" calcext:value-type="float">
            <text:p>894</text:p>
          </table:table-cell>
          <table:table-cell office:value-type="float" office:value="511" calcext:value-type="float">
            <text:p>511</text:p>
          </table:table-cell>
          <table:table-cell office:value-type="float" office:value="419674.457315852" calcext:value-type="float">
            <text:p>419674.457315852</text:p>
          </table:table-cell>
          <table:table-cell office:value-type="float" office:value="9145244.64576643" calcext:value-type="float">
            <text:p>9145244.64576643</text:p>
          </table:table-cell>
          <table:table-cell office:value-type="float" office:value="511" calcext:value-type="float">
            <text:p>511</text:p>
          </table:table-cell>
          <table:table-cell table:formula="of:=[.D618]/100" office:value-type="float" office:value="4196.74457315852" calcext:value-type="float">
            <text:p>4196.74457315852</text:p>
          </table:table-cell>
          <table:table-cell table:formula="of:=[.E618]/100" office:value-type="float" office:value="91452.4464576643" calcext:value-type="float">
            <text:p>91452.4464576643</text:p>
          </table:table-cell>
          <table:table-cell table:formula="of:=[.F618]" office:value-type="float" office:value="511" calcext:value-type="float">
            <text:p>511</text:p>
          </table:table-cell>
        </table:table-row>
        <table:table-row table:style-name="ro2">
          <table:table-cell office:value-type="string" calcext:value-type="string">
            <text:p>Point (442618.37712629942689091 9130208.98975840955972672)</text:p>
          </table:table-cell>
          <table:table-cell office:value-type="float" office:value="895" calcext:value-type="float">
            <text:p>895</text:p>
          </table:table-cell>
          <table:table-cell office:value-type="float" office:value="442" calcext:value-type="float">
            <text:p>442</text:p>
          </table:table-cell>
          <table:table-cell office:value-type="float" office:value="442618.377126299" calcext:value-type="float">
            <text:p>442618.377126299</text:p>
          </table:table-cell>
          <table:table-cell office:value-type="float" office:value="9130208.98975841" calcext:value-type="float">
            <text:p>9130208.98975841</text:p>
          </table:table-cell>
          <table:table-cell office:value-type="float" office:value="442" calcext:value-type="float">
            <text:p>442</text:p>
          </table:table-cell>
          <table:table-cell table:formula="of:=[.D619]/100" office:value-type="float" office:value="4426.18377126299" calcext:value-type="float">
            <text:p>4426.18377126299</text:p>
          </table:table-cell>
          <table:table-cell table:formula="of:=[.E619]/100" office:value-type="float" office:value="91302.0898975841" calcext:value-type="float">
            <text:p>91302.0898975841</text:p>
          </table:table-cell>
          <table:table-cell table:formula="of:=[.F619]"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Point (434673.20757611753651872 9169001.01734310574829578)</text:p>
          </table:table-cell>
          <table:table-cell office:value-type="float" office:value="892" calcext:value-type="float">
            <text:p>892</text:p>
          </table:table-cell>
          <table:table-cell office:value-type="float" office:value="717" calcext:value-type="float">
            <text:p>717</text:p>
          </table:table-cell>
          <table:table-cell office:value-type="float" office:value="434673.207576118" calcext:value-type="float">
            <text:p>434673.207576118</text:p>
          </table:table-cell>
          <table:table-cell office:value-type="float" office:value="9169001.01734311" calcext:value-type="float">
            <text:p>9169001.01734311</text:p>
          </table:table-cell>
          <table:table-cell office:value-type="float" office:value="717" calcext:value-type="float">
            <text:p>717</text:p>
          </table:table-cell>
          <table:table-cell table:formula="of:=[.D620]/100" office:value-type="float" office:value="4346.73207576118" calcext:value-type="float">
            <text:p>4346.73207576118</text:p>
          </table:table-cell>
          <table:table-cell table:formula="of:=[.E620]/100" office:value-type="float" office:value="91690.0101734311" calcext:value-type="float">
            <text:p>91690.0101734311</text:p>
          </table:table-cell>
          <table:table-cell table:formula="of:=[.F620]" office:value-type="float" office:value="717" calcext:value-type="float">
            <text:p>717</text:p>
          </table:table-cell>
        </table:table-row>
        <table:table-row table:style-name="ro2">
          <table:table-cell office:value-type="string" calcext:value-type="string">
            <text:p>Point (427024.87260449846507981 9169981.74999283254146576)</text:p>
          </table:table-cell>
          <table:table-cell office:value-type="float" office:value="893" calcext:value-type="float">
            <text:p>893</text:p>
          </table:table-cell>
          <table:table-cell office:value-type="float" office:value="559" calcext:value-type="float">
            <text:p>559</text:p>
          </table:table-cell>
          <table:table-cell office:value-type="float" office:value="427024.872604498" calcext:value-type="float">
            <text:p>427024.872604498</text:p>
          </table:table-cell>
          <table:table-cell office:value-type="float" office:value="9169981.74999283" calcext:value-type="float">
            <text:p>9169981.74999283</text:p>
          </table:table-cell>
          <table:table-cell office:value-type="float" office:value="559" calcext:value-type="float">
            <text:p>559</text:p>
          </table:table-cell>
          <table:table-cell table:formula="of:=[.D621]/100" office:value-type="float" office:value="4270.24872604498" calcext:value-type="float">
            <text:p>4270.24872604498</text:p>
          </table:table-cell>
          <table:table-cell table:formula="of:=[.E621]/100" office:value-type="float" office:value="91699.8174999283" calcext:value-type="float">
            <text:p>91699.8174999283</text:p>
          </table:table-cell>
          <table:table-cell table:formula="of:=[.F621]" office:value-type="float" office:value="559" calcext:value-type="float">
            <text:p>559</text:p>
          </table:table-cell>
        </table:table-row>
        <table:table-row table:style-name="ro2">
          <table:table-cell office:value-type="string" calcext:value-type="string">
            <text:p>Point (419120.88219858246156946 9137362.53066700510680676)</text:p>
          </table:table-cell>
          <table:table-cell office:value-type="float" office:value="882" calcext:value-type="float">
            <text:p>882</text:p>
          </table:table-cell>
          <table:table-cell office:value-type="float" office:value="475" calcext:value-type="float">
            <text:p>475</text:p>
          </table:table-cell>
          <table:table-cell office:value-type="float" office:value="419120.882198583" calcext:value-type="float">
            <text:p>419120.882198583</text:p>
          </table:table-cell>
          <table:table-cell office:value-type="float" office:value="9137362.53066701" calcext:value-type="float">
            <text:p>9137362.53066701</text:p>
          </table:table-cell>
          <table:table-cell office:value-type="float" office:value="475" calcext:value-type="float">
            <text:p>475</text:p>
          </table:table-cell>
          <table:table-cell table:formula="of:=[.D622]/100" office:value-type="float" office:value="4191.20882198582" calcext:value-type="float">
            <text:p>4191.20882198582</text:p>
          </table:table-cell>
          <table:table-cell table:formula="of:=[.E622]/100" office:value-type="float" office:value="91373.6253066701" calcext:value-type="float">
            <text:p>91373.6253066701</text:p>
          </table:table-cell>
          <table:table-cell table:formula="of:=[.F622]" office:value-type="float" office:value="475" calcext:value-type="float">
            <text:p>475</text:p>
          </table:table-cell>
        </table:table-row>
        <table:table-row table:style-name="ro2">
          <table:table-cell office:value-type="string" calcext:value-type="string">
            <text:p>Point (460588.71787720685824752 9181441.0458208154886961)</text:p>
          </table:table-cell>
          <table:table-cell office:value-type="float" office:value="883" calcext:value-type="float">
            <text:p>883</text:p>
          </table:table-cell>
          <table:table-cell office:value-type="float" office:value="924" calcext:value-type="float">
            <text:p>924</text:p>
          </table:table-cell>
          <table:table-cell office:value-type="float" office:value="460588.717877207" calcext:value-type="float">
            <text:p>460588.717877207</text:p>
          </table:table-cell>
          <table:table-cell office:value-type="float" office:value="9181441.04582082" calcext:value-type="float">
            <text:p>9181441.04582082</text:p>
          </table:table-cell>
          <table:table-cell office:value-type="float" office:value="924" calcext:value-type="float">
            <text:p>924</text:p>
          </table:table-cell>
          <table:table-cell table:formula="of:=[.D623]/100" office:value-type="float" office:value="4605.88717877207" calcext:value-type="float">
            <text:p>4605.88717877207</text:p>
          </table:table-cell>
          <table:table-cell table:formula="of:=[.E623]/100" office:value-type="float" office:value="91814.4104582082" calcext:value-type="float">
            <text:p>91814.4104582082</text:p>
          </table:table-cell>
          <table:table-cell table:formula="of:=[.F623]" office:value-type="float" office:value="924" calcext:value-type="float">
            <text:p>924</text:p>
          </table:table-cell>
        </table:table-row>
        <table:table-row table:style-name="ro2">
          <table:table-cell office:value-type="string" calcext:value-type="string">
            <text:p>Point (457813.15773140790406615 9181317.4243136290460825)</text:p>
          </table:table-cell>
          <table:table-cell office:value-type="float" office:value="880" calcext:value-type="float">
            <text:p>880</text:p>
          </table:table-cell>
          <table:table-cell office:value-type="float" office:value="940" calcext:value-type="float">
            <text:p>940</text:p>
          </table:table-cell>
          <table:table-cell office:value-type="float" office:value="457813.157731408" calcext:value-type="float">
            <text:p>457813.157731408</text:p>
          </table:table-cell>
          <table:table-cell office:value-type="float" office:value="9181317.42431363" calcext:value-type="float">
            <text:p>9181317.42431363</text:p>
          </table:table-cell>
          <table:table-cell office:value-type="float" office:value="940" calcext:value-type="float">
            <text:p>940</text:p>
          </table:table-cell>
          <table:table-cell table:formula="of:=[.D624]/100" office:value-type="float" office:value="4578.13157731408" calcext:value-type="float">
            <text:p>4578.13157731408</text:p>
          </table:table-cell>
          <table:table-cell table:formula="of:=[.E624]/100" office:value-type="float" office:value="91813.1742431363" calcext:value-type="float">
            <text:p>91813.1742431363</text:p>
          </table:table-cell>
          <table:table-cell table:formula="of:=[.F624]" office:value-type="float" office:value="940" calcext:value-type="float">
            <text:p>940</text:p>
          </table:table-cell>
        </table:table-row>
        <table:table-row table:style-name="ro2">
          <table:table-cell office:value-type="string" calcext:value-type="string">
            <text:p>Point (450090.8492468356853351 9131346.33557904697954655)</text:p>
          </table:table-cell>
          <table:table-cell office:value-type="float" office:value="881" calcext:value-type="float">
            <text:p>881</text:p>
          </table:table-cell>
          <table:table-cell office:value-type="float" office:value="434" calcext:value-type="float">
            <text:p>434</text:p>
          </table:table-cell>
          <table:table-cell office:value-type="float" office:value="450090.849246836" calcext:value-type="float">
            <text:p>450090.849246836</text:p>
          </table:table-cell>
          <table:table-cell office:value-type="float" office:value="9131346.33557905" calcext:value-type="float">
            <text:p>9131346.33557905</text:p>
          </table:table-cell>
          <table:table-cell office:value-type="float" office:value="434" calcext:value-type="float">
            <text:p>434</text:p>
          </table:table-cell>
          <table:table-cell table:formula="of:=[.D625]/100" office:value-type="float" office:value="4500.90849246836" calcext:value-type="float">
            <text:p>4500.90849246836</text:p>
          </table:table-cell>
          <table:table-cell table:formula="of:=[.E625]/100" office:value-type="float" office:value="91313.4633557905" calcext:value-type="float">
            <text:p>91313.4633557905</text:p>
          </table:table-cell>
          <table:table-cell table:formula="of:=[.F625]" office:value-type="float" office:value="434" calcext:value-type="float">
            <text:p>434</text:p>
          </table:table-cell>
        </table:table-row>
        <table:table-row table:style-name="ro2">
          <table:table-cell office:value-type="string" calcext:value-type="string">
            <text:p>Point (442820.12785584421362728 9172472.47389896586537361)</text:p>
          </table:table-cell>
          <table:table-cell office:value-type="float" office:value="886" calcext:value-type="float">
            <text:p>886</text:p>
          </table:table-cell>
          <table:table-cell office:value-type="float" office:value="1010" calcext:value-type="float">
            <text:p>1010</text:p>
          </table:table-cell>
          <table:table-cell office:value-type="float" office:value="442820.127855844" calcext:value-type="float">
            <text:p>442820.127855844</text:p>
          </table:table-cell>
          <table:table-cell office:value-type="float" office:value="9172472.47389897" calcext:value-type="float">
            <text:p>9172472.47389897</text:p>
          </table:table-cell>
          <table:table-cell office:value-type="float" office:value="1010" calcext:value-type="float">
            <text:p>1010</text:p>
          </table:table-cell>
          <table:table-cell table:formula="of:=[.D626]/100" office:value-type="float" office:value="4428.20127855844" calcext:value-type="float">
            <text:p>4428.20127855844</text:p>
          </table:table-cell>
          <table:table-cell table:formula="of:=[.E626]/100" office:value-type="float" office:value="91724.7247389897" calcext:value-type="float">
            <text:p>91724.7247389897</text:p>
          </table:table-cell>
          <table:table-cell table:formula="of:=[.F626]" office:value-type="float" office:value="1010" calcext:value-type="float">
            <text:p>1010</text:p>
          </table:table-cell>
        </table:table-row>
        <table:table-row table:style-name="ro2">
          <table:table-cell office:value-type="string" calcext:value-type="string">
            <text:p>Point (457974.24282644770573825 9144896.29010138288140297)</text:p>
          </table:table-cell>
          <table:table-cell office:value-type="float" office:value="887" calcext:value-type="float">
            <text:p>887</text:p>
          </table:table-cell>
          <table:table-cell office:value-type="float" office:value="522" calcext:value-type="float">
            <text:p>522</text:p>
          </table:table-cell>
          <table:table-cell office:value-type="float" office:value="457974.242826448" calcext:value-type="float">
            <text:p>457974.242826448</text:p>
          </table:table-cell>
          <table:table-cell office:value-type="float" office:value="9144896.29010138" calcext:value-type="float">
            <text:p>9144896.29010138</text:p>
          </table:table-cell>
          <table:table-cell office:value-type="float" office:value="522" calcext:value-type="float">
            <text:p>522</text:p>
          </table:table-cell>
          <table:table-cell table:formula="of:=[.D627]/100" office:value-type="float" office:value="4579.74242826448" calcext:value-type="float">
            <text:p>4579.74242826448</text:p>
          </table:table-cell>
          <table:table-cell table:formula="of:=[.E627]/100" office:value-type="float" office:value="91448.9629010138" calcext:value-type="float">
            <text:p>91448.9629010138</text:p>
          </table:table-cell>
          <table:table-cell table:formula="of:=[.F627]" office:value-type="float" office:value="522" calcext:value-type="float">
            <text:p>522</text:p>
          </table:table-cell>
        </table:table-row>
        <table:table-row table:style-name="ro2">
          <table:table-cell office:value-type="string" calcext:value-type="string">
            <text:p>Point (416745.81779627653304487 9146106.72632178105413914)</text:p>
          </table:table-cell>
          <table:table-cell office:value-type="float" office:value="884" calcext:value-type="float">
            <text:p>884</text:p>
          </table:table-cell>
          <table:table-cell office:value-type="float" office:value="503" calcext:value-type="float">
            <text:p>503</text:p>
          </table:table-cell>
          <table:table-cell office:value-type="float" office:value="416745.817796277" calcext:value-type="float">
            <text:p>416745.817796277</text:p>
          </table:table-cell>
          <table:table-cell office:value-type="float" office:value="9146106.72632178" calcext:value-type="float">
            <text:p>9146106.72632178</text:p>
          </table:table-cell>
          <table:table-cell office:value-type="float" office:value="503" calcext:value-type="float">
            <text:p>503</text:p>
          </table:table-cell>
          <table:table-cell table:formula="of:=[.D628]/100" office:value-type="float" office:value="4167.45817796277" calcext:value-type="float">
            <text:p>4167.45817796277</text:p>
          </table:table-cell>
          <table:table-cell table:formula="of:=[.E628]/100" office:value-type="float" office:value="91461.0672632178" calcext:value-type="float">
            <text:p>91461.0672632178</text:p>
          </table:table-cell>
          <table:table-cell table:formula="of:=[.F628]" office:value-type="float" office:value="503" calcext:value-type="float">
            <text:p>503</text:p>
          </table:table-cell>
        </table:table-row>
        <table:table-row table:style-name="ro2">
          <table:table-cell office:value-type="string" calcext:value-type="string">
            <text:p>Point (416331.62275089649483562 9134668.86509397625923157)</text:p>
          </table:table-cell>
          <table:table-cell office:value-type="float" office:value="885" calcext:value-type="float">
            <text:p>885</text:p>
          </table:table-cell>
          <table:table-cell office:value-type="float" office:value="453" calcext:value-type="float">
            <text:p>453</text:p>
          </table:table-cell>
          <table:table-cell office:value-type="float" office:value="416331.622750896" calcext:value-type="float">
            <text:p>416331.622750896</text:p>
          </table:table-cell>
          <table:table-cell office:value-type="float" office:value="9134668.86509398" calcext:value-type="float">
            <text:p>9134668.86509398</text:p>
          </table:table-cell>
          <table:table-cell office:value-type="float" office:value="453" calcext:value-type="float">
            <text:p>453</text:p>
          </table:table-cell>
          <table:table-cell table:formula="of:=[.D629]/100" office:value-type="float" office:value="4163.31622750897" calcext:value-type="float">
            <text:p>4163.31622750897</text:p>
          </table:table-cell>
          <table:table-cell table:formula="of:=[.E629]/100" office:value-type="float" office:value="91346.6886509398" calcext:value-type="float">
            <text:p>91346.6886509398</text:p>
          </table:table-cell>
          <table:table-cell table:formula="of:=[.F629]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Point (453759.37902497441973537 9164373.15768271498382092)</text:p>
          </table:table-cell>
          <table:table-cell office:value-type="float" office:value="138" calcext:value-type="float">
            <text:p>138</text:p>
          </table:table-cell>
          <table:table-cell office:value-type="float" office:value="923" calcext:value-type="float">
            <text:p>923</text:p>
          </table:table-cell>
          <table:table-cell office:value-type="float" office:value="453759.379024974" calcext:value-type="float">
            <text:p>453759.379024974</text:p>
          </table:table-cell>
          <table:table-cell office:value-type="float" office:value="9164373.15768271" calcext:value-type="float">
            <text:p>9164373.15768271</text:p>
          </table:table-cell>
          <table:table-cell office:value-type="float" office:value="923" calcext:value-type="float">
            <text:p>923</text:p>
          </table:table-cell>
          <table:table-cell table:formula="of:=[.D630]/100" office:value-type="float" office:value="4537.59379024974" calcext:value-type="float">
            <text:p>4537.59379024974</text:p>
          </table:table-cell>
          <table:table-cell table:formula="of:=[.E630]/100" office:value-type="float" office:value="91643.7315768271" calcext:value-type="float">
            <text:p>91643.7315768271</text:p>
          </table:table-cell>
          <table:table-cell table:formula="of:=[.F630]" office:value-type="float" office:value="923" calcext:value-type="float">
            <text:p>923</text:p>
          </table:table-cell>
        </table:table-row>
        <table:table-row table:style-name="ro2">
          <table:table-cell office:value-type="string" calcext:value-type="string">
            <text:p>Point (450221.59468807891244069 9182931.8138434886932373)</text:p>
          </table:table-cell>
          <table:table-cell office:value-type="float" office:value="139" calcext:value-type="float">
            <text:p>139</text:p>
          </table:table-cell>
          <table:table-cell office:value-type="float" office:value="882" calcext:value-type="float">
            <text:p>882</text:p>
          </table:table-cell>
          <table:table-cell office:value-type="float" office:value="450221.594688079" calcext:value-type="float">
            <text:p>450221.594688079</text:p>
          </table:table-cell>
          <table:table-cell office:value-type="float" office:value="9182931.81384349" calcext:value-type="float">
            <text:p>9182931.81384349</text:p>
          </table:table-cell>
          <table:table-cell office:value-type="float" office:value="882" calcext:value-type="float">
            <text:p>882</text:p>
          </table:table-cell>
          <table:table-cell table:formula="of:=[.D631]/100" office:value-type="float" office:value="4502.21594688079" calcext:value-type="float">
            <text:p>4502.21594688079</text:p>
          </table:table-cell>
          <table:table-cell table:formula="of:=[.E631]/100" office:value-type="float" office:value="91829.3181384349" calcext:value-type="float">
            <text:p>91829.3181384349</text:p>
          </table:table-cell>
          <table:table-cell table:formula="of:=[.F631]" office:value-type="float" office:value="882" calcext:value-type="float">
            <text:p>882</text:p>
          </table:table-cell>
        </table:table-row>
        <table:table-row table:style-name="ro2">
          <table:table-cell office:value-type="string" calcext:value-type="string">
            <text:p>Point (428255.11822226090589538 9154512.35927781090140343)</text:p>
          </table:table-cell>
          <table:table-cell office:value-type="float" office:value="136" calcext:value-type="float">
            <text:p>136</text:p>
          </table:table-cell>
          <table:table-cell office:value-type="float" office:value="478" calcext:value-type="float">
            <text:p>478</text:p>
          </table:table-cell>
          <table:table-cell office:value-type="float" office:value="428255.118222261" calcext:value-type="float">
            <text:p>428255.118222261</text:p>
          </table:table-cell>
          <table:table-cell office:value-type="float" office:value="9154512.35927781" calcext:value-type="float">
            <text:p>9154512.35927781</text:p>
          </table:table-cell>
          <table:table-cell office:value-type="float" office:value="478" calcext:value-type="float">
            <text:p>478</text:p>
          </table:table-cell>
          <table:table-cell table:formula="of:=[.D632]/100" office:value-type="float" office:value="4282.55118222261" calcext:value-type="float">
            <text:p>4282.55118222261</text:p>
          </table:table-cell>
          <table:table-cell table:formula="of:=[.E632]/100" office:value-type="float" office:value="91545.1235927781" calcext:value-type="float">
            <text:p>91545.1235927781</text:p>
          </table:table-cell>
          <table:table-cell table:formula="of:=[.F632]" office:value-type="float" office:value="478" calcext:value-type="float">
            <text:p>478</text:p>
          </table:table-cell>
        </table:table-row>
        <table:table-row table:style-name="ro2">
          <table:table-cell office:value-type="string" calcext:value-type="string">
            <text:p>Point (445754.36933658475754783 9139108.35632425174117088)</text:p>
          </table:table-cell>
          <table:table-cell office:value-type="float" office:value="137" calcext:value-type="float">
            <text:p>137</text:p>
          </table:table-cell>
          <table:table-cell office:value-type="float" office:value="430" calcext:value-type="float">
            <text:p>430</text:p>
          </table:table-cell>
          <table:table-cell office:value-type="float" office:value="445754.369336585" calcext:value-type="float">
            <text:p>445754.369336585</text:p>
          </table:table-cell>
          <table:table-cell office:value-type="float" office:value="9139108.35632425" calcext:value-type="float">
            <text:p>9139108.35632425</text:p>
          </table:table-cell>
          <table:table-cell office:value-type="float" office:value="430" calcext:value-type="float">
            <text:p>430</text:p>
          </table:table-cell>
          <table:table-cell table:formula="of:=[.D633]/100" office:value-type="float" office:value="4457.54369336585" calcext:value-type="float">
            <text:p>4457.54369336585</text:p>
          </table:table-cell>
          <table:table-cell table:formula="of:=[.E633]/100" office:value-type="float" office:value="91391.0835632425" calcext:value-type="float">
            <text:p>91391.0835632425</text:p>
          </table:table-cell>
          <table:table-cell table:formula="of:=[.F633]" office:value-type="float" office:value="430" calcext:value-type="float">
            <text:p>430</text:p>
          </table:table-cell>
        </table:table-row>
        <table:table-row table:style-name="ro2">
          <table:table-cell office:value-type="string" calcext:value-type="string">
            <text:p>Point (463758.33382133522536606 9157885.06026213616132736)</text:p>
          </table:table-cell>
          <table:table-cell office:value-type="float" office:value="142" calcext:value-type="float">
            <text:p>142</text:p>
          </table:table-cell>
          <table:table-cell office:value-type="float" office:value="931" calcext:value-type="float">
            <text:p>931</text:p>
          </table:table-cell>
          <table:table-cell office:value-type="float" office:value="463758.333821335" calcext:value-type="float">
            <text:p>463758.333821335</text:p>
          </table:table-cell>
          <table:table-cell office:value-type="float" office:value="9157885.06026214" calcext:value-type="float">
            <text:p>9157885.06026214</text:p>
          </table:table-cell>
          <table:table-cell office:value-type="float" office:value="931" calcext:value-type="float">
            <text:p>931</text:p>
          </table:table-cell>
          <table:table-cell table:formula="of:=[.D634]/100" office:value-type="float" office:value="4637.58333821335" calcext:value-type="float">
            <text:p>4637.58333821335</text:p>
          </table:table-cell>
          <table:table-cell table:formula="of:=[.E634]/100" office:value-type="float" office:value="91578.8506026214" calcext:value-type="float">
            <text:p>91578.8506026214</text:p>
          </table:table-cell>
          <table:table-cell table:formula="of:=[.F634]" office:value-type="float" office:value="931" calcext:value-type="float">
            <text:p>931</text:p>
          </table:table-cell>
        </table:table-row>
        <table:table-row table:style-name="ro2">
          <table:table-cell office:value-type="string" calcext:value-type="string">
            <text:p>Point (422302.97757044975878671 9132562.17971727065742016)</text:p>
          </table:table-cell>
          <table:table-cell office:value-type="float" office:value="143" calcext:value-type="float">
            <text:p>143</text:p>
          </table:table-cell>
          <table:table-cell office:value-type="float" office:value="476" calcext:value-type="float">
            <text:p>476</text:p>
          </table:table-cell>
          <table:table-cell office:value-type="float" office:value="422302.97757045" calcext:value-type="float">
            <text:p>422302.97757045</text:p>
          </table:table-cell>
          <table:table-cell office:value-type="float" office:value="9132562.17971727" calcext:value-type="float">
            <text:p>9132562.17971727</text:p>
          </table:table-cell>
          <table:table-cell office:value-type="float" office:value="476" calcext:value-type="float">
            <text:p>476</text:p>
          </table:table-cell>
          <table:table-cell table:formula="of:=[.D635]/100" office:value-type="float" office:value="4223.0297757045" calcext:value-type="float">
            <text:p>4223.0297757045</text:p>
          </table:table-cell>
          <table:table-cell table:formula="of:=[.E635]/100" office:value-type="float" office:value="91325.6217971727" calcext:value-type="float">
            <text:p>91325.6217971727</text:p>
          </table:table-cell>
          <table:table-cell table:formula="of:=[.F635]" office:value-type="float" office:value="476" calcext:value-type="float">
            <text:p>476</text:p>
          </table:table-cell>
        </table:table-row>
        <table:table-row table:style-name="ro2">
          <table:table-cell office:value-type="string" calcext:value-type="string">
            <text:p>Point (452555.94978675636230037 9173555.75512710399925709)</text:p>
          </table:table-cell>
          <table:table-cell office:value-type="float" office:value="140" calcext:value-type="float">
            <text:p>140</text:p>
          </table:table-cell>
          <table:table-cell office:value-type="float" office:value="882" calcext:value-type="float">
            <text:p>882</text:p>
          </table:table-cell>
          <table:table-cell office:value-type="float" office:value="452555.949786756" calcext:value-type="float">
            <text:p>452555.949786756</text:p>
          </table:table-cell>
          <table:table-cell office:value-type="float" office:value="9173555.7551271" calcext:value-type="float">
            <text:p>9173555.7551271</text:p>
          </table:table-cell>
          <table:table-cell office:value-type="float" office:value="882" calcext:value-type="float">
            <text:p>882</text:p>
          </table:table-cell>
          <table:table-cell table:formula="of:=[.D636]/100" office:value-type="float" office:value="4525.55949786756" calcext:value-type="float">
            <text:p>4525.55949786756</text:p>
          </table:table-cell>
          <table:table-cell table:formula="of:=[.E636]/100" office:value-type="float" office:value="91735.557551271" calcext:value-type="float">
            <text:p>91735.557551271</text:p>
          </table:table-cell>
          <table:table-cell table:formula="of:=[.F636]" office:value-type="float" office:value="882" calcext:value-type="float">
            <text:p>882</text:p>
          </table:table-cell>
        </table:table-row>
        <table:table-row table:style-name="ro2">
          <table:table-cell office:value-type="string" calcext:value-type="string">
            <text:p>Point (448337.6973531253170222 9132943.68779201433062553)</text:p>
          </table:table-cell>
          <table:table-cell office:value-type="float" office:value="141" calcext:value-type="float">
            <text:p>141</text:p>
          </table:table-cell>
          <table:table-cell office:value-type="float" office:value="456" calcext:value-type="float">
            <text:p>456</text:p>
          </table:table-cell>
          <table:table-cell office:value-type="float" office:value="448337.697353125" calcext:value-type="float">
            <text:p>448337.697353125</text:p>
          </table:table-cell>
          <table:table-cell office:value-type="float" office:value="9132943.68779201" calcext:value-type="float">
            <text:p>9132943.68779201</text:p>
          </table:table-cell>
          <table:table-cell office:value-type="float" office:value="456" calcext:value-type="float">
            <text:p>456</text:p>
          </table:table-cell>
          <table:table-cell table:formula="of:=[.D637]/100" office:value-type="float" office:value="4483.37697353125" calcext:value-type="float">
            <text:p>4483.37697353125</text:p>
          </table:table-cell>
          <table:table-cell table:formula="of:=[.E637]/100" office:value-type="float" office:value="91329.4368779201" calcext:value-type="float">
            <text:p>91329.4368779201</text:p>
          </table:table-cell>
          <table:table-cell table:formula="of:=[.F637]" office:value-type="float" office:value="456" calcext:value-type="float">
            <text:p>456</text:p>
          </table:table-cell>
        </table:table-row>
        <table:table-row table:style-name="ro2">
          <table:table-cell office:value-type="string" calcext:value-type="string">
            <text:p>Point (422671.0180017349193804 9161555.3598148338496685)</text:p>
          </table:table-cell>
          <table:table-cell office:value-type="float" office:value="130" calcext:value-type="float">
            <text:p>130</text:p>
          </table:table-cell>
          <table:table-cell office:value-type="float" office:value="483" calcext:value-type="float">
            <text:p>483</text:p>
          </table:table-cell>
          <table:table-cell office:value-type="float" office:value="422671.018001735" calcext:value-type="float">
            <text:p>422671.018001735</text:p>
          </table:table-cell>
          <table:table-cell office:value-type="float" office:value="9161555.35981483" calcext:value-type="float">
            <text:p>9161555.35981483</text:p>
          </table:table-cell>
          <table:table-cell office:value-type="float" office:value="483" calcext:value-type="float">
            <text:p>483</text:p>
          </table:table-cell>
          <table:table-cell table:formula="of:=[.D638]/100" office:value-type="float" office:value="4226.71018001735" calcext:value-type="float">
            <text:p>4226.71018001735</text:p>
          </table:table-cell>
          <table:table-cell table:formula="of:=[.E638]/100" office:value-type="float" office:value="91615.5535981483" calcext:value-type="float">
            <text:p>91615.5535981483</text:p>
          </table:table-cell>
          <table:table-cell table:formula="of:=[.F638]" office:value-type="float" office:value="483" calcext:value-type="float">
            <text:p>483</text:p>
          </table:table-cell>
        </table:table-row>
        <table:table-row table:style-name="ro2">
          <table:table-cell office:value-type="string" calcext:value-type="string">
            <text:p>Point (440803.61114852194441482 9136955.64913037233054638)</text:p>
          </table:table-cell>
          <table:table-cell office:value-type="float" office:value="131" calcext:value-type="float">
            <text:p>131</text:p>
          </table:table-cell>
          <table:table-cell office:value-type="float" office:value="442" calcext:value-type="float">
            <text:p>442</text:p>
          </table:table-cell>
          <table:table-cell office:value-type="float" office:value="440803.611148522" calcext:value-type="float">
            <text:p>440803.611148522</text:p>
          </table:table-cell>
          <table:table-cell office:value-type="float" office:value="9136955.64913037" calcext:value-type="float">
            <text:p>9136955.64913037</text:p>
          </table:table-cell>
          <table:table-cell office:value-type="float" office:value="442" calcext:value-type="float">
            <text:p>442</text:p>
          </table:table-cell>
          <table:table-cell table:formula="of:=[.D639]/100" office:value-type="float" office:value="4408.03611148522" calcext:value-type="float">
            <text:p>4408.03611148522</text:p>
          </table:table-cell>
          <table:table-cell table:formula="of:=[.E639]/100" office:value-type="float" office:value="91369.5564913037" calcext:value-type="float">
            <text:p>91369.5564913037</text:p>
          </table:table-cell>
          <table:table-cell table:formula="of:=[.F639]"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Point (453846.18556168815121055 9146026.51856809295713902)</text:p>
          </table:table-cell>
          <table:table-cell office:value-type="float" office:value="128" calcext:value-type="float">
            <text:p>128</text:p>
          </table:table-cell>
          <table:table-cell office:value-type="float" office:value="539" calcext:value-type="float">
            <text:p>539</text:p>
          </table:table-cell>
          <table:table-cell office:value-type="float" office:value="453846.185561688" calcext:value-type="float">
            <text:p>453846.185561688</text:p>
          </table:table-cell>
          <table:table-cell office:value-type="float" office:value="9146026.51856809" calcext:value-type="float">
            <text:p>9146026.51856809</text:p>
          </table:table-cell>
          <table:table-cell office:value-type="float" office:value="539" calcext:value-type="float">
            <text:p>539</text:p>
          </table:table-cell>
          <table:table-cell table:formula="of:=[.D640]/100" office:value-type="float" office:value="4538.46185561688" calcext:value-type="float">
            <text:p>4538.46185561688</text:p>
          </table:table-cell>
          <table:table-cell table:formula="of:=[.E640]/100" office:value-type="float" office:value="91460.2651856809" calcext:value-type="float">
            <text:p>91460.2651856809</text:p>
          </table:table-cell>
          <table:table-cell table:formula="of:=[.F640]" office:value-type="float" office:value="539" calcext:value-type="float">
            <text:p>539</text:p>
          </table:table-cell>
        </table:table-row>
        <table:table-row table:style-name="ro2">
          <table:table-cell office:value-type="string" calcext:value-type="string">
            <text:p>Point (416646.89864587818738073 9158124.43296747654676437)</text:p>
          </table:table-cell>
          <table:table-cell office:value-type="float" office:value="129" calcext:value-type="float">
            <text:p>129</text:p>
          </table:table-cell>
          <table:table-cell office:value-type="float" office:value="506" calcext:value-type="float">
            <text:p>506</text:p>
          </table:table-cell>
          <table:table-cell office:value-type="float" office:value="416646.898645878" calcext:value-type="float">
            <text:p>416646.898645878</text:p>
          </table:table-cell>
          <table:table-cell office:value-type="float" office:value="9158124.43296748" calcext:value-type="float">
            <text:p>9158124.43296748</text:p>
          </table:table-cell>
          <table:table-cell office:value-type="float" office:value="506" calcext:value-type="float">
            <text:p>506</text:p>
          </table:table-cell>
          <table:table-cell table:formula="of:=[.D641]/100" office:value-type="float" office:value="4166.46898645878" calcext:value-type="float">
            <text:p>4166.46898645878</text:p>
          </table:table-cell>
          <table:table-cell table:formula="of:=[.E641]/100" office:value-type="float" office:value="91581.2443296748" calcext:value-type="float">
            <text:p>91581.2443296748</text:p>
          </table:table-cell>
          <table:table-cell table:formula="of:=[.F641]" office:value-type="float" office:value="506" calcext:value-type="float">
            <text:p>506</text:p>
          </table:table-cell>
        </table:table-row>
        <table:table-row table:style-name="ro2">
          <table:table-cell office:value-type="string" calcext:value-type="string">
            <text:p>Point (425514.8846185234724544 9176472.17618931271135807)</text:p>
          </table:table-cell>
          <table:table-cell office:value-type="float" office:value="134" calcext:value-type="float">
            <text:p>134</text:p>
          </table:table-cell>
          <table:table-cell office:value-type="float" office:value="950" calcext:value-type="float">
            <text:p>950</text:p>
          </table:table-cell>
          <table:table-cell office:value-type="float" office:value="425514.884618524" calcext:value-type="float">
            <text:p>425514.884618524</text:p>
          </table:table-cell>
          <table:table-cell office:value-type="float" office:value="9176472.17618931" calcext:value-type="float">
            <text:p>9176472.17618931</text:p>
          </table:table-cell>
          <table:table-cell office:value-type="float" office:value="950" calcext:value-type="float">
            <text:p>950</text:p>
          </table:table-cell>
          <table:table-cell table:formula="of:=[.D642]/100" office:value-type="float" office:value="4255.14884618524" calcext:value-type="float">
            <text:p>4255.14884618524</text:p>
          </table:table-cell>
          <table:table-cell table:formula="of:=[.E642]/100" office:value-type="float" office:value="91764.7217618931" calcext:value-type="float">
            <text:p>91764.7217618931</text:p>
          </table:table-cell>
          <table:table-cell table:formula="of:=[.F642]" office:value-type="float" office:value="950" calcext:value-type="float">
            <text:p>950</text:p>
          </table:table-cell>
        </table:table-row>
        <table:table-row table:style-name="ro2">
          <table:table-cell office:value-type="string" calcext:value-type="string">
            <text:p>Point (413974.7409563604160212 9167553.63352790847420692)</text:p>
          </table:table-cell>
          <table:table-cell office:value-type="float" office:value="135" calcext:value-type="float">
            <text:p>135</text:p>
          </table:table-cell>
          <table:table-cell office:value-type="float" office:value="524" calcext:value-type="float">
            <text:p>524</text:p>
          </table:table-cell>
          <table:table-cell office:value-type="float" office:value="413974.74095636" calcext:value-type="float">
            <text:p>413974.74095636</text:p>
          </table:table-cell>
          <table:table-cell office:value-type="float" office:value="9167553.63352791" calcext:value-type="float">
            <text:p>9167553.63352791</text:p>
          </table:table-cell>
          <table:table-cell office:value-type="float" office:value="524" calcext:value-type="float">
            <text:p>524</text:p>
          </table:table-cell>
          <table:table-cell table:formula="of:=[.D643]/100" office:value-type="float" office:value="4139.7474095636" calcext:value-type="float">
            <text:p>4139.7474095636</text:p>
          </table:table-cell>
          <table:table-cell table:formula="of:=[.E643]/100" office:value-type="float" office:value="91675.5363352791" calcext:value-type="float">
            <text:p>91675.5363352791</text:p>
          </table:table-cell>
          <table:table-cell table:formula="of:=[.F643]" office:value-type="float" office:value="524" calcext:value-type="float">
            <text:p>524</text:p>
          </table:table-cell>
        </table:table-row>
        <table:table-row table:style-name="ro2">
          <table:table-cell office:value-type="string" calcext:value-type="string">
            <text:p>Point (420461.96148066921159625 9175905.59701607190072536)</text:p>
          </table:table-cell>
          <table:table-cell office:value-type="float" office:value="132" calcext:value-type="float">
            <text:p>132</text:p>
          </table:table-cell>
          <table:table-cell office:value-type="float" office:value="756" calcext:value-type="float">
            <text:p>756</text:p>
          </table:table-cell>
          <table:table-cell office:value-type="float" office:value="420461.961480669" calcext:value-type="float">
            <text:p>420461.961480669</text:p>
          </table:table-cell>
          <table:table-cell office:value-type="float" office:value="9175905.59701607" calcext:value-type="float">
            <text:p>9175905.59701607</text:p>
          </table:table-cell>
          <table:table-cell office:value-type="float" office:value="756" calcext:value-type="float">
            <text:p>756</text:p>
          </table:table-cell>
          <table:table-cell table:formula="of:=[.D644]/100" office:value-type="float" office:value="4204.61961480669" calcext:value-type="float">
            <text:p>4204.61961480669</text:p>
          </table:table-cell>
          <table:table-cell table:formula="of:=[.E644]/100" office:value-type="float" office:value="91759.0559701607" calcext:value-type="float">
            <text:p>91759.0559701607</text:p>
          </table:table-cell>
          <table:table-cell table:formula="of:=[.F644]" office:value-type="float" office:value="756" calcext:value-type="float">
            <text:p>756</text:p>
          </table:table-cell>
        </table:table-row>
        <table:table-row table:style-name="ro2">
          <table:table-cell office:value-type="string" calcext:value-type="string">
            <text:p>Point (431231.80065830901730806 9160068.61789265647530556)</text:p>
          </table:table-cell>
          <table:table-cell office:value-type="float" office:value="133" calcext:value-type="float">
            <text:p>133</text:p>
          </table:table-cell>
          <table:table-cell office:value-type="float" office:value="506" calcext:value-type="float">
            <text:p>506</text:p>
          </table:table-cell>
          <table:table-cell office:value-type="float" office:value="431231.800658309" calcext:value-type="float">
            <text:p>431231.800658309</text:p>
          </table:table-cell>
          <table:table-cell office:value-type="float" office:value="9160068.61789266" calcext:value-type="float">
            <text:p>9160068.61789266</text:p>
          </table:table-cell>
          <table:table-cell office:value-type="float" office:value="506" calcext:value-type="float">
            <text:p>506</text:p>
          </table:table-cell>
          <table:table-cell table:formula="of:=[.D645]/100" office:value-type="float" office:value="4312.31800658309" calcext:value-type="float">
            <text:p>4312.31800658309</text:p>
          </table:table-cell>
          <table:table-cell table:formula="of:=[.E645]/100" office:value-type="float" office:value="91600.6861789266" calcext:value-type="float">
            <text:p>91600.6861789266</text:p>
          </table:table-cell>
          <table:table-cell table:formula="of:=[.F645]" office:value-type="float" office:value="506" calcext:value-type="float">
            <text:p>506</text:p>
          </table:table-cell>
        </table:table-row>
        <table:table-row table:style-name="ro3">
          <table:table-cell office:value-type="string" calcext:value-type="string">
            <text:p>Point (462729.129525174445007 9157106.79629969224333763)</text:p>
          </table:table-cell>
          <table:table-cell office:value-type="float" office:value="154" calcext:value-type="float">
            <text:p>154</text:p>
          </table:table-cell>
          <table:table-cell office:value-type="float" office:value="943" calcext:value-type="float">
            <text:p>943</text:p>
          </table:table-cell>
          <table:table-cell office:value-type="float" office:value="462729.129525174" calcext:value-type="float">
            <text:p>462729.129525174</text:p>
          </table:table-cell>
          <table:table-cell office:value-type="float" office:value="9157106.79629969" calcext:value-type="float">
            <text:p>9157106.79629969</text:p>
          </table:table-cell>
          <table:table-cell office:value-type="float" office:value="943" calcext:value-type="float">
            <text:p>943</text:p>
          </table:table-cell>
          <table:table-cell table:formula="of:=[.D646]/100" office:value-type="float" office:value="4627.29129525174" calcext:value-type="float">
            <text:p>4627.29129525174</text:p>
          </table:table-cell>
          <table:table-cell table:formula="of:=[.E646]/100" office:value-type="float" office:value="91571.0679629969" calcext:value-type="float">
            <text:p>91571.0679629969</text:p>
          </table:table-cell>
          <table:table-cell table:formula="of:=[.F646]" office:value-type="float" office:value="943" calcext:value-type="float">
            <text:p>943</text:p>
          </table:table-cell>
        </table:table-row>
        <table:table-row table:style-name="ro2">
          <table:table-cell office:value-type="string" calcext:value-type="string">
            <text:p>Point (427014.1751202461309731 9167558.16587099991738796)</text:p>
          </table:table-cell>
          <table:table-cell office:value-type="float" office:value="155" calcext:value-type="float">
            <text:p>155</text:p>
          </table:table-cell>
          <table:table-cell office:value-type="float" office:value="591" calcext:value-type="float">
            <text:p>591</text:p>
          </table:table-cell>
          <table:table-cell office:value-type="float" office:value="427014.175120246" calcext:value-type="float">
            <text:p>427014.175120246</text:p>
          </table:table-cell>
          <table:table-cell office:value-type="float" office:value="9167558.165871" calcext:value-type="float">
            <text:p>9167558.165871</text:p>
          </table:table-cell>
          <table:table-cell office:value-type="float" office:value="591" calcext:value-type="float">
            <text:p>591</text:p>
          </table:table-cell>
          <table:table-cell table:formula="of:=[.D647]/100" office:value-type="float" office:value="4270.14175120246" calcext:value-type="float">
            <text:p>4270.14175120246</text:p>
          </table:table-cell>
          <table:table-cell table:formula="of:=[.E647]/100" office:value-type="float" office:value="91675.58165871" calcext:value-type="float">
            <text:p>91675.58165871</text:p>
          </table:table-cell>
          <table:table-cell table:formula="of:=[.F647]" office:value-type="float" office:value="591" calcext:value-type="float">
            <text:p>591</text:p>
          </table:table-cell>
        </table:table-row>
        <table:table-row table:style-name="ro2">
          <table:table-cell office:value-type="string" calcext:value-type="string">
            <text:p>Point (447426.65774175530532375 9158772.57120898179709911)</text:p>
          </table:table-cell>
          <table:table-cell office:value-type="float" office:value="152" calcext:value-type="float">
            <text:p>152</text:p>
          </table:table-cell>
          <table:table-cell office:value-type="float" office:value="549" calcext:value-type="float">
            <text:p>549</text:p>
          </table:table-cell>
          <table:table-cell office:value-type="float" office:value="447426.657741755" calcext:value-type="float">
            <text:p>447426.657741755</text:p>
          </table:table-cell>
          <table:table-cell office:value-type="float" office:value="9158772.57120898" calcext:value-type="float">
            <text:p>9158772.57120898</text:p>
          </table:table-cell>
          <table:table-cell office:value-type="float" office:value="549" calcext:value-type="float">
            <text:p>549</text:p>
          </table:table-cell>
          <table:table-cell table:formula="of:=[.D648]/100" office:value-type="float" office:value="4474.26657741755" calcext:value-type="float">
            <text:p>4474.26657741755</text:p>
          </table:table-cell>
          <table:table-cell table:formula="of:=[.E648]/100" office:value-type="float" office:value="91587.7257120898" calcext:value-type="float">
            <text:p>91587.7257120898</text:p>
          </table:table-cell>
          <table:table-cell table:formula="of:=[.F648]" office:value-type="float" office:value="549" calcext:value-type="float">
            <text:p>549</text:p>
          </table:table-cell>
        </table:table-row>
        <table:table-row table:style-name="ro2">
          <table:table-cell office:value-type="string" calcext:value-type="string">
            <text:p>Point (440694.8174965339130722 9167612.27601930871605873)</text:p>
          </table:table-cell>
          <table:table-cell office:value-type="float" office:value="153" calcext:value-type="float">
            <text:p>153</text:p>
          </table:table-cell>
          <table:table-cell office:value-type="float" office:value="812" calcext:value-type="float">
            <text:p>812</text:p>
          </table:table-cell>
          <table:table-cell office:value-type="float" office:value="440694.817496534" calcext:value-type="float">
            <text:p>440694.817496534</text:p>
          </table:table-cell>
          <table:table-cell office:value-type="float" office:value="9167612.27601931" calcext:value-type="float">
            <text:p>9167612.27601931</text:p>
          </table:table-cell>
          <table:table-cell office:value-type="float" office:value="812" calcext:value-type="float">
            <text:p>812</text:p>
          </table:table-cell>
          <table:table-cell table:formula="of:=[.D649]/100" office:value-type="float" office:value="4406.94817496534" calcext:value-type="float">
            <text:p>4406.94817496534</text:p>
          </table:table-cell>
          <table:table-cell table:formula="of:=[.E649]/100" office:value-type="float" office:value="91676.1227601931" calcext:value-type="float">
            <text:p>91676.1227601931</text:p>
          </table:table-cell>
          <table:table-cell table:formula="of:=[.F649]" office:value-type="float" office:value="812" calcext:value-type="float">
            <text:p>812</text:p>
          </table:table-cell>
        </table:table-row>
        <table:table-row table:style-name="ro2">
          <table:table-cell office:value-type="string" calcext:value-type="string">
            <text:p>Point (441337.82647203269880265 9143436.0527215488255024)</text:p>
          </table:table-cell>
          <table:table-cell office:value-type="float" office:value="158" calcext:value-type="float">
            <text:p>158</text:p>
          </table:table-cell>
          <table:table-cell office:value-type="float" office:value="445" calcext:value-type="float">
            <text:p>445</text:p>
          </table:table-cell>
          <table:table-cell office:value-type="float" office:value="441337.826472033" calcext:value-type="float">
            <text:p>441337.826472033</text:p>
          </table:table-cell>
          <table:table-cell office:value-type="float" office:value="9143436.05272155" calcext:value-type="float">
            <text:p>9143436.05272155</text:p>
          </table:table-cell>
          <table:table-cell office:value-type="float" office:value="445" calcext:value-type="float">
            <text:p>445</text:p>
          </table:table-cell>
          <table:table-cell table:formula="of:=[.D650]/100" office:value-type="float" office:value="4413.37826472033" calcext:value-type="float">
            <text:p>4413.37826472033</text:p>
          </table:table-cell>
          <table:table-cell table:formula="of:=[.E650]/100" office:value-type="float" office:value="91434.3605272155" calcext:value-type="float">
            <text:p>91434.3605272155</text:p>
          </table:table-cell>
          <table:table-cell table:formula="of:=[.F650]" office:value-type="float" office:value="445" calcext:value-type="float">
            <text:p>445</text:p>
          </table:table-cell>
        </table:table-row>
        <table:table-row table:style-name="ro2">
          <table:table-cell office:value-type="string" calcext:value-type="string">
            <text:p>Point (422616.79655156214721501 9144260.0650770477950573)</text:p>
          </table:table-cell>
          <table:table-cell office:value-type="float" office:value="159" calcext:value-type="float">
            <text:p>159</text:p>
          </table:table-cell>
          <table:table-cell office:value-type="float" office:value="462" calcext:value-type="float">
            <text:p>462</text:p>
          </table:table-cell>
          <table:table-cell office:value-type="float" office:value="422616.796551562" calcext:value-type="float">
            <text:p>422616.796551562</text:p>
          </table:table-cell>
          <table:table-cell office:value-type="float" office:value="9144260.06507705" calcext:value-type="float">
            <text:p>9144260.06507705</text:p>
          </table:table-cell>
          <table:table-cell office:value-type="float" office:value="462" calcext:value-type="float">
            <text:p>462</text:p>
          </table:table-cell>
          <table:table-cell table:formula="of:=[.D651]/100" office:value-type="float" office:value="4226.16796551562" calcext:value-type="float">
            <text:p>4226.16796551562</text:p>
          </table:table-cell>
          <table:table-cell table:formula="of:=[.E651]/100" office:value-type="float" office:value="91442.6006507705" calcext:value-type="float">
            <text:p>91442.6006507705</text:p>
          </table:table-cell>
          <table:table-cell table:formula="of:=[.F651]" office:value-type="float" office:value="462" calcext:value-type="float">
            <text:p>462</text:p>
          </table:table-cell>
        </table:table-row>
        <table:table-row table:style-name="ro2">
          <table:table-cell office:value-type="string" calcext:value-type="string">
            <text:p>Point (464248.49621343670878559 9159841.02363324724137783)</text:p>
          </table:table-cell>
          <table:table-cell office:value-type="float" office:value="156" calcext:value-type="float">
            <text:p>156</text:p>
          </table:table-cell>
          <table:table-cell office:value-type="float" office:value="923" calcext:value-type="float">
            <text:p>923</text:p>
          </table:table-cell>
          <table:table-cell office:value-type="float" office:value="464248.496213437" calcext:value-type="float">
            <text:p>464248.496213437</text:p>
          </table:table-cell>
          <table:table-cell office:value-type="float" office:value="9159841.02363325" calcext:value-type="float">
            <text:p>9159841.02363325</text:p>
          </table:table-cell>
          <table:table-cell office:value-type="float" office:value="923" calcext:value-type="float">
            <text:p>923</text:p>
          </table:table-cell>
          <table:table-cell table:formula="of:=[.D652]/100" office:value-type="float" office:value="4642.48496213437" calcext:value-type="float">
            <text:p>4642.48496213437</text:p>
          </table:table-cell>
          <table:table-cell table:formula="of:=[.E652]/100" office:value-type="float" office:value="91598.4102363325" calcext:value-type="float">
            <text:p>91598.4102363325</text:p>
          </table:table-cell>
          <table:table-cell table:formula="of:=[.F652]" office:value-type="float" office:value="923" calcext:value-type="float">
            <text:p>923</text:p>
          </table:table-cell>
        </table:table-row>
        <table:table-row table:style-name="ro2">
          <table:table-cell office:value-type="string" calcext:value-type="string">
            <text:p>Point (453200.79447127820458263 9145783.37841339223086834)</text:p>
          </table:table-cell>
          <table:table-cell office:value-type="float" office:value="157" calcext:value-type="float">
            <text:p>157</text:p>
          </table:table-cell>
          <table:table-cell office:value-type="float" office:value="540" calcext:value-type="float">
            <text:p>540</text:p>
          </table:table-cell>
          <table:table-cell office:value-type="float" office:value="453200.794471278" calcext:value-type="float">
            <text:p>453200.794471278</text:p>
          </table:table-cell>
          <table:table-cell office:value-type="float" office:value="9145783.37841339" calcext:value-type="float">
            <text:p>9145783.37841339</text:p>
          </table:table-cell>
          <table:table-cell office:value-type="float" office:value="540" calcext:value-type="float">
            <text:p>540</text:p>
          </table:table-cell>
          <table:table-cell table:formula="of:=[.D653]/100" office:value-type="float" office:value="4532.00794471278" calcext:value-type="float">
            <text:p>4532.00794471278</text:p>
          </table:table-cell>
          <table:table-cell table:formula="of:=[.E653]/100" office:value-type="float" office:value="91457.8337841339" calcext:value-type="float">
            <text:p>91457.8337841339</text:p>
          </table:table-cell>
          <table:table-cell table:formula="of:=[.F653]"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Point (416747.59149503620574251 9168062.44349642470479012)</text:p>
          </table:table-cell>
          <table:table-cell office:value-type="float" office:value="146" calcext:value-type="float">
            <text:p>146</text:p>
          </table:table-cell>
          <table:table-cell office:value-type="float" office:value="516" calcext:value-type="float">
            <text:p>516</text:p>
          </table:table-cell>
          <table:table-cell office:value-type="float" office:value="416747.591495036" calcext:value-type="float">
            <text:p>416747.591495036</text:p>
          </table:table-cell>
          <table:table-cell office:value-type="float" office:value="9168062.44349642" calcext:value-type="float">
            <text:p>9168062.44349642</text:p>
          </table:table-cell>
          <table:table-cell office:value-type="float" office:value="516" calcext:value-type="float">
            <text:p>516</text:p>
          </table:table-cell>
          <table:table-cell table:formula="of:=[.D654]/100" office:value-type="float" office:value="4167.47591495036" calcext:value-type="float">
            <text:p>4167.47591495036</text:p>
          </table:table-cell>
          <table:table-cell table:formula="of:=[.E654]/100" office:value-type="float" office:value="91680.6244349642" calcext:value-type="float">
            <text:p>91680.6244349642</text:p>
          </table:table-cell>
          <table:table-cell table:formula="of:=[.F654]" office:value-type="float" office:value="516" calcext:value-type="float">
            <text:p>516</text:p>
          </table:table-cell>
        </table:table-row>
        <table:table-row table:style-name="ro2">
          <table:table-cell office:value-type="string" calcext:value-type="string">
            <text:p>Point (443057.68583577638491988 9166352.12793680094182491)</text:p>
          </table:table-cell>
          <table:table-cell office:value-type="float" office:value="147" calcext:value-type="float">
            <text:p>147</text:p>
          </table:table-cell>
          <table:table-cell office:value-type="float" office:value="700" calcext:value-type="float">
            <text:p>700</text:p>
          </table:table-cell>
          <table:table-cell office:value-type="float" office:value="443057.685835776" calcext:value-type="float">
            <text:p>443057.685835776</text:p>
          </table:table-cell>
          <table:table-cell office:value-type="float" office:value="9166352.1279368" calcext:value-type="float">
            <text:p>9166352.1279368</text:p>
          </table:table-cell>
          <table:table-cell office:value-type="float" office:value="700" calcext:value-type="float">
            <text:p>700</text:p>
          </table:table-cell>
          <table:table-cell table:formula="of:=[.D655]/100" office:value-type="float" office:value="4430.57685835776" calcext:value-type="float">
            <text:p>4430.57685835776</text:p>
          </table:table-cell>
          <table:table-cell table:formula="of:=[.E655]/100" office:value-type="float" office:value="91663.521279368" calcext:value-type="float">
            <text:p>91663.521279368</text:p>
          </table:table-cell>
          <table:table-cell table:formula="of:=[.F655]" office:value-type="float" office:value="700" calcext:value-type="float">
            <text:p>700</text:p>
          </table:table-cell>
        </table:table-row>
        <table:table-row table:style-name="ro2">
          <table:table-cell office:value-type="string" calcext:value-type="string">
            <text:p>Point (451656.78205110022099689 9163376.01463002152740955)</text:p>
          </table:table-cell>
          <table:table-cell office:value-type="float" office:value="144" calcext:value-type="float">
            <text:p>144</text:p>
          </table:table-cell>
          <table:table-cell office:value-type="float" office:value="950" calcext:value-type="float">
            <text:p>950</text:p>
          </table:table-cell>
          <table:table-cell office:value-type="float" office:value="451656.7820511" calcext:value-type="float">
            <text:p>451656.7820511</text:p>
          </table:table-cell>
          <table:table-cell office:value-type="float" office:value="9163376.01463002" calcext:value-type="float">
            <text:p>9163376.01463002</text:p>
          </table:table-cell>
          <table:table-cell office:value-type="float" office:value="950" calcext:value-type="float">
            <text:p>950</text:p>
          </table:table-cell>
          <table:table-cell table:formula="of:=[.D656]/100" office:value-type="float" office:value="4516.567820511" calcext:value-type="float">
            <text:p>4516.567820511</text:p>
          </table:table-cell>
          <table:table-cell table:formula="of:=[.E656]/100" office:value-type="float" office:value="91633.7601463002" calcext:value-type="float">
            <text:p>91633.7601463002</text:p>
          </table:table-cell>
          <table:table-cell table:formula="of:=[.F656]" office:value-type="float" office:value="950" calcext:value-type="float">
            <text:p>950</text:p>
          </table:table-cell>
        </table:table-row>
        <table:table-row table:style-name="ro2">
          <table:table-cell office:value-type="string" calcext:value-type="string">
            <text:p>Point (447702.81903763784794137 9130224.28034105710685253)</text:p>
          </table:table-cell>
          <table:table-cell office:value-type="float" office:value="145" calcext:value-type="float">
            <text:p>145</text:p>
          </table:table-cell>
          <table:table-cell office:value-type="float" office:value="430" calcext:value-type="float">
            <text:p>430</text:p>
          </table:table-cell>
          <table:table-cell office:value-type="float" office:value="447702.819037638" calcext:value-type="float">
            <text:p>447702.819037638</text:p>
          </table:table-cell>
          <table:table-cell office:value-type="float" office:value="9130224.28034106" calcext:value-type="float">
            <text:p>9130224.28034106</text:p>
          </table:table-cell>
          <table:table-cell office:value-type="float" office:value="430" calcext:value-type="float">
            <text:p>430</text:p>
          </table:table-cell>
          <table:table-cell table:formula="of:=[.D657]/100" office:value-type="float" office:value="4477.02819037638" calcext:value-type="float">
            <text:p>4477.02819037638</text:p>
          </table:table-cell>
          <table:table-cell table:formula="of:=[.E657]/100" office:value-type="float" office:value="91302.2428034106" calcext:value-type="float">
            <text:p>91302.2428034106</text:p>
          </table:table-cell>
          <table:table-cell table:formula="of:=[.F657]" office:value-type="float" office:value="430" calcext:value-type="float">
            <text:p>430</text:p>
          </table:table-cell>
        </table:table-row>
        <table:table-row table:style-name="ro2">
          <table:table-cell office:value-type="string" calcext:value-type="string">
            <text:p>Point (459939.46042782749282196 9133258.45955134369432926)</text:p>
          </table:table-cell>
          <table:table-cell office:value-type="float" office:value="150" calcext:value-type="float">
            <text:p>150</text:p>
          </table:table-cell>
          <table:table-cell office:value-type="float" office:value="527" calcext:value-type="float">
            <text:p>527</text:p>
          </table:table-cell>
          <table:table-cell office:value-type="float" office:value="459939.460427828" calcext:value-type="float">
            <text:p>459939.460427828</text:p>
          </table:table-cell>
          <table:table-cell office:value-type="float" office:value="9133258.45955134" calcext:value-type="float">
            <text:p>9133258.45955134</text:p>
          </table:table-cell>
          <table:table-cell office:value-type="float" office:value="527" calcext:value-type="float">
            <text:p>527</text:p>
          </table:table-cell>
          <table:table-cell table:formula="of:=[.D658]/100" office:value-type="float" office:value="4599.39460427828" calcext:value-type="float">
            <text:p>4599.39460427828</text:p>
          </table:table-cell>
          <table:table-cell table:formula="of:=[.E658]/100" office:value-type="float" office:value="91332.5845955134" calcext:value-type="float">
            <text:p>91332.5845955134</text:p>
          </table:table-cell>
          <table:table-cell table:formula="of:=[.F658]" office:value-type="float" office:value="527" calcext:value-type="float">
            <text:p>527</text:p>
          </table:table-cell>
        </table:table-row>
        <table:table-row table:style-name="ro2">
          <table:table-cell office:value-type="string" calcext:value-type="string">
            <text:p>Point (429179.00238770857686177 9179967.04288198985159397)</text:p>
          </table:table-cell>
          <table:table-cell office:value-type="float" office:value="151" calcext:value-type="float">
            <text:p>151</text:p>
          </table:table-cell>
          <table:table-cell office:value-type="float" office:value="945" calcext:value-type="float">
            <text:p>945</text:p>
          </table:table-cell>
          <table:table-cell office:value-type="float" office:value="429179.002387709" calcext:value-type="float">
            <text:p>429179.002387709</text:p>
          </table:table-cell>
          <table:table-cell office:value-type="float" office:value="9179967.04288199" calcext:value-type="float">
            <text:p>9179967.04288199</text:p>
          </table:table-cell>
          <table:table-cell office:value-type="float" office:value="945" calcext:value-type="float">
            <text:p>945</text:p>
          </table:table-cell>
          <table:table-cell table:formula="of:=[.D659]/100" office:value-type="float" office:value="4291.79002387709" calcext:value-type="float">
            <text:p>4291.79002387709</text:p>
          </table:table-cell>
          <table:table-cell table:formula="of:=[.E659]/100" office:value-type="float" office:value="91799.6704288199" calcext:value-type="float">
            <text:p>91799.6704288199</text:p>
          </table:table-cell>
          <table:table-cell table:formula="of:=[.F659]" office:value-type="float" office:value="945" calcext:value-type="float">
            <text:p>945</text:p>
          </table:table-cell>
        </table:table-row>
        <table:table-row table:style-name="ro2">
          <table:table-cell office:value-type="string" calcext:value-type="string">
            <text:p>Point (437125.26753581949742511 9168569.45591869577765465)</text:p>
          </table:table-cell>
          <table:table-cell office:value-type="float" office:value="148" calcext:value-type="float">
            <text:p>148</text:p>
          </table:table-cell>
          <table:table-cell office:value-type="float" office:value="625" calcext:value-type="float">
            <text:p>625</text:p>
          </table:table-cell>
          <table:table-cell office:value-type="float" office:value="437125.26753582" calcext:value-type="float">
            <text:p>437125.26753582</text:p>
          </table:table-cell>
          <table:table-cell office:value-type="float" office:value="9168569.4559187" calcext:value-type="float">
            <text:p>9168569.4559187</text:p>
          </table:table-cell>
          <table:table-cell office:value-type="float" office:value="625" calcext:value-type="float">
            <text:p>625</text:p>
          </table:table-cell>
          <table:table-cell table:formula="of:=[.D660]/100" office:value-type="float" office:value="4371.2526753582" calcext:value-type="float">
            <text:p>4371.2526753582</text:p>
          </table:table-cell>
          <table:table-cell table:formula="of:=[.E660]/100" office:value-type="float" office:value="91685.694559187" calcext:value-type="float">
            <text:p>91685.694559187</text:p>
          </table:table-cell>
          <table:table-cell table:formula="of:=[.F660]" office:value-type="float" office:value="625" calcext:value-type="float">
            <text:p>625</text:p>
          </table:table-cell>
        </table:table-row>
        <table:table-row table:style-name="ro2">
          <table:table-cell office:value-type="string" calcext:value-type="string">
            <text:p>Point (458857.89511901373043656 9144364.4403194859623909)</text:p>
          </table:table-cell>
          <table:table-cell office:value-type="float" office:value="149" calcext:value-type="float">
            <text:p>149</text:p>
          </table:table-cell>
          <table:table-cell office:value-type="float" office:value="488" calcext:value-type="float">
            <text:p>488</text:p>
          </table:table-cell>
          <table:table-cell office:value-type="float" office:value="458857.895119014" calcext:value-type="float">
            <text:p>458857.895119014</text:p>
          </table:table-cell>
          <table:table-cell office:value-type="float" office:value="9144364.44031949" calcext:value-type="float">
            <text:p>9144364.44031949</text:p>
          </table:table-cell>
          <table:table-cell office:value-type="float" office:value="488" calcext:value-type="float">
            <text:p>488</text:p>
          </table:table-cell>
          <table:table-cell table:formula="of:=[.D661]/100" office:value-type="float" office:value="4588.57895119014" calcext:value-type="float">
            <text:p>4588.57895119014</text:p>
          </table:table-cell>
          <table:table-cell table:formula="of:=[.E661]/100" office:value-type="float" office:value="91443.6444031949" calcext:value-type="float">
            <text:p>91443.6444031949</text:p>
          </table:table-cell>
          <table:table-cell table:formula="of:=[.F661]" office:value-type="float" office:value="488" calcext:value-type="float">
            <text:p>488</text:p>
          </table:table-cell>
        </table:table-row>
        <table:table-row table:style-name="ro2">
          <table:table-cell office:value-type="string" calcext:value-type="string">
            <text:p>Point (469044.83008822688134387 9150113.24947066605091095)</text:p>
          </table:table-cell>
          <table:table-cell office:value-type="float" office:value="170" calcext:value-type="float">
            <text:p>170</text:p>
          </table:table-cell>
          <table:table-cell office:value-type="float" office:value="605" calcext:value-type="float">
            <text:p>605</text:p>
          </table:table-cell>
          <table:table-cell office:value-type="float" office:value="469044.830088227" calcext:value-type="float">
            <text:p>469044.830088227</text:p>
          </table:table-cell>
          <table:table-cell office:value-type="float" office:value="9150113.24947067" calcext:value-type="float">
            <text:p>9150113.24947067</text:p>
          </table:table-cell>
          <table:table-cell office:value-type="float" office:value="605" calcext:value-type="float">
            <text:p>605</text:p>
          </table:table-cell>
          <table:table-cell table:formula="of:=[.D662]/100" office:value-type="float" office:value="4690.44830088227" calcext:value-type="float">
            <text:p>4690.44830088227</text:p>
          </table:table-cell>
          <table:table-cell table:formula="of:=[.E662]/100" office:value-type="float" office:value="91501.1324947067" calcext:value-type="float">
            <text:p>91501.1324947067</text:p>
          </table:table-cell>
          <table:table-cell table:formula="of:=[.F662]" office:value-type="float" office:value="605" calcext:value-type="float">
            <text:p>605</text:p>
          </table:table-cell>
        </table:table-row>
        <table:table-row table:style-name="ro2">
          <table:table-cell office:value-type="string" calcext:value-type="string">
            <text:p>Point (416308.55650873761624098 9129168.96940724179148674)</text:p>
          </table:table-cell>
          <table:table-cell office:value-type="float" office:value="171" calcext:value-type="float">
            <text:p>171</text:p>
          </table:table-cell>
          <table:table-cell office:value-type="float" office:value="458" calcext:value-type="float">
            <text:p>458</text:p>
          </table:table-cell>
          <table:table-cell office:value-type="float" office:value="416308.556508738" calcext:value-type="float">
            <text:p>416308.556508738</text:p>
          </table:table-cell>
          <table:table-cell office:value-type="float" office:value="9129168.96940724" calcext:value-type="float">
            <text:p>9129168.96940724</text:p>
          </table:table-cell>
          <table:table-cell office:value-type="float" office:value="458" calcext:value-type="float">
            <text:p>458</text:p>
          </table:table-cell>
          <table:table-cell table:formula="of:=[.D663]/100" office:value-type="float" office:value="4163.08556508738" calcext:value-type="float">
            <text:p>4163.08556508738</text:p>
          </table:table-cell>
          <table:table-cell table:formula="of:=[.E663]/100" office:value-type="float" office:value="91291.6896940724" calcext:value-type="float">
            <text:p>91291.6896940724</text:p>
          </table:table-cell>
          <table:table-cell table:formula="of:=[.F663]" office:value-type="float" office:value="458" calcext:value-type="float">
            <text:p>458</text:p>
          </table:table-cell>
        </table:table-row>
        <table:table-row table:style-name="ro2">
          <table:table-cell office:value-type="string" calcext:value-type="string">
            <text:p>Point (455584.44072499143658206 9152265.85480550117790699)</text:p>
          </table:table-cell>
          <table:table-cell office:value-type="float" office:value="168" calcext:value-type="float">
            <text:p>168</text:p>
          </table:table-cell>
          <table:table-cell office:value-type="float" office:value="645" calcext:value-type="float">
            <text:p>645</text:p>
          </table:table-cell>
          <table:table-cell office:value-type="float" office:value="455584.440724991" calcext:value-type="float">
            <text:p>455584.440724991</text:p>
          </table:table-cell>
          <table:table-cell office:value-type="float" office:value="9152265.8548055" calcext:value-type="float">
            <text:p>9152265.8548055</text:p>
          </table:table-cell>
          <table:table-cell office:value-type="float" office:value="645" calcext:value-type="float">
            <text:p>645</text:p>
          </table:table-cell>
          <table:table-cell table:formula="of:=[.D664]/100" office:value-type="float" office:value="4555.84440724991" calcext:value-type="float">
            <text:p>4555.84440724991</text:p>
          </table:table-cell>
          <table:table-cell table:formula="of:=[.E664]/100" office:value-type="float" office:value="91522.658548055" calcext:value-type="float">
            <text:p>91522.658548055</text:p>
          </table:table-cell>
          <table:table-cell table:formula="of:=[.F664]" office:value-type="float" office:value="645" calcext:value-type="float">
            <text:p>645</text:p>
          </table:table-cell>
        </table:table-row>
        <table:table-row table:style-name="ro2">
          <table:table-cell office:value-type="string" calcext:value-type="string">
            <text:p>Point (413779.73290133202681318 9141863.73195313848555088)</text:p>
          </table:table-cell>
          <table:table-cell office:value-type="float" office:value="169" calcext:value-type="float">
            <text:p>169</text:p>
          </table:table-cell>
          <table:table-cell office:value-type="float" office:value="515" calcext:value-type="float">
            <text:p>515</text:p>
          </table:table-cell>
          <table:table-cell office:value-type="float" office:value="413779.732901332" calcext:value-type="float">
            <text:p>413779.732901332</text:p>
          </table:table-cell>
          <table:table-cell office:value-type="float" office:value="9141863.73195314" calcext:value-type="float">
            <text:p>9141863.73195314</text:p>
          </table:table-cell>
          <table:table-cell office:value-type="float" office:value="515" calcext:value-type="float">
            <text:p>515</text:p>
          </table:table-cell>
          <table:table-cell table:formula="of:=[.D665]/100" office:value-type="float" office:value="4137.79732901332" calcext:value-type="float">
            <text:p>4137.79732901332</text:p>
          </table:table-cell>
          <table:table-cell table:formula="of:=[.E665]/100" office:value-type="float" office:value="91418.6373195314" calcext:value-type="float">
            <text:p>91418.6373195314</text:p>
          </table:table-cell>
          <table:table-cell table:formula="of:=[.F665]" office:value-type="float" office:value="515" calcext:value-type="float">
            <text:p>515</text:p>
          </table:table-cell>
        </table:table-row>
        <table:table-row table:style-name="ro2">
          <table:table-cell office:value-type="string" calcext:value-type="string">
            <text:p>Point (420777.05913624516688287 9136003.07601702399551868)</text:p>
          </table:table-cell>
          <table:table-cell office:value-type="float" office:value="174" calcext:value-type="float">
            <text:p>174</text:p>
          </table:table-cell>
          <table:table-cell office:value-type="float" office:value="493" calcext:value-type="float">
            <text:p>493</text:p>
          </table:table-cell>
          <table:table-cell office:value-type="float" office:value="420777.059136245" calcext:value-type="float">
            <text:p>420777.059136245</text:p>
          </table:table-cell>
          <table:table-cell office:value-type="float" office:value="9136003.07601702" calcext:value-type="float">
            <text:p>9136003.07601702</text:p>
          </table:table-cell>
          <table:table-cell office:value-type="float" office:value="493" calcext:value-type="float">
            <text:p>493</text:p>
          </table:table-cell>
          <table:table-cell table:formula="of:=[.D666]/100" office:value-type="float" office:value="4207.77059136245" calcext:value-type="float">
            <text:p>4207.77059136245</text:p>
          </table:table-cell>
          <table:table-cell table:formula="of:=[.E666]/100" office:value-type="float" office:value="91360.0307601702" calcext:value-type="float">
            <text:p>91360.0307601702</text:p>
          </table:table-cell>
          <table:table-cell table:formula="of:=[.F666]" office:value-type="float" office:value="493" calcext:value-type="float">
            <text:p>493</text:p>
          </table:table-cell>
        </table:table-row>
        <table:table-row table:style-name="ro2">
          <table:table-cell office:value-type="string" calcext:value-type="string">
            <text:p>Point (414678.43111579469405115 9147252.51595787703990936)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office:value-type="float" office:value="414678.431115795" calcext:value-type="float">
            <text:p>414678.431115795</text:p>
          </table:table-cell>
          <table:table-cell office:value-type="float" office:value="9147252.51595788" calcext:value-type="float">
            <text:p>9147252.51595788</text:p>
          </table:table-cell>
          <table:table-cell office:value-type="float" office:value="500" calcext:value-type="float">
            <text:p>500</text:p>
          </table:table-cell>
          <table:table-cell table:formula="of:=[.D667]/100" office:value-type="float" office:value="4146.78431115795" calcext:value-type="float">
            <text:p>4146.78431115795</text:p>
          </table:table-cell>
          <table:table-cell table:formula="of:=[.E667]/100" office:value-type="float" office:value="91472.5251595788" calcext:value-type="float">
            <text:p>91472.5251595788</text:p>
          </table:table-cell>
          <table:table-cell table:formula="of:=[.F667]"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Point (452520.00269523117458448 9153790.61199417896568775)</text:p>
          </table:table-cell>
          <table:table-cell office:value-type="float" office:value="172" calcext:value-type="float">
            <text:p>172</text:p>
          </table:table-cell>
          <table:table-cell office:value-type="float" office:value="550" calcext:value-type="float">
            <text:p>550</text:p>
          </table:table-cell>
          <table:table-cell office:value-type="float" office:value="452520.002695231" calcext:value-type="float">
            <text:p>452520.002695231</text:p>
          </table:table-cell>
          <table:table-cell office:value-type="float" office:value="9153790.61199418" calcext:value-type="float">
            <text:p>9153790.61199418</text:p>
          </table:table-cell>
          <table:table-cell office:value-type="float" office:value="550" calcext:value-type="float">
            <text:p>550</text:p>
          </table:table-cell>
          <table:table-cell table:formula="of:=[.D668]/100" office:value-type="float" office:value="4525.20002695231" calcext:value-type="float">
            <text:p>4525.20002695231</text:p>
          </table:table-cell>
          <table:table-cell table:formula="of:=[.E668]/100" office:value-type="float" office:value="91537.9061199418" calcext:value-type="float">
            <text:p>91537.9061199418</text:p>
          </table:table-cell>
          <table:table-cell table:formula="of:=[.F668]" office:value-type="float" office:value="550" calcext:value-type="float">
            <text:p>550</text:p>
          </table:table-cell>
        </table:table-row>
        <table:table-row table:style-name="ro2">
          <table:table-cell office:value-type="string" calcext:value-type="string">
            <text:p>Point (436677.56461496348492801 9133179.95067432522773743)</text:p>
          </table:table-cell>
          <table:table-cell office:value-type="float" office:value="173" calcext:value-type="float">
            <text:p>173</text:p>
          </table:table-cell>
          <table:table-cell office:value-type="float" office:value="447" calcext:value-type="float">
            <text:p>447</text:p>
          </table:table-cell>
          <table:table-cell office:value-type="float" office:value="436677.564614964" calcext:value-type="float">
            <text:p>436677.564614964</text:p>
          </table:table-cell>
          <table:table-cell office:value-type="float" office:value="9133179.95067433" calcext:value-type="float">
            <text:p>9133179.95067433</text:p>
          </table:table-cell>
          <table:table-cell office:value-type="float" office:value="447" calcext:value-type="float">
            <text:p>447</text:p>
          </table:table-cell>
          <table:table-cell table:formula="of:=[.D669]/100" office:value-type="float" office:value="4366.77564614964" calcext:value-type="float">
            <text:p>4366.77564614964</text:p>
          </table:table-cell>
          <table:table-cell table:formula="of:=[.E669]/100" office:value-type="float" office:value="91331.7995067433" calcext:value-type="float">
            <text:p>91331.7995067433</text:p>
          </table:table-cell>
          <table:table-cell table:formula="of:=[.F669]" office:value-type="float" office:value="447" calcext:value-type="float">
            <text:p>447</text:p>
          </table:table-cell>
        </table:table-row>
        <table:table-row table:style-name="ro2">
          <table:table-cell office:value-type="string" calcext:value-type="string">
            <text:p>Point (429984.99921030137920752 9183601.04365724325180054)</text:p>
          </table:table-cell>
          <table:table-cell office:value-type="float" office:value="162" calcext:value-type="float">
            <text:p>162</text:p>
          </table:table-cell>
          <table:table-cell office:value-type="float" office:value="929" calcext:value-type="float">
            <text:p>929</text:p>
          </table:table-cell>
          <table:table-cell office:value-type="float" office:value="429984.999210301" calcext:value-type="float">
            <text:p>429984.999210301</text:p>
          </table:table-cell>
          <table:table-cell office:value-type="float" office:value="9183601.04365724" calcext:value-type="float">
            <text:p>9183601.04365724</text:p>
          </table:table-cell>
          <table:table-cell office:value-type="float" office:value="929" calcext:value-type="float">
            <text:p>929</text:p>
          </table:table-cell>
          <table:table-cell table:formula="of:=[.D670]/100" office:value-type="float" office:value="4299.84999210301" calcext:value-type="float">
            <text:p>4299.84999210301</text:p>
          </table:table-cell>
          <table:table-cell table:formula="of:=[.E670]/100" office:value-type="float" office:value="91836.0104365724" calcext:value-type="float">
            <text:p>91836.0104365724</text:p>
          </table:table-cell>
          <table:table-cell table:formula="of:=[.F670]" office:value-type="float" office:value="929" calcext:value-type="float">
            <text:p>929</text:p>
          </table:table-cell>
        </table:table-row>
        <table:table-row table:style-name="ro2">
          <table:table-cell office:value-type="string" calcext:value-type="string">
            <text:p>Point (459551.45084420160856098 9167039.33644048683345318)</text:p>
          </table:table-cell>
          <table:table-cell office:value-type="float" office:value="163" calcext:value-type="float">
            <text:p>163</text:p>
          </table:table-cell>
          <table:table-cell office:value-type="float" office:value="874" calcext:value-type="float">
            <text:p>874</text:p>
          </table:table-cell>
          <table:table-cell office:value-type="float" office:value="459551.450844202" calcext:value-type="float">
            <text:p>459551.450844202</text:p>
          </table:table-cell>
          <table:table-cell office:value-type="float" office:value="9167039.33644049" calcext:value-type="float">
            <text:p>9167039.33644049</text:p>
          </table:table-cell>
          <table:table-cell office:value-type="float" office:value="874" calcext:value-type="float">
            <text:p>874</text:p>
          </table:table-cell>
          <table:table-cell table:formula="of:=[.D671]/100" office:value-type="float" office:value="4595.51450844202" calcext:value-type="float">
            <text:p>4595.51450844202</text:p>
          </table:table-cell>
          <table:table-cell table:formula="of:=[.E671]/100" office:value-type="float" office:value="91670.3933644049" calcext:value-type="float">
            <text:p>91670.3933644049</text:p>
          </table:table-cell>
          <table:table-cell table:formula="of:=[.F671]" office:value-type="float" office:value="874" calcext:value-type="float">
            <text:p>874</text:p>
          </table:table-cell>
        </table:table-row>
        <table:table-row table:style-name="ro2">
          <table:table-cell office:value-type="string" calcext:value-type="string">
            <text:p>Point (423476.31844668340636417 9158655.24585653282701969)</text:p>
          </table:table-cell>
          <table:table-cell office:value-type="float" office:value="160" calcext:value-type="float">
            <text:p>160</text:p>
          </table:table-cell>
          <table:table-cell office:value-type="float" office:value="471" calcext:value-type="float">
            <text:p>471</text:p>
          </table:table-cell>
          <table:table-cell office:value-type="float" office:value="423476.318446683" calcext:value-type="float">
            <text:p>423476.318446683</text:p>
          </table:table-cell>
          <table:table-cell office:value-type="float" office:value="9158655.24585653" calcext:value-type="float">
            <text:p>9158655.24585653</text:p>
          </table:table-cell>
          <table:table-cell office:value-type="float" office:value="471" calcext:value-type="float">
            <text:p>471</text:p>
          </table:table-cell>
          <table:table-cell table:formula="of:=[.D672]/100" office:value-type="float" office:value="4234.76318446683" calcext:value-type="float">
            <text:p>4234.76318446683</text:p>
          </table:table-cell>
          <table:table-cell table:formula="of:=[.E672]/100" office:value-type="float" office:value="91586.5524585653" calcext:value-type="float">
            <text:p>91586.5524585653</text:p>
          </table:table-cell>
          <table:table-cell table:formula="of:=[.F672]" office:value-type="float" office:value="471" calcext:value-type="float">
            <text:p>471</text:p>
          </table:table-cell>
        </table:table-row>
        <table:table-row table:style-name="ro2">
          <table:table-cell office:value-type="string" calcext:value-type="string">
            <text:p>Point (434492.67089784995187074 9171883.78710364364087582)</text:p>
          </table:table-cell>
          <table:table-cell office:value-type="float" office:value="161" calcext:value-type="float">
            <text:p>161</text:p>
          </table:table-cell>
          <table:table-cell office:value-type="float" office:value="735" calcext:value-type="float">
            <text:p>735</text:p>
          </table:table-cell>
          <table:table-cell office:value-type="float" office:value="434492.67089785" calcext:value-type="float">
            <text:p>434492.67089785</text:p>
          </table:table-cell>
          <table:table-cell office:value-type="float" office:value="9171883.78710364" calcext:value-type="float">
            <text:p>9171883.78710364</text:p>
          </table:table-cell>
          <table:table-cell office:value-type="float" office:value="735" calcext:value-type="float">
            <text:p>735</text:p>
          </table:table-cell>
          <table:table-cell table:formula="of:=[.D673]/100" office:value-type="float" office:value="4344.9267089785" calcext:value-type="float">
            <text:p>4344.9267089785</text:p>
          </table:table-cell>
          <table:table-cell table:formula="of:=[.E673]/100" office:value-type="float" office:value="91718.8378710364" calcext:value-type="float">
            <text:p>91718.8378710364</text:p>
          </table:table-cell>
          <table:table-cell table:formula="of:=[.F673]" office:value-type="float" office:value="735" calcext:value-type="float">
            <text:p>735</text:p>
          </table:table-cell>
        </table:table-row>
        <table:table-row table:style-name="ro2">
          <table:table-cell office:value-type="string" calcext:value-type="string">
            <text:p>Point (441018.1545168292359449 9138332.68385834433138371)</text:p>
          </table:table-cell>
          <table:table-cell office:value-type="float" office:value="166" calcext:value-type="float">
            <text:p>166</text:p>
          </table:table-cell>
          <table:table-cell office:value-type="float" office:value="465" calcext:value-type="float">
            <text:p>465</text:p>
          </table:table-cell>
          <table:table-cell office:value-type="float" office:value="441018.154516829" calcext:value-type="float">
            <text:p>441018.154516829</text:p>
          </table:table-cell>
          <table:table-cell office:value-type="float" office:value="9138332.68385834" calcext:value-type="float">
            <text:p>9138332.68385834</text:p>
          </table:table-cell>
          <table:table-cell office:value-type="float" office:value="465" calcext:value-type="float">
            <text:p>465</text:p>
          </table:table-cell>
          <table:table-cell table:formula="of:=[.D674]/100" office:value-type="float" office:value="4410.18154516829" calcext:value-type="float">
            <text:p>4410.18154516829</text:p>
          </table:table-cell>
          <table:table-cell table:formula="of:=[.E674]/100" office:value-type="float" office:value="91383.3268385834" calcext:value-type="float">
            <text:p>91383.3268385834</text:p>
          </table:table-cell>
          <table:table-cell table:formula="of:=[.F674]" office:value-type="float" office:value="465" calcext:value-type="float">
            <text:p>465</text:p>
          </table:table-cell>
        </table:table-row>
        <table:table-row table:style-name="ro2">
          <table:table-cell office:value-type="string" calcext:value-type="string">
            <text:p>Point (458349.78760372346732765 9148487.88021609932184219)</text:p>
          </table:table-cell>
          <table:table-cell office:value-type="float" office:value="167" calcext:value-type="float">
            <text:p>167</text:p>
          </table:table-cell>
          <table:table-cell office:value-type="float" office:value="536" calcext:value-type="float">
            <text:p>536</text:p>
          </table:table-cell>
          <table:table-cell office:value-type="float" office:value="458349.787603723" calcext:value-type="float">
            <text:p>458349.787603723</text:p>
          </table:table-cell>
          <table:table-cell office:value-type="float" office:value="9148487.8802161" calcext:value-type="float">
            <text:p>9148487.8802161</text:p>
          </table:table-cell>
          <table:table-cell office:value-type="float" office:value="536" calcext:value-type="float">
            <text:p>536</text:p>
          </table:table-cell>
          <table:table-cell table:formula="of:=[.D675]/100" office:value-type="float" office:value="4583.49787603724" calcext:value-type="float">
            <text:p>4583.49787603724</text:p>
          </table:table-cell>
          <table:table-cell table:formula="of:=[.E675]/100" office:value-type="float" office:value="91484.878802161" calcext:value-type="float">
            <text:p>91484.878802161</text:p>
          </table:table-cell>
          <table:table-cell table:formula="of:=[.F675]" office:value-type="float" office:value="536" calcext:value-type="float">
            <text:p>536</text:p>
          </table:table-cell>
        </table:table-row>
        <table:table-row table:style-name="ro2">
          <table:table-cell office:value-type="string" calcext:value-type="string">
            <text:p>Point (447489.81336070771794766 9173852.51835450902581215)</text:p>
          </table:table-cell>
          <table:table-cell office:value-type="float" office:value="164" calcext:value-type="float">
            <text:p>164</text:p>
          </table:table-cell>
          <table:table-cell office:value-type="float" office:value="906" calcext:value-type="float">
            <text:p>906</text:p>
          </table:table-cell>
          <table:table-cell office:value-type="float" office:value="447489.813360708" calcext:value-type="float">
            <text:p>447489.813360708</text:p>
          </table:table-cell>
          <table:table-cell office:value-type="float" office:value="9173852.51835451" calcext:value-type="float">
            <text:p>9173852.51835451</text:p>
          </table:table-cell>
          <table:table-cell office:value-type="float" office:value="906" calcext:value-type="float">
            <text:p>906</text:p>
          </table:table-cell>
          <table:table-cell table:formula="of:=[.D676]/100" office:value-type="float" office:value="4474.89813360708" calcext:value-type="float">
            <text:p>4474.89813360708</text:p>
          </table:table-cell>
          <table:table-cell table:formula="of:=[.E676]/100" office:value-type="float" office:value="91738.5251835451" calcext:value-type="float">
            <text:p>91738.5251835451</text:p>
          </table:table-cell>
          <table:table-cell table:formula="of:=[.F676]" office:value-type="float" office:value="906" calcext:value-type="float">
            <text:p>906</text:p>
          </table:table-cell>
        </table:table-row>
        <table:table-row table:style-name="ro2">
          <table:table-cell office:value-type="string" calcext:value-type="string">
            <text:p>Point (447744.49500654434086755 9136215.28099939785897732)</text:p>
          </table:table-cell>
          <table:table-cell office:value-type="float" office:value="165" calcext:value-type="float">
            <text:p>165</text:p>
          </table:table-cell>
          <table:table-cell office:value-type="float" office:value="476" calcext:value-type="float">
            <text:p>476</text:p>
          </table:table-cell>
          <table:table-cell office:value-type="float" office:value="447744.495006544" calcext:value-type="float">
            <text:p>447744.495006544</text:p>
          </table:table-cell>
          <table:table-cell office:value-type="float" office:value="9136215.2809994" calcext:value-type="float">
            <text:p>9136215.2809994</text:p>
          </table:table-cell>
          <table:table-cell office:value-type="float" office:value="476" calcext:value-type="float">
            <text:p>476</text:p>
          </table:table-cell>
          <table:table-cell table:formula="of:=[.D677]/100" office:value-type="float" office:value="4477.44495006544" calcext:value-type="float">
            <text:p>4477.44495006544</text:p>
          </table:table-cell>
          <table:table-cell table:formula="of:=[.E677]/100" office:value-type="float" office:value="91362.152809994" calcext:value-type="float">
            <text:p>91362.152809994</text:p>
          </table:table-cell>
          <table:table-cell table:formula="of:=[.F677]" office:value-type="float" office:value="476" calcext:value-type="float">
            <text:p>476</text:p>
          </table:table-cell>
        </table:table-row>
        <table:table-row table:style-name="ro2">
          <table:table-cell office:value-type="string" calcext:value-type="string">
            <text:p>Point (451381.8219647285877727 9169629.07563388533890247)</text:p>
          </table:table-cell>
          <table:table-cell office:value-type="float" office:value="186" calcext:value-type="float">
            <text:p>186</text:p>
          </table:table-cell>
          <table:table-cell office:value-type="float" office:value="916" calcext:value-type="float">
            <text:p>916</text:p>
          </table:table-cell>
          <table:table-cell office:value-type="float" office:value="451381.821964729" calcext:value-type="float">
            <text:p>451381.821964729</text:p>
          </table:table-cell>
          <table:table-cell office:value-type="float" office:value="9169629.07563389" calcext:value-type="float">
            <text:p>9169629.07563389</text:p>
          </table:table-cell>
          <table:table-cell office:value-type="float" office:value="916" calcext:value-type="float">
            <text:p>916</text:p>
          </table:table-cell>
          <table:table-cell table:formula="of:=[.D678]/100" office:value-type="float" office:value="4513.81821964729" calcext:value-type="float">
            <text:p>4513.81821964729</text:p>
          </table:table-cell>
          <table:table-cell table:formula="of:=[.E678]/100" office:value-type="float" office:value="91696.2907563389" calcext:value-type="float">
            <text:p>91696.2907563389</text:p>
          </table:table-cell>
          <table:table-cell table:formula="of:=[.F678]" office:value-type="float" office:value="916" calcext:value-type="float">
            <text:p>916</text:p>
          </table:table-cell>
        </table:table-row>
        <table:table-row table:style-name="ro2">
          <table:table-cell office:value-type="string" calcext:value-type="string">
            <text:p>Point (418357.15141422912711278 9151193.56774128787219524)</text:p>
          </table:table-cell>
          <table:table-cell office:value-type="float" office:value="187" calcext:value-type="float">
            <text:p>187</text:p>
          </table:table-cell>
          <table:table-cell office:value-type="float" office:value="489" calcext:value-type="float">
            <text:p>489</text:p>
          </table:table-cell>
          <table:table-cell office:value-type="float" office:value="418357.151414229" calcext:value-type="float">
            <text:p>418357.151414229</text:p>
          </table:table-cell>
          <table:table-cell office:value-type="float" office:value="9151193.56774129" calcext:value-type="float">
            <text:p>9151193.56774129</text:p>
          </table:table-cell>
          <table:table-cell office:value-type="float" office:value="489" calcext:value-type="float">
            <text:p>489</text:p>
          </table:table-cell>
          <table:table-cell table:formula="of:=[.D679]/100" office:value-type="float" office:value="4183.57151414229" calcext:value-type="float">
            <text:p>4183.57151414229</text:p>
          </table:table-cell>
          <table:table-cell table:formula="of:=[.E679]/100" office:value-type="float" office:value="91511.9356774129" calcext:value-type="float">
            <text:p>91511.9356774129</text:p>
          </table:table-cell>
          <table:table-cell table:formula="of:=[.F679]" office:value-type="float" office:value="489" calcext:value-type="float">
            <text:p>489</text:p>
          </table:table-cell>
        </table:table-row>
        <table:table-row table:style-name="ro2">
          <table:table-cell office:value-type="string" calcext:value-type="string">
            <text:p>Point (432916.45320410240674391 9144566.51752064377069473)</text:p>
          </table:table-cell>
          <table:table-cell office:value-type="float" office:value="184" calcext:value-type="float">
            <text:p>184</text:p>
          </table:table-cell>
          <table:table-cell office:value-type="float" office:value="450" calcext:value-type="float">
            <text:p>450</text:p>
          </table:table-cell>
          <table:table-cell office:value-type="float" office:value="432916.453204102" calcext:value-type="float">
            <text:p>432916.453204102</text:p>
          </table:table-cell>
          <table:table-cell office:value-type="float" office:value="9144566.51752064" calcext:value-type="float">
            <text:p>9144566.51752064</text:p>
          </table:table-cell>
          <table:table-cell office:value-type="float" office:value="450" calcext:value-type="float">
            <text:p>450</text:p>
          </table:table-cell>
          <table:table-cell table:formula="of:=[.D680]/100" office:value-type="float" office:value="4329.16453204102" calcext:value-type="float">
            <text:p>4329.16453204102</text:p>
          </table:table-cell>
          <table:table-cell table:formula="of:=[.E680]/100" office:value-type="float" office:value="91445.6651752064" calcext:value-type="float">
            <text:p>91445.6651752064</text:p>
          </table:table-cell>
          <table:table-cell table:formula="of:=[.F680]"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Point (415238.64618815248832107 9149915.5791349820792675)</text:p>
          </table:table-cell>
          <table:table-cell office:value-type="float" office:value="185" calcext:value-type="float">
            <text:p>185</text:p>
          </table:table-cell>
          <table:table-cell office:value-type="float" office:value="505" calcext:value-type="float">
            <text:p>505</text:p>
          </table:table-cell>
          <table:table-cell office:value-type="float" office:value="415238.646188153" calcext:value-type="float">
            <text:p>415238.646188153</text:p>
          </table:table-cell>
          <table:table-cell office:value-type="float" office:value="9149915.57913498" calcext:value-type="float">
            <text:p>9149915.57913498</text:p>
          </table:table-cell>
          <table:table-cell office:value-type="float" office:value="505" calcext:value-type="float">
            <text:p>505</text:p>
          </table:table-cell>
          <table:table-cell table:formula="of:=[.D681]/100" office:value-type="float" office:value="4152.38646188153" calcext:value-type="float">
            <text:p>4152.38646188153</text:p>
          </table:table-cell>
          <table:table-cell table:formula="of:=[.E681]/100" office:value-type="float" office:value="91499.1557913498" calcext:value-type="float">
            <text:p>91499.1557913498</text:p>
          </table:table-cell>
          <table:table-cell table:formula="of:=[.F681]" office:value-type="float" office:value="505" calcext:value-type="float">
            <text:p>505</text:p>
          </table:table-cell>
        </table:table-row>
        <table:table-row table:style-name="ro2">
          <table:table-cell office:value-type="string" calcext:value-type="string">
            <text:p>Point (431189.62594720156630501 9169265.45328386500477791)</text:p>
          </table:table-cell>
          <table:table-cell office:value-type="float" office:value="190" calcext:value-type="float">
            <text:p>190</text:p>
          </table:table-cell>
          <table:table-cell office:value-type="float" office:value="614" calcext:value-type="float">
            <text:p>614</text:p>
          </table:table-cell>
          <table:table-cell office:value-type="float" office:value="431189.625947202" calcext:value-type="float">
            <text:p>431189.625947202</text:p>
          </table:table-cell>
          <table:table-cell office:value-type="float" office:value="9169265.45328387" calcext:value-type="float">
            <text:p>9169265.45328387</text:p>
          </table:table-cell>
          <table:table-cell office:value-type="float" office:value="614" calcext:value-type="float">
            <text:p>614</text:p>
          </table:table-cell>
          <table:table-cell table:formula="of:=[.D682]/100" office:value-type="float" office:value="4311.89625947202" calcext:value-type="float">
            <text:p>4311.89625947202</text:p>
          </table:table-cell>
          <table:table-cell table:formula="of:=[.E682]/100" office:value-type="float" office:value="91692.6545328387" calcext:value-type="float">
            <text:p>91692.6545328387</text:p>
          </table:table-cell>
          <table:table-cell table:formula="of:=[.F682]" office:value-type="float" office:value="614" calcext:value-type="float">
            <text:p>614</text:p>
          </table:table-cell>
        </table:table-row>
        <table:table-row table:style-name="ro2">
          <table:table-cell office:value-type="string" calcext:value-type="string">
            <text:p>Point (433608.85084729443769902 9172169.3372455071657896)</text:p>
          </table:table-cell>
          <table:table-cell office:value-type="float" office:value="191" calcext:value-type="float">
            <text:p>191</text:p>
          </table:table-cell>
          <table:table-cell office:value-type="float" office:value="848" calcext:value-type="float">
            <text:p>848</text:p>
          </table:table-cell>
          <table:table-cell office:value-type="float" office:value="433608.850847295" calcext:value-type="float">
            <text:p>433608.850847295</text:p>
          </table:table-cell>
          <table:table-cell office:value-type="float" office:value="9172169.33724551" calcext:value-type="float">
            <text:p>9172169.33724551</text:p>
          </table:table-cell>
          <table:table-cell office:value-type="float" office:value="848" calcext:value-type="float">
            <text:p>848</text:p>
          </table:table-cell>
          <table:table-cell table:formula="of:=[.D683]/100" office:value-type="float" office:value="4336.08850847294" calcext:value-type="float">
            <text:p>4336.08850847294</text:p>
          </table:table-cell>
          <table:table-cell table:formula="of:=[.E683]/100" office:value-type="float" office:value="91721.6933724551" calcext:value-type="float">
            <text:p>91721.6933724551</text:p>
          </table:table-cell>
          <table:table-cell table:formula="of:=[.F683]" office:value-type="float" office:value="848" calcext:value-type="float">
            <text:p>848</text:p>
          </table:table-cell>
        </table:table-row>
        <table:table-row table:style-name="ro2">
          <table:table-cell office:value-type="string" calcext:value-type="string">
            <text:p>Point (414715.59647114790277556 9134576.72185719572007656)</text:p>
          </table:table-cell>
          <table:table-cell office:value-type="float" office:value="188" calcext:value-type="float">
            <text:p>188</text:p>
          </table:table-cell>
          <table:table-cell office:value-type="float" office:value="452" calcext:value-type="float">
            <text:p>452</text:p>
          </table:table-cell>
          <table:table-cell office:value-type="float" office:value="414715.596471148" calcext:value-type="float">
            <text:p>414715.596471148</text:p>
          </table:table-cell>
          <table:table-cell office:value-type="float" office:value="9134576.7218572" calcext:value-type="float">
            <text:p>9134576.7218572</text:p>
          </table:table-cell>
          <table:table-cell office:value-type="float" office:value="452" calcext:value-type="float">
            <text:p>452</text:p>
          </table:table-cell>
          <table:table-cell table:formula="of:=[.D684]/100" office:value-type="float" office:value="4147.15596471148" calcext:value-type="float">
            <text:p>4147.15596471148</text:p>
          </table:table-cell>
          <table:table-cell table:formula="of:=[.E684]/100" office:value-type="float" office:value="91345.767218572" calcext:value-type="float">
            <text:p>91345.767218572</text:p>
          </table:table-cell>
          <table:table-cell table:formula="of:=[.F684]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Point (442106.10483050643233582 9136438.00574716739356518)</text:p>
          </table:table-cell>
          <table:table-cell office:value-type="float" office:value="189" calcext:value-type="float">
            <text:p>189</text:p>
          </table:table-cell>
          <table:table-cell office:value-type="float" office:value="424" calcext:value-type="float">
            <text:p>424</text:p>
          </table:table-cell>
          <table:table-cell office:value-type="float" office:value="442106.104830507" calcext:value-type="float">
            <text:p>442106.104830507</text:p>
          </table:table-cell>
          <table:table-cell office:value-type="float" office:value="9136438.00574717" calcext:value-type="float">
            <text:p>9136438.00574717</text:p>
          </table:table-cell>
          <table:table-cell office:value-type="float" office:value="424" calcext:value-type="float">
            <text:p>424</text:p>
          </table:table-cell>
          <table:table-cell table:formula="of:=[.D685]/100" office:value-type="float" office:value="4421.06104830506" calcext:value-type="float">
            <text:p>4421.06104830506</text:p>
          </table:table-cell>
          <table:table-cell table:formula="of:=[.E685]/100" office:value-type="float" office:value="91364.3800574717" calcext:value-type="float">
            <text:p>91364.3800574717</text:p>
          </table:table-cell>
          <table:table-cell table:formula="of:=[.F685]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Point (426687.76180667342850938 9143447.60227231122553349)</text:p>
          </table:table-cell>
          <table:table-cell office:value-type="float" office:value="178" calcext:value-type="float">
            <text:p>178</text:p>
          </table:table-cell>
          <table:table-cell office:value-type="float" office:value="449" calcext:value-type="float">
            <text:p>449</text:p>
          </table:table-cell>
          <table:table-cell office:value-type="float" office:value="426687.761806674" calcext:value-type="float">
            <text:p>426687.761806674</text:p>
          </table:table-cell>
          <table:table-cell office:value-type="float" office:value="9143447.60227231" calcext:value-type="float">
            <text:p>9143447.60227231</text:p>
          </table:table-cell>
          <table:table-cell office:value-type="float" office:value="449" calcext:value-type="float">
            <text:p>449</text:p>
          </table:table-cell>
          <table:table-cell table:formula="of:=[.D686]/100" office:value-type="float" office:value="4266.87761806674" calcext:value-type="float">
            <text:p>4266.87761806674</text:p>
          </table:table-cell>
          <table:table-cell table:formula="of:=[.E686]/100" office:value-type="float" office:value="91434.4760227231" calcext:value-type="float">
            <text:p>91434.4760227231</text:p>
          </table:table-cell>
          <table:table-cell table:formula="of:=[.F686]" office:value-type="float" office:value="449" calcext:value-type="float">
            <text:p>449</text:p>
          </table:table-cell>
        </table:table-row>
        <table:table-row table:style-name="ro2">
          <table:table-cell office:value-type="string" calcext:value-type="string">
            <text:p>Point (427473.51247759506804869 9150308.11666628532111645)</text:p>
          </table:table-cell>
          <table:table-cell office:value-type="float" office:value="179" calcext:value-type="float">
            <text:p>179</text:p>
          </table:table-cell>
          <table:table-cell office:value-type="float" office:value="444" calcext:value-type="float">
            <text:p>444</text:p>
          </table:table-cell>
          <table:table-cell office:value-type="float" office:value="427473.512477595" calcext:value-type="float">
            <text:p>427473.512477595</text:p>
          </table:table-cell>
          <table:table-cell office:value-type="float" office:value="9150308.11666628" calcext:value-type="float">
            <text:p>9150308.11666628</text:p>
          </table:table-cell>
          <table:table-cell office:value-type="float" office:value="444" calcext:value-type="float">
            <text:p>444</text:p>
          </table:table-cell>
          <table:table-cell table:formula="of:=[.D687]/100" office:value-type="float" office:value="4274.73512477595" calcext:value-type="float">
            <text:p>4274.73512477595</text:p>
          </table:table-cell>
          <table:table-cell table:formula="of:=[.E687]/100" office:value-type="float" office:value="91503.0811666629" calcext:value-type="float">
            <text:p>91503.0811666629</text:p>
          </table:table-cell>
          <table:table-cell table:formula="of:=[.F687]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Point (422202.99841989658307284 9158682.08677413873374462)</text:p>
          </table:table-cell>
          <table:table-cell office:value-type="float" office:value="176" calcext:value-type="float">
            <text:p>176</text:p>
          </table:table-cell>
          <table:table-cell office:value-type="float" office:value="471" calcext:value-type="float">
            <text:p>471</text:p>
          </table:table-cell>
          <table:table-cell office:value-type="float" office:value="422202.998419897" calcext:value-type="float">
            <text:p>422202.998419897</text:p>
          </table:table-cell>
          <table:table-cell office:value-type="float" office:value="9158682.08677414" calcext:value-type="float">
            <text:p>9158682.08677414</text:p>
          </table:table-cell>
          <table:table-cell office:value-type="float" office:value="471" calcext:value-type="float">
            <text:p>471</text:p>
          </table:table-cell>
          <table:table-cell table:formula="of:=[.D688]/100" office:value-type="float" office:value="4222.02998419897" calcext:value-type="float">
            <text:p>4222.02998419897</text:p>
          </table:table-cell>
          <table:table-cell table:formula="of:=[.E688]/100" office:value-type="float" office:value="91586.8208677414" calcext:value-type="float">
            <text:p>91586.8208677414</text:p>
          </table:table-cell>
          <table:table-cell table:formula="of:=[.F688]" office:value-type="float" office:value="471" calcext:value-type="float">
            <text:p>471</text:p>
          </table:table-cell>
        </table:table-row>
        <table:table-row table:style-name="ro2">
          <table:table-cell office:value-type="string" calcext:value-type="string">
            <text:p>Point (436880.26661914953729138 9145096.50779793597757816)</text:p>
          </table:table-cell>
          <table:table-cell office:value-type="float" office:value="177" calcext:value-type="float">
            <text:p>177</text:p>
          </table:table-cell>
          <table:table-cell office:value-type="float" office:value="460" calcext:value-type="float">
            <text:p>460</text:p>
          </table:table-cell>
          <table:table-cell office:value-type="float" office:value="436880.26661915" calcext:value-type="float">
            <text:p>436880.26661915</text:p>
          </table:table-cell>
          <table:table-cell office:value-type="float" office:value="9145096.50779794" calcext:value-type="float">
            <text:p>9145096.50779794</text:p>
          </table:table-cell>
          <table:table-cell office:value-type="float" office:value="460" calcext:value-type="float">
            <text:p>460</text:p>
          </table:table-cell>
          <table:table-cell table:formula="of:=[.D689]/100" office:value-type="float" office:value="4368.8026661915" calcext:value-type="float">
            <text:p>4368.8026661915</text:p>
          </table:table-cell>
          <table:table-cell table:formula="of:=[.E689]/100" office:value-type="float" office:value="91450.9650779794" calcext:value-type="float">
            <text:p>91450.9650779794</text:p>
          </table:table-cell>
          <table:table-cell table:formula="of:=[.F689]" office:value-type="float" office:value="460" calcext:value-type="float">
            <text:p>460</text:p>
          </table:table-cell>
        </table:table-row>
        <table:table-row table:style-name="ro2">
          <table:table-cell office:value-type="string" calcext:value-type="string">
            <text:p>Point (420273.96468446840299293 9181833.07857784628868103)</text:p>
          </table:table-cell>
          <table:table-cell office:value-type="float" office:value="182" calcext:value-type="float">
            <text:p>182</text:p>
          </table:table-cell>
          <table:table-cell office:value-type="float" office:value="931" calcext:value-type="float">
            <text:p>931</text:p>
          </table:table-cell>
          <table:table-cell office:value-type="float" office:value="420273.964684468" calcext:value-type="float">
            <text:p>420273.964684468</text:p>
          </table:table-cell>
          <table:table-cell office:value-type="float" office:value="9181833.07857785" calcext:value-type="float">
            <text:p>9181833.07857785</text:p>
          </table:table-cell>
          <table:table-cell office:value-type="float" office:value="931" calcext:value-type="float">
            <text:p>931</text:p>
          </table:table-cell>
          <table:table-cell table:formula="of:=[.D690]/100" office:value-type="float" office:value="4202.73964684468" calcext:value-type="float">
            <text:p>4202.73964684468</text:p>
          </table:table-cell>
          <table:table-cell table:formula="of:=[.E690]/100" office:value-type="float" office:value="91818.3307857785" calcext:value-type="float">
            <text:p>91818.3307857785</text:p>
          </table:table-cell>
          <table:table-cell table:formula="of:=[.F690]" office:value-type="float" office:value="931" calcext:value-type="float">
            <text:p>931</text:p>
          </table:table-cell>
        </table:table-row>
        <table:table-row table:style-name="ro2">
          <table:table-cell office:value-type="string" calcext:value-type="string">
            <text:p>Point (445783.7699465187615715 9170182.906674575060606)</text:p>
          </table:table-cell>
          <table:table-cell office:value-type="float" office:value="183" calcext:value-type="float">
            <text:p>183</text:p>
          </table:table-cell>
          <table:table-cell office:value-type="float" office:value="961" calcext:value-type="float">
            <text:p>961</text:p>
          </table:table-cell>
          <table:table-cell office:value-type="float" office:value="445783.769946519" calcext:value-type="float">
            <text:p>445783.769946519</text:p>
          </table:table-cell>
          <table:table-cell office:value-type="float" office:value="9170182.90667458" calcext:value-type="float">
            <text:p>9170182.90667458</text:p>
          </table:table-cell>
          <table:table-cell office:value-type="float" office:value="961" calcext:value-type="float">
            <text:p>961</text:p>
          </table:table-cell>
          <table:table-cell table:formula="of:=[.D691]/100" office:value-type="float" office:value="4457.83769946519" calcext:value-type="float">
            <text:p>4457.83769946519</text:p>
          </table:table-cell>
          <table:table-cell table:formula="of:=[.E691]/100" office:value-type="float" office:value="91701.8290667457" calcext:value-type="float">
            <text:p>91701.8290667457</text:p>
          </table:table-cell>
          <table:table-cell table:formula="of:=[.F691]" office:value-type="float" office:value="961" calcext:value-type="float">
            <text:p>961</text:p>
          </table:table-cell>
        </table:table-row>
        <table:table-row table:style-name="ro2">
          <table:table-cell office:value-type="string" calcext:value-type="string">
            <text:p>Point (433450.93671482481295243 9129632.91703094355762005)</text:p>
          </table:table-cell>
          <table:table-cell office:value-type="float" office:value="180" calcext:value-type="float">
            <text:p>180</text:p>
          </table:table-cell>
          <table:table-cell office:value-type="float" office:value="452" calcext:value-type="float">
            <text:p>452</text:p>
          </table:table-cell>
          <table:table-cell office:value-type="float" office:value="433450.936714825" calcext:value-type="float">
            <text:p>433450.936714825</text:p>
          </table:table-cell>
          <table:table-cell office:value-type="float" office:value="9129632.91703094" calcext:value-type="float">
            <text:p>9129632.91703094</text:p>
          </table:table-cell>
          <table:table-cell office:value-type="float" office:value="452" calcext:value-type="float">
            <text:p>452</text:p>
          </table:table-cell>
          <table:table-cell table:formula="of:=[.D692]/100" office:value-type="float" office:value="4334.50936714825" calcext:value-type="float">
            <text:p>4334.50936714825</text:p>
          </table:table-cell>
          <table:table-cell table:formula="of:=[.E692]/100" office:value-type="float" office:value="91296.3291703094" calcext:value-type="float">
            <text:p>91296.3291703094</text:p>
          </table:table-cell>
          <table:table-cell table:formula="of:=[.F692]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Point (466380.40114513464504853 9172150.98270426318049431)</text:p>
          </table:table-cell>
          <table:table-cell office:value-type="float" office:value="181" calcext:value-type="float">
            <text:p>181</text:p>
          </table:table-cell>
          <table:table-cell office:value-type="float" office:value="925" calcext:value-type="float">
            <text:p>925</text:p>
          </table:table-cell>
          <table:table-cell office:value-type="float" office:value="466380.401145135" calcext:value-type="float">
            <text:p>466380.401145135</text:p>
          </table:table-cell>
          <table:table-cell office:value-type="float" office:value="9172150.98270426" calcext:value-type="float">
            <text:p>9172150.98270426</text:p>
          </table:table-cell>
          <table:table-cell office:value-type="float" office:value="925" calcext:value-type="float">
            <text:p>925</text:p>
          </table:table-cell>
          <table:table-cell table:formula="of:=[.D693]/100" office:value-type="float" office:value="4663.80401145135" calcext:value-type="float">
            <text:p>4663.80401145135</text:p>
          </table:table-cell>
          <table:table-cell table:formula="of:=[.E693]/100" office:value-type="float" office:value="91721.5098270426" calcext:value-type="float">
            <text:p>91721.5098270426</text:p>
          </table:table-cell>
          <table:table-cell table:formula="of:=[.F693]" office:value-type="float" office:value="925" calcext:value-type="float">
            <text:p>925</text:p>
          </table:table-cell>
        </table:table-row>
        <table:table-row table:style-name="ro2">
          <table:table-cell office:value-type="string" calcext:value-type="string">
            <text:p>Point (450013.87346291093854234 9149469.5132764894515276)</text:p>
          </table:table-cell>
          <table:table-cell office:value-type="float" office:value="202" calcext:value-type="float">
            <text:p>202</text:p>
          </table:table-cell>
          <table:table-cell office:value-type="float" office:value="511" calcext:value-type="float">
            <text:p>511</text:p>
          </table:table-cell>
          <table:table-cell office:value-type="float" office:value="450013.873462911" calcext:value-type="float">
            <text:p>450013.873462911</text:p>
          </table:table-cell>
          <table:table-cell office:value-type="float" office:value="9149469.51327649" calcext:value-type="float">
            <text:p>9149469.51327649</text:p>
          </table:table-cell>
          <table:table-cell office:value-type="float" office:value="511" calcext:value-type="float">
            <text:p>511</text:p>
          </table:table-cell>
          <table:table-cell table:formula="of:=[.D694]/100" office:value-type="float" office:value="4500.13873462911" calcext:value-type="float">
            <text:p>4500.13873462911</text:p>
          </table:table-cell>
          <table:table-cell table:formula="of:=[.E694]/100" office:value-type="float" office:value="91494.6951327649" calcext:value-type="float">
            <text:p>91494.6951327649</text:p>
          </table:table-cell>
          <table:table-cell table:formula="of:=[.F694]" office:value-type="float" office:value="511" calcext:value-type="float">
            <text:p>511</text:p>
          </table:table-cell>
        </table:table-row>
        <table:table-row table:style-name="ro2">
          <table:table-cell office:value-type="string" calcext:value-type="string">
            <text:p>Point (413571.47704600397264585 9140769.75358031317591667)</text:p>
          </table:table-cell>
          <table:table-cell office:value-type="float" office:value="203" calcext:value-type="float">
            <text:p>203</text:p>
          </table:table-cell>
          <table:table-cell office:value-type="float" office:value="480" calcext:value-type="float">
            <text:p>480</text:p>
          </table:table-cell>
          <table:table-cell office:value-type="float" office:value="413571.477046004" calcext:value-type="float">
            <text:p>413571.477046004</text:p>
          </table:table-cell>
          <table:table-cell office:value-type="float" office:value="9140769.75358031" calcext:value-type="float">
            <text:p>9140769.75358031</text:p>
          </table:table-cell>
          <table:table-cell office:value-type="float" office:value="480" calcext:value-type="float">
            <text:p>480</text:p>
          </table:table-cell>
          <table:table-cell table:formula="of:=[.D695]/100" office:value-type="float" office:value="4135.71477046004" calcext:value-type="float">
            <text:p>4135.71477046004</text:p>
          </table:table-cell>
          <table:table-cell table:formula="of:=[.E695]/100" office:value-type="float" office:value="91407.6975358031" calcext:value-type="float">
            <text:p>91407.6975358031</text:p>
          </table:table-cell>
          <table:table-cell table:formula="of:=[.F695]"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Point (464331.92044841061579064 9151079.17206178605556488)</text:p>
          </table:table-cell>
          <table:table-cell office:value-type="float" office:value="200" calcext:value-type="float">
            <text:p>200</text:p>
          </table:table-cell>
          <table:table-cell office:value-type="float" office:value="633" calcext:value-type="float">
            <text:p>633</text:p>
          </table:table-cell>
          <table:table-cell office:value-type="float" office:value="464331.920448411" calcext:value-type="float">
            <text:p>464331.920448411</text:p>
          </table:table-cell>
          <table:table-cell office:value-type="float" office:value="9151079.17206179" calcext:value-type="float">
            <text:p>9151079.17206179</text:p>
          </table:table-cell>
          <table:table-cell office:value-type="float" office:value="633" calcext:value-type="float">
            <text:p>633</text:p>
          </table:table-cell>
          <table:table-cell table:formula="of:=[.D696]/100" office:value-type="float" office:value="4643.31920448411" calcext:value-type="float">
            <text:p>4643.31920448411</text:p>
          </table:table-cell>
          <table:table-cell table:formula="of:=[.E696]/100" office:value-type="float" office:value="91510.7917206178" calcext:value-type="float">
            <text:p>91510.7917206178</text:p>
          </table:table-cell>
          <table:table-cell table:formula="of:=[.F696]" office:value-type="float" office:value="633" calcext:value-type="float">
            <text:p>633</text:p>
          </table:table-cell>
        </table:table-row>
        <table:table-row table:style-name="ro2">
          <table:table-cell office:value-type="string" calcext:value-type="string">
            <text:p>Point (466979.13196413312107325 9175203.13321616314351559)</text:p>
          </table:table-cell>
          <table:table-cell office:value-type="float" office:value="201" calcext:value-type="float">
            <text:p>201</text:p>
          </table:table-cell>
          <table:table-cell office:value-type="float" office:value="940" calcext:value-type="float">
            <text:p>940</text:p>
          </table:table-cell>
          <table:table-cell office:value-type="float" office:value="466979.131964133" calcext:value-type="float">
            <text:p>466979.131964133</text:p>
          </table:table-cell>
          <table:table-cell office:value-type="float" office:value="9175203.13321616" calcext:value-type="float">
            <text:p>9175203.13321616</text:p>
          </table:table-cell>
          <table:table-cell office:value-type="float" office:value="940" calcext:value-type="float">
            <text:p>940</text:p>
          </table:table-cell>
          <table:table-cell table:formula="of:=[.D697]/100" office:value-type="float" office:value="4669.79131964133" calcext:value-type="float">
            <text:p>4669.79131964133</text:p>
          </table:table-cell>
          <table:table-cell table:formula="of:=[.E697]/100" office:value-type="float" office:value="91752.0313321616" calcext:value-type="float">
            <text:p>91752.0313321616</text:p>
          </table:table-cell>
          <table:table-cell table:formula="of:=[.F697]" office:value-type="float" office:value="940" calcext:value-type="float">
            <text:p>940</text:p>
          </table:table-cell>
        </table:table-row>
        <table:table-row table:style-name="ro2">
          <table:table-cell office:value-type="string" calcext:value-type="string">
            <text:p>Point (423331.84696882701246068 9160990.66659139096736908)</text:p>
          </table:table-cell>
          <table:table-cell office:value-type="float" office:value="206" calcext:value-type="float">
            <text:p>206</text:p>
          </table:table-cell>
          <table:table-cell office:value-type="float" office:value="469" calcext:value-type="float">
            <text:p>469</text:p>
          </table:table-cell>
          <table:table-cell office:value-type="float" office:value="423331.846968827" calcext:value-type="float">
            <text:p>423331.846968827</text:p>
          </table:table-cell>
          <table:table-cell office:value-type="float" office:value="9160990.66659139" calcext:value-type="float">
            <text:p>9160990.66659139</text:p>
          </table:table-cell>
          <table:table-cell office:value-type="float" office:value="469" calcext:value-type="float">
            <text:p>469</text:p>
          </table:table-cell>
          <table:table-cell table:formula="of:=[.D698]/100" office:value-type="float" office:value="4233.31846968827" calcext:value-type="float">
            <text:p>4233.31846968827</text:p>
          </table:table-cell>
          <table:table-cell table:formula="of:=[.E698]/100" office:value-type="float" office:value="91609.9066659139" calcext:value-type="float">
            <text:p>91609.9066659139</text:p>
          </table:table-cell>
          <table:table-cell table:formula="of:=[.F698]" office:value-type="float" office:value="469" calcext:value-type="float">
            <text:p>469</text:p>
          </table:table-cell>
        </table:table-row>
        <table:table-row table:style-name="ro2">
          <table:table-cell office:value-type="string" calcext:value-type="string">
            <text:p>Point (413405.79281433305004612 9168990.91558034718036652)</text:p>
          </table:table-cell>
          <table:table-cell office:value-type="float" office:value="207" calcext:value-type="float">
            <text:p>207</text:p>
          </table:table-cell>
          <table:table-cell office:value-type="float" office:value="507" calcext:value-type="float">
            <text:p>507</text:p>
          </table:table-cell>
          <table:table-cell office:value-type="float" office:value="413405.792814333" calcext:value-type="float">
            <text:p>413405.792814333</text:p>
          </table:table-cell>
          <table:table-cell office:value-type="float" office:value="9168990.91558035" calcext:value-type="float">
            <text:p>9168990.91558035</text:p>
          </table:table-cell>
          <table:table-cell office:value-type="float" office:value="507" calcext:value-type="float">
            <text:p>507</text:p>
          </table:table-cell>
          <table:table-cell table:formula="of:=[.D699]/100" office:value-type="float" office:value="4134.05792814333" calcext:value-type="float">
            <text:p>4134.05792814333</text:p>
          </table:table-cell>
          <table:table-cell table:formula="of:=[.E699]/100" office:value-type="float" office:value="91689.9091558035" calcext:value-type="float">
            <text:p>91689.9091558035</text:p>
          </table:table-cell>
          <table:table-cell table:formula="of:=[.F699]" office:value-type="float" office:value="507" calcext:value-type="float">
            <text:p>507</text:p>
          </table:table-cell>
        </table:table-row>
        <table:table-row table:style-name="ro2">
          <table:table-cell office:value-type="string" calcext:value-type="string">
            <text:p>Point (421438.7008449652348645 9179452.96964754909276962)</text:p>
          </table:table-cell>
          <table:table-cell office:value-type="float" office:value="204" calcext:value-type="float">
            <text:p>204</text:p>
          </table:table-cell>
          <table:table-cell office:value-type="float" office:value="922" calcext:value-type="float">
            <text:p>922</text:p>
          </table:table-cell>
          <table:table-cell office:value-type="float" office:value="421438.700844965" calcext:value-type="float">
            <text:p>421438.700844965</text:p>
          </table:table-cell>
          <table:table-cell office:value-type="float" office:value="9179452.96964755" calcext:value-type="float">
            <text:p>9179452.96964755</text:p>
          </table:table-cell>
          <table:table-cell office:value-type="float" office:value="922" calcext:value-type="float">
            <text:p>922</text:p>
          </table:table-cell>
          <table:table-cell table:formula="of:=[.D700]/100" office:value-type="float" office:value="4214.38700844965" calcext:value-type="float">
            <text:p>4214.38700844965</text:p>
          </table:table-cell>
          <table:table-cell table:formula="of:=[.E700]/100" office:value-type="float" office:value="91794.5296964755" calcext:value-type="float">
            <text:p>91794.5296964755</text:p>
          </table:table-cell>
          <table:table-cell table:formula="of:=[.F700]" office:value-type="float" office:value="922" calcext:value-type="float">
            <text:p>922</text:p>
          </table:table-cell>
        </table:table-row>
        <table:table-row table:style-name="ro2">
          <table:table-cell office:value-type="string" calcext:value-type="string">
            <text:p>Point (453207.7058353433967568 9130758.62067362107336521)</text:p>
          </table:table-cell>
          <table:table-cell office:value-type="float" office:value="205" calcext:value-type="float">
            <text:p>205</text:p>
          </table:table-cell>
          <table:table-cell office:value-type="float" office:value="446" calcext:value-type="float">
            <text:p>446</text:p>
          </table:table-cell>
          <table:table-cell office:value-type="float" office:value="453207.705835343" calcext:value-type="float">
            <text:p>453207.705835343</text:p>
          </table:table-cell>
          <table:table-cell office:value-type="float" office:value="9130758.62067362" calcext:value-type="float">
            <text:p>9130758.62067362</text:p>
          </table:table-cell>
          <table:table-cell office:value-type="float" office:value="446" calcext:value-type="float">
            <text:p>446</text:p>
          </table:table-cell>
          <table:table-cell table:formula="of:=[.D701]/100" office:value-type="float" office:value="4532.07705835343" calcext:value-type="float">
            <text:p>4532.07705835343</text:p>
          </table:table-cell>
          <table:table-cell table:formula="of:=[.E701]/100" office:value-type="float" office:value="91307.5862067362" calcext:value-type="float">
            <text:p>91307.5862067362</text:p>
          </table:table-cell>
          <table:table-cell table:formula="of:=[.F701]"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Point (440176.50896395370364189 9159186.59433799050748348)</text:p>
          </table:table-cell>
          <table:table-cell office:value-type="float" office:value="194" calcext:value-type="float">
            <text:p>194</text:p>
          </table:table-cell>
          <table:table-cell office:value-type="float" office:value="520" calcext:value-type="float">
            <text:p>520</text:p>
          </table:table-cell>
          <table:table-cell office:value-type="float" office:value="440176.508963954" calcext:value-type="float">
            <text:p>440176.508963954</text:p>
          </table:table-cell>
          <table:table-cell office:value-type="float" office:value="9159186.59433799" calcext:value-type="float">
            <text:p>9159186.59433799</text:p>
          </table:table-cell>
          <table:table-cell office:value-type="float" office:value="520" calcext:value-type="float">
            <text:p>520</text:p>
          </table:table-cell>
          <table:table-cell table:formula="of:=[.D702]/100" office:value-type="float" office:value="4401.76508963954" calcext:value-type="float">
            <text:p>4401.76508963954</text:p>
          </table:table-cell>
          <table:table-cell table:formula="of:=[.E702]/100" office:value-type="float" office:value="91591.8659433799" calcext:value-type="float">
            <text:p>91591.8659433799</text:p>
          </table:table-cell>
          <table:table-cell table:formula="of:=[.F702]"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Point (440415.36982706468552351 9170603.5852355882525444)</text:p>
          </table:table-cell>
          <table:table-cell office:value-type="float" office:value="195" calcext:value-type="float">
            <text:p>195</text:p>
          </table:table-cell>
          <table:table-cell office:value-type="float" office:value="854" calcext:value-type="float">
            <text:p>854</text:p>
          </table:table-cell>
          <table:table-cell office:value-type="float" office:value="440415.369827065" calcext:value-type="float">
            <text:p>440415.369827065</text:p>
          </table:table-cell>
          <table:table-cell office:value-type="float" office:value="9170603.58523559" calcext:value-type="float">
            <text:p>9170603.58523559</text:p>
          </table:table-cell>
          <table:table-cell office:value-type="float" office:value="854" calcext:value-type="float">
            <text:p>854</text:p>
          </table:table-cell>
          <table:table-cell table:formula="of:=[.D703]/100" office:value-type="float" office:value="4404.15369827065" calcext:value-type="float">
            <text:p>4404.15369827065</text:p>
          </table:table-cell>
          <table:table-cell table:formula="of:=[.E703]/100" office:value-type="float" office:value="91706.0358523559" calcext:value-type="float">
            <text:p>91706.0358523559</text:p>
          </table:table-cell>
          <table:table-cell table:formula="of:=[.F703]" office:value-type="float" office:value="854" calcext:value-type="float">
            <text:p>854</text:p>
          </table:table-cell>
        </table:table-row>
        <table:table-row table:style-name="ro2">
          <table:table-cell office:value-type="string" calcext:value-type="string">
            <text:p>Point (414301.2421078213956207 9170543.98436607979238033)</text:p>
          </table:table-cell>
          <table:table-cell office:value-type="float" office:value="192" calcext:value-type="float">
            <text:p>192</text:p>
          </table:table-cell>
          <table:table-cell office:value-type="float" office:value="546" calcext:value-type="float">
            <text:p>546</text:p>
          </table:table-cell>
          <table:table-cell office:value-type="float" office:value="414301.242107821" calcext:value-type="float">
            <text:p>414301.242107821</text:p>
          </table:table-cell>
          <table:table-cell office:value-type="float" office:value="9170543.98436608" calcext:value-type="float">
            <text:p>9170543.98436608</text:p>
          </table:table-cell>
          <table:table-cell office:value-type="float" office:value="546" calcext:value-type="float">
            <text:p>546</text:p>
          </table:table-cell>
          <table:table-cell table:formula="of:=[.D704]/100" office:value-type="float" office:value="4143.01242107821" calcext:value-type="float">
            <text:p>4143.01242107821</text:p>
          </table:table-cell>
          <table:table-cell table:formula="of:=[.E704]/100" office:value-type="float" office:value="91705.4398436608" calcext:value-type="float">
            <text:p>91705.4398436608</text:p>
          </table:table-cell>
          <table:table-cell table:formula="of:=[.F704]" office:value-type="float" office:value="546" calcext:value-type="float">
            <text:p>546</text:p>
          </table:table-cell>
        </table:table-row>
        <table:table-row table:style-name="ro2">
          <table:table-cell office:value-type="string" calcext:value-type="string">
            <text:p>Point (439118.73243327531963587 9155874.78462875820696354)</text:p>
          </table:table-cell>
          <table:table-cell office:value-type="float" office:value="193" calcext:value-type="float">
            <text:p>193</text:p>
          </table:table-cell>
          <table:table-cell office:value-type="float" office:value="496" calcext:value-type="float">
            <text:p>496</text:p>
          </table:table-cell>
          <table:table-cell office:value-type="float" office:value="439118.732433275" calcext:value-type="float">
            <text:p>439118.732433275</text:p>
          </table:table-cell>
          <table:table-cell office:value-type="float" office:value="9155874.78462876" calcext:value-type="float">
            <text:p>9155874.78462876</text:p>
          </table:table-cell>
          <table:table-cell office:value-type="float" office:value="496" calcext:value-type="float">
            <text:p>496</text:p>
          </table:table-cell>
          <table:table-cell table:formula="of:=[.D705]/100" office:value-type="float" office:value="4391.18732433275" calcext:value-type="float">
            <text:p>4391.18732433275</text:p>
          </table:table-cell>
          <table:table-cell table:formula="of:=[.E705]/100" office:value-type="float" office:value="91558.7478462876" calcext:value-type="float">
            <text:p>91558.7478462876</text:p>
          </table:table-cell>
          <table:table-cell table:formula="of:=[.F705]" office:value-type="float" office:value="496" calcext:value-type="float">
            <text:p>496</text:p>
          </table:table-cell>
        </table:table-row>
        <table:table-row table:style-name="ro2">
          <table:table-cell office:value-type="string" calcext:value-type="string">
            <text:p>Point (440400.02446333511034027 9136994.0137605257332325)</text:p>
          </table:table-cell>
          <table:table-cell office:value-type="float" office:value="198" calcext:value-type="float">
            <text:p>198</text:p>
          </table:table-cell>
          <table:table-cell office:value-type="float" office:value="454" calcext:value-type="float">
            <text:p>454</text:p>
          </table:table-cell>
          <table:table-cell office:value-type="float" office:value="440400.024463335" calcext:value-type="float">
            <text:p>440400.024463335</text:p>
          </table:table-cell>
          <table:table-cell office:value-type="float" office:value="9136994.01376053" calcext:value-type="float">
            <text:p>9136994.01376053</text:p>
          </table:table-cell>
          <table:table-cell office:value-type="float" office:value="454" calcext:value-type="float">
            <text:p>454</text:p>
          </table:table-cell>
          <table:table-cell table:formula="of:=[.D706]/100" office:value-type="float" office:value="4404.00024463335" calcext:value-type="float">
            <text:p>4404.00024463335</text:p>
          </table:table-cell>
          <table:table-cell table:formula="of:=[.E706]/100" office:value-type="float" office:value="91369.9401376053" calcext:value-type="float">
            <text:p>91369.9401376053</text:p>
          </table:table-cell>
          <table:table-cell table:formula="of:=[.F706]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Point (462246.09625571017386392 9162066.11003712564706802)</text:p>
          </table:table-cell>
          <table:table-cell office:value-type="float" office:value="199" calcext:value-type="float">
            <text:p>199</text:p>
          </table:table-cell>
          <table:table-cell office:value-type="float" office:value="912" calcext:value-type="float">
            <text:p>912</text:p>
          </table:table-cell>
          <table:table-cell office:value-type="float" office:value="462246.09625571" calcext:value-type="float">
            <text:p>462246.09625571</text:p>
          </table:table-cell>
          <table:table-cell office:value-type="float" office:value="9162066.11003713" calcext:value-type="float">
            <text:p>9162066.11003713</text:p>
          </table:table-cell>
          <table:table-cell office:value-type="float" office:value="912" calcext:value-type="float">
            <text:p>912</text:p>
          </table:table-cell>
          <table:table-cell table:formula="of:=[.D707]/100" office:value-type="float" office:value="4622.4609625571" calcext:value-type="float">
            <text:p>4622.4609625571</text:p>
          </table:table-cell>
          <table:table-cell table:formula="of:=[.E707]/100" office:value-type="float" office:value="91620.6611003713" calcext:value-type="float">
            <text:p>91620.6611003713</text:p>
          </table:table-cell>
          <table:table-cell table:formula="of:=[.F707]" office:value-type="float" office:value="912" calcext:value-type="float">
            <text:p>912</text:p>
          </table:table-cell>
        </table:table-row>
        <table:table-row table:style-name="ro2">
          <table:table-cell office:value-type="string" calcext:value-type="string">
            <text:p>Point (447821.80462914559757337 9144401.34207643568515778)</text:p>
          </table:table-cell>
          <table:table-cell office:value-type="float" office:value="196" calcext:value-type="float">
            <text:p>196</text:p>
          </table:table-cell>
          <table:table-cell office:value-type="float" office:value="484" calcext:value-type="float">
            <text:p>484</text:p>
          </table:table-cell>
          <table:table-cell office:value-type="float" office:value="447821.804629146" calcext:value-type="float">
            <text:p>447821.804629146</text:p>
          </table:table-cell>
          <table:table-cell office:value-type="float" office:value="9144401.34207644" calcext:value-type="float">
            <text:p>9144401.34207644</text:p>
          </table:table-cell>
          <table:table-cell office:value-type="float" office:value="484" calcext:value-type="float">
            <text:p>484</text:p>
          </table:table-cell>
          <table:table-cell table:formula="of:=[.D708]/100" office:value-type="float" office:value="4478.21804629146" calcext:value-type="float">
            <text:p>4478.21804629146</text:p>
          </table:table-cell>
          <table:table-cell table:formula="of:=[.E708]/100" office:value-type="float" office:value="91444.0134207644" calcext:value-type="float">
            <text:p>91444.0134207644</text:p>
          </table:table-cell>
          <table:table-cell table:formula="of:=[.F708]" office:value-type="float" office:value="484" calcext:value-type="float">
            <text:p>484</text:p>
          </table:table-cell>
        </table:table-row>
        <table:table-row table:style-name="ro2">
          <table:table-cell office:value-type="string" calcext:value-type="string">
            <text:p>Point (440573.33248314529191703 9149638.23745711892843246)</text:p>
          </table:table-cell>
          <table:table-cell office:value-type="float" office:value="197" calcext:value-type="float">
            <text:p>197</text:p>
          </table:table-cell>
          <table:table-cell office:value-type="float" office:value="474" calcext:value-type="float">
            <text:p>474</text:p>
          </table:table-cell>
          <table:table-cell office:value-type="float" office:value="440573.332483145" calcext:value-type="float">
            <text:p>440573.332483145</text:p>
          </table:table-cell>
          <table:table-cell office:value-type="float" office:value="9149638.23745712" calcext:value-type="float">
            <text:p>9149638.23745712</text:p>
          </table:table-cell>
          <table:table-cell office:value-type="float" office:value="474" calcext:value-type="float">
            <text:p>474</text:p>
          </table:table-cell>
          <table:table-cell table:formula="of:=[.D709]/100" office:value-type="float" office:value="4405.73332483145" calcext:value-type="float">
            <text:p>4405.73332483145</text:p>
          </table:table-cell>
          <table:table-cell table:formula="of:=[.E709]/100" office:value-type="float" office:value="91496.3823745712" calcext:value-type="float">
            <text:p>91496.3823745712</text:p>
          </table:table-cell>
          <table:table-cell table:formula="of:=[.F709]" office:value-type="float" office:value="474" calcext:value-type="float">
            <text:p>474</text:p>
          </table:table-cell>
        </table:table-row>
        <table:table-row table:style-name="ro2">
          <table:table-cell office:value-type="string" calcext:value-type="string">
            <text:p>Point (426140.57197343761799857 9128763.70872832089662552)</text:p>
          </table:table-cell>
          <table:table-cell office:value-type="float" office:value="218" calcext:value-type="float">
            <text:p>218</text:p>
          </table:table-cell>
          <table:table-cell office:value-type="float" office:value="502" calcext:value-type="float">
            <text:p>502</text:p>
          </table:table-cell>
          <table:table-cell office:value-type="float" office:value="426140.571973438" calcext:value-type="float">
            <text:p>426140.571973438</text:p>
          </table:table-cell>
          <table:table-cell office:value-type="float" office:value="9128763.70872832" calcext:value-type="float">
            <text:p>9128763.70872832</text:p>
          </table:table-cell>
          <table:table-cell office:value-type="float" office:value="502" calcext:value-type="float">
            <text:p>502</text:p>
          </table:table-cell>
          <table:table-cell table:formula="of:=[.D710]/100" office:value-type="float" office:value="4261.40571973438" calcext:value-type="float">
            <text:p>4261.40571973438</text:p>
          </table:table-cell>
          <table:table-cell table:formula="of:=[.E710]/100" office:value-type="float" office:value="91287.6370872832" calcext:value-type="float">
            <text:p>91287.6370872832</text:p>
          </table:table-cell>
          <table:table-cell table:formula="of:=[.F710]" office:value-type="float" office:value="502" calcext:value-type="float">
            <text:p>502</text:p>
          </table:table-cell>
        </table:table-row>
        <table:table-row table:style-name="ro2">
          <table:table-cell office:value-type="string" calcext:value-type="string">
            <text:p>Point (454362.7369612007169053 9147760.12162535078823566)</text:p>
          </table:table-cell>
          <table:table-cell office:value-type="float" office:value="219" calcext:value-type="float">
            <text:p>219</text:p>
          </table:table-cell>
          <table:table-cell office:value-type="float" office:value="510" calcext:value-type="float">
            <text:p>510</text:p>
          </table:table-cell>
          <table:table-cell office:value-type="float" office:value="454362.736961201" calcext:value-type="float">
            <text:p>454362.736961201</text:p>
          </table:table-cell>
          <table:table-cell office:value-type="float" office:value="9147760.12162535" calcext:value-type="float">
            <text:p>9147760.12162535</text:p>
          </table:table-cell>
          <table:table-cell office:value-type="float" office:value="510" calcext:value-type="float">
            <text:p>510</text:p>
          </table:table-cell>
          <table:table-cell table:formula="of:=[.D711]/100" office:value-type="float" office:value="4543.62736961201" calcext:value-type="float">
            <text:p>4543.62736961201</text:p>
          </table:table-cell>
          <table:table-cell table:formula="of:=[.E711]/100" office:value-type="float" office:value="91477.6012162535" calcext:value-type="float">
            <text:p>91477.6012162535</text:p>
          </table:table-cell>
          <table:table-cell table:formula="of:=[.F711]" office:value-type="float" office:value="510" calcext:value-type="float">
            <text:p>510</text:p>
          </table:table-cell>
        </table:table-row>
        <table:table-row table:style-name="ro2">
          <table:table-cell office:value-type="string" calcext:value-type="string">
            <text:p>Point (430111.37975049600936472 9160086.87825237400829792)</text:p>
          </table:table-cell>
          <table:table-cell office:value-type="float" office:value="216" calcext:value-type="float">
            <text:p>216</text:p>
          </table:table-cell>
          <table:table-cell office:value-type="float" office:value="494" calcext:value-type="float">
            <text:p>494</text:p>
          </table:table-cell>
          <table:table-cell office:value-type="float" office:value="430111.379750496" calcext:value-type="float">
            <text:p>430111.379750496</text:p>
          </table:table-cell>
          <table:table-cell office:value-type="float" office:value="9160086.87825237" calcext:value-type="float">
            <text:p>9160086.87825237</text:p>
          </table:table-cell>
          <table:table-cell office:value-type="float" office:value="494" calcext:value-type="float">
            <text:p>494</text:p>
          </table:table-cell>
          <table:table-cell table:formula="of:=[.D712]/100" office:value-type="float" office:value="4301.11379750496" calcext:value-type="float">
            <text:p>4301.11379750496</text:p>
          </table:table-cell>
          <table:table-cell table:formula="of:=[.E712]/100" office:value-type="float" office:value="91600.8687825237" calcext:value-type="float">
            <text:p>91600.8687825237</text:p>
          </table:table-cell>
          <table:table-cell table:formula="of:=[.F712]" office:value-type="float" office:value="494" calcext:value-type="float">
            <text:p>494</text:p>
          </table:table-cell>
        </table:table-row>
        <table:table-row table:style-name="ro2">
          <table:table-cell office:value-type="string" calcext:value-type="string">
            <text:p>Point (447535.16481661197030917 9137696.55197504162788391)</text:p>
          </table:table-cell>
          <table:table-cell office:value-type="float" office:value="217" calcext:value-type="float">
            <text:p>217</text:p>
          </table:table-cell>
          <table:table-cell office:value-type="float" office:value="487" calcext:value-type="float">
            <text:p>487</text:p>
          </table:table-cell>
          <table:table-cell office:value-type="float" office:value="447535.164816612" calcext:value-type="float">
            <text:p>447535.164816612</text:p>
          </table:table-cell>
          <table:table-cell office:value-type="float" office:value="9137696.55197504" calcext:value-type="float">
            <text:p>9137696.55197504</text:p>
          </table:table-cell>
          <table:table-cell office:value-type="float" office:value="487" calcext:value-type="float">
            <text:p>487</text:p>
          </table:table-cell>
          <table:table-cell table:formula="of:=[.D713]/100" office:value-type="float" office:value="4475.35164816612" calcext:value-type="float">
            <text:p>4475.35164816612</text:p>
          </table:table-cell>
          <table:table-cell table:formula="of:=[.E713]/100" office:value-type="float" office:value="91376.9655197504" calcext:value-type="float">
            <text:p>91376.9655197504</text:p>
          </table:table-cell>
          <table:table-cell table:formula="of:=[.F713]" office:value-type="float" office:value="487" calcext:value-type="float">
            <text:p>487</text:p>
          </table:table-cell>
        </table:table-row>
        <table:table-row table:style-name="ro2">
          <table:table-cell office:value-type="string" calcext:value-type="string">
            <text:p>Point (416667.52476982463849708 9146387.34501293115317822)</text:p>
          </table:table-cell>
          <table:table-cell office:value-type="float" office:value="222" calcext:value-type="float">
            <text:p>222</text:p>
          </table:table-cell>
          <table:table-cell office:value-type="float" office:value="502" calcext:value-type="float">
            <text:p>502</text:p>
          </table:table-cell>
          <table:table-cell office:value-type="float" office:value="416667.524769825" calcext:value-type="float">
            <text:p>416667.524769825</text:p>
          </table:table-cell>
          <table:table-cell office:value-type="float" office:value="9146387.34501293" calcext:value-type="float">
            <text:p>9146387.34501293</text:p>
          </table:table-cell>
          <table:table-cell office:value-type="float" office:value="502" calcext:value-type="float">
            <text:p>502</text:p>
          </table:table-cell>
          <table:table-cell table:formula="of:=[.D714]/100" office:value-type="float" office:value="4166.67524769825" calcext:value-type="float">
            <text:p>4166.67524769825</text:p>
          </table:table-cell>
          <table:table-cell table:formula="of:=[.E714]/100" office:value-type="float" office:value="91463.8734501293" calcext:value-type="float">
            <text:p>91463.8734501293</text:p>
          </table:table-cell>
          <table:table-cell table:formula="of:=[.F714]" office:value-type="float" office:value="502" calcext:value-type="float">
            <text:p>502</text:p>
          </table:table-cell>
        </table:table-row>
        <table:table-row table:style-name="ro2">
          <table:table-cell office:value-type="string" calcext:value-type="string">
            <text:p>Point (441287.95472867490025237 9163082.76416310109198093)</text:p>
          </table:table-cell>
          <table:table-cell office:value-type="float" office:value="223" calcext:value-type="float">
            <text:p>223</text:p>
          </table:table-cell>
          <table:table-cell office:value-type="float" office:value="593" calcext:value-type="float">
            <text:p>593</text:p>
          </table:table-cell>
          <table:table-cell office:value-type="float" office:value="441287.954728675" calcext:value-type="float">
            <text:p>441287.954728675</text:p>
          </table:table-cell>
          <table:table-cell office:value-type="float" office:value="9163082.7641631" calcext:value-type="float">
            <text:p>9163082.7641631</text:p>
          </table:table-cell>
          <table:table-cell office:value-type="float" office:value="593" calcext:value-type="float">
            <text:p>593</text:p>
          </table:table-cell>
          <table:table-cell table:formula="of:=[.D715]/100" office:value-type="float" office:value="4412.87954728675" calcext:value-type="float">
            <text:p>4412.87954728675</text:p>
          </table:table-cell>
          <table:table-cell table:formula="of:=[.E715]/100" office:value-type="float" office:value="91630.827641631" calcext:value-type="float">
            <text:p>91630.827641631</text:p>
          </table:table-cell>
          <table:table-cell table:formula="of:=[.F715]" office:value-type="float" office:value="593" calcext:value-type="float">
            <text:p>593</text:p>
          </table:table-cell>
        </table:table-row>
        <table:table-row table:style-name="ro2">
          <table:table-cell office:value-type="string" calcext:value-type="string">
            <text:p>Point (460348.06842150335432962 9169176.11243182606995106)</text:p>
          </table:table-cell>
          <table:table-cell office:value-type="float" office:value="220" calcext:value-type="float">
            <text:p>220</text:p>
          </table:table-cell>
          <table:table-cell office:value-type="float" office:value="868" calcext:value-type="float">
            <text:p>868</text:p>
          </table:table-cell>
          <table:table-cell office:value-type="float" office:value="460348.068421503" calcext:value-type="float">
            <text:p>460348.068421503</text:p>
          </table:table-cell>
          <table:table-cell office:value-type="float" office:value="9169176.11243183" calcext:value-type="float">
            <text:p>9169176.11243183</text:p>
          </table:table-cell>
          <table:table-cell office:value-type="float" office:value="868" calcext:value-type="float">
            <text:p>868</text:p>
          </table:table-cell>
          <table:table-cell table:formula="of:=[.D716]/100" office:value-type="float" office:value="4603.48068421503" calcext:value-type="float">
            <text:p>4603.48068421503</text:p>
          </table:table-cell>
          <table:table-cell table:formula="of:=[.E716]/100" office:value-type="float" office:value="91691.7611243183" calcext:value-type="float">
            <text:p>91691.7611243183</text:p>
          </table:table-cell>
          <table:table-cell table:formula="of:=[.F716]" office:value-type="float" office:value="868" calcext:value-type="float">
            <text:p>868</text:p>
          </table:table-cell>
        </table:table-row>
        <table:table-row table:style-name="ro2">
          <table:table-cell office:value-type="string" calcext:value-type="string">
            <text:p>Point (454110.77880105440272018 9159174.47747767902910709)</text:p>
          </table:table-cell>
          <table:table-cell office:value-type="float" office:value="221" calcext:value-type="float">
            <text:p>221</text:p>
          </table:table-cell>
          <table:table-cell office:value-type="float" office:value="906" calcext:value-type="float">
            <text:p>906</text:p>
          </table:table-cell>
          <table:table-cell office:value-type="float" office:value="454110.778801054" calcext:value-type="float">
            <text:p>454110.778801054</text:p>
          </table:table-cell>
          <table:table-cell office:value-type="float" office:value="9159174.47747768" calcext:value-type="float">
            <text:p>9159174.47747768</text:p>
          </table:table-cell>
          <table:table-cell office:value-type="float" office:value="906" calcext:value-type="float">
            <text:p>906</text:p>
          </table:table-cell>
          <table:table-cell table:formula="of:=[.D717]/100" office:value-type="float" office:value="4541.10778801054" calcext:value-type="float">
            <text:p>4541.10778801054</text:p>
          </table:table-cell>
          <table:table-cell table:formula="of:=[.E717]/100" office:value-type="float" office:value="91591.7447747768" calcext:value-type="float">
            <text:p>91591.7447747768</text:p>
          </table:table-cell>
          <table:table-cell table:formula="of:=[.F717]" office:value-type="float" office:value="906" calcext:value-type="float">
            <text:p>906</text:p>
          </table:table-cell>
        </table:table-row>
        <table:table-row table:style-name="ro2">
          <table:table-cell office:value-type="string" calcext:value-type="string">
            <text:p>Point (440002.0037905354402028 9141030.24998758919537067)</text:p>
          </table:table-cell>
          <table:table-cell office:value-type="float" office:value="210" calcext:value-type="float">
            <text:p>210</text:p>
          </table:table-cell>
          <table:table-cell office:value-type="float" office:value="488" calcext:value-type="float">
            <text:p>488</text:p>
          </table:table-cell>
          <table:table-cell office:value-type="float" office:value="440002.003790535" calcext:value-type="float">
            <text:p>440002.003790535</text:p>
          </table:table-cell>
          <table:table-cell office:value-type="float" office:value="9141030.24998759" calcext:value-type="float">
            <text:p>9141030.24998759</text:p>
          </table:table-cell>
          <table:table-cell office:value-type="float" office:value="488" calcext:value-type="float">
            <text:p>488</text:p>
          </table:table-cell>
          <table:table-cell table:formula="of:=[.D718]/100" office:value-type="float" office:value="4400.02003790535" calcext:value-type="float">
            <text:p>4400.02003790535</text:p>
          </table:table-cell>
          <table:table-cell table:formula="of:=[.E718]/100" office:value-type="float" office:value="91410.3024998759" calcext:value-type="float">
            <text:p>91410.3024998759</text:p>
          </table:table-cell>
          <table:table-cell table:formula="of:=[.F718]" office:value-type="float" office:value="488" calcext:value-type="float">
            <text:p>488</text:p>
          </table:table-cell>
        </table:table-row>
        <table:table-row table:style-name="ro2">
          <table:table-cell office:value-type="string" calcext:value-type="string">
            <text:p>Point (425584.12266250018728897 9167112.02829256653785706)</text:p>
          </table:table-cell>
          <table:table-cell office:value-type="float" office:value="211" calcext:value-type="float">
            <text:p>211</text:p>
          </table:table-cell>
          <table:table-cell office:value-type="float" office:value="522" calcext:value-type="float">
            <text:p>522</text:p>
          </table:table-cell>
          <table:table-cell office:value-type="float" office:value="425584.1226625" calcext:value-type="float">
            <text:p>425584.1226625</text:p>
          </table:table-cell>
          <table:table-cell office:value-type="float" office:value="9167112.02829257" calcext:value-type="float">
            <text:p>9167112.02829257</text:p>
          </table:table-cell>
          <table:table-cell office:value-type="float" office:value="522" calcext:value-type="float">
            <text:p>522</text:p>
          </table:table-cell>
          <table:table-cell table:formula="of:=[.D719]/100" office:value-type="float" office:value="4255.841226625" calcext:value-type="float">
            <text:p>4255.841226625</text:p>
          </table:table-cell>
          <table:table-cell table:formula="of:=[.E719]/100" office:value-type="float" office:value="91671.1202829257" calcext:value-type="float">
            <text:p>91671.1202829257</text:p>
          </table:table-cell>
          <table:table-cell table:formula="of:=[.F719]" office:value-type="float" office:value="522" calcext:value-type="float">
            <text:p>522</text:p>
          </table:table-cell>
        </table:table-row>
        <table:table-row table:style-name="ro2">
          <table:table-cell office:value-type="string" calcext:value-type="string">
            <text:p>Point (467629.01258477231021971 9149856.89938961155712605)</text:p>
          </table:table-cell>
          <table:table-cell office:value-type="float" office:value="208" calcext:value-type="float">
            <text:p>208</text:p>
          </table:table-cell>
          <table:table-cell office:value-type="float" office:value="605" calcext:value-type="float">
            <text:p>605</text:p>
          </table:table-cell>
          <table:table-cell office:value-type="float" office:value="467629.012584772" calcext:value-type="float">
            <text:p>467629.012584772</text:p>
          </table:table-cell>
          <table:table-cell office:value-type="float" office:value="9149856.89938961" calcext:value-type="float">
            <text:p>9149856.89938961</text:p>
          </table:table-cell>
          <table:table-cell office:value-type="float" office:value="605" calcext:value-type="float">
            <text:p>605</text:p>
          </table:table-cell>
          <table:table-cell table:formula="of:=[.D720]/100" office:value-type="float" office:value="4676.29012584772" calcext:value-type="float">
            <text:p>4676.29012584772</text:p>
          </table:table-cell>
          <table:table-cell table:formula="of:=[.E720]/100" office:value-type="float" office:value="91498.5689938961" calcext:value-type="float">
            <text:p>91498.5689938961</text:p>
          </table:table-cell>
          <table:table-cell table:formula="of:=[.F720]" office:value-type="float" office:value="605" calcext:value-type="float">
            <text:p>605</text:p>
          </table:table-cell>
        </table:table-row>
        <table:table-row table:style-name="ro2">
          <table:table-cell office:value-type="string" calcext:value-type="string">
            <text:p>Point (468588.06511455937288702 9145855.54766314662992954)</text:p>
          </table:table-cell>
          <table:table-cell office:value-type="float" office:value="209" calcext:value-type="float">
            <text:p>209</text:p>
          </table:table-cell>
          <table:table-cell office:value-type="float" office:value="555" calcext:value-type="float">
            <text:p>555</text:p>
          </table:table-cell>
          <table:table-cell office:value-type="float" office:value="468588.065114559" calcext:value-type="float">
            <text:p>468588.065114559</text:p>
          </table:table-cell>
          <table:table-cell office:value-type="float" office:value="9145855.54766315" calcext:value-type="float">
            <text:p>9145855.54766315</text:p>
          </table:table-cell>
          <table:table-cell office:value-type="float" office:value="555" calcext:value-type="float">
            <text:p>555</text:p>
          </table:table-cell>
          <table:table-cell table:formula="of:=[.D721]/100" office:value-type="float" office:value="4685.88065114559" calcext:value-type="float">
            <text:p>4685.88065114559</text:p>
          </table:table-cell>
          <table:table-cell table:formula="of:=[.E721]/100" office:value-type="float" office:value="91458.5554766315" calcext:value-type="float">
            <text:p>91458.5554766315</text:p>
          </table:table-cell>
          <table:table-cell table:formula="of:=[.F721]" office:value-type="float" office:value="555" calcext:value-type="float">
            <text:p>555</text:p>
          </table:table-cell>
        </table:table-row>
        <table:table-row table:style-name="ro2">
          <table:table-cell office:value-type="string" calcext:value-type="string">
            <text:p>Point (463150.27655889373272657 9145177.57778078876435757)</text:p>
          </table:table-cell>
          <table:table-cell office:value-type="float" office:value="214" calcext:value-type="float">
            <text:p>214</text:p>
          </table:table-cell>
          <table:table-cell office:value-type="float" office:value="514" calcext:value-type="float">
            <text:p>514</text:p>
          </table:table-cell>
          <table:table-cell office:value-type="float" office:value="463150.276558894" calcext:value-type="float">
            <text:p>463150.276558894</text:p>
          </table:table-cell>
          <table:table-cell office:value-type="float" office:value="9145177.57778079" calcext:value-type="float">
            <text:p>9145177.57778079</text:p>
          </table:table-cell>
          <table:table-cell office:value-type="float" office:value="514" calcext:value-type="float">
            <text:p>514</text:p>
          </table:table-cell>
          <table:table-cell table:formula="of:=[.D722]/100" office:value-type="float" office:value="4631.50276558894" calcext:value-type="float">
            <text:p>4631.50276558894</text:p>
          </table:table-cell>
          <table:table-cell table:formula="of:=[.E722]/100" office:value-type="float" office:value="91451.7757778079" calcext:value-type="float">
            <text:p>91451.7757778079</text:p>
          </table:table-cell>
          <table:table-cell table:formula="of:=[.F722]" office:value-type="float" office:value="514" calcext:value-type="float">
            <text:p>514</text:p>
          </table:table-cell>
        </table:table-row>
        <table:table-row table:style-name="ro2">
          <table:table-cell office:value-type="string" calcext:value-type="string">
            <text:p>Point (440855.10936822439543903 9130055.97936412319540977)</text:p>
          </table:table-cell>
          <table:table-cell office:value-type="float" office:value="215" calcext:value-type="float">
            <text:p>215</text:p>
          </table:table-cell>
          <table:table-cell office:value-type="float" office:value="421" calcext:value-type="float">
            <text:p>421</text:p>
          </table:table-cell>
          <table:table-cell office:value-type="float" office:value="440855.109368224" calcext:value-type="float">
            <text:p>440855.109368224</text:p>
          </table:table-cell>
          <table:table-cell office:value-type="float" office:value="9130055.97936412" calcext:value-type="float">
            <text:p>9130055.97936412</text:p>
          </table:table-cell>
          <table:table-cell office:value-type="float" office:value="421" calcext:value-type="float">
            <text:p>421</text:p>
          </table:table-cell>
          <table:table-cell table:formula="of:=[.D723]/100" office:value-type="float" office:value="4408.55109368224" calcext:value-type="float">
            <text:p>4408.55109368224</text:p>
          </table:table-cell>
          <table:table-cell table:formula="of:=[.E723]/100" office:value-type="float" office:value="91300.5597936412" calcext:value-type="float">
            <text:p>91300.5597936412</text:p>
          </table:table-cell>
          <table:table-cell table:formula="of:=[.F723]" office:value-type="float" office:value="421" calcext:value-type="float">
            <text:p>421</text:p>
          </table:table-cell>
        </table:table-row>
        <table:table-row table:style-name="ro2">
          <table:table-cell office:value-type="string" calcext:value-type="string">
            <text:p>Point (427650.70561949512921274 9145660.79300964996218681)</text:p>
          </table:table-cell>
          <table:table-cell office:value-type="float" office:value="212" calcext:value-type="float">
            <text:p>212</text:p>
          </table:table-cell>
          <table:table-cell office:value-type="float" office:value="463" calcext:value-type="float">
            <text:p>463</text:p>
          </table:table-cell>
          <table:table-cell office:value-type="float" office:value="427650.705619495" calcext:value-type="float">
            <text:p>427650.705619495</text:p>
          </table:table-cell>
          <table:table-cell office:value-type="float" office:value="9145660.79300965" calcext:value-type="float">
            <text:p>9145660.79300965</text:p>
          </table:table-cell>
          <table:table-cell office:value-type="float" office:value="463" calcext:value-type="float">
            <text:p>463</text:p>
          </table:table-cell>
          <table:table-cell table:formula="of:=[.D724]/100" office:value-type="float" office:value="4276.50705619495" calcext:value-type="float">
            <text:p>4276.50705619495</text:p>
          </table:table-cell>
          <table:table-cell table:formula="of:=[.E724]/100" office:value-type="float" office:value="91456.6079300965" calcext:value-type="float">
            <text:p>91456.6079300965</text:p>
          </table:table-cell>
          <table:table-cell table:formula="of:=[.F724]" office:value-type="float" office:value="463" calcext:value-type="float">
            <text:p>463</text:p>
          </table:table-cell>
        </table:table-row>
        <table:table-row table:style-name="ro2">
          <table:table-cell office:value-type="string" calcext:value-type="string">
            <text:p>Point (454500.80783113039797172 9149678.88535482622683048)</text:p>
          </table:table-cell>
          <table:table-cell office:value-type="float" office:value="213" calcext:value-type="float">
            <text:p>213</text:p>
          </table:table-cell>
          <table:table-cell office:value-type="float" office:value="531" calcext:value-type="float">
            <text:p>531</text:p>
          </table:table-cell>
          <table:table-cell office:value-type="float" office:value="454500.80783113" calcext:value-type="float">
            <text:p>454500.80783113</text:p>
          </table:table-cell>
          <table:table-cell office:value-type="float" office:value="9149678.88535483" calcext:value-type="float">
            <text:p>9149678.88535483</text:p>
          </table:table-cell>
          <table:table-cell office:value-type="float" office:value="531" calcext:value-type="float">
            <text:p>531</text:p>
          </table:table-cell>
          <table:table-cell table:formula="of:=[.D725]/100" office:value-type="float" office:value="4545.0080783113" calcext:value-type="float">
            <text:p>4545.0080783113</text:p>
          </table:table-cell>
          <table:table-cell table:formula="of:=[.E725]/100" office:value-type="float" office:value="91496.7888535483" calcext:value-type="float">
            <text:p>91496.7888535483</text:p>
          </table:table-cell>
          <table:table-cell table:formula="of:=[.F725]" office:value-type="float" office:value="531" calcext:value-type="float">
            <text:p>531</text:p>
          </table:table-cell>
        </table:table-row>
        <table:table-row table:style-name="ro2">
          <table:table-cell office:value-type="string" calcext:value-type="string">
            <text:p>Point (452165.65831911470741034 9162327.20052236318588257)</text:p>
          </table:table-cell>
          <table:table-cell office:value-type="float" office:value="234" calcext:value-type="float">
            <text:p>234</text:p>
          </table:table-cell>
          <table:table-cell office:value-type="float" office:value="942" calcext:value-type="float">
            <text:p>942</text:p>
          </table:table-cell>
          <table:table-cell office:value-type="float" office:value="452165.658319115" calcext:value-type="float">
            <text:p>452165.658319115</text:p>
          </table:table-cell>
          <table:table-cell office:value-type="float" office:value="9162327.20052236" calcext:value-type="float">
            <text:p>9162327.20052236</text:p>
          </table:table-cell>
          <table:table-cell office:value-type="float" office:value="942" calcext:value-type="float">
            <text:p>942</text:p>
          </table:table-cell>
          <table:table-cell table:formula="of:=[.D726]/100" office:value-type="float" office:value="4521.65658319115" calcext:value-type="float">
            <text:p>4521.65658319115</text:p>
          </table:table-cell>
          <table:table-cell table:formula="of:=[.E726]/100" office:value-type="float" office:value="91623.2720052236" calcext:value-type="float">
            <text:p>91623.2720052236</text:p>
          </table:table-cell>
          <table:table-cell table:formula="of:=[.F726]" office:value-type="float" office:value="942" calcext:value-type="float">
            <text:p>942</text:p>
          </table:table-cell>
        </table:table-row>
        <table:table-row table:style-name="ro2">
          <table:table-cell office:value-type="string" calcext:value-type="string">
            <text:p>Point (446049.80823030648753047 9151008.28270707465708256)</text:p>
          </table:table-cell>
          <table:table-cell office:value-type="float" office:value="235" calcext:value-type="float">
            <text:p>235</text:p>
          </table:table-cell>
          <table:table-cell office:value-type="float" office:value="516" calcext:value-type="float">
            <text:p>516</text:p>
          </table:table-cell>
          <table:table-cell office:value-type="float" office:value="446049.808230307" calcext:value-type="float">
            <text:p>446049.808230307</text:p>
          </table:table-cell>
          <table:table-cell office:value-type="float" office:value="9151008.28270707" calcext:value-type="float">
            <text:p>9151008.28270707</text:p>
          </table:table-cell>
          <table:table-cell office:value-type="float" office:value="516" calcext:value-type="float">
            <text:p>516</text:p>
          </table:table-cell>
          <table:table-cell table:formula="of:=[.D727]/100" office:value-type="float" office:value="4460.49808230306" calcext:value-type="float">
            <text:p>4460.49808230306</text:p>
          </table:table-cell>
          <table:table-cell table:formula="of:=[.E727]/100" office:value-type="float" office:value="91510.0828270707" calcext:value-type="float">
            <text:p>91510.0828270707</text:p>
          </table:table-cell>
          <table:table-cell table:formula="of:=[.F727]" office:value-type="float" office:value="516" calcext:value-type="float">
            <text:p>516</text:p>
          </table:table-cell>
        </table:table-row>
        <table:table-row table:style-name="ro2">
          <table:table-cell office:value-type="string" calcext:value-type="string">
            <text:p>Point (430842.41085568343987688 9147507.23626015707850456)</text:p>
          </table:table-cell>
          <table:table-cell office:value-type="float" office:value="232" calcext:value-type="float">
            <text:p>232</text:p>
          </table:table-cell>
          <table:table-cell office:value-type="float" office:value="460" calcext:value-type="float">
            <text:p>460</text:p>
          </table:table-cell>
          <table:table-cell office:value-type="float" office:value="430842.410855683" calcext:value-type="float">
            <text:p>430842.410855683</text:p>
          </table:table-cell>
          <table:table-cell office:value-type="float" office:value="9147507.23626016" calcext:value-type="float">
            <text:p>9147507.23626016</text:p>
          </table:table-cell>
          <table:table-cell office:value-type="float" office:value="460" calcext:value-type="float">
            <text:p>460</text:p>
          </table:table-cell>
          <table:table-cell table:formula="of:=[.D728]/100" office:value-type="float" office:value="4308.42410855683" calcext:value-type="float">
            <text:p>4308.42410855683</text:p>
          </table:table-cell>
          <table:table-cell table:formula="of:=[.E728]/100" office:value-type="float" office:value="91475.0723626016" calcext:value-type="float">
            <text:p>91475.0723626016</text:p>
          </table:table-cell>
          <table:table-cell table:formula="of:=[.F728]" office:value-type="float" office:value="460" calcext:value-type="float">
            <text:p>460</text:p>
          </table:table-cell>
        </table:table-row>
        <table:table-row table:style-name="ro2">
          <table:table-cell office:value-type="string" calcext:value-type="string">
            <text:p>Point (428434.10874556272756308 9166106.36083385162055492)</text:p>
          </table:table-cell>
          <table:table-cell office:value-type="float" office:value="233" calcext:value-type="float">
            <text:p>233</text:p>
          </table:table-cell>
          <table:table-cell office:value-type="float" office:value="577" calcext:value-type="float">
            <text:p>577</text:p>
          </table:table-cell>
          <table:table-cell office:value-type="float" office:value="428434.108745563" calcext:value-type="float">
            <text:p>428434.108745563</text:p>
          </table:table-cell>
          <table:table-cell office:value-type="float" office:value="9166106.36083385" calcext:value-type="float">
            <text:p>9166106.36083385</text:p>
          </table:table-cell>
          <table:table-cell office:value-type="float" office:value="577" calcext:value-type="float">
            <text:p>577</text:p>
          </table:table-cell>
          <table:table-cell table:formula="of:=[.D729]/100" office:value-type="float" office:value="4284.34108745563" calcext:value-type="float">
            <text:p>4284.34108745563</text:p>
          </table:table-cell>
          <table:table-cell table:formula="of:=[.E729]/100" office:value-type="float" office:value="91661.0636083385" calcext:value-type="float">
            <text:p>91661.0636083385</text:p>
          </table:table-cell>
          <table:table-cell table:formula="of:=[.F729]" office:value-type="float" office:value="577" calcext:value-type="float">
            <text:p>577</text:p>
          </table:table-cell>
        </table:table-row>
        <table:table-row table:style-name="ro2">
          <table:table-cell office:value-type="string" calcext:value-type="string">
            <text:p>Point (444927.77616146882064641 9148164.392310481518507)</text:p>
          </table:table-cell>
          <table:table-cell office:value-type="float" office:value="238" calcext:value-type="float">
            <text:p>238</text:p>
          </table:table-cell>
          <table:table-cell office:value-type="float" office:value="485" calcext:value-type="float">
            <text:p>485</text:p>
          </table:table-cell>
          <table:table-cell office:value-type="float" office:value="444927.776161469" calcext:value-type="float">
            <text:p>444927.776161469</text:p>
          </table:table-cell>
          <table:table-cell office:value-type="float" office:value="9148164.39231048" calcext:value-type="float">
            <text:p>9148164.39231048</text:p>
          </table:table-cell>
          <table:table-cell office:value-type="float" office:value="485" calcext:value-type="float">
            <text:p>485</text:p>
          </table:table-cell>
          <table:table-cell table:formula="of:=[.D730]/100" office:value-type="float" office:value="4449.27776161469" calcext:value-type="float">
            <text:p>4449.27776161469</text:p>
          </table:table-cell>
          <table:table-cell table:formula="of:=[.E730]/100" office:value-type="float" office:value="91481.6439231048" calcext:value-type="float">
            <text:p>91481.6439231048</text:p>
          </table:table-cell>
          <table:table-cell table:formula="of:=[.F730]" office:value-type="float" office:value="485" calcext:value-type="float">
            <text:p>485</text:p>
          </table:table-cell>
        </table:table-row>
        <table:table-row table:style-name="ro2">
          <table:table-cell office:value-type="string" calcext:value-type="string">
            <text:p>Point (436208.24931671039666981 9182344.01586187817156315)</text:p>
          </table:table-cell>
          <table:table-cell office:value-type="float" office:value="239" calcext:value-type="float">
            <text:p>239</text:p>
          </table:table-cell>
          <table:table-cell office:value-type="float" office:value="884" calcext:value-type="float">
            <text:p>884</text:p>
          </table:table-cell>
          <table:table-cell office:value-type="float" office:value="436208.24931671" calcext:value-type="float">
            <text:p>436208.24931671</text:p>
          </table:table-cell>
          <table:table-cell office:value-type="float" office:value="9182344.01586188" calcext:value-type="float">
            <text:p>9182344.01586188</text:p>
          </table:table-cell>
          <table:table-cell office:value-type="float" office:value="884" calcext:value-type="float">
            <text:p>884</text:p>
          </table:table-cell>
          <table:table-cell table:formula="of:=[.D731]/100" office:value-type="float" office:value="4362.0824931671" calcext:value-type="float">
            <text:p>4362.0824931671</text:p>
          </table:table-cell>
          <table:table-cell table:formula="of:=[.E731]/100" office:value-type="float" office:value="91823.4401586188" calcext:value-type="float">
            <text:p>91823.4401586188</text:p>
          </table:table-cell>
          <table:table-cell table:formula="of:=[.F731]" office:value-type="float" office:value="884" calcext:value-type="float">
            <text:p>884</text:p>
          </table:table-cell>
        </table:table-row>
        <table:table-row table:style-name="ro2">
          <table:table-cell office:value-type="string" calcext:value-type="string">
            <text:p>Point (469753.9585598090197891 9143926.4430206548422575)</text:p>
          </table:table-cell>
          <table:table-cell office:value-type="float" office:value="236" calcext:value-type="float">
            <text:p>236</text:p>
          </table:table-cell>
          <table:table-cell office:value-type="float" office:value="542" calcext:value-type="float">
            <text:p>542</text:p>
          </table:table-cell>
          <table:table-cell office:value-type="float" office:value="469753.958559809" calcext:value-type="float">
            <text:p>469753.958559809</text:p>
          </table:table-cell>
          <table:table-cell office:value-type="float" office:value="9143926.44302066" calcext:value-type="float">
            <text:p>9143926.44302066</text:p>
          </table:table-cell>
          <table:table-cell office:value-type="float" office:value="542" calcext:value-type="float">
            <text:p>542</text:p>
          </table:table-cell>
          <table:table-cell table:formula="of:=[.D732]/100" office:value-type="float" office:value="4697.53958559809" calcext:value-type="float">
            <text:p>4697.53958559809</text:p>
          </table:table-cell>
          <table:table-cell table:formula="of:=[.E732]/100" office:value-type="float" office:value="91439.2644302066" calcext:value-type="float">
            <text:p>91439.2644302066</text:p>
          </table:table-cell>
          <table:table-cell table:formula="of:=[.F732]" office:value-type="float" office:value="542" calcext:value-type="float">
            <text:p>542</text:p>
          </table:table-cell>
        </table:table-row>
        <table:table-row table:style-name="ro2">
          <table:table-cell office:value-type="string" calcext:value-type="string">
            <text:p>Point (423287.07372152351308614 9129649.20315565913915634)</text:p>
          </table:table-cell>
          <table:table-cell office:value-type="float" office:value="237" calcext:value-type="float">
            <text:p>237</text:p>
          </table:table-cell>
          <table:table-cell office:value-type="float" office:value="451" calcext:value-type="float">
            <text:p>451</text:p>
          </table:table-cell>
          <table:table-cell office:value-type="float" office:value="423287.073721524" calcext:value-type="float">
            <text:p>423287.073721524</text:p>
          </table:table-cell>
          <table:table-cell office:value-type="float" office:value="9129649.20315566" calcext:value-type="float">
            <text:p>9129649.20315566</text:p>
          </table:table-cell>
          <table:table-cell office:value-type="float" office:value="451" calcext:value-type="float">
            <text:p>451</text:p>
          </table:table-cell>
          <table:table-cell table:formula="of:=[.D733]/100" office:value-type="float" office:value="4232.87073721524" calcext:value-type="float">
            <text:p>4232.87073721524</text:p>
          </table:table-cell>
          <table:table-cell table:formula="of:=[.E733]/100" office:value-type="float" office:value="91296.4920315566" calcext:value-type="float">
            <text:p>91296.4920315566</text:p>
          </table:table-cell>
          <table:table-cell table:formula="of:=[.F733]" office:value-type="float" office:value="451" calcext:value-type="float">
            <text:p>451</text:p>
          </table:table-cell>
        </table:table-row>
        <table:table-row table:style-name="ro2">
          <table:table-cell office:value-type="string" calcext:value-type="string">
            <text:p>Point (432885.4676770328078419 9149986.01941974274814129)</text:p>
          </table:table-cell>
          <table:table-cell office:value-type="float" office:value="226" calcext:value-type="float">
            <text:p>226</text:p>
          </table:table-cell>
          <table:table-cell office:value-type="float" office:value="439" calcext:value-type="float">
            <text:p>439</text:p>
          </table:table-cell>
          <table:table-cell office:value-type="float" office:value="432885.467677033" calcext:value-type="float">
            <text:p>432885.467677033</text:p>
          </table:table-cell>
          <table:table-cell office:value-type="float" office:value="9149986.01941974" calcext:value-type="float">
            <text:p>9149986.01941974</text:p>
          </table:table-cell>
          <table:table-cell office:value-type="float" office:value="439" calcext:value-type="float">
            <text:p>439</text:p>
          </table:table-cell>
          <table:table-cell table:formula="of:=[.D734]/100" office:value-type="float" office:value="4328.85467677033" calcext:value-type="float">
            <text:p>4328.85467677033</text:p>
          </table:table-cell>
          <table:table-cell table:formula="of:=[.E734]/100" office:value-type="float" office:value="91499.8601941974" calcext:value-type="float">
            <text:p>91499.8601941974</text:p>
          </table:table-cell>
          <table:table-cell table:formula="of:=[.F734]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Point (453939.08548285713186488 9165965.76359645649790764)</text:p>
          </table:table-cell>
          <table:table-cell office:value-type="float" office:value="227" calcext:value-type="float">
            <text:p>227</text:p>
          </table:table-cell>
          <table:table-cell office:value-type="float" office:value="906" calcext:value-type="float">
            <text:p>906</text:p>
          </table:table-cell>
          <table:table-cell office:value-type="float" office:value="453939.085482857" calcext:value-type="float">
            <text:p>453939.085482857</text:p>
          </table:table-cell>
          <table:table-cell office:value-type="float" office:value="9165965.76359646" calcext:value-type="float">
            <text:p>9165965.76359646</text:p>
          </table:table-cell>
          <table:table-cell office:value-type="float" office:value="906" calcext:value-type="float">
            <text:p>906</text:p>
          </table:table-cell>
          <table:table-cell table:formula="of:=[.D735]/100" office:value-type="float" office:value="4539.39085482857" calcext:value-type="float">
            <text:p>4539.39085482857</text:p>
          </table:table-cell>
          <table:table-cell table:formula="of:=[.E735]/100" office:value-type="float" office:value="91659.6576359646" calcext:value-type="float">
            <text:p>91659.6576359646</text:p>
          </table:table-cell>
          <table:table-cell table:formula="of:=[.F735]" office:value-type="float" office:value="906" calcext:value-type="float">
            <text:p>906</text:p>
          </table:table-cell>
        </table:table-row>
        <table:table-row table:style-name="ro2">
          <table:table-cell office:value-type="string" calcext:value-type="string">
            <text:p>Point (446597.88014495739480481 9165442.76574931479990482)</text:p>
          </table:table-cell>
          <table:table-cell office:value-type="float" office:value="224" calcext:value-type="float">
            <text:p>224</text:p>
          </table:table-cell>
          <table:table-cell office:value-type="float" office:value="796" calcext:value-type="float">
            <text:p>796</text:p>
          </table:table-cell>
          <table:table-cell office:value-type="float" office:value="446597.880144957" calcext:value-type="float">
            <text:p>446597.880144957</text:p>
          </table:table-cell>
          <table:table-cell office:value-type="float" office:value="9165442.76574932" calcext:value-type="float">
            <text:p>9165442.76574932</text:p>
          </table:table-cell>
          <table:table-cell office:value-type="float" office:value="796" calcext:value-type="float">
            <text:p>796</text:p>
          </table:table-cell>
          <table:table-cell table:formula="of:=[.D736]/100" office:value-type="float" office:value="4465.97880144957" calcext:value-type="float">
            <text:p>4465.97880144957</text:p>
          </table:table-cell>
          <table:table-cell table:formula="of:=[.E736]/100" office:value-type="float" office:value="91654.4276574932" calcext:value-type="float">
            <text:p>91654.4276574932</text:p>
          </table:table-cell>
          <table:table-cell table:formula="of:=[.F736]" office:value-type="float" office:value="796" calcext:value-type="float">
            <text:p>796</text:p>
          </table:table-cell>
        </table:table-row>
        <table:table-row table:style-name="ro2">
          <table:table-cell office:value-type="string" calcext:value-type="string">
            <text:p>Point (467666.22858574922429398 9182300.634908402338624)</text:p>
          </table:table-cell>
          <table:table-cell office:value-type="float" office:value="225" calcext:value-type="float">
            <text:p>225</text:p>
          </table:table-cell>
          <table:table-cell office:value-type="float" office:value="932" calcext:value-type="float">
            <text:p>932</text:p>
          </table:table-cell>
          <table:table-cell office:value-type="float" office:value="467666.228585749" calcext:value-type="float">
            <text:p>467666.228585749</text:p>
          </table:table-cell>
          <table:table-cell office:value-type="float" office:value="9182300.6349084" calcext:value-type="float">
            <text:p>9182300.6349084</text:p>
          </table:table-cell>
          <table:table-cell office:value-type="float" office:value="932" calcext:value-type="float">
            <text:p>932</text:p>
          </table:table-cell>
          <table:table-cell table:formula="of:=[.D737]/100" office:value-type="float" office:value="4676.66228585749" calcext:value-type="float">
            <text:p>4676.66228585749</text:p>
          </table:table-cell>
          <table:table-cell table:formula="of:=[.E737]/100" office:value-type="float" office:value="91823.006349084" calcext:value-type="float">
            <text:p>91823.006349084</text:p>
          </table:table-cell>
          <table:table-cell table:formula="of:=[.F737]" office:value-type="float" office:value="932" calcext:value-type="float">
            <text:p>932</text:p>
          </table:table-cell>
        </table:table-row>
        <table:table-row table:style-name="ro2">
          <table:table-cell office:value-type="string" calcext:value-type="string">
            <text:p>Point (436095.62415066012181342 9154252.19317200966179371)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office:value-type="float" office:value="436095.62415066" calcext:value-type="float">
            <text:p>436095.62415066</text:p>
          </table:table-cell>
          <table:table-cell office:value-type="float" office:value="9154252.19317201" calcext:value-type="float">
            <text:p>9154252.19317201</text:p>
          </table:table-cell>
          <table:table-cell office:value-type="float" office:value="490" calcext:value-type="float">
            <text:p>490</text:p>
          </table:table-cell>
          <table:table-cell table:formula="of:=[.D738]/100" office:value-type="float" office:value="4360.9562415066" calcext:value-type="float">
            <text:p>4360.9562415066</text:p>
          </table:table-cell>
          <table:table-cell table:formula="of:=[.E738]/100" office:value-type="float" office:value="91542.5219317201" calcext:value-type="float">
            <text:p>91542.5219317201</text:p>
          </table:table-cell>
          <table:table-cell table:formula="of:=[.F738]" office:value-type="float" office:value="490" calcext:value-type="float">
            <text:p>490</text:p>
          </table:table-cell>
        </table:table-row>
        <table:table-row table:style-name="ro2">
          <table:table-cell office:value-type="string" calcext:value-type="string">
            <text:p>Point (415757.47467277600662783 9175835.92236816510558128)</text:p>
          </table:table-cell>
          <table:table-cell office:value-type="float" office:value="231" calcext:value-type="float">
            <text:p>231</text:p>
          </table:table-cell>
          <table:table-cell office:value-type="float" office:value="597" calcext:value-type="float">
            <text:p>597</text:p>
          </table:table-cell>
          <table:table-cell office:value-type="float" office:value="415757.474672776" calcext:value-type="float">
            <text:p>415757.474672776</text:p>
          </table:table-cell>
          <table:table-cell office:value-type="float" office:value="9175835.92236817" calcext:value-type="float">
            <text:p>9175835.92236817</text:p>
          </table:table-cell>
          <table:table-cell office:value-type="float" office:value="597" calcext:value-type="float">
            <text:p>597</text:p>
          </table:table-cell>
          <table:table-cell table:formula="of:=[.D739]/100" office:value-type="float" office:value="4157.57474672776" calcext:value-type="float">
            <text:p>4157.57474672776</text:p>
          </table:table-cell>
          <table:table-cell table:formula="of:=[.E739]/100" office:value-type="float" office:value="91758.3592236817" calcext:value-type="float">
            <text:p>91758.3592236817</text:p>
          </table:table-cell>
          <table:table-cell table:formula="of:=[.F739]" office:value-type="float" office:value="597" calcext:value-type="float">
            <text:p>597</text:p>
          </table:table-cell>
        </table:table-row>
        <table:table-row table:style-name="ro2">
          <table:table-cell office:value-type="string" calcext:value-type="string">
            <text:p>Point (431320.75564229569863528 9150110.72845248132944107)</text:p>
          </table:table-cell>
          <table:table-cell office:value-type="float" office:value="228" calcext:value-type="float">
            <text:p>228</text:p>
          </table:table-cell>
          <table:table-cell office:value-type="float" office:value="468" calcext:value-type="float">
            <text:p>468</text:p>
          </table:table-cell>
          <table:table-cell office:value-type="float" office:value="431320.755642296" calcext:value-type="float">
            <text:p>431320.755642296</text:p>
          </table:table-cell>
          <table:table-cell office:value-type="float" office:value="9150110.72845248" calcext:value-type="float">
            <text:p>9150110.72845248</text:p>
          </table:table-cell>
          <table:table-cell office:value-type="float" office:value="468" calcext:value-type="float">
            <text:p>468</text:p>
          </table:table-cell>
          <table:table-cell table:formula="of:=[.D740]/100" office:value-type="float" office:value="4313.20755642296" calcext:value-type="float">
            <text:p>4313.20755642296</text:p>
          </table:table-cell>
          <table:table-cell table:formula="of:=[.E740]/100" office:value-type="float" office:value="91501.1072845248" calcext:value-type="float">
            <text:p>91501.1072845248</text:p>
          </table:table-cell>
          <table:table-cell table:formula="of:=[.F740]" office:value-type="float" office:value="468" calcext:value-type="float">
            <text:p>468</text:p>
          </table:table-cell>
        </table:table-row>
        <table:table-row table:style-name="ro2">
          <table:table-cell office:value-type="string" calcext:value-type="string">
            <text:p>Point (450502.80741532577667385 9166575.65402044355869293)</text:p>
          </table:table-cell>
          <table:table-cell office:value-type="float" office:value="229" calcext:value-type="float">
            <text:p>229</text:p>
          </table:table-cell>
          <table:table-cell office:value-type="float" office:value="902" calcext:value-type="float">
            <text:p>902</text:p>
          </table:table-cell>
          <table:table-cell office:value-type="float" office:value="450502.807415326" calcext:value-type="float">
            <text:p>450502.807415326</text:p>
          </table:table-cell>
          <table:table-cell office:value-type="float" office:value="9166575.65402044" calcext:value-type="float">
            <text:p>9166575.65402044</text:p>
          </table:table-cell>
          <table:table-cell office:value-type="float" office:value="902" calcext:value-type="float">
            <text:p>902</text:p>
          </table:table-cell>
          <table:table-cell table:formula="of:=[.D741]/100" office:value-type="float" office:value="4505.02807415326" calcext:value-type="float">
            <text:p>4505.02807415326</text:p>
          </table:table-cell>
          <table:table-cell table:formula="of:=[.E741]/100" office:value-type="float" office:value="91665.7565402045" calcext:value-type="float">
            <text:p>91665.7565402045</text:p>
          </table:table-cell>
          <table:table-cell table:formula="of:=[.F741]" office:value-type="float" office:value="902" calcext:value-type="float">
            <text:p>902</text:p>
          </table:table-cell>
        </table:table-row>
        <table:table-row table:style-name="ro2">
          <table:table-cell office:value-type="string" calcext:value-type="string">
            <text:p>Point (441387.62386539328144863 9136560.60307873040437698)</text:p>
          </table:table-cell>
          <table:table-cell office:value-type="float" office:value="250" calcext:value-type="float">
            <text:p>250</text:p>
          </table:table-cell>
          <table:table-cell office:value-type="float" office:value="408" calcext:value-type="float">
            <text:p>408</text:p>
          </table:table-cell>
          <table:table-cell office:value-type="float" office:value="441387.623865393" calcext:value-type="float">
            <text:p>441387.623865393</text:p>
          </table:table-cell>
          <table:table-cell office:value-type="float" office:value="9136560.60307873" calcext:value-type="float">
            <text:p>9136560.60307873</text:p>
          </table:table-cell>
          <table:table-cell office:value-type="float" office:value="408" calcext:value-type="float">
            <text:p>408</text:p>
          </table:table-cell>
          <table:table-cell table:formula="of:=[.D742]/100" office:value-type="float" office:value="4413.87623865393" calcext:value-type="float">
            <text:p>4413.87623865393</text:p>
          </table:table-cell>
          <table:table-cell table:formula="of:=[.E742]/100" office:value-type="float" office:value="91365.6060307873" calcext:value-type="float">
            <text:p>91365.6060307873</text:p>
          </table:table-cell>
          <table:table-cell table:formula="of:=[.F742]" office:value-type="float" office:value="408" calcext:value-type="float">
            <text:p>408</text:p>
          </table:table-cell>
        </table:table-row>
        <table:table-row table:style-name="ro2">
          <table:table-cell office:value-type="string" calcext:value-type="string">
            <text:p>Point (434305.83278435154352337 9167534.4424841795116663)</text:p>
          </table:table-cell>
          <table:table-cell office:value-type="float" office:value="251" calcext:value-type="float">
            <text:p>251</text:p>
          </table:table-cell>
          <table:table-cell office:value-type="float" office:value="694" calcext:value-type="float">
            <text:p>694</text:p>
          </table:table-cell>
          <table:table-cell office:value-type="float" office:value="434305.832784352" calcext:value-type="float">
            <text:p>434305.832784352</text:p>
          </table:table-cell>
          <table:table-cell office:value-type="float" office:value="9167534.44248418" calcext:value-type="float">
            <text:p>9167534.44248418</text:p>
          </table:table-cell>
          <table:table-cell office:value-type="float" office:value="694" calcext:value-type="float">
            <text:p>694</text:p>
          </table:table-cell>
          <table:table-cell table:formula="of:=[.D743]/100" office:value-type="float" office:value="4343.05832784352" calcext:value-type="float">
            <text:p>4343.05832784352</text:p>
          </table:table-cell>
          <table:table-cell table:formula="of:=[.E743]/100" office:value-type="float" office:value="91675.3444248418" calcext:value-type="float">
            <text:p>91675.3444248418</text:p>
          </table:table-cell>
          <table:table-cell table:formula="of:=[.F743]" office:value-type="float" office:value="694" calcext:value-type="float">
            <text:p>694</text:p>
          </table:table-cell>
        </table:table-row>
        <table:table-row table:style-name="ro2">
          <table:table-cell office:value-type="string" calcext:value-type="string">
            <text:p>Point (433782.77196053275838494 9152354.44092046096920967)</text:p>
          </table:table-cell>
          <table:table-cell office:value-type="float" office:value="248" calcext:value-type="float">
            <text:p>248</text:p>
          </table:table-cell>
          <table:table-cell office:value-type="float" office:value="459" calcext:value-type="float">
            <text:p>459</text:p>
          </table:table-cell>
          <table:table-cell office:value-type="float" office:value="433782.771960533" calcext:value-type="float">
            <text:p>433782.771960533</text:p>
          </table:table-cell>
          <table:table-cell office:value-type="float" office:value="9152354.44092046" calcext:value-type="float">
            <text:p>9152354.44092046</text:p>
          </table:table-cell>
          <table:table-cell office:value-type="float" office:value="459" calcext:value-type="float">
            <text:p>459</text:p>
          </table:table-cell>
          <table:table-cell table:formula="of:=[.D744]/100" office:value-type="float" office:value="4337.82771960533" calcext:value-type="float">
            <text:p>4337.82771960533</text:p>
          </table:table-cell>
          <table:table-cell table:formula="of:=[.E744]/100" office:value-type="float" office:value="91523.5444092046" calcext:value-type="float">
            <text:p>91523.5444092046</text:p>
          </table:table-cell>
          <table:table-cell table:formula="of:=[.F744]" office:value-type="float" office:value="459" calcext:value-type="float">
            <text:p>459</text:p>
          </table:table-cell>
        </table:table-row>
        <table:table-row table:style-name="ro2">
          <table:table-cell office:value-type="string" calcext:value-type="string">
            <text:p>Point (445147.22176227776799351 9170554.81782600656151772)</text:p>
          </table:table-cell>
          <table:table-cell office:value-type="float" office:value="249" calcext:value-type="float">
            <text:p>249</text:p>
          </table:table-cell>
          <table:table-cell office:value-type="float" office:value="962" calcext:value-type="float">
            <text:p>962</text:p>
          </table:table-cell>
          <table:table-cell office:value-type="float" office:value="445147.221762278" calcext:value-type="float">
            <text:p>445147.221762278</text:p>
          </table:table-cell>
          <table:table-cell office:value-type="float" office:value="9170554.81782601" calcext:value-type="float">
            <text:p>9170554.81782601</text:p>
          </table:table-cell>
          <table:table-cell office:value-type="float" office:value="962" calcext:value-type="float">
            <text:p>962</text:p>
          </table:table-cell>
          <table:table-cell table:formula="of:=[.D745]/100" office:value-type="float" office:value="4451.47221762278" calcext:value-type="float">
            <text:p>4451.47221762278</text:p>
          </table:table-cell>
          <table:table-cell table:formula="of:=[.E745]/100" office:value-type="float" office:value="91705.5481782601" calcext:value-type="float">
            <text:p>91705.5481782601</text:p>
          </table:table-cell>
          <table:table-cell table:formula="of:=[.F745]" office:value-type="float" office:value="962" calcext:value-type="float">
            <text:p>962</text:p>
          </table:table-cell>
        </table:table-row>
        <table:table-row table:style-name="ro2">
          <table:table-cell office:value-type="string" calcext:value-type="string">
            <text:p>Point (433419.87889084068592638 9136370.45846171118319035)</text:p>
          </table:table-cell>
          <table:table-cell office:value-type="float" office:value="254" calcext:value-type="float">
            <text:p>254</text:p>
          </table:table-cell>
          <table:table-cell office:value-type="float" office:value="443" calcext:value-type="float">
            <text:p>443</text:p>
          </table:table-cell>
          <table:table-cell office:value-type="float" office:value="433419.878890841" calcext:value-type="float">
            <text:p>433419.878890841</text:p>
          </table:table-cell>
          <table:table-cell office:value-type="float" office:value="9136370.45846171" calcext:value-type="float">
            <text:p>9136370.45846171</text:p>
          </table:table-cell>
          <table:table-cell office:value-type="float" office:value="443" calcext:value-type="float">
            <text:p>443</text:p>
          </table:table-cell>
          <table:table-cell table:formula="of:=[.D746]/100" office:value-type="float" office:value="4334.19878890841" calcext:value-type="float">
            <text:p>4334.19878890841</text:p>
          </table:table-cell>
          <table:table-cell table:formula="of:=[.E746]/100" office:value-type="float" office:value="91363.7045846171" calcext:value-type="float">
            <text:p>91363.7045846171</text:p>
          </table:table-cell>
          <table:table-cell table:formula="of:=[.F746]"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Point (445859.4186235258821398 9132599.1571654062718153)</text:p>
          </table:table-cell>
          <table:table-cell office:value-type="float" office:value="255" calcext:value-type="float">
            <text:p>255</text:p>
          </table:table-cell>
          <table:table-cell office:value-type="float" office:value="471" calcext:value-type="float">
            <text:p>471</text:p>
          </table:table-cell>
          <table:table-cell office:value-type="float" office:value="445859.418623526" calcext:value-type="float">
            <text:p>445859.418623526</text:p>
          </table:table-cell>
          <table:table-cell office:value-type="float" office:value="9132599.15716541" calcext:value-type="float">
            <text:p>9132599.15716541</text:p>
          </table:table-cell>
          <table:table-cell office:value-type="float" office:value="471" calcext:value-type="float">
            <text:p>471</text:p>
          </table:table-cell>
          <table:table-cell table:formula="of:=[.D747]/100" office:value-type="float" office:value="4458.59418623526" calcext:value-type="float">
            <text:p>4458.59418623526</text:p>
          </table:table-cell>
          <table:table-cell table:formula="of:=[.E747]/100" office:value-type="float" office:value="91325.9915716541" calcext:value-type="float">
            <text:p>91325.9915716541</text:p>
          </table:table-cell>
          <table:table-cell table:formula="of:=[.F747]" office:value-type="float" office:value="471" calcext:value-type="float">
            <text:p>471</text:p>
          </table:table-cell>
        </table:table-row>
        <table:table-row table:style-name="ro2">
          <table:table-cell office:value-type="string" calcext:value-type="string">
            <text:p>Point (425461.91486877214629203 9136156.22062236256897449)</text:p>
          </table:table-cell>
          <table:table-cell office:value-type="float" office:value="252" calcext:value-type="float">
            <text:p>252</text:p>
          </table:table-cell>
          <table:table-cell office:value-type="float" office:value="459" calcext:value-type="float">
            <text:p>459</text:p>
          </table:table-cell>
          <table:table-cell office:value-type="float" office:value="425461.914868772" calcext:value-type="float">
            <text:p>425461.914868772</text:p>
          </table:table-cell>
          <table:table-cell office:value-type="float" office:value="9136156.22062236" calcext:value-type="float">
            <text:p>9136156.22062236</text:p>
          </table:table-cell>
          <table:table-cell office:value-type="float" office:value="459" calcext:value-type="float">
            <text:p>459</text:p>
          </table:table-cell>
          <table:table-cell table:formula="of:=[.D748]/100" office:value-type="float" office:value="4254.61914868772" calcext:value-type="float">
            <text:p>4254.61914868772</text:p>
          </table:table-cell>
          <table:table-cell table:formula="of:=[.E748]/100" office:value-type="float" office:value="91361.5622062236" calcext:value-type="float">
            <text:p>91361.5622062236</text:p>
          </table:table-cell>
          <table:table-cell table:formula="of:=[.F748]" office:value-type="float" office:value="459" calcext:value-type="float">
            <text:p>459</text:p>
          </table:table-cell>
        </table:table-row>
        <table:table-row table:style-name="ro2">
          <table:table-cell office:value-type="string" calcext:value-type="string">
            <text:p>Point (458572.01101709698559716 9149741.88615172915160656)</text:p>
          </table:table-cell>
          <table:table-cell office:value-type="float" office:value="253" calcext:value-type="float">
            <text:p>253</text:p>
          </table:table-cell>
          <table:table-cell office:value-type="float" office:value="541" calcext:value-type="float">
            <text:p>541</text:p>
          </table:table-cell>
          <table:table-cell office:value-type="float" office:value="458572.011017097" calcext:value-type="float">
            <text:p>458572.011017097</text:p>
          </table:table-cell>
          <table:table-cell office:value-type="float" office:value="9149741.88615173" calcext:value-type="float">
            <text:p>9149741.88615173</text:p>
          </table:table-cell>
          <table:table-cell office:value-type="float" office:value="541" calcext:value-type="float">
            <text:p>541</text:p>
          </table:table-cell>
          <table:table-cell table:formula="of:=[.D749]/100" office:value-type="float" office:value="4585.72011017097" calcext:value-type="float">
            <text:p>4585.72011017097</text:p>
          </table:table-cell>
          <table:table-cell table:formula="of:=[.E749]/100" office:value-type="float" office:value="91497.4188615173" calcext:value-type="float">
            <text:p>91497.4188615173</text:p>
          </table:table-cell>
          <table:table-cell table:formula="of:=[.F749]" office:value-type="float" office:value="541" calcext:value-type="float">
            <text:p>541</text:p>
          </table:table-cell>
        </table:table-row>
        <table:table-row table:style-name="ro2">
          <table:table-cell office:value-type="string" calcext:value-type="string">
            <text:p>Point (435766.29466117033734918 9153097.12055732868611813)</text:p>
          </table:table-cell>
          <table:table-cell office:value-type="float" office:value="242" calcext:value-type="float">
            <text:p>242</text:p>
          </table:table-cell>
          <table:table-cell office:value-type="float" office:value="456" calcext:value-type="float">
            <text:p>456</text:p>
          </table:table-cell>
          <table:table-cell office:value-type="float" office:value="435766.29466117" calcext:value-type="float">
            <text:p>435766.29466117</text:p>
          </table:table-cell>
          <table:table-cell office:value-type="float" office:value="9153097.12055733" calcext:value-type="float">
            <text:p>9153097.12055733</text:p>
          </table:table-cell>
          <table:table-cell office:value-type="float" office:value="456" calcext:value-type="float">
            <text:p>456</text:p>
          </table:table-cell>
          <table:table-cell table:formula="of:=[.D750]/100" office:value-type="float" office:value="4357.6629466117" calcext:value-type="float">
            <text:p>4357.6629466117</text:p>
          </table:table-cell>
          <table:table-cell table:formula="of:=[.E750]/100" office:value-type="float" office:value="91530.9712055733" calcext:value-type="float">
            <text:p>91530.9712055733</text:p>
          </table:table-cell>
          <table:table-cell table:formula="of:=[.F750]" office:value-type="float" office:value="456" calcext:value-type="float">
            <text:p>456</text:p>
          </table:table-cell>
        </table:table-row>
        <table:table-row table:style-name="ro2">
          <table:table-cell office:value-type="string" calcext:value-type="string">
            <text:p>Point (448286.49732610059436411 9174769.72664810530841351)</text:p>
          </table:table-cell>
          <table:table-cell office:value-type="float" office:value="243" calcext:value-type="float">
            <text:p>243</text:p>
          </table:table-cell>
          <table:table-cell office:value-type="float" office:value="887" calcext:value-type="float">
            <text:p>887</text:p>
          </table:table-cell>
          <table:table-cell office:value-type="float" office:value="448286.497326101" calcext:value-type="float">
            <text:p>448286.497326101</text:p>
          </table:table-cell>
          <table:table-cell office:value-type="float" office:value="9174769.72664811" calcext:value-type="float">
            <text:p>9174769.72664811</text:p>
          </table:table-cell>
          <table:table-cell office:value-type="float" office:value="887" calcext:value-type="float">
            <text:p>887</text:p>
          </table:table-cell>
          <table:table-cell table:formula="of:=[.D751]/100" office:value-type="float" office:value="4482.86497326101" calcext:value-type="float">
            <text:p>4482.86497326101</text:p>
          </table:table-cell>
          <table:table-cell table:formula="of:=[.E751]/100" office:value-type="float" office:value="91747.6972664811" calcext:value-type="float">
            <text:p>91747.6972664811</text:p>
          </table:table-cell>
          <table:table-cell table:formula="of:=[.F751]" office:value-type="float" office:value="887" calcext:value-type="float">
            <text:p>887</text:p>
          </table:table-cell>
        </table:table-row>
        <table:table-row table:style-name="ro2">
          <table:table-cell office:value-type="string" calcext:value-type="string">
            <text:p>Point (421823.91484300844604149 9158046.11656391993165016)</text:p>
          </table:table-cell>
          <table:table-cell office:value-type="float" office:value="240" calcext:value-type="float">
            <text:p>240</text:p>
          </table:table-cell>
          <table:table-cell office:value-type="float" office:value="463" calcext:value-type="float">
            <text:p>463</text:p>
          </table:table-cell>
          <table:table-cell office:value-type="float" office:value="421823.914843009" calcext:value-type="float">
            <text:p>421823.914843009</text:p>
          </table:table-cell>
          <table:table-cell office:value-type="float" office:value="9158046.11656392" calcext:value-type="float">
            <text:p>9158046.11656392</text:p>
          </table:table-cell>
          <table:table-cell office:value-type="float" office:value="463" calcext:value-type="float">
            <text:p>463</text:p>
          </table:table-cell>
          <table:table-cell table:formula="of:=[.D752]/100" office:value-type="float" office:value="4218.23914843008" calcext:value-type="float">
            <text:p>4218.23914843008</text:p>
          </table:table-cell>
          <table:table-cell table:formula="of:=[.E752]/100" office:value-type="float" office:value="91580.4611656392" calcext:value-type="float">
            <text:p>91580.4611656392</text:p>
          </table:table-cell>
          <table:table-cell table:formula="of:=[.F752]" office:value-type="float" office:value="463" calcext:value-type="float">
            <text:p>463</text:p>
          </table:table-cell>
        </table:table-row>
        <table:table-row table:style-name="ro2">
          <table:table-cell office:value-type="string" calcext:value-type="string">
            <text:p>Point (424090.0645268838852644 9171209.28699516505002975)</text:p>
          </table:table-cell>
          <table:table-cell office:value-type="float" office:value="241" calcext:value-type="float">
            <text:p>241</text:p>
          </table:table-cell>
          <table:table-cell office:value-type="float" office:value="546" calcext:value-type="float">
            <text:p>546</text:p>
          </table:table-cell>
          <table:table-cell office:value-type="float" office:value="424090.064526884" calcext:value-type="float">
            <text:p>424090.064526884</text:p>
          </table:table-cell>
          <table:table-cell office:value-type="float" office:value="9171209.28699517" calcext:value-type="float">
            <text:p>9171209.28699517</text:p>
          </table:table-cell>
          <table:table-cell office:value-type="float" office:value="546" calcext:value-type="float">
            <text:p>546</text:p>
          </table:table-cell>
          <table:table-cell table:formula="of:=[.D753]/100" office:value-type="float" office:value="4240.90064526884" calcext:value-type="float">
            <text:p>4240.90064526884</text:p>
          </table:table-cell>
          <table:table-cell table:formula="of:=[.E753]/100" office:value-type="float" office:value="91712.0928699517" calcext:value-type="float">
            <text:p>91712.0928699517</text:p>
          </table:table-cell>
          <table:table-cell table:formula="of:=[.F753]" office:value-type="float" office:value="546" calcext:value-type="float">
            <text:p>546</text:p>
          </table:table-cell>
        </table:table-row>
        <table:table-row table:style-name="ro2">
          <table:table-cell office:value-type="string" calcext:value-type="string">
            <text:p>Point (424501.23518715228419751 9183526.58577757701277733)</text:p>
          </table:table-cell>
          <table:table-cell office:value-type="float" office:value="246" calcext:value-type="float">
            <text:p>246</text:p>
          </table:table-cell>
          <table:table-cell office:value-type="float" office:value="919" calcext:value-type="float">
            <text:p>919</text:p>
          </table:table-cell>
          <table:table-cell office:value-type="float" office:value="424501.235187152" calcext:value-type="float">
            <text:p>424501.235187152</text:p>
          </table:table-cell>
          <table:table-cell office:value-type="float" office:value="9183526.58577758" calcext:value-type="float">
            <text:p>9183526.58577758</text:p>
          </table:table-cell>
          <table:table-cell office:value-type="float" office:value="919" calcext:value-type="float">
            <text:p>919</text:p>
          </table:table-cell>
          <table:table-cell table:formula="of:=[.D754]/100" office:value-type="float" office:value="4245.01235187152" calcext:value-type="float">
            <text:p>4245.01235187152</text:p>
          </table:table-cell>
          <table:table-cell table:formula="of:=[.E754]/100" office:value-type="float" office:value="91835.2658577758" calcext:value-type="float">
            <text:p>91835.2658577758</text:p>
          </table:table-cell>
          <table:table-cell table:formula="of:=[.F754]" office:value-type="float" office:value="919" calcext:value-type="float">
            <text:p>919</text:p>
          </table:table-cell>
        </table:table-row>
        <table:table-row table:style-name="ro2">
          <table:table-cell office:value-type="string" calcext:value-type="string">
            <text:p>Point (454030.19608594081364572 9163211.6896438617259264)</text:p>
          </table:table-cell>
          <table:table-cell office:value-type="float" office:value="247" calcext:value-type="float">
            <text:p>247</text:p>
          </table:table-cell>
          <table:table-cell office:value-type="float" office:value="938" calcext:value-type="float">
            <text:p>938</text:p>
          </table:table-cell>
          <table:table-cell office:value-type="float" office:value="454030.196085941" calcext:value-type="float">
            <text:p>454030.196085941</text:p>
          </table:table-cell>
          <table:table-cell office:value-type="float" office:value="9163211.68964386" calcext:value-type="float">
            <text:p>9163211.68964386</text:p>
          </table:table-cell>
          <table:table-cell office:value-type="float" office:value="938" calcext:value-type="float">
            <text:p>938</text:p>
          </table:table-cell>
          <table:table-cell table:formula="of:=[.D755]/100" office:value-type="float" office:value="4540.30196085941" calcext:value-type="float">
            <text:p>4540.30196085941</text:p>
          </table:table-cell>
          <table:table-cell table:formula="of:=[.E755]/100" office:value-type="float" office:value="91632.1168964386" calcext:value-type="float">
            <text:p>91632.1168964386</text:p>
          </table:table-cell>
          <table:table-cell table:formula="of:=[.F755]" office:value-type="float" office:value="938" calcext:value-type="float">
            <text:p>938</text:p>
          </table:table-cell>
        </table:table-row>
        <table:table-row table:style-name="ro2">
          <table:table-cell office:value-type="string" calcext:value-type="string">
            <text:p>Point (457763.46368760388577357 9145063.02585649490356445)</text:p>
          </table:table-cell>
          <table:table-cell office:value-type="float" office:value="244" calcext:value-type="float">
            <text:p>244</text:p>
          </table:table-cell>
          <table:table-cell office:value-type="float" office:value="539" calcext:value-type="float">
            <text:p>539</text:p>
          </table:table-cell>
          <table:table-cell office:value-type="float" office:value="457763.463687604" calcext:value-type="float">
            <text:p>457763.463687604</text:p>
          </table:table-cell>
          <table:table-cell office:value-type="float" office:value="9145063.02585649" calcext:value-type="float">
            <text:p>9145063.02585649</text:p>
          </table:table-cell>
          <table:table-cell office:value-type="float" office:value="539" calcext:value-type="float">
            <text:p>539</text:p>
          </table:table-cell>
          <table:table-cell table:formula="of:=[.D756]/100" office:value-type="float" office:value="4577.63463687604" calcext:value-type="float">
            <text:p>4577.63463687604</text:p>
          </table:table-cell>
          <table:table-cell table:formula="of:=[.E756]/100" office:value-type="float" office:value="91450.630258565" calcext:value-type="float">
            <text:p>91450.630258565</text:p>
          </table:table-cell>
          <table:table-cell table:formula="of:=[.F756]" office:value-type="float" office:value="539" calcext:value-type="float">
            <text:p>539</text:p>
          </table:table-cell>
        </table:table-row>
        <table:table-row table:style-name="ro2">
          <table:table-cell office:value-type="string" calcext:value-type="string">
            <text:p>Point (440146.77569736249279231 9151764.76521474309265614)</text:p>
          </table:table-cell>
          <table:table-cell office:value-type="float" office:value="245" calcext:value-type="float">
            <text:p>245</text:p>
          </table:table-cell>
          <table:table-cell office:value-type="float" office:value="505" calcext:value-type="float">
            <text:p>505</text:p>
          </table:table-cell>
          <table:table-cell office:value-type="float" office:value="440146.775697363" calcext:value-type="float">
            <text:p>440146.775697363</text:p>
          </table:table-cell>
          <table:table-cell office:value-type="float" office:value="9151764.76521474" calcext:value-type="float">
            <text:p>9151764.76521474</text:p>
          </table:table-cell>
          <table:table-cell office:value-type="float" office:value="505" calcext:value-type="float">
            <text:p>505</text:p>
          </table:table-cell>
          <table:table-cell table:formula="of:=[.D757]/100" office:value-type="float" office:value="4401.46775697363" calcext:value-type="float">
            <text:p>4401.46775697363</text:p>
          </table:table-cell>
          <table:table-cell table:formula="of:=[.E757]/100" office:value-type="float" office:value="91517.6476521474" calcext:value-type="float">
            <text:p>91517.6476521474</text:p>
          </table:table-cell>
          <table:table-cell table:formula="of:=[.F757]" office:value-type="float" office:value="505" calcext:value-type="float">
            <text:p>505</text:p>
          </table:table-cell>
        </table:table-row>
        <table:table-row table:style-name="ro2">
          <table:table-cell office:value-type="string" calcext:value-type="string">
            <text:p>Point (435033.61951307574054226 9169908.17553905211389065)</text:p>
          </table:table-cell>
          <table:table-cell office:value-type="float" office:value="10" calcext:value-type="float">
            <text:p>10</text:p>
          </table:table-cell>
          <table:table-cell office:value-type="float" office:value="746" calcext:value-type="float">
            <text:p>746</text:p>
          </table:table-cell>
          <table:table-cell office:value-type="float" office:value="435033.619513076" calcext:value-type="float">
            <text:p>435033.619513076</text:p>
          </table:table-cell>
          <table:table-cell office:value-type="float" office:value="9169908.17553905" calcext:value-type="float">
            <text:p>9169908.17553905</text:p>
          </table:table-cell>
          <table:table-cell office:value-type="float" office:value="746" calcext:value-type="float">
            <text:p>746</text:p>
          </table:table-cell>
          <table:table-cell table:formula="of:=[.D758]/100" office:value-type="float" office:value="4350.33619513076" calcext:value-type="float">
            <text:p>4350.33619513076</text:p>
          </table:table-cell>
          <table:table-cell table:formula="of:=[.E758]/100" office:value-type="float" office:value="91699.0817553905" calcext:value-type="float">
            <text:p>91699.0817553905</text:p>
          </table:table-cell>
          <table:table-cell table:formula="of:=[.F758]" office:value-type="float" office:value="746" calcext:value-type="float">
            <text:p>746</text:p>
          </table:table-cell>
        </table:table-row>
        <table:table-row table:style-name="ro2">
          <table:table-cell office:value-type="string" calcext:value-type="string">
            <text:p>Point (466524.23602522711735219 9179262.98599727638065815)</text:p>
          </table:table-cell>
          <table:table-cell office:value-type="float" office:value="11" calcext:value-type="float">
            <text:p>11</text:p>
          </table:table-cell>
          <table:table-cell office:value-type="float" office:value="948" calcext:value-type="float">
            <text:p>948</text:p>
          </table:table-cell>
          <table:table-cell office:value-type="float" office:value="466524.236025227" calcext:value-type="float">
            <text:p>466524.236025227</text:p>
          </table:table-cell>
          <table:table-cell office:value-type="float" office:value="9179262.98599728" calcext:value-type="float">
            <text:p>9179262.98599728</text:p>
          </table:table-cell>
          <table:table-cell office:value-type="float" office:value="948" calcext:value-type="float">
            <text:p>948</text:p>
          </table:table-cell>
          <table:table-cell table:formula="of:=[.D759]/100" office:value-type="float" office:value="4665.24236025227" calcext:value-type="float">
            <text:p>4665.24236025227</text:p>
          </table:table-cell>
          <table:table-cell table:formula="of:=[.E759]/100" office:value-type="float" office:value="91792.6298599728" calcext:value-type="float">
            <text:p>91792.6298599728</text:p>
          </table:table-cell>
          <table:table-cell table:formula="of:=[.F759]" office:value-type="float" office:value="948" calcext:value-type="float">
            <text:p>948</text:p>
          </table:table-cell>
        </table:table-row>
        <table:table-row table:style-name="ro3">
          <table:table-cell office:value-type="string" calcext:value-type="string">
            <text:p>Point (413701.556852740526665 9161371.41239320673048496)</text:p>
          </table:table-cell>
          <table:table-cell office:value-type="float" office:value="8" calcext:value-type="float">
            <text:p>8</text:p>
          </table:table-cell>
          <table:table-cell office:value-type="float" office:value="495" calcext:value-type="float">
            <text:p>495</text:p>
          </table:table-cell>
          <table:table-cell office:value-type="float" office:value="413701.556852741" calcext:value-type="float">
            <text:p>413701.556852741</text:p>
          </table:table-cell>
          <table:table-cell office:value-type="float" office:value="9161371.41239321" calcext:value-type="float">
            <text:p>9161371.41239321</text:p>
          </table:table-cell>
          <table:table-cell office:value-type="float" office:value="495" calcext:value-type="float">
            <text:p>495</text:p>
          </table:table-cell>
          <table:table-cell table:formula="of:=[.D760]/100" office:value-type="float" office:value="4137.0155685274" calcext:value-type="float">
            <text:p>4137.0155685274</text:p>
          </table:table-cell>
          <table:table-cell table:formula="of:=[.E760]/100" office:value-type="float" office:value="91613.7141239321" calcext:value-type="float">
            <text:p>91613.7141239321</text:p>
          </table:table-cell>
          <table:table-cell table:formula="of:=[.F760]" office:value-type="float" office:value="495" calcext:value-type="float">
            <text:p>495</text:p>
          </table:table-cell>
        </table:table-row>
        <table:table-row table:style-name="ro2">
          <table:table-cell office:value-type="string" calcext:value-type="string">
            <text:p>Point (463064.76779303478542715 9178515.95519628189504147)</text:p>
          </table:table-cell>
          <table:table-cell office:value-type="float" office:value="9" calcext:value-type="float">
            <text:p>9</text:p>
          </table:table-cell>
          <table:table-cell office:value-type="float" office:value="921" calcext:value-type="float">
            <text:p>921</text:p>
          </table:table-cell>
          <table:table-cell office:value-type="float" office:value="463064.767793035" calcext:value-type="float">
            <text:p>463064.767793035</text:p>
          </table:table-cell>
          <table:table-cell office:value-type="float" office:value="9178515.95519628" calcext:value-type="float">
            <text:p>9178515.95519628</text:p>
          </table:table-cell>
          <table:table-cell office:value-type="float" office:value="921" calcext:value-type="float">
            <text:p>921</text:p>
          </table:table-cell>
          <table:table-cell table:formula="of:=[.D761]/100" office:value-type="float" office:value="4630.64767793035" calcext:value-type="float">
            <text:p>4630.64767793035</text:p>
          </table:table-cell>
          <table:table-cell table:formula="of:=[.E761]/100" office:value-type="float" office:value="91785.1595519628" calcext:value-type="float">
            <text:p>91785.1595519628</text:p>
          </table:table-cell>
          <table:table-cell table:formula="of:=[.F761]" office:value-type="float" office:value="921" calcext:value-type="float">
            <text:p>921</text:p>
          </table:table-cell>
        </table:table-row>
        <table:table-row table:style-name="ro2">
          <table:table-cell office:value-type="string" calcext:value-type="string">
            <text:p>Point (439715.12350781995337456 9155145.54159185849130154)</text:p>
          </table:table-cell>
          <table:table-cell office:value-type="float" office:value="14" calcext:value-type="float">
            <text:p>14</text:p>
          </table:table-cell>
          <table:table-cell office:value-type="float" office:value="487" calcext:value-type="float">
            <text:p>487</text:p>
          </table:table-cell>
          <table:table-cell office:value-type="float" office:value="439715.12350782" calcext:value-type="float">
            <text:p>439715.12350782</text:p>
          </table:table-cell>
          <table:table-cell office:value-type="float" office:value="9155145.54159186" calcext:value-type="float">
            <text:p>9155145.54159186</text:p>
          </table:table-cell>
          <table:table-cell office:value-type="float" office:value="487" calcext:value-type="float">
            <text:p>487</text:p>
          </table:table-cell>
          <table:table-cell table:formula="of:=[.D762]/100" office:value-type="float" office:value="4397.1512350782" calcext:value-type="float">
            <text:p>4397.1512350782</text:p>
          </table:table-cell>
          <table:table-cell table:formula="of:=[.E762]/100" office:value-type="float" office:value="91551.4554159186" calcext:value-type="float">
            <text:p>91551.4554159186</text:p>
          </table:table-cell>
          <table:table-cell table:formula="of:=[.F762]" office:value-type="float" office:value="487" calcext:value-type="float">
            <text:p>487</text:p>
          </table:table-cell>
        </table:table-row>
        <table:table-row table:style-name="ro2">
          <table:table-cell office:value-type="string" calcext:value-type="string">
            <text:p>Point (431865.95084226969629526 9142354.77951045334339142)</text:p>
          </table:table-cell>
          <table:table-cell office:value-type="float" office:value="15" calcext:value-type="float">
            <text:p>15</text:p>
          </table:table-cell>
          <table:table-cell office:value-type="float" office:value="434" calcext:value-type="float">
            <text:p>434</text:p>
          </table:table-cell>
          <table:table-cell office:value-type="float" office:value="431865.95084227" calcext:value-type="float">
            <text:p>431865.95084227</text:p>
          </table:table-cell>
          <table:table-cell office:value-type="float" office:value="9142354.77951045" calcext:value-type="float">
            <text:p>9142354.77951045</text:p>
          </table:table-cell>
          <table:table-cell office:value-type="float" office:value="434" calcext:value-type="float">
            <text:p>434</text:p>
          </table:table-cell>
          <table:table-cell table:formula="of:=[.D763]/100" office:value-type="float" office:value="4318.6595084227" calcext:value-type="float">
            <text:p>4318.6595084227</text:p>
          </table:table-cell>
          <table:table-cell table:formula="of:=[.E763]/100" office:value-type="float" office:value="91423.5477951045" calcext:value-type="float">
            <text:p>91423.5477951045</text:p>
          </table:table-cell>
          <table:table-cell table:formula="of:=[.F763]" office:value-type="float" office:value="434" calcext:value-type="float">
            <text:p>434</text:p>
          </table:table-cell>
        </table:table-row>
        <table:table-row table:style-name="ro2">
          <table:table-cell office:value-type="string" calcext:value-type="string">
            <text:p>Point (433994.25670714664738625 9175977.3722573034465313)</text:p>
          </table:table-cell>
          <table:table-cell office:value-type="float" office:value="12" calcext:value-type="float">
            <text:p>12</text:p>
          </table:table-cell>
          <table:table-cell office:value-type="float" office:value="951" calcext:value-type="float">
            <text:p>951</text:p>
          </table:table-cell>
          <table:table-cell office:value-type="float" office:value="433994.256707147" calcext:value-type="float">
            <text:p>433994.256707147</text:p>
          </table:table-cell>
          <table:table-cell office:value-type="float" office:value="9175977.3722573" calcext:value-type="float">
            <text:p>9175977.3722573</text:p>
          </table:table-cell>
          <table:table-cell office:value-type="float" office:value="951" calcext:value-type="float">
            <text:p>951</text:p>
          </table:table-cell>
          <table:table-cell table:formula="of:=[.D764]/100" office:value-type="float" office:value="4339.94256707147" calcext:value-type="float">
            <text:p>4339.94256707147</text:p>
          </table:table-cell>
          <table:table-cell table:formula="of:=[.E764]/100" office:value-type="float" office:value="91759.773722573" calcext:value-type="float">
            <text:p>91759.773722573</text:p>
          </table:table-cell>
          <table:table-cell table:formula="of:=[.F764]" office:value-type="float" office:value="951" calcext:value-type="float">
            <text:p>951</text:p>
          </table:table-cell>
        </table:table-row>
        <table:table-row table:style-name="ro2">
          <table:table-cell office:value-type="string" calcext:value-type="string">
            <text:p>Point (418735.46983753121457994 9157663.88432746194303036)</text:p>
          </table:table-cell>
          <table:table-cell office:value-type="float" office:value="13" calcext:value-type="float">
            <text:p>13</text:p>
          </table:table-cell>
          <table:table-cell office:value-type="float" office:value="475" calcext:value-type="float">
            <text:p>475</text:p>
          </table:table-cell>
          <table:table-cell office:value-type="float" office:value="418735.469837531" calcext:value-type="float">
            <text:p>418735.469837531</text:p>
          </table:table-cell>
          <table:table-cell office:value-type="float" office:value="9157663.88432746" calcext:value-type="float">
            <text:p>9157663.88432746</text:p>
          </table:table-cell>
          <table:table-cell office:value-type="float" office:value="475" calcext:value-type="float">
            <text:p>475</text:p>
          </table:table-cell>
          <table:table-cell table:formula="of:=[.D765]/100" office:value-type="float" office:value="4187.35469837531" calcext:value-type="float">
            <text:p>4187.35469837531</text:p>
          </table:table-cell>
          <table:table-cell table:formula="of:=[.E765]/100" office:value-type="float" office:value="91576.6388432746" calcext:value-type="float">
            <text:p>91576.6388432746</text:p>
          </table:table-cell>
          <table:table-cell table:formula="of:=[.F765]" office:value-type="float" office:value="475" calcext:value-type="float">
            <text:p>475</text:p>
          </table:table-cell>
        </table:table-row>
        <table:table-row table:style-name="ro2">
          <table:table-cell office:value-type="string" calcext:value-type="string">
            <text:p>Point (431144.01697083050385118 9144627.02722502499818802)</text:p>
          </table:table-cell>
          <table:table-cell office:value-type="float" office:value="2" calcext:value-type="float">
            <text:p>2</text:p>
          </table:table-cell>
          <table:table-cell office:value-type="float" office:value="451" calcext:value-type="float">
            <text:p>451</text:p>
          </table:table-cell>
          <table:table-cell office:value-type="float" office:value="431144.016970831" calcext:value-type="float">
            <text:p>431144.016970831</text:p>
          </table:table-cell>
          <table:table-cell office:value-type="float" office:value="9144627.02722503" calcext:value-type="float">
            <text:p>9144627.02722503</text:p>
          </table:table-cell>
          <table:table-cell office:value-type="float" office:value="451" calcext:value-type="float">
            <text:p>451</text:p>
          </table:table-cell>
          <table:table-cell table:formula="of:=[.D766]/100" office:value-type="float" office:value="4311.4401697083" calcext:value-type="float">
            <text:p>4311.4401697083</text:p>
          </table:table-cell>
          <table:table-cell table:formula="of:=[.E766]/100" office:value-type="float" office:value="91446.2702722502" calcext:value-type="float">
            <text:p>91446.2702722502</text:p>
          </table:table-cell>
          <table:table-cell table:formula="of:=[.F766]" office:value-type="float" office:value="451" calcext:value-type="float">
            <text:p>451</text:p>
          </table:table-cell>
        </table:table-row>
        <table:table-row table:style-name="ro2">
          <table:table-cell office:value-type="string" calcext:value-type="string">
            <text:p>Point (465940.9929221315542236 9139993.52041643857955933)</text:p>
          </table:table-cell>
          <table:table-cell office:value-type="float" office:value="3" calcext:value-type="float">
            <text:p>3</text:p>
          </table:table-cell>
          <table:table-cell office:value-type="float" office:value="529" calcext:value-type="float">
            <text:p>529</text:p>
          </table:table-cell>
          <table:table-cell office:value-type="float" office:value="465940.992922132" calcext:value-type="float">
            <text:p>465940.992922132</text:p>
          </table:table-cell>
          <table:table-cell office:value-type="float" office:value="9139993.52041644" calcext:value-type="float">
            <text:p>9139993.52041644</text:p>
          </table:table-cell>
          <table:table-cell office:value-type="float" office:value="529" calcext:value-type="float">
            <text:p>529</text:p>
          </table:table-cell>
          <table:table-cell table:formula="of:=[.D767]/100" office:value-type="float" office:value="4659.40992922132" calcext:value-type="float">
            <text:p>4659.40992922132</text:p>
          </table:table-cell>
          <table:table-cell table:formula="of:=[.E767]/100" office:value-type="float" office:value="91399.9352041644" calcext:value-type="float">
            <text:p>91399.9352041644</text:p>
          </table:table-cell>
          <table:table-cell table:formula="of:=[.F767]" office:value-type="float" office:value="529" calcext:value-type="float">
            <text:p>529</text:p>
          </table:table-cell>
        </table:table-row>
        <table:table-row table:style-name="ro2">
          <table:table-cell office:value-type="string" calcext:value-type="string">
            <text:p>Point (463593.23876473348354921 9156797.63012485951185226)</text:p>
          </table:table-cell>
          <table:table-cell office:value-type="float" office:value="1" calcext:value-type="float">
            <text:p>1</text:p>
          </table:table-cell>
          <table:table-cell office:value-type="float" office:value="946" calcext:value-type="float">
            <text:p>946</text:p>
          </table:table-cell>
          <table:table-cell office:value-type="float" office:value="463593.238764734" calcext:value-type="float">
            <text:p>463593.238764734</text:p>
          </table:table-cell>
          <table:table-cell office:value-type="float" office:value="9156797.63012486" calcext:value-type="float">
            <text:p>9156797.63012486</text:p>
          </table:table-cell>
          <table:table-cell office:value-type="float" office:value="946" calcext:value-type="float">
            <text:p>946</text:p>
          </table:table-cell>
          <table:table-cell table:formula="of:=[.D768]/100" office:value-type="float" office:value="4635.93238764733" calcext:value-type="float">
            <text:p>4635.93238764733</text:p>
          </table:table-cell>
          <table:table-cell table:formula="of:=[.E768]/100" office:value-type="float" office:value="91567.9763012486" calcext:value-type="float">
            <text:p>91567.9763012486</text:p>
          </table:table-cell>
          <table:table-cell table:formula="of:=[.F768]" office:value-type="float" office:value="946" calcext:value-type="float">
            <text:p>946</text:p>
          </table:table-cell>
        </table:table-row>
        <table:table-row table:style-name="ro2">
          <table:table-cell office:value-type="string" calcext:value-type="string">
            <text:p>Point (414437.20484530588146299 9156831.56825082376599312)</text:p>
          </table:table-cell>
          <table:table-cell office:value-type="float" office:value="6" calcext:value-type="float">
            <text:p>6</text:p>
          </table:table-cell>
          <table:table-cell office:value-type="float" office:value="521" calcext:value-type="float">
            <text:p>521</text:p>
          </table:table-cell>
          <table:table-cell office:value-type="float" office:value="414437.204845306" calcext:value-type="float">
            <text:p>414437.204845306</text:p>
          </table:table-cell>
          <table:table-cell office:value-type="float" office:value="9156831.56825082" calcext:value-type="float">
            <text:p>9156831.56825082</text:p>
          </table:table-cell>
          <table:table-cell office:value-type="float" office:value="521" calcext:value-type="float">
            <text:p>521</text:p>
          </table:table-cell>
          <table:table-cell table:formula="of:=[.D769]/100" office:value-type="float" office:value="4144.37204845306" calcext:value-type="float">
            <text:p>4144.37204845306</text:p>
          </table:table-cell>
          <table:table-cell table:formula="of:=[.E769]/100" office:value-type="float" office:value="91568.3156825082" calcext:value-type="float">
            <text:p>91568.3156825082</text:p>
          </table:table-cell>
          <table:table-cell table:formula="of:=[.F769]" office:value-type="float" office:value="521" calcext:value-type="float">
            <text:p>521</text:p>
          </table:table-cell>
        </table:table-row>
        <table:table-row table:style-name="ro2">
          <table:table-cell office:value-type="string" calcext:value-type="string">
            <text:p>Point (465395.51989276718813926 9161362.59790649265050888)</text:p>
          </table:table-cell>
          <table:table-cell office:value-type="float" office:value="7" calcext:value-type="float">
            <text:p>7</text:p>
          </table:table-cell>
          <table:table-cell office:value-type="float" office:value="889" calcext:value-type="float">
            <text:p>889</text:p>
          </table:table-cell>
          <table:table-cell office:value-type="float" office:value="465395.519892767" calcext:value-type="float">
            <text:p>465395.519892767</text:p>
          </table:table-cell>
          <table:table-cell office:value-type="float" office:value="9161362.59790649" calcext:value-type="float">
            <text:p>9161362.59790649</text:p>
          </table:table-cell>
          <table:table-cell office:value-type="float" office:value="889" calcext:value-type="float">
            <text:p>889</text:p>
          </table:table-cell>
          <table:table-cell table:formula="of:=[.D770]/100" office:value-type="float" office:value="4653.95519892767" calcext:value-type="float">
            <text:p>4653.95519892767</text:p>
          </table:table-cell>
          <table:table-cell table:formula="of:=[.E770]/100" office:value-type="float" office:value="91613.6259790649" calcext:value-type="float">
            <text:p>91613.6259790649</text:p>
          </table:table-cell>
          <table:table-cell table:formula="of:=[.F770]" office:value-type="float" office:value="889" calcext:value-type="float">
            <text:p>889</text:p>
          </table:table-cell>
        </table:table-row>
        <table:table-row table:style-name="ro2">
          <table:table-cell office:value-type="string" calcext:value-type="string">
            <text:p>Point (444869.36365278385346755 9155597.34956062585115433)</text:p>
          </table:table-cell>
          <table:table-cell office:value-type="float" office:value="4" calcext:value-type="float">
            <text:p>4</text:p>
          </table:table-cell>
          <table:table-cell office:value-type="float" office:value="539" calcext:value-type="float">
            <text:p>539</text:p>
          </table:table-cell>
          <table:table-cell office:value-type="float" office:value="444869.363652784" calcext:value-type="float">
            <text:p>444869.363652784</text:p>
          </table:table-cell>
          <table:table-cell office:value-type="float" office:value="9155597.34956063" calcext:value-type="float">
            <text:p>9155597.34956063</text:p>
          </table:table-cell>
          <table:table-cell office:value-type="float" office:value="539" calcext:value-type="float">
            <text:p>539</text:p>
          </table:table-cell>
          <table:table-cell table:formula="of:=[.D771]/100" office:value-type="float" office:value="4448.69363652784" calcext:value-type="float">
            <text:p>4448.69363652784</text:p>
          </table:table-cell>
          <table:table-cell table:formula="of:=[.E771]/100" office:value-type="float" office:value="91555.9734956063" calcext:value-type="float">
            <text:p>91555.9734956063</text:p>
          </table:table-cell>
          <table:table-cell table:formula="of:=[.F771]" office:value-type="float" office:value="539" calcext:value-type="float">
            <text:p>539</text:p>
          </table:table-cell>
        </table:table-row>
        <table:table-row table:style-name="ro2">
          <table:table-cell office:value-type="string" calcext:value-type="string">
            <text:p>Point (420894.24791385000571609 9167725.82913064770400524)</text:p>
          </table:table-cell>
          <table:table-cell office:value-type="float" office:value="5" calcext:value-type="float">
            <text:p>5</text:p>
          </table:table-cell>
          <table:table-cell office:value-type="float" office:value="513" calcext:value-type="float">
            <text:p>513</text:p>
          </table:table-cell>
          <table:table-cell office:value-type="float" office:value="420894.24791385" calcext:value-type="float">
            <text:p>420894.24791385</text:p>
          </table:table-cell>
          <table:table-cell office:value-type="float" office:value="9167725.82913065" calcext:value-type="float">
            <text:p>9167725.82913065</text:p>
          </table:table-cell>
          <table:table-cell office:value-type="float" office:value="513" calcext:value-type="float">
            <text:p>513</text:p>
          </table:table-cell>
          <table:table-cell table:formula="of:=[.D772]/100" office:value-type="float" office:value="4208.9424791385" calcext:value-type="float">
            <text:p>4208.9424791385</text:p>
          </table:table-cell>
          <table:table-cell table:formula="of:=[.E772]/100" office:value-type="float" office:value="91677.2582913065" calcext:value-type="float">
            <text:p>91677.2582913065</text:p>
          </table:table-cell>
          <table:table-cell table:formula="of:=[.F772]" office:value-type="float" office:value="513" calcext:value-type="float">
            <text:p>513</text:p>
          </table:table-cell>
        </table:table-row>
        <table:table-row table:style-name="ro2">
          <table:table-cell office:value-type="string" calcext:value-type="string">
            <text:p>Point (458733.20395209826529026 9158951.52580317109823227)</text:p>
          </table:table-cell>
          <table:table-cell office:value-type="float" office:value="26" calcext:value-type="float">
            <text:p>26</text:p>
          </table:table-cell>
          <table:table-cell office:value-type="float" office:value="943" calcext:value-type="float">
            <text:p>943</text:p>
          </table:table-cell>
          <table:table-cell office:value-type="float" office:value="458733.203952098" calcext:value-type="float">
            <text:p>458733.203952098</text:p>
          </table:table-cell>
          <table:table-cell office:value-type="float" office:value="9158951.52580317" calcext:value-type="float">
            <text:p>9158951.52580317</text:p>
          </table:table-cell>
          <table:table-cell office:value-type="float" office:value="943" calcext:value-type="float">
            <text:p>943</text:p>
          </table:table-cell>
          <table:table-cell table:formula="of:=[.D773]/100" office:value-type="float" office:value="4587.33203952098" calcext:value-type="float">
            <text:p>4587.33203952098</text:p>
          </table:table-cell>
          <table:table-cell table:formula="of:=[.E773]/100" office:value-type="float" office:value="91589.5152580317" calcext:value-type="float">
            <text:p>91589.5152580317</text:p>
          </table:table-cell>
          <table:table-cell table:formula="of:=[.F773]" office:value-type="float" office:value="943" calcext:value-type="float">
            <text:p>943</text:p>
          </table:table-cell>
        </table:table-row>
        <table:table-row table:style-name="ro2">
          <table:table-cell office:value-type="string" calcext:value-type="string">
            <text:p>Point (464091.51551710622152314 9170320.13886285945773125)</text:p>
          </table:table-cell>
          <table:table-cell office:value-type="float" office:value="27" calcext:value-type="float">
            <text:p>27</text:p>
          </table:table-cell>
          <table:table-cell office:value-type="float" office:value="896" calcext:value-type="float">
            <text:p>896</text:p>
          </table:table-cell>
          <table:table-cell office:value-type="float" office:value="464091.515517106" calcext:value-type="float">
            <text:p>464091.515517106</text:p>
          </table:table-cell>
          <table:table-cell office:value-type="float" office:value="9170320.13886286" calcext:value-type="float">
            <text:p>9170320.13886286</text:p>
          </table:table-cell>
          <table:table-cell office:value-type="float" office:value="896" calcext:value-type="float">
            <text:p>896</text:p>
          </table:table-cell>
          <table:table-cell table:formula="of:=[.D774]/100" office:value-type="float" office:value="4640.91515517106" calcext:value-type="float">
            <text:p>4640.91515517106</text:p>
          </table:table-cell>
          <table:table-cell table:formula="of:=[.E774]/100" office:value-type="float" office:value="91703.2013886286" calcext:value-type="float">
            <text:p>91703.2013886286</text:p>
          </table:table-cell>
          <table:table-cell table:formula="of:=[.F774]" office:value-type="float" office:value="896" calcext:value-type="float">
            <text:p>896</text:p>
          </table:table-cell>
        </table:table-row>
        <table:table-row table:style-name="ro2">
          <table:table-cell office:value-type="string" calcext:value-type="string">
            <text:p>Point (453583.38793853938113898 9148467.05101065337657928)</text:p>
          </table:table-cell>
          <table:table-cell office:value-type="float" office:value="24" calcext:value-type="float">
            <text:p>24</text:p>
          </table:table-cell>
          <table:table-cell office:value-type="float" office:value="504" calcext:value-type="float">
            <text:p>504</text:p>
          </table:table-cell>
          <table:table-cell office:value-type="float" office:value="453583.387938539" calcext:value-type="float">
            <text:p>453583.387938539</text:p>
          </table:table-cell>
          <table:table-cell office:value-type="float" office:value="9148467.05101065" calcext:value-type="float">
            <text:p>9148467.05101065</text:p>
          </table:table-cell>
          <table:table-cell office:value-type="float" office:value="504" calcext:value-type="float">
            <text:p>504</text:p>
          </table:table-cell>
          <table:table-cell table:formula="of:=[.D775]/100" office:value-type="float" office:value="4535.83387938539" calcext:value-type="float">
            <text:p>4535.83387938539</text:p>
          </table:table-cell>
          <table:table-cell table:formula="of:=[.E775]/100" office:value-type="float" office:value="91484.6705101065" calcext:value-type="float">
            <text:p>91484.6705101065</text:p>
          </table:table-cell>
          <table:table-cell table:formula="of:=[.F775]" office:value-type="float" office:value="504" calcext:value-type="float">
            <text:p>504</text:p>
          </table:table-cell>
        </table:table-row>
        <table:table-row table:style-name="ro2">
          <table:table-cell office:value-type="string" calcext:value-type="string">
            <text:p>Point (462261.64407660171855241 9153256.76163090765476227)</text:p>
          </table:table-cell>
          <table:table-cell office:value-type="float" office:value="25" calcext:value-type="float">
            <text:p>25</text:p>
          </table:table-cell>
          <table:table-cell office:value-type="float" office:value="740" calcext:value-type="float">
            <text:p>740</text:p>
          </table:table-cell>
          <table:table-cell office:value-type="float" office:value="462261.644076602" calcext:value-type="float">
            <text:p>462261.644076602</text:p>
          </table:table-cell>
          <table:table-cell office:value-type="float" office:value="9153256.76163091" calcext:value-type="float">
            <text:p>9153256.76163091</text:p>
          </table:table-cell>
          <table:table-cell office:value-type="float" office:value="740" calcext:value-type="float">
            <text:p>740</text:p>
          </table:table-cell>
          <table:table-cell table:formula="of:=[.D776]/100" office:value-type="float" office:value="4622.61644076602" calcext:value-type="float">
            <text:p>4622.61644076602</text:p>
          </table:table-cell>
          <table:table-cell table:formula="of:=[.E776]/100" office:value-type="float" office:value="91532.5676163091" calcext:value-type="float">
            <text:p>91532.5676163091</text:p>
          </table:table-cell>
          <table:table-cell table:formula="of:=[.F776]" office:value-type="float" office:value="740" calcext:value-type="float">
            <text:p>740</text:p>
          </table:table-cell>
        </table:table-row>
        <table:table-row table:style-name="ro2">
          <table:table-cell office:value-type="string" calcext:value-type="string">
            <text:p>Point (446354.87812858849065378 9155247.47807147353887558)</text:p>
          </table:table-cell>
          <table:table-cell office:value-type="float" office:value="30" calcext:value-type="float">
            <text:p>30</text:p>
          </table:table-cell>
          <table:table-cell office:value-type="float" office:value="560" calcext:value-type="float">
            <text:p>560</text:p>
          </table:table-cell>
          <table:table-cell office:value-type="float" office:value="446354.878128589" calcext:value-type="float">
            <text:p>446354.878128589</text:p>
          </table:table-cell>
          <table:table-cell office:value-type="float" office:value="9155247.47807147" calcext:value-type="float">
            <text:p>9155247.47807147</text:p>
          </table:table-cell>
          <table:table-cell office:value-type="float" office:value="560" calcext:value-type="float">
            <text:p>560</text:p>
          </table:table-cell>
          <table:table-cell table:formula="of:=[.D777]/100" office:value-type="float" office:value="4463.54878128588" calcext:value-type="float">
            <text:p>4463.54878128588</text:p>
          </table:table-cell>
          <table:table-cell table:formula="of:=[.E777]/100" office:value-type="float" office:value="91552.4747807147" calcext:value-type="float">
            <text:p>91552.4747807147</text:p>
          </table:table-cell>
          <table:table-cell table:formula="of:=[.F777]" office:value-type="float" office:value="560" calcext:value-type="float">
            <text:p>560</text:p>
          </table:table-cell>
        </table:table-row>
        <table:table-row table:style-name="ro2">
          <table:table-cell office:value-type="string" calcext:value-type="string">
            <text:p>Point (461089.82633825071388856 9146604.46094294637441635)</text:p>
          </table:table-cell>
          <table:table-cell office:value-type="float" office:value="31" calcext:value-type="float">
            <text:p>31</text:p>
          </table:table-cell>
          <table:table-cell office:value-type="float" office:value="526" calcext:value-type="float">
            <text:p>526</text:p>
          </table:table-cell>
          <table:table-cell office:value-type="float" office:value="461089.826338251" calcext:value-type="float">
            <text:p>461089.826338251</text:p>
          </table:table-cell>
          <table:table-cell office:value-type="float" office:value="9146604.46094295" calcext:value-type="float">
            <text:p>9146604.46094295</text:p>
          </table:table-cell>
          <table:table-cell office:value-type="float" office:value="526" calcext:value-type="float">
            <text:p>526</text:p>
          </table:table-cell>
          <table:table-cell table:formula="of:=[.D778]/100" office:value-type="float" office:value="4610.89826338251" calcext:value-type="float">
            <text:p>4610.89826338251</text:p>
          </table:table-cell>
          <table:table-cell table:formula="of:=[.E778]/100" office:value-type="float" office:value="91466.0446094295" calcext:value-type="float">
            <text:p>91466.0446094295</text:p>
          </table:table-cell>
          <table:table-cell table:formula="of:=[.F778]" office:value-type="float" office:value="526" calcext:value-type="float">
            <text:p>526</text:p>
          </table:table-cell>
        </table:table-row>
        <table:table-row table:style-name="ro2">
          <table:table-cell office:value-type="string" calcext:value-type="string">
            <text:p>Point (426093.94275007979013026 9130329.60340072400867939)</text:p>
          </table:table-cell>
          <table:table-cell office:value-type="float" office:value="28" calcext:value-type="float">
            <text:p>28</text:p>
          </table:table-cell>
          <table:table-cell office:value-type="float" office:value="477" calcext:value-type="float">
            <text:p>477</text:p>
          </table:table-cell>
          <table:table-cell office:value-type="float" office:value="426093.94275008" calcext:value-type="float">
            <text:p>426093.94275008</text:p>
          </table:table-cell>
          <table:table-cell office:value-type="float" office:value="9130329.60340072" calcext:value-type="float">
            <text:p>9130329.60340072</text:p>
          </table:table-cell>
          <table:table-cell office:value-type="float" office:value="477" calcext:value-type="float">
            <text:p>477</text:p>
          </table:table-cell>
          <table:table-cell table:formula="of:=[.D779]/100" office:value-type="float" office:value="4260.9394275008" calcext:value-type="float">
            <text:p>4260.9394275008</text:p>
          </table:table-cell>
          <table:table-cell table:formula="of:=[.E779]/100" office:value-type="float" office:value="91303.2960340072" calcext:value-type="float">
            <text:p>91303.2960340072</text:p>
          </table:table-cell>
          <table:table-cell table:formula="of:=[.F779]" office:value-type="float" office:value="477" calcext:value-type="float">
            <text:p>477</text:p>
          </table:table-cell>
        </table:table-row>
        <table:table-row table:style-name="ro2">
          <table:table-cell office:value-type="string" calcext:value-type="string">
            <text:p>Point (465899.66186474583810195 9152825.33985222689807415)</text:p>
          </table:table-cell>
          <table:table-cell office:value-type="float" office:value="29" calcext:value-type="float">
            <text:p>29</text:p>
          </table:table-cell>
          <table:table-cell office:value-type="float" office:value="790" calcext:value-type="float">
            <text:p>790</text:p>
          </table:table-cell>
          <table:table-cell office:value-type="float" office:value="465899.661864746" calcext:value-type="float">
            <text:p>465899.661864746</text:p>
          </table:table-cell>
          <table:table-cell office:value-type="float" office:value="9152825.33985223" calcext:value-type="float">
            <text:p>9152825.33985223</text:p>
          </table:table-cell>
          <table:table-cell office:value-type="float" office:value="790" calcext:value-type="float">
            <text:p>790</text:p>
          </table:table-cell>
          <table:table-cell table:formula="of:=[.D780]/100" office:value-type="float" office:value="4658.99661864746" calcext:value-type="float">
            <text:p>4658.99661864746</text:p>
          </table:table-cell>
          <table:table-cell table:formula="of:=[.E780]/100" office:value-type="float" office:value="91528.2533985223" calcext:value-type="float">
            <text:p>91528.2533985223</text:p>
          </table:table-cell>
          <table:table-cell table:formula="of:=[.F780]" office:value-type="float" office:value="790" calcext:value-type="float">
            <text:p>790</text:p>
          </table:table-cell>
        </table:table-row>
        <table:table-row table:style-name="ro2">
          <table:table-cell office:value-type="string" calcext:value-type="string">
            <text:p>Point (432073.04736968741053715 9133441.53607657924294472)</text:p>
          </table:table-cell>
          <table:table-cell office:value-type="float" office:value="18" calcext:value-type="float">
            <text:p>18</text:p>
          </table:table-cell>
          <table:table-cell office:value-type="float" office:value="482" calcext:value-type="float">
            <text:p>482</text:p>
          </table:table-cell>
          <table:table-cell office:value-type="float" office:value="432073.047369687" calcext:value-type="float">
            <text:p>432073.047369687</text:p>
          </table:table-cell>
          <table:table-cell office:value-type="float" office:value="9133441.53607658" calcext:value-type="float">
            <text:p>9133441.53607658</text:p>
          </table:table-cell>
          <table:table-cell office:value-type="float" office:value="482" calcext:value-type="float">
            <text:p>482</text:p>
          </table:table-cell>
          <table:table-cell table:formula="of:=[.D781]/100" office:value-type="float" office:value="4320.73047369688" calcext:value-type="float">
            <text:p>4320.73047369688</text:p>
          </table:table-cell>
          <table:table-cell table:formula="of:=[.E781]/100" office:value-type="float" office:value="91334.4153607658" calcext:value-type="float">
            <text:p>91334.4153607658</text:p>
          </table:table-cell>
          <table:table-cell table:formula="of:=[.F781]" office:value-type="float" office:value="482" calcext:value-type="float">
            <text:p>482</text:p>
          </table:table-cell>
        </table:table-row>
        <table:table-row table:style-name="ro2">
          <table:table-cell office:value-type="string" calcext:value-type="string">
            <text:p>Point (414316.3409595315461047 9134337.03578779473900795)</text:p>
          </table:table-cell>
          <table:table-cell office:value-type="float" office:value="19" calcext:value-type="float">
            <text:p>19</text:p>
          </table:table-cell>
          <table:table-cell office:value-type="float" office:value="451" calcext:value-type="float">
            <text:p>451</text:p>
          </table:table-cell>
          <table:table-cell office:value-type="float" office:value="414316.340959532" calcext:value-type="float">
            <text:p>414316.340959532</text:p>
          </table:table-cell>
          <table:table-cell office:value-type="float" office:value="9134337.03578779" calcext:value-type="float">
            <text:p>9134337.03578779</text:p>
          </table:table-cell>
          <table:table-cell office:value-type="float" office:value="451" calcext:value-type="float">
            <text:p>451</text:p>
          </table:table-cell>
          <table:table-cell table:formula="of:=[.D782]/100" office:value-type="float" office:value="4143.16340959532" calcext:value-type="float">
            <text:p>4143.16340959532</text:p>
          </table:table-cell>
          <table:table-cell table:formula="of:=[.E782]/100" office:value-type="float" office:value="91343.3703578779" calcext:value-type="float">
            <text:p>91343.3703578779</text:p>
          </table:table-cell>
          <table:table-cell table:formula="of:=[.F782]" office:value-type="float" office:value="451" calcext:value-type="float">
            <text:p>451</text:p>
          </table:table-cell>
        </table:table-row>
        <table:table-row table:style-name="ro2">
          <table:table-cell office:value-type="string" calcext:value-type="string">
            <text:p>Point (426323.68669538287213072 9146819.82483606226742268)</text:p>
          </table:table-cell>
          <table:table-cell office:value-type="float" office:value="16" calcext:value-type="float">
            <text:p>16</text:p>
          </table:table-cell>
          <table:table-cell office:value-type="float" office:value="467" calcext:value-type="float">
            <text:p>467</text:p>
          </table:table-cell>
          <table:table-cell office:value-type="float" office:value="426323.686695383" calcext:value-type="float">
            <text:p>426323.686695383</text:p>
          </table:table-cell>
          <table:table-cell office:value-type="float" office:value="9146819.82483606" calcext:value-type="float">
            <text:p>9146819.82483606</text:p>
          </table:table-cell>
          <table:table-cell office:value-type="float" office:value="467" calcext:value-type="float">
            <text:p>467</text:p>
          </table:table-cell>
          <table:table-cell table:formula="of:=[.D783]/100" office:value-type="float" office:value="4263.23686695383" calcext:value-type="float">
            <text:p>4263.23686695383</text:p>
          </table:table-cell>
          <table:table-cell table:formula="of:=[.E783]/100" office:value-type="float" office:value="91468.1982483606" calcext:value-type="float">
            <text:p>91468.1982483606</text:p>
          </table:table-cell>
          <table:table-cell table:formula="of:=[.F783]" office:value-type="float" office:value="467" calcext:value-type="float">
            <text:p>467</text:p>
          </table:table-cell>
        </table:table-row>
        <table:table-row table:style-name="ro2">
          <table:table-cell office:value-type="string" calcext:value-type="string">
            <text:p>Point (426762.93359563907142729 9132259.99058445915579796)</text:p>
          </table:table-cell>
          <table:table-cell office:value-type="float" office:value="17" calcext:value-type="float">
            <text:p>17</text:p>
          </table:table-cell>
          <table:table-cell office:value-type="float" office:value="476" calcext:value-type="float">
            <text:p>476</text:p>
          </table:table-cell>
          <table:table-cell office:value-type="float" office:value="426762.933595639" calcext:value-type="float">
            <text:p>426762.933595639</text:p>
          </table:table-cell>
          <table:table-cell office:value-type="float" office:value="9132259.99058446" calcext:value-type="float">
            <text:p>9132259.99058446</text:p>
          </table:table-cell>
          <table:table-cell office:value-type="float" office:value="476" calcext:value-type="float">
            <text:p>476</text:p>
          </table:table-cell>
          <table:table-cell table:formula="of:=[.D784]/100" office:value-type="float" office:value="4267.62933595639" calcext:value-type="float">
            <text:p>4267.62933595639</text:p>
          </table:table-cell>
          <table:table-cell table:formula="of:=[.E784]/100" office:value-type="float" office:value="91322.5999058446" calcext:value-type="float">
            <text:p>91322.5999058446</text:p>
          </table:table-cell>
          <table:table-cell table:formula="of:=[.F784]" office:value-type="float" office:value="476" calcext:value-type="float">
            <text:p>476</text:p>
          </table:table-cell>
        </table:table-row>
        <table:table-row table:style-name="ro2">
          <table:table-cell office:value-type="string" calcext:value-type="string">
            <text:p>Point (444917.82763258967315778 9159103.36524021066725254)</text:p>
          </table:table-cell>
          <table:table-cell office:value-type="float" office:value="22" calcext:value-type="float">
            <text:p>22</text:p>
          </table:table-cell>
          <table:table-cell office:value-type="float" office:value="612" calcext:value-type="float">
            <text:p>612</text:p>
          </table:table-cell>
          <table:table-cell office:value-type="float" office:value="444917.82763259" calcext:value-type="float">
            <text:p>444917.82763259</text:p>
          </table:table-cell>
          <table:table-cell office:value-type="float" office:value="9159103.36524021" calcext:value-type="float">
            <text:p>9159103.36524021</text:p>
          </table:table-cell>
          <table:table-cell office:value-type="float" office:value="612" calcext:value-type="float">
            <text:p>612</text:p>
          </table:table-cell>
          <table:table-cell table:formula="of:=[.D785]/100" office:value-type="float" office:value="4449.1782763259" calcext:value-type="float">
            <text:p>4449.1782763259</text:p>
          </table:table-cell>
          <table:table-cell table:formula="of:=[.E785]/100" office:value-type="float" office:value="91591.0336524021" calcext:value-type="float">
            <text:p>91591.0336524021</text:p>
          </table:table-cell>
          <table:table-cell table:formula="of:=[.F785]" office:value-type="float" office:value="612" calcext:value-type="float">
            <text:p>612</text:p>
          </table:table-cell>
        </table:table-row>
        <table:table-row table:style-name="ro2">
          <table:table-cell office:value-type="string" calcext:value-type="string">
            <text:p>Point (458461.09755307988962159 9179713.92383557930588722)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458461.09755308" calcext:value-type="float">
            <text:p>458461.09755308</text:p>
          </table:table-cell>
          <table:table-cell office:value-type="float" office:value="9179713.92383558" calcext:value-type="float">
            <text:p>9179713.92383558</text:p>
          </table:table-cell>
          <table:table-cell office:value-type="float" office:value="920" calcext:value-type="float">
            <text:p>920</text:p>
          </table:table-cell>
          <table:table-cell table:formula="of:=[.D786]/100" office:value-type="float" office:value="4584.6109755308" calcext:value-type="float">
            <text:p>4584.6109755308</text:p>
          </table:table-cell>
          <table:table-cell table:formula="of:=[.E786]/100" office:value-type="float" office:value="91797.1392383558" calcext:value-type="float">
            <text:p>91797.1392383558</text:p>
          </table:table-cell>
          <table:table-cell table:formula="of:=[.F786]" office:value-type="float" office:value="920" calcext:value-type="float">
            <text:p>920</text:p>
          </table:table-cell>
        </table:table-row>
        <table:table-row table:style-name="ro2">
          <table:table-cell office:value-type="string" calcext:value-type="string">
            <text:p>Point (465515.09193861274980009 9181969.5054949764162302)</text:p>
          </table:table-cell>
          <table:table-cell office:value-type="float" office:value="20" calcext:value-type="float">
            <text:p>20</text:p>
          </table:table-cell>
          <table:table-cell office:value-type="float" office:value="954" calcext:value-type="float">
            <text:p>954</text:p>
          </table:table-cell>
          <table:table-cell office:value-type="float" office:value="465515.091938613" calcext:value-type="float">
            <text:p>465515.091938613</text:p>
          </table:table-cell>
          <table:table-cell office:value-type="float" office:value="9181969.50549498" calcext:value-type="float">
            <text:p>9181969.50549498</text:p>
          </table:table-cell>
          <table:table-cell office:value-type="float" office:value="954" calcext:value-type="float">
            <text:p>954</text:p>
          </table:table-cell>
          <table:table-cell table:formula="of:=[.D787]/100" office:value-type="float" office:value="4655.15091938613" calcext:value-type="float">
            <text:p>4655.15091938613</text:p>
          </table:table-cell>
          <table:table-cell table:formula="of:=[.E787]/100" office:value-type="float" office:value="91819.6950549498" calcext:value-type="float">
            <text:p>91819.6950549498</text:p>
          </table:table-cell>
          <table:table-cell table:formula="of:=[.F787]" office:value-type="float" office:value="954" calcext:value-type="float">
            <text:p>954</text:p>
          </table:table-cell>
        </table:table-row>
        <table:table-row table:style-name="ro2">
          <table:table-cell office:value-type="string" calcext:value-type="string">
            <text:p>Point (414287.54970645764842629 9151514.50101119838654995)</text:p>
          </table:table-cell>
          <table:table-cell office:value-type="float" office:value="21" calcext:value-type="float">
            <text:p>21</text:p>
          </table:table-cell>
          <table:table-cell office:value-type="float" office:value="476" calcext:value-type="float">
            <text:p>476</text:p>
          </table:table-cell>
          <table:table-cell office:value-type="float" office:value="414287.549706458" calcext:value-type="float">
            <text:p>414287.549706458</text:p>
          </table:table-cell>
          <table:table-cell office:value-type="float" office:value="9151514.5010112" calcext:value-type="float">
            <text:p>9151514.5010112</text:p>
          </table:table-cell>
          <table:table-cell office:value-type="float" office:value="476" calcext:value-type="float">
            <text:p>476</text:p>
          </table:table-cell>
          <table:table-cell table:formula="of:=[.D788]/100" office:value-type="float" office:value="4142.87549706458" calcext:value-type="float">
            <text:p>4142.87549706458</text:p>
          </table:table-cell>
          <table:table-cell table:formula="of:=[.E788]/100" office:value-type="float" office:value="91515.145010112" calcext:value-type="float">
            <text:p>91515.145010112</text:p>
          </table:table-cell>
          <table:table-cell table:formula="of:=[.F788]" office:value-type="float" office:value="476" calcext:value-type="float">
            <text:p>476</text:p>
          </table:table-cell>
        </table:table-row>
        <table:table-row table:style-name="ro2">
          <table:table-cell office:value-type="string" calcext:value-type="string">
            <text:p>Point (418065.37310721300309524 9169688.48544168099761009)</text:p>
          </table:table-cell>
          <table:table-cell office:value-type="float" office:value="42" calcext:value-type="float">
            <text:p>42</text:p>
          </table:table-cell>
          <table:table-cell office:value-type="float" office:value="528" calcext:value-type="float">
            <text:p>528</text:p>
          </table:table-cell>
          <table:table-cell office:value-type="float" office:value="418065.373107213" calcext:value-type="float">
            <text:p>418065.373107213</text:p>
          </table:table-cell>
          <table:table-cell office:value-type="float" office:value="9169688.48544168" calcext:value-type="float">
            <text:p>9169688.48544168</text:p>
          </table:table-cell>
          <table:table-cell office:value-type="float" office:value="528" calcext:value-type="float">
            <text:p>528</text:p>
          </table:table-cell>
          <table:table-cell table:formula="of:=[.D789]/100" office:value-type="float" office:value="4180.65373107213" calcext:value-type="float">
            <text:p>4180.65373107213</text:p>
          </table:table-cell>
          <table:table-cell table:formula="of:=[.E789]/100" office:value-type="float" office:value="91696.8848544168" calcext:value-type="float">
            <text:p>91696.8848544168</text:p>
          </table:table-cell>
          <table:table-cell table:formula="of:=[.F789]" office:value-type="float" office:value="528" calcext:value-type="float">
            <text:p>528</text:p>
          </table:table-cell>
        </table:table-row>
        <table:table-row table:style-name="ro2">
          <table:table-cell office:value-type="string" calcext:value-type="string">
            <text:p>Point (463769.4862313085468486 9178764.78031150437891483)</text:p>
          </table:table-cell>
          <table:table-cell office:value-type="float" office:value="43" calcext:value-type="float">
            <text:p>43</text:p>
          </table:table-cell>
          <table:table-cell office:value-type="float" office:value="922" calcext:value-type="float">
            <text:p>922</text:p>
          </table:table-cell>
          <table:table-cell office:value-type="float" office:value="463769.486231309" calcext:value-type="float">
            <text:p>463769.486231309</text:p>
          </table:table-cell>
          <table:table-cell office:value-type="float" office:value="9178764.7803115" calcext:value-type="float">
            <text:p>9178764.7803115</text:p>
          </table:table-cell>
          <table:table-cell office:value-type="float" office:value="922" calcext:value-type="float">
            <text:p>922</text:p>
          </table:table-cell>
          <table:table-cell table:formula="of:=[.D790]/100" office:value-type="float" office:value="4637.69486231309" calcext:value-type="float">
            <text:p>4637.69486231309</text:p>
          </table:table-cell>
          <table:table-cell table:formula="of:=[.E790]/100" office:value-type="float" office:value="91787.6478031151" calcext:value-type="float">
            <text:p>91787.6478031151</text:p>
          </table:table-cell>
          <table:table-cell table:formula="of:=[.F790]" office:value-type="float" office:value="922" calcext:value-type="float">
            <text:p>922</text:p>
          </table:table-cell>
        </table:table-row>
        <table:table-row table:style-name="ro2">
          <table:table-cell office:value-type="string" calcext:value-type="string">
            <text:p>Point (435511.47989257832523435 9175933.22553909942507744)</text:p>
          </table:table-cell>
          <table:table-cell office:value-type="float" office:value="40" calcext:value-type="float">
            <text:p>40</text:p>
          </table:table-cell>
          <table:table-cell office:value-type="float" office:value="953" calcext:value-type="float">
            <text:p>953</text:p>
          </table:table-cell>
          <table:table-cell office:value-type="float" office:value="435511.479892578" calcext:value-type="float">
            <text:p>435511.479892578</text:p>
          </table:table-cell>
          <table:table-cell office:value-type="float" office:value="9175933.2255391" calcext:value-type="float">
            <text:p>9175933.2255391</text:p>
          </table:table-cell>
          <table:table-cell office:value-type="float" office:value="953" calcext:value-type="float">
            <text:p>953</text:p>
          </table:table-cell>
          <table:table-cell table:formula="of:=[.D791]/100" office:value-type="float" office:value="4355.11479892578" calcext:value-type="float">
            <text:p>4355.11479892578</text:p>
          </table:table-cell>
          <table:table-cell table:formula="of:=[.E791]/100" office:value-type="float" office:value="91759.332255391" calcext:value-type="float">
            <text:p>91759.332255391</text:p>
          </table:table-cell>
          <table:table-cell table:formula="of:=[.F791]" office:value-type="float" office:value="953" calcext:value-type="float">
            <text:p>953</text:p>
          </table:table-cell>
        </table:table-row>
        <table:table-row table:style-name="ro2">
          <table:table-cell office:value-type="string" calcext:value-type="string">
            <text:p>Point (462308.2254943493171595 9180947.95962557941675186)</text:p>
          </table:table-cell>
          <table:table-cell office:value-type="float" office:value="41" calcext:value-type="float">
            <text:p>41</text:p>
          </table:table-cell>
          <table:table-cell office:value-type="float" office:value="934" calcext:value-type="float">
            <text:p>934</text:p>
          </table:table-cell>
          <table:table-cell office:value-type="float" office:value="462308.225494349" calcext:value-type="float">
            <text:p>462308.225494349</text:p>
          </table:table-cell>
          <table:table-cell office:value-type="float" office:value="9180947.95962558" calcext:value-type="float">
            <text:p>9180947.95962558</text:p>
          </table:table-cell>
          <table:table-cell office:value-type="float" office:value="934" calcext:value-type="float">
            <text:p>934</text:p>
          </table:table-cell>
          <table:table-cell table:formula="of:=[.D792]/100" office:value-type="float" office:value="4623.08225494349" calcext:value-type="float">
            <text:p>4623.08225494349</text:p>
          </table:table-cell>
          <table:table-cell table:formula="of:=[.E792]/100" office:value-type="float" office:value="91809.4795962558" calcext:value-type="float">
            <text:p>91809.4795962558</text:p>
          </table:table-cell>
          <table:table-cell table:formula="of:=[.F792]" office:value-type="float" office:value="934" calcext:value-type="float">
            <text:p>934</text:p>
          </table:table-cell>
        </table:table-row>
        <table:table-row table:style-name="ro2">
          <table:table-cell office:value-type="string" calcext:value-type="string">
            <text:p>Point (432805.70255371212260798 9159901.76122215948998928)</text:p>
          </table:table-cell>
          <table:table-cell office:value-type="float" office:value="46" calcext:value-type="float">
            <text:p>46</text:p>
          </table:table-cell>
          <table:table-cell office:value-type="float" office:value="519" calcext:value-type="float">
            <text:p>519</text:p>
          </table:table-cell>
          <table:table-cell office:value-type="float" office:value="432805.702553712" calcext:value-type="float">
            <text:p>432805.702553712</text:p>
          </table:table-cell>
          <table:table-cell office:value-type="float" office:value="9159901.76122216" calcext:value-type="float">
            <text:p>9159901.76122216</text:p>
          </table:table-cell>
          <table:table-cell office:value-type="float" office:value="519" calcext:value-type="float">
            <text:p>519</text:p>
          </table:table-cell>
          <table:table-cell table:formula="of:=[.D793]/100" office:value-type="float" office:value="4328.05702553712" calcext:value-type="float">
            <text:p>4328.05702553712</text:p>
          </table:table-cell>
          <table:table-cell table:formula="of:=[.E793]/100" office:value-type="float" office:value="91599.0176122216" calcext:value-type="float">
            <text:p>91599.0176122216</text:p>
          </table:table-cell>
          <table:table-cell table:formula="of:=[.F793]" office:value-type="float" office:value="519" calcext:value-type="float">
            <text:p>519</text:p>
          </table:table-cell>
        </table:table-row>
        <table:table-row table:style-name="ro2">
          <table:table-cell office:value-type="string" calcext:value-type="string">
            <text:p>Point (436021.80923746631015092 9160398.72127190418541431)</text:p>
          </table:table-cell>
          <table:table-cell office:value-type="float" office:value="47" calcext:value-type="float">
            <text:p>47</text:p>
          </table:table-cell>
          <table:table-cell office:value-type="float" office:value="501" calcext:value-type="float">
            <text:p>501</text:p>
          </table:table-cell>
          <table:table-cell office:value-type="float" office:value="436021.809237466" calcext:value-type="float">
            <text:p>436021.809237466</text:p>
          </table:table-cell>
          <table:table-cell office:value-type="float" office:value="9160398.7212719" calcext:value-type="float">
            <text:p>9160398.7212719</text:p>
          </table:table-cell>
          <table:table-cell office:value-type="float" office:value="501" calcext:value-type="float">
            <text:p>501</text:p>
          </table:table-cell>
          <table:table-cell table:formula="of:=[.D794]/100" office:value-type="float" office:value="4360.21809237466" calcext:value-type="float">
            <text:p>4360.21809237466</text:p>
          </table:table-cell>
          <table:table-cell table:formula="of:=[.E794]/100" office:value-type="float" office:value="91603.9872127191" calcext:value-type="float">
            <text:p>91603.9872127191</text:p>
          </table:table-cell>
          <table:table-cell table:formula="of:=[.F794]" office:value-type="float" office:value="501" calcext:value-type="float">
            <text:p>501</text:p>
          </table:table-cell>
        </table:table-row>
        <table:table-row table:style-name="ro2">
          <table:table-cell office:value-type="string" calcext:value-type="string">
            <text:p>Point (451954.32081839087186381 9144503.65053487010300159)</text:p>
          </table:table-cell>
          <table:table-cell office:value-type="float" office:value="44" calcext:value-type="float">
            <text:p>44</text:p>
          </table:table-cell>
          <table:table-cell office:value-type="float" office:value="502" calcext:value-type="float">
            <text:p>502</text:p>
          </table:table-cell>
          <table:table-cell office:value-type="float" office:value="451954.320818391" calcext:value-type="float">
            <text:p>451954.320818391</text:p>
          </table:table-cell>
          <table:table-cell office:value-type="float" office:value="9144503.65053487" calcext:value-type="float">
            <text:p>9144503.65053487</text:p>
          </table:table-cell>
          <table:table-cell office:value-type="float" office:value="502" calcext:value-type="float">
            <text:p>502</text:p>
          </table:table-cell>
          <table:table-cell table:formula="of:=[.D795]/100" office:value-type="float" office:value="4519.54320818391" calcext:value-type="float">
            <text:p>4519.54320818391</text:p>
          </table:table-cell>
          <table:table-cell table:formula="of:=[.E795]/100" office:value-type="float" office:value="91445.0365053487" calcext:value-type="float">
            <text:p>91445.0365053487</text:p>
          </table:table-cell>
          <table:table-cell table:formula="of:=[.F795]" office:value-type="float" office:value="502" calcext:value-type="float">
            <text:p>502</text:p>
          </table:table-cell>
        </table:table-row>
        <table:table-row table:style-name="ro2">
          <table:table-cell office:value-type="string" calcext:value-type="string">
            <text:p>Point (435847.03686558909248561 9182093.39951759763062)</text:p>
          </table:table-cell>
          <table:table-cell office:value-type="float" office:value="45" calcext:value-type="float">
            <text:p>45</text:p>
          </table:table-cell>
          <table:table-cell office:value-type="float" office:value="893" calcext:value-type="float">
            <text:p>893</text:p>
          </table:table-cell>
          <table:table-cell office:value-type="float" office:value="435847.036865589" calcext:value-type="float">
            <text:p>435847.036865589</text:p>
          </table:table-cell>
          <table:table-cell office:value-type="float" office:value="9182093.3995176" calcext:value-type="float">
            <text:p>9182093.3995176</text:p>
          </table:table-cell>
          <table:table-cell office:value-type="float" office:value="893" calcext:value-type="float">
            <text:p>893</text:p>
          </table:table-cell>
          <table:table-cell table:formula="of:=[.D796]/100" office:value-type="float" office:value="4358.47036865589" calcext:value-type="float">
            <text:p>4358.47036865589</text:p>
          </table:table-cell>
          <table:table-cell table:formula="of:=[.E796]/100" office:value-type="float" office:value="91820.933995176" calcext:value-type="float">
            <text:p>91820.933995176</text:p>
          </table:table-cell>
          <table:table-cell table:formula="of:=[.F796]" office:value-type="float" office:value="893" calcext:value-type="float">
            <text:p>893</text:p>
          </table:table-cell>
        </table:table-row>
        <table:table-row table:style-name="ro2">
          <table:table-cell office:value-type="string" calcext:value-type="string">
            <text:p>Point (416505.75059155805502087 9132815.54066433198750019)</text:p>
          </table:table-cell>
          <table:table-cell office:value-type="float" office:value="34" calcext:value-type="float">
            <text:p>34</text:p>
          </table:table-cell>
          <table:table-cell office:value-type="float" office:value="452" calcext:value-type="float">
            <text:p>452</text:p>
          </table:table-cell>
          <table:table-cell office:value-type="float" office:value="416505.750591558" calcext:value-type="float">
            <text:p>416505.750591558</text:p>
          </table:table-cell>
          <table:table-cell office:value-type="float" office:value="9132815.54066433" calcext:value-type="float">
            <text:p>9132815.54066433</text:p>
          </table:table-cell>
          <table:table-cell office:value-type="float" office:value="452" calcext:value-type="float">
            <text:p>452</text:p>
          </table:table-cell>
          <table:table-cell table:formula="of:=[.D797]/100" office:value-type="float" office:value="4165.05750591558" calcext:value-type="float">
            <text:p>4165.05750591558</text:p>
          </table:table-cell>
          <table:table-cell table:formula="of:=[.E797]/100" office:value-type="float" office:value="91328.1554066433" calcext:value-type="float">
            <text:p>91328.1554066433</text:p>
          </table:table-cell>
          <table:table-cell table:formula="of:=[.F797]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Point (428916.57502564112655818 9161522.71289525926113129)</text:p>
          </table:table-cell>
          <table:table-cell office:value-type="float" office:value="35" calcext:value-type="float">
            <text:p>35</text:p>
          </table:table-cell>
          <table:table-cell office:value-type="float" office:value="497" calcext:value-type="float">
            <text:p>497</text:p>
          </table:table-cell>
          <table:table-cell office:value-type="float" office:value="428916.575025641" calcext:value-type="float">
            <text:p>428916.575025641</text:p>
          </table:table-cell>
          <table:table-cell office:value-type="float" office:value="9161522.71289526" calcext:value-type="float">
            <text:p>9161522.71289526</text:p>
          </table:table-cell>
          <table:table-cell office:value-type="float" office:value="497" calcext:value-type="float">
            <text:p>497</text:p>
          </table:table-cell>
          <table:table-cell table:formula="of:=[.D798]/100" office:value-type="float" office:value="4289.16575025641" calcext:value-type="float">
            <text:p>4289.16575025641</text:p>
          </table:table-cell>
          <table:table-cell table:formula="of:=[.E798]/100" office:value-type="float" office:value="91615.2271289526" calcext:value-type="float">
            <text:p>91615.2271289526</text:p>
          </table:table-cell>
          <table:table-cell table:formula="of:=[.F798]" office:value-type="float" office:value="497" calcext:value-type="float">
            <text:p>497</text:p>
          </table:table-cell>
        </table:table-row>
        <table:table-row table:style-name="ro2">
          <table:table-cell office:value-type="string" calcext:value-type="string">
            <text:p>Point (435809.84952903352677822 9150525.87622376717627048)</text:p>
          </table:table-cell>
          <table:table-cell office:value-type="float" office:value="32" calcext:value-type="float">
            <text:p>32</text:p>
          </table:table-cell>
          <table:table-cell office:value-type="float" office:value="479" calcext:value-type="float">
            <text:p>479</text:p>
          </table:table-cell>
          <table:table-cell office:value-type="float" office:value="435809.849529034" calcext:value-type="float">
            <text:p>435809.849529034</text:p>
          </table:table-cell>
          <table:table-cell office:value-type="float" office:value="9150525.87622377" calcext:value-type="float">
            <text:p>9150525.87622377</text:p>
          </table:table-cell>
          <table:table-cell office:value-type="float" office:value="479" calcext:value-type="float">
            <text:p>479</text:p>
          </table:table-cell>
          <table:table-cell table:formula="of:=[.D799]/100" office:value-type="float" office:value="4358.09849529034" calcext:value-type="float">
            <text:p>4358.09849529034</text:p>
          </table:table-cell>
          <table:table-cell table:formula="of:=[.E799]/100" office:value-type="float" office:value="91505.2587622377" calcext:value-type="float">
            <text:p>91505.2587622377</text:p>
          </table:table-cell>
          <table:table-cell table:formula="of:=[.F799]" office:value-type="float" office:value="479" calcext:value-type="float">
            <text:p>479</text:p>
          </table:table-cell>
        </table:table-row>
        <table:table-row table:style-name="ro2">
          <table:table-cell office:value-type="string" calcext:value-type="string">
            <text:p>Point (429211.24752216739580035 9140027.73237173072993755)</text:p>
          </table:table-cell>
          <table:table-cell office:value-type="float" office:value="33" calcext:value-type="float">
            <text:p>33</text:p>
          </table:table-cell>
          <table:table-cell office:value-type="float" office:value="491" calcext:value-type="float">
            <text:p>491</text:p>
          </table:table-cell>
          <table:table-cell office:value-type="float" office:value="429211.247522167" calcext:value-type="float">
            <text:p>429211.247522167</text:p>
          </table:table-cell>
          <table:table-cell office:value-type="float" office:value="9140027.73237173" calcext:value-type="float">
            <text:p>9140027.73237173</text:p>
          </table:table-cell>
          <table:table-cell office:value-type="float" office:value="491" calcext:value-type="float">
            <text:p>491</text:p>
          </table:table-cell>
          <table:table-cell table:formula="of:=[.D800]/100" office:value-type="float" office:value="4292.11247522167" calcext:value-type="float">
            <text:p>4292.11247522167</text:p>
          </table:table-cell>
          <table:table-cell table:formula="of:=[.E800]/100" office:value-type="float" office:value="91400.2773237173" calcext:value-type="float">
            <text:p>91400.2773237173</text:p>
          </table:table-cell>
          <table:table-cell table:formula="of:=[.F800]" office:value-type="float" office:value="491" calcext:value-type="float">
            <text:p>491</text:p>
          </table:table-cell>
        </table:table-row>
        <table:table-row table:style-name="ro2">
          <table:table-cell office:value-type="string" calcext:value-type="string">
            <text:p>Point (443724.55937489797361195 9143298.97417794540524483)</text:p>
          </table:table-cell>
          <table:table-cell office:value-type="float" office:value="38" calcext:value-type="float">
            <text:p>38</text:p>
          </table:table-cell>
          <table:table-cell office:value-type="float" office:value="482" calcext:value-type="float">
            <text:p>482</text:p>
          </table:table-cell>
          <table:table-cell office:value-type="float" office:value="443724.559374898" calcext:value-type="float">
            <text:p>443724.559374898</text:p>
          </table:table-cell>
          <table:table-cell office:value-type="float" office:value="9143298.97417795" calcext:value-type="float">
            <text:p>9143298.97417795</text:p>
          </table:table-cell>
          <table:table-cell office:value-type="float" office:value="482" calcext:value-type="float">
            <text:p>482</text:p>
          </table:table-cell>
          <table:table-cell table:formula="of:=[.D801]/100" office:value-type="float" office:value="4437.24559374898" calcext:value-type="float">
            <text:p>4437.24559374898</text:p>
          </table:table-cell>
          <table:table-cell table:formula="of:=[.E801]/100" office:value-type="float" office:value="91432.9897417795" calcext:value-type="float">
            <text:p>91432.9897417795</text:p>
          </table:table-cell>
          <table:table-cell table:formula="of:=[.F801]" office:value-type="float" office:value="482" calcext:value-type="float">
            <text:p>482</text:p>
          </table:table-cell>
        </table:table-row>
        <table:table-row table:style-name="ro2">
          <table:table-cell office:value-type="string" calcext:value-type="string">
            <text:p>Point (414985.93471427843905985 9169485.81073842011392117)</text:p>
          </table:table-cell>
          <table:table-cell office:value-type="float" office:value="39" calcext:value-type="float">
            <text:p>39</text:p>
          </table:table-cell>
          <table:table-cell office:value-type="float" office:value="535" calcext:value-type="float">
            <text:p>535</text:p>
          </table:table-cell>
          <table:table-cell office:value-type="float" office:value="414985.934714278" calcext:value-type="float">
            <text:p>414985.934714278</text:p>
          </table:table-cell>
          <table:table-cell office:value-type="float" office:value="9169485.81073842" calcext:value-type="float">
            <text:p>9169485.81073842</text:p>
          </table:table-cell>
          <table:table-cell office:value-type="float" office:value="535" calcext:value-type="float">
            <text:p>535</text:p>
          </table:table-cell>
          <table:table-cell table:formula="of:=[.D802]/100" office:value-type="float" office:value="4149.85934714279" calcext:value-type="float">
            <text:p>4149.85934714279</text:p>
          </table:table-cell>
          <table:table-cell table:formula="of:=[.E802]/100" office:value-type="float" office:value="91694.8581073842" calcext:value-type="float">
            <text:p>91694.8581073842</text:p>
          </table:table-cell>
          <table:table-cell table:formula="of:=[.F802]" office:value-type="float" office:value="535" calcext:value-type="float">
            <text:p>535</text:p>
          </table:table-cell>
        </table:table-row>
        <table:table-row table:style-name="ro2">
          <table:table-cell office:value-type="string" calcext:value-type="string">
            <text:p>Point (465825.41788914013886824 9132004.95322169736027718)</text:p>
          </table:table-cell>
          <table:table-cell office:value-type="float" office:value="36" calcext:value-type="float">
            <text:p>36</text:p>
          </table:table-cell>
          <table:table-cell office:value-type="float" office:value="505" calcext:value-type="float">
            <text:p>505</text:p>
          </table:table-cell>
          <table:table-cell office:value-type="float" office:value="465825.41788914" calcext:value-type="float">
            <text:p>465825.41788914</text:p>
          </table:table-cell>
          <table:table-cell office:value-type="float" office:value="9132004.9532217" calcext:value-type="float">
            <text:p>9132004.9532217</text:p>
          </table:table-cell>
          <table:table-cell office:value-type="float" office:value="505" calcext:value-type="float">
            <text:p>505</text:p>
          </table:table-cell>
          <table:table-cell table:formula="of:=[.D803]/100" office:value-type="float" office:value="4658.2541788914" calcext:value-type="float">
            <text:p>4658.2541788914</text:p>
          </table:table-cell>
          <table:table-cell table:formula="of:=[.E803]/100" office:value-type="float" office:value="91320.049532217" calcext:value-type="float">
            <text:p>91320.049532217</text:p>
          </table:table-cell>
          <table:table-cell table:formula="of:=[.F803]" office:value-type="float" office:value="505" calcext:value-type="float">
            <text:p>505</text:p>
          </table:table-cell>
        </table:table-row>
        <table:table-row table:style-name="ro2">
          <table:table-cell office:value-type="string" calcext:value-type="string">
            <text:p>Point (468255.41823252046015114 9131289.30245088785886765)</text:p>
          </table:table-cell>
          <table:table-cell office:value-type="float" office:value="37" calcext:value-type="float">
            <text:p>37</text:p>
          </table:table-cell>
          <table:table-cell office:value-type="float" office:value="457" calcext:value-type="float">
            <text:p>457</text:p>
          </table:table-cell>
          <table:table-cell office:value-type="float" office:value="468255.41823252" calcext:value-type="float">
            <text:p>468255.41823252</text:p>
          </table:table-cell>
          <table:table-cell office:value-type="float" office:value="9131289.30245089" calcext:value-type="float">
            <text:p>9131289.30245089</text:p>
          </table:table-cell>
          <table:table-cell office:value-type="float" office:value="457" calcext:value-type="float">
            <text:p>457</text:p>
          </table:table-cell>
          <table:table-cell table:formula="of:=[.D804]/100" office:value-type="float" office:value="4682.5541823252" calcext:value-type="float">
            <text:p>4682.5541823252</text:p>
          </table:table-cell>
          <table:table-cell table:formula="of:=[.E804]/100" office:value-type="float" office:value="91312.8930245089" calcext:value-type="float">
            <text:p>91312.8930245089</text:p>
          </table:table-cell>
          <table:table-cell table:formula="of:=[.F804]" office:value-type="float" office:value="457" calcext:value-type="float">
            <text:p>457</text:p>
          </table:table-cell>
        </table:table-row>
        <table:table-row table:style-name="ro2">
          <table:table-cell office:value-type="string" calcext:value-type="string">
            <text:p>Point (448516.61571524676401168 9165572.93174443021416664)</text:p>
          </table:table-cell>
          <table:table-cell office:value-type="float" office:value="58" calcext:value-type="float">
            <text:p>58</text:p>
          </table:table-cell>
          <table:table-cell office:value-type="float" office:value="954" calcext:value-type="float">
            <text:p>954</text:p>
          </table:table-cell>
          <table:table-cell office:value-type="float" office:value="448516.615715247" calcext:value-type="float">
            <text:p>448516.615715247</text:p>
          </table:table-cell>
          <table:table-cell office:value-type="float" office:value="9165572.93174443" calcext:value-type="float">
            <text:p>9165572.93174443</text:p>
          </table:table-cell>
          <table:table-cell office:value-type="float" office:value="954" calcext:value-type="float">
            <text:p>954</text:p>
          </table:table-cell>
          <table:table-cell table:formula="of:=[.D805]/100" office:value-type="float" office:value="4485.16615715247" calcext:value-type="float">
            <text:p>4485.16615715247</text:p>
          </table:table-cell>
          <table:table-cell table:formula="of:=[.E805]/100" office:value-type="float" office:value="91655.7293174443" calcext:value-type="float">
            <text:p>91655.7293174443</text:p>
          </table:table-cell>
          <table:table-cell table:formula="of:=[.F805]" office:value-type="float" office:value="954" calcext:value-type="float">
            <text:p>954</text:p>
          </table:table-cell>
        </table:table-row>
        <table:table-row table:style-name="ro2">
          <table:table-cell office:value-type="string" calcext:value-type="string">
            <text:p>Point (451904.14900817291345447 9130768.12818926572799683)</text:p>
          </table:table-cell>
          <table:table-cell office:value-type="float" office:value="59" calcext:value-type="float">
            <text:p>59</text:p>
          </table:table-cell>
          <table:table-cell office:value-type="float" office:value="435" calcext:value-type="float">
            <text:p>435</text:p>
          </table:table-cell>
          <table:table-cell office:value-type="float" office:value="451904.149008173" calcext:value-type="float">
            <text:p>451904.149008173</text:p>
          </table:table-cell>
          <table:table-cell office:value-type="float" office:value="9130768.12818927" calcext:value-type="float">
            <text:p>9130768.12818927</text:p>
          </table:table-cell>
          <table:table-cell office:value-type="float" office:value="435" calcext:value-type="float">
            <text:p>435</text:p>
          </table:table-cell>
          <table:table-cell table:formula="of:=[.D806]/100" office:value-type="float" office:value="4519.04149008173" calcext:value-type="float">
            <text:p>4519.04149008173</text:p>
          </table:table-cell>
          <table:table-cell table:formula="of:=[.E806]/100" office:value-type="float" office:value="91307.6812818927" calcext:value-type="float">
            <text:p>91307.6812818927</text:p>
          </table:table-cell>
          <table:table-cell table:formula="of:=[.F806]" office:value-type="float" office:value="435" calcext:value-type="float">
            <text:p>435</text:p>
          </table:table-cell>
        </table:table-row>
        <table:table-row table:style-name="ro2">
          <table:table-cell office:value-type="string" calcext:value-type="string">
            <text:p>Point (461862.87759411864681169 9138131.71442890912294388)</text:p>
          </table:table-cell>
          <table:table-cell office:value-type="float" office:value="56" calcext:value-type="float">
            <text:p>56</text:p>
          </table:table-cell>
          <table:table-cell office:value-type="float" office:value="465" calcext:value-type="float">
            <text:p>465</text:p>
          </table:table-cell>
          <table:table-cell office:value-type="float" office:value="461862.877594119" calcext:value-type="float">
            <text:p>461862.877594119</text:p>
          </table:table-cell>
          <table:table-cell office:value-type="float" office:value="9138131.71442891" calcext:value-type="float">
            <text:p>9138131.71442891</text:p>
          </table:table-cell>
          <table:table-cell office:value-type="float" office:value="465" calcext:value-type="float">
            <text:p>465</text:p>
          </table:table-cell>
          <table:table-cell table:formula="of:=[.D807]/100" office:value-type="float" office:value="4618.62877594119" calcext:value-type="float">
            <text:p>4618.62877594119</text:p>
          </table:table-cell>
          <table:table-cell table:formula="of:=[.E807]/100" office:value-type="float" office:value="91381.3171442891" calcext:value-type="float">
            <text:p>91381.3171442891</text:p>
          </table:table-cell>
          <table:table-cell table:formula="of:=[.F807]" office:value-type="float" office:value="465" calcext:value-type="float">
            <text:p>465</text:p>
          </table:table-cell>
        </table:table-row>
        <table:table-row table:style-name="ro2">
          <table:table-cell office:value-type="string" calcext:value-type="string">
            <text:p>Point (435298.57285255688475445 9179114.74281460419297218)</text:p>
          </table:table-cell>
          <table:table-cell office:value-type="float" office:value="57" calcext:value-type="float">
            <text:p>57</text:p>
          </table:table-cell>
          <table:table-cell office:value-type="float" office:value="927" calcext:value-type="float">
            <text:p>927</text:p>
          </table:table-cell>
          <table:table-cell office:value-type="float" office:value="435298.572852557" calcext:value-type="float">
            <text:p>435298.572852557</text:p>
          </table:table-cell>
          <table:table-cell office:value-type="float" office:value="9179114.74281461" calcext:value-type="float">
            <text:p>9179114.74281461</text:p>
          </table:table-cell>
          <table:table-cell office:value-type="float" office:value="927" calcext:value-type="float">
            <text:p>927</text:p>
          </table:table-cell>
          <table:table-cell table:formula="of:=[.D808]/100" office:value-type="float" office:value="4352.98572852557" calcext:value-type="float">
            <text:p>4352.98572852557</text:p>
          </table:table-cell>
          <table:table-cell table:formula="of:=[.E808]/100" office:value-type="float" office:value="91791.1474281461" calcext:value-type="float">
            <text:p>91791.1474281461</text:p>
          </table:table-cell>
          <table:table-cell table:formula="of:=[.F808]" office:value-type="float" office:value="927" calcext:value-type="float">
            <text:p>927</text:p>
          </table:table-cell>
        </table:table-row>
        <table:table-row table:style-name="ro2">
          <table:table-cell office:value-type="string" calcext:value-type="string">
            <text:p>Point (421925.44942307233577594 9140397.75206060335040092)</text:p>
          </table:table-cell>
          <table:table-cell office:value-type="float" office:value="62" calcext:value-type="float">
            <text:p>62</text:p>
          </table:table-cell>
          <table:table-cell office:value-type="float" office:value="474" calcext:value-type="float">
            <text:p>474</text:p>
          </table:table-cell>
          <table:table-cell office:value-type="float" office:value="421925.449423072" calcext:value-type="float">
            <text:p>421925.449423072</text:p>
          </table:table-cell>
          <table:table-cell office:value-type="float" office:value="9140397.7520606" calcext:value-type="float">
            <text:p>9140397.7520606</text:p>
          </table:table-cell>
          <table:table-cell office:value-type="float" office:value="474" calcext:value-type="float">
            <text:p>474</text:p>
          </table:table-cell>
          <table:table-cell table:formula="of:=[.D809]/100" office:value-type="float" office:value="4219.25449423072" calcext:value-type="float">
            <text:p>4219.25449423072</text:p>
          </table:table-cell>
          <table:table-cell table:formula="of:=[.E809]/100" office:value-type="float" office:value="91403.977520606" calcext:value-type="float">
            <text:p>91403.977520606</text:p>
          </table:table-cell>
          <table:table-cell table:formula="of:=[.F809]" office:value-type="float" office:value="474" calcext:value-type="float">
            <text:p>474</text:p>
          </table:table-cell>
        </table:table-row>
        <table:table-row table:style-name="ro2">
          <table:table-cell office:value-type="string" calcext:value-type="string">
            <text:p>Point (461292.66722704487619922 9179440.90708627924323082)</text:p>
          </table:table-cell>
          <table:table-cell office:value-type="float" office:value="63" calcext:value-type="float">
            <text:p>63</text:p>
          </table:table-cell>
          <table:table-cell office:value-type="float" office:value="916" calcext:value-type="float">
            <text:p>916</text:p>
          </table:table-cell>
          <table:table-cell office:value-type="float" office:value="461292.667227045" calcext:value-type="float">
            <text:p>461292.667227045</text:p>
          </table:table-cell>
          <table:table-cell office:value-type="float" office:value="9179440.90708628" calcext:value-type="float">
            <text:p>9179440.90708628</text:p>
          </table:table-cell>
          <table:table-cell office:value-type="float" office:value="916" calcext:value-type="float">
            <text:p>916</text:p>
          </table:table-cell>
          <table:table-cell table:formula="of:=[.D810]/100" office:value-type="float" office:value="4612.92667227045" calcext:value-type="float">
            <text:p>4612.92667227045</text:p>
          </table:table-cell>
          <table:table-cell table:formula="of:=[.E810]/100" office:value-type="float" office:value="91794.4090708628" calcext:value-type="float">
            <text:p>91794.4090708628</text:p>
          </table:table-cell>
          <table:table-cell table:formula="of:=[.F810]" office:value-type="float" office:value="916" calcext:value-type="float">
            <text:p>916</text:p>
          </table:table-cell>
        </table:table-row>
        <table:table-row table:style-name="ro2">
          <table:table-cell office:value-type="string" calcext:value-type="string">
            <text:p>Point (417551.63446477358229458 9129955.27020432613790035)</text:p>
          </table:table-cell>
          <table:table-cell office:value-type="float" office:value="60" calcext:value-type="float">
            <text:p>60</text:p>
          </table:table-cell>
          <table:table-cell office:value-type="float" office:value="467" calcext:value-type="float">
            <text:p>467</text:p>
          </table:table-cell>
          <table:table-cell office:value-type="float" office:value="417551.634464774" calcext:value-type="float">
            <text:p>417551.634464774</text:p>
          </table:table-cell>
          <table:table-cell office:value-type="float" office:value="9129955.27020433" calcext:value-type="float">
            <text:p>9129955.27020433</text:p>
          </table:table-cell>
          <table:table-cell office:value-type="float" office:value="467" calcext:value-type="float">
            <text:p>467</text:p>
          </table:table-cell>
          <table:table-cell table:formula="of:=[.D811]/100" office:value-type="float" office:value="4175.51634464774" calcext:value-type="float">
            <text:p>4175.51634464774</text:p>
          </table:table-cell>
          <table:table-cell table:formula="of:=[.E811]/100" office:value-type="float" office:value="91299.5527020433" calcext:value-type="float">
            <text:p>91299.5527020433</text:p>
          </table:table-cell>
          <table:table-cell table:formula="of:=[.F811]" office:value-type="float" office:value="467" calcext:value-type="float">
            <text:p>467</text:p>
          </table:table-cell>
        </table:table-row>
        <table:table-row table:style-name="ro2">
          <table:table-cell office:value-type="string" calcext:value-type="string">
            <text:p>Point (460517.82920015894342214 9167514.83982593007385731)</text:p>
          </table:table-cell>
          <table:table-cell office:value-type="float" office:value="61" calcext:value-type="float">
            <text:p>61</text:p>
          </table:table-cell>
          <table:table-cell office:value-type="float" office:value="861" calcext:value-type="float">
            <text:p>861</text:p>
          </table:table-cell>
          <table:table-cell office:value-type="float" office:value="460517.829200159" calcext:value-type="float">
            <text:p>460517.829200159</text:p>
          </table:table-cell>
          <table:table-cell office:value-type="float" office:value="9167514.83982593" calcext:value-type="float">
            <text:p>9167514.83982593</text:p>
          </table:table-cell>
          <table:table-cell office:value-type="float" office:value="861" calcext:value-type="float">
            <text:p>861</text:p>
          </table:table-cell>
          <table:table-cell table:formula="of:=[.D812]/100" office:value-type="float" office:value="4605.17829200159" calcext:value-type="float">
            <text:p>4605.17829200159</text:p>
          </table:table-cell>
          <table:table-cell table:formula="of:=[.E812]/100" office:value-type="float" office:value="91675.1483982593" calcext:value-type="float">
            <text:p>91675.1483982593</text:p>
          </table:table-cell>
          <table:table-cell table:formula="of:=[.F812]" office:value-type="float" office:value="861" calcext:value-type="float">
            <text:p>861</text:p>
          </table:table-cell>
        </table:table-row>
        <table:table-row table:style-name="ro2">
          <table:table-cell office:value-type="string" calcext:value-type="string">
            <text:p>Point (422921.13159720040857792 9134783.91083515994250774)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422921.1315972" calcext:value-type="float">
            <text:p>422921.1315972</text:p>
          </table:table-cell>
          <table:table-cell office:value-type="float" office:value="9134783.91083516" calcext:value-type="float">
            <text:p>9134783.91083516</text:p>
          </table:table-cell>
          <table:table-cell office:value-type="float" office:value="489" calcext:value-type="float">
            <text:p>489</text:p>
          </table:table-cell>
          <table:table-cell table:formula="of:=[.D813]/100" office:value-type="float" office:value="4229.211315972" calcext:value-type="float">
            <text:p>4229.211315972</text:p>
          </table:table-cell>
          <table:table-cell table:formula="of:=[.E813]/100" office:value-type="float" office:value="91347.8391083516" calcext:value-type="float">
            <text:p>91347.8391083516</text:p>
          </table:table-cell>
          <table:table-cell table:formula="of:=[.F813]" office:value-type="float" office:value="489" calcext:value-type="float">
            <text:p>489</text:p>
          </table:table-cell>
        </table:table-row>
        <table:table-row table:style-name="ro2">
          <table:table-cell office:value-type="string" calcext:value-type="string">
            <text:p>Point (423056.43939050566405058 9132750.80264202691614628)</text:p>
          </table:table-cell>
          <table:table-cell office:value-type="float" office:value="51" calcext:value-type="float">
            <text:p>51</text:p>
          </table:table-cell>
          <table:table-cell office:value-type="float" office:value="504" calcext:value-type="float">
            <text:p>504</text:p>
          </table:table-cell>
          <table:table-cell office:value-type="float" office:value="423056.439390506" calcext:value-type="float">
            <text:p>423056.439390506</text:p>
          </table:table-cell>
          <table:table-cell office:value-type="float" office:value="9132750.80264203" calcext:value-type="float">
            <text:p>9132750.80264203</text:p>
          </table:table-cell>
          <table:table-cell office:value-type="float" office:value="504" calcext:value-type="float">
            <text:p>504</text:p>
          </table:table-cell>
          <table:table-cell table:formula="of:=[.D814]/100" office:value-type="float" office:value="4230.56439390506" calcext:value-type="float">
            <text:p>4230.56439390506</text:p>
          </table:table-cell>
          <table:table-cell table:formula="of:=[.E814]/100" office:value-type="float" office:value="91327.5080264203" calcext:value-type="float">
            <text:p>91327.5080264203</text:p>
          </table:table-cell>
          <table:table-cell table:formula="of:=[.F814]" office:value-type="float" office:value="504" calcext:value-type="float">
            <text:p>504</text:p>
          </table:table-cell>
        </table:table-row>
        <table:table-row table:style-name="ro2">
          <table:table-cell office:value-type="string" calcext:value-type="string">
            <text:p>Point (442111.66415277635678649 9130882.57684607803821564)</text:p>
          </table:table-cell>
          <table:table-cell office:value-type="float" office:value="48" calcext:value-type="float">
            <text:p>48</text:p>
          </table:table-cell>
          <table:table-cell office:value-type="float" office:value="433" calcext:value-type="float">
            <text:p>433</text:p>
          </table:table-cell>
          <table:table-cell office:value-type="float" office:value="442111.664152776" calcext:value-type="float">
            <text:p>442111.664152776</text:p>
          </table:table-cell>
          <table:table-cell office:value-type="float" office:value="9130882.57684608" calcext:value-type="float">
            <text:p>9130882.57684608</text:p>
          </table:table-cell>
          <table:table-cell office:value-type="float" office:value="433" calcext:value-type="float">
            <text:p>433</text:p>
          </table:table-cell>
          <table:table-cell table:formula="of:=[.D815]/100" office:value-type="float" office:value="4421.11664152776" calcext:value-type="float">
            <text:p>4421.11664152776</text:p>
          </table:table-cell>
          <table:table-cell table:formula="of:=[.E815]/100" office:value-type="float" office:value="91308.8257684608" calcext:value-type="float">
            <text:p>91308.8257684608</text:p>
          </table:table-cell>
          <table:table-cell table:formula="of:=[.F815]" office:value-type="float" office:value="433" calcext:value-type="float">
            <text:p>433</text:p>
          </table:table-cell>
        </table:table-row>
        <table:table-row table:style-name="ro2">
          <table:table-cell office:value-type="string" calcext:value-type="string">
            <text:p>Point (454550.51551556400954723 9169083.45027057453989983)</text:p>
          </table:table-cell>
          <table:table-cell office:value-type="float" office:value="49" calcext:value-type="float">
            <text:p>49</text:p>
          </table:table-cell>
          <table:table-cell office:value-type="float" office:value="902" calcext:value-type="float">
            <text:p>902</text:p>
          </table:table-cell>
          <table:table-cell office:value-type="float" office:value="454550.515515564" calcext:value-type="float">
            <text:p>454550.515515564</text:p>
          </table:table-cell>
          <table:table-cell office:value-type="float" office:value="9169083.45027058" calcext:value-type="float">
            <text:p>9169083.45027058</text:p>
          </table:table-cell>
          <table:table-cell office:value-type="float" office:value="902" calcext:value-type="float">
            <text:p>902</text:p>
          </table:table-cell>
          <table:table-cell table:formula="of:=[.D816]/100" office:value-type="float" office:value="4545.50515515564" calcext:value-type="float">
            <text:p>4545.50515515564</text:p>
          </table:table-cell>
          <table:table-cell table:formula="of:=[.E816]/100" office:value-type="float" office:value="91690.8345027058" calcext:value-type="float">
            <text:p>91690.8345027058</text:p>
          </table:table-cell>
          <table:table-cell table:formula="of:=[.F816]" office:value-type="float" office:value="902" calcext:value-type="float">
            <text:p>902</text:p>
          </table:table-cell>
        </table:table-row>
        <table:table-row table:style-name="ro2">
          <table:table-cell office:value-type="string" calcext:value-type="string">
            <text:p>Point (450867.71795193385332823 9174104.6546943336725235)</text:p>
          </table:table-cell>
          <table:table-cell office:value-type="float" office:value="54" calcext:value-type="float">
            <text:p>54</text:p>
          </table:table-cell>
          <table:table-cell office:value-type="float" office:value="886" calcext:value-type="float">
            <text:p>886</text:p>
          </table:table-cell>
          <table:table-cell office:value-type="float" office:value="450867.717951934" calcext:value-type="float">
            <text:p>450867.717951934</text:p>
          </table:table-cell>
          <table:table-cell office:value-type="float" office:value="9174104.65469433" calcext:value-type="float">
            <text:p>9174104.65469433</text:p>
          </table:table-cell>
          <table:table-cell office:value-type="float" office:value="886" calcext:value-type="float">
            <text:p>886</text:p>
          </table:table-cell>
          <table:table-cell table:formula="of:=[.D817]/100" office:value-type="float" office:value="4508.67717951934" calcext:value-type="float">
            <text:p>4508.67717951934</text:p>
          </table:table-cell>
          <table:table-cell table:formula="of:=[.E817]/100" office:value-type="float" office:value="91741.0465469433" calcext:value-type="float">
            <text:p>91741.0465469433</text:p>
          </table:table-cell>
          <table:table-cell table:formula="of:=[.F817]" office:value-type="float" office:value="886" calcext:value-type="float">
            <text:p>886</text:p>
          </table:table-cell>
        </table:table-row>
        <table:table-row table:style-name="ro2">
          <table:table-cell office:value-type="string" calcext:value-type="string">
            <text:p>Point (413205.51430169952800497 9173467.99047691188752651)</text:p>
          </table:table-cell>
          <table:table-cell office:value-type="float" office:value="55" calcext:value-type="float">
            <text:p>55</text:p>
          </table:table-cell>
          <table:table-cell office:value-type="float" office:value="560" calcext:value-type="float">
            <text:p>560</text:p>
          </table:table-cell>
          <table:table-cell office:value-type="float" office:value="413205.5143017" calcext:value-type="float">
            <text:p>413205.5143017</text:p>
          </table:table-cell>
          <table:table-cell office:value-type="float" office:value="9173467.99047691" calcext:value-type="float">
            <text:p>9173467.99047691</text:p>
          </table:table-cell>
          <table:table-cell office:value-type="float" office:value="560" calcext:value-type="float">
            <text:p>560</text:p>
          </table:table-cell>
          <table:table-cell table:formula="of:=[.D818]/100" office:value-type="float" office:value="4132.055143017" calcext:value-type="float">
            <text:p>4132.055143017</text:p>
          </table:table-cell>
          <table:table-cell table:formula="of:=[.E818]/100" office:value-type="float" office:value="91734.6799047691" calcext:value-type="float">
            <text:p>91734.6799047691</text:p>
          </table:table-cell>
          <table:table-cell table:formula="of:=[.F818]" office:value-type="float" office:value="560" calcext:value-type="float">
            <text:p>560</text:p>
          </table:table-cell>
        </table:table-row>
        <table:table-row table:style-name="ro2">
          <table:table-cell office:value-type="string" calcext:value-type="string">
            <text:p>Point (423136.51363128906814381 9133824.18403596244752407)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423136.513631289" calcext:value-type="float">
            <text:p>423136.513631289</text:p>
          </table:table-cell>
          <table:table-cell office:value-type="float" office:value="9133824.18403596" calcext:value-type="float">
            <text:p>9133824.18403596</text:p>
          </table:table-cell>
          <table:table-cell office:value-type="float" office:value="485" calcext:value-type="float">
            <text:p>485</text:p>
          </table:table-cell>
          <table:table-cell table:formula="of:=[.D819]/100" office:value-type="float" office:value="4231.36513631289" calcext:value-type="float">
            <text:p>4231.36513631289</text:p>
          </table:table-cell>
          <table:table-cell table:formula="of:=[.E819]/100" office:value-type="float" office:value="91338.2418403596" calcext:value-type="float">
            <text:p>91338.2418403596</text:p>
          </table:table-cell>
          <table:table-cell table:formula="of:=[.F819]" office:value-type="float" office:value="485" calcext:value-type="float">
            <text:p>485</text:p>
          </table:table-cell>
        </table:table-row>
        <table:table-row table:style-name="ro2">
          <table:table-cell office:value-type="string" calcext:value-type="string">
            <text:p>Point (441624.09775346610695124 9150166.30650195106863976)</text:p>
          </table:table-cell>
          <table:table-cell office:value-type="float" office:value="53" calcext:value-type="float">
            <text:p>53</text:p>
          </table:table-cell>
          <table:table-cell office:value-type="float" office:value="485" calcext:value-type="float">
            <text:p>485</text:p>
          </table:table-cell>
          <table:table-cell office:value-type="float" office:value="441624.097753466" calcext:value-type="float">
            <text:p>441624.097753466</text:p>
          </table:table-cell>
          <table:table-cell office:value-type="float" office:value="9150166.30650195" calcext:value-type="float">
            <text:p>9150166.30650195</text:p>
          </table:table-cell>
          <table:table-cell office:value-type="float" office:value="485" calcext:value-type="float">
            <text:p>485</text:p>
          </table:table-cell>
          <table:table-cell table:formula="of:=[.D820]/100" office:value-type="float" office:value="4416.24097753466" calcext:value-type="float">
            <text:p>4416.24097753466</text:p>
          </table:table-cell>
          <table:table-cell table:formula="of:=[.E820]/100" office:value-type="float" office:value="91501.6630650195" calcext:value-type="float">
            <text:p>91501.6630650195</text:p>
          </table:table-cell>
          <table:table-cell table:formula="of:=[.F820]" office:value-type="float" office:value="485" calcext:value-type="float">
            <text:p>485</text:p>
          </table:table-cell>
        </table:table-row>
        <table:table-row table:style-name="ro2">
          <table:table-cell office:value-type="string" calcext:value-type="string">
            <text:p>Point (464916.60819530725711957 9154455.38307226076722145)</text:p>
          </table:table-cell>
          <table:table-cell office:value-type="float" office:value="74" calcext:value-type="float">
            <text:p>74</text:p>
          </table:table-cell>
          <table:table-cell office:value-type="float" office:value="938" calcext:value-type="float">
            <text:p>938</text:p>
          </table:table-cell>
          <table:table-cell office:value-type="float" office:value="464916.608195307" calcext:value-type="float">
            <text:p>464916.608195307</text:p>
          </table:table-cell>
          <table:table-cell office:value-type="float" office:value="9154455.38307226" calcext:value-type="float">
            <text:p>9154455.38307226</text:p>
          </table:table-cell>
          <table:table-cell office:value-type="float" office:value="938" calcext:value-type="float">
            <text:p>938</text:p>
          </table:table-cell>
          <table:table-cell table:formula="of:=[.D821]/100" office:value-type="float" office:value="4649.16608195307" calcext:value-type="float">
            <text:p>4649.16608195307</text:p>
          </table:table-cell>
          <table:table-cell table:formula="of:=[.E821]/100" office:value-type="float" office:value="91544.5538307226" calcext:value-type="float">
            <text:p>91544.5538307226</text:p>
          </table:table-cell>
          <table:table-cell table:formula="of:=[.F821]" office:value-type="float" office:value="938" calcext:value-type="float">
            <text:p>938</text:p>
          </table:table-cell>
        </table:table-row>
        <table:table-row table:style-name="ro2">
          <table:table-cell office:value-type="string" calcext:value-type="string">
            <text:p>Point (457047.59353293501771986 9159662.72128372825682163)</text:p>
          </table:table-cell>
          <table:table-cell office:value-type="float" office:value="75" calcext:value-type="float">
            <text:p>75</text:p>
          </table:table-cell>
          <table:table-cell office:value-type="float" office:value="926" calcext:value-type="float">
            <text:p>926</text:p>
          </table:table-cell>
          <table:table-cell office:value-type="float" office:value="457047.593532935" calcext:value-type="float">
            <text:p>457047.593532935</text:p>
          </table:table-cell>
          <table:table-cell office:value-type="float" office:value="9159662.72128373" calcext:value-type="float">
            <text:p>9159662.72128373</text:p>
          </table:table-cell>
          <table:table-cell office:value-type="float" office:value="926" calcext:value-type="float">
            <text:p>926</text:p>
          </table:table-cell>
          <table:table-cell table:formula="of:=[.D822]/100" office:value-type="float" office:value="4570.47593532935" calcext:value-type="float">
            <text:p>4570.47593532935</text:p>
          </table:table-cell>
          <table:table-cell table:formula="of:=[.E822]/100" office:value-type="float" office:value="91596.6272128373" calcext:value-type="float">
            <text:p>91596.6272128373</text:p>
          </table:table-cell>
          <table:table-cell table:formula="of:=[.F822]" office:value-type="float" office:value="926" calcext:value-type="float">
            <text:p>926</text:p>
          </table:table-cell>
        </table:table-row>
        <table:table-row table:style-name="ro2">
          <table:table-cell office:value-type="string" calcext:value-type="string">
            <text:p>Point (444249.37187671841820702 9166603.86140007339417934)</text:p>
          </table:table-cell>
          <table:table-cell office:value-type="float" office:value="72" calcext:value-type="float">
            <text:p>72</text:p>
          </table:table-cell>
          <table:table-cell office:value-type="float" office:value="764" calcext:value-type="float">
            <text:p>764</text:p>
          </table:table-cell>
          <table:table-cell office:value-type="float" office:value="444249.371876718" calcext:value-type="float">
            <text:p>444249.371876718</text:p>
          </table:table-cell>
          <table:table-cell office:value-type="float" office:value="9166603.86140007" calcext:value-type="float">
            <text:p>9166603.86140007</text:p>
          </table:table-cell>
          <table:table-cell office:value-type="float" office:value="764" calcext:value-type="float">
            <text:p>764</text:p>
          </table:table-cell>
          <table:table-cell table:formula="of:=[.D823]/100" office:value-type="float" office:value="4442.49371876718" calcext:value-type="float">
            <text:p>4442.49371876718</text:p>
          </table:table-cell>
          <table:table-cell table:formula="of:=[.E823]/100" office:value-type="float" office:value="91666.0386140007" calcext:value-type="float">
            <text:p>91666.0386140007</text:p>
          </table:table-cell>
          <table:table-cell table:formula="of:=[.F823]" office:value-type="float" office:value="764" calcext:value-type="float">
            <text:p>764</text:p>
          </table:table-cell>
        </table:table-row>
        <table:table-row table:style-name="ro2">
          <table:table-cell office:value-type="string" calcext:value-type="string">
            <text:p>Point (445587.0333430880564265 9177979.59253942966461182)</text:p>
          </table:table-cell>
          <table:table-cell office:value-type="float" office:value="73" calcext:value-type="float">
            <text:p>73</text:p>
          </table:table-cell>
          <table:table-cell office:value-type="float" office:value="885" calcext:value-type="float">
            <text:p>885</text:p>
          </table:table-cell>
          <table:table-cell office:value-type="float" office:value="445587.033343088" calcext:value-type="float">
            <text:p>445587.033343088</text:p>
          </table:table-cell>
          <table:table-cell office:value-type="float" office:value="9177979.59253943" calcext:value-type="float">
            <text:p>9177979.59253943</text:p>
          </table:table-cell>
          <table:table-cell office:value-type="float" office:value="885" calcext:value-type="float">
            <text:p>885</text:p>
          </table:table-cell>
          <table:table-cell table:formula="of:=[.D824]/100" office:value-type="float" office:value="4455.87033343088" calcext:value-type="float">
            <text:p>4455.87033343088</text:p>
          </table:table-cell>
          <table:table-cell table:formula="of:=[.E824]/100" office:value-type="float" office:value="91779.7959253943" calcext:value-type="float">
            <text:p>91779.7959253943</text:p>
          </table:table-cell>
          <table:table-cell table:formula="of:=[.F824]" office:value-type="float" office:value="885" calcext:value-type="float">
            <text:p>885</text:p>
          </table:table-cell>
        </table:table-row>
        <table:table-row table:style-name="ro2">
          <table:table-cell office:value-type="string" calcext:value-type="string">
            <text:p>Point (465366.79943046643165872 9181745.05183993279933929)</text:p>
          </table:table-cell>
          <table:table-cell office:value-type="float" office:value="78" calcext:value-type="float">
            <text:p>78</text:p>
          </table:table-cell>
          <table:table-cell office:value-type="float" office:value="954" calcext:value-type="float">
            <text:p>954</text:p>
          </table:table-cell>
          <table:table-cell office:value-type="float" office:value="465366.799430466" calcext:value-type="float">
            <text:p>465366.799430466</text:p>
          </table:table-cell>
          <table:table-cell office:value-type="float" office:value="9181745.05183993" calcext:value-type="float">
            <text:p>9181745.05183993</text:p>
          </table:table-cell>
          <table:table-cell office:value-type="float" office:value="954" calcext:value-type="float">
            <text:p>954</text:p>
          </table:table-cell>
          <table:table-cell table:formula="of:=[.D825]/100" office:value-type="float" office:value="4653.66799430467" calcext:value-type="float">
            <text:p>4653.66799430467</text:p>
          </table:table-cell>
          <table:table-cell table:formula="of:=[.E825]/100" office:value-type="float" office:value="91817.4505183993" calcext:value-type="float">
            <text:p>91817.4505183993</text:p>
          </table:table-cell>
          <table:table-cell table:formula="of:=[.F825]" office:value-type="float" office:value="954" calcext:value-type="float">
            <text:p>954</text:p>
          </table:table-cell>
        </table:table-row>
        <table:table-row table:style-name="ro2">
          <table:table-cell office:value-type="string" calcext:value-type="string">
            <text:p>Point (436614.19354805018519983 9132718.72612190060317516)</text:p>
          </table:table-cell>
          <table:table-cell office:value-type="float" office:value="79" calcext:value-type="float">
            <text:p>79</text:p>
          </table:table-cell>
          <table:table-cell office:value-type="float" office:value="428" calcext:value-type="float">
            <text:p>428</text:p>
          </table:table-cell>
          <table:table-cell office:value-type="float" office:value="436614.19354805" calcext:value-type="float">
            <text:p>436614.19354805</text:p>
          </table:table-cell>
          <table:table-cell office:value-type="float" office:value="9132718.7261219" calcext:value-type="float">
            <text:p>9132718.7261219</text:p>
          </table:table-cell>
          <table:table-cell office:value-type="float" office:value="428" calcext:value-type="float">
            <text:p>428</text:p>
          </table:table-cell>
          <table:table-cell table:formula="of:=[.D826]/100" office:value-type="float" office:value="4366.1419354805" calcext:value-type="float">
            <text:p>4366.1419354805</text:p>
          </table:table-cell>
          <table:table-cell table:formula="of:=[.E826]/100" office:value-type="float" office:value="91327.187261219" calcext:value-type="float">
            <text:p>91327.187261219</text:p>
          </table:table-cell>
          <table:table-cell table:formula="of:=[.F826]" office:value-type="float" office:value="428" calcext:value-type="float">
            <text:p>428</text:p>
          </table:table-cell>
        </table:table-row>
        <table:table-row table:style-name="ro2">
          <table:table-cell office:value-type="string" calcext:value-type="string">
            <text:p>Point (459454.33545499306637794 9141722.15837001241743565)</text:p>
          </table:table-cell>
          <table:table-cell office:value-type="float" office:value="76" calcext:value-type="float">
            <text:p>76</text:p>
          </table:table-cell>
          <table:table-cell office:value-type="float" office:value="497" calcext:value-type="float">
            <text:p>497</text:p>
          </table:table-cell>
          <table:table-cell office:value-type="float" office:value="459454.335454993" calcext:value-type="float">
            <text:p>459454.335454993</text:p>
          </table:table-cell>
          <table:table-cell office:value-type="float" office:value="9141722.15837001" calcext:value-type="float">
            <text:p>9141722.15837001</text:p>
          </table:table-cell>
          <table:table-cell office:value-type="float" office:value="497" calcext:value-type="float">
            <text:p>497</text:p>
          </table:table-cell>
          <table:table-cell table:formula="of:=[.D827]/100" office:value-type="float" office:value="4594.54335454993" calcext:value-type="float">
            <text:p>4594.54335454993</text:p>
          </table:table-cell>
          <table:table-cell table:formula="of:=[.E827]/100" office:value-type="float" office:value="91417.2215837001" calcext:value-type="float">
            <text:p>91417.2215837001</text:p>
          </table:table-cell>
          <table:table-cell table:formula="of:=[.F827]" office:value-type="float" office:value="497" calcext:value-type="float">
            <text:p>497</text:p>
          </table:table-cell>
        </table:table-row>
        <table:table-row table:style-name="ro2">
          <table:table-cell office:value-type="string" calcext:value-type="string">
            <text:p>Point (440407.00208585953805596 9158743.82134896516799927)</text:p>
          </table:table-cell>
          <table:table-cell office:value-type="float" office:value="77" calcext:value-type="float">
            <text:p>77</text:p>
          </table:table-cell>
          <table:table-cell office:value-type="float" office:value="521" calcext:value-type="float">
            <text:p>521</text:p>
          </table:table-cell>
          <table:table-cell office:value-type="float" office:value="440407.00208586" calcext:value-type="float">
            <text:p>440407.00208586</text:p>
          </table:table-cell>
          <table:table-cell office:value-type="float" office:value="9158743.82134897" calcext:value-type="float">
            <text:p>9158743.82134897</text:p>
          </table:table-cell>
          <table:table-cell office:value-type="float" office:value="521" calcext:value-type="float">
            <text:p>521</text:p>
          </table:table-cell>
          <table:table-cell table:formula="of:=[.D828]/100" office:value-type="float" office:value="4404.0700208586" calcext:value-type="float">
            <text:p>4404.0700208586</text:p>
          </table:table-cell>
          <table:table-cell table:formula="of:=[.E828]/100" office:value-type="float" office:value="91587.4382134897" calcext:value-type="float">
            <text:p>91587.4382134897</text:p>
          </table:table-cell>
          <table:table-cell table:formula="of:=[.F828]" office:value-type="float" office:value="521" calcext:value-type="float">
            <text:p>521</text:p>
          </table:table-cell>
        </table:table-row>
        <table:table-row table:style-name="ro2">
          <table:table-cell office:value-type="string" calcext:value-type="string">
            <text:p>Point (443974.69687426101882011 9153601.62100129015743732)</text:p>
          </table:table-cell>
          <table:table-cell office:value-type="float" office:value="66" calcext:value-type="float">
            <text:p>66</text:p>
          </table:table-cell>
          <table:table-cell office:value-type="float" office:value="522" calcext:value-type="float">
            <text:p>522</text:p>
          </table:table-cell>
          <table:table-cell office:value-type="float" office:value="443974.696874261" calcext:value-type="float">
            <text:p>443974.696874261</text:p>
          </table:table-cell>
          <table:table-cell office:value-type="float" office:value="9153601.62100129" calcext:value-type="float">
            <text:p>9153601.62100129</text:p>
          </table:table-cell>
          <table:table-cell office:value-type="float" office:value="522" calcext:value-type="float">
            <text:p>522</text:p>
          </table:table-cell>
          <table:table-cell table:formula="of:=[.D829]/100" office:value-type="float" office:value="4439.74696874261" calcext:value-type="float">
            <text:p>4439.74696874261</text:p>
          </table:table-cell>
          <table:table-cell table:formula="of:=[.E829]/100" office:value-type="float" office:value="91536.0162100129" calcext:value-type="float">
            <text:p>91536.0162100129</text:p>
          </table:table-cell>
          <table:table-cell table:formula="of:=[.F829]" office:value-type="float" office:value="522" calcext:value-type="float">
            <text:p>522</text:p>
          </table:table-cell>
        </table:table-row>
        <table:table-row table:style-name="ro2">
          <table:table-cell office:value-type="string" calcext:value-type="string">
            <text:p>Point (449244.55597224889788777 9142831.75676438026130199)</text:p>
          </table:table-cell>
          <table:table-cell office:value-type="float" office:value="67" calcext:value-type="float">
            <text:p>67</text:p>
          </table:table-cell>
          <table:table-cell office:value-type="float" office:value="457" calcext:value-type="float">
            <text:p>457</text:p>
          </table:table-cell>
          <table:table-cell office:value-type="float" office:value="449244.555972249" calcext:value-type="float">
            <text:p>449244.555972249</text:p>
          </table:table-cell>
          <table:table-cell office:value-type="float" office:value="9142831.75676438" calcext:value-type="float">
            <text:p>9142831.75676438</text:p>
          </table:table-cell>
          <table:table-cell office:value-type="float" office:value="457" calcext:value-type="float">
            <text:p>457</text:p>
          </table:table-cell>
          <table:table-cell table:formula="of:=[.D830]/100" office:value-type="float" office:value="4492.44555972249" calcext:value-type="float">
            <text:p>4492.44555972249</text:p>
          </table:table-cell>
          <table:table-cell table:formula="of:=[.E830]/100" office:value-type="float" office:value="91428.3175676438" calcext:value-type="float">
            <text:p>91428.3175676438</text:p>
          </table:table-cell>
          <table:table-cell table:formula="of:=[.F830]" office:value-type="float" office:value="457" calcext:value-type="float">
            <text:p>457</text:p>
          </table:table-cell>
        </table:table-row>
        <table:table-row table:style-name="ro2">
          <table:table-cell office:value-type="string" calcext:value-type="string">
            <text:p>Point (451818.8470338050974533 9132250.98425960540771484)</text:p>
          </table:table-cell>
          <table:table-cell office:value-type="float" office:value="64" calcext:value-type="float">
            <text:p>64</text:p>
          </table:table-cell>
          <table:table-cell office:value-type="float" office:value="441" calcext:value-type="float">
            <text:p>441</text:p>
          </table:table-cell>
          <table:table-cell office:value-type="float" office:value="451818.847033805" calcext:value-type="float">
            <text:p>451818.847033805</text:p>
          </table:table-cell>
          <table:table-cell office:value-type="float" office:value="9132250.98425961" calcext:value-type="float">
            <text:p>9132250.98425961</text:p>
          </table:table-cell>
          <table:table-cell office:value-type="float" office:value="441" calcext:value-type="float">
            <text:p>441</text:p>
          </table:table-cell>
          <table:table-cell table:formula="of:=[.D831]/100" office:value-type="float" office:value="4518.18847033805" calcext:value-type="float">
            <text:p>4518.18847033805</text:p>
          </table:table-cell>
          <table:table-cell table:formula="of:=[.E831]/100" office:value-type="float" office:value="91322.5098425961" calcext:value-type="float">
            <text:p>91322.5098425961</text:p>
          </table:table-cell>
          <table:table-cell table:formula="of:=[.F831]" office:value-type="float" office:value="441" calcext:value-type="float">
            <text:p>441</text:p>
          </table:table-cell>
        </table:table-row>
        <table:table-row table:style-name="ro2">
          <table:table-cell office:value-type="string" calcext:value-type="string">
            <text:p>Point (442419.97221827018074691 9152272.47907299548387527)</text:p>
          </table:table-cell>
          <table:table-cell office:value-type="float" office:value="65" calcext:value-type="float">
            <text:p>65</text:p>
          </table:table-cell>
          <table:table-cell office:value-type="float" office:value="492" calcext:value-type="float">
            <text:p>492</text:p>
          </table:table-cell>
          <table:table-cell office:value-type="float" office:value="442419.97221827" calcext:value-type="float">
            <text:p>442419.97221827</text:p>
          </table:table-cell>
          <table:table-cell office:value-type="float" office:value="9152272.479073" calcext:value-type="float">
            <text:p>9152272.479073</text:p>
          </table:table-cell>
          <table:table-cell office:value-type="float" office:value="492" calcext:value-type="float">
            <text:p>492</text:p>
          </table:table-cell>
          <table:table-cell table:formula="of:=[.D832]/100" office:value-type="float" office:value="4424.1997221827" calcext:value-type="float">
            <text:p>4424.1997221827</text:p>
          </table:table-cell>
          <table:table-cell table:formula="of:=[.E832]/100" office:value-type="float" office:value="91522.72479073" calcext:value-type="float">
            <text:p>91522.72479073</text:p>
          </table:table-cell>
          <table:table-cell table:formula="of:=[.F832]" office:value-type="float" office:value="492" calcext:value-type="float">
            <text:p>492</text:p>
          </table:table-cell>
        </table:table-row>
        <table:table-row table:style-name="ro2">
          <table:table-cell office:value-type="string" calcext:value-type="string">
            <text:p>Point (421168.38580261007882655 9146840.36176554672420025)</text:p>
          </table:table-cell>
          <table:table-cell office:value-type="float" office:value="70" calcext:value-type="float">
            <text:p>70</text:p>
          </table:table-cell>
          <table:table-cell office:value-type="float" office:value="485" calcext:value-type="float">
            <text:p>485</text:p>
          </table:table-cell>
          <table:table-cell office:value-type="float" office:value="421168.38580261" calcext:value-type="float">
            <text:p>421168.38580261</text:p>
          </table:table-cell>
          <table:table-cell office:value-type="float" office:value="9146840.36176555" calcext:value-type="float">
            <text:p>9146840.36176555</text:p>
          </table:table-cell>
          <table:table-cell office:value-type="float" office:value="485" calcext:value-type="float">
            <text:p>485</text:p>
          </table:table-cell>
          <table:table-cell table:formula="of:=[.D833]/100" office:value-type="float" office:value="4211.6838580261" calcext:value-type="float">
            <text:p>4211.6838580261</text:p>
          </table:table-cell>
          <table:table-cell table:formula="of:=[.E833]/100" office:value-type="float" office:value="91468.4036176555" calcext:value-type="float">
            <text:p>91468.4036176555</text:p>
          </table:table-cell>
          <table:table-cell table:formula="of:=[.F833]" office:value-type="float" office:value="485" calcext:value-type="float">
            <text:p>485</text:p>
          </table:table-cell>
        </table:table-row>
        <table:table-row table:style-name="ro2">
          <table:table-cell office:value-type="string" calcext:value-type="string">
            <text:p>Point (426967.15051808068528771 9164077.80531702004373074)</text:p>
          </table:table-cell>
          <table:table-cell office:value-type="float" office:value="71" calcext:value-type="float">
            <text:p>71</text:p>
          </table:table-cell>
          <table:table-cell office:value-type="float" office:value="514" calcext:value-type="float">
            <text:p>514</text:p>
          </table:table-cell>
          <table:table-cell office:value-type="float" office:value="426967.150518081" calcext:value-type="float">
            <text:p>426967.150518081</text:p>
          </table:table-cell>
          <table:table-cell office:value-type="float" office:value="9164077.80531702" calcext:value-type="float">
            <text:p>9164077.80531702</text:p>
          </table:table-cell>
          <table:table-cell office:value-type="float" office:value="514" calcext:value-type="float">
            <text:p>514</text:p>
          </table:table-cell>
          <table:table-cell table:formula="of:=[.D834]/100" office:value-type="float" office:value="4269.67150518081" calcext:value-type="float">
            <text:p>4269.67150518081</text:p>
          </table:table-cell>
          <table:table-cell table:formula="of:=[.E834]/100" office:value-type="float" office:value="91640.7780531702" calcext:value-type="float">
            <text:p>91640.7780531702</text:p>
          </table:table-cell>
          <table:table-cell table:formula="of:=[.F834]" office:value-type="float" office:value="514" calcext:value-type="float">
            <text:p>514</text:p>
          </table:table-cell>
        </table:table-row>
        <table:table-row table:style-name="ro2">
          <table:table-cell office:value-type="string" calcext:value-type="string">
            <text:p>Point (444554.24802970502059907 9134595.89221509546041489)</text:p>
          </table:table-cell>
          <table:table-cell office:value-type="float" office:value="68" calcext:value-type="float">
            <text:p>68</text:p>
          </table:table-cell>
          <table:table-cell office:value-type="float" office:value="456" calcext:value-type="float">
            <text:p>456</text:p>
          </table:table-cell>
          <table:table-cell office:value-type="float" office:value="444554.248029705" calcext:value-type="float">
            <text:p>444554.248029705</text:p>
          </table:table-cell>
          <table:table-cell office:value-type="float" office:value="9134595.8922151" calcext:value-type="float">
            <text:p>9134595.8922151</text:p>
          </table:table-cell>
          <table:table-cell office:value-type="float" office:value="456" calcext:value-type="float">
            <text:p>456</text:p>
          </table:table-cell>
          <table:table-cell table:formula="of:=[.D835]/100" office:value-type="float" office:value="4445.54248029705" calcext:value-type="float">
            <text:p>4445.54248029705</text:p>
          </table:table-cell>
          <table:table-cell table:formula="of:=[.E835]/100" office:value-type="float" office:value="91345.958922151" calcext:value-type="float">
            <text:p>91345.958922151</text:p>
          </table:table-cell>
          <table:table-cell table:formula="of:=[.F835]" office:value-type="float" office:value="456" calcext:value-type="float">
            <text:p>456</text:p>
          </table:table-cell>
        </table:table-row>
        <table:table-row table:style-name="ro2">
          <table:table-cell office:value-type="string" calcext:value-type="string">
            <text:p>Point (444812.52816952095599845 9182611.95171666145324707)</text:p>
          </table:table-cell>
          <table:table-cell office:value-type="float" office:value="69" calcext:value-type="float">
            <text:p>69</text:p>
          </table:table-cell>
          <table:table-cell office:value-type="float" office:value="900" calcext:value-type="float">
            <text:p>900</text:p>
          </table:table-cell>
          <table:table-cell office:value-type="float" office:value="444812.528169521" calcext:value-type="float">
            <text:p>444812.528169521</text:p>
          </table:table-cell>
          <table:table-cell office:value-type="float" office:value="9182611.95171666" calcext:value-type="float">
            <text:p>9182611.95171666</text:p>
          </table:table-cell>
          <table:table-cell office:value-type="float" office:value="900" calcext:value-type="float">
            <text:p>900</text:p>
          </table:table-cell>
          <table:table-cell table:formula="of:=[.D836]/100" office:value-type="float" office:value="4448.12528169521" calcext:value-type="float">
            <text:p>4448.12528169521</text:p>
          </table:table-cell>
          <table:table-cell table:formula="of:=[.E836]/100" office:value-type="float" office:value="91826.1195171666" calcext:value-type="float">
            <text:p>91826.1195171666</text:p>
          </table:table-cell>
          <table:table-cell table:formula="of:=[.F836]"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Point (422086.18576828815275803 9156492.07038063183426857)</text:p>
          </table:table-cell>
          <table:table-cell office:value-type="float" office:value="90" calcext:value-type="float">
            <text:p>90</text:p>
          </table:table-cell>
          <table:table-cell office:value-type="float" office:value="470" calcext:value-type="float">
            <text:p>470</text:p>
          </table:table-cell>
          <table:table-cell office:value-type="float" office:value="422086.185768288" calcext:value-type="float">
            <text:p>422086.185768288</text:p>
          </table:table-cell>
          <table:table-cell office:value-type="float" office:value="9156492.07038063" calcext:value-type="float">
            <text:p>9156492.07038063</text:p>
          </table:table-cell>
          <table:table-cell office:value-type="float" office:value="470" calcext:value-type="float">
            <text:p>470</text:p>
          </table:table-cell>
          <table:table-cell table:formula="of:=[.D837]/100" office:value-type="float" office:value="4220.86185768288" calcext:value-type="float">
            <text:p>4220.86185768288</text:p>
          </table:table-cell>
          <table:table-cell table:formula="of:=[.E837]/100" office:value-type="float" office:value="91564.9207038063" calcext:value-type="float">
            <text:p>91564.9207038063</text:p>
          </table:table-cell>
          <table:table-cell table:formula="of:=[.F837]" office:value-type="float" office:value="470" calcext:value-type="float">
            <text:p>470</text:p>
          </table:table-cell>
        </table:table-row>
        <table:table-row table:style-name="ro2">
          <table:table-cell office:value-type="string" calcext:value-type="string">
            <text:p>Point (446959.89141571789514273 9153127.44651604071259499)</text:p>
          </table:table-cell>
          <table:table-cell office:value-type="float" office:value="91" calcext:value-type="float">
            <text:p>91</text:p>
          </table:table-cell>
          <table:table-cell office:value-type="float" office:value="512" calcext:value-type="float">
            <text:p>512</text:p>
          </table:table-cell>
          <table:table-cell office:value-type="float" office:value="446959.891415718" calcext:value-type="float">
            <text:p>446959.891415718</text:p>
          </table:table-cell>
          <table:table-cell office:value-type="float" office:value="9153127.44651604" calcext:value-type="float">
            <text:p>9153127.44651604</text:p>
          </table:table-cell>
          <table:table-cell office:value-type="float" office:value="512" calcext:value-type="float">
            <text:p>512</text:p>
          </table:table-cell>
          <table:table-cell table:formula="of:=[.D838]/100" office:value-type="float" office:value="4469.59891415718" calcext:value-type="float">
            <text:p>4469.59891415718</text:p>
          </table:table-cell>
          <table:table-cell table:formula="of:=[.E838]/100" office:value-type="float" office:value="91531.2744651604" calcext:value-type="float">
            <text:p>91531.2744651604</text:p>
          </table:table-cell>
          <table:table-cell table:formula="of:=[.F838]" office:value-type="float" office:value="512" calcext:value-type="float">
            <text:p>512</text:p>
          </table:table-cell>
        </table:table-row>
        <table:table-row table:style-name="ro2">
          <table:table-cell office:value-type="string" calcext:value-type="string">
            <text:p>Point (459351.84219899663003162 9148041.06037517637014389)</text:p>
          </table:table-cell>
          <table:table-cell office:value-type="float" office:value="88" calcext:value-type="float">
            <text:p>88</text:p>
          </table:table-cell>
          <table:table-cell office:value-type="float" office:value="516" calcext:value-type="float">
            <text:p>516</text:p>
          </table:table-cell>
          <table:table-cell office:value-type="float" office:value="459351.842198997" calcext:value-type="float">
            <text:p>459351.842198997</text:p>
          </table:table-cell>
          <table:table-cell office:value-type="float" office:value="9148041.06037518" calcext:value-type="float">
            <text:p>9148041.06037518</text:p>
          </table:table-cell>
          <table:table-cell office:value-type="float" office:value="516" calcext:value-type="float">
            <text:p>516</text:p>
          </table:table-cell>
          <table:table-cell table:formula="of:=[.D839]/100" office:value-type="float" office:value="4593.51842198997" calcext:value-type="float">
            <text:p>4593.51842198997</text:p>
          </table:table-cell>
          <table:table-cell table:formula="of:=[.E839]/100" office:value-type="float" office:value="91480.4106037518" calcext:value-type="float">
            <text:p>91480.4106037518</text:p>
          </table:table-cell>
          <table:table-cell table:formula="of:=[.F839]" office:value-type="float" office:value="516" calcext:value-type="float">
            <text:p>516</text:p>
          </table:table-cell>
        </table:table-row>
        <table:table-row table:style-name="ro2">
          <table:table-cell office:value-type="string" calcext:value-type="string">
            <text:p>Point (459690.14526609994936734 9171515.11527492105960846)</text:p>
          </table:table-cell>
          <table:table-cell office:value-type="float" office:value="89" calcext:value-type="float">
            <text:p>89</text:p>
          </table:table-cell>
          <table:table-cell office:value-type="float" office:value="831" calcext:value-type="float">
            <text:p>831</text:p>
          </table:table-cell>
          <table:table-cell office:value-type="float" office:value="459690.1452661" calcext:value-type="float">
            <text:p>459690.1452661</text:p>
          </table:table-cell>
          <table:table-cell office:value-type="float" office:value="9171515.11527492" calcext:value-type="float">
            <text:p>9171515.11527492</text:p>
          </table:table-cell>
          <table:table-cell office:value-type="float" office:value="831" calcext:value-type="float">
            <text:p>831</text:p>
          </table:table-cell>
          <table:table-cell table:formula="of:=[.D840]/100" office:value-type="float" office:value="4596.901452661" calcext:value-type="float">
            <text:p>4596.901452661</text:p>
          </table:table-cell>
          <table:table-cell table:formula="of:=[.E840]/100" office:value-type="float" office:value="91715.1511527492" calcext:value-type="float">
            <text:p>91715.1511527492</text:p>
          </table:table-cell>
          <table:table-cell table:formula="of:=[.F840]" office:value-type="float" office:value="831" calcext:value-type="float">
            <text:p>831</text:p>
          </table:table-cell>
        </table:table-row>
        <table:table-row table:style-name="ro2">
          <table:table-cell office:value-type="string" calcext:value-type="string">
            <text:p>Point (434343.39935953670646995 9159587.89702983386814594)</text:p>
          </table:table-cell>
          <table:table-cell office:value-type="float" office:value="94" calcext:value-type="float">
            <text:p>94</text:p>
          </table:table-cell>
          <table:table-cell office:value-type="float" office:value="493" calcext:value-type="float">
            <text:p>493</text:p>
          </table:table-cell>
          <table:table-cell office:value-type="float" office:value="434343.399359537" calcext:value-type="float">
            <text:p>434343.399359537</text:p>
          </table:table-cell>
          <table:table-cell office:value-type="float" office:value="9159587.89702983" calcext:value-type="float">
            <text:p>9159587.89702983</text:p>
          </table:table-cell>
          <table:table-cell office:value-type="float" office:value="493" calcext:value-type="float">
            <text:p>493</text:p>
          </table:table-cell>
          <table:table-cell table:formula="of:=[.D841]/100" office:value-type="float" office:value="4343.43399359537" calcext:value-type="float">
            <text:p>4343.43399359537</text:p>
          </table:table-cell>
          <table:table-cell table:formula="of:=[.E841]/100" office:value-type="float" office:value="91595.8789702983" calcext:value-type="float">
            <text:p>91595.8789702983</text:p>
          </table:table-cell>
          <table:table-cell table:formula="of:=[.F841]" office:value-type="float" office:value="493" calcext:value-type="float">
            <text:p>493</text:p>
          </table:table-cell>
        </table:table-row>
        <table:table-row table:style-name="ro2">
          <table:table-cell office:value-type="string" calcext:value-type="string">
            <text:p>Point (455562.78336687135742977 9159553.11314958333969116)</text:p>
          </table:table-cell>
          <table:table-cell office:value-type="float" office:value="95" calcext:value-type="float">
            <text:p>95</text:p>
          </table:table-cell>
          <table:table-cell office:value-type="float" office:value="922" calcext:value-type="float">
            <text:p>922</text:p>
          </table:table-cell>
          <table:table-cell office:value-type="float" office:value="455562.783366871" calcext:value-type="float">
            <text:p>455562.783366871</text:p>
          </table:table-cell>
          <table:table-cell office:value-type="float" office:value="9159553.11314958" calcext:value-type="float">
            <text:p>9159553.11314958</text:p>
          </table:table-cell>
          <table:table-cell office:value-type="float" office:value="922" calcext:value-type="float">
            <text:p>922</text:p>
          </table:table-cell>
          <table:table-cell table:formula="of:=[.D842]/100" office:value-type="float" office:value="4555.62783366871" calcext:value-type="float">
            <text:p>4555.62783366871</text:p>
          </table:table-cell>
          <table:table-cell table:formula="of:=[.E842]/100" office:value-type="float" office:value="91595.5311314958" calcext:value-type="float">
            <text:p>91595.5311314958</text:p>
          </table:table-cell>
          <table:table-cell table:formula="of:=[.F842]" office:value-type="float" office:value="922" calcext:value-type="float">
            <text:p>922</text:p>
          </table:table-cell>
        </table:table-row>
        <table:table-row table:style-name="ro2">
          <table:table-cell office:value-type="string" calcext:value-type="string">
            <text:p>Point (427635.72440940875094384 9183209.23401603661477566)</text:p>
          </table:table-cell>
          <table:table-cell office:value-type="float" office:value="92" calcext:value-type="float">
            <text:p>92</text:p>
          </table:table-cell>
          <table:table-cell office:value-type="float" office:value="923" calcext:value-type="float">
            <text:p>923</text:p>
          </table:table-cell>
          <table:table-cell office:value-type="float" office:value="427635.724409409" calcext:value-type="float">
            <text:p>427635.724409409</text:p>
          </table:table-cell>
          <table:table-cell office:value-type="float" office:value="9183209.23401604" calcext:value-type="float">
            <text:p>9183209.23401604</text:p>
          </table:table-cell>
          <table:table-cell office:value-type="float" office:value="923" calcext:value-type="float">
            <text:p>923</text:p>
          </table:table-cell>
          <table:table-cell table:formula="of:=[.D843]/100" office:value-type="float" office:value="4276.35724409409" calcext:value-type="float">
            <text:p>4276.35724409409</text:p>
          </table:table-cell>
          <table:table-cell table:formula="of:=[.E843]/100" office:value-type="float" office:value="91832.0923401604" calcext:value-type="float">
            <text:p>91832.0923401604</text:p>
          </table:table-cell>
          <table:table-cell table:formula="of:=[.F843]" office:value-type="float" office:value="923" calcext:value-type="float">
            <text:p>923</text:p>
          </table:table-cell>
        </table:table-row>
        <table:table-row table:style-name="ro2">
          <table:table-cell office:value-type="string" calcext:value-type="string">
            <text:p>Point (425873.89079850073903799 9143878.91156997531652451)</text:p>
          </table:table-cell>
          <table:table-cell office:value-type="float" office:value="93" calcext:value-type="float">
            <text:p>93</text:p>
          </table:table-cell>
          <table:table-cell office:value-type="float" office:value="463" calcext:value-type="float">
            <text:p>463</text:p>
          </table:table-cell>
          <table:table-cell office:value-type="float" office:value="425873.890798501" calcext:value-type="float">
            <text:p>425873.890798501</text:p>
          </table:table-cell>
          <table:table-cell office:value-type="float" office:value="9143878.91156998" calcext:value-type="float">
            <text:p>9143878.91156998</text:p>
          </table:table-cell>
          <table:table-cell office:value-type="float" office:value="463" calcext:value-type="float">
            <text:p>463</text:p>
          </table:table-cell>
          <table:table-cell table:formula="of:=[.D844]/100" office:value-type="float" office:value="4258.73890798501" calcext:value-type="float">
            <text:p>4258.73890798501</text:p>
          </table:table-cell>
          <table:table-cell table:formula="of:=[.E844]/100" office:value-type="float" office:value="91438.7891156998" calcext:value-type="float">
            <text:p>91438.7891156998</text:p>
          </table:table-cell>
          <table:table-cell table:formula="of:=[.F844]" office:value-type="float" office:value="463" calcext:value-type="float">
            <text:p>463</text:p>
          </table:table-cell>
        </table:table-row>
        <table:table-row table:style-name="ro2">
          <table:table-cell office:value-type="string" calcext:value-type="string">
            <text:p>Point (464326.44207875931169838 9140031.10867215506732464)</text:p>
          </table:table-cell>
          <table:table-cell office:value-type="float" office:value="82" calcext:value-type="float">
            <text:p>82</text:p>
          </table:table-cell>
          <table:table-cell office:value-type="float" office:value="495" calcext:value-type="float">
            <text:p>495</text:p>
          </table:table-cell>
          <table:table-cell office:value-type="float" office:value="464326.442078759" calcext:value-type="float">
            <text:p>464326.442078759</text:p>
          </table:table-cell>
          <table:table-cell office:value-type="float" office:value="9140031.10867215" calcext:value-type="float">
            <text:p>9140031.10867215</text:p>
          </table:table-cell>
          <table:table-cell office:value-type="float" office:value="495" calcext:value-type="float">
            <text:p>495</text:p>
          </table:table-cell>
          <table:table-cell table:formula="of:=[.D845]/100" office:value-type="float" office:value="4643.26442078759" calcext:value-type="float">
            <text:p>4643.26442078759</text:p>
          </table:table-cell>
          <table:table-cell table:formula="of:=[.E845]/100" office:value-type="float" office:value="91400.3110867215" calcext:value-type="float">
            <text:p>91400.3110867215</text:p>
          </table:table-cell>
          <table:table-cell table:formula="of:=[.F845]" office:value-type="float" office:value="495" calcext:value-type="float">
            <text:p>495</text:p>
          </table:table-cell>
        </table:table-row>
        <table:table-row table:style-name="ro2">
          <table:table-cell office:value-type="string" calcext:value-type="string">
            <text:p>Point (416393.02107729687122628 9168257.58664214052259922)</text:p>
          </table:table-cell>
          <table:table-cell office:value-type="float" office:value="83" calcext:value-type="float">
            <text:p>83</text:p>
          </table:table-cell>
          <table:table-cell office:value-type="float" office:value="552" calcext:value-type="float">
            <text:p>552</text:p>
          </table:table-cell>
          <table:table-cell office:value-type="float" office:value="416393.021077297" calcext:value-type="float">
            <text:p>416393.021077297</text:p>
          </table:table-cell>
          <table:table-cell office:value-type="float" office:value="9168257.58664214" calcext:value-type="float">
            <text:p>9168257.58664214</text:p>
          </table:table-cell>
          <table:table-cell office:value-type="float" office:value="552" calcext:value-type="float">
            <text:p>552</text:p>
          </table:table-cell>
          <table:table-cell table:formula="of:=[.D846]/100" office:value-type="float" office:value="4163.93021077297" calcext:value-type="float">
            <text:p>4163.93021077297</text:p>
          </table:table-cell>
          <table:table-cell table:formula="of:=[.E846]/100" office:value-type="float" office:value="91682.5758664214" calcext:value-type="float">
            <text:p>91682.5758664214</text:p>
          </table:table-cell>
          <table:table-cell table:formula="of:=[.F846]" office:value-type="float" office:value="552" calcext:value-type="float">
            <text:p>552</text:p>
          </table:table-cell>
        </table:table-row>
        <table:table-row table:style-name="ro2">
          <table:table-cell office:value-type="string" calcext:value-type="string">
            <text:p>Point (463786.55219119624234736 9152593.51964559033513069)</text:p>
          </table:table-cell>
          <table:table-cell office:value-type="float" office:value="80" calcext:value-type="float">
            <text:p>80</text:p>
          </table:table-cell>
          <table:table-cell office:value-type="float" office:value="702" calcext:value-type="float">
            <text:p>702</text:p>
          </table:table-cell>
          <table:table-cell office:value-type="float" office:value="463786.552191196" calcext:value-type="float">
            <text:p>463786.552191196</text:p>
          </table:table-cell>
          <table:table-cell office:value-type="float" office:value="9152593.51964559" calcext:value-type="float">
            <text:p>9152593.51964559</text:p>
          </table:table-cell>
          <table:table-cell office:value-type="float" office:value="702" calcext:value-type="float">
            <text:p>702</text:p>
          </table:table-cell>
          <table:table-cell table:formula="of:=[.D847]/100" office:value-type="float" office:value="4637.86552191196" calcext:value-type="float">
            <text:p>4637.86552191196</text:p>
          </table:table-cell>
          <table:table-cell table:formula="of:=[.E847]/100" office:value-type="float" office:value="91525.9351964559" calcext:value-type="float">
            <text:p>91525.9351964559</text:p>
          </table:table-cell>
          <table:table-cell table:formula="of:=[.F847]" office:value-type="float" office:value="702" calcext:value-type="float">
            <text:p>702</text:p>
          </table:table-cell>
        </table:table-row>
        <table:table-row table:style-name="ro2">
          <table:table-cell office:value-type="string" calcext:value-type="string">
            <text:p>Point (430219.11332973151002079 9132043.65918350219726563)</text:p>
          </table:table-cell>
          <table:table-cell office:value-type="float" office:value="81" calcext:value-type="float">
            <text:p>81</text:p>
          </table:table-cell>
          <table:table-cell office:value-type="float" office:value="485" calcext:value-type="float">
            <text:p>485</text:p>
          </table:table-cell>
          <table:table-cell office:value-type="float" office:value="430219.113329732" calcext:value-type="float">
            <text:p>430219.113329732</text:p>
          </table:table-cell>
          <table:table-cell office:value-type="float" office:value="9132043.6591835" calcext:value-type="float">
            <text:p>9132043.6591835</text:p>
          </table:table-cell>
          <table:table-cell office:value-type="float" office:value="485" calcext:value-type="float">
            <text:p>485</text:p>
          </table:table-cell>
          <table:table-cell table:formula="of:=[.D848]/100" office:value-type="float" office:value="4302.19113329732" calcext:value-type="float">
            <text:p>4302.19113329732</text:p>
          </table:table-cell>
          <table:table-cell table:formula="of:=[.E848]/100" office:value-type="float" office:value="91320.436591835" calcext:value-type="float">
            <text:p>91320.436591835</text:p>
          </table:table-cell>
          <table:table-cell table:formula="of:=[.F848]" office:value-type="float" office:value="485" calcext:value-type="float">
            <text:p>485</text:p>
          </table:table-cell>
        </table:table-row>
        <table:table-row table:style-name="ro2">
          <table:table-cell office:value-type="string" calcext:value-type="string">
            <text:p>Point (442241.24892381823156029 9175025.83449927717447281)</text:p>
          </table:table-cell>
          <table:table-cell office:value-type="float" office:value="86" calcext:value-type="float">
            <text:p>86</text:p>
          </table:table-cell>
          <table:table-cell office:value-type="float" office:value="879" calcext:value-type="float">
            <text:p>879</text:p>
          </table:table-cell>
          <table:table-cell office:value-type="float" office:value="442241.248923818" calcext:value-type="float">
            <text:p>442241.248923818</text:p>
          </table:table-cell>
          <table:table-cell office:value-type="float" office:value="9175025.83449928" calcext:value-type="float">
            <text:p>9175025.83449928</text:p>
          </table:table-cell>
          <table:table-cell office:value-type="float" office:value="879" calcext:value-type="float">
            <text:p>879</text:p>
          </table:table-cell>
          <table:table-cell table:formula="of:=[.D849]/100" office:value-type="float" office:value="4422.41248923818" calcext:value-type="float">
            <text:p>4422.41248923818</text:p>
          </table:table-cell>
          <table:table-cell table:formula="of:=[.E849]/100" office:value-type="float" office:value="91750.2583449928" calcext:value-type="float">
            <text:p>91750.2583449928</text:p>
          </table:table-cell>
          <table:table-cell table:formula="of:=[.F849]" office:value-type="float" office:value="879" calcext:value-type="float">
            <text:p>879</text:p>
          </table:table-cell>
        </table:table-row>
        <table:table-row table:style-name="ro2">
          <table:table-cell office:value-type="string" calcext:value-type="string">
            <text:p>Point (423487.55922112968983129 9142049.43222844414412975)</text:p>
          </table:table-cell>
          <table:table-cell office:value-type="float" office:value="87" calcext:value-type="float">
            <text:p>87</text:p>
          </table:table-cell>
          <table:table-cell office:value-type="float" office:value="475" calcext:value-type="float">
            <text:p>475</text:p>
          </table:table-cell>
          <table:table-cell office:value-type="float" office:value="423487.55922113" calcext:value-type="float">
            <text:p>423487.55922113</text:p>
          </table:table-cell>
          <table:table-cell office:value-type="float" office:value="9142049.43222844" calcext:value-type="float">
            <text:p>9142049.43222844</text:p>
          </table:table-cell>
          <table:table-cell office:value-type="float" office:value="475" calcext:value-type="float">
            <text:p>475</text:p>
          </table:table-cell>
          <table:table-cell table:formula="of:=[.D850]/100" office:value-type="float" office:value="4234.8755922113" calcext:value-type="float">
            <text:p>4234.8755922113</text:p>
          </table:table-cell>
          <table:table-cell table:formula="of:=[.E850]/100" office:value-type="float" office:value="91420.4943222845" calcext:value-type="float">
            <text:p>91420.4943222845</text:p>
          </table:table-cell>
          <table:table-cell table:formula="of:=[.F850]" office:value-type="float" office:value="475" calcext:value-type="float">
            <text:p>475</text:p>
          </table:table-cell>
        </table:table-row>
        <table:table-row table:style-name="ro2">
          <table:table-cell office:value-type="string" calcext:value-type="string">
            <text:p>Point (428900.43421173206297681 9131793.92651594243943691)</text:p>
          </table:table-cell>
          <table:table-cell office:value-type="float" office:value="84" calcext:value-type="float">
            <text:p>84</text:p>
          </table:table-cell>
          <table:table-cell office:value-type="float" office:value="480" calcext:value-type="float">
            <text:p>480</text:p>
          </table:table-cell>
          <table:table-cell office:value-type="float" office:value="428900.434211732" calcext:value-type="float">
            <text:p>428900.434211732</text:p>
          </table:table-cell>
          <table:table-cell office:value-type="float" office:value="9131793.92651594" calcext:value-type="float">
            <text:p>9131793.92651594</text:p>
          </table:table-cell>
          <table:table-cell office:value-type="float" office:value="480" calcext:value-type="float">
            <text:p>480</text:p>
          </table:table-cell>
          <table:table-cell table:formula="of:=[.D851]/100" office:value-type="float" office:value="4289.00434211732" calcext:value-type="float">
            <text:p>4289.00434211732</text:p>
          </table:table-cell>
          <table:table-cell table:formula="of:=[.E851]/100" office:value-type="float" office:value="91317.9392651594" calcext:value-type="float">
            <text:p>91317.9392651594</text:p>
          </table:table-cell>
          <table:table-cell table:formula="of:=[.F851]"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Point (469516.68816982739372179 9158647.13311448320746422)</text:p>
          </table:table-cell>
          <table:table-cell office:value-type="float" office:value="85" calcext:value-type="float">
            <text:p>85</text:p>
          </table:table-cell>
          <table:table-cell office:value-type="float" office:value="764" calcext:value-type="float">
            <text:p>764</text:p>
          </table:table-cell>
          <table:table-cell office:value-type="float" office:value="469516.688169827" calcext:value-type="float">
            <text:p>469516.688169827</text:p>
          </table:table-cell>
          <table:table-cell office:value-type="float" office:value="9158647.13311448" calcext:value-type="float">
            <text:p>9158647.13311448</text:p>
          </table:table-cell>
          <table:table-cell office:value-type="float" office:value="764" calcext:value-type="float">
            <text:p>764</text:p>
          </table:table-cell>
          <table:table-cell table:formula="of:=[.D852]/100" office:value-type="float" office:value="4695.16688169827" calcext:value-type="float">
            <text:p>4695.16688169827</text:p>
          </table:table-cell>
          <table:table-cell table:formula="of:=[.E852]/100" office:value-type="float" office:value="91586.4713311448" calcext:value-type="float">
            <text:p>91586.4713311448</text:p>
          </table:table-cell>
          <table:table-cell table:formula="of:=[.F852]" office:value-type="float" office:value="764" calcext:value-type="float">
            <text:p>764</text:p>
          </table:table-cell>
        </table:table-row>
        <table:table-row table:style-name="ro2">
          <table:table-cell office:value-type="string" calcext:value-type="string">
            <text:p>Point (415498.79176706651924178 9141194.03339767828583717)</text:p>
          </table:table-cell>
          <table:table-cell office:value-type="float" office:value="106" calcext:value-type="float">
            <text:p>106</text:p>
          </table:table-cell>
          <table:table-cell office:value-type="float" office:value="494" calcext:value-type="float">
            <text:p>494</text:p>
          </table:table-cell>
          <table:table-cell office:value-type="float" office:value="415498.791767067" calcext:value-type="float">
            <text:p>415498.791767067</text:p>
          </table:table-cell>
          <table:table-cell office:value-type="float" office:value="9141194.03339768" calcext:value-type="float">
            <text:p>9141194.03339768</text:p>
          </table:table-cell>
          <table:table-cell office:value-type="float" office:value="494" calcext:value-type="float">
            <text:p>494</text:p>
          </table:table-cell>
          <table:table-cell table:formula="of:=[.D853]/100" office:value-type="float" office:value="4154.98791767067" calcext:value-type="float">
            <text:p>4154.98791767067</text:p>
          </table:table-cell>
          <table:table-cell table:formula="of:=[.E853]/100" office:value-type="float" office:value="91411.9403339768" calcext:value-type="float">
            <text:p>91411.9403339768</text:p>
          </table:table-cell>
          <table:table-cell table:formula="of:=[.F853]" office:value-type="float" office:value="494" calcext:value-type="float">
            <text:p>494</text:p>
          </table:table-cell>
        </table:table-row>
        <table:table-row table:style-name="ro2">
          <table:table-cell office:value-type="string" calcext:value-type="string">
            <text:p>Point (447839.42107606667559594 9181353.06384544260799885)</text:p>
          </table:table-cell>
          <table:table-cell office:value-type="float" office:value="107" calcext:value-type="float">
            <text:p>107</text:p>
          </table:table-cell>
          <table:table-cell office:value-type="float" office:value="873" calcext:value-type="float">
            <text:p>873</text:p>
          </table:table-cell>
          <table:table-cell office:value-type="float" office:value="447839.421076067" calcext:value-type="float">
            <text:p>447839.421076067</text:p>
          </table:table-cell>
          <table:table-cell office:value-type="float" office:value="9181353.06384544" calcext:value-type="float">
            <text:p>9181353.06384544</text:p>
          </table:table-cell>
          <table:table-cell office:value-type="float" office:value="873" calcext:value-type="float">
            <text:p>873</text:p>
          </table:table-cell>
          <table:table-cell table:formula="of:=[.D854]/100" office:value-type="float" office:value="4478.39421076067" calcext:value-type="float">
            <text:p>4478.39421076067</text:p>
          </table:table-cell>
          <table:table-cell table:formula="of:=[.E854]/100" office:value-type="float" office:value="91813.5306384544" calcext:value-type="float">
            <text:p>91813.5306384544</text:p>
          </table:table-cell>
          <table:table-cell table:formula="of:=[.F854]" office:value-type="float" office:value="873" calcext:value-type="float">
            <text:p>873</text:p>
          </table:table-cell>
        </table:table-row>
        <table:table-row table:style-name="ro2">
          <table:table-cell office:value-type="string" calcext:value-type="string">
            <text:p>Point (429815.74748047708999366 9158175.11993981152772903)</text:p>
          </table:table-cell>
          <table:table-cell office:value-type="float" office:value="104" calcext:value-type="float">
            <text:p>104</text:p>
          </table:table-cell>
          <table:table-cell office:value-type="float" office:value="490" calcext:value-type="float">
            <text:p>490</text:p>
          </table:table-cell>
          <table:table-cell office:value-type="float" office:value="429815.747480477" calcext:value-type="float">
            <text:p>429815.747480477</text:p>
          </table:table-cell>
          <table:table-cell office:value-type="float" office:value="9158175.11993981" calcext:value-type="float">
            <text:p>9158175.11993981</text:p>
          </table:table-cell>
          <table:table-cell office:value-type="float" office:value="490" calcext:value-type="float">
            <text:p>490</text:p>
          </table:table-cell>
          <table:table-cell table:formula="of:=[.D855]/100" office:value-type="float" office:value="4298.15747480477" calcext:value-type="float">
            <text:p>4298.15747480477</text:p>
          </table:table-cell>
          <table:table-cell table:formula="of:=[.E855]/100" office:value-type="float" office:value="91581.7511993981" calcext:value-type="float">
            <text:p>91581.7511993981</text:p>
          </table:table-cell>
          <table:table-cell table:formula="of:=[.F855]" office:value-type="float" office:value="490" calcext:value-type="float">
            <text:p>490</text:p>
          </table:table-cell>
        </table:table-row>
        <table:table-row table:style-name="ro2">
          <table:table-cell office:value-type="string" calcext:value-type="string">
            <text:p>Point (421791.73909585643559694 9170786.12377433106303215)</text:p>
          </table:table-cell>
          <table:table-cell office:value-type="float" office:value="105" calcext:value-type="float">
            <text:p>105</text:p>
          </table:table-cell>
          <table:table-cell office:value-type="float" office:value="522" calcext:value-type="float">
            <text:p>522</text:p>
          </table:table-cell>
          <table:table-cell office:value-type="float" office:value="421791.739095856" calcext:value-type="float">
            <text:p>421791.739095856</text:p>
          </table:table-cell>
          <table:table-cell office:value-type="float" office:value="9170786.12377433" calcext:value-type="float">
            <text:p>9170786.12377433</text:p>
          </table:table-cell>
          <table:table-cell office:value-type="float" office:value="522" calcext:value-type="float">
            <text:p>522</text:p>
          </table:table-cell>
          <table:table-cell table:formula="of:=[.D856]/100" office:value-type="float" office:value="4217.91739095856" calcext:value-type="float">
            <text:p>4217.91739095856</text:p>
          </table:table-cell>
          <table:table-cell table:formula="of:=[.E856]/100" office:value-type="float" office:value="91707.8612377433" calcext:value-type="float">
            <text:p>91707.8612377433</text:p>
          </table:table-cell>
          <table:table-cell table:formula="of:=[.F856]" office:value-type="float" office:value="522" calcext:value-type="float">
            <text:p>522</text:p>
          </table:table-cell>
        </table:table-row>
        <table:table-row table:style-name="ro2">
          <table:table-cell office:value-type="string" calcext:value-type="string">
            <text:p>Point (448025.16420508711598814 9172243.314876364544034)</text:p>
          </table:table-cell>
          <table:table-cell office:value-type="float" office:value="110" calcext:value-type="float">
            <text:p>110</text:p>
          </table:table-cell>
          <table:table-cell office:value-type="float" office:value="935" calcext:value-type="float">
            <text:p>935</text:p>
          </table:table-cell>
          <table:table-cell office:value-type="float" office:value="448025.164205087" calcext:value-type="float">
            <text:p>448025.164205087</text:p>
          </table:table-cell>
          <table:table-cell office:value-type="float" office:value="9172243.31487637" calcext:value-type="float">
            <text:p>9172243.31487637</text:p>
          </table:table-cell>
          <table:table-cell office:value-type="float" office:value="935" calcext:value-type="float">
            <text:p>935</text:p>
          </table:table-cell>
          <table:table-cell table:formula="of:=[.D857]/100" office:value-type="float" office:value="4480.25164205087" calcext:value-type="float">
            <text:p>4480.25164205087</text:p>
          </table:table-cell>
          <table:table-cell table:formula="of:=[.E857]/100" office:value-type="float" office:value="91722.4331487637" calcext:value-type="float">
            <text:p>91722.4331487637</text:p>
          </table:table-cell>
          <table:table-cell table:formula="of:=[.F857]" office:value-type="float" office:value="935" calcext:value-type="float">
            <text:p>935</text:p>
          </table:table-cell>
        </table:table-row>
        <table:table-row table:style-name="ro2">
          <table:table-cell office:value-type="string" calcext:value-type="string">
            <text:p>Point (440633.2071981561020948 9136927.02160098031163216)</text:p>
          </table:table-cell>
          <table:table-cell office:value-type="float" office:value="111" calcext:value-type="float">
            <text:p>111</text:p>
          </table:table-cell>
          <table:table-cell office:value-type="float" office:value="450" calcext:value-type="float">
            <text:p>450</text:p>
          </table:table-cell>
          <table:table-cell office:value-type="float" office:value="440633.207198156" calcext:value-type="float">
            <text:p>440633.207198156</text:p>
          </table:table-cell>
          <table:table-cell office:value-type="float" office:value="9136927.02160098" calcext:value-type="float">
            <text:p>9136927.02160098</text:p>
          </table:table-cell>
          <table:table-cell office:value-type="float" office:value="450" calcext:value-type="float">
            <text:p>450</text:p>
          </table:table-cell>
          <table:table-cell table:formula="of:=[.D858]/100" office:value-type="float" office:value="4406.33207198156" calcext:value-type="float">
            <text:p>4406.33207198156</text:p>
          </table:table-cell>
          <table:table-cell table:formula="of:=[.E858]/100" office:value-type="float" office:value="91369.2702160098" calcext:value-type="float">
            <text:p>91369.2702160098</text:p>
          </table:table-cell>
          <table:table-cell table:formula="of:=[.F858]"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Point (454530.35224820324219763 9153230.16480014100670815)</text:p>
          </table:table-cell>
          <table:table-cell office:value-type="float" office:value="108" calcext:value-type="float">
            <text:p>108</text:p>
          </table:table-cell>
          <table:table-cell office:value-type="float" office:value="627" calcext:value-type="float">
            <text:p>627</text:p>
          </table:table-cell>
          <table:table-cell office:value-type="float" office:value="454530.352248203" calcext:value-type="float">
            <text:p>454530.352248203</text:p>
          </table:table-cell>
          <table:table-cell office:value-type="float" office:value="9153230.16480014" calcext:value-type="float">
            <text:p>9153230.16480014</text:p>
          </table:table-cell>
          <table:table-cell office:value-type="float" office:value="627" calcext:value-type="float">
            <text:p>627</text:p>
          </table:table-cell>
          <table:table-cell table:formula="of:=[.D859]/100" office:value-type="float" office:value="4545.30352248203" calcext:value-type="float">
            <text:p>4545.30352248203</text:p>
          </table:table-cell>
          <table:table-cell table:formula="of:=[.E859]/100" office:value-type="float" office:value="91532.3016480014" calcext:value-type="float">
            <text:p>91532.3016480014</text:p>
          </table:table-cell>
          <table:table-cell table:formula="of:=[.F859]" office:value-type="float" office:value="627" calcext:value-type="float">
            <text:p>627</text:p>
          </table:table-cell>
        </table:table-row>
        <table:table-row table:style-name="ro2">
          <table:table-cell office:value-type="string" calcext:value-type="string">
            <text:p>Point (442231.40720552270067856 9129616.68374261073768139)</text:p>
          </table:table-cell>
          <table:table-cell office:value-type="float" office:value="109" calcext:value-type="float">
            <text:p>109</text:p>
          </table:table-cell>
          <table:table-cell office:value-type="float" office:value="453" calcext:value-type="float">
            <text:p>453</text:p>
          </table:table-cell>
          <table:table-cell office:value-type="float" office:value="442231.407205523" calcext:value-type="float">
            <text:p>442231.407205523</text:p>
          </table:table-cell>
          <table:table-cell office:value-type="float" office:value="9129616.68374261" calcext:value-type="float">
            <text:p>9129616.68374261</text:p>
          </table:table-cell>
          <table:table-cell office:value-type="float" office:value="453" calcext:value-type="float">
            <text:p>453</text:p>
          </table:table-cell>
          <table:table-cell table:formula="of:=[.D860]/100" office:value-type="float" office:value="4422.31407205523" calcext:value-type="float">
            <text:p>4422.31407205523</text:p>
          </table:table-cell>
          <table:table-cell table:formula="of:=[.E860]/100" office:value-type="float" office:value="91296.1668374261" calcext:value-type="float">
            <text:p>91296.1668374261</text:p>
          </table:table-cell>
          <table:table-cell table:formula="of:=[.F860]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Point (466934.28198474110104144 9148546.70038515701889992)</text:p>
          </table:table-cell>
          <table:table-cell office:value-type="float" office:value="98" calcext:value-type="float">
            <text:p>98</text:p>
          </table:table-cell>
          <table:table-cell office:value-type="float" office:value="618" calcext:value-type="float">
            <text:p>618</text:p>
          </table:table-cell>
          <table:table-cell office:value-type="float" office:value="466934.281984741" calcext:value-type="float">
            <text:p>466934.281984741</text:p>
          </table:table-cell>
          <table:table-cell office:value-type="float" office:value="9148546.70038516" calcext:value-type="float">
            <text:p>9148546.70038516</text:p>
          </table:table-cell>
          <table:table-cell office:value-type="float" office:value="618" calcext:value-type="float">
            <text:p>618</text:p>
          </table:table-cell>
          <table:table-cell table:formula="of:=[.D861]/100" office:value-type="float" office:value="4669.34281984741" calcext:value-type="float">
            <text:p>4669.34281984741</text:p>
          </table:table-cell>
          <table:table-cell table:formula="of:=[.E861]/100" office:value-type="float" office:value="91485.4670038516" calcext:value-type="float">
            <text:p>91485.4670038516</text:p>
          </table:table-cell>
          <table:table-cell table:formula="of:=[.F861]" office:value-type="float" office:value="618" calcext:value-type="float">
            <text:p>618</text:p>
          </table:table-cell>
        </table:table-row>
        <table:table-row table:style-name="ro2">
          <table:table-cell office:value-type="string" calcext:value-type="string">
            <text:p>Point (451418.64338648115517572 9132897.90755249559879303)</text:p>
          </table:table-cell>
          <table:table-cell office:value-type="float" office:value="99" calcext:value-type="float">
            <text:p>99</text:p>
          </table:table-cell>
          <table:table-cell office:value-type="float" office:value="426" calcext:value-type="float">
            <text:p>426</text:p>
          </table:table-cell>
          <table:table-cell office:value-type="float" office:value="451418.643386481" calcext:value-type="float">
            <text:p>451418.643386481</text:p>
          </table:table-cell>
          <table:table-cell office:value-type="float" office:value="9132897.9075525" calcext:value-type="float">
            <text:p>9132897.9075525</text:p>
          </table:table-cell>
          <table:table-cell office:value-type="float" office:value="426" calcext:value-type="float">
            <text:p>426</text:p>
          </table:table-cell>
          <table:table-cell table:formula="of:=[.D862]/100" office:value-type="float" office:value="4514.18643386481" calcext:value-type="float">
            <text:p>4514.18643386481</text:p>
          </table:table-cell>
          <table:table-cell table:formula="of:=[.E862]/100" office:value-type="float" office:value="91328.979075525" calcext:value-type="float">
            <text:p>91328.979075525</text:p>
          </table:table-cell>
          <table:table-cell table:formula="of:=[.F862]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Point (438675.24832359200809151 9177327.11232760362327099)</text:p>
          </table:table-cell>
          <table:table-cell office:value-type="float" office:value="96" calcext:value-type="float">
            <text:p>96</text:p>
          </table:table-cell>
          <table:table-cell office:value-type="float" office:value="936" calcext:value-type="float">
            <text:p>936</text:p>
          </table:table-cell>
          <table:table-cell office:value-type="float" office:value="438675.248323592" calcext:value-type="float">
            <text:p>438675.248323592</text:p>
          </table:table-cell>
          <table:table-cell office:value-type="float" office:value="9177327.1123276" calcext:value-type="float">
            <text:p>9177327.1123276</text:p>
          </table:table-cell>
          <table:table-cell office:value-type="float" office:value="936" calcext:value-type="float">
            <text:p>936</text:p>
          </table:table-cell>
          <table:table-cell table:formula="of:=[.D863]/100" office:value-type="float" office:value="4386.75248323592" calcext:value-type="float">
            <text:p>4386.75248323592</text:p>
          </table:table-cell>
          <table:table-cell table:formula="of:=[.E863]/100" office:value-type="float" office:value="91773.271123276" calcext:value-type="float">
            <text:p>91773.271123276</text:p>
          </table:table-cell>
          <table:table-cell table:formula="of:=[.F863]" office:value-type="float" office:value="936" calcext:value-type="float">
            <text:p>936</text:p>
          </table:table-cell>
        </table:table-row>
        <table:table-row table:style-name="ro2">
          <table:table-cell office:value-type="string" calcext:value-type="string">
            <text:p>Point (428681.06861278548603877 9154497.68298073299229145)</text:p>
          </table:table-cell>
          <table:table-cell office:value-type="float" office:value="97" calcext:value-type="float">
            <text:p>97</text:p>
          </table:table-cell>
          <table:table-cell office:value-type="float" office:value="474" calcext:value-type="float">
            <text:p>474</text:p>
          </table:table-cell>
          <table:table-cell office:value-type="float" office:value="428681.068612786" calcext:value-type="float">
            <text:p>428681.068612786</text:p>
          </table:table-cell>
          <table:table-cell office:value-type="float" office:value="9154497.68298073" calcext:value-type="float">
            <text:p>9154497.68298073</text:p>
          </table:table-cell>
          <table:table-cell office:value-type="float" office:value="474" calcext:value-type="float">
            <text:p>474</text:p>
          </table:table-cell>
          <table:table-cell table:formula="of:=[.D864]/100" office:value-type="float" office:value="4286.81068612786" calcext:value-type="float">
            <text:p>4286.81068612786</text:p>
          </table:table-cell>
          <table:table-cell table:formula="of:=[.E864]/100" office:value-type="float" office:value="91544.9768298073" calcext:value-type="float">
            <text:p>91544.9768298073</text:p>
          </table:table-cell>
          <table:table-cell table:formula="of:=[.F864]" office:value-type="float" office:value="474" calcext:value-type="float">
            <text:p>474</text:p>
          </table:table-cell>
        </table:table-row>
        <table:table-row table:style-name="ro2">
          <table:table-cell office:value-type="string" calcext:value-type="string">
            <text:p>Point (424477.28716247616102919 9145669.32346264645457268)</text:p>
          </table:table-cell>
          <table:table-cell office:value-type="float" office:value="102" calcext:value-type="float">
            <text:p>102</text:p>
          </table:table-cell>
          <table:table-cell office:value-type="float" office:value="489" calcext:value-type="float">
            <text:p>489</text:p>
          </table:table-cell>
          <table:table-cell office:value-type="float" office:value="424477.287162476" calcext:value-type="float">
            <text:p>424477.287162476</text:p>
          </table:table-cell>
          <table:table-cell office:value-type="float" office:value="9145669.32346265" calcext:value-type="float">
            <text:p>9145669.32346265</text:p>
          </table:table-cell>
          <table:table-cell office:value-type="float" office:value="489" calcext:value-type="float">
            <text:p>489</text:p>
          </table:table-cell>
          <table:table-cell table:formula="of:=[.D865]/100" office:value-type="float" office:value="4244.77287162476" calcext:value-type="float">
            <text:p>4244.77287162476</text:p>
          </table:table-cell>
          <table:table-cell table:formula="of:=[.E865]/100" office:value-type="float" office:value="91456.6932346265" calcext:value-type="float">
            <text:p>91456.6932346265</text:p>
          </table:table-cell>
          <table:table-cell table:formula="of:=[.F865]" office:value-type="float" office:value="489" calcext:value-type="float">
            <text:p>489</text:p>
          </table:table-cell>
        </table:table-row>
        <table:table-row table:style-name="ro2">
          <table:table-cell office:value-type="string" calcext:value-type="string">
            <text:p>Point (420861.78714399813907221 9174426.1288002822548151)</text:p>
          </table:table-cell>
          <table:table-cell office:value-type="float" office:value="103" calcext:value-type="float">
            <text:p>103</text:p>
          </table:table-cell>
          <table:table-cell office:value-type="float" office:value="601" calcext:value-type="float">
            <text:p>601</text:p>
          </table:table-cell>
          <table:table-cell office:value-type="float" office:value="420861.787143998" calcext:value-type="float">
            <text:p>420861.787143998</text:p>
          </table:table-cell>
          <table:table-cell office:value-type="float" office:value="9174426.12880028" calcext:value-type="float">
            <text:p>9174426.12880028</text:p>
          </table:table-cell>
          <table:table-cell office:value-type="float" office:value="601" calcext:value-type="float">
            <text:p>601</text:p>
          </table:table-cell>
          <table:table-cell table:formula="of:=[.D866]/100" office:value-type="float" office:value="4208.61787143998" calcext:value-type="float">
            <text:p>4208.61787143998</text:p>
          </table:table-cell>
          <table:table-cell table:formula="of:=[.E866]/100" office:value-type="float" office:value="91744.2612880028" calcext:value-type="float">
            <text:p>91744.2612880028</text:p>
          </table:table-cell>
          <table:table-cell table:formula="of:=[.F866]" office:value-type="float" office:value="601" calcext:value-type="float">
            <text:p>601</text:p>
          </table:table-cell>
        </table:table-row>
        <table:table-row table:style-name="ro2">
          <table:table-cell office:value-type="string" calcext:value-type="string">
            <text:p>Point (420726.10348687635269016 9179169.89359286054968834)</text:p>
          </table:table-cell>
          <table:table-cell office:value-type="float" office:value="100" calcext:value-type="float">
            <text:p>100</text:p>
          </table:table-cell>
          <table:table-cell office:value-type="float" office:value="831" calcext:value-type="float">
            <text:p>831</text:p>
          </table:table-cell>
          <table:table-cell office:value-type="float" office:value="420726.103486876" calcext:value-type="float">
            <text:p>420726.103486876</text:p>
          </table:table-cell>
          <table:table-cell office:value-type="float" office:value="9179169.89359286" calcext:value-type="float">
            <text:p>9179169.89359286</text:p>
          </table:table-cell>
          <table:table-cell office:value-type="float" office:value="831" calcext:value-type="float">
            <text:p>831</text:p>
          </table:table-cell>
          <table:table-cell table:formula="of:=[.D867]/100" office:value-type="float" office:value="4207.26103486876" calcext:value-type="float">
            <text:p>4207.26103486876</text:p>
          </table:table-cell>
          <table:table-cell table:formula="of:=[.E867]/100" office:value-type="float" office:value="91791.6989359286" calcext:value-type="float">
            <text:p>91791.6989359286</text:p>
          </table:table-cell>
          <table:table-cell table:formula="of:=[.F867]" office:value-type="float" office:value="831" calcext:value-type="float">
            <text:p>831</text:p>
          </table:table-cell>
        </table:table-row>
        <table:table-row table:style-name="ro2">
          <table:table-cell office:value-type="string" calcext:value-type="string">
            <text:p>Point (460289.25238316849572584 9128736.65931392088532448)</text:p>
          </table:table-cell>
          <table:table-cell office:value-type="float" office:value="101" calcext:value-type="float">
            <text:p>101</text:p>
          </table:table-cell>
          <table:table-cell office:value-type="float" office:value="457" calcext:value-type="float">
            <text:p>457</text:p>
          </table:table-cell>
          <table:table-cell office:value-type="float" office:value="460289.252383169" calcext:value-type="float">
            <text:p>460289.252383169</text:p>
          </table:table-cell>
          <table:table-cell office:value-type="float" office:value="9128736.65931392" calcext:value-type="float">
            <text:p>9128736.65931392</text:p>
          </table:table-cell>
          <table:table-cell office:value-type="float" office:value="457" calcext:value-type="float">
            <text:p>457</text:p>
          </table:table-cell>
          <table:table-cell table:formula="of:=[.D868]/100" office:value-type="float" office:value="4602.89252383169" calcext:value-type="float">
            <text:p>4602.89252383169</text:p>
          </table:table-cell>
          <table:table-cell table:formula="of:=[.E868]/100" office:value-type="float" office:value="91287.3665931392" calcext:value-type="float">
            <text:p>91287.3665931392</text:p>
          </table:table-cell>
          <table:table-cell table:formula="of:=[.F868]" office:value-type="float" office:value="457" calcext:value-type="float">
            <text:p>457</text:p>
          </table:table-cell>
        </table:table-row>
        <table:table-row table:style-name="ro2">
          <table:table-cell office:value-type="string" calcext:value-type="string">
            <text:p>Point (421243.89240514050470665 9170239.41013200767338276)</text:p>
          </table:table-cell>
          <table:table-cell office:value-type="float" office:value="122" calcext:value-type="float">
            <text:p>122</text:p>
          </table:table-cell>
          <table:table-cell office:value-type="float" office:value="513" calcext:value-type="float">
            <text:p>513</text:p>
          </table:table-cell>
          <table:table-cell office:value-type="float" office:value="421243.892405141" calcext:value-type="float">
            <text:p>421243.892405141</text:p>
          </table:table-cell>
          <table:table-cell office:value-type="float" office:value="9170239.41013201" calcext:value-type="float">
            <text:p>9170239.41013201</text:p>
          </table:table-cell>
          <table:table-cell office:value-type="float" office:value="513" calcext:value-type="float">
            <text:p>513</text:p>
          </table:table-cell>
          <table:table-cell table:formula="of:=[.D869]/100" office:value-type="float" office:value="4212.43892405141" calcext:value-type="float">
            <text:p>4212.43892405141</text:p>
          </table:table-cell>
          <table:table-cell table:formula="of:=[.E869]/100" office:value-type="float" office:value="91702.3941013201" calcext:value-type="float">
            <text:p>91702.3941013201</text:p>
          </table:table-cell>
          <table:table-cell table:formula="of:=[.F869]" office:value-type="float" office:value="513" calcext:value-type="float">
            <text:p>513</text:p>
          </table:table-cell>
        </table:table-row>
        <table:table-row table:style-name="ro2">
          <table:table-cell office:value-type="string" calcext:value-type="string">
            <text:p>Point (454894.12592827173648402 9178378.78889132663607597)</text:p>
          </table:table-cell>
          <table:table-cell office:value-type="float" office:value="123" calcext:value-type="float">
            <text:p>123</text:p>
          </table:table-cell>
          <table:table-cell office:value-type="float" office:value="908" calcext:value-type="float">
            <text:p>908</text:p>
          </table:table-cell>
          <table:table-cell office:value-type="float" office:value="454894.125928272" calcext:value-type="float">
            <text:p>454894.125928272</text:p>
          </table:table-cell>
          <table:table-cell office:value-type="float" office:value="9178378.78889133" calcext:value-type="float">
            <text:p>9178378.78889133</text:p>
          </table:table-cell>
          <table:table-cell office:value-type="float" office:value="908" calcext:value-type="float">
            <text:p>908</text:p>
          </table:table-cell>
          <table:table-cell table:formula="of:=[.D870]/100" office:value-type="float" office:value="4548.94125928272" calcext:value-type="float">
            <text:p>4548.94125928272</text:p>
          </table:table-cell>
          <table:table-cell table:formula="of:=[.E870]/100" office:value-type="float" office:value="91783.7878889133" calcext:value-type="float">
            <text:p>91783.7878889133</text:p>
          </table:table-cell>
          <table:table-cell table:formula="of:=[.F870]" office:value-type="float" office:value="908" calcext:value-type="float">
            <text:p>908</text:p>
          </table:table-cell>
        </table:table-row>
        <table:table-row table:style-name="ro2">
          <table:table-cell office:value-type="string" calcext:value-type="string">
            <text:p>Point (458395.55361932551022619 9129231.43482136912643909)</text:p>
          </table:table-cell>
          <table:table-cell office:value-type="float" office:value="120" calcext:value-type="float">
            <text:p>120</text:p>
          </table:table-cell>
          <table:table-cell office:value-type="float" office:value="467" calcext:value-type="float">
            <text:p>467</text:p>
          </table:table-cell>
          <table:table-cell office:value-type="float" office:value="458395.553619326" calcext:value-type="float">
            <text:p>458395.553619326</text:p>
          </table:table-cell>
          <table:table-cell office:value-type="float" office:value="9129231.43482137" calcext:value-type="float">
            <text:p>9129231.43482137</text:p>
          </table:table-cell>
          <table:table-cell office:value-type="float" office:value="467" calcext:value-type="float">
            <text:p>467</text:p>
          </table:table-cell>
          <table:table-cell table:formula="of:=[.D871]/100" office:value-type="float" office:value="4583.95553619326" calcext:value-type="float">
            <text:p>4583.95553619326</text:p>
          </table:table-cell>
          <table:table-cell table:formula="of:=[.E871]/100" office:value-type="float" office:value="91292.3143482137" calcext:value-type="float">
            <text:p>91292.3143482137</text:p>
          </table:table-cell>
          <table:table-cell table:formula="of:=[.F871]" office:value-type="float" office:value="467" calcext:value-type="float">
            <text:p>467</text:p>
          </table:table-cell>
        </table:table-row>
        <table:table-row table:style-name="ro2">
          <table:table-cell office:value-type="string" calcext:value-type="string">
            <text:p>Point (415073.14990421081893146 9179161.43769852258265018)</text:p>
          </table:table-cell>
          <table:table-cell office:value-type="float" office:value="121" calcext:value-type="float">
            <text:p>121</text:p>
          </table:table-cell>
          <table:table-cell office:value-type="float" office:value="770" calcext:value-type="float">
            <text:p>770</text:p>
          </table:table-cell>
          <table:table-cell office:value-type="float" office:value="415073.149904211" calcext:value-type="float">
            <text:p>415073.149904211</text:p>
          </table:table-cell>
          <table:table-cell office:value-type="float" office:value="9179161.43769852" calcext:value-type="float">
            <text:p>9179161.43769852</text:p>
          </table:table-cell>
          <table:table-cell office:value-type="float" office:value="770" calcext:value-type="float">
            <text:p>770</text:p>
          </table:table-cell>
          <table:table-cell table:formula="of:=[.D872]/100" office:value-type="float" office:value="4150.73149904211" calcext:value-type="float">
            <text:p>4150.73149904211</text:p>
          </table:table-cell>
          <table:table-cell table:formula="of:=[.E872]/100" office:value-type="float" office:value="91791.6143769852" calcext:value-type="float">
            <text:p>91791.6143769852</text:p>
          </table:table-cell>
          <table:table-cell table:formula="of:=[.F872]" office:value-type="float" office:value="770" calcext:value-type="float">
            <text:p>770</text:p>
          </table:table-cell>
        </table:table-row>
        <table:table-row table:style-name="ro2">
          <table:table-cell office:value-type="string" calcext:value-type="string">
            <text:p>Point (413381.53496748063480482 9182626.31479591317474842)</text:p>
          </table:table-cell>
          <table:table-cell office:value-type="float" office:value="126" calcext:value-type="float">
            <text:p>126</text:p>
          </table:table-cell>
          <table:table-cell office:value-type="float" office:value="916" calcext:value-type="float">
            <text:p>916</text:p>
          </table:table-cell>
          <table:table-cell office:value-type="float" office:value="413381.534967481" calcext:value-type="float">
            <text:p>413381.534967481</text:p>
          </table:table-cell>
          <table:table-cell office:value-type="float" office:value="9182626.31479591" calcext:value-type="float">
            <text:p>9182626.31479591</text:p>
          </table:table-cell>
          <table:table-cell office:value-type="float" office:value="916" calcext:value-type="float">
            <text:p>916</text:p>
          </table:table-cell>
          <table:table-cell table:formula="of:=[.D873]/100" office:value-type="float" office:value="4133.81534967481" calcext:value-type="float">
            <text:p>4133.81534967481</text:p>
          </table:table-cell>
          <table:table-cell table:formula="of:=[.E873]/100" office:value-type="float" office:value="91826.2631479591" calcext:value-type="float">
            <text:p>91826.2631479591</text:p>
          </table:table-cell>
          <table:table-cell table:formula="of:=[.F873]" office:value-type="float" office:value="916" calcext:value-type="float">
            <text:p>916</text:p>
          </table:table-cell>
        </table:table-row>
        <table:table-row table:style-name="ro2">
          <table:table-cell office:value-type="string" calcext:value-type="string">
            <text:p>Point (466872.81562384287826717 9164784.448984045535326)</text:p>
          </table:table-cell>
          <table:table-cell office:value-type="float" office:value="127" calcext:value-type="float">
            <text:p>127</text:p>
          </table:table-cell>
          <table:table-cell office:value-type="float" office:value="858" calcext:value-type="float">
            <text:p>858</text:p>
          </table:table-cell>
          <table:table-cell office:value-type="float" office:value="466872.815623843" calcext:value-type="float">
            <text:p>466872.815623843</text:p>
          </table:table-cell>
          <table:table-cell office:value-type="float" office:value="9164784.44898405" calcext:value-type="float">
            <text:p>9164784.44898405</text:p>
          </table:table-cell>
          <table:table-cell office:value-type="float" office:value="858" calcext:value-type="float">
            <text:p>858</text:p>
          </table:table-cell>
          <table:table-cell table:formula="of:=[.D874]/100" office:value-type="float" office:value="4668.72815623843" calcext:value-type="float">
            <text:p>4668.72815623843</text:p>
          </table:table-cell>
          <table:table-cell table:formula="of:=[.E874]/100" office:value-type="float" office:value="91647.8444898405" calcext:value-type="float">
            <text:p>91647.8444898405</text:p>
          </table:table-cell>
          <table:table-cell table:formula="of:=[.F874]" office:value-type="float" office:value="858" calcext:value-type="float">
            <text:p>858</text:p>
          </table:table-cell>
        </table:table-row>
        <table:table-row table:style-name="ro2">
          <table:table-cell office:value-type="string" calcext:value-type="string">
            <text:p>Point (451386.14334491215413436 9134553.9862693902105093)</text:p>
          </table:table-cell>
          <table:table-cell office:value-type="float" office:value="124" calcext:value-type="float">
            <text:p>124</text:p>
          </table:table-cell>
          <table:table-cell office:value-type="float" office:value="480" calcext:value-type="float">
            <text:p>480</text:p>
          </table:table-cell>
          <table:table-cell office:value-type="float" office:value="451386.143344912" calcext:value-type="float">
            <text:p>451386.143344912</text:p>
          </table:table-cell>
          <table:table-cell office:value-type="float" office:value="9134553.98626939" calcext:value-type="float">
            <text:p>9134553.98626939</text:p>
          </table:table-cell>
          <table:table-cell office:value-type="float" office:value="480" calcext:value-type="float">
            <text:p>480</text:p>
          </table:table-cell>
          <table:table-cell table:formula="of:=[.D875]/100" office:value-type="float" office:value="4513.86143344912" calcext:value-type="float">
            <text:p>4513.86143344912</text:p>
          </table:table-cell>
          <table:table-cell table:formula="of:=[.E875]/100" office:value-type="float" office:value="91345.5398626939" calcext:value-type="float">
            <text:p>91345.5398626939</text:p>
          </table:table-cell>
          <table:table-cell table:formula="of:=[.F875]"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Point (428919.83353562233969569 9165986.77193273790180683)</text:p>
          </table:table-cell>
          <table:table-cell office:value-type="float" office:value="125" calcext:value-type="float">
            <text:p>125</text:p>
          </table:table-cell>
          <table:table-cell office:value-type="float" office:value="594" calcext:value-type="float">
            <text:p>594</text:p>
          </table:table-cell>
          <table:table-cell office:value-type="float" office:value="428919.833535622" calcext:value-type="float">
            <text:p>428919.833535622</text:p>
          </table:table-cell>
          <table:table-cell office:value-type="float" office:value="9165986.77193274" calcext:value-type="float">
            <text:p>9165986.77193274</text:p>
          </table:table-cell>
          <table:table-cell office:value-type="float" office:value="594" calcext:value-type="float">
            <text:p>594</text:p>
          </table:table-cell>
          <table:table-cell table:formula="of:=[.D876]/100" office:value-type="float" office:value="4289.19833535622" calcext:value-type="float">
            <text:p>4289.19833535622</text:p>
          </table:table-cell>
          <table:table-cell table:formula="of:=[.E876]/100" office:value-type="float" office:value="91659.8677193274" calcext:value-type="float">
            <text:p>91659.8677193274</text:p>
          </table:table-cell>
          <table:table-cell table:formula="of:=[.F876]" office:value-type="float" office:value="594" calcext:value-type="float">
            <text:p>594</text:p>
          </table:table-cell>
        </table:table-row>
        <table:table-row table:style-name="ro2">
          <table:table-cell office:value-type="string" calcext:value-type="string">
            <text:p>Point (431053.95877338544232771 9174765.41453798115253448)</text:p>
          </table:table-cell>
          <table:table-cell office:value-type="float" office:value="114" calcext:value-type="float">
            <text:p>114</text:p>
          </table:table-cell>
          <table:table-cell office:value-type="float" office:value="961" calcext:value-type="float">
            <text:p>961</text:p>
          </table:table-cell>
          <table:table-cell office:value-type="float" office:value="431053.958773386" calcext:value-type="float">
            <text:p>431053.958773386</text:p>
          </table:table-cell>
          <table:table-cell office:value-type="float" office:value="9174765.41453798" calcext:value-type="float">
            <text:p>9174765.41453798</text:p>
          </table:table-cell>
          <table:table-cell office:value-type="float" office:value="961" calcext:value-type="float">
            <text:p>961</text:p>
          </table:table-cell>
          <table:table-cell table:formula="of:=[.D877]/100" office:value-type="float" office:value="4310.53958773385" calcext:value-type="float">
            <text:p>4310.53958773385</text:p>
          </table:table-cell>
          <table:table-cell table:formula="of:=[.E877]/100" office:value-type="float" office:value="91747.6541453798" calcext:value-type="float">
            <text:p>91747.6541453798</text:p>
          </table:table-cell>
          <table:table-cell table:formula="of:=[.F877]" office:value-type="float" office:value="961" calcext:value-type="float">
            <text:p>961</text:p>
          </table:table-cell>
        </table:table-row>
        <table:table-row table:style-name="ro2">
          <table:table-cell office:value-type="string" calcext:value-type="string">
            <text:p>Point (461052.19487566204043105 9163252.43892417289316654)</text:p>
          </table:table-cell>
          <table:table-cell office:value-type="float" office:value="115" calcext:value-type="float">
            <text:p>115</text:p>
          </table:table-cell>
          <table:table-cell office:value-type="float" office:value="904" calcext:value-type="float">
            <text:p>904</text:p>
          </table:table-cell>
          <table:table-cell office:value-type="float" office:value="461052.194875662" calcext:value-type="float">
            <text:p>461052.194875662</text:p>
          </table:table-cell>
          <table:table-cell office:value-type="float" office:value="9163252.43892417" calcext:value-type="float">
            <text:p>9163252.43892417</text:p>
          </table:table-cell>
          <table:table-cell office:value-type="float" office:value="904" calcext:value-type="float">
            <text:p>904</text:p>
          </table:table-cell>
          <table:table-cell table:formula="of:=[.D878]/100" office:value-type="float" office:value="4610.52194875662" calcext:value-type="float">
            <text:p>4610.52194875662</text:p>
          </table:table-cell>
          <table:table-cell table:formula="of:=[.E878]/100" office:value-type="float" office:value="91632.5243892417" calcext:value-type="float">
            <text:p>91632.5243892417</text:p>
          </table:table-cell>
          <table:table-cell table:formula="of:=[.F878]" office:value-type="float" office:value="904" calcext:value-type="float">
            <text:p>904</text:p>
          </table:table-cell>
        </table:table-row>
        <table:table-row table:style-name="ro2">
          <table:table-cell office:value-type="string" calcext:value-type="string">
            <text:p>Point (457117.95042859582463279 9132735.81291792914271355)</text:p>
          </table:table-cell>
          <table:table-cell office:value-type="float" office:value="112" calcext:value-type="float">
            <text:p>112</text:p>
          </table:table-cell>
          <table:table-cell office:value-type="float" office:value="452" calcext:value-type="float">
            <text:p>452</text:p>
          </table:table-cell>
          <table:table-cell office:value-type="float" office:value="457117.950428596" calcext:value-type="float">
            <text:p>457117.950428596</text:p>
          </table:table-cell>
          <table:table-cell office:value-type="float" office:value="9132735.81291793" calcext:value-type="float">
            <text:p>9132735.81291793</text:p>
          </table:table-cell>
          <table:table-cell office:value-type="float" office:value="452" calcext:value-type="float">
            <text:p>452</text:p>
          </table:table-cell>
          <table:table-cell table:formula="of:=[.D879]/100" office:value-type="float" office:value="4571.17950428596" calcext:value-type="float">
            <text:p>4571.17950428596</text:p>
          </table:table-cell>
          <table:table-cell table:formula="of:=[.E879]/100" office:value-type="float" office:value="91327.3581291793" calcext:value-type="float">
            <text:p>91327.3581291793</text:p>
          </table:table-cell>
          <table:table-cell table:formula="of:=[.F879]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Point (457683.97049213194986805 9167999.03830499947071075)</text:p>
          </table:table-cell>
          <table:table-cell office:value-type="float" office:value="113" calcext:value-type="float">
            <text:p>113</text:p>
          </table:table-cell>
          <table:table-cell office:value-type="float" office:value="897" calcext:value-type="float">
            <text:p>897</text:p>
          </table:table-cell>
          <table:table-cell office:value-type="float" office:value="457683.970492132" calcext:value-type="float">
            <text:p>457683.970492132</text:p>
          </table:table-cell>
          <table:table-cell office:value-type="float" office:value="9167999.038305" calcext:value-type="float">
            <text:p>9167999.038305</text:p>
          </table:table-cell>
          <table:table-cell office:value-type="float" office:value="897" calcext:value-type="float">
            <text:p>897</text:p>
          </table:table-cell>
          <table:table-cell table:formula="of:=[.D880]/100" office:value-type="float" office:value="4576.83970492132" calcext:value-type="float">
            <text:p>4576.83970492132</text:p>
          </table:table-cell>
          <table:table-cell table:formula="of:=[.E880]/100" office:value-type="float" office:value="91679.99038305" calcext:value-type="float">
            <text:p>91679.99038305</text:p>
          </table:table-cell>
          <table:table-cell table:formula="of:=[.F880]" office:value-type="float" office:value="897" calcext:value-type="float">
            <text:p>897</text:p>
          </table:table-cell>
        </table:table-row>
        <table:table-row table:style-name="ro2">
          <table:table-cell office:value-type="string" calcext:value-type="string">
            <text:p>Point (424757.64979022584157065 9144057.58366415277123451)</text:p>
          </table:table-cell>
          <table:table-cell office:value-type="float" office:value="118" calcext:value-type="float">
            <text:p>118</text:p>
          </table:table-cell>
          <table:table-cell office:value-type="float" office:value="485" calcext:value-type="float">
            <text:p>485</text:p>
          </table:table-cell>
          <table:table-cell office:value-type="float" office:value="424757.649790226" calcext:value-type="float">
            <text:p>424757.649790226</text:p>
          </table:table-cell>
          <table:table-cell office:value-type="float" office:value="9144057.58366415" calcext:value-type="float">
            <text:p>9144057.58366415</text:p>
          </table:table-cell>
          <table:table-cell office:value-type="float" office:value="485" calcext:value-type="float">
            <text:p>485</text:p>
          </table:table-cell>
          <table:table-cell table:formula="of:=[.D881]/100" office:value-type="float" office:value="4247.57649790226" calcext:value-type="float">
            <text:p>4247.57649790226</text:p>
          </table:table-cell>
          <table:table-cell table:formula="of:=[.E881]/100" office:value-type="float" office:value="91440.5758366415" calcext:value-type="float">
            <text:p>91440.5758366415</text:p>
          </table:table-cell>
          <table:table-cell table:formula="of:=[.F881]" office:value-type="float" office:value="485" calcext:value-type="float">
            <text:p>485</text:p>
          </table:table-cell>
        </table:table-row>
        <table:table-row table:style-name="ro2">
          <table:table-cell office:value-type="string" calcext:value-type="string">
            <text:p>Point (415077.21318121301010251 9183649.7852347120642662)</text:p>
          </table:table-cell>
          <table:table-cell office:value-type="float" office:value="119" calcext:value-type="float">
            <text:p>119</text:p>
          </table:table-cell>
          <table:table-cell office:value-type="float" office:value="922" calcext:value-type="float">
            <text:p>922</text:p>
          </table:table-cell>
          <table:table-cell office:value-type="float" office:value="415077.213181213" calcext:value-type="float">
            <text:p>415077.213181213</text:p>
          </table:table-cell>
          <table:table-cell office:value-type="float" office:value="9183649.78523471" calcext:value-type="float">
            <text:p>9183649.78523471</text:p>
          </table:table-cell>
          <table:table-cell office:value-type="float" office:value="922" calcext:value-type="float">
            <text:p>922</text:p>
          </table:table-cell>
          <table:table-cell table:formula="of:=[.D882]/100" office:value-type="float" office:value="4150.77213181213" calcext:value-type="float">
            <text:p>4150.77213181213</text:p>
          </table:table-cell>
          <table:table-cell table:formula="of:=[.E882]/100" office:value-type="float" office:value="91836.4978523471" calcext:value-type="float">
            <text:p>91836.4978523471</text:p>
          </table:table-cell>
          <table:table-cell table:formula="of:=[.F882]" office:value-type="float" office:value="922" calcext:value-type="float">
            <text:p>922</text:p>
          </table:table-cell>
        </table:table-row>
        <table:table-row table:style-name="ro2">
          <table:table-cell office:value-type="string" calcext:value-type="string">
            <text:p>Point (429320.84165254229446873 9145194.68230661377310753)</text:p>
          </table:table-cell>
          <table:table-cell office:value-type="float" office:value="116" calcext:value-type="float">
            <text:p>116</text:p>
          </table:table-cell>
          <table:table-cell office:value-type="float" office:value="446" calcext:value-type="float">
            <text:p>446</text:p>
          </table:table-cell>
          <table:table-cell office:value-type="float" office:value="429320.841652542" calcext:value-type="float">
            <text:p>429320.841652542</text:p>
          </table:table-cell>
          <table:table-cell office:value-type="float" office:value="9145194.68230661" calcext:value-type="float">
            <text:p>9145194.68230661</text:p>
          </table:table-cell>
          <table:table-cell office:value-type="float" office:value="446" calcext:value-type="float">
            <text:p>446</text:p>
          </table:table-cell>
          <table:table-cell table:formula="of:=[.D883]/100" office:value-type="float" office:value="4293.20841652542" calcext:value-type="float">
            <text:p>4293.20841652542</text:p>
          </table:table-cell>
          <table:table-cell table:formula="of:=[.E883]/100" office:value-type="float" office:value="91451.9468230662" calcext:value-type="float">
            <text:p>91451.9468230662</text:p>
          </table:table-cell>
          <table:table-cell table:formula="of:=[.F883]"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Point (444724.59079147374723107 9174942.75569876655936241)</text:p>
          </table:table-cell>
          <table:table-cell office:value-type="float" office:value="117" calcext:value-type="float">
            <text:p>117</text:p>
          </table:table-cell>
          <table:table-cell office:value-type="float" office:value="903" calcext:value-type="float">
            <text:p>903</text:p>
          </table:table-cell>
          <table:table-cell office:value-type="float" office:value="444724.590791474" calcext:value-type="float">
            <text:p>444724.590791474</text:p>
          </table:table-cell>
          <table:table-cell office:value-type="float" office:value="9174942.75569877" calcext:value-type="float">
            <text:p>9174942.75569877</text:p>
          </table:table-cell>
          <table:table-cell office:value-type="float" office:value="903" calcext:value-type="float">
            <text:p>903</text:p>
          </table:table-cell>
          <table:table-cell table:formula="of:=[.D884]/100" office:value-type="float" office:value="4447.24590791474" calcext:value-type="float">
            <text:p>4447.24590791474</text:p>
          </table:table-cell>
          <table:table-cell table:formula="of:=[.E884]/100" office:value-type="float" office:value="91749.4275569877" calcext:value-type="float">
            <text:p>91749.4275569877</text:p>
          </table:table-cell>
          <table:table-cell table:formula="of:=[.F884]" office:value-type="float" office:value="903" calcext:value-type="float">
            <text:p>903</text:p>
          </table:table-cell>
        </table:table-row>
        <table:table-row table:style-name="ro2">
          <table:table-cell office:value-type="string" calcext:value-type="string">
            <text:p>Point (434906.52575460408115759 9169142.4102163091301918)</text:p>
          </table:table-cell>
          <table:table-cell office:value-type="float" office:value="394" calcext:value-type="float">
            <text:p>394</text:p>
          </table:table-cell>
          <table:table-cell office:value-type="float" office:value="675" calcext:value-type="float">
            <text:p>675</text:p>
          </table:table-cell>
          <table:table-cell office:value-type="float" office:value="434906.525754604" calcext:value-type="float">
            <text:p>434906.525754604</text:p>
          </table:table-cell>
          <table:table-cell office:value-type="float" office:value="9169142.41021631" calcext:value-type="float">
            <text:p>9169142.41021631</text:p>
          </table:table-cell>
          <table:table-cell office:value-type="float" office:value="675" calcext:value-type="float">
            <text:p>675</text:p>
          </table:table-cell>
          <table:table-cell table:formula="of:=[.D885]/100" office:value-type="float" office:value="4349.06525754604" calcext:value-type="float">
            <text:p>4349.06525754604</text:p>
          </table:table-cell>
          <table:table-cell table:formula="of:=[.E885]/100" office:value-type="float" office:value="91691.4241021631" calcext:value-type="float">
            <text:p>91691.4241021631</text:p>
          </table:table-cell>
          <table:table-cell table:formula="of:=[.F885]" office:value-type="float" office:value="675" calcext:value-type="float">
            <text:p>675</text:p>
          </table:table-cell>
        </table:table-row>
        <table:table-row table:style-name="ro2">
          <table:table-cell office:value-type="string" calcext:value-type="string">
            <text:p>Point (467645.90177860128460452 9144894.45516755059361458)</text:p>
          </table:table-cell>
          <table:table-cell office:value-type="float" office:value="395" calcext:value-type="float">
            <text:p>395</text:p>
          </table:table-cell>
          <table:table-cell office:value-type="float" office:value="543" calcext:value-type="float">
            <text:p>543</text:p>
          </table:table-cell>
          <table:table-cell office:value-type="float" office:value="467645.901778601" calcext:value-type="float">
            <text:p>467645.901778601</text:p>
          </table:table-cell>
          <table:table-cell office:value-type="float" office:value="9144894.45516755" calcext:value-type="float">
            <text:p>9144894.45516755</text:p>
          </table:table-cell>
          <table:table-cell office:value-type="float" office:value="543" calcext:value-type="float">
            <text:p>543</text:p>
          </table:table-cell>
          <table:table-cell table:formula="of:=[.D886]/100" office:value-type="float" office:value="4676.45901778601" calcext:value-type="float">
            <text:p>4676.45901778601</text:p>
          </table:table-cell>
          <table:table-cell table:formula="of:=[.E886]/100" office:value-type="float" office:value="91448.9445516755" calcext:value-type="float">
            <text:p>91448.9445516755</text:p>
          </table:table-cell>
          <table:table-cell table:formula="of:=[.F886]" office:value-type="float" office:value="543" calcext:value-type="float">
            <text:p>543</text:p>
          </table:table-cell>
        </table:table-row>
        <table:table-row table:style-name="ro2">
          <table:table-cell office:value-type="string" calcext:value-type="string">
            <text:p>Point (468672.56659061450045556 9171456.25099596567451954)</text:p>
          </table:table-cell>
          <table:table-cell office:value-type="float" office:value="392" calcext:value-type="float">
            <text:p>392</text:p>
          </table:table-cell>
          <table:table-cell office:value-type="float" office:value="921" calcext:value-type="float">
            <text:p>921</text:p>
          </table:table-cell>
          <table:table-cell office:value-type="float" office:value="468672.566590615" calcext:value-type="float">
            <text:p>468672.566590615</text:p>
          </table:table-cell>
          <table:table-cell office:value-type="float" office:value="9171456.25099597" calcext:value-type="float">
            <text:p>9171456.25099597</text:p>
          </table:table-cell>
          <table:table-cell office:value-type="float" office:value="921" calcext:value-type="float">
            <text:p>921</text:p>
          </table:table-cell>
          <table:table-cell table:formula="of:=[.D887]/100" office:value-type="float" office:value="4686.72566590615" calcext:value-type="float">
            <text:p>4686.72566590615</text:p>
          </table:table-cell>
          <table:table-cell table:formula="of:=[.E887]/100" office:value-type="float" office:value="91714.5625099596" calcext:value-type="float">
            <text:p>91714.5625099596</text:p>
          </table:table-cell>
          <table:table-cell table:formula="of:=[.F887]" office:value-type="float" office:value="921" calcext:value-type="float">
            <text:p>921</text:p>
          </table:table-cell>
        </table:table-row>
        <table:table-row table:style-name="ro2">
          <table:table-cell office:value-type="string" calcext:value-type="string">
            <text:p>Point (418358.29029633937170729 9138369.7241340633481741)</text:p>
          </table:table-cell>
          <table:table-cell office:value-type="float" office:value="393" calcext:value-type="float">
            <text:p>393</text:p>
          </table:table-cell>
          <table:table-cell office:value-type="float" office:value="472" calcext:value-type="float">
            <text:p>472</text:p>
          </table:table-cell>
          <table:table-cell office:value-type="float" office:value="418358.290296339" calcext:value-type="float">
            <text:p>418358.290296339</text:p>
          </table:table-cell>
          <table:table-cell office:value-type="float" office:value="9138369.72413406" calcext:value-type="float">
            <text:p>9138369.72413406</text:p>
          </table:table-cell>
          <table:table-cell office:value-type="float" office:value="472" calcext:value-type="float">
            <text:p>472</text:p>
          </table:table-cell>
          <table:table-cell table:formula="of:=[.D888]/100" office:value-type="float" office:value="4183.58290296339" calcext:value-type="float">
            <text:p>4183.58290296339</text:p>
          </table:table-cell>
          <table:table-cell table:formula="of:=[.E888]/100" office:value-type="float" office:value="91383.6972413406" calcext:value-type="float">
            <text:p>91383.6972413406</text:p>
          </table:table-cell>
          <table:table-cell table:formula="of:=[.F888]" office:value-type="float" office:value="472" calcext:value-type="float">
            <text:p>472</text:p>
          </table:table-cell>
        </table:table-row>
        <table:table-row table:style-name="ro2">
          <table:table-cell office:value-type="string" calcext:value-type="string">
            <text:p>Point (437675.11289375013438985 9141363.61348687671124935)</text:p>
          </table:table-cell>
          <table:table-cell office:value-type="float" office:value="398" calcext:value-type="float">
            <text:p>398</text:p>
          </table:table-cell>
          <table:table-cell office:value-type="float" office:value="464" calcext:value-type="float">
            <text:p>464</text:p>
          </table:table-cell>
          <table:table-cell office:value-type="float" office:value="437675.11289375" calcext:value-type="float">
            <text:p>437675.11289375</text:p>
          </table:table-cell>
          <table:table-cell office:value-type="float" office:value="9141363.61348688" calcext:value-type="float">
            <text:p>9141363.61348688</text:p>
          </table:table-cell>
          <table:table-cell office:value-type="float" office:value="464" calcext:value-type="float">
            <text:p>464</text:p>
          </table:table-cell>
          <table:table-cell table:formula="of:=[.D889]/100" office:value-type="float" office:value="4376.7511289375" calcext:value-type="float">
            <text:p>4376.7511289375</text:p>
          </table:table-cell>
          <table:table-cell table:formula="of:=[.E889]/100" office:value-type="float" office:value="91413.6361348688" calcext:value-type="float">
            <text:p>91413.6361348688</text:p>
          </table:table-cell>
          <table:table-cell table:formula="of:=[.F889]" office:value-type="float" office:value="464" calcext:value-type="float">
            <text:p>464</text:p>
          </table:table-cell>
        </table:table-row>
        <table:table-row table:style-name="ro2">
          <table:table-cell office:value-type="string" calcext:value-type="string">
            <text:p>Point (447964.49257352773565799 9135785.45242341607809067)</text:p>
          </table:table-cell>
          <table:table-cell office:value-type="float" office:value="399" calcext:value-type="float">
            <text:p>399</text:p>
          </table:table-cell>
          <table:table-cell office:value-type="float" office:value="483" calcext:value-type="float">
            <text:p>483</text:p>
          </table:table-cell>
          <table:table-cell office:value-type="float" office:value="447964.492573528" calcext:value-type="float">
            <text:p>447964.492573528</text:p>
          </table:table-cell>
          <table:table-cell office:value-type="float" office:value="9135785.45242342" calcext:value-type="float">
            <text:p>9135785.45242342</text:p>
          </table:table-cell>
          <table:table-cell office:value-type="float" office:value="483" calcext:value-type="float">
            <text:p>483</text:p>
          </table:table-cell>
          <table:table-cell table:formula="of:=[.D890]/100" office:value-type="float" office:value="4479.64492573528" calcext:value-type="float">
            <text:p>4479.64492573528</text:p>
          </table:table-cell>
          <table:table-cell table:formula="of:=[.E890]/100" office:value-type="float" office:value="91357.8545242342" calcext:value-type="float">
            <text:p>91357.8545242342</text:p>
          </table:table-cell>
          <table:table-cell table:formula="of:=[.F890]" office:value-type="float" office:value="483" calcext:value-type="float">
            <text:p>483</text:p>
          </table:table-cell>
        </table:table-row>
        <table:table-row table:style-name="ro2">
          <table:table-cell office:value-type="string" calcext:value-type="string">
            <text:p>Point (425775.09129400830715895 9150768.02438457123935223)</text:p>
          </table:table-cell>
          <table:table-cell office:value-type="float" office:value="396" calcext:value-type="float">
            <text:p>396</text:p>
          </table:table-cell>
          <table:table-cell office:value-type="float" office:value="439" calcext:value-type="float">
            <text:p>439</text:p>
          </table:table-cell>
          <table:table-cell office:value-type="float" office:value="425775.091294008" calcext:value-type="float">
            <text:p>425775.091294008</text:p>
          </table:table-cell>
          <table:table-cell office:value-type="float" office:value="9150768.02438457" calcext:value-type="float">
            <text:p>9150768.02438457</text:p>
          </table:table-cell>
          <table:table-cell office:value-type="float" office:value="439" calcext:value-type="float">
            <text:p>439</text:p>
          </table:table-cell>
          <table:table-cell table:formula="of:=[.D891]/100" office:value-type="float" office:value="4257.75091294008" calcext:value-type="float">
            <text:p>4257.75091294008</text:p>
          </table:table-cell>
          <table:table-cell table:formula="of:=[.E891]/100" office:value-type="float" office:value="91507.6802438457" calcext:value-type="float">
            <text:p>91507.6802438457</text:p>
          </table:table-cell>
          <table:table-cell table:formula="of:=[.F891]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Point (455802.62727443984476849 9140465.7239764966070652)</text:p>
          </table:table-cell>
          <table:table-cell office:value-type="float" office:value="397" calcext:value-type="float">
            <text:p>397</text:p>
          </table:table-cell>
          <table:table-cell office:value-type="float" office:value="480" calcext:value-type="float">
            <text:p>480</text:p>
          </table:table-cell>
          <table:table-cell office:value-type="float" office:value="455802.62727444" calcext:value-type="float">
            <text:p>455802.62727444</text:p>
          </table:table-cell>
          <table:table-cell office:value-type="float" office:value="9140465.7239765" calcext:value-type="float">
            <text:p>9140465.7239765</text:p>
          </table:table-cell>
          <table:table-cell office:value-type="float" office:value="480" calcext:value-type="float">
            <text:p>480</text:p>
          </table:table-cell>
          <table:table-cell table:formula="of:=[.D892]/100" office:value-type="float" office:value="4558.0262727444" calcext:value-type="float">
            <text:p>4558.0262727444</text:p>
          </table:table-cell>
          <table:table-cell table:formula="of:=[.E892]/100" office:value-type="float" office:value="91404.657239765" calcext:value-type="float">
            <text:p>91404.657239765</text:p>
          </table:table-cell>
          <table:table-cell table:formula="of:=[.F892]"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Point (417242.44712532020639628 9137203.99945316091179848)</text:p>
          </table:table-cell>
          <table:table-cell office:value-type="float" office:value="386" calcext:value-type="float">
            <text:p>386</text:p>
          </table:table-cell>
          <table:table-cell office:value-type="float" office:value="474" calcext:value-type="float">
            <text:p>474</text:p>
          </table:table-cell>
          <table:table-cell office:value-type="float" office:value="417242.44712532" calcext:value-type="float">
            <text:p>417242.44712532</text:p>
          </table:table-cell>
          <table:table-cell office:value-type="float" office:value="9137203.99945316" calcext:value-type="float">
            <text:p>9137203.99945316</text:p>
          </table:table-cell>
          <table:table-cell office:value-type="float" office:value="474" calcext:value-type="float">
            <text:p>474</text:p>
          </table:table-cell>
          <table:table-cell table:formula="of:=[.D893]/100" office:value-type="float" office:value="4172.4244712532" calcext:value-type="float">
            <text:p>4172.4244712532</text:p>
          </table:table-cell>
          <table:table-cell table:formula="of:=[.E893]/100" office:value-type="float" office:value="91372.0399945316" calcext:value-type="float">
            <text:p>91372.0399945316</text:p>
          </table:table-cell>
          <table:table-cell table:formula="of:=[.F893]" office:value-type="float" office:value="474" calcext:value-type="float">
            <text:p>474</text:p>
          </table:table-cell>
        </table:table-row>
        <table:table-row table:style-name="ro2">
          <table:table-cell office:value-type="string" calcext:value-type="string">
            <text:p>Point (454222.79154752392787486 9148454.60376157239079475)</text:p>
          </table:table-cell>
          <table:table-cell office:value-type="float" office:value="387" calcext:value-type="float">
            <text:p>387</text:p>
          </table:table-cell>
          <table:table-cell office:value-type="float" office:value="504" calcext:value-type="float">
            <text:p>504</text:p>
          </table:table-cell>
          <table:table-cell office:value-type="float" office:value="454222.791547524" calcext:value-type="float">
            <text:p>454222.791547524</text:p>
          </table:table-cell>
          <table:table-cell office:value-type="float" office:value="9148454.60376157" calcext:value-type="float">
            <text:p>9148454.60376157</text:p>
          </table:table-cell>
          <table:table-cell office:value-type="float" office:value="504" calcext:value-type="float">
            <text:p>504</text:p>
          </table:table-cell>
          <table:table-cell table:formula="of:=[.D894]/100" office:value-type="float" office:value="4542.22791547524" calcext:value-type="float">
            <text:p>4542.22791547524</text:p>
          </table:table-cell>
          <table:table-cell table:formula="of:=[.E894]/100" office:value-type="float" office:value="91484.5460376157" calcext:value-type="float">
            <text:p>91484.5460376157</text:p>
          </table:table-cell>
          <table:table-cell table:formula="of:=[.F894]" office:value-type="float" office:value="504" calcext:value-type="float">
            <text:p>504</text:p>
          </table:table-cell>
        </table:table-row>
        <table:table-row table:style-name="ro2">
          <table:table-cell office:value-type="string" calcext:value-type="string">
            <text:p>Point (420744.87796978146070614 9157939.63532787188887596)</text:p>
          </table:table-cell>
          <table:table-cell office:value-type="float" office:value="384" calcext:value-type="float">
            <text:p>384</text:p>
          </table:table-cell>
          <table:table-cell office:value-type="float" office:value="480" calcext:value-type="float">
            <text:p>480</text:p>
          </table:table-cell>
          <table:table-cell office:value-type="float" office:value="420744.877969781" calcext:value-type="float">
            <text:p>420744.877969781</text:p>
          </table:table-cell>
          <table:table-cell office:value-type="float" office:value="9157939.63532787" calcext:value-type="float">
            <text:p>9157939.63532787</text:p>
          </table:table-cell>
          <table:table-cell office:value-type="float" office:value="480" calcext:value-type="float">
            <text:p>480</text:p>
          </table:table-cell>
          <table:table-cell table:formula="of:=[.D895]/100" office:value-type="float" office:value="4207.44877969782" calcext:value-type="float">
            <text:p>4207.44877969782</text:p>
          </table:table-cell>
          <table:table-cell table:formula="of:=[.E895]/100" office:value-type="float" office:value="91579.3963532787" calcext:value-type="float">
            <text:p>91579.3963532787</text:p>
          </table:table-cell>
          <table:table-cell table:formula="of:=[.F895]"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Point (415835.87576564797200263 9174530.16490296274423599)</text:p>
          </table:table-cell>
          <table:table-cell office:value-type="float" office:value="385" calcext:value-type="float">
            <text:p>385</text:p>
          </table:table-cell>
          <table:table-cell office:value-type="float" office:value="568" calcext:value-type="float">
            <text:p>568</text:p>
          </table:table-cell>
          <table:table-cell office:value-type="float" office:value="415835.875765648" calcext:value-type="float">
            <text:p>415835.875765648</text:p>
          </table:table-cell>
          <table:table-cell office:value-type="float" office:value="9174530.16490296" calcext:value-type="float">
            <text:p>9174530.16490296</text:p>
          </table:table-cell>
          <table:table-cell office:value-type="float" office:value="568" calcext:value-type="float">
            <text:p>568</text:p>
          </table:table-cell>
          <table:table-cell table:formula="of:=[.D896]/100" office:value-type="float" office:value="4158.35875765648" calcext:value-type="float">
            <text:p>4158.35875765648</text:p>
          </table:table-cell>
          <table:table-cell table:formula="of:=[.E896]/100" office:value-type="float" office:value="91745.3016490296" calcext:value-type="float">
            <text:p>91745.3016490296</text:p>
          </table:table-cell>
          <table:table-cell table:formula="of:=[.F896]" office:value-type="float" office:value="568" calcext:value-type="float">
            <text:p>568</text:p>
          </table:table-cell>
        </table:table-row>
        <table:table-row table:style-name="ro2">
          <table:table-cell office:value-type="string" calcext:value-type="string">
            <text:p>Point (428853.23868056992068887 9150177.86991886980831623)</text:p>
          </table:table-cell>
          <table:table-cell office:value-type="float" office:value="390" calcext:value-type="float">
            <text:p>390</text:p>
          </table:table-cell>
          <table:table-cell office:value-type="float" office:value="459" calcext:value-type="float">
            <text:p>459</text:p>
          </table:table-cell>
          <table:table-cell office:value-type="float" office:value="428853.23868057" calcext:value-type="float">
            <text:p>428853.23868057</text:p>
          </table:table-cell>
          <table:table-cell office:value-type="float" office:value="9150177.86991887" calcext:value-type="float">
            <text:p>9150177.86991887</text:p>
          </table:table-cell>
          <table:table-cell office:value-type="float" office:value="459" calcext:value-type="float">
            <text:p>459</text:p>
          </table:table-cell>
          <table:table-cell table:formula="of:=[.D897]/100" office:value-type="float" office:value="4288.5323868057" calcext:value-type="float">
            <text:p>4288.5323868057</text:p>
          </table:table-cell>
          <table:table-cell table:formula="of:=[.E897]/100" office:value-type="float" office:value="91501.7786991887" calcext:value-type="float">
            <text:p>91501.7786991887</text:p>
          </table:table-cell>
          <table:table-cell table:formula="of:=[.F897]" office:value-type="float" office:value="459" calcext:value-type="float">
            <text:p>459</text:p>
          </table:table-cell>
        </table:table-row>
        <table:table-row table:style-name="ro2">
          <table:table-cell office:value-type="string" calcext:value-type="string">
            <text:p>Point (436216.06734958605375141 9148843.53526982478797436)</text:p>
          </table:table-cell>
          <table:table-cell office:value-type="float" office:value="391" calcext:value-type="float">
            <text:p>391</text:p>
          </table:table-cell>
          <table:table-cell office:value-type="float" office:value="475" calcext:value-type="float">
            <text:p>475</text:p>
          </table:table-cell>
          <table:table-cell office:value-type="float" office:value="436216.067349586" calcext:value-type="float">
            <text:p>436216.067349586</text:p>
          </table:table-cell>
          <table:table-cell office:value-type="float" office:value="9148843.53526982" calcext:value-type="float">
            <text:p>9148843.53526982</text:p>
          </table:table-cell>
          <table:table-cell office:value-type="float" office:value="475" calcext:value-type="float">
            <text:p>475</text:p>
          </table:table-cell>
          <table:table-cell table:formula="of:=[.D898]/100" office:value-type="float" office:value="4362.16067349586" calcext:value-type="float">
            <text:p>4362.16067349586</text:p>
          </table:table-cell>
          <table:table-cell table:formula="of:=[.E898]/100" office:value-type="float" office:value="91488.4353526982" calcext:value-type="float">
            <text:p>91488.4353526982</text:p>
          </table:table-cell>
          <table:table-cell table:formula="of:=[.F898]" office:value-type="float" office:value="475" calcext:value-type="float">
            <text:p>475</text:p>
          </table:table-cell>
        </table:table-row>
        <table:table-row table:style-name="ro2">
          <table:table-cell office:value-type="string" calcext:value-type="string">
            <text:p>Point (426585.59634026605635881 9181473.23014277778565884)</text:p>
          </table:table-cell>
          <table:table-cell office:value-type="float" office:value="388" calcext:value-type="float">
            <text:p>388</text:p>
          </table:table-cell>
          <table:table-cell office:value-type="float" office:value="936" calcext:value-type="float">
            <text:p>936</text:p>
          </table:table-cell>
          <table:table-cell office:value-type="float" office:value="426585.596340266" calcext:value-type="float">
            <text:p>426585.596340266</text:p>
          </table:table-cell>
          <table:table-cell office:value-type="float" office:value="9181473.23014278" calcext:value-type="float">
            <text:p>9181473.23014278</text:p>
          </table:table-cell>
          <table:table-cell office:value-type="float" office:value="936" calcext:value-type="float">
            <text:p>936</text:p>
          </table:table-cell>
          <table:table-cell table:formula="of:=[.D899]/100" office:value-type="float" office:value="4265.85596340266" calcext:value-type="float">
            <text:p>4265.85596340266</text:p>
          </table:table-cell>
          <table:table-cell table:formula="of:=[.E899]/100" office:value-type="float" office:value="91814.7323014278" calcext:value-type="float">
            <text:p>91814.7323014278</text:p>
          </table:table-cell>
          <table:table-cell table:formula="of:=[.F899]" office:value-type="float" office:value="936" calcext:value-type="float">
            <text:p>936</text:p>
          </table:table-cell>
        </table:table-row>
        <table:table-row table:style-name="ro2">
          <table:table-cell office:value-type="string" calcext:value-type="string">
            <text:p>Point (441362.22492328489897773 9139783.32401752658188343)</text:p>
          </table:table-cell>
          <table:table-cell office:value-type="float" office:value="389" calcext:value-type="float">
            <text:p>389</text:p>
          </table:table-cell>
          <table:table-cell office:value-type="float" office:value="468" calcext:value-type="float">
            <text:p>468</text:p>
          </table:table-cell>
          <table:table-cell office:value-type="float" office:value="441362.224923285" calcext:value-type="float">
            <text:p>441362.224923285</text:p>
          </table:table-cell>
          <table:table-cell office:value-type="float" office:value="9139783.32401753" calcext:value-type="float">
            <text:p>9139783.32401753</text:p>
          </table:table-cell>
          <table:table-cell office:value-type="float" office:value="468" calcext:value-type="float">
            <text:p>468</text:p>
          </table:table-cell>
          <table:table-cell table:formula="of:=[.D900]/100" office:value-type="float" office:value="4413.62224923285" calcext:value-type="float">
            <text:p>4413.62224923285</text:p>
          </table:table-cell>
          <table:table-cell table:formula="of:=[.E900]/100" office:value-type="float" office:value="91397.8332401753" calcext:value-type="float">
            <text:p>91397.8332401753</text:p>
          </table:table-cell>
          <table:table-cell table:formula="of:=[.F900]" office:value-type="float" office:value="468" calcext:value-type="float">
            <text:p>468</text:p>
          </table:table-cell>
        </table:table-row>
        <table:table-row table:style-name="ro2">
          <table:table-cell office:value-type="string" calcext:value-type="string">
            <text:p>Point (453048.59704113012412563 9175248.79698527790606022)</text:p>
          </table:table-cell>
          <table:table-cell office:value-type="float" office:value="410" calcext:value-type="float">
            <text:p>410</text:p>
          </table:table-cell>
          <table:table-cell office:value-type="float" office:value="849" calcext:value-type="float">
            <text:p>849</text:p>
          </table:table-cell>
          <table:table-cell office:value-type="float" office:value="453048.59704113" calcext:value-type="float">
            <text:p>453048.59704113</text:p>
          </table:table-cell>
          <table:table-cell office:value-type="float" office:value="9175248.79698528" calcext:value-type="float">
            <text:p>9175248.79698528</text:p>
          </table:table-cell>
          <table:table-cell office:value-type="float" office:value="849" calcext:value-type="float">
            <text:p>849</text:p>
          </table:table-cell>
          <table:table-cell table:formula="of:=[.D901]/100" office:value-type="float" office:value="4530.4859704113" calcext:value-type="float">
            <text:p>4530.4859704113</text:p>
          </table:table-cell>
          <table:table-cell table:formula="of:=[.E901]/100" office:value-type="float" office:value="91752.4879698528" calcext:value-type="float">
            <text:p>91752.4879698528</text:p>
          </table:table-cell>
          <table:table-cell table:formula="of:=[.F901]" office:value-type="float" office:value="849" calcext:value-type="float">
            <text:p>8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9:35:27.664617815</meta:creation-date>
    <dc:date>2018-11-17T21:31:58.950073595</dc:date>
    <meta:editing-duration>PT1H19M50S</meta:editing-duration>
    <meta:editing-cycles>1</meta:editing-cycles>
    <meta:document-statistic meta:table-count="1" meta:cell-count="8106" meta:object-count="0"/>
    <meta:generator>LibreOffice/6.0.3.2$Linux_X86_64 LibreOffice_project/00$Build-2</meta:generator>
  </office:meta>
</office:document-meta>
</file>